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Army Shelled Krasne First, Figolivka, two -year -old, western, pile ...</text:span>
</text:h>
      <text:p text:style-name="P4">
Authors: liveuamap (Language: en)</text:p>
      <text:p text:style-name="P4">
Time: 2023-06-24T-52:49:00</text:p>
      <text:p text:style-name="P4">
Location: Svatove (Latitude:49.54359 Longtitude:37.8891)</text:p>
      <text:p text:style-name="P4">
Videos: []</text:p>
      <text:p text:style-name="P4">
Images: []</text:p>
      <text:p text:style-name="P4">
Tags: ["Russia"]</text:p>
      <text:p text:style-name="P4">
Id: 22571424</text:p>
      <!--METADATA-->
      <text:p text:style-name="P4">
At Kupiansk direction Russian army shelled Krasne Pershe, Fyholivka,Dvorichna, Zapadne, Kupyansk, Masutivka, Kyslivka and Berestove of Kharkivregion, - General Staff of Armed Forces of Ukraine says in the morning report</text:p>
      <text:p text:style-name="P4">
News Collection Link: <text:a xlink:type="simple" xlink:href="https:\/\/liveuamap.com\/en\/2023\/24-june-at-kupiansk-direction-russian-army-shelled-krasne" text:style-name="Internet_20_link" text:visited-style-name="Visited_20_Internet_20_Link">
https:\/\/liveuamap.com\/en\/2023\/24-june-at-kupiansk-direction-russian-army-shelled-krasne</text:a>
</text:p>
      <text:p text:style-name="P4">
News Source: <text:a xlink:type="simple" xlink:href="https://t.me/lumsrc/5174" text:style-name="Internet_20_link" text:visited-style-name="Visited_20_Internet_20_Link">
https://t.me/lumsrc/5174</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4T-54:49:00</text:p>
      <text:p text:style-name="P4">
Location: Donetsk (Latitude:48.73491 Longtitude:38.20152)</text:p>
      <text:p text:style-name="P4">
Videos: []</text:p>
      <text:p text:style-name="P4">
Images: []</text:p>
      <text:p text:style-name="P4">
Tags: ["Russia"]</text:p>
      <text:p text:style-name="P4">
Id: 22571423</text:p>
      <!--METADATA-->
      <text:p text:style-name="P4">
At Lyman direction Russian army shelled Nevske and Bilohorivka of Luhanskregion and Torske, Serebryanka, Verkhnokamyanske, Spirne and Rozdolivka ofDonetsk region.. Russian aviation conducted airstrikes at Nevske of Luhanskregion and Bilohorivka and Siversk of Donetsk region, - General Staff of ArmedForces of Ukraine says in the morning report</text:p>
      <text:p text:style-name="P4">
News Collection Link: <text:a xlink:type="simple" xlink:href="https:\/\/liveuamap.com\/en\/2023\/24-june-at-lyman-direction-russian-army-shelled-nevske-and" text:style-name="Internet_20_link" text:visited-style-name="Visited_20_Internet_20_Link">
https:\/\/liveuamap.com\/en\/2023\/24-june-at-lyman-direction-russian-army-shelled-nevske-and</text:a>
</text:p>
      <text:p text:style-name="P4">
News Source: <text:a xlink:type="simple" xlink:href="https://t.me/lumsrc/5175" text:style-name="Internet_20_link" text:visited-style-name="Visited_20_Internet_20_Link">
https://t.me/lumsrc/5175</text:a>
</text:p>
      <!--NEWS-->
      <text:h text:style-name="P10" text:outline-level="1">
<text:span text:style-name="T4">
JSU Bakhmut Directio Rusian Army Shelled Vasukivka, Orikhovo-Vasylivka, Bogdanivka, times and ...</text:span>
</text:h>
      <text:p text:style-name="P4">
Authors: liveuamap (Language: en)</text:p>
      <text:p text:style-name="P4">
Time: 2023-06-24T-56:49:00</text:p>
      <text:p text:style-name="P4">
Location: Bakhmut (Latitude:48.57422000 Longtitude:37.92446000)</text:p>
      <text:p text:style-name="P4">
Videos: []</text:p>
      <text:p text:style-name="P4">
Images: []</text:p>
      <text:p text:style-name="P4">
Tags: ["Russia"]</text:p>
      <text:p text:style-name="P4">
Id: 22571421</text:p>
      <!--METADATA-->
      <text:p text:style-name="P4">
At Bakhmut direction Russian army shelled Vasukivka, Orikhovo-Vasylivka,Bohdanivka, Chasiv Yar, Ivanivske, Pivdenne and New York of Donetsk region.Russian aviation conducted airstrikes at Khromove, Ivanivske, Pervomayske andPredtechyne, - General Staff of Armed Forces of Ukraine says in the morningreport</text:p>
      <text:p text:style-name="P4">
News Collection Link: <text:a xlink:type="simple" xlink:href="https:\/\/liveuamap.com\/en\/2023\/24-june-at-bakhmut-direction-russian-army-shelled-vasukivka" text:style-name="Internet_20_link" text:visited-style-name="Visited_20_Internet_20_Link">
https:\/\/liveuamap.com\/en\/2023\/24-june-at-bakhmut-direction-russian-army-shelled-vasukivka</text:a>
</text:p>
      <text:p text:style-name="P4">
News Source: <text:a xlink:type="simple" xlink:href="https://t.me/lumsrc/5176" text:style-name="Internet_20_link" text:visited-style-name="Visited_20_Internet_20_Link">
https://t.me/lumsrc/5176</text:a>
</text:p>
      <!--NEWS-->
      <text:h text:style-name="P10" text:outline-level="1">
<text:span text:style-name="T4">
JSC Avdiivka Directio Rusian Army Shelled Berdyshi, Avdiivka, Tonenko, Karlovka Andes Neels ...</text:span>
</text:h>
      <text:p text:style-name="P4">
Authors: liveuamap (Language: en)</text:p>
      <text:p text:style-name="P4">
Time: 2023-06-24T-58:49:00</text:p>
      <text:p text:style-name="P4">
Location: Marinka, Donetsk Oblast (Latitude:48.12611 Longtitude:37.66491)</text:p>
      <text:p text:style-name="P4">
Videos: []</text:p>
      <text:p text:style-name="P4">
Images: []</text:p>
      <text:p text:style-name="P4">
Tags: ["Russia"]</text:p>
      <text:p text:style-name="P4">
Id: 22571420</text:p>
      <!--METADATA-->
      <text:p text:style-name="P4">
At Avdiyivka direction Russian army shelled Berdychi, Avdiyivka, Tonenke,Karlivka and Nevelske of Donetsk region. Russian aviation conducted airstrikesat Novokalynove, Ocheretyne, Nevelske, Avdiyivka and Syeverne, - General Staffof Armed Forces of Ukraine says in the morning report</text:p>
      <text:p text:style-name="P4">
News Collection Link: <text:a xlink:type="simple" xlink:href="https:\/\/liveuamap.com\/en\/2023\/24-june-at-avdiyivka-direction-russian-army-shelled-berdychi" text:style-name="Internet_20_link" text:visited-style-name="Visited_20_Internet_20_Link">
https:\/\/liveuamap.com\/en\/2023\/24-june-at-avdiyivka-direction-russian-army-shelled-berdychi</text:a>
</text:p>
      <text:p text:style-name="P4">
News Source: <text:a xlink:type="simple" xlink:href="https://t.me/lumsrc/5177" text:style-name="Internet_20_link" text:visited-style-name="Visited_20_Internet_20_Link">
https://t.me/lumsrc/5177</text:a>
</text:p>
      <!--NEWS-->
      <text:h text:style-name="P10" text:outline-level="1">
<text:span text:style-name="T4">
At Maryinka direction Russian army shelled Krasnohorivka, Maryinka and Heorhiyivka of Donetsk...</text:span>
</text:h>
      <text:p text:style-name="P4">
Authors: liveuamap (Language: en)</text:p>
      <text:p text:style-name="P4">
Time: 2023-06-24T-60:49:00</text:p>
      <text:p text:style-name="P4">
Location: Marinka, Donetsk Oblast (Latitude:47.95987 Longtitude:37.44304)</text:p>
      <text:p text:style-name="P4">
Videos: []</text:p>
      <text:p text:style-name="P4">
Images: []</text:p>
      <text:p text:style-name="P4">
Tags: ["Russia"]</text:p>
      <text:p text:style-name="P4">
Id: 22571419</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24-june-at-maryinka-direction-russian-army-shelled-krasnohorivka" text:style-name="Internet_20_link" text:visited-style-name="Visited_20_Internet_20_Link">
https:\/\/liveuamap.com\/en\/2023\/24-june-at-maryinka-direction-russian-army-shelled-krasnohorivka</text:a>
</text:p>
      <text:p text:style-name="P4">
News Source: <text:a xlink:type="simple" xlink:href="https://t.me/lumsrc/5178" text:style-name="Internet_20_link" text:visited-style-name="Visited_20_Internet_20_Link">
https://t.me/lumsrc/5178</text:a>
</text:p>
      <!--NEWS-->
      <text:h text:style-name="P10" text:outline-level="1">
<text:span text:style-name="T4">
JSC Shakhtar Directio Rusian Army Shelled Paraskovivka, Novomikhailivka, Blessed, You ...</text:span>
</text:h>
      <text:p text:style-name="P4">
Authors: liveuamap (Language: en)</text:p>
      <text:p text:style-name="P4">
Time: 2023-06-24T-62:49:00</text:p>
      <text:p text:style-name="P4">
Location: Velyka Novosilka (Latitude:47.79967 Longtitude:36.81845)</text:p>
      <text:p text:style-name="P4">
Videos: []</text:p>
      <text:p text:style-name="P4">
Images: []</text:p>
      <text:p text:style-name="P4">
Tags: ["Russia"]</text:p>
      <text:p text:style-name="P4">
Id: 22571418</text:p>
      <!--METADATA-->
      <text:p text:style-name="P4">
At Shakhtarske direction Russian army shelled Paraskoviyivka, Novomykhaylivka,Blahodatne, Vilne Pole, Zelene Pole, Novopil, Vodyane, Vuhledar and Storozheveof Donetsk region. Russian aviation conducted airstrikes at Zolota Nyva,Storozheve, Makarivka and Blahodatne of Donetsk region, - General Staff ofArmed Forces of Ukraine says in the morning report</text:p>
      <text:p text:style-name="P4">
News Collection Link: <text:a xlink:type="simple" xlink:href="https:\/\/liveuamap.com\/en\/2023\/24-june-at-shakhtarske-direction-russian-army-shelled-paraskoviyivka" text:style-name="Internet_20_link" text:visited-style-name="Visited_20_Internet_20_Link">
https:\/\/liveuamap.com\/en\/2023\/24-june-at-shakhtarske-direction-russian-army-shelled-paraskoviyivka</text:a>
</text:p>
      <text:p text:style-name="P4">
News Source: <text:a xlink:type="simple" xlink:href="https://t.me/lumsrc/5179" text:style-name="Internet_20_link" text:visited-style-name="Visited_20_Internet_20_Link">
https://t.me/lumsrc/5179</text:a>
</text:p>
      <!--NEWS-->
      <text:h text:style-name="P10" text:outline-level="1">
<text:span text:style-name="T4">
At Zaporizhzhia and Kherson directions Russian army shelled Novodarivka, Temyrivka, Levadne, ...</text:span>
</text:h>
      <text:p text:style-name="P4">
Authors: liveuamap (Language: en)</text:p>
      <text:p text:style-name="P4">
Time: 2023-06-24T-64:49:00</text:p>
      <text:p text:style-name="P4">
Location: Donetsk (Latitude:47.87744 Longtitude:37.3542)</text:p>
      <text:p text:style-name="P4">
Videos: []</text:p>
      <text:p text:style-name="P4">
Images: []</text:p>
      <text:p text:style-name="P4">
Tags: ["Russia"]</text:p>
      <text:p text:style-name="P4">
Id: 22571417</text:p>
      <!--METADATA-->
      <text:p text:style-name="P4">
At zaporizhzhzhia and kherson directions Russian army Shelled Novodarivka, Temyrivka, Levadne, Malynivka, Huliapole, Huliaipilske, Charivne, Zalizny, Zalezny Omelnyk, Chervona Krynytsya, Preobrazhenka, Orikhiv, Yehorivka, Novoandriyivka, Stepove, Pyatykhatky ofzaporizhzhia Region; Prydniprovske, Nikopol of Dnipropetrovsk Region; Kachkarivka, Respublikanets, Kozatske, Shlyakhove, Burhunka, Zolota Balka, Dudchany, Ivanivkaa, Burhunka Tonivka, Zalenivka, Kherson, Zymivnyk, Dniprovske, Yantarne, Berehove, Veletenske of Khersonregion. Russian Aviation Conducted Aircrakes at Novodanylivka, Orikhiv, Stepnohirsk of Zaporizhzhzhia Region and Vesele, Kozatske and Antonivka ofkherson Reference, -Sepnovka Orien. s in the morningReport</text:p>
      <text:p text:style-name="P4">
News Collection Link:(https:\/\/liveuamap.com\/en\/2023\/24-june-at-zaporizhzhia-and-kherson-directions-russian-army)</text:p>
      <text:p text:style-name="P4">
News Source: <text:a xlink:type="simple" xlink:href="https://t.me/lumsrc/5180" text:style-name="Internet_20_link" text:visited-style-name="Visited_20_Internet_20_Link">
https://t.me/lumsrc/5180</text:a>
</text:p>
      <!--NEWS-->
      <text:h text:style-name="P10" text:outline-level="1">
<text:span text:style-name="T4">
Explosion was reported in Zaporizhzhia</text:span>
</text:h>
      <text:p text:style-name="P4">
Authors: liveuamap (Language: en)</text:p>
      <text:p text:style-name="P4">
Time: 2023-06-24T19:34:34</text:p>
      <text:p text:style-name="P4">
Location: Zaporizhzhia, Zaporiz'ka oblast (Latitude:47.82537 Longtitude:35.12226)</text:p>
      <text:p text:style-name="P4">
Videos: []</text:p>
      <text:p text:style-name="P4">
Images: []</text:p>
      <text:p text:style-name="P4">
Tags: []</text:p>
      <text:p text:style-name="P4">
Id: 22571524</text:p>
      <!--METADATA-->
      <text:p text:style-name="P4">
Explosion was reported in Zaporizhzhia</text:p>
      <text:p text:style-name="P4">
News Collection Link: <text:a xlink:type="simple" xlink:href="https:\/\/liveuamap.com\/en\/2023\/25-june-explosion-was-reported-in-zaporizhzhia-" text:style-name="Internet_20_link" text:visited-style-name="Visited_20_Internet_20_Link">
https:\/\/liveuamap.com\/en\/2023\/25-june-explosion-was-reported-in-zaporizhzhia-</text:a>
</text:p>
      <text:p text:style-name="P4">
News Source: <text:a xlink:type="simple" xlink:href="https://t.me/suspilnezaporizhzhya/14097" text:style-name="Internet_20_link" text:visited-style-name="Visited_20_Internet_20_Link">
https://t.me/suspilnezaporizhzhya/14097</text:a>
</text:p>
      <!--NEWS-->
      <text:h text:style-name="P10" text:outline-level="1">
<text:span text:style-name="T4">
According to the results of the Conference on Recovery in London, Ukraine will receive a package of international financial support - Denis Shmigal</text:span>
</text:h>
      <text:p text:style-name="P4">
Author: ['АРМІЯINFORM']</text:p>
      <text:p text:style-name="P4">
Time: 2023-06-24T34:00:00-04:00</text:p>
      <text:p text:style-name="P4">
Description: Zokrema, I get about the offensive: - 50 billion єvro vid єs yak Novi Serednostrokovy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2" text:anchor-type="as-char" svg:width="6.9236in" svg:height="3.892602in" draw:z-index="0">
<draw:image xlink:href="../Images/AРМІЯINFORM/2023-06-24T34-00-00-04-00/jen-gel-08_04_5-900x506-1.jpg" xlink:type="simple" xlink:show="embed" xlink:actuate="onLoad" draw:mime-type="image/jpeg"/>
</draw:frame>
Illustrative photo</text:p>
      <text:p text:style-name="P4">
<text:span text:style-name="T4">
 In particular, this is the following: </text:span>
</text:p>
      <ul>
        <li>
          <text:p text:style-name="P4">
€ 50 billion from the EU as a new medium -term support tool;</text:p>
        </li>
        <li>
          <text:p text:style-name="P4">
three -year support program of 3 billion pounds from the United Kingdom;</text:p>
        </li>
        <li>
          <text:p text:style-name="P4">
$ 1.76 billion by agreement with the World Bank;</text:p>
        </li>
        <li>
          <text:p text:style-name="P4">
600 million euros to Ukrhydroenergo, Ukrenergo, Naftogaz from the EBRD;</text:p>
        </li>
        <li>
          <text:p text:style-name="P4">
a new portfolio of projects for reconstruction of 840 million euros from the European Investment Bank;</text:p>
        </li>
        <li>
          <text:p text:style-name="P4">
$ 1.3 billion announced assistance from the United States;</text:p>
        </li>
        <li>
          <text:p text:style-name="P4">
additional EUR 381 million euros from Germany.</text:p>
        </li>
      </ul>
      <text:p text:style-name="P4">
The partners also supported the idea of using frozen Russian assets for the development of Ukraine and said they doubted Ukraine's membership in the EU.</text:p>
      <text:p text:style-name="P4">
Source: <text:a xlink:type="simple" xlink:href="https://minre.gov.ua/2023/06/23/za-rezultatamy-konferencziyi-z-vidnovlennya-u-londoni-ukrayina-otrymaye-paket-mizhnarodnoyi-finansovoyi-pidtrymky-premyer-ministr-denys-shmygal/" text:style-name="Internet_20_link" text:visited-style-name="Visited_20_Internet_20_Link">
Ministry of Reintegration of temporarily occupied territories</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By the age of 13, a collaborator was condemned by the occupying Ministry of Internal Affairs of the Russian Federation, who stole the locals</text:span>
</text:h>
      <text:p text:style-name="P4">
Author: ['АРМІЯINFORM']</text:p>
      <text:p text:style-name="P4">
Time: 2023-06-24T36:00:00-04:00</text:p>
      <text:p text:style-name="P4">
Description: Docasova Base, Zibrana Sliky Service of the Bezpeki of Ukraine, allowed to attrac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text:p>
      <text:p text:style-name="P4">
Category: News</text:p>
      <!--METADATA-->
      <text:p text:style-name="P4">
<draw:frame draw:style-name="fr1" draw:name="Image3" text:anchor-type="as-char" svg:width="6.9236in" svg:height="4.367194in" draw:z-index="0">
<draw:image xlink:href="../Images/AРМІЯINFORM/2023-06-24T36-00-00-04-00/a8879da467f5ef3186c59aa101cecbce_id76321_1300x820_141_650x410.jpg" xlink:type="simple" xlink:show="embed" xlink:actuate="onLoad" draw:mime-type="image/jpeg"/>
</draw:frame>
Illustrative photo</text:p>
      <text:p text:style-name="P4">
The evidence base, collected by investigators of the Security Service of Ukraine, allowed the liability to be held responsible for another collaborator, who, during the occupation period of Kharkiv region, joined the aggressor of the local Ministry of Internal Affairs created by the aggressor.</text:p>
      <text:p text:style-name="P4">
About it <text:a xlink:type="simple" xlink:href="https://ssu.gov.ua/novyny/za-materialamy-sbu-13-rokiv-tiurmy-otrymav-kolaborant-z-okupatsiinoho-mvs-rf-u-kupiansku-yakyi-vykradav-mistsevykh-zhyteliv" text:style-name="Internet_20_link" text:visited-style-name="Visited_20_Internet_20_Link">
reports</text:a>
Security Service of Ukraine.</text:p>
      <text:p text:style-name="P4">
“In the ranks of the invading body, he assisted the Russian invaders to carry out the raids against the civilians of Kupyansk enthusiasm at that time. The people were then simply grabbed on the streets or struggled to their premises and stolen. For the most part, the racists took the victims to the local torture, where some of them were returning.</text:p>
      <text:p text:style-name="P4">
Also, on the basis of evidence of the Ukrainian special service, the court found it guilty under Part 7 of Art. 111-1 of the Criminal Code of Ukraine(Collaboration)He has attracted 13 years in prison.</text:p>
      <text:p text:style-name="P4">
According to the investigation, the attacker is a 37-year-old resident, who at the beginning of a full-scale invasion supported Russian invaders.</text:p>
      <text:p text:style-name="P4">
During the temporary occupation of Kupyansk, he voluntarily agreed to become a "patrolman" as part of the local "branch of the Ministry of Internal Affairs of the Russian Federation".</text:p>
      <text:p text:style-name="P4">
In this position, he "cited" the racists on the places of the participants of the Movement of resistance and participated in their theft and robbery of property.</text:p>
      <text:p text:style-name="P4">
For his crimes, the collaborator received from the aggressor "salary" in a size of 40 thousand rubles.</text:p>
      <text:p text:style-name="P4">
The investigation was conducted by SBU staff in the Kharkiv region of the preservation leadership of the regional prosecutor's office.</text:p>
      <text:p text:style-name="P4">
News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A meeting with families of servicemen of the 46th Airmobile Brigade took place at the coordination headquarters</text:span>
</text:h>
      <text:p text:style-name="P4">
Author: ['АРМІЯINFORM']</text:p>
      <text:p text:style-name="P4">
Time: 2023-06-24T38:00:00-04:00</text:p>
      <text:p text:style-name="P4">
Description: About the cordy of the Coordinan headquarters of the pywan, the guideline Sered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3_15-40-13.jpg" text:style-name="Internet_20_link" text:visited-style-name="Visited_20_Internet_20_Link">
photo_2023-06-23_15-40-13.jpg</text:a>
']</text:p>
      <text:p text:style-name="P4">
Tags: ['STOPRUSSIA', 'АГРЕСІЯ РФ']</text:p>
      <text:p text:style-name="P4">
Category: News</text:p>
      <!--METADATA-->
      <text:p text:style-name="P4">
<draw:frame draw:style-name="fr1" draw:name="Image4" text:anchor-type="as-char" svg:width="6.9236in" svg:height="4.027227in" draw:z-index="0">
<draw:image xlink:href="../Images/AРМІЯINFORM/2023-06-24T38-00-00-04-00/photo_2023-06-23_15-40-13.jpg" xlink:type="simple" xlink:show="embed" xlink:actuate="onLoad" draw:mime-type="image/jpeg"/>
</draw:frame>
About it <text:a xlink:type="simple" xlink:href="https://t.me/Koord_shtab" text:style-name="Internet_20_link" text:visited-style-name="Visited_20_Internet_20_Link">
reports</text:a>
Coordinating headquarters for the issue of prisoners of war.</text:p>
      <text:p text:style-name="P4">
Other issues raised the topic of difficulties in negotiating.</text:p>
      <text:p text:style-name="P4">
“We conducted 45 exchanges. And none looks like others, ”said the representative of the Staff. - Analyze information after meeting with families to form an interior position.</text:p>
      <text:p text:style-name="P4">
Personally we do not agree. They tried to take away the person of extremely serious injuries, which is between life and death. It will be able to fight, that is, it will not cause any harm to the aggressor country, but it has not been not available. Personnel negotiations can only hurt returns. Such a impression, they deliberately do not give difficult to make us pain. "</text:p>
      <text:p text:style-name="P4">
Discussed cases where the names of the defenders appear on the Internet several days before the exchange:</text:p>
      <text:p text:style-name="P4">
“The Russians sometimes make such" showers "two days before the exchange. Sometimes it is unreasonable. And sometimes - not completely. Someone is not returned, and relatives are already awaiting people at home. Then they despair. That is why we do not publish the Jodni -cuttings before the exchange. "</text:p>
      <text:p text:style-name="P4">
The headquarters also stressed that with the least possibility we take away, despite the unit - paratroopers, Marines, border guards:</text:p>
      <text:p text:style-name="P4">
"If there is one chance out of a thousand, we cling to him. They have not yet refused a blade of person. "</text:p>
      <text:p text:style-name="P4">
News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A journalist from Khmelnytskyi was sentenced to 5 years in prison for the State Council</text:span>
</text:h>
      <text:p text:style-name="P4">
Author: ['АРМІЯINFORM']</text:p>
      <text:p text:style-name="P4">
Time: 2023-06-24T40:00:00-04:00</text:p>
      <text:p text:style-name="P4">
Description: For the Publnoye accusations of the Khmelnitsye prosecutor's office of the Missary resident of the Missary resident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2023-06-23_17-44-12.jpg" text:style-name="Internet_20_link" text:visited-style-name="Visited_20_Internet_20_Link">
photo_2023-06-23_17-44-12.jpg</text:a>
']</text:p>
      <text:p text:style-name="P4">
Tags: ['STOPRUSSIA']</text:p>
      <text:p text:style-name="P4">
Category: News</text:p>
      <!--METADATA-->
      <text:p text:style-name="P4">
<draw:frame draw:style-name="fr1" draw:name="Image5" text:anchor-type="as-char" svg:width="6.9236in" svg:height="4.885067in" draw:z-index="0">
<draw:image xlink:href="../Images/AРМІЯINFORM/2023-06-24T40-00-00-04-00/photo_2023-06-23_17-44-12.jpg" xlink:type="simple" xlink:show="embed" xlink:actuate="onLoad" draw:mime-type="image/jpeg"/>
</draw:frame>
For the public prosecution of the Khmelnytsky Regional Prosecutor's Office of the local residents was guilty of treason(Part 1 of Art. 111 of the Criminal Code of Ukraine).</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Office of the Prosecutor General.</text:p>
      <text:p text:style-name="P4">
“A man is one of the pro -Russian experts and political observers who are actively cooperating with the Ukrainian media, which belongs to the prohibited political party" OPZG ". The convicted person worked as a representative correspondent and was the author of publications in the State Russian Propaganda news agency. Since 2016, he was directly involved in the "reutation" of the Kremlin's media images, assisted them in the promoted -erased narratives in the information space. He publicly supported the occupation and actions of the Donbass. The journalist initially agreed all false materials to the representatives of the aggressor country, ”the message reads.</text:p>
      <text:p text:style-name="P4">
Before the court, the convicted person was in custody. Pre -trial investigation - SBU.</text:p>
      <text:p text:style-name="P4">
News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The military spoke about changing the location and the moral condition of personnel – intercepting GUR</text:span>
</text:h>
      <text:p text:style-name="P4">
Author: ['АРМІЯINFORM']</text:p>
      <text:p text:style-name="P4">
Time: 2023-06-24T42:00:00-04:00</text:p>
      <text:p text:style-name="P4">
Description: VIISKOVY RF ROZPOVIV FRIEND AND THE SLECTION LOKACHIA TA TO MORRAL COURSE OF THE A PROPECTIONAL WORKS. Ts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 'ГУР МОУ']</text:p>
      <text:p text:style-name="P4">
Category: News</text:p>
      <!--METADATA-->
      <text:p text:style-name="P4">
<draw:frame draw:style-name="fr1" draw:name="Image6" text:anchor-type="as-char" svg:width="6.9236in" svg:height="3.894525in" draw:z-index="0">
<draw:image xlink:href="../Images/AРМІЯINFORM/2023-06-24T42-00-00-04-00/gurperehoplennya.jpg" xlink:type="simple" xlink:show="embed" xlink:actuate="onLoad" draw:mime-type="image/jpeg"/>
</draw:frame>
The military spoke about the change of location and the moral condition of the personnel. This telephone conversation was intercepted and <text:a xlink:type="simple" xlink:href="https://t.me/DIUkraine" text:style-name="Internet_20_link" text:visited-style-name="Visited_20_Internet_20_Link">
published</text:a>
Main Directorate of Intelligence of Defense of Ukraine.</text:p>
      <ul>
        <li>
"If they want us to cross us, it is already in the way here is all in the display"; * The occupier tells, meanwhile, while the toisners in the second circle go on vacation, mobilized until vacation is provided; * "We were brought here as if I do not know who, 2, a spruce spruce."</li>
      </ul>
      <text:p text:style-name="P4">
For every military crime committed against Ukraine, there will be a fair payment.</text:p>
      <text:p text:style-name="P4">
News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14 rockets and 2 drones were destroyed</text:span>
</text:h>
      <text:p text:style-name="P4">
Author: ['АРМІЯINFORM']</text:p>
      <text:p text:style-name="P4">
Time: 2023-06-24T44:00:00-04:00</text:p>
      <text:p text:style-name="P4">
Description: War yak to bend in the General Staff of the ZSU, the Last of the Vorog GO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7" text:anchor-type="as-char" svg:width="6.9236in" svg:height="3.893007in" draw:z-index="0">
<draw:image xlink:href="../Images/AРМІЯINFORM/2023-06-24T44-00-00-04-00/raketnyj-udar.jpg" xlink:type="simple" xlink:show="embed" xlink:actuate="onLoad" draw:mime-type="image/jpeg"/>
</draw:frame>
Photo illustrative</text:p>
      <text:p text:style-name="P4">
War</text:p>
      <text:p text:style-name="P4">
As <text:a xlink:type="simple" xlink:href="https://www.facebook.com/GeneralStaff.ua/posts/pfbid0PSQrtYbxm3G1qJCcXQhYrfZq2ZpjeCHXk4QXcMwxsWJUew7qMutb5T65mnVwiAVXl" text:style-name="Internet_20_link" text:visited-style-name="Visited_20_Internet_20_Link">
indicated</text:a>
In the General Staff of the Armed Forces, during the last day the enemy struck a rocket and aviation strike on the territory of Ukraine, using 14 winged rockets-101/X-555, 3 Shahd drones, and 4 anti-aircraft controlled missiles with C-300 extra-curls.</text:p>
      <text:p text:style-name="P4">
At the same time, 14 missiles and 2 drones were reduced. The Russian shock helicopter KA-52 and 7 intelligence UAVs was also destroyed.</text:p>
      <text:p text:style-name="P4">
In addition, the enemy caused 51 aviation strike and carried out 59 shelling of the reactive volley fire systems. Unfortunately, peaceful people were injured.</text:p>
      <text:p text:style-name="P4">
We remind that the likelihood of rocket and aviation strikes throughout Ukraine remains high.</text:p>
      <text:p text:style-name="P4">
News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The enemy focuses on the main effort in three directions, there were 28 combat clashes a day - the General Staff</text:span>
</text:h>
      <text:p text:style-name="P4">
Author: ['АРМІЯINFORM']</text:p>
      <text:p text:style-name="P4">
Time: 2023-06-24T46:00:00-04:00</text:p>
      <text:p text:style-name="P4">
Description: About the General Headquarters of the ZSU.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6491295273525.jpeg" text:style-name="Internet_20_link" text:visited-style-name="Visited_20_Internet_20_Link">
6491295273525.jpeg</text:a>
']</text:p>
      <text:p text:style-name="P4">
Tags: ['STOPRUSSIA', 'АГРЕСІЯ РФ', 'ГШ ЗСУ']</text:p>
      <text:p text:style-name="P4">
Category: News</text:p>
      <!--METADATA-->
      <text:p text:style-name="P4">
<draw:frame draw:style-name="fr1" draw:name="Image8" text:anchor-type="as-char" svg:width="6.9236in" svg:height="4.32725in" draw:z-index="0">
<draw:image xlink:href="../Images/AРМІЯINFORM/2023-06-24T46-00-00-04-00/6491295273525.jpe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s</text:a>
The General Staff of the Armed Forces.</text:p>
      <text:p text:style-name="P4">
"The enemy concentrates major efforts in the Liman, Avdiivsky Tamarin directions - more than 28 combat clashes took place during the day," the message goes.</text:p>
      <text:p text:style-name="P4">
In the Volyn and Polissya directions, the operational situation without significant changes.</text:p>
      <text:p text:style-name="P4">
In addition, in the Siversky and Slobozhansky directions the enemy of the stroke in the areas of Pavlovka of Sumy region and Gatyshche and Pletevkivarka region. He made mortar and artillery shelling of inhabited Karpovichi, Karabani, Mikhalchyna Sloboda, Chernihiv region; Mid-Budda, Shalyigine, Popivka, Atine, Iskrykivshchyna, Volfin, Pavlivka, Stukalovka, Zajakh. Cossack Blopan, Sagittarius, Oliynikovo, Neskutny, Ogirtseve, Hatyshche, Vovchansk, Nesterne, Pletenevka, Buddharka, Dandelion, Ozerne, Vilkhovatka, Chugunivka, Poplar in Kharkiv region.</text:p>
      <text:p text:style-name="P4">
In the Kupyansk direction of artillery and mortar shellings, the enemy was the first, the first, Figolivka, two -year, Western, Kupyansk, Masyutivka, Kislivka and Brest Kharkiv region.</text:p>
      <text:p text:style-name="P4">
In the Liman direction, the enemy performed unsuccessful offensive actions in the merry and south of the Dibrova. He struck aviation blows in the district of Lugansk region and Bigorivka and Siversk of Donetsk region. The artillery shelling was suffered by Nevskoye and Bigorivka of the Luhansk region, Tatorsko, Serebryanka, Verkhnyamyansk, Portne and Razdolivka - Donetsk.</text:p>
      <text:p text:style-name="P4">
In the Bakhmut direction, the enemy struck in the areas of chrome, Ivanovo, Pervomaisk and predicate. Vasyukivka, Orikhovo-Vasylivka, Bogdanivka, Yar, Ivanivske, South and New York, Donetsk region, were rested from enemy artillery.</text:p>
      <text:p text:style-name="P4">
In the Avdeevsky direction, the enemy performed unsuccessful offensive actions in the Avdiivka of Donetsk region. He struck aviation in the districts, reeds, Nevelskoye, Avdiivka and Severne. Filling firing of settlements Berdychi, Avdiivka, Tonenke, Karlovkat Nevelskoye Donetsk region.</text:p>
      <text:p text:style-name="P4">
In the Mariinsky direction, the enemy carried out offensive actions in the Marinka area, had no success. At the same time, artillery shells of settlements Krasnogorivka, Marinka and St. George's Donetsk region.In the Zaporizhzhya and Kherson directions, the enemy continues to conduct defense, focuses basic efforts on preventing the promotion of our troops. He was able to restore the lost position in the Makarivka area of Donetsk region. . Made artillery shelling of the settlements of Novodarivka, Temyrivka, Levadne, Malynivka, Gulyaypole, Gulyaypil, Magic, Railway, Belogorya, Novodanylivka, Omelnyk, Red well, Transfiguration, Orikhiv, Yegorivka, Prykhovka; Nikopol of Dnipropetrovsk region; Kachkarivka, Republican, Cossack, Payakhov, Burgunka, Gold Beam, Dudchans, Ivanivka, Youth, Belozer, Romashkovo, Antonovka, Zelenivka, Kherson, Winter, Dniprovske, Amber, Berehove, Giant Kherson region.</text:p>
      <text:p text:style-name="P4">
News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Ukraine returned two more prisoners of war from Hungary</text:span>
</text:h>
      <text:p text:style-name="P4">
Author: ['АРМІЯINFORM']</text:p>
      <text:p text:style-name="P4">
Time: 2023-06-24T48:00:00-04:00</text:p>
      <text:p text:style-name="P4">
Description: Diplomats were visible to the Ugorschshchini of the Shrokhokhokovo -Lodveniy cucumber, transfer of Tud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НА', 'ВІЙСЬКОВОПОЛОНЕНІ']</text:p>
      <text:p text:style-name="P4">
Category: News</text:p>
      <!--METADATA-->
      <text:p text:style-name="P4">
<draw:frame draw:style-name="fr1" draw:name="Image9" text:anchor-type="as-char" svg:width="6.9236in" svg:height="4.569576in" draw:z-index="0">
<draw:image xlink:href="../Images/AРМІЯINFORM/2023-06-24T48-00-00-04-00/photo_2022-12-27_16-19-39.jpg" xlink:type="simple" xlink:show="embed" xlink:actuate="onLoad" draw:mime-type="image/jpeg"/>
</draw:frame>
Illustrative photo</text:p>
      <text:p text:style-name="P4">
Diplomats were taken out of Hungary by two other Ukrainian prisoners of war, transferred to Russia.</text:p>
      <text:p text:style-name="P4">
About it <text:a xlink:type="simple" xlink:href="https://t.me/Koord_shtab/1318" text:style-name="Internet_20_link" text:visited-style-name="Visited_20_Internet_20_Link">
reports</text:a>
Coordinating headquarters of inquiring handling of prisoners of war with reference to the spokesman of the Foreign Ministry of Ukraine Nikolenko.</text:p>
      <text:p text:style-name="P4">
"In this way, the Ukrainian side has been able to return five Ukrainian defense tracts from eleven," the statement said.</text:p>
      <text:p text:style-name="P4">
The headquarters noted that the work was ongoing so that the rest of the warriors would turn home as soon as possible.</text:p>
      <text:p text:style-name="P4">
News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Night missile attack on Kiev: three people were killed, eight are injured</text:span>
</text:h>
      <text:p text:style-name="P4">
Author: ['АРМІЯINFORM']</text:p>
      <text:p text:style-name="P4">
Time: 2023-06-24T50:00:00-04:00</text:p>
      <text:p text:style-name="P4">
Description: UNASLIDOKED INSHICH INSIVERN IN THE KISHAV IN LIKHITELLENT IN LIGHTION 24 REPAIR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240246223431124554_y-1.jpg" text:style-name="Internet_20_link" text:visited-style-name="Visited_20_Internet_20_Link">
photo_5240246223431124554_y-1.jpg</text:a>
']</text:p>
      <text:p text:style-name="P4">
Tags: ['АТАКА ВОРОГА', 'РОСІЙСЬКА РАКЕТНА АТАКА']</text:p>
      <text:p text:style-name="P4">
Category: News</text:p>
      <!--METADATA-->
      <text:p text:style-name="P4">
<draw:frame draw:style-name="fr1" draw:name="Image10" text:anchor-type="as-char" svg:width="6.9236in" svg:height="5.1927in" draw:z-index="0">
<draw:image xlink:href="../Images/AРМІЯINFORM/2023-06-24T50-00-00-04-00/photo_5240246223431124554_y-1.jpg" xlink:type="simple" xlink:show="embed" xlink:actuate="onLoad" draw:mime-type="image/jpeg"/>
</draw:frame>
As a result of a night attack on Kiev from Russia, there is a residential 24-storey building in the Solomenskiy district.</text:p>
      <text:p text:style-name="P4">
About it <text:a xlink:type="simple" xlink:href="https://t.me/mvs_ukraine/26738" text:style-name="Internet_20_link" text:visited-style-name="Visited_20_Internet_20_Link">
reports</text:a>
The Ministry of Internal Affairs press service.</text:p>
      <text:p text:style-name="P4">
As of now, three people were killed, eight were injured. 24 people saved the employees of the SES.</text:p>
      <text:p text:style-name="P4">
Rescuers and police continue to work on the spot. Psychological assistance is rescued by the died of the victims.</text:p>
      <text:p text:style-name="P4">
“The scene is bent, law enforcement officers have launched a mobile reception point for citizens. Especially awaiting appeals about missing persons. Because they are eliminated victims, DNA analysis is required for identification, ”the testimony said.</text:p>
      <text:p text:style-name="P4">
News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Volodymyr Zelenskyy congratulated the adoption of the 11th Package of EU sanctions against</text:span>
</text:h>
      <text:p text:style-name="P4">
Author: ['АРМІЯINFORM']</text:p>
      <text:p text:style-name="P4">
Time: 2023-06-24T52:00:00-04:00</text:p>
      <text:p text:style-name="P4">
Description: President of Ukraine Volodymyr Zelensky Provitav the Rivropiyskiy Union of the Union of Sch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zelenskyj.jpeg" text:style-name="Internet_20_link" text:visited-style-name="Visited_20_Internet_20_Link">
zelenskyj.jpeg</text:a>
']</text:p>
      <text:p text:style-name="P4">
Tags: ['ВОЛОДИМИР ЗЕЛЕНСЬКИЙ', 'ЄВРОПЕЙСЬКИЙ СОЮЗ', 'САНКЦІЇ РФ']</text:p>
      <text:p text:style-name="P4">
Category: News</text:p>
      <!--METADATA-->
      <text:p text:style-name="P4">
<draw:frame draw:style-name="fr1" draw:name="Image11" text:anchor-type="as-char" svg:width="6.9236in" svg:height="4.202534in" draw:z-index="0">
<draw:image xlink:href="../Images/AРМІЯINFORM/2023-06-24T52-00-00-04-00/zelenskyj.jpeg" xlink:type="simple" xlink:show="embed" xlink:actuate="onLoad" draw:mime-type="image/jpeg"/>
</draw:frame>
President of Ukraine Volodymyr Zelenskyy</text:p>
      <text:p text:style-name="P4">
President of Ukraine Volodymyr Zelensky congratulated the decision of the European Union and the adoption of the 11th Package of Sanctions against Russia and noted that he was expecting a dangerous strengthening of restrictions.</text:p>
      <text:p text:style-name="P4">
About this <text:a xlink:type="simple" xlink:href="https://twitter.com/ZelenskyyUa/status/1672318603805204494" text:style-name="Internet_20_link" text:visited-style-name="Visited_20_Internet_20_Link">
it is referred</text:a>
In his Twitter.</text:p>
      <text:p text:style-name="P4">
“We congratulate the long-awaited and important adoption of the 11th Package of Sanctions of the Business Union aimed at stopping bypassing sanctions by Russia. We are waiting for its effective implementation to stop the Kremlin -war machine and further strengthen the restrictive measures from the EU, in particular opposite Russian nuclear power, ”the Head of State emphasized.</text:p>
      <text:p text:style-name="P4">
Recall <text:a xlink:type="simple" xlink:href="https://armyinform.com.ua/2023/06/23/11-j-paket-yevropejskyh-sankczij-proty-rosiyi-nabuv-chynnosti-mzs-estoniyi/" text:style-name="Internet_20_link" text:visited-style-name="Visited_20_Internet_20_Link">
acquired</text:a>
The eleventh package of EU sanctions against the Russian Federation, which was adopted on June 21, is valid.</text:p>
      <text:p text:style-name="P4">
News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At night the enemy hit the Dnipro rockets, among the victims - children</text:span>
</text:h>
      <text:p text:style-name="P4">
Author: ['АРМІЯINFORM']</text:p>
      <text:p text:style-name="P4">
Time: 2023-06-24T54:00:00-04:00</text:p>
      <text:p text:style-name="P4">
Description: NICH has 24 worms 2023 Roku Zbroinі Sili of the Russian Federation ZdiStili a missile attack on the DNIPRU. Wa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38010203327286752_y.jpg" text:style-name="Internet_20_link" text:visited-style-name="Visited_20_Internet_20_Link">
photo_5238010203327286752_y.jpg</text:a>
']</text:p>
      <text:p text:style-name="P4">
Tags: ['ВОЄННІ ЗЛОЧИНИ РФ', 'ОФІС ГЕНПРОКУРОРА УКРАЇНИ', 'РОСІЙСЬКА РАКЕТНА АТАКА']</text:p>
      <text:p text:style-name="P4">
Category: News</text:p>
      <!--METADATA-->
      <text:p text:style-name="P4">
<draw:frame draw:style-name="fr1" draw:name="Image12" text:anchor-type="as-char" svg:width="6.9236in" svg:height="3.894525in" draw:z-index="0">
<draw:image xlink:href="../Images/AРМІЯINFORM/2023-06-24T54-00-00-04-00/photo_5238010203327286752_y.jpg" xlink:type="simple" xlink:show="embed" xlink:actuate="onLoad" draw:mime-type="image/jpeg"/>
</draw:frame>
On the night of June 24, 2023, the Armed Forces of the Russian Federation carried out a rocket attack of the Dnieper. The hostile rocket hit the private sector.</text:p>
      <text:p text:style-name="P4">
About it <text:a xlink:type="simple" xlink:href="https://t.me/pgo_gov_ua/13778" text:style-name="Internet_20_link" text:visited-style-name="Visited_20_Internet_20_Link">
reports</text:a>
Office of the Prosecutor General of Ukraine.</text:p>
      <text:p text:style-name="P4">
“Eight people were injured, two of them were children. As a result of the attack, 4 private homes were destroyed, 25 were damaged by more than 20 locals. The infrastructure object has also been damaged, ”the message reads.</text:p>
      <text:p text:style-name="P4">
Prosecutors in cooperation with other law enforcement officers record the consequences of shelling.</text:p>
      <text:p text:style-name="P4">
News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During the night attack in Ukraine, the enemy released more than half a hundred rockets - Yuri Ignat</text:span>
</text:h>
      <text:p text:style-name="P4">
Author: ['Анастасія Олехнович']</text:p>
      <text:p text:style-name="P4">
Time: 2023-06-24T56:00:00-04:00</text:p>
      <text:p text:style-name="P4">
Description: Behind the days of Danami, Vnoch Vnochi, seeing 40 missiles of ten strategic missil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aketa-bastion.jpg" text:style-name="Internet_20_link" text:visited-style-name="Visited_20_Internet_20_Link">
raketa-bastion.jpg</text:a>
']</text:p>
      <text:p text:style-name="P4">
Tags: ['ППО ЗСУ', 'РОСІЙСЬКА РАКЕТНА АТАКА', 'ЮРІЙ ІГНАТ']</text:p>
      <text:p text:style-name="P4">
Category: News</text:p>
      <!--METADATA-->
      <text:p text:style-name="P4">
<draw:frame draw:style-name="fr1" draw:name="Image13" text:anchor-type="as-char" svg:width="6.9236in" svg:height="3.750283in" draw:z-index="0">
<draw:image xlink:href="../Images/AРМІЯINFORM/2023-06-24T56-00-00-04-00/raketa-bastion.jpg" xlink:type="simple" xlink:show="embed" xlink:actuate="onLoad" draw:mime-type="image/jpeg"/>
</draw:frame>
Starting of the anti-ship missile P-800 "Onyx" of the Bastion Complex. Illustrative photo</text:p>
      <text:p text:style-name="P4">
According to preliminary data, at night the enemy released 40 missiles from ten strategic Tu-95. Bombers-22m3 were also involved in the attack, of which 9 X-22 missiles were released. Without quenching, the enemy also used 2 caliber missiles and in addition 2 shock drones Shahd-136/131.</text:p>
      <text:p text:style-name="P4">
Yuri Ignat, a spokesman for the Air Force, reported on the air of the only news.</text:p>
      <ul>
        <li>
The results of combat work - quite successful, destroyed 41 winged rocket and two shoe drones. Anti -aircraft missile units, mobile firing groups were involved in the reflection of the attack, - said Yuri Ignat.</li>
      </ul>
      <text:p text:style-name="P4">
News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Alexei Reznikov about teaching Ukrainian pilots on F-16: I predict that will start in July</text:span>
</text:h>
      <text:p text:style-name="P4">
Author: ['АРМІЯINFORM']</text:p>
      <text:p text:style-name="P4">
Time: 2023-06-24T58:00:00-04:00</text:p>
      <text:p text:style-name="P4">
Description: Miniter defense of Ukraine Oleksii Reznikov forefront, hoglings of Ukrainian Plotiv o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7.webp" text:style-name="Internet_20_link" text:visited-style-name="Visited_20_Internet_20_Link">
77.webp</text:a>
']</text:p>
      <text:p text:style-name="P4">
Tags: ['F-16', 'НАВЧАННЯ', 'ОЛЕКСІЙ РЕЗНІКОВ', 'ОФІЦІЙНО', 'УКРАЇНСЬКІ ПІЛОТИ']</text:p>
      <text:p text:style-name="P4">
Category: News</text:p>
      <!--METADATA-->
      <text:p text:style-name="P4">
<draw:frame draw:style-name="fr1" draw:name="Image14" text:anchor-type="as-char" svg:width="6.9236in" svg:height="3.892372in" draw:z-index="0">
<draw:image xlink:href="../ConvertedIMGs/AРМІЯINFORM/2023-06-24T58-00-00-04-00/77.png" xlink:type="simple" xlink:show="embed" xlink:actuate="onLoad" draw:mime-type="image/png"/>
</draw:frame>
The Minister of Defense of Ukraine Oleksiy Reznikov forecasts the beginning of the exercises of Ukrainian pilots on the F-16 in July.</text:p>
      <text:p text:style-name="P4">
About it <text:a xlink:type="simple" xlink:href="https://t.me/militarymediacenter/2341" text:style-name="Internet_20_link" text:visited-style-name="Visited_20_Internet_20_Link">
reports</text:a>
Military Mediacenter</text:p>
      <text:p text:style-name="P4">
"We hope that they will begin in July, but provided that the training program will be approved," said the head of the Defense Ministry of Ukraine.</text:p>
      <text:p text:style-name="P4">
He added that this program is now being prepared.</text:p>
      <text:p text:style-name="P4">
It was reported that Denmark and the Netherlands have expressed his readiness to provide the preparation of Ukrainian pilots on F-16 fighters.</text:p>
      <text:p text:style-name="P4">
"Defined responsible persons, the program will be registered by the beginning of July, it will be announced, I can optimically say that in July the training will already be said," - said Alexei Reznikov.</text:p>
      <text:p text:style-name="P4">
News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Gur: a rebellion of Prigozhin - an internal Russian conflict that is a sign of the collapse of the Putin regime</text:span>
</text:h>
      <text:p text:style-name="P4">
Author: ['АРМІЯINFORM']</text:p>
      <text:p text:style-name="P4">
Time: 2023-06-24T60:00:00-04:00</text:p>
      <text:p text:style-name="P4">
Description: Intranship of the Wrong -waist -in -the -wagon, so called Wagner PVK PVK, the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42bbe8b-39ff-42b5-9f75-60cdf52a9cf7_w1200_r1.jpg" text:style-name="Internet_20_link" text:visited-style-name="Visited_20_Internet_20_Link">
442bbe8b-39ff-42b5-9f75-60cdf52a9cf7_w1200_r1.jpg</text:a>
']</text:p>
      <text:p text:style-name="P4">
Tags: ['АНДРІЙ ЮСОВ', 'ГУР МО УКРАЇНИ', 'КРАХ РОСІЇ']</text:p>
      <text:p text:style-name="P4">
Category: News</text:p>
      <!--METADATA-->
      <text:p text:style-name="P4">
<draw:frame draw:style-name="fr1" draw:name="Image15" text:anchor-type="as-char" svg:width="6.9236in" svg:height="3.894525in" draw:z-index="0">
<draw:image xlink:href="../Images/AРМІЯINFORM/2023-06-24T60-00-00-04-00/442bbe8b-39ff-42b5-9f75-60cdf52a9cf7_w1200_r1.jpg" xlink:type="simple" xlink:show="embed" xlink:actuate="onLoad" draw:mime-type="image/jpeg"/>
</draw:frame>
The internal Russian confrontation between the leader of the so-called PEC "Wagner" by the Prigozhin with the military-political leadership of the state of the aggressor is a sign of the driver of the Putin regime.</text:p>
      <text:p text:style-name="P4">
About it <text:a xlink:type="simple" xlink:href="https://t.me/DIUkraine/2478" text:style-name="Internet_20_link" text:visited-style-name="Visited_20_Internet_20_Link">
stated</text:a>
Representative of the Main Department of Intelligence of the Ministry of Defense of Ukraine Andriy Yusov.</text:p>
      <text:p text:style-name="P4">
"First of all, it should be understood that it is an internal Russian conflict and a proportion, which is a direct consequence of criminal military aggression of registry against Ukraine," - said a representative of Ukrainian military intelligence.</text:p>
      <text:p text:style-name="P4">
Andriy Yusov added that Ukraine continues to monitor the further development of components in Russia.</text:p>
      <text:p text:style-name="P4">
News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Demand of Ukraine: 318 explosive items were neutralized per day of pyrotechnics</text:span>
</text:h>
      <text:p text:style-name="P4">
Author: ['АРМІЯINFORM']</text:p>
      <text:p text:style-name="P4">
Time: 2023-06-24T62:00:00-04:00</text:p>
      <text:p text:style-name="P4">
Description: Lent out, 23 worms, Pirotechnici Pydrodrodi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2022-11-16-sapery-zsu.jpg" text:style-name="Internet_20_link" text:visited-style-name="Visited_20_Internet_20_Link">
2022-11-16-sapery-zsu.jpg</text:a>
']</text:p>
      <text:p text:style-name="P4">
Tags: ['ДСНС УКРАЇНИ', 'РОЗМІНУВАННЯ']</text:p>
      <text:p text:style-name="P4">
Category: News</text:p>
      <!--METADATA-->
      <text:p text:style-name="P4">
<draw:frame draw:style-name="fr1" draw:name="Image16" text:anchor-type="as-char" svg:width="6.9236in" svg:height="4.615733in" draw:z-index="0">
<draw:image xlink:href="../Images/AРМІЯINFORM/2023-06-24T62-00-00-04-00/2022-11-16-sapery-zsu.jpg" xlink:type="simple" xlink:show="embed" xlink:actuate="onLoad" draw:mime-type="image/jpeg"/>
</draw:frame>
<text:span text:style-name="T4">
 During the last day, June 23, </text:span>
 Pyrotechnical units of the State Emergency Service Service <text:span text:style-name="T4">
 134 times </text:span>
 were involved in the implementation of the tasks.</text:p>
      <text:p text:style-name="P4">
About this <text:a xlink:type="simple" xlink:href="https://www.kmu.gov.ua/news/24062023operatyvna-informatsiia-dsns-shchodo-naslidkiv-vedennia-boiovykh-dii-rosiiskoiu-federatsiieiu" text:style-name="Internet_20_link" text:visited-style-name="Visited_20_Internet_20_Link">
_ reports_</text:a>
Government portal.</text:p>
      <text:p text:style-name="P4">
Pyrotechnic units found, seized and disposed of 318 units. Examined(cleared)territory of more than 47.11 grievts.</text:p>
      <text:p text:style-name="P4">
Background: from the beginning of large -scale aggression of the Russian Federation of Ukrainian Federation of Ukraine, pyrotechnic units of the SES of Ukraine were involved <text:span text:style-name="T4">
 49 425 times </text:span>
 to fulfill the tasks of mine. Disposed of <text:span text:style-name="T4">
 404 thousand 407 units of safety items </text:span>
, including <text:span text:style-name="T4">
 3 002 </text:span>
 <text:span text:style-name="T4">
 </text:span>
 Aviation bombs <text:span text:style-name="T4">
.(cleared)area of area </text:span>
 90 thousand 527 <text:span text:style-name="T4">
 </text:span>
 hectares **.</text:p>
      <text:p text:style-name="P4">
A total of 174 thousand square meters remain. km of potentially dangerous territories, measuring 30% of the total area of the state.</text:p>
      <text:p text:style-name="P4">
News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Russia has long masked propaganda stupidity of its reign, and now no lie hides it - President of Ukraine</text:span>
</text:h>
      <text:p text:style-name="P4">
Author: ['АРМІЯINFORM']</text:p>
      <text:p text:style-name="P4">
Time: 2023-06-24T64:00:00-04:00</text:p>
      <text:p text:style-name="P4">
Description: President of Ukraine Volodymyr Zelensky, having combined the internal Rosiyk conflict tha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7214984pd1-scaled.jpg" text:style-name="Internet_20_link" text:visited-style-name="Visited_20_Internet_20_Link">
37214984pd1-scaled.jpg</text:a>
']</text:p>
      <text:p text:style-name="P4">
Tags: ['ВОЛОДИМИР ЗЕЛЕНСЬКИЙ', 'КРАХ РОСІЇ', 'ПРЕЗИДЕНТ УКРАЇНИ']</text:p>
      <text:p text:style-name="P4">
Category: News</text:p>
      <!--METADATA-->
      <text:p text:style-name="P4">
<draw:frame draw:style-name="fr1" draw:name="Image17" text:anchor-type="as-char" svg:width="6.9236in" svg:height="4.615733in" draw:z-index="0">
<draw:image xlink:href="../Images/AРМІЯINFORM/2023-06-24T64-00-00-04-00/37214984pd1-scaled.jpg" xlink:type="simple" xlink:show="embed" xlink:actuate="onLoad" draw:mime-type="image/jpeg"/>
</draw:frame>
President of Ukraine Volodymyr Zelensky commented on the internal Russian conflict and stressed that anyone who chooses the path of evil, eventually destroys Samsebe.</text:p>
      <text:p text:style-name="P4">
About this <text:a xlink:type="simple" xlink:href="https://t.me/V_Zelenskiy_official/6694" text:style-name="Internet_20_link" text:visited-style-name="Visited_20_Internet_20_Link">
it is referred</text:a>
In his telegram channel.</text:p>
      <text:p text:style-name="P4">
“Russia has long masked its weakness and stupidity of its reign. The atheper of chaos is so much that you do not hide it with no lies. And all this is a single man who scares again and again 1917, although at all nothing else is not able to bring anything else, ”the head of state wrote.</text:p>
      <text:p text:style-name="P4">
Volodymyr Zelenskyy emphasized that Russia's weakness is obvious.</text:p>
      <text:p text:style-name="P4">
“Large -scale weakness. And the longer Russia keeps its troops of the Tangimans on our earth, the more chaos, pain and problems for itself will be comforted. It is also obvious, ”he said.</text:p>
      <text:p text:style-name="P4">
The President noted that anyone who sends the columns of the military to destroy the life of another country - and cannot keep them away from escape and betrayal when life is done. Terrorizes rockets, and when they are beaten - humiliates to give "Shahda". He despises people and throws hundreds of thousands into the war - to finish in the Moscow region from those whom he himself armed.</text:p>
      <text:p text:style-name="P4">
He added that Ukraine is able to protect Europe from the spread of the Russian evil chaos. Volodymyr Zelenskyy also urged Ukrainians to maintain their habitat, unity and power.</text:p>
      <text:p text:style-name="P4">
“All our commander, all our warriors know what to do. Glory to Ukraine!" - he has centered.</text:p>
      <text:p text:style-name="P4">
News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The occupiers have increased the presence of rocket carriers in the Black Sea</text:span>
</text:h>
      <text:p text:style-name="P4">
Author: ['АРМІЯINFORM']</text:p>
      <text:p text:style-name="P4">
Time: 2023-06-24T66:00:00-04:00</text:p>
      <text:p text:style-name="P4">
Description: At the Chorny Morce on the Boyal Cherguvanni, the P'yat of the Gorifier Ship, there are three sores of them ... The war with Ukraine 2022, the war with Ukraine is the latest news today, the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18" text:anchor-type="as-char" svg:width="6.9236in" svg:height="3.956343in" draw:z-index="0">
<draw:image xlink:href="../Images/AРМІЯINFORM/2023-06-24T66-00-00-04-00/chorne-more.jpg" xlink:type="simple" xlink:show="embed" xlink:actuate="onLoad" draw:mime-type="image/jpeg"/>
</draw:frame>
There are five enemy ships in the Black Sea, including three rocket launchers with six calibers.</text:p>
      <text:p text:style-name="P4">
About it <text:a xlink:type="simple" xlink:href="https://t.me/ukrainian_navy/3397" text:style-name="Internet_20_link" text:visited-style-name="Visited_20_Internet_20_Link">
reports</text:a>
The press service of the Navy of the Armed Forces.</text:p>
      <text:p text:style-name="P4">
There is one enemy ship in the Sea of Azov. Up to eight enemy ships are in the Mediterranean Sea, including one cariber rockets, a total volley of up to 16 missiles.</text:p>
      <text:p text:style-name="P4">
During the day in the interests of the Russian Federation the passage of the Kerch-Yenikhal Strait made:</text:p>
      <ul>
        <li>
to the Azov Sea - 16 vessels, 6 of them moved in the direction of the Bosphorus Strait; * To the Black Sea - 8 vessels.</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The Defense Forces of Ukraine destroyed the Rosgvardia base in Genichesk</text:span>
</text:h>
      <text:p text:style-name="P4">
Author: ['АРМІЯINFORM']</text:p>
      <text:p text:style-name="P4">
Time: 2023-06-24T67:00:00-04:00</text:p>
      <text:p text:style-name="P4">
Description: About the cesspool of the commander of the knitting forces of the Zbroyshas of Ukraine, Lieutenant Mikola General Mikola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c5d0c661556103861ead45aa3bd65370.jpg" text:style-name="Internet_20_link" text:visited-style-name="Visited_20_Internet_20_Link">
c5d0c661556103861ead45aa3bd65370.jpg</text:a>
']</text:p>
      <text:p text:style-name="P4">
Tags: ['STOPRUSSIA', 'АГРЕСІЯ РФ', 'ВТОРГНЕННЯ РФ']</text:p>
      <text:p text:style-name="P4">
Category: News</text:p>
      <!--METADATA-->
      <text:p text:style-name="P4">
<draw:frame draw:style-name="fr1" draw:name="Image19" text:anchor-type="as-char" svg:width="6.9236in" svg:height="4.289917in" draw:z-index="0">
<draw:image xlink:href="../Images/AРМІЯINFORM/2023-06-24T67-00-00-04-00/c5d0c661556103861ead45aa3bd65370.jpg" xlink:type="simple" xlink:show="embed" xlink:actuate="onLoad" draw:mime-type="image/jpeg"/>
</draw:frame>
Illustrative photo</text:p>
      <text:p text:style-name="P4">
About it <text:a xlink:type="simple" xlink:href="https://t.me/MykolaOleshchuk/90" text:style-name="Internet_20_link" text:visited-style-name="Visited_20_Internet_20_Link">
reported</text:a>
Commander of the Air Force forces of Ukraine Lieutenant General Mykola Oleshchuk in Telegram</text:p>
      <text:p text:style-name="P4">
“Rosgvardy's base in Genichesk… The Ukrainian response to the Russian rocket launcher has not slowed down. The occupiers will not be rest on our earth!We destroy the racists, keep the sky!”- said Mykola Oleshchuk in the post.</text:p>
      <text:p text:style-name="P4">
News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The Russians during the day fired at more than 170 cities and villages of Ukraine, are dead and injured</text:span>
</text:h>
      <text:p text:style-name="P4">
Author: ['АРМІЯINFORM']</text:p>
      <text:p text:style-name="P4">
Time: 2023-06-24T68:00:00-04:00</text:p>
      <text:p text:style-name="P4">
Description: Rosiyski Vіsyska fired the Terita of 12 regions of Ukraine. About the General Military ...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photo_5240476987728972646_y.jpg" text:style-name="Internet_20_link" text:visited-style-name="Visited_20_Internet_20_Link">
photo_5240476987728972646_y.jpg</text:a>
']</text:p>
      <text:p text:style-name="P4">
Tags: ['ОБСТРІЛИ РФ', 'РАКЕТНІ ОБСТРІЛИ РФ']</text:p>
      <text:p text:style-name="P4">
Category: News</text:p>
      <!--METADATA-->
      <text:p text:style-name="P4">
<draw:frame draw:style-name="fr1" draw:name="Image20" text:anchor-type="as-char" svg:width="6.9236in" svg:height="5.117443in" draw:z-index="0">
<draw:image xlink:href="../Images/AРМІЯINFORM/2023-06-24T68-00-00-04-00/photo_5240476987728972646_y.jpg" xlink:type="simple" xlink:show="embed" xlink:actuate="onLoad" draw:mime-type="image/jpeg"/>
</draw:frame>
Russian troops fired the territory of 12 regions of Ukraine.</text:p>
      <text:p text:style-name="P4">
About it <text:a xlink:type="simple" xlink:href="https://t.me/militarymediacenter/2342" text:style-name="Internet_20_link" text:visited-style-name="Visited_20_Internet_20_Link">
reports</text:a>
Military Mediacenter.</text:p>
      <text:p text:style-name="P4">
"From different types of weapons - grenade launchers, mortars, tanks, artillery, RSZV, SDR, UAV, strategic and tactical aviation - have been attacked 170 inhabited and 200 infrastructure objects," the statement reads.</text:p>
      <text:p text:style-name="P4">
Among the civilians are dead and injured, the number of victims is clarified.</text:p>
      <text:p text:style-name="P4">
News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In the Black Sea there were combat training</text:span>
</text:h>
      <text:p text:style-name="P4">
Author: ['АРМІЯINFORM']</text:p>
      <text:p text:style-name="P4">
Time: 2023-06-24T69:00:00-04:00</text:p>
      <text:p text:style-name="P4">
Description: VIISKOVOVOSKOVSKY OF SUCCESS OF THE DEPARTMENT IN SUBSTIMAMS INMS ZSU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Tags: ['STOPRUSSIA', 'АГРЕСІЯ РФ']</text:p>
      <text:p text:style-name="P4">
Category: News</text:p>
      <!--METADATA-->
      <text:p text:style-name="P4">
<draw:frame draw:style-name="fr1" draw:name="Image21" text:anchor-type="as-char" svg:width="6.9236in" svg:height="4.286862in" draw:z-index="0">
<draw:image xlink:href="../Images/AРМІЯINFORM/2023-06-24T69-00-00-04-00/news_20230623_154804_16875244849.jpg" xlink:type="simple" xlink:show="embed" xlink:actuate="onLoad" draw:mime-type="image/jpeg"/>
</draw:frame>
Marine security servicemen in cooperation with the Navy's counterparts are refining their skills.</text:p>
      <text:p text:style-name="P4">
About it <text:a xlink:type="simple" xlink:href="https://dpsu.gov.ua/ua/news/%20VIDEO%20-U-CHornomu-mori-vidbulisya-boyovi-navchannya/" text:style-name="Internet_20_link" text:visited-style-name="Visited_20_Internet_20_Link">
reports</text:a>
State Border Service of Ukraine.</text:p>
      <text:p text:style-name="P4">
“Marine border guards, together with military sailors, worked out tactical deployment and maneuvering, universal defense during the transition by the sea, detection and fire damage to the enemy's goals.</text:p>
      <text:p text:style-name="P4">
<text:a xlink:type="simple" xlink:href="https://armyinform.com.ua/wp-content/uploads/2023/06/news_20230623_154812_168752449215.jpg" text:style-name="Internet_20_link" text:visited-style-name="Visited_20_Internet_20_Link">
!(Images/AРМІЯINFORM/2023-06-24T69-00-00-04-00/news_20230623_154812_168752449215-150x150.jpg)</text:a>
</text:p>
      <text:p text:style-name="P4">
<text:a xlink:type="simple" xlink:href="https://armyinform.com.ua/wp-content/uploads/2023/06/news_20230623_154820_168752450023.jpg" text:style-name="Internet_20_link" text:visited-style-name="Visited_20_Internet_20_Link">
<draw:frame draw:style-name="fr1" draw:name="Image22" text:anchor-type="as-char" svg:width="6.9236in" svg:height="6.9236in" draw:z-index="0">
<draw:image xlink:href="../Images/AРМІЯINFORM/2023-06-24T69-00-00-04-00/news_20230623_154820_168752450023-150x150.jpg" xlink:type="simple" xlink:show="embed" xlink:actuate="onLoad" draw:mime-type="image/jpeg"/>
</draw:frame>
</text:a>
Also, sea warriors worked out the elements of training for the survivability of boats and boats, honed up the actions of emergency groups according to various scenarios and introductory, took measures to localize accidents and implemented practical towing, ”the message reads.</text:p>
      <text:p text:style-name="P4">
With a mine threat at the sea, such a workshop works in favor of the construction of crews and general protection, in particular, providing a safety component of the grain initiative.</text:p>
      <text:p text:style-name="P4">
Colted and skilled - together to win!</text:p>
      <text:p text:style-name="P4">
News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GUR reports that a counter -terrorist operation regime was introduced in Moscow and a number of regions of the Russian Federation</text:span>
</text:h>
      <text:p text:style-name="P4">
Author: ['АРМІЯINFORM']</text:p>
      <text:p text:style-name="P4">
Time: 2023-06-24T70:00:00-04:00</text:p>
      <text:p text:style-name="P4">
Description: PISLA DEMARSHINA IS OF RUCHA PVK Wagner in BIK Muscovy, in Nizhotsi regions of Rosiy ... War with Ukraine 2022, War with Ukraine Latest News today, News War with Ukraine 2022 Last for Ukraine, there will be a war between Ukraine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240233291284597737_x.jpg" text:style-name="Internet_20_link" text:visited-style-name="Visited_20_Internet_20_Link">
photo_5240233291284597737_x.jpg</text:a>
']</text:p>
      <text:p text:style-name="P4">
Tags: ['ВІЙНА', 'ГУР МО УКРАЇНИ']</text:p>
      <text:p text:style-name="P4">
Category: News</text:p>
      <!--METADATA-->
      <text:p text:style-name="P4">
<draw:frame draw:style-name="fr1" draw:name="Image23" text:anchor-type="as-char" svg:width="6.9236in" svg:height="3.956343in" draw:z-index="0">
<draw:image xlink:href="../Images/AРМІЯINFORM/2023-06-24T70-00-00-04-00/photo_5240233291284597737_x.jpg" xlink:type="simple" xlink:show="embed" xlink:actuate="onLoad" draw:mime-type="image/jpeg"/>
</draw:frame>
After Demarsha Prigogine and the beginning of the movement of the Wagner PEC towards Moscow, the regime of the counter -terrorist operation was announced in the number of Russia(WHO).</text:p>
      <text:p text:style-name="P4">
Про це <text:a xlink:type="simple" xlink:href="https://t.me/DIUkraine/2479" text:style-name="Internet_20_link" text:visited-style-name="Visited_20_Internet_20_Link">
повідомляє</text:a>
The Main Directorate of Intelligence.</text:p>
      <text:p text:style-name="P4">
"Moscow is preparing for the siege - a counter -terrorist operation is introduced," the message goes.</text:p>
      <text:p text:style-name="P4">
Intelligence reports that in connection with this, the Security officers of the Russian Federation have received permission for:</text:p>
      <ul>
        <li>
Listening to any conversation and checking the correspondence. * Conducting detentions and searches without additional approvals. * Power access to private and office space. * Use of road transport of citizens and organizations. * Disable all kinds of communication. * "Removal of individuals from areas and objects".</li>
      </ul>
      <text:p text:style-name="P4">
“At present, Moscow is practically isolated by police and military units. At each intersection and at the exit from the city there are enhanced patrols. The city is moving a large number of buses without numbers and identification signs with armed people inside. Movement passenger transport has been stopped, ”the intelligence said.</text:p>
      <text:p text:style-name="P4">
Cargo and postage were also suspended. Mass care is carried out with emphasis on large closed vans.</text:p>
      <text:p text:style-name="P4">
Practically stopped the movement of civil and official transport by the federal car track of M4 "Don"(Moscow-Voronezh-Rostov-on-Don-Krasnodar-Novorossiysk).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that the rebellion of the Prigozhin is an internal Russian conflict, which is a sign of the collapse of the Putin regime.</text:p>
      <text:p text:style-name="P4">
News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Over the past day, the Aviation of Defense Forces has inflicted 13 beats in the enemy's concentration areas</text:span>
</text:h>
      <text:p text:style-name="P4">
Author: ['АРМІЯINFORM']</text:p>
      <text:p text:style-name="P4">
Time: 2023-06-24T71:00:00-04:00</text:p>
      <text:p text:style-name="P4">
Description: About the General Headquarters of the ZSU.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ГШ ЗСУ', 'ХРОНІКА ОБОРОНИ']</text:p>
      <text:p text:style-name="P4">
Category: News</text:p>
      <!--METADATA-->
      <text:p text:style-name="P4">
<draw:frame draw:style-name="fr1" draw:name="Image24" text:anchor-type="as-char" svg:width="6.9236in" svg:height="4.615733in" draw:z-index="0">
<draw:image xlink:href="../Images/AРМІЯINFORM/2023-06-24T71-00-00-04-00/ukrayinska-aviacziya.jpg" xlink:type="simple" xlink:show="embed" xlink:actuate="onLoad" draw:mime-type="image/jpeg"/>
</draw:frame>
Illustrative Photo <text:span text:style-name="T4">
 🔥 Situation on Russian invasion </text:span>
</text:p>
      <text:p text:style-name="P4">
About it reports the General Staff of the Armed Forces.</text:p>
      <text:p text:style-name="P4">
“Aviation of defense forces over the past 24 hours has struck 13 beats in the areas of concentration of the personal composition of the enemy.</text:p>
      <text:p text:style-name="P4">
The departments of missile troops and artillery have affected the last day 4 areas of personnel and military equipment, 15 artillery units at fire positions, 2 means of radio electronic struggle and 5 air defense computers, ”the message reads.</text:p>
      <text:p text:style-name="P4">
News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For 16 months of war, the forces of defense have destroyed more than 4,000 artistem and 4,000 enemy tanks</text:span>
</text:h>
      <text:p text:style-name="P4">
Author: ['АРМІЯINFORM']</text:p>
      <text:p text:style-name="P4">
Time: 2023-06-24T73:00:00-04:00</text:p>
      <text:p text:style-name="P4">
Description: Zagalni Boyov, take the enemy on 02.24.22 to 06/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24-2023-scaled.jpg" text:style-name="Internet_20_link" text:visited-style-name="Visited_20_Internet_20_Link">
vtraty_06-24-2023-scaled.jpg</text:a>
']</text:p>
      <text:p text:style-name="P4">
Tags: ['ВІЙНА', 'ВТРАТИ ВОРОГА', 'ГЕНЕРАЛЬНИЙ ШТАБ ЗС УКРАЇНИ']</text:p>
      <text:p text:style-name="P4">
Category: News</text:p>
      <!--METADATA-->
      <text:p text:style-name="P4">
<draw:frame draw:style-name="fr1" draw:name="Image25" text:anchor-type="as-char" svg:width="6.9236in" svg:height="6.975527in" draw:z-index="0">
<draw:image xlink:href="../Images/AРМІЯINFORM/2023-06-24T73-00-00-04-00/vtraty_06-24-2023-scaled.jpg" xlink:type="simple" xlink:show="embed" xlink:actuate="onLoad" draw:mime-type="image/jpeg"/>
</draw:frame>
The total combat loss of the enemy from 24.02.22 to 24.06.23 will be orientated:</text:p>
      <text:p text:style-name="P4">
<text:span text:style-name="T4">
<text:span text:style-name="T5">
 Personnel - </text:span>
* 223910(+580)persons eliminated</text:span>
<text:span text:style-name="T5">
 tanks - </text:span>
<text:span text:style-name="T5">
 4024(+7)</text:span>
<text:span text:style-name="T4">
 Battle armored vehicles - </text:span>
 7804(+6)<text:span text:style-name="T4">
<text:span text:style-name="T5">
 Artillery Systems - </text:span>
<text:span text:style-name="T5">
 4015(+30)</text:span>
 </text:span>
 RSZV - <text:span text:style-name="T4">
 619(+2)</text:span>
<text:span text:style-name="T5">
 air defense - </text:span>
<text:span text:style-name="T5">
 383(+4)</text:span>
<text:span text:style-name="T4">
 aircraft - </text:span>
 314(0)<text:span text:style-name="T4">
<text:span text:style-name="T5">
 helicopters - </text:span>
* 308(+1)</text:span>
<text:span text:style-name="T5">
 UAV Operative Tactical Level-</text:span>
<text:span text:style-name="T5">
 3460(+13)</text:span>
<text:span text:style-name="T4">
 Winged missiles - </text:span>
 1228(+14)<text:span text:style-name="T4">
<text:span text:style-name="T5">
 ships / boats - </text:span>
* 18(0)</text:span>
<text:span text:style-name="T5">
 Automobile equipment and tanks - </text:span>
<text:span text:style-name="T5">
 6731(+23)</text:span>
<text:span text:style-name="T4">
 Special Technique - </text:span>
 548(+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July 24, 23.</text:p>
      <text:p text:style-name="P4">
News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Ammunition for Ukraine: EU ambassadors have approved a decision to increase production</text:span>
</text:h>
      <text:p text:style-name="P4">
Author: ['АРМІЯINFORM']</text:p>
      <text:p text:style-name="P4">
Time: 2023-06-24T75:00:00-04:00</text:p>
      <text:p text:style-name="P4">
Description: Rada єs the mandate for negotiations for the negotiation of the bucket of the act of the act is the act of application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Tags: ['БОЄПРИПАСИ ДЛЯ УКРАЇНИ', 'ДОПОМОГА ПАРТНЕРІВ', 'ЄВРОПЕЙСЬКА РАДА', 'СВІТ ПІДТРИМУЄ УКРАЇНУ']</text:p>
      <text:p text:style-name="P4">
Category: News</text:p>
      <!--METADATA-->
      <text:p text:style-name="P4">
<draw:frame draw:style-name="fr1" draw:name="Image26" text:anchor-type="as-char" svg:width="6.9236in" svg:height="4.188816in" draw:z-index="0">
<draw:image xlink:href="../Images/AРМІЯINFORM/2023-06-24T75-00-00-04-00/b376095c853edbc6b901cd16f07fa9ea-e1687593904640.jpeg" xlink:type="simple" xlink:show="embed" xlink:actuate="onLoad" draw:mime-type="image/jpeg"/>
</draw:frame>
The EU Council has agreed to negotiate with the European Parliament on accepting the production of ammunition production(ASAP).</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on the site of the European Council.</text:p>
      <text:p text:style-name="P4">
"Today, Member States have agreed to negotiate on the proposed regulatory rules that will compile an act to support the production of ammunition, which is intended for the increase of production capabilities for production of the land-land and artillery ammunition, as well as rockets,"</text:p>
      <text:p text:style-name="P4">
The document provides measures, including additional funding that will help to suppress the current shortage of artillery ammunition and missiles, as well as their components, within the framework of the "third track" of the plan to accelerate the production of production, which was agreed by the European Council in March 2023. Warehouse EU Member States.</text:p>
      <text:p text:style-name="P4">
To implement the third "track", the European Commission proposes to allocate an additional 500 million euros from the EU budget.</text:p>
      <text:p text:style-name="P4">
“After the Russian invasion of Ukraine, the war came to our threshold. The EU defense industry is faced with unprecedented challenges, overcoming new realities. We have to do everything we can to help Europe's defense industry to produce more for our own security and for giving Ukraine the capacity for self -defense against unjust invasive war. .</text:p>
      <text:p text:style-name="P4">
As it is noted, when the Member Ambassadors have agreed on the European Commission's mandate, the EU Council is ready to start negotiations with the European Parliament on the adoption of the final version of the text of the act.</text:p>
      <text:p text:style-name="P4">
News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22 Member States of the Organization of American States called on the Russian Federation to immediately withdraw troops from Ukraine</text:span>
</text:h>
      <text:p text:style-name="P4">
Author: ['АРМІЯINFORM']</text:p>
      <text:p text:style-name="P4">
Time: 2023-06-24T77:00:00-04:00</text:p>
      <text:p text:style-name="P4">
Description: Ukrainian President Volodymyr Zelensky, poking the Consistishes - members of the organiz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91943_vz_reuters_new_960x380_0.webp" text:style-name="Internet_20_link" text:visited-style-name="Visited_20_Internet_20_Link">
291943_vz_reuters_new_960x380_0.webp</text:a>
']</text:p>
      <text:p text:style-name="P4">
Tags: ['ВОЛОДИМИР ЗЕЛЕНСЬКИЙ', 'ОРГАНІЗАЦІЯ АМЕРИКАНСЬКИХ ДЕРЖАВ', 'ПРЕЗИДЕНТ УКРАЇНИ']</text:p>
      <text:p text:style-name="P4">
Category: News</text:p>
      <!--METADATA-->
      <text:p text:style-name="P4">
<draw:frame draw:style-name="fr1" draw:name="Image27" text:anchor-type="as-char" svg:width="6.9236in" svg:height="3.606042in" draw:z-index="0">
<draw:image xlink:href="../ConvertedIMGs/AРМІЯINFORM/2023-06-24T77-00-00-04-00/291943_vz_reuters_new_960x380_0.png" xlink:type="simple" xlink:show="embed" xlink:actuate="onLoad" draw:mime-type="image/png"/>
</draw:frame>
President of Ukraine Volodymyr Zelensky thanked the countries - members of organizations of American states for calling for the immediate withdrawal of the troops of the aggressor of Zvoraina and prosecuting all those who guilty of war crimes.</text:p>
      <text:p text:style-name="P4">
About this <text:a xlink:type="simple" xlink:href="https://twitter.com/ZelenskyyUa/status/1672489703336017920" text:style-name="Internet_20_link" text:visited-style-name="Visited_20_Internet_20_Link">
it is referred</text:a>
In his Twitter.</text:p>
      <text:p text:style-name="P4">
“I am grateful to 22 OAD member countries for a powerful statement in support of Ukraine, approved by the 53rd session of the General Assembly. The calls for the immediate withdrawal of a military aggressor from Ukraine and the prosecution of all those guilty in military races are crucial. We appreciate the active support of the American continent by the American concentration to achieve a fair and long peace for Ukraine, ”the Head of State wrote.</text:p>
      <text:p text:style-name="P4">
Earlier Volodymyr Zelenskyy <text:a xlink:type="simple" xlink:href="https://www.president.gov.ua/news/mayemo-stati-globalnoyu-gromadoyu-shob-mir-dlya-kozhnoyi-nac-83729" text:style-name="Internet_20_link" text:visited-style-name="Visited_20_Internet_20_Link">
called</text:a>
The organization of US states to work on the implementation of the Ukrainian formula of peace.</text:p>
      <text:p text:style-name="P4">
News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Water level in the ZPEC Collist Stable-Energoatom</text:span>
</text:h>
      <text:p text:style-name="P4">
Author: ['АРМІЯINFORM']</text:p>
      <text:p text:style-name="P4">
Time: 2023-06-24T79:00:00-04:00</text:p>
      <text:p text:style-name="P4">
Description: Pard of the Rosiysky paybacks of the Gray Kakhovo Ges, the situations are flooded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55220.jpg" text:style-name="Internet_20_link" text:visited-style-name="Visited_20_Internet_20_Link">
255220.jpg</text:a>
']</text:p>
      <text:p text:style-name="P4">
Tags: ['ЗАЕС', 'КАХОВСЬКА ГЕС', 'КАХОВСЬКА ГЕС/ШТАБ INFO', 'НАЕК ЕНЕРГОАТОМ', 'ЯДЕРНА БЕЗПЕКА']</text:p>
      <text:p text:style-name="P4">
Category: News</text:p>
      <!--METADATA-->
      <text:p text:style-name="P4">
<draw:frame draw:style-name="fr1" draw:name="Image28" text:anchor-type="as-char" svg:width="6.9236in" svg:height="3.893007in" draw:z-index="0">
<draw:image xlink:href="../Images/AРМІЯINFORM/2023-06-24T79-00-00-04-00/255220.jpg" xlink:type="simple" xlink:show="embed" xlink:actuate="onLoad" draw:mime-type="image/jpeg"/>
</draw:frame>
Despite the undermining by the Russian occupiers of the Dams of the Kakhovka hydroelectric power station, the situation is stable and controlled.</text:p>
      <text:p text:style-name="P4">
About it <text:a xlink:type="simple" xlink:href="https://t.me/energoatom_ua/13686" text:style-name="Internet_20_link" text:visited-style-name="Visited_20_Internet_20_Link">
reports</text:a>
SE "Energoatom".</text:p>
      <text:p text:style-name="P4">
Thus, as of 10:00 on June 24, the water level in the Zaporizhzhya AACF is unchanged. It is currently <text:span text:style-name="T4">
 16.60 m. </text:span>
 This is enough to ensure the needs of the station.</text:p>
      <text:p text:style-name="P4">
"The water level in the TPP channel, from where the ZPPP is fueled, —15 m.</text:p>
      <text:p text:style-name="P4">
News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Active fighting will last for the next two to three months-Ukrainian intelligence</text:span>
</text:h>
      <text:p text:style-name="P4">
Author: ['АРМІЯINFORM']</text:p>
      <text:p text:style-name="P4">
Time: 2023-06-24T81:00:00-04:00</text:p>
      <text:p text:style-name="P4">
Description: The representation of the head management of the Rosvіdi of the Mini -Minnice of Ukraine Vadim Skіbizky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0230624-2.jpg" text:style-name="Internet_20_link" text:visited-style-name="Visited_20_Internet_20_Link">
20230624-2.jpg</text:a>
']</text:p>
      <text:p text:style-name="P4">
Tags: ['ВІЙНА', 'ГУР МО УКРАЇНИ']</text:p>
      <text:p text:style-name="P4">
Category: News</text:p>
      <!--METADATA-->
      <text:p text:style-name="P4">
<draw:frame draw:style-name="fr1" draw:name="Image29" text:anchor-type="as-char" svg:width="6.9236in" svg:height="3.600272in" draw:z-index="0">
<draw:image xlink:href="../Images/AРМІЯINFORM/2023-06-24T81-00-00-04-00/20230624-2.jpg" xlink:type="simple" xlink:show="embed" xlink:actuate="onLoad" draw:mime-type="image/jpeg"/>
</draw:frame>
The representative of the Main Directorate of Intelligence of the Ministry of Defense of Ukraine Vadimskibitsky stated that active fighting both the offensive and the defense character will last for the next two to three months.</text:p>
      <text:p text:style-name="P4">
About this <text:a xlink:type="simple" xlink:href="https://gur.gov.ua/content/aktyvni-boiovi-dii-tryvatymut-naiblyzhchi-dva-try-misiatsi-meta-ukrainy-zvilnennia-usikh-terytorii.html" text:style-name="Internet_20_link" text:visited-style-name="Visited_20_Internet_20_Link">
it is referred</text:a>
Nasyiti Gur Mou.</text:p>
      <text:p text:style-name="P4">
“Our strategic goal and purpose is to liberate all our territories. The Russians will try to try to complete the tasks to say whether their "special military operation" is completed, or they have finished, " - said the representative of the GUR of the Ministry of Defense of Ukraine.</text:p>
      <text:p text:style-name="P4">
According to him, in the near future Russians will not be able to enter the administrative border and Luhansk region, which remains one of the goals of the enemy.</text:p>
      <text:p text:style-name="P4">
Vadim Skibitsky described the difficulties of the aggressor state: Russia is trying to fill the personnel liquidated in the war in Ukraine, but the scale mobilization was not the same as in the fall of 2022.</text:p>
      <text:p text:style-name="P4">
At the same time, he added that terrorist Moscow has more serious problems:</text:p>
      <text:p text:style-name="P4">
“All new parts of the enemy try to equip very quickly. This does not work. The question is not only in people - the question arises in modern weapons, but a darkness, which is stored in the warehouses of the Russian Federation after the collapse of the Soviet Union. It has a lot of investments to bring to normal combat, ” - explained representative of the GUR of the Ministry of Defense of Ukraine.</text:p>
      <text:p text:style-name="P4">
News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The SES showed the consequences of falling debris on a dwelling house in Kiev</text:span>
</text:h>
      <text:p text:style-name="P4">
Author: ['АРМІЯINFORM']</text:p>
      <text:p text:style-name="P4">
Time: 2023-06-24T83:00:00-04:00</text:p>
      <text:p text:style-name="P4">
Description: At the Holder Service of Naidzvichy, the situation was shown to the Video to the Padіnnya Ulamkiv 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РОЖІ ОБСТРІЛИ', 'ДСНС УКРАЇНИ', 'КРАЇНА-ТЕРОРИСТ РФ', 'ЛІКВІДАЦІЯ НАСЛІДКІВ ВОРОЖИХ ОБСТРІЛІВ']</text:p>
      <text:p text:style-name="P4">
Category: News</text:p>
      <!--METADATA-->
      <text:p text:style-name="P4">
<draw:frame draw:style-name="fr1" draw:name="Image30" text:anchor-type="as-char" svg:width="6.9236in" svg:height="5.065767in" draw:z-index="0">
<draw:image xlink:href="../Images/AРМІЯINFORM/2023-06-24T83-00-00-04-00/photo_5240074244350659668_y.jpg" xlink:type="simple" xlink:show="embed" xlink:actuate="onLoad" draw:mime-type="image/jpeg"/>
</draw:frame>
The state service of the most common situations showed videos with the consequences of falling on a dwelling house in the Solomenskiy district of Kiev.</text:p>
      <text:p text:style-name="P4">
About this <text:a xlink:type="simple" xlink:href="https://t.me/dsns_telegram/18037" text:style-name="Internet_20_link" text:visited-style-name="Visited_20_Internet_20_Link">
it is referred</text:a>
On the SES page of the Uterticulum.</text:p>
      <text:p text:style-name="P4">
As of 11:30, three people were killed through night missile terror, 11 people were injured, four were hospitalized, seven was provided on site.</text:p>
      <text:p text:style-name="P4">
Rescuers evacuated 24 people from the house. Three victims are talked under the rubble of structures and 1 person has been debited from the elevator.</text:p>
      <text:p text:style-name="P4">
The fire that arose in a high -rise building was eliminated.</text:p>
      <text:p text:style-name="P4">
As it was reported, during a night attack in Ukraine the enemy <text:a xlink:type="simple" xlink:href="https://armyinform.com.ua/2023/06/24/pid-chas-nichnoyi-ataky-po-ukrayini-vorog-vypustyv-ponad-piv-sotni-raket-yurij-ignat/" text:style-name="Internet_20_link" text:visited-style-name="Visited_20_Internet_20_Link">
released</text:a>
More than fifty rockets.</text:p>
      <text:p text:style-name="P4">
News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Anna Malyar about events in Russia: This is an inevitable degradation but we should not relax</text:span>
</text:h>
      <text:p text:style-name="P4">
Author: ['АРМІЯINFORM']</text:p>
      <text:p text:style-name="P4">
Time: 2023-06-24T85:00:00-04:00</text:p>
      <text:p text:style-name="P4">
Description: The crisis is half a crisis in the Russian Federation Bula rolled up and inevito. About the intercessor of Minstra ... The war with Ukraine 2022, the war with Ukraine is the latest news today, the news war with Ukraine 2022 last today, will there be a war between Ukraine and Russia and when, the war with Ukraine in 2022 will be or not, will there be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ГАННА МАЛЯР', 'КРАХ РОСІЇ', 'МІНІСТЕРСТВА ОБОРОНИ УКРАЇНИ']</text:p>
      <text:p text:style-name="P4">
Category: News</text:p>
      <!--METADATA-->
      <text:p text:style-name="P4">
<draw:frame draw:style-name="fr1" draw:name="Image31" text:anchor-type="as-char" svg:width="6.9236in" svg:height="4.615733in" draw:z-index="0">
<draw:image xlink:href="../Images/AРМІЯINFORM/2023-06-24T85-00-00-04-00/ganna-malyar.jpg" xlink:type="simple" xlink:show="embed" xlink:actuate="onLoad" draw:mime-type="image/jpeg"/>
</draw:frame>
The political crisis in the Russian Federation was predictable and inevitable.</text:p>
      <text:p text:style-name="P4">
About this <text:a xlink:type="simple" xlink:href="https://t.me/annamaliar/882" text:style-name="Internet_20_link" text:visited-style-name="Visited_20_Internet_20_Link">
deputy</text:a>
The Minister of Defense of Ukraine Hannamars wrote in her telegram.</text:p>
      <text:p text:style-name="P4">
Anna Malyar emphasized that Ukrainians can regard events that have begun asleep as the inevitable degradation of the Russian state.</text:p>
      <text:p text:style-name="P4">
For Ukraine, this is a window of opportunity, but it is not necessary to relax, it is better to be careful and prepared for any scenario.</text:p>
      <text:p text:style-name="P4">
"We are working on our strengthening and victory," she said.</text:p>
      <text:p text:style-name="P4">
The Deputy Minister of Defense noted that the imperial campaign on new lands could not cover the internal problems in the state - only aggravating. What is Ivid. Whatever the state they build, they still get a "gulag", which sooner or later rebels and breaks down.</text:p>
      <text:p text:style-name="P4">
“The war in Ukraine has shown the weakest place of the Russian Empire - fear of preference. All their solutions are based on lies. They always created "air locks" for the king and believed in them themselves. This is such an imperial feature - to indulge in your own grandeur and overestimate yourself. This was prompted by a completely adequate decision - to solve the war with Ukraine without systematic truthful calculations of their own capabilities. Exclusively ambition and arrogance. The price of this non -governmental solution is the fate of Russia itself. They are fighting with us and destroying themselves, ”her post reads.</text:p>
      <text:p text:style-name="P4">
Anna Malyar emphasized that if you look globally at this as an evolutionary process, then a non -viable system launched a self -destruction program. There is no conspiracy or world conspiracy. These are natural processes.</text:p>
      <text:p text:style-name="P4">
“They will destroy themselves as a state in this form, and we will naturally defeat themselves, are painfully ready to move forward. We are a nation that now creates a new type of culture in the world. To us - culture always lost barbarism. We prove that you can be strong, protect yourself and remain civilized. Therefore, the future is behind us, and Russia is the past, ” - summarized.</text:p>
      <text:p text:style-name="P4">
News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The Russian army fired at Sumy region: 88 parishes were recorded</text:span>
</text:h>
      <text:p text:style-name="P4">
Author: ['АРМІЯINFORM']</text:p>
      <text:p text:style-name="P4">
Time: 2023-06-24T94:00:00-04:00</text:p>
      <text:p text:style-name="P4">
Description: Vorog Veskhgov, striking the Prordonni Teritoriya Sumshchini. About the CTI Operational ... War with Ukraine 2022, War with Ukraine Latest news today, News War with Ukraine 2022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6/1-1-3.jpg" text:style-name="Internet_20_link" text:visited-style-name="Visited_20_Internet_20_Link">
1-1-3.jpg</text:a>
']</text:p>
      <text:p text:style-name="P4">
Tags: ['ВОРОЖІ ОБСТРІЛИ', 'ОК «ПІВНІЧ»']</text:p>
      <text:p text:style-name="P4">
Category: News</text:p>
      <!--METADATA-->
      <text:p text:style-name="P4">
<draw:frame draw:style-name="fr1" draw:name="Image32" text:anchor-type="as-char" svg:width="6.9236in" svg:height="4.615733in" draw:z-index="0">
<draw:image xlink:href="../Images/AРМІЯINFORM/2023-06-24T94-00-00-04-00/1-1-3.jpg" xlink:type="simple" xlink:show="embed" xlink:actuate="onLoad" draw:mime-type="image/jpeg"/>
</draw:frame>
The enemy once again fired at the border areas of Sumy region.</text:p>
      <text:p text:style-name="P4">
About it <text:a xlink:type="simple" xlink:href="https://t.me/ok_pivnich1/3480" text:style-name="Internet_20_link" text:visited-style-name="Visited_20_Internet_20_Link">
reports</text:a>
Operational Command "North".</text:p>
      <text:p text:style-name="P4">
There are 4 trips, probably with 120mm mortar, in the area of the settlement and 25 parishes in the area of radio.</text:p>
      <text:p text:style-name="P4">
The enemy also released 14 shells in the Novovasilovka district and 33 shells in the district of Rudenko.</text:p>
      <text:p text:style-name="P4">
8 parishes, probably RSZV, and 4 parrots from mortar in the rack of the inquired point of Chuikivka, were recorded.</text:p>
      <text:p text:style-name="P4">
It is noted that there was no information about the loss of civil infrastructure among the local population.</text:p>
      <text:p text:style-name="P4">
News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British fighters have been intercepted by 21 Russian military aircraft near NATO borders in the last three weeks</text:span>
</text:h>
      <text:p text:style-name="P4">
Authors: Ukrinform (Person)</text:p>
      <text:p text:style-name="P4">
Publisher: Укринформ (Organization)</text:p>
      <text:p text:style-name="P4">
Published Time: 2023-06-25T-13:20:49+03:00</text:p>
      <text:p text:style-name="P4">
Modified Time: 2023-06-25T15:20:49+03:00</text:p>
      <text:p text:style-name="P4">
Description: The fighters of the royal military-air forces of Great Britain during the NATO mission to control the airspace over the Baltic Sea over the last three weeks have intercepted 21 Russian military aircraft. - Ukrinform.</text:p>
      <text:p text:style-name="P4">
Images: ['<text:a xlink:type="simple" xlink:href="https://static.ukrinform.com/photos/2023_06/thumb_files/630_360_1687695496-587.jpg" text:style-name="Internet_20_link" text:visited-style-name="Visited_20_Internet_20_Link">
630_360_16876...</text:a>
']</text:p>
      <text:p text:style-name="P4">
Tags: ['Британія', 'НАТО', 'Росія', 'Винищувач']</text:p>
      <text:p text:style-name="P4">
Type: Article</text:p>
      <!--METADATA-->
      <text:p text:style-name="P4">
<draw:frame draw:style-name="fr1" draw:name="Image33" text:anchor-type="as-char" svg:width="6.9236in" svg:height="3.956343in" draw:z-index="0">
<draw:image xlink:href="../Images/yкринформ/2023-06-25T-13-20-49-03-00/630_360_1687695496-587.jpg" xlink:type="simple" xlink:show="embed" xlink:actuate="onLoad" draw:mime-type="image/jpeg"/>
</draw:frame>
The fighters of the royal military-air forces of Great Britain in the NATO-Air Force control over the Baltic Sea has been intercepted by 21 Russian military aircraft over the last weeks.</text:p>
      <text:p text:style-name="P4">
This was reported on <text:a xlink:type="simple" xlink:href="http://www.gov.uk/government/news/raf-jets-intercept-21-russian-aircraft-near-nato-airspace" text:style-name="Internet_20_link" text:visited-style-name="Visited_20_Internet_20_Link">
site</text:a>
British government, reports Ukrinform.</text:p>
      <text:p text:style-name="P4">
It is noted that the air patrol of the Baltic Sea is currently carried out by the King Air Force based in Estonia, as well as the Air Force of Portugal and Romania based in Lithuania.</text:p>
      <text:p text:style-name="P4">
“The last three weeks were particularly saturated and as a result of the Air Force(Britain -Ed.)21 Russian aircraft were intercepted in 21 days. Among them are fighters(SU-27M Flanker B(According to NATO classification - ed.), SU-30SM Flanker H), transport flights(Tu-134 Crusty, An-72 Coaler, An-12 Cub), radio -electronic reconnaissance aircraft(IL-20 Coot a). )and far bombers(Ту-22М BACKFIRE)", -goes in the message.</text:p>
      <text:p text:style-name="P4">
It is noted that the British Typhoon rises into the air to observe Russian aircraft, when they do not contact with air traffic control services that threaten aviation security.</text:p>
      <text:p text:style-name="P4">
“These interceptions are a strict reminder of the value of the collective defense of the NATO's existence. Royal Air Force has worked with our Union for the last three weeks to protect the Member States and our partner countries, and they can be sure of our constant support for the strengthening .</text:p>
      <text:p text:style-name="P4">
<text:span text:style-name="T4">
 Read also: </text:span>
 <text:a xlink:type="simple" xlink:href="https://www.ukrinform.ua/rubric-ato/3724818-virobnik-f16-zaaviv-so-gotovij-navcati-ukrainskih-pilotiv.html" text:style-name="Internet_20_link" text:visited-style-name="Visited_20_Internet_20_Link">
manufacturer F-16 stated that he was ready to teach Ukrainian pilots</text:a>
According to the statement, during the stay in Estonia, the Royal Air Force also took part in several major exercises, one of which Britain named NATO's more important air training since the end of the Cold War.</text:p>
      <text:p text:style-name="P4">
Royal Air Force will continue to fulfill the mission <text:a xlink:type="simple" xlink:href="https://www.ukrinform.ua/tag-nato" text:style-name="Internet_20_link" text:visited-style-name="Visited_20_Internet_20_Link">
NATO</text:a>
For air control in Estonia, when they are replaced by the Air Force Air Force.</text:p>
      <text:p text:style-name="P4">
<text:span text:style-name="T4">
 Read also: </text:span>
 <text:a xlink:type="simple" xlink:href="https://www.ukrinform.ua/rubric-ato/3726982-niderlandi-pocnut-navcanna-ukrainskih-pilotiv-na-f16-vze-cogo-lita-ministerka-oboroni.html" text:style-name="Internet_20_link" text:visited-style-name="Visited_20_Internet_20_Link">
Netherlands will start training Ukrainian pilots for the F-16 this summer-Minister of Defense</text:a>
</text:p>
      <text:p text:style-name="P4">
News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In the Lviv region, the girl was killed by a shock from a broken electrode</text:span>
</text:h>
      <text:p text:style-name="P4">
Authors: Ukrinform (Person)</text:p>
      <text:p text:style-name="P4">
Publisher: Укринформ (Organization)</text:p>
      <text:p text:style-name="P4">
Published Time: 2023-06-25T-14:15:00+03:00</text:p>
      <text:p text:style-name="P4">
Modified Time: 2023-06-25T15:15:00+03:00</text:p>
      <text:p text:style-name="P4">
Description: In Lviv region, a 10-year-old child was killed by electric shock, who touched on a wire break due to bad weather. - Ukrinform.</text:p>
      <text:p text:style-name="P4">
Images: ['<text:a xlink:type="simple" xlink:href="https://static.ukrinform.com/photos/2023_06/thumb_files/630_360_1687695323-731.jpg" text:style-name="Internet_20_link" text:visited-style-name="Visited_20_Internet_20_Link">
630_360_16876...</text:a>
']</text:p>
      <text:p text:style-name="P4">
Tags: ['Діти', 'Електроенергія', 'Львівщина', 'Загибель']</text:p>
      <text:p text:style-name="P4">
Type: Article</text:p>
      <!--METADATA-->
      <text:p text:style-name="P4">
<draw:frame draw:style-name="fr1" draw:name="Image34" text:anchor-type="as-char" svg:width="6.9236in" svg:height="3.956343in" draw:z-index="0">
<draw:image xlink:href="../Images/yкринформ/2023-06-25T-14-15-00-03-00/630_360_1687695323-731.jpg" xlink:type="simple" xlink:show="embed" xlink:actuate="onLoad" draw:mime-type="image/jpeg"/>
</draw:frame>
Nalivschyna from the impact of electric shock was killed by a 10-year-old child who touched the wound as a result of bad weather.</text:p>
      <text:p text:style-name="P4">
This was reported in <text:a xlink:type="simple" xlink:href="https://t.me/people_of_action/17813" text:style-name="Internet_20_link" text:visited-style-name="Visited_20_Internet_20_Link">
telegram</text:a>
Lviv Ova, reports Ukrinform.</text:p>
      <text:p text:style-name="P4">
“In the village of Glibovichi, Lviv district, as a result of a break in the electric wire, struck the stummark <text:a xlink:type="simple" xlink:href="https://www.ukrinform.ua/tag-diti" text:style-name="Internet_20_link" text:visited-style-name="Visited_20_Internet_20_Link">
baby</text:a>
2013. According to preliminary information, the girl touched the wire, which felt because of bad weather, ”the post reads.</text:p>
      <text:p text:style-name="P4">
On this fact, law enforcement officers opened proceedings.</text:p>
      <text:p text:style-name="P4">
Ova recalled that in case of detection of a broken line of power transmission, you can approach it closer than 8 meters. It is necessary to move away from the breakdown "goose step": to reduce the feet together, not to tear them away from one and from the ground and to move small sliding steps.</text:p>
      <text:p text:style-name="P4">
<text:span text:style-name="T4">
 Read also: </text:span>
 <text:a xlink:type="simple" xlink:href="https://www.ukrinform.ua/rubric-regions/3726338-na-odesini-zatrimali-colovika-akij-namagavsa-zakoloti-ditinu-nozicami-ta-videlkou.html" text:style-name="Internet_20_link" text:visited-style-name="Visited_20_Internet_20_Link">
in Odesa region detained a man who tried to stab <text:span text:style-name="T4">
 baby </text:span>
 with scissors and fork</text:a>
As <text:a xlink:type="simple" xlink:href="https://www.ukrinform.ua/rubric-regions/3727491-u-kremencuci-unak-pid-narkotikami-zbiv-na-smert-dvoh-ludej-na-pisohidnomu-perehodi.html" text:style-name="Internet_20_link" text:visited-style-name="Visited_20_Internet_20_Link">
reported</text:a>
, in Kremenchug, Poltava region, the driver in Staninarcotic intoxication knocked down 15 and 21-year-old boys to death.</text:p>
      <text:p text:style-name="P4">
News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In the operating zone of the eastern group, the Russians charge all kinds of troops - cherry</text:span>
</text:h>
      <text:p text:style-name="P4">
Authors: Ukrinform (Person)</text:p>
      <text:p text:style-name="P4">
Publisher: Укринформ (Organization)</text:p>
      <text:p text:style-name="P4">
Published Time: 2023-06-25T-1:14:00+03:00</text:p>
      <text:p text:style-name="P4">
Modified Time: 2023-06-25T20:14:00+03:00</text:p>
      <text:p text:style-name="P4">
Description: In the operating area of the eastern grouping of troops, the enemy is charged all possible types of troops, including airborne troops and a number of PECs. - Ukrinform.</text:p>
      <text:p text:style-name="P4">
Images: ['<text:a xlink:type="simple" xlink:href="https://static.ukrinform.com/photos/2023_02/thumb_files/630_360_1675335446-850.jpg" text:style-name="Internet_20_link" text:visited-style-name="Visited_20_Internet_20_Link">
630_360_16753...</text:a>
']</text:p>
      <text:p text:style-name="P4">
Tags: ['ЗСУ', 'Російські військові', 'Війна з Росією', '#stoprussia', 'Єдині новини']</text:p>
      <text:p text:style-name="P4">
Type: Article</text:p>
      <!--METADATA-->
      <text:p text:style-name="P4">
<draw:frame draw:style-name="fr1" draw:name="Image35" text:anchor-type="as-char" svg:width="6.9236in" svg:height="3.956343in" draw:z-index="0">
<draw:image xlink:href="../Images/yкринформ/2023-06-25T-1-14-00-03-00/630_360_1675335446-850.jpg" xlink:type="simple" xlink:show="embed" xlink:actuate="onLoad" draw:mime-type="image/jpeg"/>
</draw:frame>
The enemy of the eastern group of troops is charged by the enemy, including airborne troops and a number of PECs.</text:p>
      <text:p text:style-name="P4">
According to the Ukrinform correspondent, a spokesman for the Eastern Urells of the Armed Forces Sergey Cherevaty said on the air of the Teleterna "One News".</text:p>
      <text:p text:style-name="P4">
"They charge all kinds to our operating area - these are airborne units, infantry, combat army reserve so -called" leopard ", territorial <text:a xlink:type="simple" xlink:href="https://www.ukrinform.ua/tag-rosijski-vijskovi" text:style-name="Internet_20_link" text:visited-style-name="Visited_20_Internet_20_Link">
troops,</text:a>
A number of other greater PECs of the type "patriot", "torch", "veterans". And the latter were the storm "Storm Z". This is a wedge at the Wagner. They are probably more than 170 thousand in their operating area, "Cherevaty said.</text:p>
      <text:p text:style-name="P4">
He stressed that the number is the only advantage that remains with the enemy, but Ukraine's defense forces do not allow this advantage to use for real success.</text:p>
      <text:p text:style-name="P4">
<text:span text:style-name="T4">
 Read also: </text:span>
 <text:a xlink:type="simple" xlink:href="https://www.ukrinform.ua/rubric-ato/3727585-reznikov-prokomentuvav-potocnij-kontrnastup-ak-pidgotovcu-operaciu.html" text:style-name="Internet_20_link" text:visited-style-name="Visited_20_Internet_20_Link">
Reznikov commented on the current counter -offensive as a "preparatory operation"</text:a>
According to him, the units of the Armed Forces of Ukraine, the units of the National Guard Tacenter of special operations "A" of the SBU destroy the equipment of the enemy with maximum accuracy. Cherevaty emphasized that almost every enemy goal is amazed by a sight or two shots.</text:p>
      <text:p text:style-name="P4">
"The enemy does not have such accuracy, because, unfortunately, he still has a rather large volume of these shells. We have no such luxury, so it made it as high quality as possible," he explained.</text:p>
      <text:p text:style-name="P4">
As reported by Ukrinform, a day <text:a xlink:type="simple" xlink:href="https://www.ukrinform.ua/rubric-ato/3727579-ukrainski-bijci-za-dobu-prosunulis-na-flangah-navkolo-bahmuta-do-kilometra-cerevatij.html" text:style-name="Internet_20_link" text:visited-style-name="Visited_20_Internet_20_Link">
Defense forces have passed</text:a>
half -day and northern flank around Bakhmut from 600 to 1 000 meters.</text:p>
      <text:p text:style-name="P4">
<text:span text:style-name="T5">
Foto: Armyinform</text:span>
</text:p>
      <text:p text:style-name="P4">
News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JSC Kupiansk Directio Rusian of the Army Shelled Krasne First, Figolivka, two -year -old, Massutivka, ki ...</text:span>
</text:h>
      <text:p text:style-name="P4">
Authors: liveuamap (Language: en)</text:p>
      <text:p text:style-name="P4">
Time: 2023-06-25T-1:26:00</text:p>
      <text:p text:style-name="P4">
Location: Svatove (Latitude:49.54292 Longtitude:37.89391)</text:p>
      <text:p text:style-name="P4">
Videos: []</text:p>
      <text:p text:style-name="P4">
Images: []</text:p>
      <text:p text:style-name="P4">
Tags: ["Russia"]</text:p>
      <text:p text:style-name="P4">
Id: 22571620</text:p>
      <!--METADATA-->
      <text:p text:style-name="P4">
At Kupiansk direction Russian army shelled Krasne Pershe, Fyholivka,Dvorichna, Masutivka, Kyslivka, Berestove of Kharkiv region, - General Staffof Armed Forces of Ukraine says in the morning report</text:p>
      <text:p text:style-name="P4">
News Collection Link: <text:a xlink:type="simple" xlink:href="https:\/\/liveuamap.com\/en\/2023\/25-june-at-kupiansk-direction-russian-army-shelled-krasne" text:style-name="Internet_20_link" text:visited-style-name="Visited_20_Internet_20_Link">
https:\/\/liveuamap.com\/en\/2023\/25-june-at-kupiansk-direction-russian-army-shelled-krasne</text:a>
</text:p>
      <text:p text:style-name="P4">
News Source: <text:a xlink:type="simple" xlink:href="https://t.me/lumsrc/5183" text:style-name="Internet_20_link" text:visited-style-name="Visited_20_Internet_20_Link">
https://t.me/lumsrc/5183</text:a>
</text:p>
      <!--NEWS-->
      <text:h text:style-name="P10" text:outline-level="1">
<text:span text:style-name="T4">
Maguchi won the gold medal in height at the European Games</text:span>
</text:h>
      <text:p text:style-name="P4">
Authors: Ukrinform (Person)</text:p>
      <text:p text:style-name="P4">
Publisher: Укринформ (Organization)</text:p>
      <text:p text:style-name="P4">
Published Time: 2023-06-25T-2:13:07+03:00</text:p>
      <text:p text:style-name="P4">
Modified Time: 2023-06-25T20:13:07+03:00</text:p>
      <text:p text:style-name="P4">
Description: Ukrainian athlete Yaroslav Maguchikh won a gold medal at European Games. - Ukrinform.</text:p>
      <text:p text:style-name="P4">
Images: ['<text:a xlink:type="simple" xlink:href="https://static.ukrinform.com/photos/2023_06/thumb_files/630_360_1687713118-825.jpg" text:style-name="Internet_20_link" text:visited-style-name="Visited_20_Internet_20_Link">
630_360_16877...</text:a>
']</text:p>
      <text:p text:style-name="P4">
Tags: ['Легка атлетика', 'Ярослава Магучіх', 'Європейські ігри']</text:p>
      <text:p text:style-name="P4">
Type: Article</text:p>
      <!--METADATA-->
      <text:p text:style-name="P4">
<draw:frame draw:style-name="fr1" draw:name="Image36" text:anchor-type="as-char" svg:width="6.9236in" svg:height="3.956343in" draw:z-index="0">
<draw:image xlink:href="../Images/yкринформ/2023-06-25T-2-13-07-03-00/630_360_1687713118-825.jpg" xlink:type="simple" xlink:show="embed" xlink:actuate="onLoad" draw:mime-type="image/jpeg"/>
</draw:frame>
The Ukrainian manual of Yaroslav Maguchikh won a gold medal at European Games.</text:p>
      <text:p text:style-name="P4">
In height jumping, she showed a result of 1.97 meters and became the best division, Ukrinform reports.</text:p>
      <text:p text:style-name="P4">
None of the athletes of the first and third divisions were able to survive the result of Ukrainian.</text:p>
      <text:p text:style-name="P4">
<text:span text:style-name="T4">
 Read also: </text:span>
 <text:a xlink:type="simple" xlink:href="https://www.ukrinform.ua/rubric-sports/3727544-sereda-ta-boluh-zavouvali-zoloto-u-sinhronnih-stribkah-u-vodu-z-10metrovoi-viski-na-evropejskih-igrah.html" text:style-name="Internet_20_link" text:visited-style-name="Visited_20_Internet_20_Link">
<text:span text:style-name="T4">
 Wednesday </text:span>
 and painch won "gold" in synchronous jumps into water from a 10-meter tower at European Games</text:a>
It is the 11th gold of Ukrainian in all competitions of the season-2023. Only one razumaghikh ended the competition with the second-in the qualification of Euro 2023 in a premises, where she finally won "gold" in the finals.</text:p>
      <text:p text:style-name="P4">
Photo: Getty Images</text:p>
      <text:p text:style-name="P4">
News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After the unsuccessful rebellion, Putin's two planes returned to Moscow - Roszma</text:span>
</text:h>
      <text:p text:style-name="P4">
Authors: Ukrinform (Person)</text:p>
      <text:p text:style-name="P4">
Publisher: Укринформ (Organization)</text:p>
      <text:p text:style-name="P4">
Published Time: 2023-06-25T-3:13:00+03:00</text:p>
      <text:p text:style-name="P4">
Modified Time: 2023-06-25T20:13:00+03:00</text:p>
      <text:p text:style-name="P4">
Description: Two planes of the special flight detachment "Russia" used by Russian President Vladimir Putin returned to Moscow on the night of June 25 after the unsuccessful rebellion of the Wagner PEC, headed by Yevgeny Prigogin. - Ukrinform.</text:p>
      <text:p text:style-name="P4">
Images: ['<text:a xlink:type="simple" xlink:href="https://static.ukrinform.com/photos/2018_09/thumb_files/630_360_1536748525-9826.jpg" text:style-name="Internet_20_link" text:visited-style-name="Visited_20_Internet_20_Link">
630_360_15367...</text:a>
']</text:p>
      <text:p text:style-name="P4">
Tags: ['Літак', 'Путін', 'Росія', 'Пригожин']</text:p>
      <text:p text:style-name="P4">
Type: Article</text:p>
      <!--METADATA-->
      <text:p text:style-name="P4">
<draw:frame draw:style-name="fr1" draw:name="Image37" text:anchor-type="as-char" svg:width="6.9236in" svg:height="3.956343in" draw:z-index="0">
<draw:image xlink:href="../Images/yкринформ/2023-06-25T-3-13-00-03-00/630_360_1536748525-9826.jpg" xlink:type="simple" xlink:show="embed" xlink:actuate="onLoad" draw:mime-type="image/jpeg"/>
</draw:frame>
The two -flyers of the special flight detachment "Russia" used by the President of RFVvolodir Putin returned to Moscow on the night of June 25 after the bad -browned PEC "Wagner", headed by Yevgeny Prigogin.</text:p>
      <text:p text:style-name="P4">
According to Ukrinform, it follows from the data of Flightradar24 service, to the attention of "<text:a xlink:type="simple" xlink:href="https://t.me/agentstvonews/3564" text:style-name="Internet_20_link" text:visited-style-name="Visited_20_Internet_20_Link">
Agency</text:a>
”.</text:p>
      <text:p text:style-name="P4">
It's about two <text:a xlink:type="simple" xlink:href="https://www.ukrinform.ua/tag-litak" text:style-name="Internet_20_link" text:visited-style-name="Visited_20_Internet_20_Link">
planes</text:a>
-IL-96-300PU with RA-96021 and IL-96-300PU with the onboard number RA-96022.</text:p>
      <text:p text:style-name="P4">
Roszma wrote on Saturday that Putin Il-96-300 PU, equipped with equipment for the army, flew from the airport to Dnacus in the direction of St. Petersburg24 on June 24 at 14:16 Moscow time. In the Tver area, where one is one of Putin's residences, the plane disappeared from the radars.</text:p>
      <text:p text:style-name="P4">
According to the Flightradar24 service, the first aircraft on the night of June 25 at about 02: 00 dumped system of detection over the Tver region. After flying to Moscow, he circled for 15 minutes above the Moscow city of Chekhov and landed O03: 43.</text:p>
      <text:p text:style-name="P4">
Another aircraft turned on the detection system at 01:13 also in the Tver region. He landed in Moscow at 01:50. From where both planes flew, it is unknown.</text:p>
      <text:p text:style-name="P4">
The Russian Presidential spokesman Dmitry Peskov denied that Putin had left Moscow on June 24. He claimed that the president was working in the Kremlin.</text:p>
      <text:p text:style-name="P4">
<text:span text:style-name="T4">
 Read also: </text:span>
 <text:a xlink:type="simple" xlink:href="https://www.ukrinform.ua/rubric-world/3727525-u-prigozina-zaavili-so-vin-ne-na-zvazku-zmi.html" text:style-name="Internet_20_link" text:visited-style-name="Visited_20_Internet_20_Link">
in Prigogine stated that he was "not in touch" - media</text:a>
As <text:a xlink:type="simple" xlink:href="https://www.ukrinform.ua/rubric-other_news/3727120-zakolot-prigozina-vse-so-vidomo-na-cej-moment.html" text:style-name="Internet_20_link" text:visited-style-name="Visited_20_Internet_20_Link">
reported</text:a>
, the head of the Wagner PEC Yevhen Prigogin announced Demarsh of the Anti -Russian Military leadership on June 23, in particular against the Minister of Defense of the Russian Federation Sergiyashah. Wagner has established control of military sites in Rostov-on-Don. Prigogine declared his intention to reach Moscow, and in the evening on June 24, he reported that <text:a xlink:type="simple" xlink:href="https://www.ukrinform.ua/rubric-world/3727347-prigozin-rozvertae-koloni-vagnerivciv-do-polovih-taboriv-roszmi.html" text:style-name="Internet_20_link" text:visited-style-name="Visited_20_Internet_20_Link">
departing the fighters of the group to the field camps</text:a>
 .</text:p>
      <text:p text:style-name="P4">
News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5T-3:26:00</text:p>
      <text:p text:style-name="P4">
Location: Bilohorivka (Latitude:48.92013 Longtitude:38.24118)</text:p>
      <text:p text:style-name="P4">
Videos: []</text:p>
      <text:p text:style-name="P4">
Images: []</text:p>
      <text:p text:style-name="P4">
Tags: ["Russia"]</text:p>
      <text:p text:style-name="P4">
Id: 22571613</text:p>
      <!--METADATA-->
      <text:p text:style-name="P4">
At Lyman direction Russian army shelled Nevske and Bilohorivka of Luhanskregion and Torske, Serebryanka, Verkhnokamyanske, Spirne and Rozdolivka ofDonetsk region. Russian aviation conducted airstrikes at Bilohorivka ofLuhansk region, - General Staff of Armed Forces of Ukraine says in the morningreport</text:p>
      <text:p text:style-name="P4">
News Collection Link: <text:a xlink:type="simple" xlink:href="https:\/\/liveuamap.com\/en\/2023\/25-june-at-lyman-direction-russian-army-shelled-nevske-and" text:style-name="Internet_20_link" text:visited-style-name="Visited_20_Internet_20_Link">
https:\/\/liveuamap.com\/en\/2023\/25-june-at-lyman-direction-russian-army-shelled-nevske-and</text:a>
</text:p>
      <text:p text:style-name="P4">
News Source: <text:a xlink:type="simple" xlink:href="https://t.me/lumsrc/5184" text:style-name="Internet_20_link" text:visited-style-name="Visited_20_Internet_20_Link">
https://t.me/lumsrc/5184</text:a>
</text:p>
      <!--NEWS-->
      <text:h text:style-name="P10" text:outline-level="1">
<text:span text:style-name="T4">
Reznikov commented on the current counter -offensive as a “preparatory operation”</text:span>
</text:h>
      <text:p text:style-name="P4">
Authors: Ukrinform (Person)</text:p>
      <text:p text:style-name="P4">
Publisher: Укринформ (Organization)</text:p>
      <text:p text:style-name="P4">
Published Time: 2023-06-25T-4:01:00+03:00</text:p>
      <text:p text:style-name="P4">
Modified Time: 2023-06-25T20:01:00+03:00</text:p>
      <text:p text:style-name="P4">
Description: Defense Minister Alexei Reznikov believes that 2023 will be a turning point and Ukraine should win the war.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ЗСУ', 'Резніков', 'Війна з Росією', 'Контрнаступ']</text:p>
      <text:p text:style-name="P4">
Type: Article</text:p>
      <!--METADATA-->
      <text:p text:style-name="P4">
<draw:frame draw:style-name="fr1" draw:name="Image41" text:anchor-type="as-char" svg:width="6.9236in" svg:height="3.956343in" draw:z-index="0">
<draw:image xlink:href="../Images/yкринформ/2023-06-25T-4-01-00-03-00/630_360_1678276922-524.jpg" xlink:type="simple" xlink:show="embed" xlink:actuate="onLoad" draw:mime-type="image/jpeg"/>
</draw:frame>
Ministry of Ministry Alexei Reznikov believes that 2023 will be a turning point and Ukraine is winning in the war.</text:p>
      <text:p text:style-name="P4">
He said this in an interview <text:a xlink:type="simple" xlink:href="https://www.foxnews.com/world/reporters-notebook-one-step-closer-victory-ukraine-counteroffensive-underway" text:style-name="Internet_20_link" text:visited-style-name="Visited_20_Internet_20_Link">
Fox News</text:a>
, reports Ukrinform.</text:p>
      <text:p text:style-name="P4">
"I feel that we will win in this war because we are fighting for our country. This year will be a turning point," he said, adding that we must win, our idea is.</text:p>
      <text:p text:style-name="P4">
According to him, the expectations of the result from the counter -offensive of the Armed Forces were inflated, Assam Ukraine is very careful not to put on the danger of its brave immotivated fighters. "We try to save their(Ukrainian military - ed.)Life, "Reznikov said. He described the Russian approach to the use of troops as a" meat grinder ".</text:p>
      <text:p text:style-name="P4">
He added that the current actions of the Armed Forces are not the main offensive. The Minister described the Chimanevra as a certain "preparatory operation", recognizing that <text:a xlink:type="simple" xlink:href="https://www.ukrinform.ua/tag-rosijski-vijskovi" text:style-name="Internet_20_link" text:visited-style-name="Visited_20_Internet_20_Link">
Russians</text:a>
They built "very strongboron lines".</text:p>
      <text:p text:style-name="P4">
However, he said, as soon as the counter -offensive begins, it will be successful.</text:p>
      <text:p text:style-name="P4">
Reznikov also stated that Ukraine considers Ukraine to be realistic. "Yapoda is that we will be a full member(NATO - order.)But it needs it, "he said, adding that it is in the interests of the Alliance themselves, because Ukraine knows how to" win and restrain the Russian armed forces, " - said.</text:p>
      <text:p text:style-name="P4">
As for Putin's nuclear threats, the Minister said it considers it a bluff. "Personally, it sounds like a bluff. I think that the civilized world has arguments of Anti, to convince him," he said.</text:p>
      <text:p text:style-name="P4">
*!(https://www.ukrinform.ua/rubric-ato/3727449-zsu-vikoristovuut-dosvid-persih-tizniv-nastupu-ta-dosagaut-progresu-britanska-rozvidka.html)Reznikov, commenting on the words of US Secretary of State Anthony Blinken that the success of the counter -offensive can put Kiev in a better position in negotiations with Moscow, stated that there would be no negotiations with Russia until the border of Ukraine was restored in 1991.</text:p>
      <text:p text:style-name="P4">
"We will be ready to discuss the post -war coexistence with Russia as they get out of our land," he said.</text:p>
      <text:p text:style-name="P4">
News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JSU Bakhmut Directio Rusian of the Army Shelled Vasukivka, Minkivka, Orikhovo-Vasylivka, Bogdanivka ...</text:span>
</text:h>
      <text:p text:style-name="P4">
Authors: liveuamap (Language: en)</text:p>
      <text:p text:style-name="P4">
Time: 2023-06-25T-5:26:00</text:p>
      <text:p text:style-name="P4">
Location: Novhorods'ke, Donetsk Oblast (Latitude:48.3324 Longtitude:37.84361)</text:p>
      <text:p text:style-name="P4">
Videos: []</text:p>
      <text:p text:style-name="P4">
Images: []</text:p>
      <text:p text:style-name="P4">
Tags: ["Russia"]</text:p>
      <text:p text:style-name="P4">
Id: 22571611</text:p>
      <!--METADATA-->
      <text:p text:style-name="P4">
At Bakhmut direction Russian army shelled Vasukivka, Minkivka, Orikhovo-Vasylivka, Bohdanivka, Chasiv Yar, Ivanivske, Ozaryanivka and New York ofDonetsk region, - General Staff of Armed Forces of Ukraine says in the morningreport</text:p>
      <text:p text:style-name="P4">
News Collection Link: <text:a xlink:type="simple" xlink:href="https:\/\/liveuamap.com\/en\/2023\/25-june-at-bakhmut-direction-russian-army-shelled-vasukivka" text:style-name="Internet_20_link" text:visited-style-name="Visited_20_Internet_20_Link">
https:\/\/liveuamap.com\/en\/2023\/25-june-at-bakhmut-direction-russian-army-shelled-vasukivka</text:a>
</text:p>
      <text:p text:style-name="P4">
News Source: <text:a xlink:type="simple" xlink:href="https://t.me/lumsrc/5185" text:style-name="Internet_20_link" text:visited-style-name="Visited_20_Internet_20_Link">
https://t.me/lumsrc/5185</text:a>
</text:p>
      <!--NEWS-->
      <text:h text:style-name="P10" text:outline-level="1">
<text:span text:style-name="T4">
In Rivne there was a fight with a massacre - three people were hospitalized</text:span>
</text:h>
      <text:p text:style-name="P4">
Authors: Ukrinform (Person)</text:p>
      <text:p text:style-name="P4">
Publisher: Укринформ (Organization)</text:p>
      <text:p text:style-name="P4">
Published Time: 2023-06-25T-6:46:00+03:00</text:p>
      <text:p text:style-name="P4">
Modified Time: 2023-06-25T19:46:00+03:00</text:p>
      <text:p text:style-name="P4">
Description: In Rivne, three people with knife wounds were hospitalized after the night fight. - Ukrinform.</text:p>
      <text:p text:style-name="P4">
Images: ['<text:a xlink:type="simple" xlink:href="https://static.ukrinform.com/photos/2023_06/thumb_files/630_360_1687711400-435.jpg" text:style-name="Internet_20_link" text:visited-style-name="Visited_20_Internet_20_Link">
630_360_16877...</text:a>
']</text:p>
      <text:p text:style-name="P4">
Tags: ['Бійка', 'Поранені', 'Рівне', 'Різанина']</text:p>
      <text:p text:style-name="P4">
Type: Article</text:p>
      <!--METADATA-->
      <text:p text:style-name="P4">
<draw:frame draw:style-name="fr1" draw:name="Image42" text:anchor-type="as-char" svg:width="6.9236in" svg:height="3.956343in" draw:z-index="0">
<draw:image xlink:href="../Images/yкринформ/2023-06-25T-6-46-00-03-00/630_360_1687711400-435.jpg" xlink:type="simple" xlink:show="embed" xlink:actuate="onLoad" draw:mime-type="image/jpeg"/>
</draw:frame>
Three people with knife wounds were hospitalized in the middle of the night fight.</text:p>
      <text:p text:style-name="P4">
About it in <text:a xlink:type="simple" xlink:href="https://www.facebook.com/police.in.Rivne.region/posts/pfbid0SgN513RQ15sC6F5Y4ea4ZGGEghaA2vbRXfhV4rkTKFQxPLQQYvpPBUX2iqqWYnNjl" text:style-name="Internet_20_link" text:visited-style-name="Visited_20_Internet_20_Link">
Facebook</text:a>
The police reports of Rivne region, Ukrinform reports.</text:p>
      <text:p text:style-name="P4">
“On June 24, at 23:55, police received a report of doctors that the fast workers provided assistance to three men with knife <text:a xlink:type="simple" xlink:href="https://www.ukrinform.ua/tag-poraneni" text:style-name="Internet_20_link" text:visited-style-name="Visited_20_Internet_20_Link">
wounds</text:a>
”, - the police said.</text:p>
      <text:p text:style-name="P4">
According to them, the incident happened on Sobornaya Street. It is known that the fight occurred during a sudden conflict between eight men. During the clashes and scaphanins, one of them took the knife to which the opponents struck.</text:p>
      <text:p text:style-name="P4">
Police said that a 26-year-old plain with a penetrating injury of the thorax was hospitalized. In addition, a 21-year-old resident of the village of Malinskdiacdiagnosis of a stab-nosed wound of the hand, and his 26-year-old villagers-Koloto-Novea wounds of the leg: medical care was provided at the scene.</text:p>
      <text:p text:style-name="P4">
<text:span text:style-name="T4">
 Read also: </text:span>
 <text:a xlink:type="simple" xlink:href="https://www.ukrinform.ua/rubric-world/3720015-u-francii-colovik-vlastuvav-rizaninu-na-ditacomu-majdanciku-e-poraneni.html" text:style-name="Internet_20_link" text:visited-style-name="Visited_20_Internet_20_Link">
in France a man staged <text:span text:style-name="T4">
 massacre </text:span>
 on the children's site, are wounded</text:a>
Investigators of Rivne RUP began a pre -trial investigation.</text:p>
      <text:p text:style-name="P4">
<text:span text:style-name="T5">
Foto: police of Rivne region</text:span>
</text:p>
      <text:p text:style-name="P4">
News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JSC Avdiivka Directio Rusian Army Shelled Novoalexandrivka, Ceramics, Novokalin, Avdiii ...</text:span>
</text:h>
      <text:p text:style-name="P4">
Authors: liveuamap (Language: en)</text:p>
      <text:p text:style-name="P4">
Time: 2023-06-25T-7:26:00</text:p>
      <text:p text:style-name="P4">
Location: Donetsk Oblast (Latitude:48.06168 Longtitude:37.57616)</text:p>
      <text:p text:style-name="P4">
Videos: []</text:p>
      <text:p text:style-name="P4">
Images: []</text:p>
      <text:p text:style-name="P4">
Tags: ["Russia"]</text:p>
      <text:p text:style-name="P4">
Id: 22571610</text:p>
      <!--METADATA-->
      <text:p text:style-name="P4">
At Avdiyivka direction Russian army shelled Novooleksandrivka, Keramik,Novokalynove, Avdiyivka, Syeverne, Vodyane, Umanske, Vesele, Karlivka,Pervomayske and Nevelske of Donetsk region. Russian aviation conductedairstrikes at Avdiyivka and Syeverne of Donetsk region, - General Staff ofArmed Forces of Ukraine says in the morning report</text:p>
      <text:p text:style-name="P4">
News Collection Link: <text:a xlink:type="simple" xlink:href="https:\/\/liveuamap.com\/en\/2023\/25-june-at-avdiyivka-direction-russian-army-shelled-novooleksandrivka" text:style-name="Internet_20_link" text:visited-style-name="Visited_20_Internet_20_Link">
https:\/\/liveuamap.com\/en\/2023\/25-june-at-avdiyivka-direction-russian-army-shelled-novooleksandrivka</text:a>
</text:p>
      <text:p text:style-name="P4">
News Source: <text:a xlink:type="simple" xlink:href="https://t.me/lumsrc/5186" text:style-name="Internet_20_link" text:visited-style-name="Visited_20_Internet_20_Link">
https://t.me/lumsrc/5186</text:a>
</text:p>
      <!--NEWS-->
      <text:h text:style-name="P10" text:outline-level="1">
<text:span text:style-name="T4">
The Armed Forces per day struck three art units and the management point of the Russians</text:span>
</text:h>
      <text:p text:style-name="P4">
Authors: Ukrinform (Person)</text:p>
      <text:p text:style-name="P4">
Publisher: Укринформ (Organization)</text:p>
      <text:p text:style-name="P4">
Published Time: 2023-06-25T-7:45:00+03:00</text:p>
      <text:p text:style-name="P4">
Modified Time: 2023-06-25T19:45:00+03:00</text:p>
      <text:p text:style-name="P4">
Description: The forces of Ukraine's defense for the day were struck by three artillery units in fire positions, management point and ammunition composition of the Russian army. - Ukrinform.</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ЗСУ', 'Російські військові', 'Війна з Росією', '#stoprussia']</text:p>
      <text:p text:style-name="P4">
Type: Article</text:p>
      <!--METADATA-->
      <text:p text:style-name="P4">
<draw:frame draw:style-name="fr1" draw:name="Image45" text:anchor-type="as-char" svg:width="6.9236in" svg:height="3.956343in" draw:z-index="0">
<draw:image xlink:href="../Images/yкринформ/2023-06-25T-7-45-00-03-00/630_360_1687346859-983.jpg" xlink:type="simple" xlink:show="embed" xlink:actuate="onLoad" draw:mime-type="image/jpeg"/>
</draw:frame>
For the day, three artillery units at fire positions, the management point and the ammunition composition of the Russian army were struck during the day.</text:p>
      <text:p text:style-name="P4">
According to Ukrinform, the General Staff of the Armed Forces of Ukraine reports UV <text:a xlink:type="simple" xlink:href="https://www.facebook.com/GeneralStaff.ua/posts/pfbid0h6auhdncgscLYSDXCioujycedJMhht18rZg4tkdKZHo6vXUXmjNytm6jN9jrn1sbl" text:style-name="Internet_20_link" text:visited-style-name="Visited_20_Internet_20_Link">
Facebook</text:a>
.</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Destroyed the reconnaissance unpopular-operative-tactical level.</text:p>
      <text:p text:style-name="P4">
The General Staff emphasizes that the Russian Federation continues to kill the peace of Ukraine, and continues to ignore the laws and customs of war, uses taktics of terror, strikes, shells both military and foreign objects.</text:p>
      <text:p text:style-name="P4">
<text:span text:style-name="T4">
 Read also: </text:span>
 <text:a xlink:type="simple" xlink:href="https://www.ukrinform.ua/rubric-ato/3727471-pvk-vagner-moze-atakuvati-kiiv-z-bilorusi-britanskij-general.html" text:style-name="Internet_20_link" text:visited-style-name="Visited_20_Internet_20_Link">
Wagner PVC can attack Kiev with <text:span text:style-name="T4">
 Belarus </text:span>
 -British General</text:a>
So, tonight, the Russians used 6 anti-aircraft guided missiles with C-300 mini objects in the Zaporizhzhya region. In addition, during the precursor he caused 25 aviation strikes, also carried out more than 30 shelling of the reactive volley fire systems at the positions of Ukrainian troops and inhabited donations.</text:p>
      <text:p text:style-name="P4">
The likelihood of rocket and aviation strikes throughout Ukraine is high.</text:p>
      <text:p text:style-name="P4">
Russian troops continue to focus on the <text:span text:style-name="T4">
 Liman, </text:span>
<text:span text:style-name="T4">
 Bakhmutsky </text:span>
 and <text:span text:style-name="T4">
 Marinski </text:span>
 Directions, more than 20 fighting took place during the day.</text:p>
      <text:p text:style-name="P4">
On <text:span text:style-name="T4">
 Volynskyi </text:span>
 and <text:span text:style-name="T4">
 Polissya </text:span>
 directions are the operational situation of non -significant changes. No signs of formation of offensive groups were detected.</text:p>
      <text:p text:style-name="P4">
On <text:span text:style-name="T4">
 Siverskyi </text:span>
 and <text:span text:style-name="T4">
 Slobozhansky </text:span>
 the aggressor retains military adventure, continues sabotage and intelligence activities in border areas of Ukraine.</text:p>
      <text:p text:style-name="P4">
*!(https://www.ukrinform.ua/rubric-ato/3727568-na-tavrijskomu-napramku-za-dobu-rosiani-vtratili-majze-tri-roti.html)</text:p>
      <text:p text:style-name="P4">
Also, the aggressor made mortar and artillery shelling of the settlements Gravemachka, Timonovichi of Chernihiv region; Walking, Malushine, Cossack, Divination, Iskrykivshchyna, Pavlovka, Katerynivka of Sumy region, as well as Udi, veterinary, granue, Cossack Lopan, Krasne, Old Tarits , Vilkhvatka, Chugunivka, Grigorivka, Odrada in Kharkiv region.</text:p>
      <text:p text:style-name="P4">
On the <text:span text:style-name="T4">
 Kupyansky </text:span>
 the direction of artillery and mortar shelling of the Russian Wywajsk suffered a well, Krasne first, Figolivka, Novomlinsk, two -year, Western, Masutivka, Kislivka and Berestovo of Kharkiv region.</text:p>
      <text:p text:style-name="P4">
On the <text:span text:style-name="T4">
 Liman </text:span>
 the aggressor carried out unsuccessful offensive actions of the Razdolivka. The artillery shelling was suffered by Nevsko and Bigorivka region and Torke, Serebryanka, Verkhnyamyanskoye, controversial Izdolivka in Donetsk region.</text:p>
      <text:p text:style-name="P4">
<text:span text:style-name="T4">
 Read also: </text:span>
 <text:a xlink:type="simple" xlink:href="https://www.ukrinform.ua/rubric-ato/3727011-bilij-dim-zalisae-pravo-komentuvati-tempi-ta-riven-skladnosti-kontrnastupu-za-ukrainou.html" text:style-name="Internet_20_link" text:visited-style-name="Visited_20_Internet_20_Link">
White House leaves the right to comment on the pace and level of difficulty <text:span text:style-name="T4">
 counter -offensive </text:span>
 in Ukraine</text:a>
On <text:span text:style-name="T4">
 Bakhmutsky </text:span>
 the Russian troops conducted unsuccessful offensive divers of the districts of Grigorivka and Minkivka of Donetsk region. The dry beam was struck in Donetsk region. Vasyukivka, Minakivka, Orikhovo-Vasylivka, Bogdanivka, Yar, Ivanivske, Pazarivka and New York, Donetsk region, were surprised by enemy artillery.</text:p>
      <text:p text:style-name="P4">
At <text:span text:style-name="T4">
 Avdiivsky </text:span>
 the enemy struck the enemy in the Avdiivka area. Artillery shelling of the districts of Berdychi, Avdiivka, Vodyane, Karlovka and Pervomaisk.</text:p>
      <text:p text:style-name="P4">
On <text:span text:style-name="T4">
 Marinski </text:span>
 the Russian army conducted offensive actions in the Marinka, there was no success. The aggressor also struck Bilyrasnogorovka. At the same time, the enemy made artillery shelling of the inhabited donations of acute, St. George and Marinka of Donetsk region.</text:p>
      <text:p text:style-name="P4">
At the <text:span text:style-name="T4">
 Shakhtarsky </text:span>
 the enemy struck the enemy in the areas of the pumping and the fertile. In addition, he was fired at the settlements Paraskaskovka, Novomikhailivka, Kalledar, Storozhevo, Makarivka, Novosilka Tanovopil of Donetsk region.</text:p>
      <text:p text:style-name="P4">
<text:span text:style-name="T4">
 Read also: </text:span>
 [Germany in collaboration with the United States plans to put in Ukraine up to 30 Gepard] this year](https://www.ukrinform.ua/rubric-ato/3727260-nimeccina-u-spivpraci-zi-ssa-planue-cogoric-postaviti-v-ukrainu-se-do-30-gepard.html)</text:p>
      <text:p text:style-name="P4">
In addition, the enemy made artillery shelling of about 30 inhabited donations, including Temyrivka, Novodarivka, Levadne, Olgiv, Malynivka, Green Guy, a lull Guliaypole of Zaporizhzhya region; Nikopol of Dnipropetrovsk; Milove, Berislav, Cossack, Lviv, Mykilsk, Antonovka, Zelenivka, Kherson, Dniprovske Kherson region and Ochakov in Mykolaiv region.</text:p>
      <text:p text:style-name="P4">
As reported by Ukrinform, the forces of defense of Ukraine <text:a xlink:type="simple" xlink:href="https://www.ukrinform.ua/rubric-ato/3727399-sili-oboroni-likviduvali-vze-224-630-rosian.html" text:style-name="Internet_20_link" text:visited-style-name="Visited_20_Internet_20_Link">
</text:a>
From February 24, 2022 to June 25, 2023, about [224 thousand 630 Russian invaders] were liquidated](https://www.ukrinform.ua/rubric-ato/3727399-sili-oboroni-likviduvali-vze-224-630-rosian.html), and 720 more - in the past day.</text:p>
      <text:p text:style-name="P4">
News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Ukrainian fighters in a day advanced on the flanks around Bakhmut to a kilometer - abdomen</text:span>
</text:h>
      <text:p text:style-name="P4">
Authors: Ukrinform (Person)</text:p>
      <text:p text:style-name="P4">
Publisher: Укринформ (Organization)</text:p>
      <text:p text:style-name="P4">
Published Time: 2023-06-25T-8:31:00+03:00</text:p>
      <text:p text:style-name="P4">
Modified Time: 2023-06-25T19:31:00+03:00</text:p>
      <text:p text:style-name="P4">
Description: During the day, the defense forces took place on the southern and northern flanks around Bakhmut from 600 to 1000 meters.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Контрнаступ', 'Єдині новини']</text:p>
      <text:p text:style-name="P4">
Type: Article</text:p>
      <!--METADATA-->
      <text:p text:style-name="P4">
<draw:frame draw:style-name="fr1" draw:name="Image46" text:anchor-type="as-char" svg:width="6.9236in" svg:height="3.956343in" draw:z-index="0">
<draw:image xlink:href="../Images/yкринформ/2023-06-25T-8-31-00-03-00/630_360_1675335452-443.jpg" xlink:type="simple" xlink:show="embed" xlink:actuate="onLoad" draw:mime-type="image/jpeg"/>
</draw:frame>
The defense went on the southern and northern flanks around Bakhmut from 600 to 1000 meters.</text:p>
      <text:p text:style-name="P4">
According to the Ukrinform correspondent, the spokesman of the Eastern Urell of the Armed Forces Sergey Cherevaty said this on the air of the Teleterna "One News".</text:p>
      <text:p text:style-name="P4">
"In the Bakhmut direction, the defense forces keep the initiative and continue the arguments, close <text:a xlink:type="simple" xlink:href="https://www.ukrinform.ua/tag-rosijski-vijskovi" text:style-name="Internet_20_link" text:visited-style-name="Visited_20_Internet_20_Link">
enemy</text:a>
. A day was traveled on the southern, northern flanks of Ovar Bakhmut from 600 to 1000 meters, "Cherevaty said.</text:p>
      <text:p text:style-name="P4">
He noted that the forces of defense during the day destroyed 186 invaders, wounded 224 tasked 8 people. The tank, infantry fighting machine, two-day artillery installations, two rocket launchers, three anti-tank complexes, three MSTA-B guns, the arrow-receptacle complex "Arrow-10", six field warehouses with ammunition were destroyed. Drones-Kamikadze "Lancet" and one drone "Orlan-10".</text:p>
      <text:p text:style-name="P4">
<text:span text:style-name="T4">
 Read also: </text:span>
 <text:a xlink:type="simple" xlink:href="https://www.ukrinform.ua/rubric-ato/3726811-na-bahmutskomu-napramku-sili-oboroni-znisili-tri-skladi-boepripasiv-voroga-cerevatij.html" text:style-name="Internet_20_link" text:visited-style-name="Visited_20_Internet_20_Link">
in the Bakhmut direction of defense force destroyed three enemy stores - <text:span text:style-name="T4">
 Cherry </text:span>
</text:a>
As reported <text:a xlink:type="simple" xlink:href="https://www.ukrinform.ua/rubric-ato/3727551-sili-oboroni-ukraini-za-tizden-znisili-majze-pat-tisac-vijskovih-rf.html" text:style-name="Internet_20_link" text:visited-style-name="Visited_20_Internet_20_Link">
Ukrinform</text:a>
, From June 19 to June 19 to June 25, nearly five thousand military Federation and 187 artillery systems were destroyed.</text:p>
      <text:p text:style-name="P4">
News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1 person wounded as result of artillery shelling in Nikopol district overnight</text:span>
</text:h>
      <text:p text:style-name="P4">
Authors: liveuamap (Language: en)</text:p>
      <text:p text:style-name="P4">
Time: 2023-06-25T02:30:00</text:p>
      <text:p text:style-name="P4">
Location: Zaporizhia (Latitude:47.56193 Longtitude:34.38789)</text:p>
      <text:p text:style-name="P4">
Videos: []</text:p>
      <text:p text:style-name="P4">
Images: ["<text:a xlink:type="simple" xlink:href="https://liveuamap.com/pics/2023/06/25/22571531_0.jpg" text:style-name="Internet_20_link" text:visited-style-name="Visited_20_Internet_20_Link">
22571531_0.jpg</text:a>
", "<text:a xlink:type="simple" xlink:href="https://liveuamap.com/pics/2023/06/25/22571531_1.jpg" text:style-name="Internet_20_link" text:visited-style-name="Visited_20_Internet_20_Link">
22571531_1.jpg</text:a>
", "<text:a xlink:type="simple" xlink:href="https://liveuamap.com/pics/2023/06/25/22571531_2.jpg" text:style-name="Internet_20_link" text:visited-style-name="Visited_20_Internet_20_Link">
22571531_2.jpg</text:a>
", "<text:a xlink:type="simple" xlink:href="https://liveuamap.com/pics/2023/06/25/22571531_3.jpg" text:style-name="Internet_20_link" text:visited-style-name="Visited_20_Internet_20_Link">
22571531_3.jpg</text:a>
"]</text:p>
      <text:p text:style-name="P4">
Tags: ["Europe", "Central and Eastern Europe"]</text:p>
      <text:p text:style-name="P4">
Id: 22571531</text:p>
      <!--METADATA-->
      <text:p text:style-name="P4">
1 person wounded as result of artillery shelling in Nikopol district overnight</text:p>
      <text:p text:style-name="P4">
<draw:frame draw:style-name="fr1" draw:name="Image47" text:anchor-type="as-char" svg:width="6.9236in" svg:height="5.1927in" draw:z-index="0">
<draw:image xlink:href="../Images/liveuamap/2023-06-25T02-30-00/22571531_0.jpg" xlink:type="simple" xlink:show="embed" xlink:actuate="onLoad" draw:mime-type="image/jpeg"/>
</draw:frame>
<draw:frame draw:style-name="fr1" draw:name="Image48" text:anchor-type="as-char" svg:width="6.9236in" svg:height="5.1927in" draw:z-index="0">
<draw:image xlink:href="../Images/liveuamap/2023-06-25T02-30-00/22571531_1.jpg" xlink:type="simple" xlink:show="embed" xlink:actuate="onLoad" draw:mime-type="image/jpeg"/>
</draw:frame>
<draw:frame draw:style-name="fr1" draw:name="Image49" text:anchor-type="as-char" svg:width="6.9236in" svg:height="5.1927in" draw:z-index="0">
<draw:image xlink:href="../Images/liveuamap/2023-06-25T02-30-00/22571531_2.jpg" xlink:type="simple" xlink:show="embed" xlink:actuate="onLoad" draw:mime-type="image/jpeg"/>
</draw:frame>
<draw:frame draw:style-name="fr1" draw:name="Image50" text:anchor-type="as-char" svg:width="6.9236in" svg:height="5.1927in" draw:z-index="0">
<draw:image xlink:href="../Images/liveuamap/2023-06-25T02-30-00/22571531_3.jpg" xlink:type="simple" xlink:show="embed" xlink:actuate="onLoad" draw:mime-type="image/jpeg"/>
</draw:frame>
News Collection Link: <text:a xlink:type="simple" xlink:href="https:\/\/liveuamap.com\/en\/2023\/25-june-1-person-wounded-as-result-of-artillery-shelling" text:style-name="Internet_20_link" text:visited-style-name="Visited_20_Internet_20_Link">
https:\/\/liveuamap.com\/en\/2023\/25-june-1-person-wounded-as-result-of-artillery-shelling</text:a>
</text:p>
      <text:p text:style-name="P4">
News Source: <text:a xlink:type="simple" xlink:href="https://t.me/dnepr_operativ/45069" text:style-name="Internet_20_link" text:visited-style-name="Visited_20_Internet_20_Link">
https://t.me/dnepr_operativ/45069</text:a>
</text:p>
      <!--NEWS-->
      <text:h text:style-name="P10" text:outline-level="1">
<text:span text:style-name="T4">
According to Russian Telegram channel Millerovo and Rostov airbases are still under Wagner PM...</text:span>
</text:h>
      <text:p text:style-name="P4">
Authors: liveuamap (Language: en)</text:p>
      <text:p text:style-name="P4">
Time: 2023-06-25T02:59:00</text:p>
      <text:p text:style-name="P4">
Location: Rostov, Rostovskaya oblast' (Latitude:47.25789 Longtitude:39.81812)</text:p>
      <text:p text:style-name="P4">
Videos: []</text:p>
      <text:p text:style-name="P4">
Images: []</text:p>
      <text:p text:style-name="P4">
Tags: ["Central and Eastern Europe", "Russia"]</text:p>
      <text:p text:style-name="P4">
Id: 22571532</text:p>
      <!--METADATA-->
      <text:p text:style-name="P4">
According to Russian Telegram channel Millerovo and Rostov airbases are stillunder Wagner PMC control</text:p>
      <text:p text:style-name="P4">
News Collection Link: <text:a xlink:type="simple" xlink:href="https:\/\/liveuamap.com\/en\/2023\/25-june-according-to-russian-telegram-channel-millerovo-and" text:style-name="Internet_20_link" text:visited-style-name="Visited_20_Internet_20_Link">
https:\/\/liveuamap.com\/en\/2023\/25-june-according-to-russian-telegram-channel-millerovo-and</text:a>
</text:p>
      <text:p text:style-name="P4">
News Source: <text:a xlink:type="simple" xlink:href="https://t.me/fighter_bomber/12909" text:style-name="Internet_20_link" text:visited-style-name="Visited_20_Internet_20_Link">
https://t.me/fighter_bomber/12909</text:a>
</text:p>
      <!--NEWS-->
      <text:h text:style-name="P10" text:outline-level="1">
<text:span text:style-name="T4">
1 person killed, 1 under the rubble after Russian shelling destroyed residential apartments b...</text:span>
</text:h>
      <text:p text:style-name="P4">
Authors: liveuamap (Language: en)</text:p>
      <text:p text:style-name="P4">
Time: 2023-06-25T03:14:36</text:p>
      <text:p text:style-name="P4">
Location: Kherson (Latitude:46.63432 Longtitude:32.61712)</text:p>
      <text:p text:style-name="P4">
Videos: []</text:p>
      <text:p text:style-name="P4">
Images: ["<text:a xlink:type="simple" xlink:href="https://liveuamap.com/pics/2023/06/25/22571534_0.jpg" text:style-name="Internet_20_link" text:visited-style-name="Visited_20_Internet_20_Link">
22571534_0.jpg</text:a>
", "<text:a xlink:type="simple" xlink:href="https://liveuamap.com/pics/2023/06/25/22571534_1.jpg" text:style-name="Internet_20_link" text:visited-style-name="Visited_20_Internet_20_Link">
22571534_1.jpg</text:a>
"]</text:p>
      <text:p text:style-name="P4">
Tags: ["Europe", "Central and Eastern Europe"]</text:p>
      <text:p text:style-name="P4">
Id: 22571534</text:p>
      <!--METADATA-->
      <text:p text:style-name="P4">
1 person killed, 1 under the rubble after Russian shelling destroyed residential apartments block<draw:frame draw:style-name="fr1" draw:name="Image51" text:anchor-type="as-char" svg:width="6.9236in" svg:height="8.157408in" draw:z-index="0">
<draw:image xlink:href="../Images/liveuamap/2023-06-25T03-14-36/22571534_0.jpg" xlink:type="simple" xlink:show="embed" xlink:actuate="onLoad" draw:mime-type="image/jpeg"/>
</draw:frame>
<draw:frame draw:style-name="fr1" draw:name="Image52" text:anchor-type="as-char" svg:width="6.9236in" svg:height="5.96295in" draw:z-index="0">
<draw:image xlink:href="../Images/liveuamap/2023-06-25T03-14-36/22571534_1.jpg" xlink:type="simple" xlink:show="embed" xlink:actuate="onLoad" draw:mime-type="image/jpeg"/>
</draw:frame>
News Collection Link: <text:a xlink:type="simple" xlink:href="https:\/\/liveuamap.com\/en\/2023\/25-june-1-person-killed-1-under-the-rubble-after-russian" text:style-name="Internet_20_link" text:visited-style-name="Visited_20_Internet_20_Link">
https:\/\/liveuamap.com\/en\/2023\/25-june-1-person-killed-1-under-the-rubble-after-russian</text:a>
</text:p>
      <text:p text:style-name="P4">
News Source: <text:a xlink:type="simple" xlink:href="https://t.me/babel/34492" text:style-name="Internet_20_link" text:visited-style-name="Visited_20_Internet_20_Link">
https://t.me/babel/34492</text:a>
</text:p>
      <!--NEWS-->
      <text:h text:style-name="P10" text:outline-level="1">
<text:span text:style-name="T4">
Blackout in several districts of Kyiv</text:span>
</text:h>
      <text:p text:style-name="P4">
Authors: liveuamap (Language: en)</text:p>
      <text:p text:style-name="P4">
Time: 2023-06-25T03:24:20</text:p>
      <text:p text:style-name="P4">
Location: Kyiv, Kyiv city (Latitude:50.46367 Longtitude:30.6288)</text:p>
      <text:p text:style-name="P4">
Videos: []</text:p>
      <text:p text:style-name="P4">
Images: []</text:p>
      <text:p text:style-name="P4">
Tags: ["Europe", "Central and Eastern Europe"]</text:p>
      <text:p text:style-name="P4">
Id: 22571539</text:p>
      <!--METADATA-->
      <text:p text:style-name="P4">
Blackout in several districts of Kyiv</text:p>
      <text:p text:style-name="P4">
News Collection Link: <text:a xlink:type="simple" xlink:href="https:\/\/liveuamap.com\/en\/2023\/25-june-blackout-in-several-districts-of-kyiv" text:style-name="Internet_20_link" text:visited-style-name="Visited_20_Internet_20_Link">
https:\/\/liveuamap.com\/en\/2023\/25-june-blackout-in-several-districts-of-kyiv</text:a>
</text:p>
      <text:p text:style-name="P4">
News Source: <text:a xlink:type="simple" xlink:href="https://t.me/kyiv_polit/36786" text:style-name="Internet_20_link" text:visited-style-name="Visited_20_Internet_20_Link">
https://t.me/kyiv_polit/36786</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6-25T04:26:00</text:p>
      <text:p text:style-name="P4">
Location: Vovchansk (Latitude:50.18064 Longtitude:37.61461)</text:p>
      <text:p text:style-name="P4">
Videos: []</text:p>
      <text:p text:style-name="P4">
Images: []</text:p>
      <text:p text:style-name="P4">
Tags: ["Russia"]</text:p>
      <text:p text:style-name="P4">
Id: 22571631</text:p>
      <!--METADATA-->
      <text:p text:style-name="P4">
At sivershchyna and slBozhanschyna directions Russian Army Shelledhalalahanivka of Chernihiv Region; Novovasylivka, Chuykivka, Rudenka, Fotovyzh, Volfyne of Sumy Region, Also Okip, Chervona Zorya, Veterynarne, Pylna, Kozachar, OHTSACHOPAN. IVKA OF KHARKIV REGION, -GENERAL STAFF OF ARMED FORCES OF UKRAINE SAYS IN THE MORNING Report</text:p>
      <text:p text:style-name="P4">
News Collection Link:(https:\/\/liveuamap.com\/en\/2023\/25-june-at-sivershchyna-and-slobozhanschyna-directions-russian)</text:p>
      <text:p text:style-name="P4">
News Source: <text:a xlink:type="simple" xlink:href="https://t.me/lumsrc/5182" text:style-name="Internet_20_link" text:visited-style-name="Visited_20_Internet_20_Link">
https://t.me/lumsrc/5182</text:a>
</text:p>
      <!--NEWS-->
      <text:h text:style-name="P10" text:outline-level="1">
<text:span text:style-name="T4">
Death toll after debris of  Russian missile hit a house in Solomyansky district of Kyiv incre...</text:span>
</text:h>
      <text:p text:style-name="P4">
Authors: liveuamap (Language: en)</text:p>
      <text:p text:style-name="P4">
Time: 2023-06-25T04:32:00</text:p>
      <text:p text:style-name="P4">
Location: Kyiv, Kyiv city (Latitude:50.42826 Longtitude:30.45292)</text:p>
      <text:p text:style-name="P4">
Videos: []</text:p>
      <text:p text:style-name="P4">
Images: ["<text:a xlink:type="simple" xlink:href="https://liveuamap.com/pics/2023/06/25/22571641_0.jpg" text:style-name="Internet_20_link" text:visited-style-name="Visited_20_Internet_20_Link">
22571641_0.jpg</text:a>
", "<text:a xlink:type="simple" xlink:href="https://liveuamap.com/pics/2023/06/25/22571641_1.jpg" text:style-name="Internet_20_link" text:visited-style-name="Visited_20_Internet_20_Link">
22571641_1.jpg</text:a>
", "<text:a xlink:type="simple" xlink:href="https://liveuamap.com/pics/2023/06/25/22571641_2.jpg" text:style-name="Internet_20_link" text:visited-style-name="Visited_20_Internet_20_Link">
22571641_2.jpg</text:a>
", "<text:a xlink:type="simple" xlink:href="https://liveuamap.com/pics/2023/06/25/22571641_3.jpg" text:style-name="Internet_20_link" text:visited-style-name="Visited_20_Internet_20_Link">
22571641_3.jpg</text:a>
"]</text:p>
      <text:p text:style-name="P4">
Tags: ["Europe", "Central and Eastern Europe"]</text:p>
      <text:p text:style-name="P4">
Id: 22571641</text:p>
      <!--METADATA-->
      <text:p text:style-name="P4">
Death toll after debris of Russian missile hit a house in Solomyansky districtof Kyiv increased to 5, rescuers still working on the site</text:p>
      <text:p text:style-name="P4">
<draw:frame draw:style-name="fr1" draw:name="Image53" text:anchor-type="as-char" svg:width="6.9236in" svg:height="5.071537in" draw:z-index="0">
<draw:image xlink:href="../Images/liveuamap/2023-06-25T04-32-00/22571641_0.jpg" xlink:type="simple" xlink:show="embed" xlink:actuate="onLoad" draw:mime-type="image/jpeg"/>
</draw:frame>
<draw:frame draw:style-name="fr1" draw:name="Image54" text:anchor-type="as-char" svg:width="6.9236in" svg:height="5.071537in" draw:z-index="0">
<draw:image xlink:href="../Images/liveuamap/2023-06-25T04-32-00/22571641_1.jpg" xlink:type="simple" xlink:show="embed" xlink:actuate="onLoad" draw:mime-type="image/jpeg"/>
</draw:frame>
<draw:frame draw:style-name="fr1" draw:name="Image55" text:anchor-type="as-char" svg:width="6.9236in" svg:height="9.231467in" draw:z-index="0">
<draw:image xlink:href="../Images/liveuamap/2023-06-25T04-32-00/22571641_2.jpg" xlink:type="simple" xlink:show="embed" xlink:actuate="onLoad" draw:mime-type="image/jpeg"/>
</draw:frame>
<draw:frame draw:style-name="fr1" draw:name="Image56" text:anchor-type="as-char" svg:width="6.9236in" svg:height="5.1927in" draw:z-index="0">
<draw:image xlink:href="../Images/liveuamap/2023-06-25T04-32-00/22571641_3.jpg" xlink:type="simple" xlink:show="embed" xlink:actuate="onLoad" draw:mime-type="image/jpeg"/>
</draw:frame>
News Collection Link: <text:a xlink:type="simple" xlink:href="https:\/\/liveuamap.com\/en\/2023\/25-june-death-toll-after-debris-of--russian-missile-hit-a" text:style-name="Internet_20_link" text:visited-style-name="Visited_20_Internet_20_Link">
https:\/\/liveuamap.com\/en\/2023\/25-june-death-toll-after-debris-of--russian-missile-hit-a</text:a>
</text:p>
      <text:p text:style-name="P4">
News Source: <text:a xlink:type="simple" xlink:href="https://t.me/info_zp/39243" text:style-name="Internet_20_link" text:visited-style-name="Visited_20_Internet_20_Link">
https://t.me/info_zp/3924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5T04:37:23</text:p>
      <text:p text:style-name="P4">
Location: Marinka, Donetsk Oblast (Latitude:47.939 Longtitude:37.50252)</text:p>
      <text:p text:style-name="P4">
Videos: []</text:p>
      <text:p text:style-name="P4">
Images: []</text:p>
      <text:p text:style-name="P4">
Tags: ["Russia"]</text:p>
      <text:p text:style-name="P4">
Id: 22571595</text:p>
      <!--METADATA-->
      <text:p text:style-name="P4">
Russian forces conducting offensive actions in Donetsk and Luhansk regions.Ukrainian military had 29 combat engagements with Russian forces nearBerestove, Vesele, Ivanivske, Maryinka, - General Staff of Armed Forces ofUkraine says in the morning report</text:p>
      <text:p text:style-name="P4">
News Collection Link: <text:a xlink:type="simple" xlink:href="https:\/\/liveuamap.com\/en\/2023\/25-june-russian-forces-conducting-offensive-actions-in-donetsk" text:style-name="Internet_20_link" text:visited-style-name="Visited_20_Internet_20_Link">
https:\/\/liveuamap.com\/en\/2023\/25-june-russian-forces-conducting-offensive-actions-in-donetsk</text:a>
</text:p>
      <text:p text:style-name="P4">
News Source: <text:a xlink:type="simple" xlink:href="https://t.me/lumsrc/5190" text:style-name="Internet_20_link" text:visited-style-name="Visited_20_Internet_20_Link">
https://t.me/lumsrc/5190</text:a>
</text:p>
      <!--NEWS-->
      <text:h text:style-name="P10" text:outline-level="1">
<text:span text:style-name="T4">
At Zaporizhzhia and Kherson directions Russian army shelled Novodarivka, Levadne, Poltavka, Z...</text:span>
</text:h>
      <text:p text:style-name="P4">
Authors: liveuamap (Language: en)</text:p>
      <text:p text:style-name="P4">
Time: 2023-06-25T04:43:06</text:p>
      <text:p text:style-name="P4">
Location: Ukraine (Latitude:47.4462 Longtitude:35.82865)</text:p>
      <text:p text:style-name="P4">
Videos: []</text:p>
      <text:p text:style-name="P4">
Images: []</text:p>
      <text:p text:style-name="P4">
Tags: ["Russia"]</text:p>
      <text:p text:style-name="P4">
Id: 22571605</text:p>
      <!--METADATA-->
      <text:p text:style-name="P4">
At zaporizhzhzhia and kherson directions Russian army Shelled Novodarivka, Levadne, Poltavka, Zaliznychne, Huliaipole, Huliaipils, Charivne, Biloohry, Biloohry, Bilogorya, Huliaipils Zhia Region and Nikopol of Dnipropetrovskregion; Dudchany, Beryslav, Vesele, Kozatske, Mykilske, Inzhenerne, Antonivka, Zenivka, Bilozerka, Dniprovske, Kizomys of Kherson Region. Russian AviationConducrated Aircrakes at Orikhiv, Novodanylivka, Robotyne of Zaporizhzhzhiaregion, - General Staff of Armed Forces of Ukraine Says in the Morning Report Report</text:p>
      <text:p text:style-name="P4">
News Collection Link:(https:\/\/liveuamap.com\/en\/2023\/25-june-at-zaporizhzhia-and-kherson-directions-russian-army)</text:p>
      <text:p text:style-name="P4">
News Source: <text:a xlink:type="simple" xlink:href="https://t.me/lumsrc/5189" text:style-name="Internet_20_link" text:visited-style-name="Visited_20_Internet_20_Link">
https://t.me/lumsrc/5189</text:a>
</text:p>
      <!--NEWS-->
      <text:h text:style-name="P10" text:outline-level="1">
<text:span text:style-name="T4">
JSC Shakhtar Directio Rusian Army Shelled Katerynivka, Bogoyavlenka, Novomikhailivka, Blue ...</text:span>
</text:h>
      <text:p text:style-name="P4">
Authors: liveuamap (Language: en)</text:p>
      <text:p text:style-name="P4">
Time: 2023-06-25T04:44:55</text:p>
      <text:p text:style-name="P4">
Location: Velyka Novosilka (Latitude:47.77487 Longtitude:36.80094)</text:p>
      <text:p text:style-name="P4">
Videos: []</text:p>
      <text:p text:style-name="P4">
Images: []</text:p>
      <text:p text:style-name="P4">
Tags: ["Russia"]</text:p>
      <text:p text:style-name="P4">
Id: 22571608</text:p>
      <!--METADATA-->
      <text:p text:style-name="P4">
AT Shakhtarske Direction Russian Army Shelled Katerynivka, Bohoyavlenka, Novomykhaylivka, Blahodatne, Vuhledar, Prechystivka, Zolota Nyvaua, NOVOUKA Russian Aviation Conducted Aircrakes Atprechystivka, Zolota Nyva, Makarivka, General Staff of Armed Forces ofukraine Says in the Morning Report</text:p>
      <text:p text:style-name="P4">
News Collection Link:(https:\/\/liveuamap.com\/en\/2023\/25-june-at-shakhtarske-direction-russian-army-shelled-katerynivka)</text:p>
      <text:p text:style-name="P4">
News Source: <text:a xlink:type="simple" xlink:href="https://t.me/lumsrc/5188" text:style-name="Internet_20_link" text:visited-style-name="Visited_20_Internet_20_Link">
https://t.me/lumsrc/5188</text:a>
</text:p>
      <!--NEWS-->
      <text:h text:style-name="P10" text:outline-level="1">
<text:span text:style-name="T4">
JSC Marinka Direcion Rusian Army Shelled Krasnogorivka, Marinka, Victory, St. George, Kur ...</text:span>
</text:h>
      <text:p text:style-name="P4">
Authors: liveuamap (Language: en)</text:p>
      <text:p text:style-name="P4">
Time: 2023-06-25T04:45:50</text:p>
      <text:p text:style-name="P4">
Location: Maryinka, Donetsk region (Latitude:48.01427 Longtitude:36.95698)</text:p>
      <text:p text:style-name="P4">
Videos: []</text:p>
      <text:p text:style-name="P4">
Images: []</text:p>
      <text:p text:style-name="P4">
Tags: ["Russia"]</text:p>
      <text:p text:style-name="P4">
Id: 22571609</text:p>
      <!--METADATA-->
      <text:p text:style-name="P4">
At Maryinka direction Russian army shelled Krasnohorivka, Maryinka, Pobyeda,Heorhiyivka, Kurakhove and Oleksiyivka of Donetsk region, - General Staff ofArmed Forces of Ukraine says in the morning report</text:p>
      <text:p text:style-name="P4">
News Collection Link: <text:a xlink:type="simple" xlink:href="https:\/\/liveuamap.com\/en\/2023\/25-june-at-maryinka-direction-russian-army-shelled-krasnohorivka" text:style-name="Internet_20_link" text:visited-style-name="Visited_20_Internet_20_Link">
https:\/\/liveuamap.com\/en\/2023\/25-june-at-maryinka-direction-russian-army-shelled-krasnohorivka</text:a>
</text:p>
      <text:p text:style-name="P4">
News Source: <text:a xlink:type="simple" xlink:href="https://t.me/lumsrc/5187" text:style-name="Internet_20_link" text:visited-style-name="Visited_20_Internet_20_Link">
https://t.me/lumsrc/5187</text:a>
</text:p>
      <!--NEWS-->
      <text:h text:style-name="P10" text:outline-level="1">
<text:span text:style-name="T4">
The Armed Forces Aviation has made 18 strokes on the enemy's positions destroyed</text:span>
</text:h>
      <text:p text:style-name="P4">
Authors: Ukrinform (Person)</text:p>
      <text:p text:style-name="P4">
Publisher: Укринформ (Organization)</text:p>
      <text:p text:style-name="P4">
Published Time: 2023-06-25T06:42:00+03:00</text:p>
      <text:p text:style-name="P4">
Modified Time: 2023-06-25T06:42:00+03:00</text:p>
      <text:p text:style-name="P4">
Description: The aircraft forces of defense for the last day made 18 beats in the areas of concentration of the enemy's personnel and destroyed the anti-aircraft missile complex. Six reconnaissance drones were also shot down. - Ukrinform.</text:p>
      <text:p text:style-name="P4">
Images: ['<text:a xlink:type="simple" xlink:href="https://static.ukrinform.com/photos/2023_02/thumb_files/630_360_1676998492-715.jpg" text:style-name="Internet_20_link" text:visited-style-name="Visited_20_Internet_20_Link">
630_360_16769...</text:a>
']</text:p>
      <text:p text:style-name="P4">
Tags: ['Авіація', 'Генштаб', 'Обстріл', 'ЗСУ', 'Війна з Росією']</text:p>
      <text:p text:style-name="P4">
Type: Article</text:p>
      <!--METADATA-->
      <text:p text:style-name="P4">
<draw:frame draw:style-name="fr1" draw:name="Image57" text:anchor-type="as-char" svg:width="6.9236in" svg:height="3.956343in" draw:z-index="0">
<draw:image xlink:href="../Images/yкринформ/2023-06-25T06-42-00-03-00/630_360_1676998492-715.jpg" xlink:type="simple" xlink:show="embed" xlink:actuate="onLoad" draw:mime-type="image/jpeg"/>
</draw:frame>
Aviation for the past 24 hours has made 18 beats in the areas of concentration of the enemy's personnel and destroyed the anti-aircraft missile complex. The Armed Forces also knocked down six exploration drones.</text:p>
      <text:p text:style-name="P4">
Such information was published by the General Staff of the Armed Forces on <text:a xlink:type="simple" xlink:href="https://www.facebook.com/GeneralStaff.ua/" text:style-name="Internet_20_link" text:visited-style-name="Visited_20_Internet_20_Link">
Facebook</text:a>
, reports Ukrinform.</text:p>
      <text:p text:style-name="P4">
"Over the past day, the enemy struck the territory of Ukraine by applying 40 winged missiles X-101/X-555, 9 Missiles X-22, 2 missiles of maritime" Caliber ", 2 anti-aircraft controlled missiles C-300 and 3 drones .Sils and air defense means 40 winged rockets-101/X-555, one winged rocket "Caliber" and three shock drones "Shahd". Prats of X-22 Russian terrorists directed in the cities of Dnipro and Kryvyi Rih, " .</text:p>
      <text:p text:style-name="P4">
The Russian terrorist attack, unfortunately, is the dead and injured people, including children with injuries of moderateness. Dozens of private residential buildings, civilian outbuildings, and more than 50 private civilian cars have been destroyed and damaged.</text:p>
      <text:p text:style-name="P4">
In total, during the last day, the enemy has caused 53 missile and 15 aviation hazards, and also carried out about 50 shelling from the reactive systems of the railway system on the positions of our troops and settlements.</text:p>
      <text:p text:style-name="P4">
The likelihood of missile and aviation strikes throughout Ukraine is high, warned in the General Staff of the Armed Forces.</text:p>
      <text:p text:style-name="P4">
<text:span text:style-name="T4">
 Read also: </text:span>
 <text:a xlink:type="simple" xlink:href="https://www.ukrinform.ua/rubric-ato/3727270-zsu-zvilnili-teritorii-pid-krasnogorivkou-aki-buli-okupovani-z-2014-roku.html" text:style-name="Internet_20_link" text:visited-style-name="Visited_20_Internet_20_Link">
the Armed Forces released the territory under <text:span text:style-name="T4">
 Krasnoir </text:span>
 Ivka, the movement is snapped - Tarnavsky</text:a>
The enemy continues to focus the main efforts in the Liman, Avdiivsky Tamarin directions - 29 combat clashes took place during the day.</text:p>
      <text:p text:style-name="P4">
On <text:span text:style-name="T4">
 Volynskyi </text:span>
 and <text:span text:style-name="T4">
 Polissya directions </text:span>
 Operational situation of non -significant changes.</text:p>
      <text:p text:style-name="P4">
On <text:span text:style-name="T4">
 Siverskyi </text:span>
 and <text:span text:style-name="T4">
 Slobozhansky directions </text:span>
 the enemy retained the military presence in border areas with Ukraine. Made mortar Tartilers <text:a xlink:type="simple" xlink:href="https://www.ukrinform.ua/tag-obstril" text:style-name="Internet_20_link" text:visited-style-name="Visited_20_Internet_20_Link">
shelling</text:a>
inhabited points of Galaganivka of Chernihiv region; Novovasilovka, Chuikivka, Rudenko, Photovizh, Volphin Sumy Region, as well as Okip, Red Dawn, Veterinary, Washing, Cossack Lopan, Ogirtseve, Gatyshche, Bochkov, Budarki, Chugunivka Nakarkivshchyna.In the <text:span text:style-name="T4">
 Liman direction </text:span>
 the enemy performed unsuccessful offensive actions of the cheerful. He struck aviation blows in the Bigorivka area of the Luhansk region. The artillery shellings were suffered by Nevskoye and Bigorivka on Luhansk, Serebryanka, Verkhnyamyanskoye, controversial and Razdolivka of the Donetsk region.</text:p>
      <text:p text:style-name="P4">
On the <text:span text:style-name="T4">
 Bakhmut direction </text:span>
 the enemy conducted unsuccessful offensive actions in the district of Donetsk region. Vasyukivka, Minakivka, Orikhovo-Vasylivka, Bogdanivka, Yar, Ivanivske, Pazarivka and New York, Donetsk region, were surprised by enemy artillery.</text:p>
      <text:p text:style-name="P4">
<text:span text:style-name="T4">
 Read also: </text:span>
 <text:a xlink:type="simple" xlink:href="https://www.ukrinform.ua/rubric-ato/3727372-sili-oboroni-zacistili-placdarm-voroga-na-zahidnomu-berezi-kanalu-siverskij-donec-donbas.html" text:style-name="Internet_20_link" text:visited-style-name="Visited_20_Internet_20_Link">
Defense forces cleaned the bridgehead of the enemy on the Western Bier of the Seversky Donetsk Donbas</text:a>
On the <text:span text:style-name="T4">
 Avdeevsky direction </text:span>
 the enemy struck in the districts of the Avdiivka and Severny Donetsk region. He made artillery shelling of settlements of Novo Alexandrovka, Ceramics, Novokalinov, Avdiivka, Severene, Vodyane, Uman, Vesele, Karlovka, Pervomaisko and Nevelsk.</text:p>
      <text:p text:style-name="P4">
In the <text:span text:style-name="T4">
 Marinsky direction </text:span>
 the enemy carried out offensive actions in the Marinka area, had no success. At the same time, he made artillery shelling of settlements Krasnogorovka, Marinka, Venta, St. George, Kurakhovo and Oleksiyivka of Donetsk region.</text:p>
      <text:p text:style-name="P4">
In the <text:span text:style-name="T4">
 mining direction </text:span>
 the enemy struck in the areas of pumps, Golden Niva, Makarivka and fired at the settlements Kativatrynivka, Bogoyavlenka, Novomykhailivka, Blessed, Coal, Prychistivka, Golden Niva, Novoukrainka.</text:p>
      <text:p text:style-name="P4">
On <text:span text:style-name="T4">
 Zaporizhzhia </text:span>
 and <text:span text:style-name="T4">
 Kherson directions </text:span>
 the enemy continues the Varioron Actions, focuses basic efforts on preventing the promotion of our military. He struck aviation in the Orikh districts, Novodanylivka, and robots. He made artillery shelling of about 50 inhabited donations, among them: Novodarivka, Levadne, Poltava, Railway, Gulyaypole, Gulyaypil, Magic, White, Orikhiv, Primorskoye of Zaporizhzhya region; Nikopol of Dnipropetrovsk region; Dudchans, Berislav, Merry, Cossack, Mykilsk, Engineering, Antonivka, Zelenivka, Belozer, Dniprovske, Kizomischherson region.<text:span text:style-name="T4">
 Read also: </text:span>
 <text:a xlink:type="simple" xlink:href="https://www.ukrinform.ua/rubric-regions/3727068-rosiani-za-dobu-vipustili-po-hersonsini-399-snaradiv-cetvero-zagiblih.html" text:style-name="Internet_20_link" text:visited-style-name="Visited_20_Internet_20_Link">
Russians in the day released by <text:span text:style-name="T4">
 Kherson </text:span>
 in 399 SNAWARDS, four dead</text:a>
The temporarily captured Kherson region is marked by the intensification of the evacuation process of local collaborators with Russian passports on their own cars of the occupied Ukrainian Crimea. However, the FSB staff of the RFZAP is filtration measures against each traitor.</text:p>
      <text:p text:style-name="P4">
"Aviation of Defense Forces for the past 24 hours has struck 18 strokes in the areas of concentration of the personal composition of the enemy and destroyed 1 anti-aircraft missile complex of the enemy. Our defenders were destroyed by 6 reconnaissance UAVs. The concentration of personnel and military equipment, 12 guns on fire positions and 2 enemy EP stations, " -summed up in the General Staff of the Armed Forces.</text:p>
      <text:p text:style-name="P4">
As reported, the forces of Ukraine's defense since February 24, 2022 were liquidated 223 thousand 910 Russian invaders.</text:p>
      <text:p text:style-name="P4">
News Source: <text:a xlink:type="simple" xlink:href="https://www.ukrinform.ua/rubric-ato/3727391-aviacia-zsu-zavdala-18-udariv-po-poziciah-voroga-znisenij-zrk-rosian.html" text:style-name="Internet_20_link" text:visited-style-name="Visited_20_Internet_20_Link">
https://www.ukrinform.ua/rubric-ato/3727391-aviacia-zsu-zavdala-18-udariv-po-poziciah-voroga-znisenij-zrk-rosian.html</text:a>
</text:p>
      <!--NEWS-->
      <text:h text:style-name="P10" text:outline-level="1">
<text:span text:style-name="T4">
SBU neutralized pro -Russian agitators in several regions</text:span>
</text:h>
      <text:p text:style-name="P4">
Authors: Ukrinform (Person)</text:p>
      <text:p text:style-name="P4">
Publisher: Укринформ (Organization)</text:p>
      <text:p text:style-name="P4">
Published Time: 2023-06-25T07:06:00+03:00</text:p>
      <text:p text:style-name="P4">
Modified Time: 2023-06-25T07:06:00+03:00</text:p>
      <text:p text:style-name="P4">
Description: The Security Service of Ukraine exposed 11 agitators in several areas who spread Kremlin propaganda on the Internet. - Ukrinform.</text:p>
      <text:p text:style-name="P4">
Images: ['<text:a xlink:type="simple" xlink:href="https://static.ukrinform.com/photos/2021_10/thumb_files/630_360_1634664278-801.jpg" text:style-name="Internet_20_link" text:visited-style-name="Visited_20_Internet_20_Link">
630_360_16346...</text:a>
']</text:p>
      <text:p text:style-name="P4">
Tags: ['Інтернет', 'Пропаганда', 'СБУ', 'Соцмережі', 'Війна з Росією']</text:p>
      <text:p text:style-name="P4">
Type: Article</text:p>
      <!--METADATA-->
      <text:p text:style-name="P4">
<draw:frame draw:style-name="fr1" draw:name="Image58" text:anchor-type="as-char" svg:width="6.9236in" svg:height="3.956343in" draw:z-index="0">
<draw:image xlink:href="../Images/yкринформ/2023-06-25T07-06-00-03-00/630_360_1634664278-801.jpg" xlink:type="simple" xlink:show="embed" xlink:actuate="onLoad" draw:mime-type="image/jpeg"/>
</draw:frame>
Ukraine has exposed 11 agitators in several regions, who spread the Kremlin propaganda.</text:p>
      <text:p text:style-name="P4">
According to Ukrinform, the SBU reports on <text:a xlink:type="simple" xlink:href="https://www.facebook.com/SecurSerUkraine/" text:style-name="Internet_20_link" text:visited-style-name="Visited_20_Internet_20_Link">
Facebook</text:a>
.</text:p>
      <text:p text:style-name="P4">
"The Security Service has neutralized the information and subversive activities of another 11-proprietorship agitators in several regions of Ukraine,"-says the news.</text:p>
      <text:p text:style-name="P4">
In particular, the SBU counterintelligences exposed the resident of Kiev, who called on the Union of Ring. For the widespread spread of such an "idea", he created and personally administrated several groups on Facebook, Telegrams and Weiber networks.</text:p>
      <text:p text:style-name="P4">
In Nikolaev reported the suspicion of the cleric of the local temple of the Ukrainian Orthodox Church of the Moscow Patriarchate. According to the investigation, he publicly rolled the faithful of the religious community to support Russian invaders in the war of Ukraine.</text:p>
      <text:p text:style-name="P4">
In Dnipropetrovsk, two more Russian agitators were blocked. One of them was an employee of the object of critical infrastructure of the Dnieper, the other - an employee of the Aviation Enterprise from Kryvyi Rih. In <text:a xlink:type="simple" xlink:href="https://www.ukrinform.ua/tag-socmerezi" text:style-name="Internet_20_link" text:visited-style-name="Visited_20_Internet_20_Link">
social networks</text:a>
They praised the higher-military-political leadership of the Russian Federation and discredited Ukrainian defenders.</text:p>
      <text:p text:style-name="P4">
<text:span text:style-name="T4">
 Read also: </text:span>
 <text:a xlink:type="simple" xlink:href="https://www.ukrinform.ua/rubric-regions/3721738-sbu-likviduvala-botofermu-aka-sodna-stvoruvala-do-500-akauntiv-dla-rozgonu-narativiv-kremla.html" text:style-name="Internet_20_link" text:visited-style-name="Visited_20_Internet_20_Link">
SBU eliminated a bot farm that created up to 500 propaganda accounts of the Russian Federation every day</text:a>
In the Kirovohrad region, the network of online propagandists of the Russian Federation, the militant consisted of five inhabitants of the region. For the spread of destructive content, they created their own platform in the forbidden social network "Classmates".</text:p>
      <text:p text:style-name="P4">
The malefactors called Russian armed aggression against Ukraine "the struggle of the gie" and agitated the locals to join the ranks of the invaders of the aggressor country.</text:p>
      <text:p text:style-name="P4">
Two locals were exposed in Vinnitsa, who heroned the "feats" of terrorists in those “classmates” and offered to erect monuments to Kadirov.</text:p>
      <text:p text:style-name="P4">
<text:span text:style-name="T4">
 Read also: </text:span>
 <text:a xlink:type="simple" xlink:href="https://www.ukrinform.ua/rubric-society/3718350-sbu-zneskodila-grupu-rosijskih-agentiv-aki-spiguvali-za-centrami-prijnatta-risen.html" text:style-name="Internet_20_link" text:visited-style-name="Visited_20_Internet_20_Link">
SBU disposed of a group of Russian agents who were spying on "decision -making centers"</text:a>
Investigative actions are ongoing to establish all the circumstances of the crimes of the perpetrators.<text:span text:style-name="T5">
Foto: SBU</text:span>
</text:p>
      <text:p text:style-name="P4">
News Source: <text:a xlink:type="simple" xlink:href="https://www.ukrinform.ua/rubric-regions/3727389-sbu-zneskodila-prorosijskih-agitatoriv-u-kilkoh-regionah.html" text:style-name="Internet_20_link" text:visited-style-name="Visited_20_Internet_20_Link">
https://www.ukrinform.ua/rubric-regions/3727389-sbu-zneskodila-prorosijskih-agitatoriv-u-kilkoh-regionah.html</text:a>
</text:p>
      <!--NEWS-->
      <text:h text:style-name="P10" text:outline-level="1">
<text:span text:style-name="T4">
Japan plans to use in the armed forces satellite Internet Starlink</text:span>
</text:h>
      <text:p text:style-name="P4">
Authors: Ukrinform (Person)</text:p>
      <text:p text:style-name="P4">
Publisher: Укринформ (Organization)</text:p>
      <text:p text:style-name="P4">
Published Time: 2023-06-25T07:36:00+03:00</text:p>
      <text:p text:style-name="P4">
Modified Time: 2023-06-25T07:36:00+03:00</text:p>
      <text:p text:style-name="P4">
Description: The Japan Ministry plans to use the Satellite Internet Service of Starlink Satellite Satellite Spacem SpaceX Businessman Ilona Maska in the Armed Forces. - Ukrinform.</text:p>
      <text:p text:style-name="P4">
Images: ['<text:a xlink:type="simple" xlink:href="https://static.ukrinform.com/photos/2022_09/thumb_files/630_360_1663330874-610.jpg" text:style-name="Internet_20_link" text:visited-style-name="Visited_20_Internet_20_Link">
630_360_16633...</text:a>
']</text:p>
      <text:p text:style-name="P4">
Tags: ['Японія', 'Армія', 'Starlink']</text:p>
      <text:p text:style-name="P4">
Type: Article</text:p>
      <!--METADATA-->
      <text:p text:style-name="P4">
<draw:frame draw:style-name="fr1" draw:name="Image59" text:anchor-type="as-char" svg:width="6.9236in" svg:height="3.956343in" draw:z-index="0">
<draw:image xlink:href="../Images/yкринформ/2023-06-25T07-36-00-03-00/630_360_1663330874-610.jpg" xlink:type="simple" xlink:show="embed" xlink:actuate="onLoad" draw:mime-type="image/jpeg"/>
</draw:frame>
The Ministry of Defense of Japan plans from next year to use the Armed Forces Satellite Internet service Starlink American company SpaceX businessman Ilon Mask.</text:p>
      <text:p text:style-name="P4">
About it with reference to local Japanese media reports <text:a xlink:type="simple" xlink:href="http://www.reuters.com/technology/japans-military-considers-adopting-musks-starlink-satellite-service-media-2023-06-25/" text:style-name="Internet_20_link" text:visited-style-name="Visited_20_Internet_20_Link">
Reuters</text:a>
, reports Ukrinform.</text:p>
      <text:p text:style-name="P4">
Japan's self -defense forces from March have launched the Starlink system in ten -different places in the country and test the efficiency of its use for the military.</text:p>
      <text:p text:style-name="P4">
Currently, the Japanese Defense Office uses the connection satellites of the nation -stationary orbit, but seeks to increase the stability of communications with Starlink technology with low -land satellites.</text:p>
      <text:p text:style-name="P4">
*!(https://www.ukrinform.ua/rubric-technology/3720112-terminalami-starlink-v-ukraini-planuut-obladnati-16-potagiv-intersiti.html)Recently, a number of countries have been making considerable efforts to ensure that military communications have been conflicted in case of probable conflict and leveling the facelings of the enemy or his attacks on satellites.</text:p>
      <text:p text:style-name="P4">
Reuters reminds that Starlink is using Ukraine in the war against Russia and this tunhnology has proven effective, since, despite all the tests, the Russians have failed to block its use.</text:p>
      <text:p text:style-name="P4">
<text:span text:style-name="T4">
 Read also: </text:span>
 <text:a xlink:type="simple" xlink:href="https://www.ukrinform.ua/rubric-technology/3726263-ssa-zapustili-u-kosmos-rozviduvalnij-suputnik.html" text:style-name="Internet_20_link" text:visited-style-name="Visited_20_Internet_20_Link">
US launched into space reconnaissance satellite</text:a>
As reported by Ukrinform, Falcon 9 rocket launcher on Friday started in an orbituz with another party with 55 minisputers to replenish the orbital group <text:a xlink:type="simple" xlink:href="https://www.ukrinform.ua/rubric-technology/3727002-spacex-zapustila-na-orbitu-drugu-za-dva-dni-raketu-z-internetsuputnikami-starlink.html" text:style-name="Internet_20_link" text:visited-style-name="Visited_20_Internet_20_Link">
Global Internet coat of the Starlink system</text:a>
 .</text:p>
      <text:p text:style-name="P4">
News Source: <text:a xlink:type="simple" xlink:href="https://www.ukrinform.ua/rubric-technology/3727393-aponia-planue-vikoristovuvati-u-zbrojnih-silah-suputnikovij-internet-starlink-zmi.html" text:style-name="Internet_20_link" text:visited-style-name="Visited_20_Internet_20_Link">
https://www.ukrinform.ua/rubric-technology/3727393-aponia-planue-vikoristovuvati-u-zbrojnih-silah-suputnikovij-internet-starlink-zmi.html</text:a>
</text:p>
      <!--NEWS-->
      <text:h text:style-name="P10" text:outline-level="1">
<text:span text:style-name="T4">
The Russians fired Dnipropetrovsk region, there is a victim</text:span>
</text:h>
      <text:p text:style-name="P4">
Authors: Ukrinform (Person)</text:p>
      <text:p text:style-name="P4">
Publisher: Укринформ (Organization)</text:p>
      <text:p text:style-name="P4">
Published Time: 2023-06-25T07:55:51+03:00</text:p>
      <text:p text:style-name="P4">
Modified Time: 2023-06-25T07:55:51+03:00</text:p>
      <text:p text:style-name="P4">
Description: The Russian military fired Dnipropetrovsk, destruction and victim. - Ukrinform.</text:p>
      <text:p text:style-name="P4">
Images: ['<text:a xlink:type="simple" xlink:href="https://static.ukrinform.com/photos/2023_06/thumb_files/630_360_1687668856-630.jpg" text:style-name="Internet_20_link" text:visited-style-name="Visited_20_Internet_20_Link">
630_360_16876...</text:a>
']</text:p>
      <text:p text:style-name="P4">
Tags: ['Дніпропетровщина', 'Обстріл', 'Поранені', 'Війна з Росією']</text:p>
      <text:p text:style-name="P4">
Type: Article</text:p>
      <!--METADATA-->
      <text:p text:style-name="P4">
<draw:frame draw:style-name="fr1" draw:name="Image60" text:anchor-type="as-char" svg:width="6.9236in" svg:height="3.956343in" draw:z-index="0">
<draw:image xlink:href="../Images/yкринформ/2023-06-25T07-55-51-03-00/630_360_1687668856-630.jpg" xlink:type="simple" xlink:show="embed" xlink:actuate="onLoad" draw:mime-type="image/jpeg"/>
</draw:frame>
Russian fired Dnipropetrovsk, destruction and victim.</text:p>
      <text:p text:style-name="P4">
About it in <text:a xlink:type="simple" xlink:href="http://t.me/dnipropetrovskaODA/5575" text:style-name="Internet_20_link" text:visited-style-name="Visited_20_Internet_20_Link">
telegram</text:a>
The head of the Dnipropetrovsk Ova Sergey Lisak reports, Ukrinform reports.</text:p>
      <text:p text:style-name="P4">
"In Nikopol as a result of hostile <text:a xlink:type="simple" xlink:href="https://www.ukrinform.ua/tag-obstril" text:style-name="Internet_20_link" text:visited-style-name="Visited_20_Internet_20_Link">
shelling</text:a>
A 47-year-old man was injured. He has a mine-explosive injury. Multiple duoden wounds. The city damages 3 private homes and gas pipeline, "the post reads.</text:p>
      <text:p text:style-name="P4">
From heavy artillery, the enemy also in the Marganets community in the Nikopol region. The consequences are clarified.</text:p>
      <text:p text:style-name="P4">
<text:span text:style-name="T4">
 Read also: </text:span>
 <text:a xlink:type="simple" xlink:href="https://www.ukrinform.ua/rubric-ato/3727355-vorog-uprodovz-dna-obstriluvav-sumsinu-ta-cernigivsinu-113-vlucan.html" text:style-name="Internet_20_link" text:visited-style-name="Visited_20_Internet_20_Link">
enemy during the day <text:span text:style-name="T4">
 Fire </text:span>
 yawned Sumy region and Chernyhiv region - 113 hits</text:a>
20 ammunition was released by occupation troops in the Sinelnikov district. The locals did not affect. Benered line electric programs. Some settlements are de -adjacent.</text:p>
      <text:p text:style-name="P4">
News Source: <text:a xlink:type="simple" xlink:href="https://www.ukrinform.ua/rubric-regions/3727395-rosiani-obstrilali-dnipropetrovsinu-e-postrazdalij.html" text:style-name="Internet_20_link" text:visited-style-name="Visited_20_Internet_20_Link">
https://www.ukrinform.ua/rubric-regions/3727395-rosiani-obstrilali-dnipropetrovsinu-e-postrazdalij.html</text:a>
</text:p>
      <!--NEWS-->
      <text:h text:style-name="P10" text:outline-level="1">
<text:span text:style-name="T4">
The army of the Russian Federation 59 times fired at Kherson region, two wounded</text:span>
</text:h>
      <text:p text:style-name="P4">
Authors: Ukrinform (Person)</text:p>
      <text:p text:style-name="P4">
Publisher: Укринформ (Organization)</text:p>
      <text:p text:style-name="P4">
Published Time: 2023-06-25T08:18:12+03:00</text:p>
      <text:p text:style-name="P4">
Modified Time: 2023-06-25T08:18:12+03:00</text:p>
      <text:p text:style-name="P4">
Description: The Russian army over the past day, June 24, made 59 shelling of the Kherson region. - Ukrinform.</text:p>
      <text:p text:style-name="P4">
Images: ['<text:a xlink:type="simple" xlink:href="https://static.ukrinform.com/photos/2022_10/thumb_files/630_360_1666685096-575.jpg" text:style-name="Internet_20_link" text:visited-style-name="Visited_20_Internet_20_Link">
630_360_16666...</text:a>
']</text:p>
      <text:p text:style-name="P4">
Tags: ['Херсонщина', 'Обстріл', 'Поранені', 'Війна з Росією']</text:p>
      <text:p text:style-name="P4">
Type: Article</text:p>
      <!--METADATA-->
      <text:p text:style-name="P4">
<draw:frame draw:style-name="fr1" draw:name="Image61" text:anchor-type="as-char" svg:width="6.9236in" svg:height="3.956343in" draw:z-index="0">
<draw:image xlink:href="../Images/yкринформ/2023-06-25T08-18-12-03-00/630_360_1666685096-575.jpg" xlink:type="simple" xlink:show="embed" xlink:actuate="onLoad" draw:mime-type="image/jpeg"/>
</draw:frame>
The Russian army over the past day, June 24, made 59 shelling of the Kherson region.</text:p>
      <text:p text:style-name="P4">
According to Ukrinform, About the Head of the Regional Military Administration Oleksandr Proudin reported in <text:a xlink:type="simple" xlink:href="http://t.me/olexandrprokudin/787" text:style-name="Internet_20_link" text:visited-style-name="Visited_20_Internet_20_Link">
telegram</text:a>
.</text:p>
      <text:p text:style-name="P4">
«За минулу добу противник здійснив – 59 обстрілів, випустивши 235 снарядів змінометів, артилерії, «Градів» та авіації», - зазначив Прокудін.</text:p>
      <text:p text:style-name="P4">
За його словами, російські військові поцілили у житлові квартали населенихпунктів.</text:p>
      <text:p text:style-name="P4">
Як підкреслив очільник ОВА, через російську агресію двоє людей дісталипоранення.</text:p>
      <text:p text:style-name="P4">
<text:span text:style-name="T4">
Читайте також:</text:span>
 <text:a xlink:type="simple" xlink:href="https://www.ukrinform.ua/rubric-regions/3727395-rosiani-obstrilali-dnipropetrovsinu-e-postrazdalij.html" text:style-name="Internet_20_link" text:visited-style-name="Visited_20_Internet_20_Link">
 Росіяни обстріляли Дніпропетровщину, є постраждалий</text:a>
As reported by Ukrinform, on June 23 Russian troops <text:a xlink:type="simple" xlink:href="https://www.ukrinform.ua/rubric-ato/3726861-u-hersoni-kilkist-zagiblih-vnaslidok-obstrilu-transportnogo-pidpriemstva-zbilsilasa-do-troh.html" text:style-name="Internet_20_link" text:visited-style-name="Visited_20_Internet_20_Link">
aiming fire</text:a>
punching a municipal trolleybus enterprise in <text:a xlink:type="simple" xlink:href="https://www.ukrinform.ua/tag-herson" text:style-name="Internet_20_link" text:visited-style-name="Visited_20_Internet_20_Link">
Kherson</text:a>
. Three people were killed.</text:p>
      <text:p text:style-name="P4">
News Source: <text:a xlink:type="simple" xlink:href="https://www.ukrinform.ua/rubric-regions/3727398-armia-rf-59-raziv-obstrilala-hersonsinu-dvoe-poranenih.html" text:style-name="Internet_20_link" text:visited-style-name="Visited_20_Internet_20_Link">
https://www.ukrinform.ua/rubric-regions/3727398-armia-rf-59-raziv-obstrilala-hersonsinu-dvoe-poranenih.html</text:a>
</text:p>
      <!--NEWS-->
      <text:h text:style-name="P10" text:outline-level="1">
<text:span text:style-name="T4">
Defense forces have already eliminated 224 630 Russians</text:span>
</text:h>
      <text:p text:style-name="P4">
Authors: Ukrinform (Person)</text:p>
      <text:p text:style-name="P4">
Publisher: Укринформ (Organization)</text:p>
      <text:p text:style-name="P4">
Published Time: 2023-06-25T08:35:48+03:00</text:p>
      <text:p text:style-name="P4">
Modified Time: 2023-06-25T08:35:48+03:00</text:p>
      <text:p text:style-name="P4">
Description: From February 24, 2022 to June 25, 2023, about 224 thousand 630 Russian invaders, and another 720 people - over the past day from February 24, 2022 to June 24, 2023. - Ukrinform.</text:p>
      <text:p text:style-name="P4">
Images: ['<text:a xlink:type="simple" xlink:href="https://static.ukrinform.com/photos/2022_09/thumb_files/630_360_1663863368-624.jpg" text:style-name="Internet_20_link" text:visited-style-name="Visited_20_Internet_20_Link">
630_360_16638...</text:a>
']</text:p>
      <text:p text:style-name="P4">
Tags: ['Генштаб', 'ЗСУ', 'Війна з Росією']</text:p>
      <text:p text:style-name="P4">
Type: Article</text:p>
      <!--METADATA-->
      <text:p text:style-name="P4">
<draw:frame draw:style-name="fr1" draw:name="Image62" text:anchor-type="as-char" svg:width="6.9236in" svg:height="3.956343in" draw:z-index="0">
<draw:image xlink:href="../Images/yкринформ/2023-06-25T08-35-48-03-00/630_360_1663863368-624.jpg" xlink:type="simple" xlink:show="embed" xlink:actuate="onLoad" draw:mime-type="image/jpeg"/>
</draw:frame>
From February 24, 2022 to June 25, 2023, 224 thousand 630 Russian invaders, and another 720 people - over the past day.</text:p>
      <text:p text:style-name="P4">
According to Ukrinform, the General Staff of the Armed Forces of Ukraine reports UV <text:a xlink:type="simple" xlink:href="http://www.facebook.com/GeneralStaff.ua/posts/pfbid02UkPEN5hMAe9bupC1CydWkpnFGamuqNpYJBNjVSLqdvwjH6zWZh8UQpq4XzaB5m85l" text:style-name="Internet_20_link" text:visited-style-name="Visited_20_Internet_20_Link">
Facebook</text:a>
.</text:p>
      <text:p text:style-name="P4">
Also destroyed 4030 enemy tanks(+6), combat armored vehicles - 7806(+2), artillery systems - 4034(+19), RSWW - 624(+5), air defense facilities - 385(+2), <text:a xlink:type="simple" xlink:href="https://www.ukrinform.ua/tag-litak" text:style-name="Internet_20_link" text:visited-style-name="Visited_20_Internet_20_Link">
aircraft</text:a>
- 314(+0), helicopters - 308(+0), UAV Operative -tactical level - 3472(+12), winged missiles - 1259(+41), ships/boats - 18(+0), car equipment and tanks - 6735(+4), special equipment - 552(+4).</text:p>
      <text:p text:style-name="P4">
Дані уточнюються.</text:p>
      <text:p text:style-name="P4">
<text:span text:style-name="T4">
Читайте також:</text:span>
 <text:a xlink:type="simple" xlink:href="https://www.ukrinform.ua/rubric-crimea/3726181-rozvidka-pro-poskodzenna-congarskogo-mostu-robota-trivae-dali-bude.html" text:style-name="Internet_20_link" text:visited-style-name="Visited_20_Internet_20_Link">
 <text:span text:style-name="T4">
Розвідка</text:span>
 про пошкодження Чонгарського мосту: Роботатриває, далі буде </text:a>
As reported by Ukrinform, last day <text:a xlink:type="simple" xlink:href="https://www.ukrinform.ua/rubric-ato/3727391-aviacia-zsu-zavdala-18-udariv-po-poziciah-voroga-znisenij-zrk-rosian.html" text:style-name="Internet_20_link" text:visited-style-name="Visited_20_Internet_20_Link">
Aviation of Defense Forces caused 18 beats</text:a>
In the areas of concentration of the enemy's personnel and destroyed the anti-aircraft missile complex. The Armed Forces also knocked down six exploration drones.</text:p>
      <text:p text:style-name="P4">
News Source: <text:a xlink:type="simple" xlink:href="https://www.ukrinform.ua/rubric-ato/3727399-sili-oboroni-likviduvali-vze-224-630-rosian.html" text:style-name="Internet_20_link" text:visited-style-name="Visited_20_Internet_20_Link">
https://www.ukrinform.ua/rubric-ato/3727399-sili-oboroni-likviduvali-vze-224-630-rosian.html</text:a>
</text:p>
      <!--NEWS-->
      <text:h text:style-name="P10" text:outline-level="1">
<text:span text:style-name="T4">
Russians last day killed one inhabitant of Donetsk region</text:span>
</text:h>
      <text:p text:style-name="P4">
Authors: Ukrinform (Person)</text:p>
      <text:p text:style-name="P4">
Publisher: Укринформ (Organization)</text:p>
      <text:p text:style-name="P4">
Published Time: 2023-06-25T08:45:49+03:00</text:p>
      <text:p text:style-name="P4">
Modified Time: 2023-06-25T08:45:49+03:00</text:p>
      <text:p text:style-name="P4">
Description: The army of the Russian Federation for the last day, June 24, killed one inhabitant of Donetsk region. - Ukrinform.</text:p>
      <text:p text:style-name="P4">
Images: ['<text:a xlink:type="simple" xlink:href="https://static.ukrinform.com/photos/2022_11/thumb_files/630_360_1668525985-809.jpg" text:style-name="Internet_20_link" text:visited-style-name="Visited_20_Internet_20_Link">
630_360_16685...</text:a>
']</text:p>
      <text:p text:style-name="P4">
Tags: ['Донеччина', 'Обстріл', 'Війна з Росією']</text:p>
      <text:p text:style-name="P4">
Type: Article</text:p>
      <!--METADATA-->
      <text:p text:style-name="P4">
<draw:frame draw:style-name="fr1" draw:name="Image64" text:anchor-type="as-char" svg:width="6.9236in" svg:height="3.956343in" draw:z-index="0">
<draw:image xlink:href="../Images/yкринформ/2023-06-25T08-45-49-03-00/630_360_1668525985-809.jpg" xlink:type="simple" xlink:show="embed" xlink:actuate="onLoad" draw:mime-type="image/jpeg"/>
</draw:frame>
The Army Federation for the past day, June 24, killed one inhabitant of the Donetsk region.</text:p>
      <text:p text:style-name="P4">
According to Ukrinform, Pavel Kirilenko, the head of the Donetsk Regional Military Administration, reported in <text:a xlink:type="simple" xlink:href="https://t.me/pavlokyrylenko_donoda/8474" text:style-name="Internet_20_link" text:visited-style-name="Visited_20_Internet_20_Link">
telegram</text:a>
 .</text:p>
      <text:p text:style-name="P4">
“In June 24, the Russians killed 1 inhabitant of Donetsk region - in the coal. 2 more people were injured a day, ”he said.</text:p>
      <text:p text:style-name="P4">
Kirilenko also noted that it is impossible to set the exact number of Volnovaki and Volnovaki victim.</text:p>
      <text:p text:style-name="P4">
<text:span text:style-name="T4">
 Read also: </text:span>
 <text:a xlink:type="simple" xlink:href="https://www.ukrinform.ua/rubric-regions/3727398-armia-rf-59-raziv-obstrilala-hersonsinu-dvoe-poranenih.html" text:style-name="Internet_20_link" text:visited-style-name="Visited_20_Internet_20_Link">
Army of the Russian Federation 59 times fired at <text:span text:style-name="T4">
 Kherson </text:span>
 shit, two -warned</text:a>
As reported by Ukrinform, <text:a xlink:type="simple" xlink:href="https://www.ukrinform.ua/tag-doneccina" text:style-name="Internet_20_link" text:visited-style-name="Visited_20_Internet_20_Link">
Donetsk region</text:a>
It is under constant shelling of Russian troops, daily tranbs and injures civilians and destroys infrastructure object -region.</text:p>
      <text:p text:style-name="P4">
_ Photo illustrative_</text:p>
      <text:p text:style-name="P4">
News Source: <text:a xlink:type="simple" xlink:href="https://www.ukrinform.ua/rubric-regions/3727401-rosiani-minuloi-dobi-vbili-odnogo-zitela-doneccini.html" text:style-name="Internet_20_link" text:visited-style-name="Visited_20_Internet_20_Link">
https://www.ukrinform.ua/rubric-regions/3727401-rosiani-minuloi-dobi-vbili-odnogo-zitela-doneccini.html</text:a>
</text:p>
      <!--NEWS-->
      <text:h text:style-name="P10" text:outline-level="1">
<text:span text:style-name="T4">
At night the enemy attacked the suburbs of Zaporozhye</text:span>
</text:h>
      <text:p text:style-name="P4">
Authors: Ukrinform (Person)</text:p>
      <text:p text:style-name="P4">
Publisher: Укринформ (Organization)</text:p>
      <text:p text:style-name="P4">
Published Time: 2023-06-25T08:54:40+03:00</text:p>
      <text:p text:style-name="P4">
Modified Time: 2023-06-25T08:54:40+03:00</text:p>
      <text:p text:style-name="P4">
Description: At night, the enemy attacked the suburbs of Zaporozhye. - Ukrinform.</text:p>
      <text:p text:style-name="P4">
Images: ['<text:a xlink:type="simple" xlink:href="https://static.ukrinform.com/photos/2023_06/thumb_files/630_360_1687672362-358.jpg" text:style-name="Internet_20_link" text:visited-style-name="Visited_20_Internet_20_Link">
630_360_16876...</text:a>
']</text:p>
      <text:p text:style-name="P4">
Tags: ['Обстріл', 'Запоріжжя', 'Війна з Росією']</text:p>
      <text:p text:style-name="P4">
Type: Article</text:p>
      <!--METADATA-->
      <text:p text:style-name="P4">
<draw:frame draw:style-name="fr1" draw:name="Image66" text:anchor-type="as-char" svg:width="6.9236in" svg:height="3.956343in" draw:z-index="0">
<draw:image xlink:href="../Images/yкринформ/2023-06-25T08-54-40-03-00/630_360_1687672362-358.jpg" xlink:type="simple" xlink:show="embed" xlink:actuate="onLoad" draw:mime-type="image/jpeg"/>
</draw:frame>
At night, the suburbs of Zaporozhye attacked.</text:p>
      <text:p text:style-name="P4">
About it in <text:a xlink:type="simple" xlink:href="http://zoda_gov_ua" text:style-name="Internet_20_link" text:visited-style-name="Visited_20_Internet_20_Link">
telegram</text:a>
The head of Zaporizhzhya Ovayuri Malashko reported, Ukrinform reports.</text:p>
      <text:p text:style-name="P4">
"At night, the enemy attacked the suburbs of the regional center. The hit took place on the territories, including one of the local enterprises. Fortunately, people were not affected. Parked trucks and structures nearby," he wrote.</text:p>
      <text:p text:style-name="P4">
V.O. mayor <text:a xlink:type="simple" xlink:href="https://www.ukrinform.ua/tag-zaporizza" text:style-name="Internet_20_link" text:visited-style-name="Visited_20_Internet_20_Link">
Zaporozhye</text:a>
Anatoly Kurtev <text:a xlink:type="simple" xlink:href="http://t.me/kurtievofficial/11785" text:style-name="Internet_20_link" text:visited-style-name="Visited_20_Internet_20_Link">
added</text:a>
that the state of the member is stable in Zaporozhye.</text:p>
      <text:p text:style-name="P4">
"People and dwellings were not injured. All municipal systems are normal. The city services work in full -time mode," he said.</text:p>
      <text:p text:style-name="P4">
In total, during the day, the enemy carried out 71 shelling in the territory of 23 inhabited donations: attacked Olgiv and Plavni from UAV, from the RSSU Temirovka and Levadne, inflicted 65 artudari on Orykhov, Guliaypol, Railway, Novodarivtsi, five -haired villages.</text:p>
      <text:p text:style-name="P4">
15 residential buildings are destroyed.</text:p>
      <text:p text:style-name="P4">
<text:span text:style-name="T4">
 Read also: </text:span>
 <text:a xlink:type="simple" xlink:href="https://www.ukrinform.ua/rubric-regions/3725873-policia-pokazala-naslidki-masovanogo-raketnogo-udaru-po-zaporizzu.html" text:style-name="Internet_20_link" text:visited-style-name="Visited_20_Internet_20_Link">
police showed the consequences of a massive rocket stroke by <text:span text:style-name="T4">
 Zaporizhzhia </text:span>
</text:a>
Two civilians-an 85-year-old resident and a 77-year-old resident of Novodanylivka were injured during hostile blows.</text:p>
      <text:p text:style-name="P4">
As reported by Ukrinform, Russian troops over the past day, on June 24, carried out 59 shelling of the Kherson region.</text:p>
      <text:p text:style-name="P4">
News Source: <text:a xlink:type="simple" xlink:href="https://www.ukrinform.ua/rubric-regions/3727405-unoci-vorog-atakuvav-peredmista-zaporizza.html" text:style-name="Internet_20_link" text:visited-style-name="Visited_20_Internet_20_Link">
https://www.ukrinform.ua/rubric-regions/3727405-unoci-vorog-atakuvav-peredmista-zaporizza.html</text:a>
</text:p>
      <!--NEWS-->
      <text:h text:style-name="P10" text:outline-level="1">
<text:span text:style-name="T4">
The memory of police officer Stanislav Dyachenko</text:span>
</text:h>
      <text:p text:style-name="P4">
Authors: Ukrinform (Person)</text:p>
      <text:p text:style-name="P4">
Publisher: Укринформ (Organization)</text:p>
      <text:p text:style-name="P4">
Published Time: 2023-06-25T09:00:00+03:00</text:p>
      <text:p text:style-name="P4">
Modified Time: 2023-06-25T09:00:00+03:00</text:p>
      <text:p text:style-name="P4">
Description: The man participated in hostilities in Luhansk and Donetsk region since 2014</text:p>
      <text:p text:style-name="P4">
— Укрінформ.: </text:p>
      <text:p text:style-name="P4">
Images: ['<text:a xlink:type="simple" xlink:href="https://static.ukrinform.com/photos/2023_06/thumb_files/630_360_1687616744-235.jpg" text:style-name="Internet_20_link" text:visited-style-name="Visited_20_Internet_20_Link">
630_360_16876...</text:a>
']</text:p>
      <text:p text:style-name="P4">
Tags: ["Пам'ять", 'Поліція', 'Війна з Росією', '#stoprussia']</text:p>
      <text:p text:style-name="P4">
Type: Article</text:p>
      <!--METADATA-->
      <text:p text:style-name="P4">
<draw:frame draw:style-name="fr1" draw:name="Image67" text:anchor-type="as-char" svg:width="6.9236in" svg:height="3.956343in" draw:z-index="0">
<draw:image xlink:href="../Images/yкринформ/2023-06-25T09-00-00-03-00/630_360_1687616744-235.jpg" xlink:type="simple" xlink:show="embed" xlink:actuate="onLoad" draw:mime-type="image/jpeg"/>
</draw:frame>
The man has been involved in hostilities in Luhansk region and Donetsk region since 2014</text:p>
      <text:p text:style-name="P4">
Cherkasy special forces Stanislav Dyachenko died on May 22, 2022, performing combat missions in Zaporozhye. He was 37 years old.</text:p>
      <text:p text:style-name="P4">
<text:span text:style-name="T5">
Vido: <text:a xlink:type="simple" xlink:href="https://www.youtube.com/watch" text:style-name="Internet_20_link" text:visited-style-name="Visited_20_Internet_20_Link">
National Police of Ukraine</text:a>
</text:span>
</text:p>
      <text:p text:style-name="P4">
Stanislav was born on April 6, 1985 in Kamianka. He was a little military and dreamed of becoming an officer. After graduating from the Kamyansk comprehensive school № 1, the boy joined the Nikolaev Automobile College and graduated in 2005.</text:p>
      <text:p text:style-name="P4">
Then there was a service in the Armed Forces, in the anti-aircraft missile Belotserkovsky Regiment. Subsequently, Stanislav went to work in law enforcement agencies. He was physically embarrassed, was seriously fond of sports and participated in many lifting.</text:p>
      <text:p text:style-name="P4">
At the same time, the police officer improved and constantly increased his professional level. He received his higher education at the Academy of Internal Troops of the Ministry of Internal Affairs of Ukraine tangent specialty in the direction of "Road Transport" in 2014.</text:p>
      <text:p text:style-name="P4">
Stanislav sought to become a special forces and after passing the complex stage of selection began to serve in the battalion of police special purpose of the SUNP of the SUNP in the Uherkassk region. Here the man has proven himself to be a professional who had the best results.</text:p>
      <text:p text:style-name="P4">
Since 2014, a police officer has participated in the anti -terrorist operation of the territory of Luhansk and Donetsk region - in general five times was on business trips of hostilities. And already in 2018, after overcoming all stages of rigid selection, Stanislav received a certificate of the Ministry of Internal Affairs of Ukraine of Ukraine and proudly began to wear Chevron Cordodets.</text:p>
      <text:p text:style-name="P4">
Subsequently, the police lieutenant entered the consolidated regiment of special purpose "Safari" and performed the task in the Zaporozhye region. He participated and loose from the Russians of Kyiv and Kharkiv region.</text:p>
      <text:p text:style-name="P4">
But his service was interrupted by a Russian shelling in Zaporozhye on May 22.</text:p>
      <text:p text:style-name="P4">
Farewell to Stanislav Dyachenko took place on May 26, 2022 in Cherkasy the influx of glory.</text:p>
      <text:p text:style-name="P4">
In general, a police officer dedicated to law enforcement agencies 16 years of life. In 2021, Stanislav was awarded the National Police Honor - the 15 years of conscientious service.Colleagues said that the law enforcement officer was responsible, purposeful, kind, sincere, open and reliable person with whom he always had to talk about every time. His friend and colleague Yaroslav, who knew a police officer for more than 10 years, said that he was a person who had not wore a mask: who was at home, he was at work.</text:p>
      <text:p text:style-name="P4">
“Stanislav was a sociable, light person who adhered to his word, a person who always told you how to do it properly and supported in a handful ... He was a person who, if promised, did. To whom I will be for. He was the best, ”Yaroslav said.</text:p>
      <text:p text:style-name="P4">
Friends thought about him as a capital letter, balanced by an intended man. "He was like my brother," said the law enforcement officer Alexander.</text:p>
      <text:p text:style-name="P4">
Without the closest person, Lyudmila Albertivna, Father Viktorpetrovich and wife Yulia, remained.</text:p>
      <text:p text:style-name="P4">
Stanislav was familiar with Yulia Stanislav. Many years later, they met and had never decided to divorce, so in 2020 they wrecked. During the year they had a son Timothy.</text:p>
      <text:p text:style-name="P4">
In a happy marriage, they raised their daughter Sofia. Stanislav always sought that he had all the good in his family to prevail there.</text:p>
      <text:p text:style-name="P4">
According to the wife of the deceased, her husband had such a strong character that if he set himself something for himself, then there was no refusal. “At the beginning of the full -scale invasion of the enemy, Stanislav, without thinking, stood in defense of Ukraine. Simply, having clenched his fists, he said that he should withstand it and protect it, ”Julia said.</text:p>
      <text:p text:style-name="P4">
According to the friend of Victoria's family, the man was a good family man and lived for children and Julia.</text:p>
      <text:p text:style-name="P4">
The mother of the deceased police said that the son always helped her parents. “He had it: first to help at home and then go for a walk. He can hold the hammer in his hands, and eat, and clean and support, ”Ms. Ludmila recalls.</text:p>
      <text:p text:style-name="P4">
<text:a xlink:type="simple" xlink:href="https://www.president.gov.ua/documents/8912022-45465" text:style-name="Internet_20_link" text:visited-style-name="Visited_20_Internet_20_Link">
President Vladimir Zelensky's decree №891/2022</text:a>
From December 27, Stanislav Dyachenko was posthumously awarded the Order of Courage. This award was awarded to the wife and parents of the deceased defender on January 13, 2023 in the Cherkasy Regional Military Administration.</text:p>
      <text:p text:style-name="P4">
Yulia Dyachenko, wishing to honor the memory of his beloved, addressed the Cherkasy City Council with a petition for renaming in the city of Volkov Street in honor of her man. On September 29 last year in the City Council <text:a xlink:type="simple" xlink:href="http://rada.ck.ua/petitions/web/1834" text:style-name="Internet_20_link" text:visited-style-name="Visited_20_Internet_20_Link">
Decided</text:a>
Concerning this issue, the toponymic commission at the Executive Committee.</text:p>
      <text:p text:style-name="P4">
"My son ... My love, joy, pride, hope. Every day I ask for your tears for my tears. I thank God for having such a beautiful son, ”Ms Ludmila said.</text:p>
      <text:p text:style-name="P4">
Eternal memory hero!</text:p>
      <text:p text:style-name="P4">
_ Photo from the family archive and police of Cherkasy region_</text:p>
      <text:p text:style-name="P4">
News Source: <text:a xlink:type="simple" xlink:href="https://www.ukrinform.ua/rubric-ato/3726134-pamati-policejskogo-stanislava-dacenka.html" text:style-name="Internet_20_link" text:visited-style-name="Visited_20_Internet_20_Link">
https://www.ukrinform.ua/rubric-ato/3726134-pamati-policejskogo-stanislava-dacenka.html</text:a>
</text:p>
      <!--NEWS-->
      <text:h text:style-name="P10" text:outline-level="1">
<text:span text:style-name="T4">
The Russians fired three districts of Kharkiv region in the past day</text:span>
</text:h>
      <text:p text:style-name="P4">
Authors: Ukrinform (Person)</text:p>
      <text:p text:style-name="P4">
Publisher: Укринформ (Organization)</text:p>
      <text:p text:style-name="P4">
Published Time: 2023-06-25T09:01:00+03:00</text:p>
      <text:p text:style-name="P4">
Modified Time: 2023-06-25T09:01:00+03:00</text:p>
      <text:p text:style-name="P4">
Description: The Russian troops of the last day, on June 24, fired at frontline and border settlements of Kharkiv, Kupyansk and Chuguev districts of Kharkiv region. - Ukrinform.</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Харківщина', 'Війна з Росією']</text:p>
      <text:p text:style-name="P4">
Type: Article</text:p>
      <!--METADATA-->
      <text:p text:style-name="P4">
<draw:frame draw:style-name="fr1" draw:name="Image75" text:anchor-type="as-char" svg:width="6.9236in" svg:height="3.956343in" draw:z-index="0">
<draw:image xlink:href="../Images/yкринформ/2023-06-25T09-01-00-03-00/630_360_1487747482-1856.jpg" xlink:type="simple" xlink:show="embed" xlink:actuate="onLoad" draw:mime-type="image/jpeg"/>
</draw:frame>
The Russian last day, on June 24, fired front and borderline points of Kharkiv, Kupyansk and Chuguev districts of Kharkiv region.</text:p>
      <text:p text:style-name="P4">
According to Ukrinform, Oleg Synigubov, the head of the Kharkiv Regional Military Administration, reported this in <text:a xlink:type="simple" xlink:href="https://t.me/synegubov/6500" text:style-name="Internet_20_link" text:visited-style-name="Visited_20_Internet_20_Link">
telegram</text:a>
.</text:p>
      <text:p text:style-name="P4">
In particular, under the fire of Russian invaders were red star, veterinary, Kozacha Lopan, Ogirtseve, Gatyshche, Red first, two -year -old, Masyutivka, Kislivka, Brest and other settlements.</text:p>
      <text:p text:style-name="P4">
In the village of Kruglyakivka, Kupyansk district, a 49-year-old civilian was injured.</text:p>
      <text:p text:style-name="P4">
“In the city of Southern <text:a xlink:type="simple" xlink:href="https://www.ukrinform.ua/tag-harkivsina" text:style-name="Internet_20_link" text:visited-style-name="Visited_20_Internet_20_Link">
Kharkiv</text:a>
The boy of 7 years found a cartridge object, and hit him with a postin. As a result of the explosion, the boy was injured and was hospitalized, ”Sinegubov said.</text:p>
      <text:p text:style-name="P4">
He also noted that the demining continues. During the day of pyrotechnics, the SESS was harmed by 111 explosive objects.</text:p>
      <text:p text:style-name="P4">
<text:span text:style-name="T4">
 Read also: </text:span>
 <text:a xlink:type="simple" xlink:href="https://www.ukrinform.ua/rubric-regions/3727398-armia-rf-59-raziv-obstrilala-hersonsinu-dvoe-poranenih.html" text:style-name="Internet_20_link" text:visited-style-name="Visited_20_Internet_20_Link">
Army of the Russian Federation 59 times <text:span text:style-name="T4">
 shelling </text:span>
 Yala Kherson region, two -heated</text:a>
“On the collision line, the enemy attempted to take offensive actions in the direction of Berestov. He failed and receded with losses, ”Synugubov said.</text:p>
      <text:p text:style-name="P4">
According to Ukrinform, the Kharkiv region is under the fire of the Russian troops, daily the enemy kills and injures civilians and destroys infrastructure objects of the region.</text:p>
      <text:p text:style-name="P4">
News Source: <text:a xlink:type="simple" xlink:href="https://www.ukrinform.ua/rubric-regions/3727407-rosiani-za-minulu-dobu-obstrilali-tri-rajoni-harkivsini.html" text:style-name="Internet_20_link" text:visited-style-name="Visited_20_Internet_20_Link">
https://www.ukrinform.ua/rubric-regions/3727407-rosiani-za-minulu-dobu-obstrilali-tri-rajoni-harkivsini.html</text:a>
</text:p>
      <!--NEWS-->
      <text:h text:style-name="P10" text:outline-level="1">
<text:span text:style-name="T4">
Wagner uprising will cause significant damage to Moscow - isw</text:span>
</text:h>
      <text:p text:style-name="P4">
Authors: Ukrinform (Person)</text:p>
      <text:p text:style-name="P4">
Publisher: Укринформ (Organization)</text:p>
      <text:p text:style-name="P4">
Published Time: 2023-06-25T09:12:00+03:00</text:p>
      <text:p text:style-name="P4">
Modified Time: 2023-06-25T09:12:00+03:00</text:p>
      <text:p text:style-name="P4">
Description: The armed uprising of the founder of the Wagner PEC "Yevgeny Prigogin and his campaign to Moscow showed the weakness of the Kremlin, and most likely to cause significant damage to the efforts of the aggressor country in the war against Ukraine. - Ukrinform.</text:p>
      <text:p text:style-name="P4">
Images: ['<text:a xlink:type="simple" xlink:href="https://static.ukrinform.com/photos/2023_06/thumb_files/630_360_1687597042-988.jpg" text:style-name="Internet_20_link" text:visited-style-name="Visited_20_Internet_20_Link">
630_360_16875...</text:a>
']</text:p>
      <text:p text:style-name="P4">
Tags: ['Путін', 'Росія', 'Російські військові', 'ПВК "Вагнера"', 'Пригожин', 'Інститут вивчення війни']</text:p>
      <text:p text:style-name="P4">
Type: Article</text:p>
      <!--METADATA-->
      <text:p text:style-name="P4">
<draw:frame draw:style-name="fr1" draw:name="Image76" text:anchor-type="as-char" svg:width="6.9236in" svg:height="3.956343in" draw:z-index="0">
<draw:image xlink:href="../Images/yкринформ/2023-06-25T09-12-00-03-00/630_360_1687597042-988.jpg" xlink:type="simple" xlink:show="embed" xlink:actuate="onLoad" draw:mime-type="image/jpeg"/>
</draw:frame>
The armed reversal of the founder of the Wagner PEC Yevgeny Prigogine and his campaign on Moscow showed the weakness of the Kremlin, and most likely to cause significant damage to the efforts of the Ukrainian aggressor in the war against Ukraine.</text:p>
      <text:p text:style-name="P4">
According to Ukrinform, this is reported in the report <text:a xlink:type="simple" xlink:href="https://www.understandingwar.org/backgrounder/russian-offensive-campaign-assessment-june-24-2023" text:style-name="Internet_20_link" text:visited-style-name="Visited_20_Internet_20_Link">
</text:a>
<text:a xlink:type="simple" xlink:href="https://www.understandingwar.org/backgrounder/russian-offensive-campaign-assessment-june-24-2023" text:style-name="Internet_20_link" text:visited-style-name="Visited_20_Internet_20_Link">
ISW</text:a>
"The uprising of Prigogine has shown that the Russian troops lacking the reserves of many rear areas and it will almost certainly worsen the moral fraternal troops in Ukraine, because Ukrainian forces can use it to argue attempts to break the Russian defense," the statement said.</text:p>
      <text:p text:style-name="P4">
Now the Kremlin faces deeply unstable equilibrium. The agreement, reached by Lukashenko, is short -term, not a long -term decision, the uprising of the concept revealed serious weaknesses of the Kremlin and the Russian Defense.</text:p>
      <text:p text:style-name="P4">
<text:span text:style-name="T4">
 Read also: </text:span>
 <text:a xlink:type="simple" xlink:href="https://www.ukrinform.ua/rubric-world/3727387-zahidni-rozvidki-ne-zmogli-peredbaciti-masstab-zakolotu-prigozina-cnn.html" text:style-name="Internet_20_link" text:visited-style-name="Visited_20_Internet_20_Link">
Western intelligence could not predict the scale of the rebellion - CNN</text:a>
"The assumption that Prigogine's uprising, the Kremlin's response and the mediation of Lukashenko were staged by the Kremlin, absurd," the statement said.</text:p>
      <text:p text:style-name="P4">
The Institute of War Study pay attention that the uprising revealed the weakness of the Russian law enforcement agencies and demonstrated Putin's inability to use his strength in time to reflect the inner threat, and even more suppressed his power monopoly.</text:p>
      <text:p text:style-name="P4">
The report states that the actions of "Wagner" showed degradation of Russian military reserves, which are almost completely occupied by battles in Ukraine, as well as rely on inexperienced conscripts to protect the borders of the Russian Federation.</text:p>
      <text:p text:style-name="P4">
It is noted that analysts do not predict the rapid collapse of the Kremlin, but the rebellion and events in the Russian Federation are likely to cause significant damage to Moscow's military houses in the war against Ukraine.</text:p>
      <text:p text:style-name="P4">
<text:span text:style-name="T4">
 Read also: </text:span>
 <text:a xlink:type="simple" xlink:href="https://www.ukrinform.ua/rubric-polytics/3727369-prigozin-pokazav-kremlu-so-monopolii-na-nasilstvo-bilse-nemae-podolak.html" text:style-name="Internet_20_link" text:visited-style-name="Visited_20_Internet_20_Link">
<text:span text:style-name="T4">
 Prigogine </text:span>
 showed the Kremlin that there is no monopolies on violence more - Podolyak</text:a>
</text:p>
      <text:p text:style-name="P4">
On June 24, Oleksandr Lukashenko, in agreement with the President of the Russian Federation Putin, had interviewed Prigogin. According to the results of negotiations the head <text:a xlink:type="simple" xlink:href="https://www.ukrinform.ua/tag-pvk-vagnera" text:style-name="Internet_20_link" text:visited-style-name="Visited_20_Internet_20_Link">
PVC "Wagner"</text:a>
He stated that he would turn the fighters into the field camps.</text:p>
      <text:p text:style-name="P4">
News Source: <text:a xlink:type="simple" xlink:href="https://www.ukrinform.ua/rubric-world/3727409-povstanna-vagnera-zavdast-suttevoi-skodi-moskvi-isw.html" text:style-name="Internet_20_link" text:visited-style-name="Visited_20_Internet_20_Link">
https://www.ukrinform.ua/rubric-world/3727409-povstanna-vagnera-zavdast-suttevoi-skodi-moskvi-isw.html</text:a>
</text:p>
      <!--NEWS-->
      <text:h text:style-name="P10" text:outline-level="1">
<text:span text:style-name="T4">
The enemy applied against Ukraine s-300-Ignati</text:span>
</text:h>
      <text:p text:style-name="P4">
Authors: Ukrinform (Person)</text:p>
      <text:p text:style-name="P4">
Publisher: Укринформ (Organization)</text:p>
      <text:p text:style-name="P4">
Published Time: 2023-06-25T09:13:38+03:00</text:p>
      <text:p text:style-name="P4">
Modified Time: 2023-06-25T09:13:38+03:00</text:p>
      <text:p text:style-name="P4">
Description: This night in Ukraine was relatively calm compared to the previous ones. - Ukrinform.</text:p>
      <text:p text:style-name="P4">
Images: ['<text:a xlink:type="simple" xlink:href="https://static.ukrinform.com/photos/2023_04/thumb_files/630_360_1681053650-211.jpg" text:style-name="Internet_20_link" text:visited-style-name="Visited_20_Internet_20_Link">
630_360_16810...</text:a>
']</text:p>
      <text:p text:style-name="P4">
Tags: ['Ракета', 'Війна з Росією', 'Єдині новини', 'Юрій Ігнат', 'Повітряна атака']</text:p>
      <text:p text:style-name="P4">
Type: Article</text:p>
      <!--METADATA-->
      <text:p text:style-name="P4">
<draw:frame draw:style-name="fr1" draw:name="Image77" text:anchor-type="as-char" svg:width="6.9236in" svg:height="3.956343in" draw:z-index="0">
<draw:image xlink:href="../Images/yкринформ/2023-06-25T09-13-38-03-00/630_360_1681053650-211.jpg" xlink:type="simple" xlink:show="embed" xlink:actuate="onLoad" draw:mime-type="image/jpeg"/>
</draw:frame>
This night in Ukraine was relatively calm compared to the previous ones.</text:p>
      <text:p text:style-name="P4">
This is a spokesman for the Air Force of the Armed Forces, Yuri Ignat, said in the Ethizharcial Telernorphone "Unified News", Ukrinform reports.</text:p>
      <text:p text:style-name="P4">
“A relatively calm day, the enemy used different types of weapons. It is clear that last day we saw what a rocket was - more than fifty to our country from different directions. This time only the use of the C -300, Zaporizhzhya region, ”Ignat said.</text:p>
      <text:p text:style-name="P4">
He added that "C -300 is ballistics, we know that response after starting should be fast because it is not long."</text:p>
      <text:p text:style-name="P4">
Ignati stressed that this type of missile poses a serious threat.</text:p>
      <text:p text:style-name="P4">
<text:span text:style-name="T4">
 Read also: </text:span>
 <text:a xlink:type="simple" xlink:href="https://www.ukrinform.ua/rubric-ato/3726630-taktika-voroga-pid-cas-raketnih-atak-ne-zminuetsa-ignat.html" text:style-name="Internet_20_link" text:visited-style-name="Visited_20_Internet_20_Link">
enemy tactics during rocket attacks does not change -<text:span text:style-name="T4">
 Ignati </text:span>
</text:a>
As it was reported, at night the enemy attacked the suburbs <text:a xlink:type="simple" xlink:href="https://www.ukrinform.ua/tag-zaporizza" text:style-name="Internet_20_link" text:visited-style-name="Visited_20_Internet_20_Link">
Zaporozhye</text:a>
 .</text:p>
      <text:p text:style-name="P4">
News Source: <text:a xlink:type="simple" xlink:href="https://www.ukrinform.ua/rubric-ato/3727410-ciei-noci-vorog-zastosuvav-proti-ukraini-raketi-s300-ignat.html" text:style-name="Internet_20_link" text:visited-style-name="Visited_20_Internet_20_Link">
https://www.ukrinform.ua/rubric-ato/3727410-ciei-noci-vorog-zastosuvav-proti-ukraini-raketi-s300-ignat.html</text:a>
</text:p>
      <!--NEWS-->
      <text:h text:style-name="P10" text:outline-level="1">
<text:span text:style-name="T4">
In Greece, there are parliamentary elections</text:span>
</text:h>
      <text:p text:style-name="P4">
Authors: Ukrinform (Person)</text:p>
      <text:p text:style-name="P4">
Publisher: Укринформ (Organization)</text:p>
      <text:p text:style-name="P4">
Published Time: 2023-06-25T09:32:00+03:00</text:p>
      <text:p text:style-name="P4">
Modified Time: 2023-06-25T09:32:00+03:00</text:p>
      <text:p text:style-name="P4">
Description: In Greece, on June 25, for the second time in a little more than a month, the parliamentary elections are held. - Ukrinform.</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Партія']</text:p>
      <text:p text:style-name="P4">
Type: Article</text:p>
      <!--METADATA-->
      <text:p text:style-name="P4">
<draw:frame draw:style-name="fr1" draw:name="Image78" text:anchor-type="as-char" svg:width="6.9236in" svg:height="3.956343in" draw:z-index="0">
<draw:image xlink:href="../Images/yкринформ/2023-06-25T09-32-00-03-00/630_360_1687674600-252.jpg" xlink:type="simple" xlink:show="embed" xlink:actuate="onLoad" draw:mime-type="image/jpeg"/>
</draw:frame>
In Greece, on June 25, the parliamentary elections are held for the second time for the second time.</text:p>
      <text:p text:style-name="P4">
As Ukrinform reports, it reports <text:a xlink:type="simple" xlink:href="https://www.france24.com/en/live-news/20230625-greece-votes-with-conservative-premier-favourite-to-win" text:style-name="Internet_20_link" text:visited-style-name="Visited_20_Internet_20_Link">
AFP</text:a>
.</text:p>
      <text:p text:style-name="P4">
In this election, the leader of the party conservatives of Kiriakos Starakis seek to reconnect for the second term and get an absolute parliamentary majority to form a "stable government".</text:p>
      <text:p text:style-name="P4">
The New Democracy Party Won the election on May 21, ahead of 20 percent of the left party of Siriz.</text:p>
      <text:p text:style-name="P4">
However, "New Democracy" did not gain the absolute majority necessary for the management without the formation of a coalition, which led to a new vote.</text:p>
      <text:p text:style-name="P4">
<text:span text:style-name="T4">
 Read also: </text:span>
 <text:a xlink:type="simple" xlink:href="https://www.ukrinform.ua/rubric-world/3727032-partia-tuska-u-polsi-nazdoganae-politsilu-kacinskogo-za-dekilka-misaciv-do-viboriv.html" text:style-name="Internet_20_link" text:visited-style-name="Visited_20_Internet_20_Link">
Tusk party in Poland catches up with the Kaczynski political force for the elections</text:a>
The current vote is under new rules, according to which the winner receives a bonus of 25-50 seats in parliament, depending on the results.</text:p>
      <text:p text:style-name="P4">
As it was reported, the President <text:a xlink:type="simple" xlink:href="https://www.ukrinform.ua/tag-grecia" text:style-name="Internet_20_link" text:visited-style-name="Visited_20_Internet_20_Link">
Greece</text:a>
Catherine Sakellaropula on May 29 <text:a xlink:type="simple" xlink:href="https://www.ukrinform.ua/rubric-world/3715725-u-grecii-rozpustili-parlament-ta-priznacila-datu-viboriv.html" text:style-name="Internet_20_link" text:visited-style-name="Visited_20_Internet_20_Link">
issued a dissolution decree</text:a>
The newly elected Parliament and officially appointed elections on June 25.  Photo: Nurphoto Via Getty Images_</text:p>
      <text:p text:style-name="P4">
News Source: <text:a xlink:type="simple" xlink:href="https://www.ukrinform.ua/rubric-world/3727415-u-grecii-prohodat-parlamentski-vibori.html" text:style-name="Internet_20_link" text:visited-style-name="Visited_20_Internet_20_Link">
https://www.ukrinform.ua/rubric-world/3727415-u-grecii-prohodat-parlamentski-vibori.html</text:a>
</text:p>
      <!--NEWS-->
      <text:h text:style-name="P10" text:outline-level="1">
<text:span text:style-name="T4">
The invaders at night and in the morning fired at Sumy region eight times</text:span>
</text:h>
      <text:p text:style-name="P4">
Authors: Ukrinform (Person)</text:p>
      <text:p text:style-name="P4">
Publisher: Укринформ (Organization)</text:p>
      <text:p text:style-name="P4">
Published Time: 2023-06-25T09:34:00+03:00</text:p>
      <text:p text:style-name="P4">
Modified Time: 2023-06-25T09:34:00+03:00</text:p>
      <text:p text:style-name="P4">
Description: Last night and in the morning, Russian invaders fired at the Sumy region eight times. - Ukrinform.</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Російські військові', 'Кордон', 'Війна з Росією']</text:p>
      <text:p text:style-name="P4">
Type: Article</text:p>
      <!--METADATA-->
      <text:p text:style-name="P4">
<draw:frame draw:style-name="fr1" draw:name="Image79" text:anchor-type="as-char" svg:width="6.9236in" svg:height="3.956343in" draw:z-index="0">
<draw:image xlink:href="../Images/yкринформ/2023-06-25T09-34-00-03-00/630_360_1469087094-3763.jpg" xlink:type="simple" xlink:show="embed" xlink:actuate="onLoad" draw:mime-type="image/jpeg"/>
</draw:frame>
Last but in the morning, Russian invaders fired at the Sumy region eight times.</text:p>
      <text:p text:style-name="P4">
This was reported in <text:a xlink:type="simple" xlink:href="https://t.me/Sumy_news_ODA/17298" text:style-name="Internet_20_link" text:visited-style-name="Visited_20_Internet_20_Link">
telegram</text:a>
Sumskaya, reports Ukrinform.</text:p>
      <text:p text:style-name="P4">
“At night and in the morning, the Russians made 8 border shellings. 34 explosions were recorded. The shelling was suffered by Essman, Velikopysarivska, Shalyginskaya, Vorozhbiansk, Novoslobida communities, ”the message reads ..</text:p>
      <text:p text:style-name="P4">
It is noted that the Velikopysariv community was fired at the AGS, resulting in eight explosions. The enemy dropped three mines into the Essman community.</text:p>
      <text:p text:style-name="P4">
The Shalygin community was mortar <text:a xlink:type="simple" xlink:href="https://www.ukrinform.ua/tag-obstril" text:style-name="Internet_20_link" text:visited-style-name="Visited_20_Internet_20_Link">
shelling</text:a>
 (3 explosions).</text:p>
      <text:p text:style-name="P4">
<text:span text:style-name="T4">
Читайте також:</text:span>
 <text:a xlink:type="simple" xlink:href="https://www.ukrinform.ua/rubric-regions/3727407-rosiani-za-minulu-dobu-obstrilali-tri-rajoni-harkivsini.html" text:style-name="Internet_20_link" text:visited-style-name="Visited_20_Internet_20_Link">
 Росіяни за минулу добу <text:span text:style-name="T4">
обстріл</text:span>
 яли три райониХарківщини </text:a>
The Vorozhbian community has made a shelling(5 explosions).</text:p>
      <text:p text:style-name="P4">
По Новослобідській громаді здійснено мінометний обстріл (15 explosions).</text:p>
      <text:p text:style-name="P4">
В ОВА зазначили, що попередньо обійшлося без людських втрат та руйнуваньінфраструктури.</text:p>
      <text:p text:style-name="P4">
Як повідомлялося, протягом 24 червня <text:a xlink:type="simple" xlink:href="https://www.ukrinform.ua/rubric-ato/3727373-rosiani-za-den-vipustili-po-sumsini-ponad-200-min-i-snaradiv-e-rujnuvanna.html" text:style-name="Internet_20_link" text:visited-style-name="Visited_20_Internet_20_Link">
 росіяни вчинили 24 обстріли</text:a>
Border Guards. In total, more than 200 explosions were recorded.</text:p>
      <text:p text:style-name="P4">
News Source: <text:a xlink:type="simple" xlink:href="https://www.ukrinform.ua/rubric-ato/3727417-zagarbniki-vnoci-ta-zranku-visim-raziv-obstrilali-sumsinu.html" text:style-name="Internet_20_link" text:visited-style-name="Visited_20_Internet_20_Link">
https://www.ukrinform.ua/rubric-ato/3727417-zagarbniki-vnoci-ta-zranku-visim-raziv-obstrilali-sumsinu.html</text:a>
</text:p>
      <!--NEWS-->
      <text:h text:style-name="P10" text:outline-level="1">
<text:span text:style-name="T4">
Yermak told about the results of a meeting of advisers in Copenhagen</text:span>
</text:h>
      <text:p text:style-name="P4">
Authors: Ukrinform (Person)</text:p>
      <text:p text:style-name="P4">
Publisher: Укринформ (Organization)</text:p>
      <text:p text:style-name="P4">
Published Time: 2023-06-25T09:42:00+03:00</text:p>
      <text:p text:style-name="P4">
Modified Time: 2023-06-25T09:42:00+03:00</text:p>
      <text:p text:style-name="P4">
Description: The meeting of advisers in Copenhagen is a clear signal of respect for Ukraine and a fair struggle, support of the territorial integrity of our country and its sovereignty. - Ukrinform.</text:p>
      <text:p text:style-name="P4">
Images: ['<text:a xlink:type="simple" xlink:href="https://static.ukrinform.com/photos/2023_06/thumb_files/630_360_1687675254-737.jpg" text:style-name="Internet_20_link" text:visited-style-name="Visited_20_Internet_20_Link">
630_360_16876...</text:a>
']</text:p>
      <text:p text:style-name="P4">
Tags: ['Єрмак', 'Офіс Президента', 'Копенгаген']</text:p>
      <text:p text:style-name="P4">
Type: Article</text:p>
      <!--METADATA-->
      <text:p text:style-name="P4">
<draw:frame draw:style-name="fr1" draw:name="Image80" text:anchor-type="as-char" svg:width="6.9236in" svg:height="3.956343in" draw:z-index="0">
<draw:image xlink:href="../Images/yкринформ/2023-06-25T09-42-00-03-00/630_360_1687675254-737.jpg" xlink:type="simple" xlink:show="embed" xlink:actuate="onLoad" draw:mime-type="image/jpeg"/>
</draw:frame>
Meeters in Copenhagen are a clear signal of respect for Ukraine and fair -sieving, supporting the territorial integrity of our country and its consumeria.</text:p>
      <text:p text:style-name="P4">
Presidential Office Head Andriy Yermak wrote about it in <text:a xlink:type="simple" xlink:href="http://t.me/ermaka2022/3022" text:style-name="Internet_20_link" text:visited-style-name="Visited_20_Internet_20_Link">
telegram,</text:a>
transmits Ukrinform.</text:p>
      <text:p text:style-name="P4">
He reported that Copenhagen consulted on key principles with national security advisers and political advisers of Honozil, Great Britain, Denmark, EU, Italy, India, Canada, Germany, South Africa, Saudi Arabia, USA, Turkey, Ukraine, Ukraine Tayaponing.</text:p>
      <text:p text:style-name="P4">
“The meeting is a continuation of the dialogue, which was started at the G7 summit in the Hiroshimmi, G7 and the Global South. The Ukrainian delegation was composed of the Presidential Office and the Ministry of Foreign Affairs, ”the OP Head said.</text:p>
      <text:p text:style-name="P4">
He noted that during the consultation, the Ukrainian delegation told our international partners about the details of the formula of President Vladimrazellensky peace.</text:p>
      <text:p text:style-name="P4">
"I expressed the belief that it should be the basis for reaching a resistant and just peace for Ukraine, since the war is ongoing in our territory," Yermak emphasized.</text:p>
      <text:p text:style-name="P4">
He recalled that the formula consists of 10 points and is based on the principles of the UN and international law.</text:p>
      <text:p text:style-name="P4">
In addition, each of the directions of the Ukrainian formula was enshrined in the UN resolutions. Yermak noted that the parties reaffirmed their consignments of the UN Charter and the principles of international law.</text:p>
      <text:p text:style-name="P4">
The OP Head also said that national security advisers have agreed that the consultation format is successful, as well as a good platform for continuing work and further elaboration of the issue of the Global Peace Summit in the future. He informed the pro -speech to continue the format of consultations.</text:p>
      <text:p text:style-name="P4">
“I were voiced sites that could become a potential location of the Global Peace Summit. I was the first to suggest Ukraine as the most desirable option for us, ”Yermak said.</text:p>
      <text:p text:style-name="P4">
According to him, many countries have already expressed their willingness to accept Tseesamite, including such international platforms as the General Assembly <text:a xlink:type="simple" xlink:href="https://www.ukrinform.ua/tag-oon" text:style-name="Internet_20_link" text:visited-style-name="Visited_20_Internet_20_Link">
UN</text:a>
.</text:p>
      <text:p text:style-name="P4">
<text:span text:style-name="T4">
 Read also: </text:span>
 <text:a xlink:type="simple" xlink:href="https://www.ukrinform.ua/rubric-ato/3726510-ermak-obgovoriv-iz-sallivanom-situaciu-na-fronti-ta-potrebi-zsu-v-ozbroenni.html" text:style-name="Internet_20_link" text:visited-style-name="Visited_20_Internet_20_Link">
<text:span text:style-name="T4">
 Yermak </text:span>
 discussed with Sullivan the situation at the front of the Armed Forces of the Armed Forces</text:a>
</text:p>
      <text:p text:style-name="P4">
He also noted a constructive dialogue and thanked everyone for the support of Ukraine and involvement in world security processes.</text:p>
      <text:p text:style-name="P4">
<text:span text:style-name="T4">
 Read also: </text:span>
 <text:a xlink:type="simple" xlink:href="https://www.ukrinform.ua/rubric-polytics/3725910-ermak-obgovoriv-pidtrimku-ukraini-z-predstavnikami-evrejskih-organizacij-j-izrailskih-zmi.html" text:style-name="Internet_20_link" text:visited-style-name="Visited_20_Internet_20_Link">
<text:span text:style-name="T4">
 Yermak </text:span>
 discussed the support of Ukraine with representatives of Jewish organizations and Israeli media</text:a>
As reported <text:a xlink:type="simple" xlink:href="https://www.ukrinform.ua/rubric-polytics/3614525-formula-miru-zelenskij-nazvav-10-umov-pripinenna-vijni-v-ukraini.html" text:style-name="Internet_20_link" text:visited-style-name="Visited_20_Internet_20_Link">
Ukrinform</text:a>
, In November 2022, the President of Ukraine presented the Ukrainian formula of peace from 10 pounds during a speech of the group of twenty.</text:p>
      <text:p text:style-name="P4">
At the G7 summit in Hiroshima, Zelensky suggested that in July gather an international samite dedicated to the formula of peace.</text:p>
      <text:p text:style-name="P4">
News Source: <text:a xlink:type="simple" xlink:href="https://www.ukrinform.ua/rubric-polytics/3727420-ermak-rozpoviv-pro-rezultati-zustrici-radnikiv-u-kopengageni.html" text:style-name="Internet_20_link" text:visited-style-name="Visited_20_Internet_20_Link">
https://www.ukrinform.ua/rubric-polytics/3727420-ermak-rozpoviv-pro-rezultati-zustrici-radnikiv-u-kopengageni.html</text:a>
</text:p>
      <!--NEWS-->
      <text:h text:style-name="P10" text:outline-level="1">
<text:span text:style-name="T4">
US did not record nuclear weapons in Russia during Prigogine's rebellion</text:span>
</text:h>
      <text:p text:style-name="P4">
Authors: Ukrinform (Person)</text:p>
      <text:p text:style-name="P4">
Publisher: Укринформ (Organization)</text:p>
      <text:p text:style-name="P4">
Published Time: 2023-06-25T09:53:34+03:00</text:p>
      <text:p text:style-name="P4">
Modified Time: 2023-06-25T09:53:34+03:00</text:p>
      <text:p text:style-name="P4">
Description: In the United States, there were no changes in the location of the Russian nuclear forces during the "rebellion" of the leader of the PEC "Wagner" Yevgeny Prigogine. - Ukrinform.</text:p>
      <text:p text:style-name="P4">
Images: ['<text:a xlink:type="simple" xlink:href="https://static.ukrinform.com/photos/2022_09/thumb_files/630_360_1664318176-577.png" text:style-name="Internet_20_link" text:visited-style-name="Visited_20_Internet_20_Link">
630_360_16643...</text:a>
']</text:p>
      <text:p text:style-name="P4">
Tags: ['США', 'Ядерна зброя', 'Росія', 'Пригожин']</text:p>
      <text:p text:style-name="P4">
Type: Article</text:p>
      <!--METADATA-->
      <text:p text:style-name="P4">
<draw:frame draw:style-name="fr1" draw:name="Image81" text:anchor-type="as-char" svg:width="6.9236in" svg:height="3.956343in" draw:z-index="0">
<draw:image xlink:href="../Images/yкринформ/2023-06-25T09-53-34-03-00/630_360_1664318176-577.png" xlink:type="simple" xlink:show="embed" xlink:actuate="onLoad" draw:mime-type="image/png"/>
</draw:frame>
In the United States, changes in the location of Russian nuclear forces during the "rebellion" of the leader of the PEC "Wagner" Yevgeny Prigogine.</text:p>
      <text:p text:style-name="P4">
According to Ukrinform, with reference to a spokesman of the State Department reports <text:a xlink:type="simple" xlink:href="https://edition.cnn.com/europe/live-news/russia-ukraine-war-news-06-24-23/h_d759d3e4fa3d68f899b67a4375e4af39" text:style-name="Internet_20_link" text:visited-style-name="Visited_20_Internet_20_Link">
CNN</text:a>
.</text:p>
      <text:p text:style-name="P4">
"We have not noticed any changes in the location of the Russian nuclear forces," the State Department said.</text:p>
      <text:p text:style-name="P4">
He added that in <text:a xlink:type="simple" xlink:href="https://www.ukrinform.ua/tag-ssa" text:style-name="Internet_20_link" text:visited-style-name="Visited_20_Internet_20_Link">
USA</text:a>
"There is no reason to adjust the position of our ordinary or nuclear forces. We have long -standing, debugged communication with Russia on nuclear issues."</text:p>
      <text:p text:style-name="P4">
The publication also reminds that this month Russian President Vladimirputin stated that the first tactical nuclear weapon to be stored in Belarus has arrived in a new place. US President Joe Biden called this step "absolutely defective."</text:p>
      <text:p text:style-name="P4">
<text:span text:style-name="T4">
 Read also: </text:span>
 <text:a xlink:type="simple" xlink:href="https://www.ukrinform.ua/rubric-world/3727034-stati-proveli-zustric-ekspertiv-adernih-derzav-z-metou-zmensenna-strategicnih-rizikiv.html" text:style-name="Internet_20_link" text:visited-style-name="Visited_20_Internet_20_Link">
States held a meeting of nuclear experts for the purpose of reducing strategic risks</text:a>
"As a nuclear state, Russia is specially responsible for the provision, control and protection of its nuclear forces, as well as that measures that threaten strategic stability are not taken," said the state department.</text:p>
      <text:p text:style-name="P4">
And since the US continues to monitor the situation in the Russian Federation, the diplomatic presence in this country remains unchanged.</text:p>
      <text:p text:style-name="P4">
"Our embassy in Moscow remains open, we maintain a regulatory communication with it, and its working regime remains unchanged now," the spokesman said.</text:p>
      <text:p text:style-name="P4">
<text:span text:style-name="T4">
 Read also: </text:span>
 <text:a xlink:type="simple" xlink:href="https://www.ukrinform.ua/rubric-world/3727289-kancler-avstrii-pro-podii-v-rf-aderna-zbroa-ne-povinna-potrapiti-do-cuzih-ruk.html" text:style-name="Internet_20_link" text:visited-style-name="Visited_20_Internet_20_Link">
Austrian Chancellor about events in the Russian Federation: nuclear weapons should not be subjected to other people's hands</text:a>
As it was reported, the leader of the Wagner PEC <text:a xlink:type="simple" xlink:href="https://www.ukrinform.ua/rubric-other_news/3727120-zakolot-prigozina-vse-so-vidomo-na-cej-moment.html" text:style-name="Internet_20_link" text:visited-style-name="Visited_20_Internet_20_Link">
Yevgeny Prigogin announced on June 23, Demarsh against the Russian military leadership</text:a>
In particular against the Minister of Defense Sergei Shoig. He used to control Rostov-on-Don and part of the Voronezh region, after which the Wagnerivtsi went to Moscow.</text:p>
      <text:p text:style-name="P4">
News Source: <text:a xlink:type="simple" xlink:href="https://www.ukrinform.ua/rubric-world/3727424-ssa-ne-zafiksuvali-peremisen-adernoi-zbroi-u-rosii-pid-cas-zakolotu-prigozina.html" text:style-name="Internet_20_link" text:visited-style-name="Visited_20_Internet_20_Link">
https://www.ukrinform.ua/rubric-world/3727424-ssa-ne-zafiksuvali-peremisen-adernoi-zbroi-u-rosii-pid-cas-zakolotu-prigozina.html</text:a>
</text:p>
      <!--NEWS-->
      <text:h text:style-name="P10" text:outline-level="1">
<text:span text:style-name="T4">
The water level in the grassroots of the naked pier reaches a meter</text:span>
</text:h>
      <text:p text:style-name="P4">
Authors: Ukrinform (Person)</text:p>
      <text:p text:style-name="P4">
Publisher: Укринформ (Organization)</text:p>
      <text:p text:style-name="P4">
Published Time: 2023-06-25T09:58:41+03:00</text:p>
      <text:p text:style-name="P4">
Modified Time: 2023-06-25T09:58:41+03:00</text:p>
      <text:p text:style-name="P4">
Description: The grassroots parts of the city of the Gola Prystan, as well as the villages of the Holopristan community in Kherson region remain flooded. - Ukrinform.</text:p>
      <text:p text:style-name="P4">
Images: ['<text:a xlink:type="simple" xlink:href="https://static.ukrinform.com/photos/2023_06/thumb_files/630_360_1687676192-964.jpg" text:style-name="Internet_20_link" text:visited-style-name="Visited_20_Internet_20_Link">
630_360_16876...</text:a>
']</text:p>
      <text:p text:style-name="P4">
Tags: ['Херсонщина', 'Каховська ГЕС', 'Підтоплення']</text:p>
      <text:p text:style-name="P4">
Type: Article</text:p>
      <!--METADATA-->
      <text:p text:style-name="P4">
<draw:frame draw:style-name="fr1" draw:name="Image82" text:anchor-type="as-char" svg:width="6.9236in" svg:height="3.956343in" draw:z-index="0">
<draw:image xlink:href="../Images/yкринформ/2023-06-25T09-58-41-03-00/630_360_1687676192-964.jpg" xlink:type="simple" xlink:show="embed" xlink:actuate="onLoad" draw:mime-type="image/jpeg"/>
</draw:frame>
The grassroots of the city of the naked pier, as well as the villages of the Golopristan community of Nakherson region remain flooded.</text:p>
      <text:p text:style-name="P4">
This was reported in <text:a xlink:type="simple" xlink:href="https://t.me/golopristanskaMVA/1213" text:style-name="Internet_20_link" text:visited-style-name="Visited_20_Internet_20_Link">
telegram</text:a>
Golopristan city military administration, Ukrinform reports.</text:p>
      <text:p text:style-name="P4">
“The water level in the grassroots of the city <text:a xlink:type="simple" xlink:href="https://www.ukrinform.ua/tag-hersonsina" text:style-name="Internet_20_link" text:visited-style-name="Visited_20_Internet_20_Link">
Naked Pier</text:a>
reaches up to 1m sometimes(in the central and eastern parts of the city). У селах Валикокардашинського старостату в низинахта береговій частині домоволодіння залишаються у воді», - йдеться уповідомленні.</text:p>
      <text:p text:style-name="P4">
У місцях, де відійшла вода, руйнуються будинки та споруди.</text:p>
      <text:p text:style-name="P4">
«Жахлива картина, яка залишає після себе купу сміття, мул та сморід іспустошені вулиці населених пунктів», - зауважили у МВА.</text:p>
      <text:p text:style-name="P4">
<text:span text:style-name="T4">
Читайте також:</text:span>
 <text:a xlink:type="simple" xlink:href="https://www.ukrinform.ua/rubric-regions/3726930-magate-napravit-specialnu-misiu-dla-dopomogi-hersonsini.html" text:style-name="Internet_20_link" text:visited-style-name="Visited_20_Internet_20_Link">
 <text:span text:style-name="T4">
МАГАТЕ</text:span>
 направить спеціальну місію для допомогиХерсонщині </text:a>
It is noted that the situation in the community remains critical, there are no medicines, health care, elementary services. Also there is almost no bond.</text:p>
      <text:p text:style-name="P4">
As <text:a xlink:type="simple" xlink:href="https://www.ukrinform.ua/rubric-regions/3726190-u-golij-pristani-rosiani-viselaut-ta-grabuut-miscevih-ziteliv.html" text:style-name="Internet_20_link" text:visited-style-name="Visited_20_Internet_20_Link">
reported</text:a>
, in the Naked Prystanivska Russian Federation under the pretext of preparing the city for hostilities began to evicuate residents from their own homes, while the invaders of the fences.</text:p>
      <text:p text:style-name="P4">
News Source: <text:a xlink:type="simple" xlink:href="https://www.ukrinform.ua/rubric-regions/3727425-riven-vodi-u-nizovih-castinah-goloi-pristani-sagae-metra.html" text:style-name="Internet_20_link" text:visited-style-name="Visited_20_Internet_20_Link">
https://www.ukrinform.ua/rubric-regions/3727425-riven-vodi-u-nizovih-castinah-goloi-pristani-sagae-metra.html</text:a>
</text:p>
      <!--NEWS-->
      <text:h text:style-name="P10" text:outline-level="1">
<text:span text:style-name="T4">
The Volleyball Women's Team beat the Czech Republic in the semifinals of the Golden Eurolege</text:span>
</text:h>
      <text:p text:style-name="P4">
Authors: Ukrinform (Person)</text:p>
      <text:p text:style-name="P4">
Publisher: Укринформ (Organization)</text:p>
      <text:p text:style-name="P4">
Published Time: 2023-06-25T0:16:18+03:00</text:p>
      <text:p text:style-name="P4">
Modified Time: 2023-06-25T20:16:18+03:00</text:p>
      <text:p text:style-name="P4">
Description: Today, on June 25, the Volleyball Women's Team of Ukraine held a semi -final match of the Golden Eurolege. - Ukrinform.</text:p>
      <text:p text:style-name="P4">
Images: ['<text:a xlink:type="simple" xlink:href="https://static.ukrinform.com/photos/2023_06/thumb_files/630_360_1687713319-128.jp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83" text:anchor-type="as-char" svg:width="6.9236in" svg:height="3.956343in" draw:z-index="0">
<draw:image xlink:href="../Images/yкринформ/2023-06-25T0-16-18-03-00/630_360_1687713319-128.jpg" xlink:type="simple" xlink:show="embed" xlink:actuate="onLoad" draw:mime-type="image/jpeg"/>
</draw:frame>
Today, on June 25, the women's team of Ukraine in volleyball held the semi -final match of Zolotoyeurola.</text:p>
      <text:p text:style-name="P4">
The Ukrainians beat the Czech Republic - 3: 0, reports Ukrinform.</text:p>
      <text:p text:style-name="P4">
In the other semifinals, Sweden beat Belgium - 3: 2. The second matches will be held on June 28.</text:p>
      <text:p text:style-name="P4">
*!(https://www.ukrinform.ua/rubric-sports/3727429-sogodni-ukraina-zigrae-proti-tureccini-u-finali-zolotoi-evroligi-z-volejbolu.html)As it was reported, in 2017 the Ukrainian national team won the title.</text:p>
      <text:p text:style-name="P4">
Photo: CEV</text:p>
      <text:p text:style-name="P4">
News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Reznikov and Austin discussed the weakness of the Russian authorities and the counter -offensive of the Armed Forces</text:span>
</text:h>
      <text:p text:style-name="P4">
Authors: Ukrinform (Person)</text:p>
      <text:p text:style-name="P4">
Publisher: Укринформ (Organization)</text:p>
      <text:p text:style-name="P4">
Published Time: 2023-06-25T10:05:00+03:00</text:p>
      <text:p text:style-name="P4">
Modified Time: 2023-06-25T22:05:00+03:00</text:p>
      <text:p text:style-name="P4">
Description: Defense Minister Oleksiy Reznikov, during a telephone conversation with American colleague Lloyd Austin, discussed recent events in Russia and Ukrainian counter -offensive. - Ukrinform.</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Остін', 'Війна з Росією', 'Контрнаступ']</text:p>
      <text:p text:style-name="P4">
Type: Article</text:p>
      <!--METADATA-->
      <text:p text:style-name="P4">
<draw:frame draw:style-name="fr1" draw:name="Image84" text:anchor-type="as-char" svg:width="6.9236in" svg:height="3.956343in" draw:z-index="0">
<draw:image xlink:href="../Images/yкринформ/2023-06-25T10-05-00-03-00/630_360_1677842583-533.jpg" xlink:type="simple" xlink:show="embed" xlink:actuate="onLoad" draw:mime-type="image/jpeg"/>
</draw:frame>
In the course of a telephone conversation with the American College Lloyd Austin, the Ministry of Ministry of Ukraine discussed recent events in Russia and the Ukrainian contradiction during a telephone conversation with the American College Lloyd Austin.</text:p>
      <text:p text:style-name="P4">
Rennikov wrote about it in <text:a xlink:type="simple" xlink:href="https://twitter.com/oleksiireznikov/status/1673024465410588673" text:style-name="Internet_20_link" text:visited-style-name="Visited_20_Internet_20_Link">
Twitter</text:a>
, reports Ukrinform.</text:p>
      <text:p text:style-name="P4">
“He had a telephone conversation with my friend and colleague Lloyd Austin. We talked about the latest events in <text:a xlink:type="simple" xlink:href="https://www.ukrinform.ua/tag-rosia" text:style-name="Internet_20_link" text:visited-style-name="Visited_20_Internet_20_Link">
Russia</text:a>
. We agree that the Russian authorities are weak and that the withdrawal of Russian troops from Ukraine is the best choice for the Kremlin. Russia would be better about deciding its own targery, ”the post reads.</text:p>
      <text:p text:style-name="P4">
The parties also discussed the counter -offensive of the Armed Forces and further steps in strengthening the power of Ukraine.</text:p>
      <text:p text:style-name="P4">
“Things move in the right direction. Ukraine will win, ” - said.</text:p>
      <text:p text:style-name="P4">
As <text:a xlink:type="simple" xlink:href="https://www.ukrinform.ua/rubric-other_news/3727120-zakolot-prigozina-vse-so-vidomo-na-cej-moment.html" text:style-name="Internet_20_link" text:visited-style-name="Visited_20_Internet_20_Link">
reported</text:a>
, the leader of the Wagner PEC Yevgeny Prigogin announced Demarsh of the Anti -Russian Military leadership, in particular against the Minister of Defense Sergiyashah. He took control of Rostov-on-Don and part of the Voronezh region, after which the Wagnerivtsi went to Moscow.</text:p>
      <text:p text:style-name="P4">
<text:span text:style-name="T4">
 Read also: </text:span>
 <text:a xlink:type="simple" xlink:href="https://www.ukrinform.ua/rubric-ato/3727585-reznikov-prokomentuvav-potocnij-kontrnastup-ak-pidgotovcu-operaciu.html" text:style-name="Internet_20_link" text:visited-style-name="Visited_20_Internet_20_Link">
<text:span text:style-name="T4">
 Rennikov </text:span>
 commented on the current counter -offensive as a "preparatory operation"</text:a>
On the evening of June 24, the self -proclaimed President of Belarus Alexander Lukashenko began to negotiate with Putin in agreement with Putin. After this leader of Wagner PEC, he announced that <text:a xlink:type="simple" xlink:href="https://www.ukrinform.ua/rubric-world/3727347-prigozin-rozvertae-koloni-vagnerivciv-do-polovih-taboriv-roszmi.html" text:style-name="Internet_20_link" text:visited-style-name="Visited_20_Internet_20_Link">
turns his mercenaries back to "field camps"</text:a>
.</text:p>
      <text:p text:style-name="P4">
Secretary of the National Security and Defense Council of Ukraine Alexey Danilov named the sprout of the rebellion of the leader(https://www.ukrinform.ua/rubric-polytics/3727477-danilov-nazvav-zakolot-prigozina-persim-etapom-demontazu-putinskoi-sistemi.html)Russian President Vladimir Putin.</text:p>
      <text:p text:style-name="P4">
News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Two settlements remain flooded on the Kherson Right Bank of Kherson region</text:span>
</text:h>
      <text:p text:style-name="P4">
Authors: Ukrinform (Person)</text:p>
      <text:p text:style-name="P4">
Publisher: Укринформ (Organization)</text:p>
      <text:p text:style-name="P4">
Published Time: 2023-06-25T10:14:00+03:00</text:p>
      <text:p text:style-name="P4">
Modified Time: 2023-06-25T10:14:00+03:00</text:p>
      <text:p text:style-name="P4">
Description: In the Kherson region, two settlements remain flooded on the right bank of the Dnieper after blasting the Russians of the Kakhovskaya Hydroelectric Power Plants. - Ukrinform.</text:p>
      <text:p text:style-name="P4">
Images: ['<text:a xlink:type="simple" xlink:href="https://static.ukrinform.com/photos/2023_06/thumb_files/630_360_1686036969-673.jpeg" text:style-name="Internet_20_link" text:visited-style-name="Visited_20_Internet_20_Link">
630_360_16860...</text:a>
']</text:p>
      <text:p text:style-name="P4">
Tags: ['Херсонщина', 'Каховська ГЕС', 'Підтоплення']</text:p>
      <text:p text:style-name="P4">
Type: Article</text:p>
      <!--METADATA-->
      <text:p text:style-name="P4">
<draw:frame draw:style-name="fr1" draw:name="Image85" text:anchor-type="as-char" svg:width="6.9236in" svg:height="3.956343in" draw:z-index="0">
<draw:image xlink:href="../Images/yкринформ/2023-06-25T10-14-00-03-00/630_360_1686036969-673.jpeg" xlink:type="simple" xlink:show="embed" xlink:actuate="onLoad" draw:mime-type="image/jpeg"/>
</draw:frame>
The Uherson region on the right bank of the Dnieper after the blasting of the Russian hydroelectric power station remains flooded by two settlements.</text:p>
      <text:p text:style-name="P4">
As Ukrinform reports, it reports <text:a xlink:type="simple" xlink:href="https://dsns.gov.ua/uk/news/nadzvicaini-podiyi/xersonska-oblast-operativna-informaciia-shhodo-likvidaciyi-naslidkiv-pidrivu-kaxovskoyi-ges-stanom-na-900-25-cervnia" text:style-name="Internet_20_link" text:visited-style-name="Visited_20_Internet_20_Link">
SESS</text:a>
 <text:a xlink:type="simple" xlink:href="https://dsns.gov.ua/uk/news/nadzvicaini-podiyi/xersonska-oblast-operativna-informaciia-shhodo-likvidaciyi-naslidkiv-pidrivu-kaxovskoyi-ges-stanom-na-900-25-cervnia" text:style-name="Internet_20_link" text:visited-style-name="Visited_20_Internet_20_Link">
 . </text:a>
“On the Dnieper River in the post of Kherson post, there is a gradual reduction of water level and exceeds 3 cm.(Since the beginning of the day, the level decreased by 3cm). На Каховському водосховищі у створі поста «Нікополь» по причині втратигідравлічного зв’язку з основною частиною водосховища, подальші спостереженняу створі поста неможливі», - ідеться в повідомленні.</text:p>
      <text:p text:style-name="P4">
Підтопленими залишаються два населені пункти (Two houses)on the right birch and 17 settlements in the temporarily seized territory.</text:p>
      <text:p text:style-name="P4">
In general, by <text:a xlink:type="simple" xlink:href="https://www.ukrinform.ua/tag-hersonsina" text:style-name="Internet_20_link" text:visited-style-name="Visited_20_Internet_20_Link">
Kherson region</text:a>
evacuated 2 thousand 783 persons(incl. 309 children and 80 low -mobility persons)TA284 Animals. The work of 14 evacuation points was deployed.</text:p>
      <text:p text:style-name="P4">
<text:span text:style-name="T4">
 Read also: </text:span>
 <text:a xlink:type="simple" xlink:href="https://www.ukrinform.ua/rubric-regions/3727360-ekologi-prognozuut-zagibel-znacnoi-castini-derev-na-pidtoplenih-teritoriah.html" text:style-name="Internet_20_link" text:visited-style-name="Visited_20_Internet_20_Link">
Ecologists predict the death of a large part of the trees of drunk territories</text:a>
Explosives checked almost 620 hectares of territory in Kherson region, and had another 76 explosive objects.</text:p>
      <text:p text:style-name="P4">
“On the morning of June 25, the average water level is 33 centimeters. And he sees us to continue renewable work. Explosives check 620 hectares of territories previously flooded. There were pelvic harmed 76 explosive objects, ” - said in <text:a xlink:type="simple" xlink:href="https://t.me/olexandrprokudin/788" text:style-name="Internet_20_link" text:visited-style-name="Visited_20_Internet_20_Link">
telegram</text:a>
The head of the Kherson Ova Alexander Proprokudin,</text:p>
      <text:p text:style-name="P4">
Khersongas checks the tightness of gas pipelines, there is a positive result in a 51 -rise building in the central part of the ship's neighborhood.</text:p>
      <text:p text:style-name="P4">
<text:span text:style-name="T4">
 Read also: </text:span>
 <text:a xlink:type="simple" xlink:href="https://www.ukrinform.ua/rubric-economy/3726783-mozlivij-rosijskij-terakt-na-zaes-cim-ce-zagrozue-ukraini-evropi-j-samij-rosii.html" text:style-name="Internet_20_link" text:visited-style-name="Visited_20_Internet_20_Link">
possible Russian terrorist attack at the ZPP: what is threatening Ukraine, Europe and Russia itself</text:a>
In addition, nearly 190 tons of garbage were taken out of the ship district.“Soon in settlements should be completed cleaning. And we are starting the renovation stage of restoration work, ”Proudin said.</text:p>
      <text:p text:style-name="P4">
As reported by Ukrinform, <text:a xlink:type="simple" xlink:href="https://www.ukrinform.ua/rubric-regions/3727247-na-hersonsini-zibrali-naftoprodukti-aki-rozlilisa-vnaslidok-pidrivu-kahovskoi-ges.html" text:style-name="Internet_20_link" text:visited-style-name="Visited_20_Internet_20_Link">
rescuers finished</text:a>
The team of fetro products that settled near the settlement in the floodplain of the River River in the Kherson region as a result of the exploration of the Russians of the Kakhovka Hydroelectric Power Plant.</text:p>
      <text:p text:style-name="P4">
<text:span text:style-name="T4">
 Read also: </text:span>
 <text:a xlink:type="simple" xlink:href="https://www.ukrinform.ua/rubric-ato/3726548-na-hersonsini-zagarbniki-sformuvali-specgrupi-sob-shovati-tila-zagiblih-zelenskij.html" text:style-name="Internet_20_link" text:visited-style-name="Visited_20_Internet_20_Link">
in Kherson region invaders formed special groups to squeeze the bodies of the dead - Zelensky</text:a>
On the night against June 6 <text:a xlink:type="simple" xlink:href="https://www.ukrinform.ua/rubric-other_news/3723441-pidriv-rosianami-kahovskoi-ges-usi-novini.html" text:style-name="Internet_20_link" text:visited-style-name="Visited_20_Internet_20_Link">
Russian army undermined</text:a>
The dam of Kakhovka hydroelectric power plants, causing flooding of the Kherson and Mykolaiv regions and at the same time - critical grinding of the water reservoir.</text:p>
      <text:p text:style-name="P4">
<text:span text:style-name="T5">
Foto: Kherson mva</text:span>
</text:p>
      <text:p text:style-name="P4">
News Source: <text:a xlink:type="simple" xlink:href="https://www.ukrinform.ua/rubric-regions/3727430-na-pravoberezzi-hersonsini-zalisautsa-pidtoplenimi-dva-naseleni-punkti.html" text:style-name="Internet_20_link" text:visited-style-name="Visited_20_Internet_20_Link">
https://www.ukrinform.ua/rubric-regions/3727430-na-pravoberezzi-hersonsini-zalisautsa-pidtoplenimi-dva-naseleni-punkti.html</text:a>
</text:p>
      <!--NEWS-->
      <text:h text:style-name="P10" text:outline-level="1">
<text:span text:style-name="T4">
Today Ukraine will play against Turkey in the finale of the Golden European Volleyball European</text:span>
</text:h>
      <text:p text:style-name="P4">
Authors: Ukrinform (Person)</text:p>
      <text:p text:style-name="P4">
Publisher: Укринформ (Organization)</text:p>
      <text:p text:style-name="P4">
Published Time: 2023-06-25T10:20:16+03:00</text:p>
      <text:p text:style-name="P4">
Modified Time: 2023-06-25T10:20:16+03:00</text:p>
      <text:p text:style-name="P4">
Description: Today, on June 25, the men's volleyball team will play the final match in the Golden Eurosis. - Ukrinform.</text:p>
      <text:p text:style-name="P4">
Images: ['<text:a xlink:type="simple" xlink:href="https://static.ukrinform.com/photos/2023_06/thumb_files/630_360_1687677559-805.jpeg" text:style-name="Internet_20_link" text:visited-style-name="Visited_20_Internet_20_Link">
630_360_16876...</text:a>
']</text:p>
      <text:p text:style-name="P4">
Tags: ['Євроліга', 'Волейбол', 'Збірна України']</text:p>
      <text:p text:style-name="P4">
Type: Article</text:p>
      <!--METADATA-->
      <text:p text:style-name="P4">
<draw:frame draw:style-name="fr1" draw:name="Image86" text:anchor-type="as-char" svg:width="6.9236in" svg:height="3.956343in" draw:z-index="0">
<draw:image xlink:href="../Images/yкринформ/2023-06-25T10-20-16-03-00/630_360_1687677559-805.jpeg" xlink:type="simple" xlink:show="embed" xlink:actuate="onLoad" draw:mime-type="image/jpeg"/>
</draw:frame>
Today, on June 25, the men's volleyball team will play the final match in goldenurosis.</text:p>
      <text:p text:style-name="P4">
The beginning of the match is at 9:00 pm behind Kiev, Ukrinform reports.</text:p>
      <text:p text:style-name="P4">
Ukraine on the way to the finals overcame Croatia national(3:1), Turkey is the Czech Republic(3:2).</text:p>
      <text:p text:style-name="P4">
Збірна України гратиме у фіналі Золотої Євроліги вдруге за три роки – у2021-му Туреччина обіграла нашу команду у фіналі.</text:p>
      <text:p text:style-name="P4">
<text:span text:style-name="T4">
Читайте також:</text:span>
 <text:a xlink:type="simple" xlink:href="https://www.ukrinform.ua/rubric-sports/3727190-miznarodna-federacia-volejbolu-prodovzila-vidstoronenna-rosii-ta-bilorusi.html" text:style-name="Internet_20_link" text:visited-style-name="Visited_20_Internet_20_Link">
 Міжнародна федерація <text:span text:style-name="T4">
волейбол</text:span>
 у продовжилавідсторонення Росії та Білорусі </text:a>
In 2017, the Ukrainian team won the title.</text:p>
      <text:p text:style-name="P4">
Photo: cev.eu</text:p>
      <text:p text:style-name="P4">
News Source: <text:a xlink:type="simple" xlink:href="https://www.ukrinform.ua/rubric-sports/3727429-sogodni-ukraina-zigrae-proti-tureccini-u-finali-zolotoi-evroligi-z-volejbolu.html" text:style-name="Internet_20_link" text:visited-style-name="Visited_20_Internet_20_Link">
https://www.ukrinform.ua/rubric-sports/3727429-sogodni-ukraina-zigrae-proti-tureccini-u-finali-zolotoi-evroligi-z-volejbolu.html</text:a>
</text:p>
      <!--NEWS-->
      <text:h text:style-name="P10" text:outline-level="1">
<text:span text:style-name="T4">
In Kherson as a result of shelling of a five -storey building a man was killed</text:span>
</text:h>
      <text:p text:style-name="P4">
Authors: Ukrinform (Person)</text:p>
      <text:p text:style-name="P4">
Publisher: Укринформ (Organization)</text:p>
      <text:p text:style-name="P4">
Published Time: 2023-06-25T10:29:00+03:00</text:p>
      <text:p text:style-name="P4">
Modified Time: 2023-06-25T10:29:00+03:00</text:p>
      <text:p text:style-name="P4">
Description: A 44-year-old man was killed in Kherson as a result of the shelling of Russian troops, and a woman was under the rubble. - Ukrinform.</text:p>
      <text:p text:style-name="P4">
Images: ['<text:a xlink:type="simple" xlink:href="https://static.ukrinform.com/photos/2023_06/thumb_files/630_360_1687678059-603.jpg" text:style-name="Internet_20_link" text:visited-style-name="Visited_20_Internet_20_Link">
630_360_16876...</text:a>
']</text:p>
      <text:p text:style-name="P4">
Tags: ['Херсон', 'Обстріл', 'Загибель', 'Війна з Росією']</text:p>
      <text:p text:style-name="P4">
Type: Article</text:p>
      <!--METADATA-->
      <text:p text:style-name="P4">
<draw:frame draw:style-name="fr1" draw:name="Image87" text:anchor-type="as-char" svg:width="6.9236in" svg:height="3.956343in" draw:z-index="0">
<draw:image xlink:href="../Images/yкринформ/2023-06-25T10-29-00-03-00/630_360_1687678059-603.jpg" xlink:type="simple" xlink:show="embed" xlink:actuate="onLoad" draw:mime-type="image/jpeg"/>
</draw:frame>
The Khersonov has killed a 44-year-old man as a result of the shelling of Russian troops, and a woman was under Zalamamiamamiam.</text:p>
      <text:p text:style-name="P4">
This was reported in <text:a xlink:type="simple" xlink:href="http://t.me/olexandrprokudin/789" text:style-name="Internet_20_link" text:visited-style-name="Visited_20_Internet_20_Link">
telegram</text:a>
Golovharson Ova Alexander Proudin, Ukrinform reports.</text:p>
      <text:p text:style-name="P4">
It is noted that in Kherson there was a restless night and a heavy morning.</text:p>
      <text:p text:style-name="P4">
“The invaders again covered our peaceful homes with fire. A 44-year-old man was killed in Kherson. Another woman was under the rubble. One of the shells broke off in the middle of the room, ”the message reads.</text:p>
      <text:p text:style-name="P4">
Proudin added that damaged homes and property of residents.</text:p>
      <text:p text:style-name="P4">
<text:span text:style-name="T4">
 Read also: </text:span>
 <text:a xlink:type="simple" xlink:href="https://www.ukrinform.ua/rubric-regions/3727401-rosiani-minuloi-dobi-vbili-odnogo-zitela-doneccini.html" text:style-name="Internet_20_link" text:visited-style-name="Visited_20_Internet_20_Link">
Russians last day killed one inhabitant of Donetsk region</text:a>
As reported <text:a xlink:type="simple" xlink:href="http://kherson.gp.gov.ua/ua/news.html" text:style-name="Internet_20_link" text:visited-style-name="Visited_20_Internet_20_Link">
Kherson Regional Prosecutor's Office</text:a>
, the Russians fired at Kherson residential quarters around 03:20 am. As a result of the projectile, a five -storey dwelling house under the rubble of bending. Private and apartment buildings are damaged. The pre -trial investigation in criminal proceedings on the violation of the laws of the pelvis of war(Part 2 of Art. 438 KKU.</text:p>
      <text:p text:style-name="P4">
As it was reported, the Russian army over the past day, on June 24, made 59 images of Kherson region.</text:p>
      <text:p text:style-name="P4">
News Source: <text:a xlink:type="simple" xlink:href="https://www.ukrinform.ua/rubric-ato/3727433-u-hersoni-vnaslidok-obstrilu-patipoverhivki-zaginuv-colovik.html" text:style-name="Internet_20_link" text:visited-style-name="Visited_20_Internet_20_Link">
https://www.ukrinform.ua/rubric-ato/3727433-u-hersoni-vnaslidok-obstrilu-patipoverhivki-zaginuv-colovik.html</text:a>
</text:p>
      <!--NEWS-->
      <text:h text:style-name="P10" text:outline-level="1">
<text:span text:style-name="T4">
Schedule European Games on June 25</text:span>
</text:h>
      <text:p text:style-name="P4">
Authors: Ukrinform (Person)</text:p>
      <text:p text:style-name="P4">
Publisher: Укринформ (Organization)</text:p>
      <text:p text:style-name="P4">
Published Time: 2023-06-25T10:31:36+03:00</text:p>
      <text:p text:style-name="P4">
Modified Time: 2023-06-25T10:31:36+03:00</text:p>
      <text:p text:style-name="P4">
Description: Today, June 25, Kostevich, Wednesday, Bogukh, Synchronists and others will perform at the European Games. - Ukrinform.</text:p>
      <text:p text:style-name="P4">
Images: ['<text:a xlink:type="simple" xlink:href="https://static.ukrinform.com/photos/2023_06/thumb_files/630_360_1687678135-772.jpg" text:style-name="Internet_20_link" text:visited-style-name="Visited_20_Internet_20_Link">
630_360_16876...</text:a>
']</text:p>
      <text:p text:style-name="P4">
Tags: ['Збірна України', 'Європейські ігри']</text:p>
      <text:p text:style-name="P4">
Type: Article</text:p>
      <!--METADATA-->
      <text:p text:style-name="P4">
<draw:frame draw:style-name="fr1" draw:name="Image89" text:anchor-type="as-char" svg:width="6.9236in" svg:height="3.956343in" draw:z-index="0">
<draw:image xlink:href="../Images/yкринформ/2023-06-25T10-31-36-03-00/630_360_1687678135-772.jpg" xlink:type="simple" xlink:show="embed" xlink:actuate="onLoad" draw:mime-type="image/jpeg"/>
</draw:frame>
Today, June 25, Kostevich, Wednesday, Bogukh, Synchronists and others will perform at the European Games.</text:p>
      <text:p text:style-name="P4">
To your attention the schedule of European Games:</text:p>
      <text:p text:style-name="P4">
<text:span text:style-name="T4">
 Stand shooting </text:span>
</text:p>
      <text:p text:style-name="P4">
10:00 - Round Stand, Second Round Qualifications(Mykola Milchev)10.00 - Round stand, second round of qualification(Irina Malovichko, Victorianaumenko)16:45. - women, round stand, finale</text:p>
      <text:p text:style-name="P4">
18:45 - Men, Round Stand, Final</text:p>
      <text:p text:style-name="P4">
<text:span text:style-name="T4">
Fencing</text:span>
</text:p>
      <text:p text:style-name="P4">
10: 00-12: 20 - single tournament, rapier, first rounds(Alina Poloziuk, Dariyamironiuk, Kristina Petrov, Olga Sopit)14: 00-15: 20 - single tournament, saber, first rounds(Vasily Humen, Oleksiystatsenko, Yuri Tsap, Andriy Yagodka)20:10 - women, single tournament, rapier, finale</text:p>
      <text:p text:style-name="P4">
20:50 - men, single tournament, saber, finale</text:p>
      <text:p text:style-name="P4">
<text:span text:style-name="T4">
 Ball shooting </text:span>
</text:p>
      <text:p text:style-name="P4">
10:15 - gun, 25 meters, qualification(Anastasia German, Elena Kostevich)10:15 - rifle, 50 meters, qualification(Sergey Kulish, Oleg Tsarkov)13:00 - rifle, 50 meters, finals  <text:span text:style-name="T4">
 Taekwondo </text:span>
  10: 24-13: 12 - 80 kg, 1/8 finals(Konstantin Kosnenevich)21:36 - 80 kg, finale</text:p>
      <text:p text:style-name="P4">
<text:span text:style-name="T4">
Archery</text:span>
</text:p>
      <text:p text:style-name="P4">
10:50 - Mikst, Olympic bow, quarterfinals(Anastasia Pavlova, Ivankovorohar)16:35 - Mikst, Olympic bow, finale</text:p>
      <text:p text:style-name="P4">
<text:span text:style-name="T4">
 Artistic Swimming </text:span>
</text:p>
      <text:p text:style-name="P4">
11:00 - team, arbitrary program, finale(The national team of Ukraine)<text:span text:style-name="T4">
 Jumping into water </text:span>
</text:p>
      <text:p text:style-name="P4">
11:00 - 3 -meter springboard, qualification(Anna Pis)16:00 - 10 -meter tower, synchronous jumps, finals(Cyril Boluh/Alexeispiere)20:00 - 3 -meter springboard, finale</text:p>
      <text:p text:style-name="P4">
<text:span text:style-name="T4">
 Modern Pentathlon </text:span>
</text:p>
      <text:p text:style-name="P4">
11:00 - fencing, qualification(Yuriy Kovalchuk, Maxim Agarushev, Alexandrtovka, Pavel Tymoshenko)11:00 - fencing, qualification(Irina Khokhlova, Olga Klunnikova, Valeriapermikin, Anastasia Chizhova)<text:span text:style-name="T4">
Table tennis</text:span>
</text:p>
      <text:p text:style-name="P4">
11:50 - Single Tournament, 1/8 Final(Solomiya Brath)<text:span text:style-name="T4">
 cycling </text:span>
</text:p>
      <text:p text:style-name="P4">
12:30 - Mautteniskyk(Yana Belomoin, Irina Popova, Irina Slobodyan)15:15 - MountTeber(Dmitry Titarenko, Alexander Konyaev, Sergey Rynko)<text:span text:style-name="T4">
Boxing</text:span>
</text:p>
      <text:p text:style-name="P4">
14:00 - 1/16 finals(Tatiana Kob)20:00 - 1/16 finals(Yuri Zakharaev)<text:span text:style-name="T4">
 Thai boxing </text:span>
</text:p>
      <text:p text:style-name="P4">
15:25 - 60 kg, quarterfinals(Vladislav Nikitas)15:25 - 67 kg, quarterfinals(Igor Lyubchenko)15:25 - 51 kg, quarterfinals(Anastasia Mikhailenko)15:25 - 71 kg, quarterfinals(Alexander Efimenko)15:25 - 81 kg, quarterfinals(Yegor Skurikhin)15:25 - 91 kg, quarterfinals(Oleg Prymachov)<text:span text:style-name="T4">
 Rock climbing </text:span>
</text:p>
      <text:p text:style-name="P4">
21:00 - Bowldering, Final(Eugene Kazbekov)</text:p>
      <text:p text:style-name="P4">
The competition will last until July 2.</text:p>
      <text:p text:style-name="P4">
Photo: NOC of Ukraine</text:p>
      <text:p text:style-name="P4">
News Source: <text:a xlink:type="simple" xlink:href="https://www.ukrinform.ua/rubric-sports/3727434-rozklad-evropejskih-igor-na-25-cervna.html" text:style-name="Internet_20_link" text:visited-style-name="Visited_20_Internet_20_Link">
https://www.ukrinform.ua/rubric-sports/3727434-rozklad-evropejskih-igor-na-25-cervna.html</text:a>
</text:p>
      <!--NEWS-->
      <text:h text:style-name="P10" text:outline-level="1">
<text:span text:style-name="T4">
Canada has started its own investigation into the death of Titan's Batycake's passengers</text:span>
</text:h>
      <text:p text:style-name="P4">
Authors: Ukrinform (Person)</text:p>
      <text:p text:style-name="P4">
Publisher: Укринформ (Organization)</text:p>
      <text:p text:style-name="P4">
Published Time: 2023-06-25T10:44:00+03:00</text:p>
      <text:p text:style-name="P4">
Modified Time: 2023-06-25T10:44:00+03:00</text:p>
      <text:p text:style-name="P4">
Description: In Canada, they began their own investigation into the causes of the Titan Submarine, which headed to the place where the legendary Titanic was sank. - Ukrinform.</text:p>
      <text:p text:style-name="P4">
Images: ['<text:a xlink:type="simple" xlink:href="https://static.ukrinform.com/photos/2023_06/thumb_files/630_360_1687469456-908.jpg" text:style-name="Internet_20_link" text:visited-style-name="Visited_20_Internet_20_Link">
630_360_16874...</text:a>
']</text:p>
      <text:p text:style-name="P4">
Tags: ['Канада', 'Катастрофа', 'Підводний човен', 'Атлантичний океан', 'Титанік']</text:p>
      <text:p text:style-name="P4">
Type: Article</text:p>
      <!--METADATA-->
      <text:p text:style-name="P4">
<draw:frame draw:style-name="fr1" draw:name="Image90" text:anchor-type="as-char" svg:width="6.9236in" svg:height="3.956343in" draw:z-index="0">
<draw:image xlink:href="../Images/yкринформ/2023-06-25T10-44-00-03-00/630_360_1687469456-908.jpg" xlink:type="simple" xlink:show="embed" xlink:actuate="onLoad" draw:mime-type="image/jpeg"/>
</draw:frame>
In Canadian, the investigation of the causes of the Titan Submarine accident was being investigated, which was heading the place where the legendary Titanic was sank.</text:p>
      <text:p text:style-name="P4">
As Ukrinform reports, it reports <text:a xlink:type="simple" xlink:href="https://www.france24.com/en/americas/20230624-canada-begins-investigation-into-titanic-bound-submersible-implosion" text:style-name="Internet_20_link" text:visited-style-name="Visited_20_Internet_20_Link">
</text:a>
<text:a xlink:type="simple" xlink:href="https://www.france24.com/en/americas/20230624-canada-begins-investigation-into-titanic-bound-submersible-implosion" text:style-name="Internet_20_link" text:visited-style-name="Visited_20_Internet_20_Link">
 France 24</text:a>
.</text:p>
      <text:p text:style-name="P4">
On Saturday in the Transport Safety Council <text:a xlink:type="simple" xlink:href="https://www.ukrinform.ua/tag-kanada" text:style-name="Internet_20_link" text:visited-style-name="Visited_20_Internet_20_Link">
Canada</text:a>
They said they investigate Titana.</text:p>
      <text:p text:style-name="P4">
Maritime services are examining the area in the North Atlantic, where the submarine dropped all five people on board. The fragments of the submarines were shown at a depth of 3810 meters.</text:p>
      <text:p text:style-name="P4">
“We are investigating in Canada, given that it was a ship(Polarprice, which was sent Titan to the place of immersion in the Atlantic Ocean, and which was maintained by the connection to the moment of the accident - ed.)Under the Canadian works, which came out of the Canadian port and was involved in this event, do not think in international waters, ”said the chairman of the Transport Council Katie Fox.</text:p>
      <text:p text:style-name="P4">
As it was reported, on Sunday Submarin, which was used for transportation of tourists to inspect the fragments of the sunken "titanic", <text:a xlink:type="simple" xlink:href="https://www.ukrinform.ua/rubric-world/3724932-pidvodnij-aparat-z-turistami-znik-dorogou-do-zatonulogo-titanika.html" text:style-name="Internet_20_link" text:visited-style-name="Visited_20_Internet_20_Link">
disappeared in the Atlantic Ocean</text:a>
. During the searches were <text:a xlink:type="simple" xlink:href="https://www.ukrinform.ua/rubric-world/3726535-znajdeni-ulamki-submarini-so-znikla-poblizu-titanika-zmi.html" text:style-name="Internet_20_link" text:visited-style-name="Visited_20_Internet_20_Link">
found fragments</text:a>
.</text:p>
      <text:p text:style-name="P4">
<text:span text:style-name="T4">
 Read also: </text:span>
 <text:a xlink:type="simple" xlink:href="https://www.ukrinform.ua/rubric-world/3726553-beregova-ohorona-ssa-pidtverdila-zagibel-ludej-na-minisubmarini-titan.html" text:style-name="Internet_20_link" text:visited-style-name="Visited_20_Internet_20_Link">
coast guard of the United States confirmed the death of passengers of mining "<text:span text:style-name="T4">
 Titan </text:span>
"</text:a>
On board, there were five people on the Batiskap: the British businessman and the founder of Action Group, Gemish Garding, businessman from Pakistan Shahzada Dahzad Davoud by 19-year-old son Suleman, French researcher Pol-Anri Narzhale, Tastotone Rash-CEO of Oceangate. The supply of oxygen in the submarine was calculated by a maximum of 96 hours.</text:p>
      <text:p text:style-name="P4">
Experts have repeatedly warned the Oceangate management that Titan is dangerous. However, the company ignored the warning. Earlier, Oceangate has successfully addressed the Titanic of almost 60 private clients and about 20 scientists.</text:p>
      <text:p text:style-name="P4">
News Source: <text:a xlink:type="simple" xlink:href="https://www.ukrinform.ua/rubric-world/3727435-kanada-rozpocala-vlasne-rozsliduvanna-zagibeli-pasaziriv-batiskafa-titan.html" text:style-name="Internet_20_link" text:visited-style-name="Visited_20_Internet_20_Link">
https://www.ukrinform.ua/rubric-world/3727435-kanada-rozpocala-vlasne-rozsliduvanna-zagibeli-pasaziriv-batiskafa-titan.html</text:a>
</text:p>
      <!--NEWS-->
      <text:h text:style-name="P10" text:outline-level="1">
<text:span text:style-name="T4">
In the US a street party ended with shooting, two dead</text:span>
</text:h>
      <text:p text:style-name="P4">
Authors: Ukrinform (Person)</text:p>
      <text:p text:style-name="P4">
Publisher: Укринформ (Organization)</text:p>
      <text:p text:style-name="P4">
Published Time: 2023-06-25T11:04:00+03:00</text:p>
      <text:p text:style-name="P4">
Modified Time: 2023-06-25T11:04:00+03:00</text:p>
      <text:p text:style-name="P4">
Description: Two people were killed and 15 were injured during a fight that arose at a street party in Sagino, Michigan. - Ukrinform.</text:p>
      <text:p text:style-name="P4">
Images: ['<text:a xlink:type="simple" xlink:href="https://static.ukrinform.com/photos/2023_06/thumb_files/630_360_1687680053-483.jpg" text:style-name="Internet_20_link" text:visited-style-name="Visited_20_Internet_20_Link">
630_360_16876...</text:a>
']</text:p>
      <text:p text:style-name="P4">
Tags: ['Поліція', 'США', 'Стрілянина']</text:p>
      <text:p text:style-name="P4">
Type: Article</text:p>
      <!--METADATA-->
      <text:p text:style-name="P4">
<draw:frame draw:style-name="fr1" draw:name="Image91" text:anchor-type="as-char" svg:width="6.9236in" svg:height="3.956343in" draw:z-index="0">
<draw:image xlink:href="../Images/yкринформ/2023-06-25T11-04-00-03-00/630_360_1687680053-483.jpg" xlink:type="simple" xlink:show="embed" xlink:actuate="onLoad" draw:mime-type="image/jpeg"/>
</draw:frame>
Two people were injured and 15 were injured during a fight that originated at a street party of Sagino content, Michigan.</text:p>
      <text:p text:style-name="P4">
According to Ukrinform, with reference to the police reports <text:a xlink:type="simple" xlink:href="https://edition.cnn.com/2023/06/24/us/saginaw-michigan-party-shooting/index.html" text:style-name="Internet_20_link" text:visited-style-name="Visited_20_Internet_20_Link">
CNN</text:a>
.</text:p>
      <text:p text:style-name="P4">
As it is noted, the street party was advertised by the E social networks, and the pre -domincident several times tried to disperse the crowd of people.</text:p>
      <text:p text:style-name="P4">
Local authorities stated that “a fight had a fight between the participants of the party, as a result of which was heard <text:a xlink:type="simple" xlink:href="https://www.ukrinform.ua/tag-strilanina" text:style-name="Internet_20_link" text:visited-style-name="Visited_20_Internet_20_Link">
shots</text:a>
. Other people in the crowd began to shoot, injuring several people. The skills were fleeing from the scene, many of them were injured in the result of a driving cars. "</text:p>
      <text:p text:style-name="P4">
According to the report, at least five units of weapons have not been detained.</text:p>
      <text:p text:style-name="P4">
<text:span text:style-name="T4">
 Read also: </text:span>
 <text:a xlink:type="simple" xlink:href="https://www.ukrinform.ua/rubric-world/3724541-u-ssa-na-muzicnomu-festivali-stalasa-strilanina-dvoe-ludej-zaginuli.html" text:style-name="Internet_20_link" text:visited-style-name="Visited_20_Internet_20_Link">
in the US at the music festival happened <text:span text:style-name="T4">
 shooting </text:span>
, two people were killed</text:a>
“Fifteen people received gunshot wounds or were victims of a cavity. Two victims -a 19 -year -old man and a 51 -year -old woman -they have been engaged, " -said in the message.</text:p>
      <text:p text:style-name="P4">
Law enforcement officers stated that there was no danger to the population, the investigation is ongoing.</text:p>
      <text:p text:style-name="P4">
<text:span text:style-name="T5">
Foto: wnem</text:span>
</text:p>
      <text:p text:style-name="P4">
News Source: <text:a xlink:type="simple" xlink:href="https://www.ukrinform.ua/rubric-world/3727442-u-ssa-vulicna-vecirka-zaversilasa-strilaninou-dvoe-zagiblih.html" text:style-name="Internet_20_link" text:visited-style-name="Visited_20_Internet_20_Link">
https://www.ukrinform.ua/rubric-world/3727442-u-ssa-vulicna-vecirka-zaversilasa-strilaninou-dvoe-zagiblih.html</text:a>
</text:p>
      <!--NEWS-->
      <text:h text:style-name="P10" text:outline-level="1">
<text:span text:style-name="T4">
Felfner's spear metalworker became a bronze medalist of European games</text:span>
</text:h>
      <text:p text:style-name="P4">
Authors: Ukrinform (Person)</text:p>
      <text:p text:style-name="P4">
Publisher: Укринформ (Organization)</text:p>
      <text:p text:style-name="P4">
Published Time: 2023-06-25T11:05:43+03:00</text:p>
      <text:p text:style-name="P4">
Modified Time: 2023-06-25T22:05:43+03:00</text:p>
      <text:p text:style-name="P4">
Description: The Ukrainian List Felfner List Felfner became the bronze medalist of the European Games-2023. - Ukrinform.</text:p>
      <text:p text:style-name="P4">
Images: ['<text:a xlink:type="simple" xlink:href="https://static.ukrinform.com/photos/2023_06/thumb_files/630_360_1687719880-585.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92" text:anchor-type="as-char" svg:width="6.9236in" svg:height="3.956343in" draw:z-index="0">
<draw:image xlink:href="../Images/yкринформ/2023-06-25T11-05-43-03-00/630_360_1687719880-585.jpg" xlink:type="simple" xlink:show="embed" xlink:actuate="onLoad" draw:mime-type="image/jpeg"/>
</draw:frame>
The Ukrainian List Felfner List Felfner became a bronze medal European Games 2023.</text:p>
      <text:p text:style-name="P4">
The athlete showed a result of 82.24 meters a few days ago, and in the results of athletes from all three divisions, he was in third place, Ukrinform reports.</text:p>
      <text:p text:style-name="P4">
As it was reported, a 19-year-old Ukrainian set a record of the continent among the young season.</text:p>
      <text:p text:style-name="P4">
<text:span text:style-name="T4">
 Read also: </text:span>
 <text:a xlink:type="simple" xlink:href="https://www.ukrinform.ua/rubric-sports/3727587-magucih-zavouvala-zolotu-medal-u-stribkah-u-visotu-na-evropejskih-igrah.html" text:style-name="Internet_20_link" text:visited-style-name="Visited_20_Internet_20_Link">
<text:span text:style-name="T4">
 Maguchih </text:span>
 won the gold medal in jumping at the high -level European Games</text:a>
The best result was shown by Edis Matusewichus from Lithuania(84.22 meters)and Julian Weberz Germany(86.26 meters).</text:p>
      <text:p text:style-name="P4">
Фото: World Athletics</text:p>
      <text:p text:style-name="P4">
News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As contractors to get one -time financial assistance - clarification of the Ministry of Defense</text:span>
</text:h>
      <text:p text:style-name="P4">
Authors: Ukrinform (Person)</text:p>
      <text:p text:style-name="P4">
Publisher: Укринформ (Organization)</text:p>
      <text:p text:style-name="P4">
Published Time: 2023-06-25T11:19:16+03:00</text:p>
      <text:p text:style-name="P4">
Modified Time: 2023-06-25T11:19:16+03:00</text:p>
      <text:p text:style-name="P4">
Description: The Ministry of Defense explained how to receive one -time financial assistance to persons who have signed a contract with the Armed Forces of Ukraine. - Ukrinform.</text:p>
      <text:p text:style-name="P4">
Images: ['<text:a xlink:type="simple" xlink:href="https://static.ukrinform.com/photos/2020_04/thumb_files/630_360_1586855922-901.jpg" text:style-name="Internet_20_link" text:visited-style-name="Visited_20_Internet_20_Link">
630_360_15868...</text:a>
']</text:p>
      <text:p text:style-name="P4">
Tags: ['ЗСУ', 'Гроші', 'Військові', 'Служба за контрактом', 'Справа Міноборони', 'допомога']</text:p>
      <text:p text:style-name="P4">
Type: Article</text:p>
      <!--METADATA-->
      <text:p text:style-name="P4">
<draw:frame draw:style-name="fr1" draw:name="Image93" text:anchor-type="as-char" svg:width="6.9236in" svg:height="3.956343in" draw:z-index="0">
<draw:image xlink:href="../Images/yкринформ/2023-06-25T11-19-16-03-00/630_360_1586855922-901.jpg" xlink:type="simple" xlink:show="embed" xlink:actuate="onLoad" draw:mime-type="image/jpeg"/>
</draw:frame>
The Defense Ministry explained how to receive one -time financial assistance to persons who have signed a contract with the Armed Forces of Ukraine.</text:p>
      <text:p text:style-name="P4">
As Ukrinform reports, this is stated in <text:a xlink:type="simple" xlink:href="https://t.me/ministry_of_defense_ua/7716" text:style-name="Internet_20_link" text:visited-style-name="Visited_20_Internet_20_Link">
telegram</text:a>
 <text:a xlink:type="simple" xlink:href="https://t.me/ministry_of_defense_ua/7716" text:style-name="Internet_20_link" text:visited-style-name="Visited_20_Internet_20_Link">
</text:a>
Mou.</text:p>
      <text:p text:style-name="P4">
It is noted that 21 472 UAH is provided for persons of the ordinary staff, 24 156 UAH for persons of the Sergeant and the officers and 26 840 UAH - for the Osibophic warehouse.</text:p>
      <text:p text:style-name="P4">
The assistance is paid immediately.</text:p>
      <text:p text:style-name="P4">
It is also reported that the relevant payments are provided <text:a xlink:type="simple" xlink:href="https://www.ukrinform.ua/tag-vijskovi" text:style-name="Internet_20_link" text:visited-style-name="Visited_20_Internet_20_Link">
military</text:a>
, which are accepted for the positions of ordinary warehouse for a term of 3 years; to the posts of the sergeant and officers for 3 years or more; officers - year and more; for 5 years or more - appointed positions of sergeant, sergeant and officers after graduation.</text:p>
      <text:p text:style-name="P4">
To get help, you need to write a report to the commander.</text:p>
      <text:p text:style-name="P4">
<text:span text:style-name="T4">
 Read also: </text:span>
 <text:a xlink:type="simple" xlink:href="https://www.ukrinform.ua/rubric-society/3727158-veresuk-rozpovila-ci-vistacae-kostiv-na-viplatu-dopomogi-zvilnenim-z-rosijskogo-polonu.html" text:style-name="Internet_20_link" text:visited-style-name="Visited_20_Internet_20_Link">
Vereshchuk told if there is enough money for <text:span text:style-name="T4">
 payment </text:span>
 assistance dismissed from Russian captivity</text:a>
Cash assistance is not paid to the persons of the ordinary staff, who during the service of the lawspaper - to the position of sergeant and sergeant staff; persons of the sergeant and sergeant staff, who are admitted to the service under the contract of officers' persons during the contract, as well as - special factories. The time of passing the personnel service will sign the contract.</text:p>
      <text:p text:style-name="P4">
As it was reported, since February 1, 2023 the procedure for payments was changed.</text:p>
      <text:p text:style-name="P4">
News Source: <text:a xlink:type="simple" xlink:href="https://www.ukrinform.ua/rubric-society/3727443-ak-kontraktnikam-otrimati-odnorazovu-grosovu-dopomogu-rozasnenna-minoboroni.html" text:style-name="Internet_20_link" text:visited-style-name="Visited_20_Internet_20_Link">
https://www.ukrinform.ua/rubric-society/3727443-ak-kontraktnikam-otrimati-odnorazovu-grosovu-dopomogu-rozasnenna-minoboroni.html</text:a>
</text:p>
      <!--NEWS-->
      <text:h text:style-name="P10" text:outline-level="1">
<text:span text:style-name="T4">
Missile attack on Kiev: under the rubble of the house found the bodies of two more dead</text:span>
</text:h>
      <text:p text:style-name="P4">
Authors: Ukrinform (Person)</text:p>
      <text:p text:style-name="P4">
Publisher: Укринформ (Organization)</text:p>
      <text:p text:style-name="P4">
Published Time: 2023-06-25T11:28:00+03:00</text:p>
      <text:p text:style-name="P4">
Modified Time: 2023-06-25T11:28:00+03:00</text:p>
      <text:p text:style-name="P4">
Description: Under the rubble in a house in the Solomian district, rescuers found the bodies of two more dead. In general, five people were killed in the house where the fragments of the Russian rocket were hit.</text:p>
      <text:p text:style-name="P4">
— Укрінформ.: </text:p>
      <text:p text:style-name="P4">
Images: ['<text:a xlink:type="simple" xlink:href="https://static.ukrinform.com/photos/2023_06/thumb_files/630_360_1687590690-571.jpg" text:style-name="Internet_20_link" text:visited-style-name="Visited_20_Internet_20_Link">
630_360_16875...</text:a>
']</text:p>
      <text:p text:style-name="P4">
Tags: ['Загибель', 'Київ', 'Війна з Росією', 'Повітряна атака']</text:p>
      <text:p text:style-name="P4">
Type: Article</text:p>
      <!--METADATA-->
      <text:p text:style-name="P4">
<draw:frame draw:style-name="fr1" draw:name="Image94" text:anchor-type="as-char" svg:width="6.9236in" svg:height="3.956343in" draw:z-index="0">
<draw:image xlink:href="../Images/yкринформ/2023-06-25T11-28-00-03-00/630_360_1687590690-571.jpg" xlink:type="simple" xlink:show="embed" xlink:actuate="onLoad" draw:mime-type="image/jpeg"/>
</draw:frame>
Podzavals in a house in the Solomian district rescuers found the bodies of two more. In general, in the house where the fragments of the Russian rocket were hit, people were killed.</text:p>
      <text:p text:style-name="P4">
As Ukrinform reports, about it in <text:a xlink:type="simple" xlink:href="https://t.me/vitaliy_klitschko/2133" text:style-name="Internet_20_link" text:visited-style-name="Visited_20_Internet_20_Link">
telegram</text:a>
The mayor of Kiev Vitaliy Klitschko reported.</text:p>
      <text:p text:style-name="P4">
“Under the rubble in a house in the Solomianskyi district, rescuers found the bodies of generous dead. The operation to eliminate the effects of an enemy attack continues. Rescuers are still working in a damaged house, ”Klitschko said.</text:p>
      <text:p text:style-name="P4">
He reported that five people were killed in the house where the wreckage of the Russian rocket was hit.</text:p>
      <text:p text:style-name="P4">
<text:span text:style-name="T4">
 Read also: </text:span>
 <text:a xlink:type="simple" xlink:href="https://www.ukrinform.ua/rubric-kyiv/3727133-klicko-pro-nicnu-raketnu-ataku-zagiblih-troe-pid-zavalami-mozut-buti-ludi.html" text:style-name="Internet_20_link" text:visited-style-name="Visited_20_Internet_20_Link">
shock in residents, mountains of glass and dozens of broken cars. How does the LCD where the rocket fragments in the capital fell</text:a>
As reported by Ukrinform, on June 24 in the Solomianskyi district of Kyiv as a result of the fall on a 24-storey building, the destruction and ignition of many floors occurred.</text:p>
      <text:p text:style-name="P4">
News Source: <text:a xlink:type="simple" xlink:href="https://www.ukrinform.ua/rubric-kyiv/3727445-raketna-ataka-na-kiiv-pid-zavalami-budinku-viavili-tila-se-dvoh-zagiblih.html" text:style-name="Internet_20_link" text:visited-style-name="Visited_20_Internet_20_Link">
https://www.ukrinform.ua/rubric-kyiv/3727445-raketna-ataka-na-kiiv-pid-zavalami-budinku-viavili-tila-se-dvoh-zagiblih.html</text:a>
</text:p>
      <!--NEWS-->
      <text:h text:style-name="P10" text:outline-level="1">
<text:span text:style-name="T4">
Zelensky announced publications on social networks about chevrons transferred to military and volunteers</text:span>
</text:h>
      <text:p text:style-name="P4">
Authors: Ukrinform (Person)</text:p>
      <text:p text:style-name="P4">
Publisher: Укринформ (Organization)</text:p>
      <text:p text:style-name="P4">
Published Time: 2023-06-25T11:39:07+03:00</text:p>
      <text:p text:style-name="P4">
Modified Time: 2023-06-25T11:39:07+03:00</text:p>
      <text:p text:style-name="P4">
Description: President Volodymyr Zelenskyy announced a series of publications on his social networks about chevrons, which he passes to him military and volunteers. - Ukrinform.</text:p>
      <text:p text:style-name="P4">
Images: ['<text:a xlink:type="simple" xlink:href="https://static.ukrinform.com/photos/2022_07/thumb_files/630_360_1658554942-587.jpg" text:style-name="Internet_20_link" text:visited-style-name="Visited_20_Internet_20_Link">
630_360_16585...</text:a>
']</text:p>
      <text:p text:style-name="P4">
Tags: ['ЗМІ', 'ЗСУ', 'Соцмережі', 'Військові', 'Зеленський', 'Війна з Росією']</text:p>
      <text:p text:style-name="P4">
Type: Article</text:p>
      <!--METADATA-->
      <text:p text:style-name="P4">
<draw:frame draw:style-name="fr1" draw:name="Image95" text:anchor-type="as-char" svg:width="6.9236in" svg:height="3.956343in" draw:z-index="0">
<draw:image xlink:href="../Images/yкринформ/2023-06-25T11-39-07-03-00/630_360_1658554942-587.jpg" xlink:type="simple" xlink:show="embed" xlink:actuate="onLoad" draw:mime-type="image/jpeg"/>
</draw:frame>
Presidential lodge of Zelensky announced a series of publications on his social networks of proseurons, which he is handed over by military and volunteers.</text:p>
      <text:p text:style-name="P4">
This is stated in him <text:a xlink:type="simple" xlink:href="https://t.me/V_Zelenskiy_official/6697" text:style-name="Internet_20_link" text:visited-style-name="Visited_20_Internet_20_Link">
</text:a>
<text:a xlink:type="simple" xlink:href="https://t.me/V_Zelenskiy_official/6697" text:style-name="Internet_20_link" text:visited-style-name="Visited_20_Internet_20_Link">
appeal</text:a>
, reports Ukrinform.</text:p>
      <text:p text:style-name="P4">
_ <text:span text:style-name="T4">
 Video: </text:span>
 <text:a xlink:type="simple" xlink:href="https://t.me/OP_UA/9784" text:style-name="Internet_20_link" text:visited-style-name="Visited_20_Internet_20_Link">
Presidential Office, Telegrams</text:a>
_</text:p>
      <text:p text:style-name="P4">
“Sometimes my son is in my office. Sometimes, but nevertheless. And the greatest here is interested in these chevrons - they are given to me by military, volunteers, our soldiers. At the front and in Kiev, in hospitals, during the heroes in the Mariinsky Palace ceremony ... ” - said <text:a xlink:type="simple" xlink:href="https://www.ukrinform.ua/tag-zelenskij" text:style-name="Internet_20_link" text:visited-style-name="Visited_20_Internet_20_Link">
Zelensky</text:a>
.</text:p>
      <text:p text:style-name="P4">
He noted that the chevron board is filling, but very slowly, "Cyril takes away."</text:p>
      <text:p text:style-name="P4">
“And I am happy that he is interested in this. Our heroes, our defense, Ukrainian peers. For a long time, I wanted to make a special such series of publications on my social networks - about these chevrons. About where they are from. Who gave them. What are the units. And today we will start such publications. Someone may tell you about the chevrons that you have. I think it's right. That's right, that our people, our children know to whom we owe our lives and freedom of Ukraine, ”Zelensky said.</text:p>
      <text:p text:style-name="P4">
<text:span text:style-name="T4">
 Read also: </text:span>
 <text:a xlink:type="simple" xlink:href="https://www.ukrinform.ua/rubric-ato/3726644-zelenskij-podakuvav-specpriznacencam-sbu-za-kruti-operacii-vid-kieva-do-zmiinogo.html" text:style-name="Internet_20_link" text:visited-style-name="Visited_20_Internet_20_Link">
Zelensky thanked the SBU special forces for steep operation "from Kiev to Snake"</text:a>
As it was reported, the aviation of defense forces over the past day <text:a xlink:type="simple" xlink:href="https://www.ukrinform.ua/rubric-ato/3727391-aviacia-zsu-zavdala-18-udariv-po-poziciah-voroga-znisenij-zrk-rosian.html" text:style-name="Internet_20_link" text:visited-style-name="Visited_20_Internet_20_Link">
struck 18 beats</text:a>
In the areas of concentration of the enemy's personnel and destroyed the anti-aircraft missile complex. The Armed Forces also knocked down six exploration drones.</text:p>
      <text:p text:style-name="P4">
News Source: <text:a xlink:type="simple" xlink:href="https://www.ukrinform.ua/rubric-society/3727447-zelenskij-anonsuvav-publikacii-u-socmerezah-pro-sevroni-peredani-vijskovimi-j-volonterami.html" text:style-name="Internet_20_link" text:visited-style-name="Visited_20_Internet_20_Link">
https://www.ukrinform.ua/rubric-society/3727447-zelenskij-anonsuvav-publikacii-u-socmerezah-pro-sevroni-peredani-vijskovimi-j-volonterami.html</text:a>
</text:p>
      <!--NEWS-->
      <text:h text:style-name="P10" text:outline-level="1">
<text:span text:style-name="T4">
Armed Forces use the experience of the first weeks of offensive and achieve progress - British intelligence</text:span>
</text:h>
      <text:p text:style-name="P4">
Authors: Ukrinform (Person)</text:p>
      <text:p text:style-name="P4">
Publisher: Укринформ (Organization)</text:p>
      <text:p text:style-name="P4">
Published Time: 2023-06-25T11:40:57+03:00</text:p>
      <text:p text:style-name="P4">
Modified Time: 2023-06-25T11:40:57+03:00</text:p>
      <text:p text:style-name="P4">
Description: The Ukrainian military uses the experience of the first two weeks of a counter -offensive to improve tactics and achieve confident progress in key areas. - Ukrinform.</text:p>
      <text:p text:style-name="P4">
Images: ['<text:a xlink:type="simple" xlink:href="https://static.ukrinform.com/photos/2023_06/thumb_files/630_360_1686844070-771.jpg" text:style-name="Internet_20_link" text:visited-style-name="Visited_20_Internet_20_Link">
630_360_16868...</text:a>
']</text:p>
      <text:p text:style-name="P4">
Tags: ['Британія', 'Розвідка', 'ЗСУ', 'Війна з Росією', 'Контрнаступ']</text:p>
      <text:p text:style-name="P4">
Type: Article</text:p>
      <!--METADATA-->
      <text:p text:style-name="P4">
<draw:frame draw:style-name="fr1" draw:name="Image96" text:anchor-type="as-char" svg:width="6.9236in" svg:height="3.956343in" draw:z-index="0">
<draw:image xlink:href="../Images/yкринформ/2023-06-25T11-40-57-03-00/630_360_1686844070-771.jpg" xlink:type="simple" xlink:show="embed" xlink:actuate="onLoad" draw:mime-type="image/jpeg"/>
</draw:frame>
The Ukrainian Ukrainian uses the experience of the first two weeks of a counter -offensive to improve tactics and achieve confident progress in key areas.</text:p>
      <text:p text:style-name="P4">
As Ukrinform reports, it reports in <text:a xlink:type="simple" xlink:href="http://twitter.com/DefenceHQ/status/1672853423669010432/photo/1" text:style-name="Internet_20_link" text:visited-style-name="Visited_20_Internet_20_Link">
Twitter</text:a>
The Ministry of Defense of Britain with reference to intelligence.</text:p>
      <text:p text:style-name="P4">
In particular, it is noted that in recent days, Ukrainian troops have again carried out major offensive operations in three main directions in the south and east of Ukraine.</text:p>
      <text:p text:style-name="P4">
The Ukrainian military uses the experience of the first two weeks of a counter -offensive to improve their own tactics of offensive on deep and well -prepared Urine defense.</text:p>
      <text:p text:style-name="P4">
<text:span text:style-name="T4">
 Read also: </text:span>
 <text:a xlink:type="simple" xlink:href="https://www.ukrinform.ua/rubric-ato/3727309-nastup-jde-za-planom-zaluznij-obgovoriv-iz-milli-situaciu-na-fronti.html" text:style-name="Internet_20_link" text:visited-style-name="Visited_20_Internet_20_Link">
the offensive goes according to the plan: Zaluzhny discussed from Millisitus on the front</text:a>
"Ukrainian units reach a gradual but confident tactical progress in key areas," the report reads.</text:p>
      <text:p text:style-name="P4">
At the same time in <text:a xlink:type="simple" xlink:href="https://www.ukrinform.ua/tag-lugansina" text:style-name="Internet_20_link" text:visited-style-name="Visited_20_Internet_20_Link">
Luhansk region</text:a>
Russian troops have made considerable efforts to carry out the offensive of the Unrey Forest near Kreminna. This probably reflects the orders of the highest leadership to go on the offensive when possible. According to Dombritan intelligence, Moscow has achieved "little success, but Ukrainian force was a breakthrough."</text:p>
      <text:p text:style-name="P4">
<text:span text:style-name="T4">
 Read also: </text:span>
 <text:a xlink:type="simple" xlink:href="https://www.ukrinform.ua/rubric-ato/3727324-sili-oboroni-na-shodi-pocali-nastup-na-kilkoh-napramkah-odnocasno-malar.html" text:style-name="Internet_20_link" text:visited-style-name="Visited_20_Internet_20_Link">
Defense Forces in the East began the offensive in several ways - painter</text:a>
As reported, the forces of Ukraine's defense since February 24, 2022 were liquidated 223 thousand 910 Russian invaders.</text:p>
      <text:p text:style-name="P4">
News Source: <text:a xlink:type="simple" xlink:href="https://www.ukrinform.ua/rubric-ato/3727449-zsu-vikoristovuut-dosvid-persih-tizniv-nastupu-ta-dosagaut-progresu-britanska-rozvidka.html" text:style-name="Internet_20_link" text:visited-style-name="Visited_20_Internet_20_Link">
https://www.ukrinform.ua/rubric-ato/3727449-zsu-vikoristovuut-dosvid-persih-tizniv-nastupu-ta-dosagaut-progresu-britanska-rozvidka.html</text:a>
</text:p>
      <!--NEWS-->
      <text:h text:style-name="P10" text:outline-level="1">
<text:span text:style-name="T4">
During the day, the Russians attacked nine regions of Ukraine - erection of ova</text:span>
</text:h>
      <text:p text:style-name="P4">
Authors: Ukrinform (Person)</text:p>
      <text:p text:style-name="P4">
Publisher: Укринформ (Organization)</text:p>
      <text:p text:style-name="P4">
Published Time: 2023-06-25T11:50:00+03:00</text:p>
      <text:p text:style-name="P4">
Modified Time: 2023-06-25T11:50:00+03:00</text:p>
      <text:p text:style-name="P4">
Description: The Russian army per day made attacks on nine regions of Ukraine. - Ukrinform.</text:p>
      <text:p text:style-name="P4">
Images: ['<text:a xlink:type="simple" xlink:href="https://static.ukrinform.com/photos/2023_06/thumb_files/630_360_1687240826-168.jpeg" text:style-name="Internet_20_link" text:visited-style-name="Visited_20_Internet_20_Link">
630_360_16872...</text:a>
']</text:p>
      <text:p text:style-name="P4">
Tags: ['Обстріл', 'Війна з Росією']</text:p>
      <text:p text:style-name="P4">
Type: Article</text:p>
      <!--METADATA-->
      <text:p text:style-name="P4">
<draw:frame draw:style-name="fr1" draw:name="Image97" text:anchor-type="as-char" svg:width="6.9236in" svg:height="3.956343in" draw:z-index="0">
<draw:image xlink:href="../Images/yкринформ/2023-06-25T11-50-00-03-00/630_360_1687240826-168.jpeg" xlink:type="simple" xlink:show="embed" xlink:actuate="onLoad" draw:mime-type="image/jpeg"/>
</draw:frame>
The Russian army per day has attacking nine regions of Ukraine.</text:p>
      <text:p text:style-name="P4">
According to Ukrinform, this is reported in the consolidated information of the regional military administrations about the situation in the regions of Ukraine as of Sunday morning, June 25.</text:p>
      <text:p text:style-name="P4">
In <text:span text:style-name="T4">
 Chernihiv region </text:span>
 a day, the enemy fired at the TAAGS Chernihiv and Novgorod-Siversky districts 5 times. Without victims and destruction.</text:p>
      <text:p text:style-name="P4">
In the <text:span text:style-name="T4">
 Sumy region </text:span>
 at night and in the morning the Russian troops carried out 8 shelling of border communities. 34 explosions were recorded. <text:a xlink:type="simple" xlink:href="https://www.ukrinform.ua/tag-obstril" text:style-name="Internet_20_link" text:visited-style-name="Visited_20_Internet_20_Link">
Shelling</text:a>
The Esman, Velikopysarivska, Shalyginsk, Vorozhbian, Novoslobid communities. Pre -victims.</text:p>
      <text:p text:style-name="P4">
Yesterday during the day the Russians carried out 24 border communities. 204 explosions were recorded. The shelling was suffered by Belopilsk, Miropilsk, Krasnopil, Yunakovskaya, Svensk, Esmanskaya, Druzhbivska, Znob-Novgorod Velikopisariv communities.</text:p>
      <text:p text:style-name="P4">
*!(https://www.ukrinform.ua/rubric-ato/3727449-zsu-vikoristovuut-dosvid-persih-tizniv-nastupu-ta-dosagaut-progresu-britanska-rozvidka.html)Six private residential buildings, two -farm premises, transformer res.</text:p>
      <text:p text:style-name="P4">
In the Belopil community, four residential buildings were damaged as a result of one of the shelling.</text:p>
      <text:p text:style-name="P4">
In the <text:span text:style-name="T4">
 Zaporizhzhya region </text:span>
 at night the enemy attacked the suburbs of the regional center. The intelligence took place in open territories, including in one of the local enterprises. Parked trucks and structures were damaged. Without victims.</text:p>
      <text:p text:style-name="P4">
In total, during the day, the Russians carried out 71 shelling in the territory of 23 inhabited donations: attacked from UAV Olgiv and Plavni, from the RSSU Temivka and Levadne, inflicted 65 artudaries on Orykhov, Gulyaypol, railway, Novodarivtsi, five -haired.</text:p>
      <text:p text:style-name="P4">
There were 15 more reports on the destruction of residential buildings and other property.</text:p>
      <text:p text:style-name="P4">
Two civilians-an 85-year-old resident and a 77-year-old resident of Novodanylivka were injured during hostile blows.</text:p>
      <text:p text:style-name="P4">
*!(https://www.ukrinform.ua/rubric-society/3727180-u-moz-rozpovili-so-mae-buti-v-apteckah-ziteliv-50kilometrovoi-zoni-navkolo-zaes.html)</text:p>
      <text:p text:style-name="P4">
From the artillery beat the aggressor in the Pokrovsky community. Without victims.</text:p>
      <text:p text:style-name="P4">
A 47-year-old man was also injured in Nikopol. All mine-explosive injury. The city damaged three private homes of Tagazo -pipeline.</text:p>
      <text:p text:style-name="P4">
From heavy artillery, the enemy also beat the Marganets community in the Nikopol region.</text:p>
      <text:p text:style-name="P4">
Twenty ammunition, the invaders were released in the Sinelnikov district. Sacrifice.</text:p>
      <text:p text:style-name="P4">
In the <text:span text:style-name="T4">
 Kharkiv region </text:span>
 In the Slobozhansky direction, the enemy was carried out by mortar firing of settlements Okip, Red Dawn, Veterinary, Washing, Cossack Lopan, Ogirtseve, Gatyshche, Bochkovo, Budarka and Chugunivka.</text:p>
      <text:p text:style-name="P4">
In the Kupyansk direction, the aggressor carried out offensive actions in the direction of Berestov, had no success. Artillery and mortar shellings were the first red, Figolivka, two -year, Masutivka, Kislivka and Berestovo.</text:p>
      <text:p text:style-name="P4">
<text:span text:style-name="T4">
 Read also: </text:span>
 <text:a xlink:type="simple" xlink:href="https://www.ukrinform.ua/rubric-regions/3727430-na-pravoberezzi-hersonsini-zalisautsa-pidtoplenimi-dva-naseleni-punkti.html" text:style-name="Internet_20_link" text:visited-style-name="Visited_20_Internet_20_Link">
on the Right Bank <text:span text:style-name="T4">
 Kherson Region </text:span>
 remain submerged settlements</text:a>
Yesterday the Russians fired at the village of Kruglyakivka of Kupyansk district. The 49-year-old man got wounded.</text:p>
      <text:p text:style-name="P4">
In the city of Southern Kharkiv district, a 7-year-old boy in the yard found a hazardous object and hit it on the wall. As a result of the explosion, the boys kept shrapnel wounds and was hospitalized, the condition - medium -sized.</text:p>
      <text:p text:style-name="P4">
In the <text:span text:style-name="T4">
 Luhansk region </text:span>
 the enemy does not succeed, so it continues to destroy the pointed points near the front line. Almost daily on Bigorivka worked Russian aviation and artillery. It also went to Nevsky and small paints around him.</text:p>
      <text:p text:style-name="P4">
In a day the invaders made 118 shelling(511 shells were released).</text:p>
      <text:p text:style-name="P4">
У <text:span text:style-name="T4">
Донецькій області</text:span>
 минулої доби росіяни обстріляли Авдіївку, Вугледар,Торецьк, Щербинівку, Катеринівку, Соловйове.</text:p>
      <text:p text:style-name="P4">
Пошкоджені 5 житлових будинків, 4 цивільні автомобілі, 4 торгові павільйони,господарську споруду, крамницю.</text:p>
      <text:p text:style-name="P4">
<text:span text:style-name="T4">
Читайте також:</text:span>
 <text:a xlink:type="simple" xlink:href="https://www.ukrinform.ua/rubric-regions/3727237-u-bahmuti-avdiivci-ta-krasnogorivci-zalisautsa-diti-veresuk.html" text:style-name="Internet_20_link" text:visited-style-name="Visited_20_Internet_20_Link">
 У Бахмуті, Авдіївці та Красногорівці досі залишаютьсядіти - Верещук </text:a>
In Donetsk, one person was killed in a day and two were injured.</text:p>
      <text:p text:style-name="P4">
In the <text:span text:style-name="T4">
 Mykolaiv region </text:span>
 yesterday the enemy inflicted artillery shelling of the Ochakov community. There are no victims.</text:p>
      <text:p text:style-name="P4">
In <text:span text:style-name="T4">
 Kherson Oblast </text:span>
 per day the invaders made 59 shelling(Issued253 shells), kissed 22 settlements.</text:p>
      <text:p text:style-name="P4">
News Source: <text:a xlink:type="simple" xlink:href="https://www.ukrinform.ua/rubric-regions/3727450-za-dobu-rosiani-atakuvali-devat-regioniv-ukraini-zvedenna-ova.html" text:style-name="Internet_20_link" text:visited-style-name="Visited_20_Internet_20_Link">
https://www.ukrinform.ua/rubric-regions/3727450-za-dobu-rosiani-atakuvali-devat-regioniv-ukraini-zvedenna-ova.html</text:a>
</text:p>
      <!--NEWS-->
      <text:h text:style-name="P10" text:outline-level="1">
<text:span text:style-name="T4">
The invaders intensified the control of entry into the LNR from</text:span>
</text:h>
      <text:p text:style-name="P4">
Authors: Ukrinform (Person)</text:p>
      <text:p text:style-name="P4">
Publisher: Укринформ (Organization)</text:p>
      <text:p text:style-name="P4">
Published Time: 2023-06-25T11:59:00+03:00</text:p>
      <text:p text:style-name="P4">
Modified Time: 2023-06-25T11:59:00+03:00</text:p>
      <text:p text:style-name="P4">
Description: Russian invaders complicate the procedure of entry into Luhansk region from Russia, arrange a thorough search for people with a Ukrainian passport. - Ukrinform.</text:p>
      <text:p text:style-name="P4">
Images: ['<text:a xlink:type="simple" xlink:href="https://static.ukrinform.com/photos/2018_09/thumb_files/630_360_1536741823-8124.jpg" text:style-name="Internet_20_link" text:visited-style-name="Visited_20_Internet_20_Link">
630_360_15367...</text:a>
']</text:p>
      <text:p text:style-name="P4">
Tags: ['Росія', 'Російські військові', 'Кордон', '"Л/ДНР"']</text:p>
      <text:p text:style-name="P4">
Type: Article</text:p>
      <!--METADATA-->
      <text:p text:style-name="P4">
<draw:frame draw:style-name="fr1" draw:name="Image98" text:anchor-type="as-char" svg:width="6.9236in" svg:height="3.956343in" draw:z-index="0">
<draw:image xlink:href="../Images/yкринформ/2023-06-25T11-59-00-03-00/630_360_1536741823-8124.jpg" xlink:type="simple" xlink:show="embed" xlink:actuate="onLoad" draw:mime-type="image/jpeg"/>
</draw:frame>
Russian governors complicate the procedure of entry into Luhansk region from Russia, arranging searches for people with a Ukrainian passport.</text:p>
      <text:p text:style-name="P4">
This was reported in <text:a xlink:type="simple" xlink:href="https://t.me/luhanskaVTSA/11588" text:style-name="Internet_20_link" text:visited-style-name="Visited_20_Internet_20_Link">
telegram</text:a>
The Golovan Ova Artem Lisogor, Ukrinform reports.</text:p>
      <text:p text:style-name="P4">
“Command <text:a xlink:type="simple" xlink:href="https://www.ukrinform.ua/tag-rosijski-vijskovi" text:style-name="Internet_20_link" text:visited-style-name="Visited_20_Internet_20_Link">
occupation troops</text:a>
It was ordered to significantly strengthen the pressure measures and complicate the procedure for the territory of Luhansk region from the Russian Federation through the checkpoint "Izvarine", - the post read.</text:p>
      <text:p text:style-name="P4">
It is noted that people who cross the border and present a Ukrainian passport arrange careful searches. They are also recommended to delay the report of "probable involvement in intelligence and subversive activities".</text:p>
      <text:p text:style-name="P4">
<text:span text:style-name="T4">
 Read also: </text:span>
 <text:a xlink:type="simple" xlink:href="https://www.ukrinform.ua/rubric-regions/3722698-zagarbniki-na-lugansini-gotuut-tisaci-novih-lizkomisc-dla-poranenih.html" text:style-name="Internet_20_link" text:visited-style-name="Visited_20_Internet_20_Link">
invaders in Luhansk region are preparing thousands of new beds for the wounded</text:a>
As it was reported, the Russians created one and a half dozen capstops for servicemen who refuse to go into battle for the Luhansk region.</text:p>
      <text:p text:style-name="P4">
News Source: <text:a xlink:type="simple" xlink:href="https://www.ukrinform.ua/rubric-regions/3727453-zagarbniki-posilili-kontrol-na-vizd-u-lnr-iz-rosii.html" text:style-name="Internet_20_link" text:visited-style-name="Visited_20_Internet_20_Link">
https://www.ukrinform.ua/rubric-regions/3727453-zagarbniki-posilili-kontrol-na-vizd-u-lnr-iz-rosii.html</text:a>
</text:p>
      <!--NEWS-->
      <text:h text:style-name="P10" text:outline-level="1">
<text:span text:style-name="T4">
Light - about the "gold" of European games: the main victory of Ukraine will not be on Tatami</text:span>
</text:h>
      <text:p text:style-name="P4">
Authors: Ukrinform (Person)</text:p>
      <text:p text:style-name="P4">
Publisher: Укринформ (Organization)</text:p>
      <text:p text:style-name="P4">
Published Time: 2023-06-25T12:02:11+03:00</text:p>
      <text:p text:style-name="P4">
Modified Time: 2023-06-25T12:02:11+03:00</text:p>
      <text:p text:style-name="P4">
Description: Ukrainian karateist Andriy Zalitny, who won the European Games -2023, is convinced that the main purpose of Ukrainian athletes in competitions is to demonstrate the power of Ukrainians who win not only in tournaments. - Ukrinform.</text:p>
      <text:p text:style-name="P4">
Images: ['<text:a xlink:type="simple" xlink:href="https://static.ukrinform.com/photos/2023_06/thumb_files/630_360_1687683624-627.jpg" text:style-name="Internet_20_link" text:visited-style-name="Visited_20_Internet_20_Link">
630_360_16876...</text:a>
']</text:p>
      <text:p text:style-name="P4">
Tags: ['карате', 'Європейські ігри']</text:p>
      <text:p text:style-name="P4">
Type: Article</text:p>
      <!--METADATA-->
      <text:p text:style-name="P4">
<draw:frame draw:style-name="fr1" draw:name="Image99" text:anchor-type="as-char" svg:width="6.9236in" svg:height="3.956343in" draw:z-index="0">
<draw:image xlink:href="../Images/yкринформ/2023-06-25T12-02-11-03-00/630_360_1687683624-627.jpg" xlink:type="simple" xlink:show="embed" xlink:actuate="onLoad" draw:mime-type="image/jpeg"/>
</draw:frame>
Ukrainian karatist Andriy Zalitny, who won European Igigraphs 2023, is convinced that the main purpose of Ukrainian athletes in competitions is to demonstrate the power of Ukrainians who win not only in tournaments.</text:p>
      <text:p text:style-name="P4">
He told about it in a comment to Ukrinform correspondent.</text:p>
      <text:p text:style-name="P4">
“Emotions are overwhelmed, because I was able to prove to the whole continent that I was worthy of the title of Europe. For me, these were the first European games as assistance participants. Now I am extremely happy that I was able to hear the anthem of Ukraine. For me, it is extremely important to show the whole of Europe how strong is the aacraine. We have shown that Ukraine is able to defeat anywhere, and language is not sport here, ”he said.</text:p>
      <text:p text:style-name="P4">
The karatist also noted that European games were extremely fundamental to the way, because in these competitions he met with his direct competitors.</text:p>
      <text:p text:style-name="P4">
“I want to point out that we were supported by our Federation and in general the entire delegation. These European Games had my direct competitors in the category, top athletes of the world. In the finale, I met with an Italian, whom we always have a struggle. The matches at European Games were extremely fundamental for the family. But the main victory of Ukraine will not be on Tatami, ”the Zalitna explained.</text:p>
      <text:p text:style-name="P4">
<text:span text:style-name="T4">
 Read also: </text:span>
 <text:a xlink:type="simple" xlink:href="https://www.ukrinform.ua/rubric-sports/3726933-serogina-zdobula-sriblo-v-karate-na-evropejskih-igrah.html" text:style-name="Internet_20_link" text:visited-style-name="Visited_20_Internet_20_Link">
Seryogina won "silver" in <text:span text:style-name="T4">
 karate </text:span>
 in European games</text:a>
As it was reported, the Ukrainian karatist Andrei Zaplitny won the gold of European Games in Krakow.</text:p>
      <text:p text:style-name="P4">
The competition will last until July 2.</text:p>
      <text:p text:style-name="P4">
Photo: facebook.com</text:p>
      <text:p text:style-name="P4">
News Source: <text:a xlink:type="simple" xlink:href="https://www.ukrinform.ua/rubric-sports/3727454-zaplitnij-pro-zoloto-evropejskih-igor-golovna-peremoga-ukraini-bude-ne-na-tatami.html" text:style-name="Internet_20_link" text:visited-style-name="Visited_20_Internet_20_Link">
https://www.ukrinform.ua/rubric-sports/3727454-zaplitnij-pro-zoloto-evropejskih-igor-golovna-peremoga-ukraini-bude-ne-na-tatami.html</text:a>
</text:p>
      <!--NEWS-->
      <text:h text:style-name="P10" text:outline-level="1">
<text:span text:style-name="T4">
Zelensky discussed with Biden's expansion of Ukraine and US defense cooperation</text:span>
</text:h>
      <text:p text:style-name="P4">
Authors: Ukrinform (Person)</text:p>
      <text:p text:style-name="P4">
Publisher: Укринформ (Organization)</text:p>
      <text:p text:style-name="P4">
Published Time: 2023-06-25T12:19:00+03:00</text:p>
      <text:p text:style-name="P4">
Modified Time: 2023-06-25T22:19:00+03:00</text:p>
      <text:p text:style-name="P4">
Description: President of Ukraine Volodymyr Zelensky had a telephone conversation with the head of the White House Joe Biden - it was about expanding defense cooperation with a focus on long -range means of defeat.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Зброя', 'Зеленський', 'Війна з Росією']</text:p>
      <text:p text:style-name="P4">
Type: Article</text:p>
      <!--METADATA-->
      <text:p text:style-name="P4">
<draw:frame draw:style-name="fr1" draw:name="Image100" text:anchor-type="as-char" svg:width="6.9236in" svg:height="3.956343in" draw:z-index="0">
<draw:image xlink:href="../Images/yкринформ/2023-06-25T12-19-00-03-00/630_360_1655321433-213.jpeg" xlink:type="simple" xlink:show="embed" xlink:actuate="onLoad" draw:mime-type="image/jpeg"/>
</draw:frame>
President of Ukraine Volodymyr Zelensky had a telephone conversation with the head of the White House Jobiden - it was about expanding defense cooperation with the emphasis on the assistance of the defeat.</text:p>
      <text:p text:style-name="P4">
The President of Ukraine reported this in <text:a xlink:type="simple" xlink:href="https://t.me/V_Zelenskiy_official/6705" text:style-name="Internet_20_link" text:visited-style-name="Visited_20_Internet_20_Link">
telegram</text:a>
, reports Ukrinform.</text:p>
      <text:p text:style-name="P4">
"He spoke with US President Joseph Biden. A positive and inspirational conversation. They have lost the course of hostilities and processes that take place in Russia.</text:p>
      <text:p text:style-name="P4">
He thanked Biden for the unlawful support of Ukraine, especially for the PPOPATRIOT systems.</text:p>
      <text:p text:style-name="P4">
The President of Ukraine emphasized the importance of further increasing the capacity of the country to protect the sky. In this context, he also thanked with the support of the fighter coal.</text:p>
      <text:p text:style-name="P4">
The parties also discussed further expansion of defensive cooperation with the emphasis of the lesion.</text:p>
      <text:p text:style-name="P4">
<text:span text:style-name="T4">
 Read also: </text:span>
 <text:a xlink:type="simple" xlink:href="https://www.ukrinform.ua/rubric-ato/3726456-bajden-vvazae-zagrozu-udaru-rf-adernou-zbroeu-realnou-so-robiti-svitovi-j-ukraini.html" text:style-name="Internet_20_link" text:visited-style-name="Visited_20_Internet_20_Link">
<text:span text:style-name="T4">
 Biden </text:span>
 considers the threat of a Russian Federation nuclear weapons. What to do world and Ukraine</text:a>
"I am grateful for the readiness of the United States and the American people to stand side by side for the full liberation of all our territory in internationally recognized borders,"-said <text:a xlink:type="simple" xlink:href="https://www.ukrinform.ua/tag-zelenskij" text:style-name="Internet_20_link" text:visited-style-name="Visited_20_Internet_20_Link">
Zelensky</text:a>
.</text:p>
      <text:p text:style-name="P4">
In addition, the Presidents of Ukraine and the United States coordinated the positions of the NATO predicate Summit, discussed the continuation of work on the implementation of the Ukrainian peace formula and preparation for the Global Peace Summit.</text:p>
      <text:p text:style-name="P4">
As reported by Ukrinform, on June 25 <text:a xlink:type="simple" xlink:href="https://www.ukrinform.ua/rubric-polytics/3727602-zelenskij-telefonom-obgovoriv-iz-trudo-situaciu-na-poli-bou-ta-zagrozu-na-zaes.html" text:style-name="Internet_20_link" text:visited-style-name="Visited_20_Internet_20_Link">
Volodymyr Zelenskyy discussed the Canadian Minister of Canada Justin Trudeau</text:a>
The situation on the battlefield and the threat posed by Russian -occupying troops was created at the Zaporizhzhya NPP.</text:p>
      <text:p text:style-name="P4">
<text:span text:style-name="T5">
Foto: op</text:span>
</text:p>
      <text:p text:style-name="P4">
News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Prigogine can be eliminated in Belarus - CNN</text:span>
</text:h>
      <text:p text:style-name="P4">
Authors: Ukrinform (Person)</text:p>
      <text:p text:style-name="P4">
Publisher: Укринформ (Organization)</text:p>
      <text:p text:style-name="P4">
Published Time: 2023-06-25T12:25:00+03:00</text:p>
      <text:p text:style-name="P4">
Modified Time: 2023-06-25T12:25:00+03:00</text:p>
      <text:p text:style-name="P4">
Description: The leader of the Wagner PEC Yevgeny Prigogine, who arranged a rebellion against the Kremlin regime, can kill in Belarus, where he fled after yesterday's events. - Ukrinform.</text:p>
      <text:p text:style-name="P4">
Images: ['<text:a xlink:type="simple" xlink:href="https://static.ukrinform.com/photos/2023_06/thumb_files/630_360_1687559008-825.jpg" text:style-name="Internet_20_link" text:visited-style-name="Visited_20_Internet_20_Link">
630_360_16875...</text:a>
']</text:p>
      <text:p text:style-name="P4">
Tags: ['Білорусь', 'Путін', 'Росія', 'Російські військові', 'ПВК "Вагнера"', 'Пригожин', 'Переворот']</text:p>
      <text:p text:style-name="P4">
Type: Article</text:p>
      <!--METADATA-->
      <text:p text:style-name="P4">
<draw:frame draw:style-name="fr1" draw:name="Image101" text:anchor-type="as-char" svg:width="6.9236in" svg:height="3.956343in" draw:z-index="0">
<draw:image xlink:href="../Images/yкринформ/2023-06-25T12-25-00-03-00/630_360_1687559008-825.jpg" xlink:type="simple" xlink:show="embed" xlink:actuate="onLoad" draw:mime-type="image/jpeg"/>
</draw:frame>
Wagner's leader Yevgeny Prigogine, who arranged a rebellion against the Kremlin regime, can kill in Belarus, where he fled after yesterday's events.</text:p>
      <text:p text:style-name="P4">
As Ukrinform reports, it reports <text:a xlink:type="simple" xlink:href="https://edition.cnn.com/2023/06/25/europe/russia-prigozhin-wagner-insurrection-belarus-explainer-intl-hnk/index.html" text:style-name="Internet_20_link" text:visited-style-name="Visited_20_Internet_20_Link">
CNN</text:a>
.</text:p>
      <text:p text:style-name="P4">
This opinion was expressed by the CNN Moscow Bureau, a researcher of the USSR Country and expert on Russian Jill Dogerti.</text:p>
      <text:p text:style-name="P4">
“Putin does not forgive the traitors. Even if Putin says, "Prigogine, you go to be killed," he is still a traitor, and I think Putin will never be wrong, "Dodger said.</text:p>
      <text:p text:style-name="P4">
“It is possible that we will see the prison in Belarus. But it is a heavy -scale willow for Moscow, because as a prison has some support, it is a threat, no matter where it is, ”she added.</text:p>
      <text:p text:style-name="P4">
*!(https://www.ukrinform.ua/rubric-world/3727424-ssa-ne-zafiksuvali-peremisen-adernoi-zbroi-u-rosii-pid-cas-zakolotu-prigozina.html)Much remains unclear, for example, what will happen to Prigogin, how his role will change in the Wagner PEC and the participation of the Wagnerians in the war of anti -Ukraine as a whole.</text:p>
      <text:p text:style-name="P4">
The Kremlin spokesman Dmitry Peskov said on Saturday that he could not answer, and the name would take Prigogine in Belarus. Prigogine himself gave little details to agree to the offensive on Moscow.</text:p>
      <text:p text:style-name="P4">
The Wagner Group is an "independent combat company" with other conditions than the Uregular Russian military, said on Saturday Major of the US Army in retired Lyons. For example, Wagner fighters are fed better than regular military - that is, complete assimilation of the Wagnerians in the Russian army will be difficult.</text:p>
      <text:p text:style-name="P4">
<text:span text:style-name="T4">
 Read also: </text:span>
 <text:a xlink:type="simple" xlink:href="https://www.ukrinform.ua/rubric-world/3727409-povstanna-vagnera-zavdast-suttevoi-skodi-moskvi-isw.html" text:style-name="Internet_20_link" text:visited-style-name="Visited_20_Internet_20_Link">
Wagner uprising will cause significant damage to Moscow - isw</text:a>
“These people are loyal to a person, Prigogine, not to the country, not to his mission. I would like to have a lot of questions that we have no answer now, ”added.On June 24, the self -proclaimed President of Belarus Alexander Lukashenko in the case of Russian President Putin held negotiations with Prigogin. The premiums are the head of the head [Wagner PEC]](https://www.ukrinform.ua/tag-pvk-vagnera)He stated that he would turn the group fighters to the field camps.</text:p>
      <text:p text:style-name="P4">
News Source: <text:a xlink:type="simple" xlink:href="https://www.ukrinform.ua/rubric-world/3727460-prigozina-mozut-likviduvati-u-bilorusi-cnn.html" text:style-name="Internet_20_link" text:visited-style-name="Visited_20_Internet_20_Link">
https://www.ukrinform.ua/rubric-world/3727460-prigozina-mozut-likviduvati-u-bilorusi-cnn.html</text:a>
</text:p>
      <!--NEWS-->
      <text:h text:style-name="P10" text:outline-level="1">
<text:span text:style-name="T4">
Everyone deserves Ukraine to know and remember: Zelensky showed chevrons of warriors</text:span>
</text:h>
      <text:p text:style-name="P4">
Authors: Ukrinform (Person)</text:p>
      <text:p text:style-name="P4">
Publisher: Укринформ (Organization)</text:p>
      <text:p text:style-name="P4">
Published Time: 2023-06-25T12:38:00+03:00</text:p>
      <text:p text:style-name="P4">
Modified Time: 2023-06-25T12:38:00+03:00</text:p>
      <text:p text:style-name="P4">
Description: President Volodymyr Zelenskyy noted that for him the honor of keeping the chevrons of Ukrainian soldiers. - Ukrinform.</text:p>
      <text:p text:style-name="P4">
Images: ['<text:a xlink:type="simple" xlink:href="https://static.ukrinform.com/photos/2023_06/thumb_files/630_360_1687685747-793.jpg" text:style-name="Internet_20_link" text:visited-style-name="Visited_20_Internet_20_Link">
630_360_16876...</text:a>
']</text:p>
      <text:p text:style-name="P4">
Tags: ['ЗСУ', 'Військові', 'Зеленський', 'Шеврон']</text:p>
      <text:p text:style-name="P4">
Type: Article</text:p>
      <!--METADATA-->
      <text:p text:style-name="P4">
<draw:frame draw:style-name="fr1" draw:name="Image102" text:anchor-type="as-char" svg:width="6.9236in" svg:height="3.956343in" draw:z-index="0">
<draw:image xlink:href="../Images/yкринформ/2023-06-25T12-38-00-03-00/630_360_1687685747-793.jpg" xlink:type="simple" xlink:show="embed" xlink:actuate="onLoad" draw:mime-type="image/jpeg"/>
</draw:frame>
Presidential lodge Zelensky noted that for him the honor of keeping chevron -Ukrainian soldiers.</text:p>
      <text:p text:style-name="P4">
According to Ukrinform, Zelensky wrote about it in <text:a xlink:type="simple" xlink:href="https://t.me/V_Zelenskiy_official/6698" text:style-name="Internet_20_link" text:visited-style-name="Visited_20_Internet_20_Link">
telegram</text:a>
.</text:p>
      <text:p text:style-name="P4">
"Every chevron is a person. A person who has put his life with a wall against evil.Iludin, who protects Ukraine and Ukrainians, our freedom and dream of all peoples freely. Every chevron gives us history. The history . Each chevron is blood and pain, these are friends who have died, and life that has been saved despite everything, "Zelensky said.</text:p>
      <text:p text:style-name="P4">
According to him, when we see the chevrons of our soldiers, we see the contours of our wins. "We see its symbols, its mood, its creators - our heroes, we will always be grateful," Zelensky said.</text:p>
      <text:p text:style-name="P4">
"This is an honor for me - to keep our chevrons <text:a xlink:type="simple" xlink:href="https://www.ukrinform.ua/tag-vijskovi" text:style-name="Internet_20_link" text:visited-style-name="Visited_20_Internet_20_Link">
warriors</text:a>
. Some of them were handed over to Nafroroti, some of them were native heroes who gave their lives for Ukraine. Everyone is important. Everyone deserves Ukraine to know and remember whose destinies become a traveler, "the President emphasized.</text:p>
      <text:p text:style-name="P4">
He mentioned that last month on the day of Marines in the leading positions of the Marpih gave him their flag, a memorable plate and chevrons of the partial infantry. "Grand thanks and great pride for what people we have, what Ukraine we have,", "Zelensky emphasized.</text:p>
      <text:p text:style-name="P4">
He expressed his gratitude to the 241st Training Center, the 35th Separate Brigade of the Cimianian infantry named Mikhail Ostrogradsky, the 36th separate Issue of the Marines named after Mikhail Bilynsky, 140-Music Intelligence Battalion, Command of the Marine The Marine Corps Brigade, 32nd Reactive Artillery Regiment, 406th Separate Artillery Brigade named after Alexei Diamozov, 38th Separate Brigade of Marines.</text:p>
      <text:p text:style-name="P4">
<text:span text:style-name="T4">
 Read also: </text:span>
 <text:a xlink:type="simple" xlink:href="https://www.ukrinform.ua/rubric-society/3727447-zelenskij-anonsuvav-publikacii-u-socmerezah-pro-sevroni-peredani-vijskovimi-j-volonterami.html" text:style-name="Internet_20_link" text:visited-style-name="Visited_20_Internet_20_Link">
<text:span text:style-name="T4">
 Zelensky </text:span>
 announced publications on social networks of proseurons, transferred to military and volunteers</text:a>
"Thank each of our defender and each of our defenders who will be confident daily: the enemy is not a place on our earth. Glory to all our heroes!"<text:span text:style-name="T5">
Foto: Zelenskiy / Official</text:span>
</text:p>
      <text:p text:style-name="P4">
News Source: <text:a xlink:type="simple" xlink:href="https://www.ukrinform.ua/rubric-ato/3727463-kozen-zaslugovue-sob-ukraina-znala-j-pamatala-zelenskij-pokazav-sevroni-voiniv.html" text:style-name="Internet_20_link" text:visited-style-name="Visited_20_Internet_20_Link">
https://www.ukrinform.ua/rubric-ato/3727463-kozen-zaslugovue-sob-ukraina-znala-j-pamatala-zelenskij-pokazav-sevroni-voiniv.html</text:a>
</text:p>
      <!--NEWS-->
      <text:h text:style-name="P10" text:outline-level="1">
<text:span text:style-name="T4">
Russia holds one rocket launcher in the Black Sea with "caliber"</text:span>
</text:h>
      <text:p text:style-name="P4">
Authors: Ukrinform (Person)</text:p>
      <text:p text:style-name="P4">
Publisher: Укринформ (Organization)</text:p>
      <text:p text:style-name="P4">
Published Time: 2023-06-25T12:39:00+03:00</text:p>
      <text:p text:style-name="P4">
Modified Time: 2023-06-25T12:39:00+03:00</text:p>
      <text:p text:style-name="P4">
Description: There are four Russian ships in the Black Sea, including one carpet carrier carriage missile.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Російські військові', 'Корабель', 'Війна з Росією']</text:p>
      <text:p text:style-name="P4">
Type: Article</text:p>
      <!--METADATA-->
      <text:p text:style-name="P4">
<draw:frame draw:style-name="fr1" draw:name="Image103" text:anchor-type="as-char" svg:width="6.9236in" svg:height="3.956343in" draw:z-index="0">
<draw:image xlink:href="../Images/yкринформ/2023-06-25T12-39-00-03-00/630_360_1678431987-587.jpg" xlink:type="simple" xlink:show="embed" xlink:actuate="onLoad" draw:mime-type="image/jpeg"/>
</draw:frame>
There are four Russian ships in the blacksmith, among some of the carbon winged missiles.</text:p>
      <text:p text:style-name="P4">
According to Ukrinform, the Navy of the Armed Forces of Ukraine reported on <text:a xlink:type="simple" xlink:href="https://www.facebook.com/navy.mil.gov.ua/posts/pfbid02z7QXpV2tAShD2HVmKrXpQAuxLTZqpu76bfrWBVPjfuWEhoPXtR7nE1A3hFxPyXCXl" text:style-name="Internet_20_link" text:visited-style-name="Visited_20_Internet_20_Link">
Facebook.</text:a>
"As of 12:00 on 25.06.2023: There are 4 enemy ships in the Black Sea, including one carrier carriage missile" Caliber "; in Azov Mor - one hostile <text:a xlink:type="simple" xlink:href="https://www.ukrinform.ua/tag-korabel" text:style-name="Internet_20_link" text:visited-style-name="Visited_20_Internet_20_Link">
ship</text:a>
", -is in the message.</text:p>
      <text:p text:style-name="P4">
In the Mediterranean, there are up to 8 enemy ships in the Mediterranean, including 1 carpet carrier "Caliber", a total volley of up to 16 rockets.</text:p>
      <text:p text:style-name="P4">
<text:span text:style-name="T4">
 Read also: </text:span>
 <text:a xlink:type="simple" xlink:href="https://www.ukrinform.ua/rubric-ato/3726630-taktika-voroga-pid-cas-raketnih-atak-ne-zminuetsa-ignat.html" text:style-name="Internet_20_link" text:visited-style-name="Visited_20_Internet_20_Link">
enemy tactics during rocket attacks does not change -<text:span text:style-name="T4">
 Ignati </text:span>
</text:a>
As reported by Ukrinform, this night the enemy applied against Ukraine <text:a xlink:type="simple" xlink:href="https://www.ukrinform.ua/rubric-ato/3727410-ciei-noci-vorog-zastosuvav-proti-ukraini-raketi-s300-ignat.html" text:style-name="Internet_20_link" text:visited-style-name="Visited_20_Internet_20_Link">
rocket-300</text:a>
 <text:a xlink:type="simple" xlink:href="https://www.ukrinform.ua/rubric-ato/3727410-ciei-noci-vorog-zastosuvav-proti-ukraini-raketi-s300-ignat.html" text:style-name="Internet_20_link" text:visited-style-name="Visited_20_Internet_20_Link">
 .</text:a>
</text:p>
      <text:p text:style-name="P4">
News Source: <text:a xlink:type="simple" xlink:href="https://www.ukrinform.ua/rubric-ato/3727464-rosia-trimae-u-cornomu-mori-odin-raketonosij-iz-kalibrami.html" text:style-name="Internet_20_link" text:visited-style-name="Visited_20_Internet_20_Link">
https://www.ukrinform.ua/rubric-ato/3727464-rosia-trimae-u-cornomu-mori-odin-raketonosij-iz-kalibrami.html</text:a>
</text:p>
      <!--NEWS-->
      <text:h text:style-name="P10" text:outline-level="1">
<text:span text:style-name="T4">
In the Tavriysk direction, the Ukrainian military improved the tactical position in defense</text:span>
</text:h>
      <text:p text:style-name="P4">
Authors: Ukrinform (Person)</text:p>
      <text:p text:style-name="P4">
Publisher: Укринформ (Organization)</text:p>
      <text:p text:style-name="P4">
Published Time: 2023-06-25T12:45:00+03:00</text:p>
      <text:p text:style-name="P4">
Modified Time: 2023-06-25T12:45:00+03:00</text:p>
      <text:p text:style-name="P4">
Description: In the Tavriysk direction in the past 24 hours there is a partial success in the offensive actions of the Ukrainian military and improving the tactical position in defense. - Ukrinform.</text:p>
      <text:p text:style-name="P4">
Images: ['<text:a xlink:type="simple" xlink:href="https://static.ukrinform.com/photos/2017_01/thumb_files/630_360_1484807775-5112.jpg" text:style-name="Internet_20_link" text:visited-style-name="Visited_20_Internet_20_Link">
630_360_14848...</text:a>
']</text:p>
      <text:p text:style-name="P4">
Tags: ['Оборона', 'Таврія', 'Контрнаступ', 'Єдині новини']</text:p>
      <text:p text:style-name="P4">
Type: Article</text:p>
      <!--METADATA-->
      <text:p text:style-name="P4">
<draw:frame draw:style-name="fr1" draw:name="Image104" text:anchor-type="as-char" svg:width="6.9236in" svg:height="3.956343in" draw:z-index="0">
<draw:image xlink:href="../Images/yкринформ/2023-06-25T12-45-00-03-00/630_360_1484807775-5112.jpg" xlink:type="simple" xlink:show="embed" xlink:actuate="onLoad" draw:mime-type="image/jpeg"/>
</draw:frame>
In the last day, the Nastaurian direction is partial success in the offensive actions of the Ukrainian military and improving the tactical position in defense.</text:p>
      <text:p text:style-name="P4">
The spokesman of the united press censors of the defense forces of Tavriya, Valery Shershn, told about it on the air of the only news.</text:p>
      <text:p text:style-name="P4">
“In the last day, the nature of the fighting has not changed in the Taurian direction. In <text:a xlink:type="simple" xlink:href="https://www.ukrinform.ua/tag-oborona" text:style-name="Internet_20_link" text:visited-style-name="Visited_20_Internet_20_Link">
defense</text:a>
We hold positions and have motions, including improving the tactical position. Instead, we have partial success when raging offensive actions in certain areas. It is a great effort to stop our promotion, as well as carries largecrows in live strength, weapons and equipment, ”Shershn said.</text:p>
      <text:p text:style-name="P4">
According to him, Russia lost in this direction in this direction, 242 invaders were killed by murdered, and 16 units of weapons and a military technician were destroyed.</text:p>
      <text:p text:style-name="P4">
<text:span text:style-name="T4">
 Read also: </text:span>
 [on <text:span text:style-name="T4">
 Tavriysky </text:span>
 Direction of Defense Forces per day performed more(https://www.ukrinform.ua/rubric-ato/3726956-na-tavrijskomu-napramku-sil-oboroni-za-dobu-vikonali-ponad-13-tisaci-vognevih-zavdan.html)In addition, the forces of defense destroyed five warehouses of ammunition of the enemy, emphasizing.</text:p>
      <text:p text:style-name="P4">
At the same time, he stressed that "there is still a high threat to the use of rocket weapons and unmanned aerial vehicles on object and civilian infrastructure throughout Ukraine."</text:p>
      <text:p text:style-name="P4">
As <text:a xlink:type="simple" xlink:href="https://www.ukrinform.ua/rubric-regions/3727450-za-dobu-rosiani-atakuvali-devat-regioniv-ukraini-zvedenna-ova.html" text:style-name="Internet_20_link" text:visited-style-name="Visited_20_Internet_20_Link">
reported</text:a>
, the Russian army carried out attacks in nine regions of Ukraine a day.</text:p>
      <text:p text:style-name="P4">
News Source: <text:a xlink:type="simple" xlink:href="https://www.ukrinform.ua/rubric-ato/3727465-na-tavrijskomu-napramku-ukrainski-vijskovi-pokrasili-takticne-polozenna-v-oboroni.html" text:style-name="Internet_20_link" text:visited-style-name="Visited_20_Internet_20_Link">
https://www.ukrinform.ua/rubric-ato/3727465-na-tavrijskomu-napramku-ukrainski-vijskovi-pokrasili-takticne-polozenna-v-oboroni.html</text:a>
</text:p>
      <!--NEWS-->
      <text:h text:style-name="P10" text:outline-level="1">
<text:span text:style-name="T4">
The invaders dropped the chemical ammunition into the Armed Forces under Marinka</text:span>
</text:h>
      <text:p text:style-name="P4">
Authors: Ukrinform (Person)</text:p>
      <text:p text:style-name="P4">
Publisher: Укринформ (Organization)</text:p>
      <text:p text:style-name="P4">
Published Time: 2023-06-25T12:53:00+03:00</text:p>
      <text:p text:style-name="P4">
Modified Time: 2023-06-25T12:53:00+03:00</text:p>
      <text:p text:style-name="P4">
Description: In the Mariinsky direction, Russian invaders dropped chemical ammunition into the Ukrainian position. - Ukrinform.</text:p>
      <text:p text:style-name="P4">
Images: ['<text:a xlink:type="simple" xlink:href="https://static.ukrinform.com/photos/2023_06/thumb_files/630_360_1687686542-495.jpg" text:style-name="Internet_20_link" text:visited-style-name="Visited_20_Internet_20_Link">
630_360_16876...</text:a>
']</text:p>
      <text:p text:style-name="P4">
Tags: ['Донеччина', 'Хімічна зброя', 'ЗСУ', 'Російські військові', 'Боєприпаси', 'Війна з Росією', 'Єдині новини']</text:p>
      <text:p text:style-name="P4">
Type: Article</text:p>
      <!--METADATA-->
      <text:p text:style-name="P4">
<draw:frame draw:style-name="fr1" draw:name="Image105" text:anchor-type="as-char" svg:width="6.9236in" svg:height="3.956343in" draw:z-index="0">
<draw:image xlink:href="../Images/yкринформ/2023-06-25T12-53-00-03-00/630_360_1687686542-495.jpg" xlink:type="simple" xlink:show="embed" xlink:actuate="onLoad" draw:mime-type="image/jpeg"/>
</draw:frame>
The Naporin direction Russian invaders dropped a chemical ammunition into the Ukrainian position.</text:p>
      <text:p text:style-name="P4">
The spokesman of the united press censors of defense forces of Tavriya, Valery Shershn, reported this on the air of the Tele scale "Unified News".</text:p>
      <text:p text:style-name="P4">
“The fact of discharge on one of the positions of the forbidden chemical ammunition, suffocating. The wind was in the side of the enemy, "Shershn said.</text:p>
      <text:p text:style-name="P4">
In general, according to him, last day, as the previous one, <text:a xlink:type="simple" xlink:href="https://www.ukrinform.ua/tag-rosijski-vijskovi" text:style-name="Internet_20_link" text:visited-style-name="Visited_20_Internet_20_Link">
Russians</text:a>
They concentrated the main assaults in the Avdi and Marinsk directions.</text:p>
      <text:p text:style-name="P4">
<text:span text:style-name="T4">
 Read also: </text:span>
 <text:a xlink:type="simple" xlink:href="https://www.ukrinform.ua/rubric-ato/3727461-vijskovopolonenij-rozpoviv-pro-pogane-zabezpecenna-rosarmii.html" text:style-name="Internet_20_link" text:visited-style-name="Visited_20_Internet_20_Link">
a prisoner of war told about bad provision of Russia</text:a>
“It was here that 13 combat clashes took place. And almost everyone falls on the Marines. Got a repentance, departed. In addition, using tanks, reactive systems of volley fire and barrel artillery, the enemy has made more than 440 latches of our positions, ”Horvin informed.</text:p>
      <text:p text:style-name="P4">
In addition, he said, in the Avdiivsky direction, the enemy caused aviation strikes in the area of Avdiivka and Severny. In the Mariinsky direction, the enemy was performed in the area of Marinka, there was no success.</text:p>
      <text:p text:style-name="P4">
At the same time, Shershn noted, the enemy made artillery shelling of the inhabited pads of Krasnogorivka, Marinka, Venta, St. George, Kurakhovo, and Oleksiyivka.</text:p>
      <text:p text:style-name="P4">
"The enemy also struck in the areas of the precies, the Golden Niva, Makarivka and fired at the settlements of Katerynivka, Bogoyavlenka, Novomikhailivka, Blessed, Coal, Prychistivka, Golden Niva, Novoukrainadona region," - said the spokesman.</text:p>
      <text:p text:style-name="P4">
<text:span text:style-name="T4">
 Read also: </text:span>
 [In the day the Russians attacked nine regions of Ukraine -OVAV(https://www.ukrinform.ua/rubric-regions/3727450-za-dobu-rosiani-atakuvali-devat-regioniv-ukraini-zvedenna-ova.html)He informed that "in the Zaporizhzhya direction the enemy continues to be conducted and concentrates the basic efforts on preventing the promotion of our military."</text:p>
      <text:p text:style-name="P4">
Yes, Horvin remarked, the enemy struck in the areas of Orikhiv, Novodanylivka, robot, and also - made artillery shelling of inhabited novoradivka, Levadne, Poltava, Railway, Gulyapole, Gulyaypil, Magic, Blogginsky, Orykhiv. region.*!(https://www.ukrinform.ua/rubric-ato/3727391-aviacia-zsu-zavdala-18-udariv-po-poziciah-voroga-znisenij-zrk-rosian.html)As reported by Ukrinform, the Defense Forces of Ukraine from February 24, 2022 to June 25, 2023 were liquidated about <text:a xlink:type="simple" xlink:href="https://www.ukrinform.ua/rubric-ato/3727399-sili-oboroni-likviduvali-vze-224-630-rosian.html" text:style-name="Internet_20_link" text:visited-style-name="Visited_20_Internet_20_Link">
224 thousand 630 Russian invaders</text:a>
, and another 720 people - in the last day.</text:p>
      <text:p text:style-name="P4">
News Source: <text:a xlink:type="simple" xlink:href="https://www.ukrinform.ua/rubric-ato/3727467-rosiani-skinuli-himicnij-boepripas-na-pozicii-zsu-pid-marinkou.html" text:style-name="Internet_20_link" text:visited-style-name="Visited_20_Internet_20_Link">
https://www.ukrinform.ua/rubric-ato/3727467-rosiani-skinuli-himicnij-boepripas-na-pozicii-zsu-pid-marinkou.html</text:a>
</text:p>
      <!--NEWS-->
      <text:h text:style-name="P10" text:outline-level="1">
<text:span text:style-name="T4">
Blogger's abduction from Kherson Russians: In Odessa, a lawsuit began</text:span>
</text:h>
      <text:p text:style-name="P4">
Authors: Ukrinform (Person)</text:p>
      <text:p text:style-name="P4">
Publisher: Укринформ (Organization)</text:p>
      <text:p text:style-name="P4">
Published Time: 2023-06-25T12:54:00+03:00</text:p>
      <text:p text:style-name="P4">
Modified Time: 2023-06-25T12:54:00+03:00</text:p>
      <text:p text:style-name="P4">
Description: In Odessa, a lawsuit began in the case of the abduction of Russian military educators kindergarten and blogger from Kherson Elena Naumova, over which the invaders were mocked and kept in the basement for her pro -Ukrainian position. - Ukrinform.</text:p>
      <text:p text:style-name="P4">
Images: ['<text:a xlink:type="simple" xlink:href="https://static.ukrinform.com/photos/2023_06/thumb_files/630_360_1687686801-460.jpg" text:style-name="Internet_20_link" text:visited-style-name="Visited_20_Internet_20_Link">
630_360_16876...</text:a>
']</text:p>
      <text:p text:style-name="P4">
Tags: ['Херсон', 'Суд', 'Викрадення людей', 'Війна з Росією']</text:p>
      <text:p text:style-name="P4">
Type: Article</text:p>
      <!--METADATA-->
      <text:p text:style-name="P4">
<draw:frame draw:style-name="fr1" draw:name="Image106" text:anchor-type="as-char" svg:width="6.9236in" svg:height="3.956343in" draw:z-index="0">
<draw:image xlink:href="../Images/yкринформ/2023-06-25T12-54-00-03-00/630_360_1687686801-460.jpg" xlink:type="simple" xlink:show="embed" xlink:actuate="onLoad" draw:mime-type="image/jpeg"/>
</draw:frame>
In Odessa, a lawsuit in the case of the abduction of a kindergarten and a blogger from Kherson Elena Naumova, over whom they occupied and kept in the basement for its pro -Ukrainian position.</text:p>
      <text:p text:style-name="P4">
This was reported in <text:a xlink:type="simple" xlink:href="https://www.facebook.com/yuriy.belous.3/posts/pfbid0u7EfBDbrvAgaLUdMGpvUMfLSxixjNHoedbrAvvPiDqaDB79vYGQcr27P48xjwQ2jl" text:style-name="Internet_20_link" text:visited-style-name="Visited_20_Internet_20_Link">
Facebook</text:a>
Its lawyer Yuri Bilous, Ukrinform reports.</text:p>
      <text:p text:style-name="P4">
“Being in the occupied <text:a xlink:type="simple" xlink:href="https://www.ukrinform.ua/tag-herson" text:style-name="Internet_20_link" text:visited-style-name="Visited_20_Internet_20_Link">
Kherson</text:a>
, she spoke openly against the Russian occupation, conducted the UTIKTOK streams, helped people in the city. In Odessa, we started a lawsuit against a military crime against Elena, ”the post reads.</text:p>
      <text:p text:style-name="P4">
He noted that the case would be informed. In particular, Elena Naumomovodenno conducts streams on her Tiktok page.</text:p>
      <text:p text:style-name="P4">
<text:span text:style-name="T4">
 Read also: </text:span>
 [Case of <text:span text:style-name="T4">
 abduction </text:span>
 by the invaders(https://www.ukrinform.ua/rubric-society/3720587-spravu-pro-vikradenna-zagarbnikami-deputataveterana-z-kupanska-rozglane-espl.html)As it was reported, during the occupation of Kherson Olena Naumova told about the life of the city in Tiktok. Six months later, it was instituted. The woman was questioned for four days, she was frozen and starved in the basement. The occupiers released the woman, forcing them to record a video with apology of the Russian President.</text:p>
      <text:p text:style-name="P4">
<text:span text:style-name="T5">
Foto: Yuri Bilous / Facebook</text:span>
</text:p>
      <text:p text:style-name="P4">
News Source: <text:a xlink:type="simple" xlink:href="https://www.ukrinform.ua/rubric-regions/3727468-vikradenna-blogerki-z-hersona-rosianami-v-odesi-rozpocavsa-sudovij-proces.html" text:style-name="Internet_20_link" text:visited-style-name="Visited_20_Internet_20_Link">
https://www.ukrinform.ua/rubric-regions/3727468-vikradenna-blogerki-z-hersona-rosianami-v-odesi-rozpocavsa-sudovij-proces.html</text:a>
</text:p>
      <!--NEWS-->
      <text:h text:style-name="P10" text:outline-level="1">
<text:span text:style-name="T4">
Wagner PVC can attack Kiev from Belarus - British General</text:span>
</text:h>
      <text:p text:style-name="P4">
Authors: Ukrinform (Person)</text:p>
      <text:p text:style-name="P4">
Publisher: Укринформ (Organization)</text:p>
      <text:p text:style-name="P4">
Published Time: 2023-06-25T13:02:00+03:00</text:p>
      <text:p text:style-name="P4">
Modified Time: 2023-06-25T13:02:00+03:00</text:p>
      <text:p text:style-name="P4">
Description: Former Head of the General Staff of the United Kingdom, General Richard Dannatt believes that Ukraine should be a possible attack on Kiev "Wagner's" headed by Yevgeny Prigogin, who went to Belarus after attempting to rebellion. - Ukrinform.</text:p>
      <text:p text:style-name="P4">
Images: ['<text:a xlink:type="simple" xlink:href="https://static.ukrinform.com/photos/2023_02/thumb_files/630_360_1675531805-640.jpg" text:style-name="Internet_20_link" text:visited-style-name="Visited_20_Internet_20_Link">
630_360_16755...</text:a>
']</text:p>
      <text:p text:style-name="P4">
Tags: ['Білорусь', 'ПВК "Вагнера"', 'Пригожин', 'Війна з Росією']</text:p>
      <text:p text:style-name="P4">
Type: Article</text:p>
      <!--METADATA-->
      <text:p text:style-name="P4">
<draw:frame draw:style-name="fr1" draw:name="Image107" text:anchor-type="as-char" svg:width="6.9236in" svg:height="3.956343in" draw:z-index="0">
<draw:image xlink:href="../Images/yкринформ/2023-06-25T13-02-00-03-00/630_360_1675531805-640.jpg" xlink:type="simple" xlink:show="embed" xlink:actuate="onLoad" draw:mime-type="image/jpeg"/>
</draw:frame>
The former head of the UK General Staff, General Richard Dannatt believes that Ukraine should be a possible attack on Kiev "Wagner" headed by Zevgen Prigogin, who left in Belarus after attempting rebellion.</text:p>
      <text:p text:style-name="P4">
As Ukrinform reports, it reports <text:a xlink:type="simple" xlink:href="https://news.sky.com/story/ukraine-russia-war-latest-putin-wagner-prigozhin-rostov-on-don-live-updates-12541713" text:style-name="Internet_20_link" text:visited-style-name="Visited_20_Internet_20_Link">
Sky News</text:a>
.</text:p>
      <text:p text:style-name="P4">
"The fact that he went to <text:a xlink:type="simple" xlink:href="https://www.ukrinform.ua/tag-bilorus" text:style-name="Internet_20_link" text:visited-style-name="Visited_20_Internet_20_Link">
Belarus</text:a>
, it is of some concern, " - said the extolist of the General Staffing Army.</text:p>
      <text:p text:style-name="P4">
Ukraine's leaders should protect themselves from a possible attack headed by Prigogine Naki from Belarus, said General Dannatt.</text:p>
      <text:p text:style-name="P4">
If Prigogine "has left an effective combat force around him, he will again threaten the Ukrainian flank closest to Kiev" from where the war was from, he added.</text:p>
      <text:p text:style-name="P4">
According to Lord Dannatt, it is quite possible that Russia can use Wagner group to try to capture Kiev again.</text:p>
      <text:p text:style-name="P4">
However, he said, the attempt to rebellion in the Russian Federation did not become a number of victory.</text:p>
      <text:p text:style-name="P4">
<text:span text:style-name="T4">
 Read also: </text:span>
 <text:a xlink:type="simple" xlink:href="https://www.ukrinform.ua/rubric-world/3727460-prigozina-mozut-likviduvati-u-bilorusi-cnn.html" text:style-name="Internet_20_link" text:visited-style-name="Visited_20_Internet_20_Link">
<text:span text:style-name="T4">
 Prigogine </text:span>
 And can be eliminated in Belarus - CNN</text:a>
"There were no direct winners from yesterday's fiasco," the expert said.</text:p>
      <text:p text:style-name="P4">
"Putin is much weakened. The Russian military ... Obviously, a somewhat mess," Dannatt said in Sky News Ether.</text:p>
      <text:p text:style-name="P4">
As <text:a xlink:type="simple" xlink:href="https://www.ukrinform.ua/rubric-other_news/3727120-zakolot-prigozina-vse-so-vidomo-na-cej-moment.html" text:style-name="Internet_20_link" text:visited-style-name="Visited_20_Internet_20_Link">
reported</text:a>
, Head of Wagner PEC Yevgeny Prigogin announced Demarsh of the Anti -Russian Military leadership on June 23, in particular against the Minister of Defense Sergiyashah. He took control of Rostov-on-Don and part of the Voronezh region, after which the Wagnerivtsi went to Moscow.</text:p>
      <text:p text:style-name="P4">
On June 24, the self -proclaimed President of Belarus Alexander Lukashenko in the case of Russian President Putin held negotiations with Prigogin. The premiums of the negotiations The head of the Wagner PEC stated that <text:a xlink:type="simple" xlink:href="https://www.ukrinform.ua/rubric-world/3727347-prigozin-rozvertae-koloni-vagnerivciv-do-polovih-taboriv-roszmi.html" text:style-name="Internet_20_link" text:visited-style-name="Visited_20_Internet_20_Link">
he departs the fighters of the group to the field camps</text:a>
 .</text:p>
      <text:p text:style-name="P4">
News Source: <text:a xlink:type="simple" xlink:href="https://www.ukrinform.ua/rubric-ato/3727471-pvk-vagner-moze-atakuvati-kiiv-z-bilorusi-britanskij-general.html" text:style-name="Internet_20_link" text:visited-style-name="Visited_20_Internet_20_Link">
https://www.ukrinform.ua/rubric-ato/3727471-pvk-vagner-moze-atakuvati-kiiv-z-bilorusi-britanskij-general.html</text:a>
</text:p>
      <!--NEWS-->
      <text:h text:style-name="P10" text:outline-level="1">
<text:span text:style-name="T4">
The enemy continues exploration from drones in search of data for attacks in Ukraine - Humeniuk</text:span>
</text:h>
      <text:p text:style-name="P4">
Authors: Ukrinform (Person)</text:p>
      <text:p text:style-name="P4">
Publisher: Укринформ (Organization)</text:p>
      <text:p text:style-name="P4">
Published Time: 2023-06-25T13:02:18+03:00</text:p>
      <text:p text:style-name="P4">
Modified Time: 2023-06-25T13:02:18+03:00</text:p>
      <text:p text:style-name="P4">
Description: The Russian military continues intelligence, collecting data for future attacks in Ukraine. - Ukrinform.</text:p>
      <text:p text:style-name="P4">
Images: ['<text:a xlink:type="simple" xlink:href="https://static.ukrinform.com/photos/2023_06/thumb_files/630_360_1687340215-761.jpg" text:style-name="Internet_20_link" text:visited-style-name="Visited_20_Internet_20_Link">
630_360_16873...</text:a>
']</text:p>
      <text:p text:style-name="P4">
Tags: ['Безпілотник', 'Розвідка', 'ЗСУ', 'Російські військові', 'Єдині новини', 'Наталія Гуменюк']</text:p>
      <text:p text:style-name="P4">
Type: Article</text:p>
      <!--METADATA-->
      <text:p text:style-name="P4">
<draw:frame draw:style-name="fr1" draw:name="Image108" text:anchor-type="as-char" svg:width="6.9236in" svg:height="3.956343in" draw:z-index="0">
<draw:image xlink:href="../Images/yкринформ/2023-06-25T13-02-18-03-00/630_360_1687340215-761.jpg" xlink:type="simple" xlink:show="embed" xlink:actuate="onLoad" draw:mime-type="image/jpeg"/>
</draw:frame>
Russian continue reconnaissance work, collecting data for future Atacpo Ukraine.</text:p>
      <text:p text:style-name="P4">
Natalia Humeniuk, Ukrinform reports about it on the nationwide telecommunication "Unified News" "Unified News".</text:p>
      <text:p text:style-name="P4">
“It was somewhat more calmer that night, although the enemy continues the intelligence, and it is obvious that data for subsequent future attacks, which are likely to be used by the enemy. Because there is also a Shahheda applies, and there is still a missile potential, and there is an understanding of the fact that there are success at the front, having such a mess in the country itself, they need any victories that they very often give out just after such rocket launchers, Not even achieving the result, on their propaganda resources as June victories, ”Humeniuk said.</text:p>
      <text:p text:style-name="P4">
She specified that data collection <text:a xlink:type="simple" xlink:href="https://www.ukrinform.ua/tag-rosijski-vijskovi" text:style-name="Internet_20_link" text:visited-style-name="Visited_20_Internet_20_Link">
Russians</text:a>
Continue with the help of unmanned "spies".</text:p>
      <text:p text:style-name="P4">
“And even last day we were recorded by the rally of such a" spy "up to Domikolaev. That is, it indicates that they not only study the positions of the front of the front, but look for goals in the rear regions. This scout was shot, of course, forces of air defense. But the very fact that alternation, for example, in the Black Sea of ships that can carry such drones to let them out in order to collect information, we carefully track, ”the spokeswoman emphasized.</text:p>
      <text:p text:style-name="P4">
<text:span text:style-name="T4">
 Read also: </text:span>
 <text:a xlink:type="simple" xlink:href="https://www.ukrinform.ua/rubric-ato/3726103-rosiani-namagautsa-povernutisa-na-pozicii-aki-zajmali-do-pidrivu-kahovskoi-ges-gumenuk.html" text:style-name="Internet_20_link" text:visited-style-name="Visited_20_Internet_20_Link">
invaders are trying to return to positions that were exposed to the Kakhovski hydroelectric power station - <text:span text:style-name="T4">
 Gumeniuk </text:span>
</text:a>
According to her, the Russians are interested in the Ochakov direction, the direction along the right -hand coast, "where they cannot in any way understand - where the activity of the defense forces and the most visible way it is manifested."</text:p>
      <text:p text:style-name="P4">
"But we try to work as efficiently as possible and hidden for the enemy for the enemy that they have such unexpected surprises as last day: minus 10 accumants, minus 2 large -caliber guns, minus 4 boats," - reported.</text:p>
      <text:p text:style-name="P4">
As it was reported, as of 12:00 in the Black Sea, four Russian ships are re -echoed on combat duty, <text:a xlink:type="simple" xlink:href="https://www.ukrinform.ua/rubric-ato/3727464-rosia-trimae-u-cornomu-mori-odin-raketonosij-iz-kalibrami.html" text:style-name="Internet_20_link" text:visited-style-name="Visited_20_Internet_20_Link">
including one carrier</text:a>
Winged Caliber missiles.</text:p>
      <text:p text:style-name="P4">
News Source: <text:a xlink:type="simple" xlink:href="https://www.ukrinform.ua/rubric-ato/3727470-vorog-prodovzue-rozvidku-z-bezpilotnikiv-u-posuku-danih-dla-atak-po-ukraini-gumenuk.html" text:style-name="Internet_20_link" text:visited-style-name="Visited_20_Internet_20_Link">
https://www.ukrinform.ua/rubric-ato/3727470-vorog-prodovzue-rozvidku-z-bezpilotnikiv-u-posuku-danih-dla-atak-po-ukraini-gumenuk.html</text:a>
</text:p>
      <!--NEWS-->
      <text:h text:style-name="P10" text:outline-level="1">
<text:span text:style-name="T4">
Three girls were killed in Kirovohrad region as a result of an accident involving a drunken police officer</text:span>
</text:h>
      <text:p text:style-name="P4">
Authors: Ukrinform (Person)</text:p>
      <text:p text:style-name="P4">
Publisher: Укринформ (Organization)</text:p>
      <text:p text:style-name="P4">
Published Time: 2023-06-25T13:05:00+03:00</text:p>
      <text:p text:style-name="P4">
Modified Time: 2023-06-25T13:05:00+03:00</text:p>
      <text:p text:style-name="P4">
Description: In the Kirovograd region, three 17-year-old girls were killed as a result of a traffic accident involving a police drunk. - Ukrinform.</text:p>
      <text:p text:style-name="P4">
Images: ['<text:a xlink:type="simple" xlink:href="https://static.ukrinform.com/photos/2023_05/thumb_files/630_360_1683796887-821.jpg" text:style-name="Internet_20_link" text:visited-style-name="Visited_20_Internet_20_Link">
630_360_16837...</text:a>
']</text:p>
      <text:p text:style-name="P4">
Tags: ['ДТП', 'Поліція', 'Загибель', 'Кіровоградщина']</text:p>
      <text:p text:style-name="P4">
Type: Article</text:p>
      <!--METADATA-->
      <text:p text:style-name="P4">
<draw:frame draw:style-name="fr1" draw:name="Image109" text:anchor-type="as-char" svg:width="6.9236in" svg:height="3.956343in" draw:z-index="0">
<draw:image xlink:href="../Images/yкринформ/2023-06-25T13-05-00-03-00/630_360_1683796887-821.jpg" xlink:type="simple" xlink:show="embed" xlink:actuate="onLoad" draw:mime-type="image/jpeg"/>
</draw:frame>
Three 17-year-old girls were killed in the Nakirovograd region as a result of a traffic accident involving a police officer with the participation of a police station, and three more were hospitalized.</text:p>
      <text:p text:style-name="P4">
This was reported <text:a xlink:type="simple" xlink:href="http://kg.npu.gov.ua/news/na-kirovohradshchyni-pravookhorontsi-vstanovliuiut-obstavyny-dtp-za-uchasti-politseiskoho-vnaslidok-iakoi-zahynuly-troie-osib" text:style-name="Internet_20_link" text:visited-style-name="Visited_20_Internet_20_Link">
Main Directorate of the National Police in the Kirovograd Region</text:a>
, reports Ukrinform.</text:p>
      <text:p text:style-name="P4">
It is noted that today, June 25, at about 04:30 to the police, a road accident near the village of Novgorod in Kirovohrad region. Arriving the events, law enforcement officers found that the police had been at the wheel of the territorial units.</text:p>
      <text:p text:style-name="P4">
“Three 17-year-old people were killed as a result of an accident: two at the scene, and Dnadia died in an ambulance. In addition, three more citizens from 16 to 18 years of age were delivered to medical institutions, ”the post reads.</text:p>
      <text:p text:style-name="P4">
It is noted that the driver of the car as a result of <text:a xlink:type="simple" xlink:href="https://www.ukrinform.ua/tag-dtp" text:style-name="Internet_20_link" text:visited-style-name="Visited_20_Internet_20_Link">
accident</text:a>
received injuries. He was in a state of alcohol intoxication.</text:p>
      <text:p text:style-name="P4">
Investigations on a road accident are carried out by employees of DBR.</text:p>
      <text:p text:style-name="P4">
<text:span text:style-name="T4">
 Read also: </text:span>
 <text:a xlink:type="simple" xlink:href="https://www.ukrinform.ua/rubric-regions/3723245-vodia-so-skoiv-smertelnu-dtp-na-bukovini-vzali-pid-vartu-bez-prava-na-zastavu.html" text:style-name="Internet_20_link" text:visited-style-name="Visited_20_Internet_20_Link">
driver who committed a deadly <text:span text:style-name="T4">
 road accident </text:span>
 in Bukovina, took the hostage without the right to pledge</text:a>
As <text:a xlink:type="simple" xlink:href="https://www.ukrinform.ua/rubric-regions/3725682-u-buci-stalasa-dtp-postrazdali-vagitna-zinka-i-dvoricna-ditina.html" text:style-name="Internet_20_link" text:visited-style-name="Visited_20_Internet_20_Link">
reported</text:a>
, a pregnant woman and a 2-year-old child were injured as a result of Bucha's accident, they were hospitalized.</text:p>
      <text:p text:style-name="P4">
News Source: <text:a xlink:type="simple" xlink:href="https://www.ukrinform.ua/rubric-regions/3727472-na-kirovogradsini-vnaslidok-dtp-za-ucastu-netverezogo-policejskogo-zaginuli-troe-divcat.html" text:style-name="Internet_20_link" text:visited-style-name="Visited_20_Internet_20_Link">
https://www.ukrinform.ua/rubric-regions/3727472-na-kirovogradsini-vnaslidok-dtp-za-ucastu-netverezogo-policejskogo-zaginuli-troe-divcat.html</text:a>
</text:p>
      <!--NEWS-->
      <text:h text:style-name="P10" text:outline-level="1">
<text:span text:style-name="T4">
There are no mass lighting in light in Kiev - DTEK</text:span>
</text:h>
      <text:p text:style-name="P4">
Authors: Ukrinform (Person)</text:p>
      <text:p text:style-name="P4">
Publisher: Укринформ (Organization)</text:p>
      <text:p text:style-name="P4">
Published Time: 2023-06-25T13:11:00+03:00</text:p>
      <text:p text:style-name="P4">
Modified Time: 2023-06-25T13:11:00+03:00</text:p>
      <text:p text:style-name="P4">
Description: There are no mass emergency lighting in Kiev. - Ukrinform.</text:p>
      <text:p text:style-name="P4">
Images: ['<text:a xlink:type="simple" xlink:href="https://static.ukrinform.com/photos/2022_10/thumb_files/630_360_1666341365-342.jpg" text:style-name="Internet_20_link" text:visited-style-name="Visited_20_Internet_20_Link">
630_360_16663...</text:a>
']</text:p>
      <text:p text:style-name="P4">
Tags: ['ДТЕК', 'Електроенергія', 'Відключення світла', 'Київ']</text:p>
      <text:p text:style-name="P4">
Type: Article</text:p>
      <!--METADATA-->
      <text:p text:style-name="P4">
<draw:frame draw:style-name="fr1" draw:name="Image110" text:anchor-type="as-char" svg:width="6.9236in" svg:height="3.956343in" draw:z-index="0">
<draw:image xlink:href="../Images/yкринформ/2023-06-25T13-11-00-03-00/630_360_1666341365-342.jpg" xlink:type="simple" xlink:show="embed" xlink:actuate="onLoad" draw:mime-type="image/jpeg"/>
</draw:frame>
In Kiev, there is mass emergency shutdowns of light.</text:p>
      <text:p text:style-name="P4">
According to Ukrinform, DTEK reports in <text:a xlink:type="simple" xlink:href="https://t.me/dtek_ua/593" text:style-name="Internet_20_link" text:visited-style-name="Visited_20_Internet_20_Link">
telegram</text:a>
.</text:p>
      <text:p text:style-name="P4">
“In the telegram-channels, false information about the emergency shutdowns [light] began(https://www.ukrinform.ua/tag-elektroenergia)in Kiev. We urge to follow the information on official channels. There are no massive disconnections of light in Kiev, ” - says a test.</text:p>
      <text:p text:style-name="P4">
DTEK noted that as of 12:30, small local shutdowns are the Razlomian district.</text:p>
      <text:p text:style-name="P4">
Also, local shutdowns related to routine work on power grids are in Solomensk and Darnytsia districts.</text:p>
      <text:p text:style-name="P4">
<text:span text:style-name="T4">
 Read also: </text:span>
 <text:a xlink:type="simple" xlink:href="https://www.ukrinform.ua/rubric-economy/3726689-na-kiivsini-planuut-pobuduvati-persi-v-ukraini-rozumni-elektromerezi.html" text:style-name="Internet_20_link" text:visited-style-name="Visited_20_Internet_20_Link">
in the Kyiv region plan to build the first "smart" power grids in Ukraine</text:a>
"All other people of Kiev are provided with electricity," the message said.</text:p>
      <text:p text:style-name="P4">
As reported <text:a xlink:type="simple" xlink:href="https://www.ukrinform.ua/rubric-kyiv/3727242-u-kievi-energetiki-vidnovili-poskodzenu-ulamkami-raketi-elektroliniu.html" text:style-name="Internet_20_link" text:visited-style-name="Visited_20_Internet_20_Link">
Ukrinform</text:a>
, On June 24, energy in Kiev resumed an electric line that was damaged by the fragments of the downed Russian rocket.</text:p>
      <text:p text:style-name="P4">
News Source: <text:a xlink:type="simple" xlink:href="https://www.ukrinform.ua/rubric-kyiv/3727476-u-kievi-nemae-masovih-vidklucen-svitla-dtek.html" text:style-name="Internet_20_link" text:visited-style-name="Visited_20_Internet_20_Link">
https://www.ukrinform.ua/rubric-kyiv/3727476-u-kievi-nemae-masovih-vidklucen-svitla-dtek.html</text:a>
</text:p>
      <!--NEWS-->
      <text:h text:style-name="P10" text:outline-level="1">
<text:span text:style-name="T4">
Danilov called Prigoine's rebellion the first stage of dismantling the Putin system</text:span>
</text:h>
      <text:p text:style-name="P4">
Authors: Ukrinform (Person)</text:p>
      <text:p text:style-name="P4">
Publisher: Укринформ (Organization)</text:p>
      <text:p text:style-name="P4">
Published Time: 2023-06-25T13:12:00+03:00</text:p>
      <text:p text:style-name="P4">
Modified Time: 2023-06-25T13:12:00+03:00</text:p>
      <text:p text:style-name="P4">
Description: The secretary of the National Security and Defense Council of Ukraine Alexei Danilov called the attempt to rebellion the leader of the Wagner PEC Yevgeny Prigogine the first stage of dismantling the system of President of Russia Vladimir Putin. - Ukrinform.</text:p>
      <text:p text:style-name="P4">
Images: ['<text:a xlink:type="simple" xlink:href="https://static.ukrinform.com/photos/2023_03/thumb_files/630_360_1677827515-830.jpg" text:style-name="Internet_20_link" text:visited-style-name="Visited_20_Internet_20_Link">
630_360_16778...</text:a>
']</text:p>
      <text:p text:style-name="P4">
Tags: ['Путін', 'РНБО', 'Російські військові', 'ПВК "Вагнера"', 'Пригожин', 'Данілов', 'Війна з Росією']</text:p>
      <text:p text:style-name="P4">
Type: Article</text:p>
      <!--METADATA-->
      <text:p text:style-name="P4">
<draw:frame draw:style-name="fr1" draw:name="Image111" text:anchor-type="as-char" svg:width="6.9236in" svg:height="3.956343in" draw:z-index="0">
<draw:image xlink:href="../Images/yкринформ/2023-06-25T13-12-00-03-00/630_360_1677827515-830.jpg" xlink:type="simple" xlink:show="embed" xlink:actuate="onLoad" draw:mime-type="image/jpeg"/>
</draw:frame>
The Secretaries of National Security and Defense of Ukraine Alexey Danilov called the attempt by the leader of the Wagner PEC Yevgeny Prigogine the first stage of dismantling the President of Russia Vladimir Putin.</text:p>
      <text:p text:style-name="P4">
According to Ukrinform, Danilov wrote about it in <text:a xlink:type="simple" xlink:href="https://www.facebook.com/danilov.oleksiy/posts/pfbid062DgpLas23UhWV2eswLcsQgTfcyNniN4chwxWgsw3MUxs21hxqwvuadCK6SAbVmrl" text:style-name="Internet_20_link" text:visited-style-name="Visited_20_Internet_20_Link">
Facebook</text:a>
.</text:p>
      <text:p text:style-name="P4">
«Бунт» пригожина - перший етап демонтажу путінської системи. пригожин є тількичастиною групи і частиною плану, верхівкою айсберга процесу дестабілізації», -зазначив <text:a xlink:type="simple" xlink:href="https://www.ukrinform.ua/tag-danilov" text:style-name="Internet_20_link" text:visited-style-name="Visited_20_Internet_20_Link">
 Данілов </text:a>
.</text:p>
      <text:p text:style-name="P4">
According to him, a group of dissatisfied - security forces, officials and oligarchic capital, which considers Putin's actions to be deadly for his own interests and his existence, a threat to Russian federation, was formed in Russia.</text:p>
      <text:p text:style-name="P4">
«Prizzhinsky Rostov March -Kick - a demonstration of the seriousness of intentions, the opportunities that exist, and to create conditions for the beginning of the process of power -sharing - voluntary or forced. Columns of Wagner or other structures can still reach "Red Square", - Danilov emphasized.</text:p>
      <text:p text:style-name="P4">
<text:span text:style-name="T4">
 Read also: </text:span>
 <text:a xlink:type="simple" xlink:href="https://www.ukrinform.ua/rubric-polytics/3727369-prigozin-pokazav-kremlu-so-monopolii-na-nasilstvo-bilse-nemae-podolak.html" text:style-name="Internet_20_link" text:visited-style-name="Visited_20_Internet_20_Link">
Prigogine showed the Kremlin that there is no monopoly on violence - <text:span text:style-name="T4">
 Podolyak </text:span>
</text:a>
In his opinion, Putin remained the only possibility of rescue - a totalisation of the power block, the physical elimination of Wagner PVC, the demonstration of Prigogine, the introduction of martial law in the country and the deployment of mass repression. "Is the Zolotov -Bortnikov punitive machine, oriented to the beating of hipsters, women and adolescents, is able to perform these functions," Danilov said.</text:p>
      <text:p text:style-name="P4">
He also noted that the real group of Russian future managers is already there, but it remains in the shadows, however, the participation of President of Belarus Alexander Lukashenko has not been excluded in this process.</text:p>
      <text:p text:style-name="P4">
However, according to Danilov, Putin's regime "with a knife in the back" is applied, if not instantaneous, but "accurately inevitable, although delayed during time,".</text:p>
      <text:p text:style-name="P4">
"But ... anything that may not go in Russia is not planned, and the Casus Prishozhina can launch/launch processes with unpredictable consequences. We do our own… until the borders of 1991, ”Danilov summed up.As it was reported, the head of PEC "Wagner" <text:a xlink:type="simple" xlink:href="https://www.ukrinform.ua/tag-pvk-vagnera" text:style-name="Internet_20_link" text:visited-style-name="Visited_20_Internet_20_Link">
</text:a>
On June 23, Yevgeny Prigogin declared Demarsh against the Russian military leadership, in particular against the Minister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polytics/3727477-danilov-nazvav-zakolot-prigozina-persim-etapom-demontazu-putinskoi-sistemi.html" text:style-name="Internet_20_link" text:visited-style-name="Visited_20_Internet_20_Link">
https://www.ukrinform.ua/rubric-polytics/3727477-danilov-nazvav-zakolot-prigozina-persim-etapom-demontazu-putinskoi-sistemi.html</text:a>
</text:p>
      <!--NEWS-->
      <text:h text:style-name="P10" text:outline-level="1">
<text:span text:style-name="T4">
Four people who were poisoned by fish were hospitalized in Odessa region</text:span>
</text:h>
      <text:p text:style-name="P4">
Authors: Ukrinform (Person)</text:p>
      <text:p text:style-name="P4">
Publisher: Укринформ (Organization)</text:p>
      <text:p text:style-name="P4">
Published Time: 2023-06-25T13:15:55+03:00</text:p>
      <text:p text:style-name="P4">
Modified Time: 2023-06-25T13:15:55+03:00</text:p>
      <text:p text:style-name="P4">
Description: In Odessa, the disease was recorded as a result of fish consumption, in a state of moderate severity were hospitalized by four women. - Ukrinform.</text:p>
      <text:p text:style-name="P4">
Images: ['<text:a xlink:type="simple" xlink:href="https://static.ukrinform.com/photos/2020_09/thumb_files/630_360_1600090998-358.jpg" text:style-name="Internet_20_link" text:visited-style-name="Visited_20_Internet_20_Link">
630_360_16000...</text:a>
']</text:p>
      <text:p text:style-name="P4">
Tags: ['Одещина', 'Отруєння', 'Лікарня', 'Риба']</text:p>
      <text:p text:style-name="P4">
Type: Article</text:p>
      <!--METADATA-->
      <text:p text:style-name="P4">
<draw:frame draw:style-name="fr1" draw:name="Image112" text:anchor-type="as-char" svg:width="6.9236in" svg:height="3.956343in" draw:z-index="0">
<draw:image xlink:href="../Images/yкринформ/2023-06-25T13-15-55-03-00/630_360_1600090998-358.jpg" xlink:type="simple" xlink:show="embed" xlink:actuate="onLoad" draw:mime-type="image/jpeg"/>
</draw:frame>
On Odessa region, the disease was made as a result of fish consumption, in a state of moderate severity, four women were abused.</text:p>
      <text:p text:style-name="P4">
This was reported in <text:a xlink:type="simple" xlink:href="http://www.facebook.com/EMD103Odessa/posts/pfbid02qT3GvDFbfTPEkCLNzr1nV4h72rUHXjqJ9tM9RZZE7K8sPraQ8Am7DeQYE77RLCnFl" text:style-name="Internet_20_link" text:visited-style-name="Visited_20_Internet_20_Link">
Facebook</text:a>
The Center for Emergency Medical Aid and Disaster Medicine of Odessa region, Ukrinform reports.</text:p>
      <text:p text:style-name="P4">
“In the last day in Odessa, doctors of the Center for Emergency Medical Aid Catastrophes were diagnosed with gastroenterocolitis, acute -eenterocolitis and two cases of food toxic infection that were caused by fish. One of the challenges came to the number 103 of the Zelikomyhail community, the second from the Kodyma district, the third of the avant -garde, and another case occurred in <text:a xlink:type="simple" xlink:href="https://www.ukrinform.ua/tag-odesa" text:style-name="Internet_20_link" text:visited-style-name="Visited_20_Internet_20_Link">
Odessa</text:a>
", -goes in the message.</text:p>
      <text:p text:style-name="P4">
<text:span text:style-name="T4">
 Read also: </text:span>
 <text:a xlink:type="simple" xlink:href="https://www.ukrinform.ua/rubric-regions/3724763-na-dnipropetrovsini-zaboronili-vilov-i-prodaz-ribi.html" text:style-name="Internet_20_link" text:visited-style-name="Visited_20_Internet_20_Link">
in Dnipropetrovsk forbade catch and sale <text:span text:style-name="T4">
 Pisces </text:span>
</text:a>
It is noted that they were hospitalized in a state of moderate severity of four women, among them - pregnant.</text:p>
      <text:p text:style-name="P4">
The center reminded that in <text:a xlink:type="simple" xlink:href="https://www.ukrinform.ua/tag-odesina" text:style-name="Internet_20_link" text:visited-style-name="Visited_20_Internet_20_Link">
Odessa region</text:a>
There is a ban on bathing in open reservoirs and fishing. There is also a reservation for the use of fish and seafood.</text:p>
      <text:p text:style-name="P4">
<text:span text:style-name="T4">
 Read also: </text:span>
 [In Odessa markets, checks <text:span text:style-name="T4">
 Pisces </text:span>
] began(https://www.ukrinform.ua/rubric-regions/3724824-na-odeskih-rinkah-rozpocalisa-perevirki-ribi.html)As it was reported, in Odessa region <text:a xlink:type="simple" xlink:href="https://www.ukrinform.ua/rubric-regions/3725543-na-odesini-postupovo-pripinaetsa-oprisnenna-morskoi-vodi.html" text:style-name="Internet_20_link" text:visited-style-name="Visited_20_Internet_20_Link">
the burning of seawater stops</text:a>
, Gradually, salinity increases, and the plaicrobiological parameters are exceeded.</text:p>
      <text:p text:style-name="P4">
News Source: <text:a xlink:type="simple" xlink:href="https://www.ukrinform.ua/rubric-regions/3727478-na-odesini-gospitalizuvali-cotiroh-ludej-aki-otruilisa-ribou.html" text:style-name="Internet_20_link" text:visited-style-name="Visited_20_Internet_20_Link">
https://www.ukrinform.ua/rubric-regions/3727478-na-odesini-gospitalizuvali-cotiroh-ludej-aki-otruilisa-ribou.html</text:a>
</text:p>
      <!--NEWS-->
      <text:h text:style-name="P10" text:outline-level="1">
<text:span text:style-name="T4">
Cyber Police told whether to use Telegram and Tiktok safely</text:span>
</text:h>
      <text:p text:style-name="P4">
Authors: Ukrinform (Person)</text:p>
      <text:p text:style-name="P4">
Publisher: Укринформ (Organization)</text:p>
      <text:p text:style-name="P4">
Published Time: 2023-06-25T13:22:00+03:00</text:p>
      <text:p text:style-name="P4">
Modified Time: 2023-06-25T13:22:00+03:00</text:p>
      <text:p text:style-name="P4">
Description: The use of Telegram and Tiktok messengers should be approached rationally, knowing that they can potentially be controlled by Russian special services. - Ukrinform.</text:p>
      <text:p text:style-name="P4">
Images: ['<text:a xlink:type="simple" xlink:href="https://static.ukrinform.com/photos/2023_06/thumb_files/630_360_1687688244-817.jpg" text:style-name="Internet_20_link" text:visited-style-name="Visited_20_Internet_20_Link">
630_360_16876...</text:a>
']</text:p>
      <text:p text:style-name="P4">
Tags: ['Telegram', 'Соцмережі', 'Кіберполіція', 'TikTok']</text:p>
      <text:p text:style-name="P4">
Type: Article</text:p>
      <!--METADATA-->
      <text:p text:style-name="P4">
<draw:frame draw:style-name="fr1" draw:name="Image113" text:anchor-type="as-char" svg:width="6.9236in" svg:height="3.956343in" draw:z-index="0">
<draw:image xlink:href="../Images/yкринформ/2023-06-25T13-22-00-03-00/630_360_1687688244-817.jpg" xlink:type="simple" xlink:show="embed" xlink:actuate="onLoad" draw:mime-type="image/jpeg"/>
</draw:frame>
Telegram and Tiktok messengers need to be used rationally, knowing that they can potentially be controlled by Russian special services.</text:p>
      <text:p text:style-name="P4">
According to Ukrinform, said this <text:a xlink:type="simple" xlink:href="https://ukr.radio/news.html" text:style-name="Internet_20_link" text:visited-style-name="Visited_20_Internet_20_Link">
Ukrainian radio</text:a>
Yevgeny Doroganov, Head of the Department of Anti -Retails in the field of computer systems of the National Police Department.</text:p>
      <text:p text:style-name="P4">
"As for Paul Durov(The creator of the Telegram messenger - ed.), indeed, this person is a herosian. It was said that he had some relationship with Putin or SPECCULES <text:a xlink:type="simple" xlink:href="https://www.ukrinform.ua/tag-rosia" text:style-name="Internet_20_link" text:visited-style-name="Visited_20_Internet_20_Link">
RF</text:a>
. Now it is on equal rumors. But I would advise you to use other messengers. There is a large number of them, thank you, it is a saignal, it is a Vozap, it is already in the extreme case oftelegram. But again, it should be borne in mind that people will rather be used by Telegram. Why? Because almost all the news is there now. It is necessary to simply rationally approach the use of such a messenger, knowing that it can be controlled by special services of the Russian Federation. It is meant to dispose of some sensitive data, to delete such information, "he said.</text:p>
      <text:p text:style-name="P4">
Doroganov added that Tiktok himself does not use because of a civic position. "I want to support this network, because, for example, it blocks some waves of human rights information, and propaganda ideo, which cultivates the modern political system in China, on the contrary, feeds and grows," he said.</text:p>
      <text:p text:style-name="P4">
<text:span text:style-name="T4">
 Read also: </text:span>
 <text:a xlink:type="simple" xlink:href="https://www.ukrinform.ua/rubric-society/3727382-kiberpolicia-vikrila-nizku-sahrajskih-callcentriv-aki-vimanuvali-grosi-v-inozemciv.html" text:style-name="Internet_20_link" text:visited-style-name="Visited_20_Internet_20_Link">
<text:span text:style-name="T4">
 Cyber Police </text:span>
 exposed a number of fraudulent Call centers that listed money from foreigners</text:a>
</text:p>
      <text:p text:style-name="P4">
As reported <text:a xlink:type="simple" xlink:href="https://www.ukrinform.ua/rubric-society/3711669-kiberpolicia-cogoric-otrimala-ponad-15-tisac-zvernen-pro-fisingovi-ataki.html" text:style-name="Internet_20_link" text:visited-style-name="Visited_20_Internet_20_Link">
Ukrinform</text:a>
, The NPU Cyber Police Department in five months of 2023 received more than 15,000 appeals from the citizens affected by the Phishing.</text:p>
      <text:p text:style-name="P4">
News Source: <text:a xlink:type="simple" xlink:href="https://www.ukrinform.ua/rubric-technology/3727481-u-kiberpolicii-rozpovili-ci-bezpecno-koristuvatisa-telegram-i-tiktok.html" text:style-name="Internet_20_link" text:visited-style-name="Visited_20_Internet_20_Link">
https://www.ukrinform.ua/rubric-technology/3727481-u-kiberpolicii-rozpovili-ci-bezpecno-koristuvatisa-telegram-i-tiktok.html</text:a>
</text:p>
      <!--NEWS-->
      <text:h text:style-name="P10" text:outline-level="1">
<text:span text:style-name="T4">
By June 28, the results of the main session will appear in the personal offices of NMT participants</text:span>
</text:h>
      <text:p text:style-name="P4">
Authors: Ukrinform (Person)</text:p>
      <text:p text:style-name="P4">
Publisher: Укринформ (Organization)</text:p>
      <text:p text:style-name="P4">
Published Time: 2023-06-25T13:27:00+03:00</text:p>
      <text:p text:style-name="P4">
Modified Time: 2023-06-25T13:27:00+03:00</text:p>
      <text:p text:style-name="P4">
Description: Until June 28, the results of the main session will appear in the personal offices of the participants of the national multi -compartment test. - Ukrinform.</text:p>
      <text:p text:style-name="P4">
Images: ['<text:a xlink:type="simple" xlink:href="https://static.ukrinform.com/photos/2017_11/thumb_files/630_360_1512071662-2314.jpg" text:style-name="Internet_20_link" text:visited-style-name="Visited_20_Internet_20_Link">
630_360_15120...</text:a>
']</text:p>
      <text:p text:style-name="P4">
Tags: ['Освіта', 'Вступна кампанія', 'Абітурієнти', 'Мультипредметний тест']</text:p>
      <text:p text:style-name="P4">
Type: Article</text:p>
      <!--METADATA-->
      <text:p text:style-name="P4">
<draw:frame draw:style-name="fr1" draw:name="Image114" text:anchor-type="as-char" svg:width="6.9236in" svg:height="3.956343in" draw:z-index="0">
<draw:image xlink:href="../Images/yкринформ/2023-06-25T13-27-00-03-00/630_360_1512071662-2314.jpg" xlink:type="simple" xlink:show="embed" xlink:actuate="onLoad" draw:mime-type="image/jpeg"/>
</draw:frame>
By June 28, the results of the main session will appear in the personal offices of the participants of the national multi -part test.</text:p>
      <text:p text:style-name="P4">
According to Ukrinform, it reports <text:a xlink:type="simple" xlink:href="https://testportal.gov.ua/yak-i-de-diznatysya-rezultaty-osnovnoyi-sesiyi-nmt/" text:style-name="Internet_20_link" text:visited-style-name="Visited_20_Internet_20_Link">
Ukrainian Center for Quality Assessment Education</text:a>
.</text:p>
      <text:p text:style-name="P4">
"In a few days in the personal offices of the participants will be an information about the results of the main session of the NMT on a scale of 100-200 points," -is in the message.</text:p>
      <text:p text:style-name="P4">
In the UCEA, it is reported that a separate stage, during which processed, re -examined and analyzed in detail all the answers provided by all participants of each testing union are completed.</text:p>
      <text:p text:style-name="P4">
“In a few days / until June 28, 2023, official results will be publicized in the personal offices of the participants. We draw the attention of the participants to the same thing that you need to check the Result tab, - the message said.</text:p>
      <text:p text:style-name="P4">
In addition, it will have an information card formation option, which is an capacity for <text:a xlink:type="simple" xlink:href="https://www.ukrinform.ua/tag-vstupna-kampania" text:style-name="Internet_20_link" text:visited-style-name="Visited_20_Internet_20_Link">
introduction</text:a>
Persacles of higher education of Ukraine.</text:p>
      <text:p text:style-name="P4">
<text:span text:style-name="T4">
 Read also: </text:span>
 [An additional registration has been resolved for participation in the national multi -compartment test(https://www.ukrinform.ua/rubric-society/3718396-na-ucast-u-nacionalnomu-multipredmetnomu-testi-rozpocalasa-dodatkova-reestracia.html)If the NMT participant needs to submit the original document to the foreign institution, after the official announcement of the results, he will be able to order the extract of the knowledge of the NMT.</text:p>
      <text:p text:style-name="P4">
As reported by Ukrinform, the main session of the national muscle test began on June 5(Nmt)which lasted until June 23. 284 thousand entrants were unheated. The additional session of the NMT will be held on July 11-24.</text:p>
      <text:p text:style-name="P4">
News Source: <text:a xlink:type="simple" xlink:href="https://www.ukrinform.ua/rubric-society/3727482-do-28-cervna-v-personalnih-kabinetah-ucasnikiv-nmt-zavlatsa-rezultati-osnovnoi-sesii.html" text:style-name="Internet_20_link" text:visited-style-name="Visited_20_Internet_20_Link">
https://www.ukrinform.ua/rubric-society/3727482-do-28-cervna-v-personalnih-kabinetah-ucasnikiv-nmt-zavlatsa-rezultati-osnovnoi-sesii.html</text:a>
</text:p>
      <!--NEWS-->
      <text:h text:style-name="P10" text:outline-level="1">
<text:span text:style-name="T4">
The enemy in a day 16 times fired at Sumy region - damaged houses and a wounded person</text:span>
</text:h>
      <text:p text:style-name="P4">
Authors: Ukrinform (Person)</text:p>
      <text:p text:style-name="P4">
Publisher: Укринформ (Organization)</text:p>
      <text:p text:style-name="P4">
Published Time: 2023-06-25T13:33:00+03:00</text:p>
      <text:p text:style-name="P4">
Modified Time: 2023-06-25T22:33:00+03:00</text:p>
      <text:p text:style-name="P4">
Description: Russian troops fired at the Sumy region 16 times 16 times, as a result of shelling, houses were damaged and a civilian was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115" text:anchor-type="as-char" svg:width="6.9236in" svg:height="3.956343in" draw:z-index="0">
<draw:image xlink:href="../Images/yкринформ/2023-06-25T13-33-00-03-00/630_360_1669987737-966.jpg" xlink:type="simple" xlink:show="embed" xlink:actuate="onLoad" draw:mime-type="image/jpeg"/>
</draw:frame>
Ruskivska fired at the Sumy region 16 times 16 times, houses were damaged and a civilian was injured.</text:p>
      <text:p text:style-name="P4">
According to Ukrinform, the Sumy Regional Military Administration reports in <text:a xlink:type="simple" xlink:href="https://t.me/Sumy_news_ODA/17302" text:style-name="Internet_20_link" text:visited-style-name="Visited_20_Internet_20_Link">
telegram</text:a>
.</text:p>
      <text:p text:style-name="P4">
“During the day, the Russians carried out 16 border shelling. 76 blades were recorded. <text:a xlink:type="simple" xlink:href="https://www.ukrinform.ua/tag-obstril" text:style-name="Internet_20_link" text:visited-style-name="Visited_20_Internet_20_Link">
Shelling</text:a>
Valimiropilsk, Krasnopil, Yunakovskaya, Shaliginsk and Novoslobidskagranade, ”the message reads.</text:p>
      <text:p text:style-name="P4">
The Novoslobid community was fired at the mortar, one explosion was recorded.</text:p>
      <text:p text:style-name="P4">
The Bilopol community Russian troops fired at mortars(16 donations were recorded)and artillery(6 explosions).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The Krasnopil community was fired by the Russians from mortars, releasing 7 mines. One of the shelling was burned with dry grass.</text:p>
      <text:p text:style-name="P4">
The aggressor dropped 10 mins on the Yunak community.</text:p>
      <text:p text:style-name="P4">
As reported <text:a xlink:type="simple" xlink:href="https://www.ukrinform.ua/rubric-ato/3727580-zsu-za-dobu-vrazili-tri-artpidrozdili-punkt-upravlinna-ta-sklad-boepripasiv-rosian.html" text:style-name="Internet_20_link" text:visited-style-name="Visited_20_Internet_20_Link">
Ukrinform</text:a>
, Russians last day in the area of the settlement of the Rodionivkasum region made an unsuccessful attempt to penetrate a sabotage and intelligence group through the State Border of Ukraine.</text:p>
      <text:p text:style-name="P4">
News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The relatives of killed in Berdyansk guys invaders interrogate and search</text:span>
</text:h>
      <text:p text:style-name="P4">
Authors: Ukrinform (Person)</text:p>
      <text:p text:style-name="P4">
Publisher: Укринформ (Organization)</text:p>
      <text:p text:style-name="P4">
Published Time: 2023-06-25T13:42:00+03:00</text:p>
      <text:p text:style-name="P4">
Modified Time: 2023-06-25T13:42:00+03:00</text:p>
      <text:p text:style-name="P4">
Description: The organization "Media Initiative for Human Rights" (MIPP) will conduct a detailed investigation into the circumstances of the murder of two teenagers, Tigran Oghannisyan and Nikita Kanganov, which was made by the invaders in Berdyansk.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Бердянськ', 'Діти', 'Окупація', 'Правозахисники', 'Російські військові', 'Вбивство', 'Запоріжжя', 'Дмитро Лубінець']</text:p>
      <text:p text:style-name="P4">
Type: Article</text:p>
      <!--METADATA-->
      <text:p text:style-name="P4">
<draw:frame draw:style-name="fr1" draw:name="Image116" text:anchor-type="as-char" svg:width="6.9236in" svg:height="3.956343in" draw:z-index="0">
<draw:image xlink:href="../Images/yкринформ/2023-06-25T13-42-00-03-00/630_360_1668461240-442.jpg" xlink:type="simple" xlink:show="embed" xlink:actuate="onLoad" draw:mime-type="image/jpeg"/>
</draw:frame>
Human Rights Initiative Organization(Mplex)will conduct a own investigation into the circumstances of the murder of two teenagers, Tigran Oghannisyan Khanganov, who was committed by invaders in Berdyansk.</text:p>
      <text:p text:style-name="P4">
About it in <text:a xlink:type="simple" xlink:href="https://www.facebook.com/100000664945046/posts/pfbid0zjmsmCFzk3L9XMkda8SwPHvD4PxfT5WMwmrQCWWnHwFGNrZSqUSaGT4EsJLKfX2Bl/" text:style-name="Internet_20_link" text:visited-style-name="Visited_20_Internet_20_Link">
Facebook</text:a>
The coordinator of MIPP Olga Reshetilov reported.</text:p>
      <text:p text:style-name="P4">
According to her, "there are a few facts that need to be known and now clear that the killers of the boys do not avoid punishment." In particular, for a few days, the boys came an occupying investigator with an armed escort, but teenagers got to escape.</text:p>
      <text:p text:style-name="P4">
Half an hour before the occupation investigator's call that the guys were killed, Tigran's mother talked to him.</text:p>
      <text:p text:style-name="P4">
"Tigran was calm, said they were walking with Nikita and thinking how to celebrate Nikita's birth. Nikita was 17 years old today, ”the coordinator wrote.</text:p>
      <text:p text:style-name="P4">
<text:span text:style-name="T4">
 Read also: </text:span>
 <text:a xlink:type="simple" xlink:href="https://www.ukrinform.ua/rubric-regions/3726841-zagarbniki-posilili-filtraciu-i-ne-vipuskaut-ludej-z-okupovanoi-castini-zaporizkoi-oblasti.html" text:style-name="Internet_20_link" text:visited-style-name="Visited_20_Internet_20_Link">
invaders have intensified filtration and do not release people of the sleeped part of the Zaporozhye region</text:a>
She added that there are many differences in facts, time, clothing in MIPP. Parents have not seen the bodies of the boys. Instead, relatives of yesterday will be interrogated and searched.</text:p>
      <text:p text:style-name="P4">
“This gives reason to call into question the basic version of the slug on the attack on" police ". At least Tigran and Nikita's parents believe that all this time, a suicide video is a staging to kill the boys, ”Reshetilova said.</text:p>
      <text:p text:style-name="P4">
According to her, the Ukrainian investigative bodies have initiated criminal proceedings with the assassination of children. MIPP cooperates with the investigation and provides all the information available to them.</text:p>
      <text:p text:style-name="P4">
The Verkhovna Rada Commissioner for Human Rights Dmitry Lubinets stated that Russia was punished for murder for the pro -Ukrainian position of Tigran Oghannisyana Khanganov.</text:p>
      <text:p text:style-name="P4">
“The face of the Russian side is the face of the killer and the terrorist!In the temporary -occupied Berdyansk invaders killed two minor guys for their non -Ukrainian position. On May 25, two boys of 2006 born, Tigranogannisyan and Nikita Khanganov, came into battle with the invaders. It is known that they have reduced the military and a collaborator-police. After the fireworks, they declared the "liquidation" of the guys ", - Lubinets wrote in <text:a xlink:type="simple" xlink:href="https://t.me/dmytro_lubinetzs/2789" text:style-name="Internet_20_link" text:visited-style-name="Visited_20_Internet_20_Link">
telegram</text:a>
 .</text:p>
      <text:p text:style-name="P4">
At the same time, on May 24 this year, teenagers were charged with an investigative committee of the Russian Federation of alleged preparation of diversion on the railway.</text:p>
      <text:p text:style-name="P4">
As it was reported, in the occupied Berdyansk invaders declared ["liquidation of two pro -Ukrainian terrorists"]](https://www.ukrinform.ua/rubric-ato/3727376-zagarbniki-kazut-so-vbili-u-berdansku-dvoh-proukrainskih-teroristiv.html). One of them is 16-year-old Tigran Ogannisyan. Miple notes that the other is killed - Nikita Khanganov.</text:p>
      <text:p text:style-name="P4">
<text:span text:style-name="T4">
 Read also: </text:span>
 [in Melitopol the occupiers staged a graduation under mucousmatops(https://www.ukrinform.ua/rubric-ato/3726696-u-melitopoli-okupanti-vlastuvali-vipusknij-pid-dulami-avtomativ.html)The network publishes the last <text:a xlink:type="simple" xlink:href="https://t.me/berdmisk/3519" text:style-name="Internet_20_link" text:visited-style-name="Visited_20_Internet_20_Link">
video</text:a>
recorded by Tigran. On it the guy says, "All, it's death, a guy. Farewell. Glory to Ukraine". Then the recording breaks.</text:p>
      <text:p text:style-name="P4">
Tigran Ogannisian <text:a xlink:type="simple" xlink:href="https://www.ukrinform.ua/tag-rosijski-vijskovi" text:style-name="Internet_20_link" text:visited-style-name="Visited_20_Internet_20_Link">
invaders</text:a>
They were stolen in September 2022. He was accused of terrorism with another teenager, Nikita Khanganov. They were threatened with 20 years.</text:p>
      <text:p text:style-name="P4">
European Parliament in June this year <text:a xlink:type="simple" xlink:href="https://www.ukrinform.ua/rubric-society/3723244-evroparlament-zasudiv-torturi-ta-kriminalne-peresliduvanna-rosieu-ukrainskih-pidlitkiv.html" text:style-name="Internet_20_link" text:visited-style-name="Visited_20_Internet_20_Link">
required</text:a>
From the Russian authorities to stop the process of counter -killing and allow them to leave Ukraine -controlled territory.</text:p>
      <text:p text:style-name="P4">
At the end of May, the human rights activists of the organization "Media Initiative for Human Rights" provided a public publicity. According to them, the Tigranapyat days were severely questioned, beaten and tortured by electric current. Learning was demanded to confess to the preparation of diversion at the Melitopol Grurry.</text:p>
      <text:p text:style-name="P4">
News Source: <text:a xlink:type="simple" xlink:href="https://www.ukrinform.ua/rubric-regions/3727487-rodiciv-ubitih-u-berdansku-hlopciv-zagarbniki-dopituut-ta-obsukuut.html" text:style-name="Internet_20_link" text:visited-style-name="Visited_20_Internet_20_Link">
https://www.ukrinform.ua/rubric-regions/3727487-rodiciv-ubitih-u-berdansku-hlopciv-zagarbniki-dopituut-ta-obsukuut.html</text:a>
</text:p>
      <!--NEWS-->
      <text:h text:style-name="P10" text:outline-level="1">
<text:span text:style-name="T4">
Russians in occupied Zaporizhzhia rush Ukrainian documents on checkpoints</text:span>
</text:h>
      <text:p text:style-name="P4">
Authors: Ukrinform (Person)</text:p>
      <text:p text:style-name="P4">
Publisher: Укринформ (Organization)</text:p>
      <text:p text:style-name="P4">
Published Time: 2023-06-25T13:44:00+03:00</text:p>
      <text:p text:style-name="P4">
Modified Time: 2023-06-25T13:44:00+03:00</text:p>
      <text:p text:style-name="P4">
Description: In the temporarily seized territory of the Zaporizhzhya region, the occupiers tear Ukrainian documents at checkpoints and impose Russian citizenship.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Паспорт', 'Федоров', 'Запоріжжя', 'Війна з Росією']</text:p>
      <text:p text:style-name="P4">
Type: Article</text:p>
      <!--METADATA-->
      <text:p text:style-name="P4">
<draw:frame draw:style-name="fr1" draw:name="Image117" text:anchor-type="as-char" svg:width="6.9236in" svg:height="3.956343in" draw:z-index="0">
<draw:image xlink:href="../Images/yкринформ/2023-06-25T13-44-00-03-00/630_360_1668461240-442.jpg" xlink:type="simple" xlink:show="embed" xlink:actuate="onLoad" draw:mime-type="image/jpeg"/>
</draw:frame>
The occupied territory of the Zaporizhzhya region, the occupiers are torn by Ukrainian ones at checkpoints and impose Russian citizenship.</text:p>
      <text:p text:style-name="P4">
This was reported in the telegram by the mayor of Melitopol Ivan Fedorov, reports <text:a xlink:type="simple" xlink:href="https://t.me/ivan_fedorov_melitopol/2353" text:style-name="Internet_20_link" text:visited-style-name="Visited_20_Internet_20_Link">
Ukrinform</text:a>
.</text:p>
      <text:p text:style-name="P4">
"The occupiers are increasingly pressed on people to impose Russian citizenship: without <text:a xlink:type="simple" xlink:href="https://www.ukrinform.ua/tag-pasport" text:style-name="Internet_20_link" text:visited-style-name="Visited_20_Internet_20_Link">
passport</text:a>
The Russian Federation can no longer withdraw social benefits and medical care. Zviri occupiers are giving Ukrainian documents on checkpoints. People who give up their passport intimidate the deportation and spinning of all property, "he wrote.</text:p>
      <text:p text:style-name="P4">
Fedorov added that people were given Rospasports made in February 2023. That is, they were not made not on need, but for the fact that they were imposed by any methods by any methods, the mayor said.</text:p>
      <text:p text:style-name="P4">
As it was reported, in the captured territories of the Zaporizhzhya region children of the special camps are forced to write letters to Russian invaders.</text:p>
      <text:p text:style-name="P4">
<text:span text:style-name="T4">
 Read also: </text:span>
 <text:a xlink:type="simple" xlink:href="https://www.ukrinform.ua/rubric-regions/3726841-zagarbniki-posilili-filtraciu-i-ne-vipuskaut-ludej-z-okupovanoi-castini-zaporizkoi-oblasti.html" text:style-name="Internet_20_link" text:visited-style-name="Visited_20_Internet_20_Link">
invaders have intensified filtration and do not release people of the sleeped part of the Zaporozhye region</text:a>
In particular, children rewrite the prepared text from the sample under the supervision of Russian teachers, who were brought to the region the day before. All this is filmed by propagandists. Parents who are trying to protect their children and refuse to give them to the “rest camps”, fine or threaten to deprive parental law.</text:p>
      <text:p text:style-name="P4">
News Source: <text:a xlink:type="simple" xlink:href="https://www.ukrinform.ua/rubric-ato/3727490-rosiani-na-okupovanomu-zaporizzi-rvut-ukrainski-dokumenti-na-blokpostah.html" text:style-name="Internet_20_link" text:visited-style-name="Visited_20_Internet_20_Link">
https://www.ukrinform.ua/rubric-ato/3727490-rosiani-na-okupovanomu-zaporizzi-rvut-ukrainski-dokumenti-na-blokpostah.html</text:a>
</text:p>
      <!--NEWS-->
      <text:h text:style-name="P10" text:outline-level="1">
<text:span text:style-name="T4">
In May, it was possible to confirm being held in captivity hundreds of missing persons - ICCH</text:span>
</text:h>
      <text:p text:style-name="P4">
Authors: Ukrinform (Person)</text:p>
      <text:p text:style-name="P4">
Publisher: Укринформ (Organization)</text:p>
      <text:p text:style-name="P4">
Published Time: 2023-06-25T13:51:00+03:00</text:p>
      <text:p text:style-name="P4">
Modified Time: 2023-06-25T13:51:00+03:00</text:p>
      <text:p text:style-name="P4">
Description: Last month, the International Committee of the Red Cross managed to confirm the stay of hundreds of missing Ukrainians. - Ukrinform.</text:p>
      <text:p text:style-name="P4">
Images: ['<text:a xlink:type="simple" xlink:href="https://static.ukrinform.com/photos/2018_02/thumb_files/630_360_1518624641-6690.jpeg" text:style-name="Internet_20_link" text:visited-style-name="Visited_20_Internet_20_Link">
630_360_15186...</text:a>
']</text:p>
      <text:p text:style-name="P4">
Tags: ['МКЧХ', 'ЗСУ', 'Полонені', 'Зниклі безвісти', 'Війна з Росією']</text:p>
      <text:p text:style-name="P4">
Type: Article</text:p>
      <!--METADATA-->
      <text:p text:style-name="P4">
<draw:frame draw:style-name="fr1" draw:name="Image118" text:anchor-type="as-char" svg:width="6.9236in" svg:height="3.956343in" draw:z-index="0">
<draw:image xlink:href="../Images/yкринформ/2023-06-25T13-51-00-03-00/630_360_1518624641-6690.jpeg" xlink:type="simple" xlink:show="embed" xlink:actuate="onLoad" draw:mime-type="image/jpeg"/>
</draw:frame>
Last novelt by the International Committee of the Red Cross, it was possible to confirm the stay of the captivity of hundreds of missing Ukrainians.</text:p>
      <text:p text:style-name="P4">
About it in an interview <text:a xlink:type="simple" xlink:href="https://tyzhden.ua/my-nikoly-ne-budemo-dobyvatysia-pokarannia-rechnyk-delehatsii-mkchkh-v-ukraini-oleksandr-vlasenko/" text:style-name="Internet_20_link" text:visited-style-name="Visited_20_Internet_20_Link">
week</text:a>
said a spokesman for the International Committee of the Red Cross in Ukraine Vlasenko, Ukrinform reports.</text:p>
      <text:p text:style-name="P4">
“We have recently, in about mid -May, there was a large number of messages for the missing relatives, because we received confirmation <text:a xlink:type="simple" xlink:href="https://www.ukrinform.ua/tag-poloneni" text:style-name="Internet_20_link" text:visited-style-name="Visited_20_Internet_20_Link">
captivity</text:a>
their relatives and their place of maintenance. Hundreds of missing reports have been received during those two or three-three, ”Vlasenko said.</text:p>
      <text:p text:style-name="P4">
The spokesman noted that this information came from the Russian National Inform Bureau.</text:p>
      <text:p text:style-name="P4">
Vlasenko explained that only after confirming the status of a prisoner of war, will it require access to a person, but there is no means of coercion.</text:p>
      <text:p text:style-name="P4">
<text:span text:style-name="T4">
 Read also: </text:span>
 [Ombudsman calls UN and <text:span text:style-name="T4">
 MKCH </text:span>
 to interve(https://www.ukrinform.ua/rubric-crimea/3725707-ombudsmen-zaklikae-oon-i-mkch-vtrutitisa-u-situaciu-z-brankou-kremla-danilovic.html)He explained that the missing person would be considered to be as long as the ICCH was not supported by the Russian Federation that the person was in captivity.</text:p>
      <text:p text:style-name="P4">
“Even if the person who opens the case was seen yesterday by the missing telegram channel, this is not a confirmation for us. We cannot be preserved that this is not a video position, and we must receive from the official organ that a person is really in the place. In this case, we can tell the relatives who have found this person, ”Vlasenko added.</text:p>
      <text:p text:style-name="P4">
The ICCH spokesman summed up that only after confirming the status of a person "a better mechanism is turned on when we require access to that person."</text:p>
      <text:p text:style-name="P4">
*!(https://www.ukrinform.ua/rubric-ato/3722546-u-koordstabi-rozpovili-aki-dani-moze-nadati-mkch-ridnim-ukrainskih-polonenih.html)As reported by Ukrinform, <text:a xlink:type="simple" xlink:href="https://www.ukrinform.ua/rubric-society/3726391-gromadski-organizacii-narahuvali-ponad-10-tisac-ukrainskih-vijskovopolonenih-u-vaznicah-rf.html" text:style-name="Internet_20_link" text:visited-style-name="Visited_20_Internet_20_Link">
NGOs calculated</text:a>
More than 10,000 Ukrainian prisoners of war in the prisons of the Russian Federation.</text:p>
      <text:p text:style-name="P4">
News Source: <text:a xlink:type="simple" xlink:href="https://www.ukrinform.ua/rubric-ato/3727493-u-travni-vdalosa-pidtverditi-perebuvanna-u-poloni-soten-zniklih-bezvisti-mkch.html" text:style-name="Internet_20_link" text:visited-style-name="Visited_20_Internet_20_Link">
https://www.ukrinform.ua/rubric-ato/3727493-u-travni-vdalosa-pidtverditi-perebuvanna-u-poloni-soten-zniklih-bezvisti-mkch.html</text:a>
</text:p>
      <!--NEWS-->
      <text:h text:style-name="P10" text:outline-level="1">
<text:span text:style-name="T4">
In Kremenchug, a young man "under drugs" knocked down two people at a pedestrian crossing</text:span>
</text:h>
      <text:p text:style-name="P4">
Authors: Ukrinform (Person)</text:p>
      <text:p text:style-name="P4">
Publisher: Укринформ (Organization)</text:p>
      <text:p text:style-name="P4">
Published Time: 2023-06-25T13:52:00+03:00</text:p>
      <text:p text:style-name="P4">
Modified Time: 2023-06-25T13:52:00+03:00</text:p>
      <text:p text:style-name="P4">
Description: In Kremenchug, Poltava region, a driver in a state of narcotic intoxication was knocked down to death by 15 and 21-year-old boys. - Ukrinform.</text:p>
      <text:p text:style-name="P4">
Images: ['<text:a xlink:type="simple" xlink:href="https://static.ukrinform.com/photos/2023_06/thumb_files/630_360_1687690260-970.jpg" text:style-name="Internet_20_link" text:visited-style-name="Visited_20_Internet_20_Link">
630_360_16876...</text:a>
']</text:p>
      <text:p text:style-name="P4">
Tags: ['ДТП', 'Наркотики', 'Кременчук', 'Вбивство']</text:p>
      <text:p text:style-name="P4">
Type: Article</text:p>
      <!--METADATA-->
      <text:p text:style-name="P4">
<draw:frame draw:style-name="fr1" draw:name="Image119" text:anchor-type="as-char" svg:width="6.9236in" svg:height="3.956343in" draw:z-index="0">
<draw:image xlink:href="../Images/yкринформ/2023-06-25T13-52-00-03-00/630_360_1687690260-970.jpg" xlink:type="simple" xlink:show="embed" xlink:actuate="onLoad" draw:mime-type="image/jpeg"/>
</draw:frame>
Ukremenchuk, Poltava region, driver in a state of narcotic intoxication killed 15 and 21-year-old boys.</text:p>
      <text:p text:style-name="P4">
This was reported <text:a xlink:type="simple" xlink:href="https://pl.npu.gov.ua/news/slidchi-politsii-poltavshchyny-vstanovliuiut-obstavyny-dtp-v-iakii-zahynulo-dvoie-liudei" text:style-name="Internet_20_link" text:visited-style-name="Visited_20_Internet_20_Link">
Main Directorate of the National Police of the Poltava Region</text:a>
, reports Ukrinform.</text:p>
      <text:p text:style-name="P4">
It is noted that on June 24, around 21:50 occurred <text:a xlink:type="simple" xlink:href="https://www.ukrinform.ua/tag-dtp" text:style-name="Internet_20_link" text:visited-style-name="Visited_20_Internet_20_Link">
accident</text:a>
On Republican Street in Kremenchug.</text:p>
      <text:p text:style-name="P4">
“According to the preliminary version of the investigation, the driver of the Audi car, born in 2003, made a pedestrian moving on an unregulated pedestrian crossing. As a result of an accident, men of 2000 and 2008 have killed an adventure land, ”the post reads.</text:p>
      <text:p text:style-name="P4">
According to the preliminary opinion of the doctors, the driver was in a state of narcotics.</text:p>
      <text:p text:style-name="P4">
The driver of the car was detained in accordance with Article 208 of the Criminal Procedure Code of Ukraine. Police investigators identify the causes and circumstances of the event.</text:p>
      <text:p text:style-name="P4">
Police opened criminal proceedings.</text:p>
      <text:p text:style-name="P4">
<text:span text:style-name="T4">
 Read also: </text:span>
 [in Bucha has happened <text:span text:style-name="T4">
 accident </text:span>
, a pregnant woman Identy baby was injured]](https://www.ukrinform.ua/rubric-regions/3725682-u-buci-stalasa-dtp-postrazdali-vagitna-zinka-i-dvoricna-ditina.html)As <text:a xlink:type="simple" xlink:href="https://www.ukrinform.ua/rubric-regions/3727472-na-kirovogradsini-vnaslidok-dtp-za-ucastu-netverezogo-policejskogo-zaginuli-troe-divcat.html" text:style-name="Internet_20_link" text:visited-style-name="Visited_20_Internet_20_Link">
reported</text:a>
, in the Kirovograd region, three 17-year-old girls were killed in a road accident as a result of a traffic accident, and three more people were killed.</text:p>
      <text:p text:style-name="P4">
<text:span text:style-name="T5">
Foto: pl.npu.gov.ua</text:span>
</text:p>
      <text:p text:style-name="P4">
News Source: <text:a xlink:type="simple" xlink:href="https://www.ukrinform.ua/rubric-regions/3727491-u-kremencuci-unak-pid-narkotikami-zbiv-na-smert-dvoh-ludej-na-pisohidnomu-perehodi.html" text:style-name="Internet_20_link" text:visited-style-name="Visited_20_Internet_20_Link">
https://www.ukrinform.ua/rubric-regions/3727491-u-kremencuci-unak-pid-narkotikami-zbiv-na-smert-dvoh-ludej-na-pisohidnomu-perehod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25T14:09:00+03:00</text:p>
      <text:p text:style-name="P4">
Modified Time: 2023-06-25T14:09: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2" text:anchor-type="as-char" svg:width="6.9236in" svg:height="3.956343in" draw:z-index="0">
<draw:image xlink:href="../Images/yкринформ/2023-06-25T14-09-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23" text:anchor-type="as-char" svg:width="6.9236in" svg:height="6.9236in" draw:z-index="0">
<draw:image xlink:href="../Images/yкринформ/2023-06-25T14-09-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24" text:anchor-type="as-char" svg:width="6.9236in" svg:height="6.9236in" draw:z-index="0">
<draw:image xlink:href="../Images/yкринформ/2023-06-25T14-09-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25" text:anchor-type="as-char" svg:width="6.9236in" svg:height="6.9236in" draw:z-index="0">
<draw:image xlink:href="../Images/yкринформ/2023-06-25T14-09-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26" text:anchor-type="as-char" svg:width="6.9236in" svg:height="6.9236in" draw:z-index="0">
<draw:image xlink:href="../Images/yкринформ/2023-06-25T14-09-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How to safely return to housing after flooding - tips of Ministry of Reintegration</text:span>
</text:h>
      <text:p text:style-name="P4">
Authors: Ukrinform (Person)</text:p>
      <text:p text:style-name="P4">
Publisher: Укринформ (Organization)</text:p>
      <text:p text:style-name="P4">
Published Time: 2023-06-25T14:20:00+03:00</text:p>
      <text:p text:style-name="P4">
Modified Time: 2023-06-25T14:20:00+03:00</text:p>
      <text:p text:style-name="P4">
Description: The Ministry of Reintegration of the Temporarily Occupied Territories of Ukraine gave advice on how to safely return to the housing that was submitted. - Ukrinform.</text:p>
      <text:p text:style-name="P4">
Images: ['<text:a xlink:type="simple" xlink:href="https://static.ukrinform.com/photos/2023_06/thumb_files/630_360_1686056975-847.jpg" text:style-name="Internet_20_link" text:visited-style-name="Visited_20_Internet_20_Link">
630_360_16860...</text:a>
']</text:p>
      <text:p text:style-name="P4">
Tags: ['Житло', 'Каховська ГЕС', 'Мінреінтеграції', 'Затоплення']</text:p>
      <text:p text:style-name="P4">
Type: Article</text:p>
      <!--METADATA-->
      <text:p text:style-name="P4">
<draw:frame draw:style-name="fr1" draw:name="Image127" text:anchor-type="as-char" svg:width="6.9236in" svg:height="3.956343in" draw:z-index="0">
<draw:image xlink:href="../Images/yкринформ/2023-06-25T14-20-00-03-00/630_360_1686056975-847.jpg" xlink:type="simple" xlink:show="embed" xlink:actuate="onLoad" draw:mime-type="image/jpeg"/>
</draw:frame>
Under the reintegration of the temporarily occupied territories of Ukraine gave how it is safe to return to the housing that has undergone flooding.</text:p>
      <text:p text:style-name="P4">
According to Ukrinform, the Ministry of Reintegration reports in <text:a xlink:type="simple" xlink:href="https://t.me/minre_ua/3631" text:style-name="Internet_20_link" text:visited-style-name="Visited_20_Internet_20_Link">
telegram</text:a>
.</text:p>
      <text:p text:style-name="P4">
Currently, the settlements of the Kherson and Mykolaiv regions are conducting works to eliminate the consequences of the blast by Russia of the Kakhovka hydroelectric power station. In some areas, residents are already returning to their <text:a xlink:type="simple" xlink:href="https://www.ukrinform.ua/tag-zitlo" text:style-name="Internet_20_link" text:visited-style-name="Visited_20_Internet_20_Link">
homes</text:a>
.</text:p>
      <text:p text:style-name="P4">
Втім, наголошують у Мінреінтеграції, повернувшись у житло, яке перебувало упідтопленому стані, необхідно дотримуватися певних порад.</text:p>
      <text:p text:style-name="P4">
Перед тим, як заходити до помешкання, слід оцінити його зовнішню цілісність.Особливо несучі конструкції й стіни. Переконатися, що вони не деформованіводою та безпечні. Пересуваючись помешканням потрібно зважати на отвори впідлозі, розбите скло тощо.</text:p>
      <text:p text:style-name="P4">
"Всередині приміщення будьте максимально уважними. Не чіпайте електричніщитки, вимикачі, розетки, якщо вони не були добре просушені, очищені тапопередньо перевірені спеціалістами. У разі увімкнення вони можуть уразитиелектричним струмом або спричинити пожежу. Це ж стосується й електричнихприладів, які залишалися у підтопленій оселі", - підкреслили уМінреінтеграції.</text:p>
      <text:p text:style-name="P4">
<text:span text:style-name="T4">
Читайте також:</text:span>
 <text:a xlink:type="simple" xlink:href="https://www.ukrinform.ua/rubric-regions/3725019-ak-otrimati-viplati-postrazdalim-vid-pidtoplen-rozasnenna-minreintegracii.html" text:style-name="Internet_20_link" text:visited-style-name="Visited_20_Internet_20_Link">
 Як постраждалим від підтоплень отримати виплати –роз’яснення <text:span text:style-name="T4">
Мінреінтеграції</text:span>
 </text:a>
You can only return with children to clean, well -dried and safe home.</text:p>
      <text:p text:style-name="P4">
"Remember: to return to the homes that were in the flood area, it is possible with the permission of local authorities and emergency response services," the utilityintegration said.</text:p>
      <text:p text:style-name="P4">
As reported by Ukrinform, on the night against June 6 <text:a xlink:type="simple" xlink:href="https://www.ukrinform.ua/rubric-other_news/3723441-pidriv-rosianami-kahovskoi-ges-usi-novini.html" text:style-name="Internet_20_link" text:visited-style-name="Visited_20_Internet_20_Link">
Russian army undermined</text:a>
The dam of Kakhovka hydroelectric power plants, causing flooding of the Kherson and Mykolaiv regions and at the same time - critical grinding of the water reservoir.</text:p>
      <text:p text:style-name="P4">
As of June 25, on the Right Bank of Kherson region <text:a xlink:type="simple" xlink:href="https://www.ukrinform.ua/rubric-regions/3727430-na-pravoberezzi-hersonsini-zalisautsa-pidtoplenimi-dva-naseleni-punkti.html" text:style-name="Internet_20_link" text:visited-style-name="Visited_20_Internet_20_Link">
remain flooded</text:a>
Two settlements.</text:p>
      <text:p text:style-name="P4">
News Source: <text:a xlink:type="simple" xlink:href="https://www.ukrinform.ua/rubric-regions/3727496-ak-bezpecno-povertatis-u-zitlo-pisla-pidtoplenna-poradi-minreintegracii.html" text:style-name="Internet_20_link" text:visited-style-name="Visited_20_Internet_20_Link">
https://www.ukrinform.ua/rubric-regions/3727496-ak-bezpecno-povertatis-u-zitlo-pisla-pidtoplenna-poradi-minreintegracii.html</text:a>
</text:p>
      <!--NEWS-->
      <text:h text:style-name="P10" text:outline-level="1">
<text:span text:style-name="T4">
US Intelligence knew that Prigogine was preparing a rebellion - CNN</text:span>
</text:h>
      <text:p text:style-name="P4">
Authors: Ukrinform (Person)</text:p>
      <text:p text:style-name="P4">
Publisher: Укринформ (Organization)</text:p>
      <text:p text:style-name="P4">
Published Time: 2023-06-25T14:37:23+03:00</text:p>
      <text:p text:style-name="P4">
Modified Time: 2023-06-25T14:37:23+03:00</text:p>
      <text:p text:style-name="P4">
Description: The US intelligence had information in advance that the leader of the Wagner PEC Yevhen Prigogin plans an armed rebellion against the high -ranking officials of the Russian Defense Ministry. - Ukrinform.</text:p>
      <text:p text:style-name="P4">
Images: ['<text:a xlink:type="simple" xlink:href="https://static.ukrinform.com/photos/2023_06/thumb_files/630_360_1687604995-722.jpg" text:style-name="Internet_20_link" text:visited-style-name="Visited_20_Internet_20_Link">
630_360_16876...</text:a>
']</text:p>
      <text:p text:style-name="P4">
Tags: ['Розвідка', 'США', 'Росія', 'ПВК "Вагнера"', 'Пригожин']</text:p>
      <text:p text:style-name="P4">
Type: Article</text:p>
      <!--METADATA-->
      <text:p text:style-name="P4">
<draw:frame draw:style-name="fr1" draw:name="Image128" text:anchor-type="as-char" svg:width="6.9236in" svg:height="3.956343in" draw:z-index="0">
<draw:image xlink:href="../Images/yкринформ/2023-06-25T14-37-23-03-00/630_360_1687604995-722.jpg" xlink:type="simple" xlink:show="embed" xlink:actuate="onLoad" draw:mime-type="image/jpeg"/>
</draw:frame>
The intelligence was in advance of information that the leader of the Wagner PEC Yevgenprgozhin plans an armed rebellion against the high -ranking officials of the Russian Ministry of Defense.</text:p>
      <text:p text:style-name="P4">
As Ukrinform reports, it reports <text:a xlink:type="simple" xlink:href="http://edition.cnn.com/2023/06/24/politics/us-western-officials-russia-prigozhin-putin" text:style-name="Internet_20_link" text:visited-style-name="Visited_20_Internet_20_Link">
CNN</text:a>
.</text:p>
      <text:p text:style-name="P4">
The American intelligence believes that the head of the private military company "Wagner" Prigogine planned to challenge the Russian military service for a long time, but it was unclear what his end will be, CNN three people familiar with this issue.</text:p>
      <text:p text:style-name="P4">
*!(https://www.ukrinform.ua/rubric-world/3727424-ssa-ne-zafiksuvali-peremisen-adernoi-zbroi-u-rosii-pid-cas-zakolotu-prigozina.html)Intelligence staff informed about the plans of Prigogine Congress leaders at the beginning of this week, in particular about the movement of the Wagner group and the accumulation of equipment near the borders of Russia.</text:p>
      <text:p text:style-name="P4">
In American and Western intelligence, they noticed that Prigogine has accumulated camp weapons, CNN sources say. However, the seriousness of his intentions was difficult to exalt, and, after all, "everything happened very quickly."</text:p>
      <text:p text:style-name="P4">
In intelligence <text:a xlink:type="simple" xlink:href="https://www.ukrinform.ua/tag-ssa" text:style-name="Internet_20_link" text:visited-style-name="Visited_20_Internet_20_Link">
USA</text:a>
They came to the conclusion that a quarterly trigger for Prigogine was the order of the Russian Defense Ministry of June 10 that all "volunteer" formations and mercenaries have to sign the official contracts with the Armed Forces of the Russian Federation.</text:p>
      <text:p text:style-name="P4">
However, it was difficult to understand how seriously the prigge was set up to create a probe with the Russian military and where he would lead his fighters.</text:p>
      <text:p text:style-name="P4">
<text:span text:style-name="T4">
 Read also: </text:span>
 <text:a xlink:type="simple" xlink:href="https://www.ukrinform.ua/rubric-world/3727460-prigozina-mozut-likviduvati-u-bilorusi-cnn.html" text:style-name="Internet_20_link" text:visited-style-name="Visited_20_Internet_20_Link">
<text:span text:style-name="T4">
 Prigogine </text:span>
 And can be eliminated in Belarus - CNN</text:a>
As <text:a xlink:type="simple" xlink:href="https://www.ukrinform.ua/rubric-other_news/3727120-zakolot-prigozina-vse-so-vidomo-na-cej-moment.html" text:style-name="Internet_20_link" text:visited-style-name="Visited_20_Internet_20_Link">
reported</text:a>
, Head of Wagner PEC Yevgeny Prigogin announced Demarsh of the Anti -Russian Military leadership on June 23, in particular against the Minister of Defense Sergiyashah. He took control of Rostov-on-Don and part of the Voronezh region, after which the Wagnerivtsi went to Moscow.</text:p>
      <text:p text:style-name="P4">
News Source: <text:a xlink:type="simple" xlink:href="https://www.ukrinform.ua/rubric-world/3727500-rozvidka-ssa-znala-so-prigozin-gotue-zakolot-cnn.html" text:style-name="Internet_20_link" text:visited-style-name="Visited_20_Internet_20_Link">
https://www.ukrinform.ua/rubric-world/3727500-rozvidka-ssa-znala-so-prigozin-gotue-zakolot-cnn.html</text:a>
</text:p>
      <!--NEWS-->
      <text:h text:style-name="P10" text:outline-level="1">
<text:span text:style-name="T4">
Podolyak about the rebellion of Prigogine: we would like a little other results</text:span>
</text:h>
      <text:p text:style-name="P4">
Authors: Ukrinform (Person)</text:p>
      <text:p text:style-name="P4">
Publisher: Укринформ (Organization)</text:p>
      <text:p text:style-name="P4">
Published Time: 2023-06-25T14:46:00+03:00</text:p>
      <text:p text:style-name="P4">
Modified Time: 2023-06-25T14:46:00+03:00</text:p>
      <text:p text:style-name="P4">
Description: The leader of the Wagner PEC Yevgeny Prigogin showed yesterday's actions that there is no Russia as a strong country with state and power institutions. - Ukrinform.</text:p>
      <text:p text:style-name="P4">
Images: ['<text:a xlink:type="simple" xlink:href="https://static.ukrinform.com/photos/2022_03/thumb_files/630_360_1647521738-527.jpeg" text:style-name="Internet_20_link" text:visited-style-name="Visited_20_Internet_20_Link">
630_360_16475...</text:a>
']</text:p>
      <text:p text:style-name="P4">
Tags: ['Путін', 'Росія', 'ПВК "Вагнера"', 'Пригожин', 'Переворот', 'Офіс Президента', 'Подоляк', 'Єдині новини']</text:p>
      <text:p text:style-name="P4">
Type: Article</text:p>
      <!--METADATA-->
      <text:p text:style-name="P4">
<draw:frame draw:style-name="fr1" draw:name="Image129" text:anchor-type="as-char" svg:width="6.9236in" svg:height="3.956343in" draw:z-index="0">
<draw:image xlink:href="../Images/yкринформ/2023-06-25T14-46-00-03-00/630_360_1647521738-527.jpeg" xlink:type="simple" xlink:show="embed" xlink:actuate="onLoad" draw:mime-type="image/jpeg"/>
</draw:frame>
Wagner's leader Eugene Prigogin showed yesterday's actions that there is no country with state and power institutions.</text:p>
      <text:p text:style-name="P4">
This opinion was expressed by the adviser to the head of the Presidential Office Mikhail Podolyak on the air <text:a xlink:type="simple" xlink:href="https://m.youtube.com/watch" text:style-name="Internet_20_link" text:visited-style-name="Visited_20_Internet_20_Link">
</text:a>
<text:a xlink:type="simple" xlink:href="https://www.youtube.com/watch" text:style-name="Internet_20_link" text:visited-style-name="Visited_20_Internet_20_Link">
Tele scale</text:a>
The only news, Ukrinform reports.</text:p>
      <text:p text:style-name="P4">
“Undoubtedly, we would like a little other results, we would like to be more specific, I can even say, the civil war in Russia, because it was a historic moment. But I think it will be. However, the look, yesterday was a positive enough day, including for Ukraine, for Evropus as a whole, for the democratic world, because we saw the following things: first, Prigogine clearly showed that Russia, which was painted for a long time There is no such country where there are strong state institutions, strong forcefulinstation, ”said <text:a xlink:type="simple" xlink:href="https://www.ukrinform.ua/tag-podolak" text:style-name="Internet_20_link" text:visited-style-name="Visited_20_Internet_20_Link">
Podolyak</text:a>
.</text:p>
      <text:p text:style-name="P4">
Secondly, he said, "we saw absolutely absent Presidential yesterday."</text:p>
      <text:p text:style-name="P4">
“Third - we saw the zeroing of classic myths for Russian citizens yesterday. President Putin goes out and says in the morning - it is a traitor, we will be“ wetting in a sorter ”, as inherent in this vocabulary, then Putin disappears ”: This is not a traitor, it is a hero of Russia and so on,” Podolyak said.</text:p>
      <text:p text:style-name="P4">
<text:span text:style-name="T4">
 Read also: </text:span>
 <text:a xlink:type="simple" xlink:href="https://www.ukrinform.ua/rubric-polytics/3727369-prigozin-pokazav-kremlu-so-monopolii-na-nasilstvo-bilse-nemae-podolak.html" text:style-name="Internet_20_link" text:visited-style-name="Visited_20_Internet_20_Link">
Prigogine showed the Kremlin that there is no monopoly on violence - <text:span text:style-name="T4">
 Podolyak </text:span>
</text:a>
He stressed that Russia was not as a state, and yesterday it was renovated again.</text:p>
      <text:p text:style-name="P4">
He also drew attention to the behavior of the Russians during the events in their country.In addition, he said, yesterday, "it was shown to European elites, where there are still elastic pro -Russian sentiment that Russia is a chaotic country that is already managed by no one."</text:p>
      <text:p text:style-name="P4">
<text:span text:style-name="T4">
 Read also: </text:span>
 [<text:span text:style-name="T4">
 Danilov </text:span>
 called Prigoine's rebellion the first stage(https://www.ukrinform.ua/rubric-polytics/3727477-danilov-nazvav-zakolot-prigozina-persim-etapom-demontazu-putinskoi-sistemi.html)"It seems to me that in yesterday there is a lot of significantly positive, which will have grave consequences for Russia, respectively, and positive trainers for the course of war as such," - said the adviser to the head of the OP.</text:p>
      <text:p text:style-name="P4">
As it was reported, the leader of the Wagner PEC Yevhen Prigogin announced Demarsh against the Russian military leadership, including against the Ministry of Defense Sergei Shoig. He took control of Rostov-on-Don and part of the Okronezh region, after which the Wagnerivtsi went to Moscow.</text:p>
      <text:p text:style-name="P4">
On the evening of June 24, the self -proclaimed President of Belarus Alexander Lukashenko began to negotiate with Putin in agreement with Putin. After this leader, Wagner PEC announced that he was deploying his mercenaries back to the "field camps".</text:p>
      <text:p text:style-name="P4">
News Source: <text:a xlink:type="simple" xlink:href="https://www.ukrinform.ua/rubric-polytics/3727502-podolak-pro-zakolot-prigozina-mi-b-hotili-trohi-insih-rezultativ.html" text:style-name="Internet_20_link" text:visited-style-name="Visited_20_Internet_20_Link">
https://www.ukrinform.ua/rubric-polytics/3727502-podolak-pro-zakolot-prigozina-mi-b-hotili-trohi-insih-rezultativ.html</text:a>
</text:p>
      <!--NEWS-->
      <text:h text:style-name="P10" text:outline-level="1">
<text:span text:style-name="T4">
The enemy fired at the border of Chernihiv and Sumy region</text:span>
</text:h>
      <text:p text:style-name="P4">
Authors: Ukrinform (Person)</text:p>
      <text:p text:style-name="P4">
Publisher: Укринформ (Organization)</text:p>
      <text:p text:style-name="P4">
Published Time: 2023-06-25T14:47:00+03:00</text:p>
      <text:p text:style-name="P4">
Modified Time: 2023-06-25T14:47:00+03:00</text:p>
      <text:p text:style-name="P4">
Description: As of June 25, Russian troops fired at the border areas of Chernihiv and Sumy regions on June 25.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130" text:anchor-type="as-char" svg:width="6.9236in" svg:height="3.956343in" draw:z-index="0">
<draw:image xlink:href="../Images/yкринформ/2023-06-25T14-47-00-03-00/630_360_1667124180-530.jpg" xlink:type="simple" xlink:show="embed" xlink:actuate="onLoad" draw:mime-type="image/jpeg"/>
</draw:frame>
As of 13:00 on June 25, the border territories of Chernihiv and Sumy regions were fired at 13:00.</text:p>
      <text:p text:style-name="P4">
According to Ukrinform, the Operational Command "North" reports in <text:a xlink:type="simple" xlink:href="https://t.me/ok_pivnich1/3486" text:style-name="Internet_20_link" text:visited-style-name="Visited_20_Internet_20_Link">
telegram</text:a>
.</text:p>
      <text:p text:style-name="P4">
In the Chernihiv region invaders <text:a xlink:type="simple" xlink:href="https://www.ukrinform.ua/tag-obstril" text:style-name="Internet_20_link" text:visited-style-name="Visited_20_Internet_20_Link">
fired</text:a>
Two settlements.</text:p>
      <text:p text:style-name="P4">
In particular, from 02:10 to 02:30 there were 5 hits, probably from a 120 mm-mm minute, in the area of Gramyachka.</text:p>
      <text:p text:style-name="P4">
From 10:40 to 10:53 3 hit, probably from a 120 mm-mm mining, in the area of Timonovichi settlement.</text:p>
      <text:p text:style-name="P4">
"There was no information about the loss of the local population or damage to civilian infrastructure," the message reads.</text:p>
      <text:p text:style-name="P4">
In Sumy region, the Russians also fired at two settlements. Thus, from 06:32 to 07: 01, 11 hits were recorded, a mortar, in the area of Maloushin.</text:p>
      <text:p text:style-name="P4">
About 06:46 there were 2 hit, approximately mortar, in the area of the inhabited plaster walk.</text:p>
      <text:p text:style-name="P4">
<text:span text:style-name="T4">
 Read also: </text:span>
 [Russians in the past day <text:span text:style-name="T4">
 shelling </text:span>
 fir three areas(https://www.ukrinform.ua/rubric-regions/3727407-rosiani-za-minulu-dobu-obstrilali-tri-rajoni-harkivsini.html)"The loss of civilian infrastructure in the local population is specified," the statement said.</text:p>
      <text:p text:style-name="P4">
As reported by Ukrinform, last night and in the morning Russian invaders fired at the Sumy region.</text:p>
      <text:p text:style-name="P4">
News Source: <text:a xlink:type="simple" xlink:href="https://www.ukrinform.ua/rubric-ato/3727503-vorog-obstrilav-prikordonna-cernigivsini-i-sumsini.html" text:style-name="Internet_20_link" text:visited-style-name="Visited_20_Internet_20_Link">
https://www.ukrinform.ua/rubric-ato/3727503-vorog-obstrilav-prikordonna-cernigivsini-i-sumsini.html</text:a>
</text:p>
      <!--NEWS-->
      <text:h text:style-name="P10" text:outline-level="1">
<text:span text:style-name="T4">
Suspect in a deadly accident police visa of seven teenagers from graduation - DBR</text:span>
</text:h>
      <text:p text:style-name="P4">
Authors: Ukrinform (Person)</text:p>
      <text:p text:style-name="P4">
Publisher: Укринформ (Organization)</text:p>
      <text:p text:style-name="P4">
Published Time: 2023-06-25T14:48:42+03:00</text:p>
      <text:p text:style-name="P4">
Modified Time: 2023-06-25T14:48:42+03:00</text:p>
      <text:p text:style-name="P4">
Description: The State Bureau of Investigation establishes the circumstances of an accident in the Kirovograd region with the participation of a law enforcement officer, in which three graduates were killed. - Ukrinform.</text:p>
      <text:p text:style-name="P4">
Images: ['<text:a xlink:type="simple" xlink:href="https://static.ukrinform.com/photos/2023_06/thumb_files/630_360_1687693594-819.jpg" text:style-name="Internet_20_link" text:visited-style-name="Visited_20_Internet_20_Link">
630_360_16876...</text:a>
']</text:p>
      <text:p text:style-name="P4">
Tags: ['ДТП', 'Загибель', 'Держбюро розслідувань', 'Кіровоградщина']</text:p>
      <text:p text:style-name="P4">
Type: Article</text:p>
      <!--METADATA-->
      <text:p text:style-name="P4">
<draw:frame draw:style-name="fr1" draw:name="Image131" text:anchor-type="as-char" svg:width="6.9236in" svg:height="3.956343in" draw:z-index="0">
<draw:image xlink:href="../Images/yкринформ/2023-06-25T14-48-42-03-00/630_360_1687693594-819.jpg" xlink:type="simple" xlink:show="embed" xlink:actuate="onLoad" draw:mime-type="image/jpeg"/>
</draw:frame>
The State Bureau of Investigation establishes the circumstances of an accident in the Kirovograd region with the participation of a law enforcement officer, in which three graduates were killed.</text:p>
      <text:p text:style-name="P4">
According to Ukrinform, the DBR reports in <text:a xlink:type="simple" xlink:href="http://t.me/DBRgovua/3564" text:style-name="Internet_20_link" text:visited-style-name="Visited_20_Internet_20_Link">
telegram.</text:a>
According to preliminary data of the investigation, there was a law enforcement at the wheel of the car. He took teenagers from the celebration of graduation and the resolution of the safety rules in the car seven graduates, the UDBD emphasized.</text:p>
      <text:p text:style-name="P4">
It is noted that the law enforcement officer lost the driving of the car, the car took off the ditch and overturned. As a result of <text:a xlink:type="simple" xlink:href="https://www.ukrinform.ua/tag-dtp" text:style-name="Internet_20_link" text:visited-style-name="Visited_20_Internet_20_Link">
an accident</text:a>
Three girls were killed and four other minor passengers were delivered.</text:p>
      <text:p text:style-name="P4">
<text:span text:style-name="T4">
 Read also: </text:span>
 <text:a xlink:type="simple" xlink:href="https://www.ukrinform.ua/rubric-regions/3725014-na-volini-pasazirskij-avtobus-zitknuvsa-z-vantazivkou-vosmero-ludej-u-likarni.html" text:style-name="Internet_20_link" text:visited-style-name="Visited_20_Internet_20_Link">
in Volyn the passenger bus collided with a truck, eight people in hospital</text:a>
The law enforcement officer was detained. The question of notifying him profunds in violation of traffic safety rules that manage transportation in a state of alcoholic intoxication is resolved(Part 4 of Art. 286-1 of the Criminal Code of Ukraine)and the election of a crazing event.</text:p>
      <text:p text:style-name="P4">
The punishment provided for in imprisonment of up to 12 years. Proceduralism is carried out by the Kirovohrad Regional Prosecutor's Office.</text:p>
      <text:p text:style-name="P4">
<text:span text:style-name="T4">
 Read also: </text:span>
 <text:a xlink:type="simple" xlink:href="https://www.ukrinform.ua/rubric-regions/3727491-u-kremencuci-unak-pid-narkotikami-zbiv-na-smert-dvoh-ludej-na-pisohidnomu-perehodi.html" text:style-name="Internet_20_link" text:visited-style-name="Visited_20_Internet_20_Link">
in Kremenchug a young man "under drugs" knocked down the death of two -human people at a pedestrian crossing</text:a>
As it was reported, <text:a xlink:type="simple" xlink:href="https://www.ukrinform.ua/rubric-regions/3727472-na-kirovogradsini-vnaslidok-dtp-za-ucastu-netverezogo-policejskogo-zaginuli-troe-divcat.html" text:style-name="Internet_20_link" text:visited-style-name="Visited_20_Internet_20_Link">
police previously informed</text:a>
About three and three hospitalized as a result of an accident with the participation of a drunk police officer in Kirovograd region.</text:p>
      <text:p text:style-name="P4">
News Source: <text:a xlink:type="simple" xlink:href="https://www.ukrinform.ua/rubric-regions/3727504-pidozruvanij-u-smertelnij-avarii-policejskij-viz-simoh-pidlitkiv-z-vipusknogo-dbr.html" text:style-name="Internet_20_link" text:visited-style-name="Visited_20_Internet_20_Link">
https://www.ukrinform.ua/rubric-regions/3727504-pidozruvanij-u-smertelnij-avarii-policejskij-viz-simoh-pidlitkiv-z-vipusknogo-dbr.html</text:a>
</text:p>
      <!--NEWS-->
      <text:h text:style-name="P10" text:outline-level="1">
<text:span text:style-name="T4">
Prigogine's rebellion emphasized the differences in the Russian authorities - Macron</text:span>
</text:h>
      <text:p text:style-name="P4">
Authors: Ukrinform (Person)</text:p>
      <text:p text:style-name="P4">
Publisher: Укринформ (Organization)</text:p>
      <text:p text:style-name="P4">
Published Time: 2023-06-25T14:56:00+03:00</text:p>
      <text:p text:style-name="P4">
Modified Time: 2023-06-25T22:56:00+03:00</text:p>
      <text:p text:style-name="P4">
Description: French President Emmanuel Macron believes that the rebellion of mercenaries of the Wagner PEC emphasizes the differences present in the power circles of the Russian Federation. - Ukrinform.</text:p>
      <text:p text:style-name="P4">
Images: ['<text:a xlink:type="simple" xlink:href="https://static.ukrinform.com/photos/2022_04/thumb_files/630_360_1650825731-404.jpeg" text:style-name="Internet_20_link" text:visited-style-name="Visited_20_Internet_20_Link">
630_360_16508...</text:a>
']</text:p>
      <text:p text:style-name="P4">
Tags: ['Макрон', 'Росія', 'ПВК "Вагнера"', 'Пригожин']</text:p>
      <text:p text:style-name="P4">
Type: Article</text:p>
      <!--METADATA-->
      <text:p text:style-name="P4">
<draw:frame draw:style-name="fr1" draw:name="Image132" text:anchor-type="as-char" svg:width="6.9236in" svg:height="3.956343in" draw:z-index="0">
<draw:image xlink:href="../Images/yкринформ/2023-06-25T14-56-00-03-00/630_360_1650825731-404.jpeg" xlink:type="simple" xlink:show="embed" xlink:actuate="onLoad" draw:mime-type="image/jpeg"/>
</draw:frame>
Emmanuel Macron Presidential believes that the rebellion of mercenaries of the Wagner PEC emphasizes the divisions available in the authorities of the Russian Federation.</text:p>
      <text:p text:style-name="P4">
About it reports <text:a xlink:type="simple" xlink:href="http://www.theguardian.com/world/live/2023/jun/25/russia-ukraine-war-live-prigozhin-to-go-to-belarus-as-rebellion-ends-and-wagner-troops-withdraw-from-rostov#top-of-blog" text:style-name="Internet_20_link" text:visited-style-name="Visited_20_Internet_20_Link">
The Guardian</text:a>
, reports Ukrinform.</text:p>
      <text:p text:style-name="P4">
In an interview with Provence, Macron said that the Wagner PVC march on Moscow, which has stopped, "shows the differences that exist in the Russian camp, the cavity of both his military and auxiliary forces."</text:p>
      <text:p text:style-name="P4">
The French leader added that "the situation is still developing" and he is watching the causes.</text:p>
      <text:p text:style-name="P4">
"All this should make us very vigilant and fully justifies the support that the Ukrainians in their resistance are," - said <text:a xlink:type="simple" xlink:href="https://www.ukrinform.ua/tag-makron" text:style-name="Internet_20_link" text:visited-style-name="Visited_20_Internet_20_Link">
Macron</text:a>
.</text:p>
      <text:p text:style-name="P4">
<text:span text:style-name="T4">
 Read also: </text:span>
 <text:a xlink:type="simple" xlink:href="https://www.ukrinform.ua/rubric-world/3726709-makron-vizme-sluhavku-akso-putin-zatelefonue-ale-sam-jomu-dzvoniti-ne-bude.html" text:style-name="Internet_20_link" text:visited-style-name="Visited_20_Internet_20_Link">
<text:span text:style-name="T4">
 Macron </text:span>
 will take the phone if Putin calls, Alesam will not call him</text:a>
As it was reported, the leader of the Wagner PEC Yevhen Prigogin announced Demarsh against the Russian military leadership, including against the Ministry of Defense Sergei Shoig. He took control of Rostov-on-Don and part of the Okronezh region, after which the Wagnerivtsi went to Moscow.</text:p>
      <text:p text:style-name="P4">
On the evening of June 24, the self -proclaimed President of Belarus Alexander Lukashenko began to negotiate with Putin in agreement with Putin. After this leader, Wagner PEC announced that he was deploying his mercenaries back to the "field camps".</text:p>
      <text:p text:style-name="P4">
News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The European Confederation of fencing has removed the Russian Federation and Belarus</text:span>
</text:h>
      <text:p text:style-name="P4">
Authors: Ukrinform (Person)</text:p>
      <text:p text:style-name="P4">
Publisher: Укринформ (Organization)</text:p>
      <text:p text:style-name="P4">
Published Time: 2023-06-25T14:58:00+03:00</text:p>
      <text:p text:style-name="P4">
Modified Time: 2023-06-25T14:58:00+03:00</text:p>
      <text:p text:style-name="P4">
Description: The European Confederation of Fencing (EFC) against the background of Russia's war against Ukraine has suspended membership of fencing federations of the Russian Federation and Belarus. - Ukrinform.</text:p>
      <text:p text:style-name="P4">
Images: ['<text:a xlink:type="simple" xlink:href="https://static.ukrinform.com/photos/2023_06/thumb_files/630_360_1687694256-268.jpg" text:style-name="Internet_20_link" text:visited-style-name="Visited_20_Internet_20_Link">
630_360_16876...</text:a>
']</text:p>
      <text:p text:style-name="P4">
Tags: ['Білорусь', 'Фехтування', 'Спорт', 'Росія']</text:p>
      <text:p text:style-name="P4">
Type: Article</text:p>
      <!--METADATA-->
      <text:p text:style-name="P4">
<draw:frame draw:style-name="fr1" draw:name="Image133" text:anchor-type="as-char" svg:width="6.9236in" svg:height="3.956343in" draw:z-index="0">
<draw:image xlink:href="../Images/yкринформ/2023-06-25T14-58-00-03-00/630_360_1687694256-268.jpg" xlink:type="simple" xlink:show="embed" xlink:actuate="onLoad" draw:mime-type="image/jpeg"/>
</draw:frame>
European Fencing Confederation(EFC)Against the background of Russia's war against Ukraine, the membership of the Federations of Federations of the Russian Federation and Belarus was imprisoned.</text:p>
      <text:p text:style-name="P4">
About it reports <text:a xlink:type="simple" xlink:href="https://www.dw.com/uk/evropejska-konfederacia-fehtuvanna-vidstoronila-rosiu-ta-bilorus/a-66025555" text:style-name="Internet_20_link" text:visited-style-name="Visited_20_Internet_20_Link">
DW</text:a>
, reports Ukrinform.</text:p>
      <text:p text:style-name="P4">
The corresponding proposal of the Fencing Federation of Ukraine was supported by the majority of 43-Ukrainians of the Confederation at a Congress in Polish Krakow on June 24. <text:a xlink:type="simple" xlink:href="https://www.ukrinform.ua/tag-rosia" text:style-name="Internet_20_link" text:visited-style-name="Visited_20_Internet_20_Link">
Russian</text:a>
But Belarusian athletes will not participate in tournaments and other events under the auspices of the Confederation.</text:p>
      <text:p text:style-name="P4">
At the same time, they can compete in the International Federation Federation tournaments(OR)In "neutral" status.</text:p>
      <text:p text:style-name="P4">
Earlier, fencingrs from Russia and Belarus were removed from European first. Then FIE has urgently moved from Poland to the Bulgaria Invincial Championship of Europe, which is important for the qualification of science in the 2024 Olympic Games in Paris.</text:p>
      <text:p text:style-name="P4">
<text:span text:style-name="T4">
 Read also: </text:span>
 <text:a xlink:type="simple" xlink:href="https://www.ukrinform.ua/rubric-sports/3726486-pare-uhvalila-rezoluciu-pro-nedopusk-sportsmeniv-z-rosii-ta-bilorusi-na-olimpiadu2024.html" text:style-name="Internet_20_link" text:visited-style-name="Visited_20_Internet_20_Link">
PACE has approved a resolution on failure <text:span text:style-name="T4">
 athletes </text:span>
 Irrigation and Belarus at the 2024 Olympics</text:a>
The team European Championship will begin on June 29 in Krakow.</text:p>
      <text:p text:style-name="P4">
<text:span text:style-name="T5">
Foto: Sefa Karacan/AA</text:span>
</text:p>
      <text:p text:style-name="P4">
News Source: <text:a xlink:type="simple" xlink:href="https://www.ukrinform.ua/rubric-sports/3727506-evropejska-konfederacia-fehtuvanna-vidstoronila-rf-i-bilorus.html" text:style-name="Internet_20_link" text:visited-style-name="Visited_20_Internet_20_Link">
https://www.ukrinform.ua/rubric-sports/3727506-evropejska-konfederacia-fehtuvanna-vidstoronila-rf-i-bilorus.html</text:a>
</text:p>
      <!--NEWS-->
      <text:h text:style-name="P10" text:outline-level="1">
<text:span text:style-name="T4">
For the missing relatives of the missing launched an extra hotline of legal aid</text:span>
</text:h>
      <text:p text:style-name="P4">
Authors: Ukrinform (Person)</text:p>
      <text:p text:style-name="P4">
Publisher: Укринформ (Organization)</text:p>
      <text:p text:style-name="P4">
Published Time: 2023-06-25T15:05:58+03:00</text:p>
      <text:p text:style-name="P4">
Modified Time: 2023-06-25T15:05:58+03:00</text:p>
      <text:p text:style-name="P4">
Description: The Office of the Commissioner for Persons missing in special circumstances has launched an additional hotline of legal aid, which the families of missing persons may apply. - Ukrinform.</text:p>
      <text:p text:style-name="P4">
Images: ['<text:a xlink:type="simple" xlink:href="https://static.ukrinform.com/photos/2023_02/thumb_files/630_360_1676289053-714.jpg" text:style-name="Internet_20_link" text:visited-style-name="Visited_20_Internet_20_Link">
630_360_16762...</text:a>
']</text:p>
      <text:p text:style-name="P4">
Tags: ['Зниклі безвісти', 'Гаряча лінія', 'Війна з Росією']</text:p>
      <text:p text:style-name="P4">
Type: Article</text:p>
      <!--METADATA-->
      <text:p text:style-name="P4">
<draw:frame draw:style-name="fr1" draw:name="Image134" text:anchor-type="as-char" svg:width="6.9236in" svg:height="3.956343in" draw:z-index="0">
<draw:image xlink:href="../Images/yкринформ/2023-06-25T15-05-58-03-00/630_360_1676289053-714.jpg" xlink:type="simple" xlink:show="embed" xlink:actuate="onLoad" draw:mime-type="image/jpeg"/>
</draw:frame>
The Office for Persons missing in special circumstances, launching a legal aid hotline, which families may be addressed.</text:p>
      <text:p text:style-name="P4">
This was reported by the Commissioner for Persons missing for Special Specials, Oleg Kotenko in <text:a xlink:type="simple" xlink:href="http://t.me/Oleg_Kotenko_Patriot/172" text:style-name="Internet_20_link" text:visited-style-name="Visited_20_Internet_20_Link">
Telegram,</text:a>
transmits Ukrinform.</text:p>
      <text:p text:style-name="P4">
"The legal support of these people is extremely important, because they are now desperate and can not be able to deal with all the details. That is why it was possible to assist them in every possible way. It became possible thanks to the cooperation with the International Renaissance Foundation. Lawyers, will answer topical questions, will help with obtaining social guarantees and cash payments provided for them, ”Kotenko said.</text:p>
      <text:p text:style-name="P4">
<text:span text:style-name="T4">
 Read also: </text:span>
 <text:a xlink:type="simple" xlink:href="https://www.ukrinform.ua/rubric-society/3727146-rosiani-ne-nadaut-informaciu-pro-peremisenna-polonenih-do-insoi-kolonii-ci-izolatora-koordstab.html" text:style-name="Internet_20_link" text:visited-style-name="Visited_20_Internet_20_Link">
Russians do not provide information about moving the prisoners to another colony or insulator - coordination</text:a>
To obtain free legal advice of the missing families may call on the phone(066)053-11-39. The hotline operates on Friday, from 9:00 to 18:00.</text:p>
      <text:p text:style-name="P4">
<text:span text:style-name="T4">
 Read also: </text:span>
 [in May managed to confirm the stay in the captivity of hundreds(https://www.ukrinform.ua/rubric-other_news/3727497-u-travni-vdalosa-pidtverditi-perebuvanna-u-poloni-soten-zniklih-bezvisti-mkch.html)As <text:a xlink:type="simple" xlink:href="https://www.ukrinform.ua/rubric-ato/3726424-rodini-zniklih-ta-polonenih-mozut-peredati-listi-svoim-ridnim-kotenko.html" text:style-name="Internet_20_link" text:visited-style-name="Visited_20_Internet_20_Link">
reported</text:a>
, earlier, Kotenko informed that the families of the missing and prisoners could transfer the letter to their relatives.</text:p>
      <text:p text:style-name="P4">
News Source: <text:a xlink:type="simple" xlink:href="https://www.ukrinform.ua/rubric-society/3727507-dla-rodiciv-zniklih-bezvisti-zapustili-dodatkovu-garacu-liniu-uridicnoi-dopomogi.html" text:style-name="Internet_20_link" text:visited-style-name="Visited_20_Internet_20_Link">
https://www.ukrinform.ua/rubric-society/3727507-dla-rodiciv-zniklih-bezvisti-zapustili-dodatkovu-garacu-liniu-uridicnoi-dopomogi.html</text:a>
</text:p>
      <!--NEWS-->
      <text:h text:style-name="P10" text:outline-level="1">
<text:span text:style-name="T4">
Kravchenko joined the Polesie on lease rights with the Redemption option</text:span>
</text:h>
      <text:p text:style-name="P4">
Authors: Ukrinform (Person)</text:p>
      <text:p text:style-name="P4">
Publisher: Укринформ (Organization)</text:p>
      <text:p text:style-name="P4">
Published Time: 2023-06-25T15:09:48+03:00</text:p>
      <text:p text:style-name="P4">
Modified Time: 2023-06-25T15:09:48+03:00</text:p>
      <text:p text:style-name="P4">
Description: Polissya was signed by Dynamo defender Nikita Kravchenko on the lease rights. - Ukrinform.</text:p>
      <text:p text:style-name="P4">
Images: ['<text:a xlink:type="simple" xlink:href="https://static.ukrinform.com/photos/2023_06/thumb_files/630_360_1687694890-628.jpg" text:style-name="Internet_20_link" text:visited-style-name="Visited_20_Internet_20_Link">
630_360_16876...</text:a>
']</text:p>
      <text:p text:style-name="P4">
Tags: ['Динамо', 'Футбол', 'Полісся']</text:p>
      <text:p text:style-name="P4">
Type: Article</text:p>
      <!--METADATA-->
      <text:p text:style-name="P4">
<draw:frame draw:style-name="fr1" draw:name="Image135" text:anchor-type="as-char" svg:width="6.9236in" svg:height="3.956343in" draw:z-index="0">
<draw:image xlink:href="../Images/yкринформ/2023-06-25T15-09-48-03-00/630_360_1687694890-628.jpg" xlink:type="simple" xlink:show="embed" xlink:actuate="onLoad" draw:mime-type="image/jpeg"/>
</draw:frame>
Polissya was signed by Dynamo Defender Nikita Kravchenko on the lease.</text:p>
      <text:p text:style-name="P4">
This was reported <text:a xlink:type="simple" xlink:href="https://polissyafc.com/news/oficijno-zahisnik-mikita-kravcenko-novij-gravec-fk-polissa" text:style-name="Internet_20_link" text:visited-style-name="Visited_20_Internet_20_Link">
press service</text:a>
Polissya, reports Ukrinform.</text:p>
      <text:p text:style-name="P4">
The contract will apply to the end of the season-2023/24. Upon completion of the lease of Polissya, the Polissya is entitled to buy a football player from the capital club.</text:p>
      <text:p text:style-name="P4">
<text:span text:style-name="T4">
 Read also: </text:span>
 <text:a xlink:type="simple" xlink:href="https://www.ukrinform.ua/rubric-sports/3727168-uaf-zvernulasa-do-fifa-ta-uefa-z-privodu-dij-teroristicnoi-derzavi.html" text:style-name="Internet_20_link" text:visited-style-name="Visited_20_Internet_20_Link">
UAF appealed to FIFA and UEFA for a terrorist state</text:a>
Kravchenko also also advocated Dnipro-1 and Kolos. Last season, he spent 4 matches for Dynamo and 13 - for rent for Kolos.</text:p>
      <text:p text:style-name="P4">
Photo: polissyafc.com</text:p>
      <text:p text:style-name="P4">
News Source: <text:a xlink:type="simple" xlink:href="https://www.ukrinform.ua/rubric-sports/3727508-kravcenko-priednavsa-do-polissa-na-pravah-orendi-z-opcieu-vikupu.html" text:style-name="Internet_20_link" text:visited-style-name="Visited_20_Internet_20_Link">
https://www.ukrinform.ua/rubric-sports/3727508-kravcenko-priednavsa-do-polissa-na-pravah-orendi-z-opcieu-vikupu.html</text:a>
</text:p>
      <!--NEWS-->
      <text:h text:style-name="P10" text:outline-level="1">
<text:span text:style-name="T4">
In the Lviv region, the girl was killed by a shock from a broken electrode</text:span>
</text:h>
      <text:p text:style-name="P4">
Authors: Ukrinform (Person)</text:p>
      <text:p text:style-name="P4">
Publisher: Укринформ (Organization)</text:p>
      <text:p text:style-name="P4">
Published Time: 2023-06-25T15:15:00+03:00</text:p>
      <text:p text:style-name="P4">
Modified Time: 2023-06-25T15:15:00+03:00</text:p>
      <text:p text:style-name="P4">
Description: In Lviv region, a 10-year-old child was killed by electric shock, who touched on a wire break due to bad weather. - Ukrinform.</text:p>
      <text:p text:style-name="P4">
Images: ['<text:a xlink:type="simple" xlink:href="https://static.ukrinform.com/photos/2023_06/thumb_files/630_360_1687695323-731.jpg" text:style-name="Internet_20_link" text:visited-style-name="Visited_20_Internet_20_Link">
630_360_16876...</text:a>
']</text:p>
      <text:p text:style-name="P4">
Tags: ['Діти', 'Електроенергія', 'Львівщина', 'Загибель']</text:p>
      <text:p text:style-name="P4">
Type: Article</text:p>
      <!--METADATA-->
      <text:p text:style-name="P4">
<draw:frame draw:style-name="fr1" draw:name="Image136" text:anchor-type="as-char" svg:width="6.9236in" svg:height="3.956343in" draw:z-index="0">
<draw:image xlink:href="../Images/yкринформ/2023-06-25T15-15-00-03-00/630_360_1687695323-731.jpg" xlink:type="simple" xlink:show="embed" xlink:actuate="onLoad" draw:mime-type="image/jpeg"/>
</draw:frame>
Nalivschyna from the impact of electric shock was killed by a 10-year-old child who touched the wound as a result of bad weather.</text:p>
      <text:p text:style-name="P4">
This was reported in <text:a xlink:type="simple" xlink:href="https://t.me/people_of_action/17813" text:style-name="Internet_20_link" text:visited-style-name="Visited_20_Internet_20_Link">
telegram</text:a>
Lviv Ova, reports Ukrinform.</text:p>
      <text:p text:style-name="P4">
“In the village of Glibovichi, Lviv district, as a result of a break in the electric wire, struck the stummark <text:a xlink:type="simple" xlink:href="https://www.ukrinform.ua/tag-diti" text:style-name="Internet_20_link" text:visited-style-name="Visited_20_Internet_20_Link">
baby</text:a>
2013. According to preliminary information, the girl touched the wire, which felt because of bad weather, ”the post reads.</text:p>
      <text:p text:style-name="P4">
On this fact, law enforcement officers opened proceedings.</text:p>
      <text:p text:style-name="P4">
Ova recalled that in case of detection of a broken line of power transmission, you can approach it closer than 8 meters. It is necessary to move away from the breakdown "goose step": to reduce the feet together, not to tear them away from one and from the ground and to move small sliding steps.</text:p>
      <text:p text:style-name="P4">
<text:span text:style-name="T4">
 Read also: </text:span>
 <text:a xlink:type="simple" xlink:href="https://www.ukrinform.ua/rubric-regions/3726338-na-odesini-zatrimali-colovika-akij-namagavsa-zakoloti-ditinu-nozicami-ta-videlkou.html" text:style-name="Internet_20_link" text:visited-style-name="Visited_20_Internet_20_Link">
in Odesa region detained a man who tried to stab <text:span text:style-name="T4">
 baby </text:span>
 with scissors and fork</text:a>
As <text:a xlink:type="simple" xlink:href="https://www.ukrinform.ua/rubric-regions/3727491-u-kremencuci-unak-pid-narkotikami-zbiv-na-smert-dvoh-ludej-na-pisohidnomu-perehodi.html" text:style-name="Internet_20_link" text:visited-style-name="Visited_20_Internet_20_Link">
reported</text:a>
, in Kremenchug, Poltava region, the driver in Staninarcotic intoxication knocked down 15 and 21-year-old boys to death.</text:p>
      <text:p text:style-name="P4">
News Source: <text:a xlink:type="simple" xlink:href="https://www.ukrinform.ua/rubric-regions/3727509-na-lvivsini-divcinka-zaginula-vid-udaru-strumom-z-obirvanogo-elektrodrotu.html" text:style-name="Internet_20_link" text:visited-style-name="Visited_20_Internet_20_Link">
https://www.ukrinform.ua/rubric-regions/3727509-na-lvivsini-divcinka-zaginula-vid-udaru-strumom-z-obirvanogo-elektrodrotu.html</text:a>
</text:p>
      <!--NEWS-->
      <text:h text:style-name="P10" text:outline-level="1">
<text:span text:style-name="T4">
British fighters have been intercepted by 21 Russian military aircraft near NATO borders in the last three weeks</text:span>
</text:h>
      <text:p text:style-name="P4">
Authors: Ukrinform (Person)</text:p>
      <text:p text:style-name="P4">
Publisher: Укринформ (Organization)</text:p>
      <text:p text:style-name="P4">
Published Time: 2023-06-25T15:20:49+03:00</text:p>
      <text:p text:style-name="P4">
Modified Time: 2023-06-25T15:20:49+03:00</text:p>
      <text:p text:style-name="P4">
Description: The fighters of the royal military-air forces of Great Britain during the NATO mission to control the airspace over the Baltic Sea over the last three weeks have intercepted 21 Russian military aircraft. - Ukrinform.</text:p>
      <text:p text:style-name="P4">
Images: ['<text:a xlink:type="simple" xlink:href="https://static.ukrinform.com/photos/2023_06/thumb_files/630_360_1687695496-587.jpg" text:style-name="Internet_20_link" text:visited-style-name="Visited_20_Internet_20_Link">
630_360_16876...</text:a>
']</text:p>
      <text:p text:style-name="P4">
Tags: ['Британія', 'НАТО', 'Росія', 'Винищувач']</text:p>
      <text:p text:style-name="P4">
Type: Article</text:p>
      <!--METADATA-->
      <text:p text:style-name="P4">
<draw:frame draw:style-name="fr1" draw:name="Image137" text:anchor-type="as-char" svg:width="6.9236in" svg:height="3.956343in" draw:z-index="0">
<draw:image xlink:href="../Images/yкринформ/2023-06-25T15-20-49-03-00/630_360_1687695496-587.jpg" xlink:type="simple" xlink:show="embed" xlink:actuate="onLoad" draw:mime-type="image/jpeg"/>
</draw:frame>
The fighters of the UK-Britain's Military Air Force during the NATO mission to control the Baltic Sea over the last three weeks have caught 21 Russian military aircraft.</text:p>
      <text:p text:style-name="P4">
This was reported on <text:a xlink:type="simple" xlink:href="http://www.gov.uk/government/news/raf-jets-intercept-21-russian-aircraft-near-nato-airspace" text:style-name="Internet_20_link" text:visited-style-name="Visited_20_Internet_20_Link">
site</text:a>
British government, reports Ukrinform.</text:p>
      <text:p text:style-name="P4">
It is noted that the air patrol of the Baltic Sea is currently carried out by the King Air Force based in Estonia, as well as the Air Force of Portugal and Romania based in Lithuania.</text:p>
      <text:p text:style-name="P4">
“The last three weeks were particularly saturated and as a result of the Air Force(Britain -Ed.)21 Russian aircraft were intercepted in 21 days. Among them are fighters(SU-27M Flanker B(According to NATO classification - ed.), SU-30SM Flanker H), transport flights(Tu-134 Crusty, An-72 Coaler, An-12 Cub), radio -electronic reconnaissance aircraft(IL-20 Coot a). )and far bombers(Ту-22М BACKFIRE)", -goes in the message.</text:p>
      <text:p text:style-name="P4">
It is noted that the British Typhoon rises into the air to observe Russian aircraft, when they do not contact with air traffic control services that threaten aviation security.</text:p>
      <text:p text:style-name="P4">
“These interceptions are a strict reminder of the value of the collective defense of the NATO's existence. Royal Air Force has worked with our Union for the last three weeks to protect the Member States and our partner countries, and they can be sure of our constant support for the strengthening .</text:p>
      <text:p text:style-name="P4">
<text:span text:style-name="T4">
 Read also: </text:span>
 <text:a xlink:type="simple" xlink:href="https://www.ukrinform.ua/rubric-ato/3724818-virobnik-f16-zaaviv-so-gotovij-navcati-ukrainskih-pilotiv.html" text:style-name="Internet_20_link" text:visited-style-name="Visited_20_Internet_20_Link">
manufacturer F-16 stated that he was ready to teach Ukrainian pilots</text:a>
According to the statement, during the stay in Estonia, the Royal Air Force also took part in several major exercises, one of which Britain named NATO's more important air training since the end of the Cold War.</text:p>
      <text:p text:style-name="P4">
Royal Air Force will continue to fulfill the mission <text:a xlink:type="simple" xlink:href="https://www.ukrinform.ua/tag-nato" text:style-name="Internet_20_link" text:visited-style-name="Visited_20_Internet_20_Link">
NATO</text:a>
For air control in Estonia, when they are replaced by the Air Force Air Force.</text:p>
      <text:p text:style-name="P4">
<text:span text:style-name="T4">
 Read also: </text:span>
 <text:a xlink:type="simple" xlink:href="https://www.ukrinform.ua/rubric-ato/3726982-niderlandi-pocnut-navcanna-ukrainskih-pilotiv-na-f16-vze-cogo-lita-ministerka-oboroni.html" text:style-name="Internet_20_link" text:visited-style-name="Visited_20_Internet_20_Link">
Netherlands will start training Ukrainian pilots for the F-16 this summer-Minister of Defense</text:a>
</text:p>
      <text:p text:style-name="P4">
News Source: <text:a xlink:type="simple" xlink:href="https://www.ukrinform.ua/rubric-world/3727511-vinisuvaci-britanii-perehopili-21-vijskovij-litak-rf-bila-kordoniv-nato-za-ostanni-tri-tizni.html" text:style-name="Internet_20_link" text:visited-style-name="Visited_20_Internet_20_Link">
https://www.ukrinform.ua/rubric-world/3727511-vinisuvaci-britanii-perehopili-21-vijskovij-litak-rf-bila-kordoniv-nato-za-ostanni-tri-tizni.html</text:a>
</text:p>
      <!--NEWS-->
      <text:h text:style-name="P10" text:outline-level="1">
<text:span text:style-name="T4">
Italian Foreign Minister - About the Rebellion of Prigogine: The myth of the unity of Putin Russia is over</text:span>
</text:h>
      <text:p text:style-name="P4">
Authors: Ukrinform (Person)</text:p>
      <text:p text:style-name="P4">
Publisher: Укринформ (Organization)</text:p>
      <text:p text:style-name="P4">
Published Time: 2023-06-25T15:25:00+03:00</text:p>
      <text:p text:style-name="P4">
Modified Time: 2023-06-25T15:25:00+03:00</text:p>
      <text:p text:style-name="P4">
Description: Italy Foreign Minister Antonio Tayany believes that an attempt by a rebellion made by the leader of the private military company "Wagner" Yevgeny Prigogin, showed the weakness of Moscow and Russian authorities, and can help Ukraine. - Ukrinform.</text:p>
      <text:p text:style-name="P4">
Images: ['<text:a xlink:type="simple" xlink:href="https://static.ukrinform.com/photos/2017_01/thumb_files/630_360_1484820684-8338-foto-european-external-action-service-followflickr.jpg" text:style-name="Internet_20_link" text:visited-style-name="Visited_20_Internet_20_Link">
630_360_14848...</text:a>
']</text:p>
      <text:p text:style-name="P4">
Tags: ['Італія', 'Україна', 'Пригожин', 'Війна з Росією']</text:p>
      <text:p text:style-name="P4">
Type: Article</text:p>
      <!--METADATA-->
      <text:p text:style-name="P4">
<draw:frame draw:style-name="fr1" draw:name="Image138" text:anchor-type="as-char" svg:width="6.9236in" svg:height="3.956343in" draw:z-index="0">
<draw:image xlink:href="../Images/yкринформ/2023-06-25T15-25-00-03-00/630_360_1484820684-8338-foto-european-external-action-service-followflickr.jpg" xlink:type="simple" xlink:show="embed" xlink:actuate="onLoad" draw:mime-type="image/jpeg"/>
</draw:frame>
Foreign Minister Italyantonio Tajanio believes that an attempt by a rebellion committed by the leader of the Private Naval Company "Wagner" Yevgeny Prigogin, has shown the weakness of Moscow of Tarosian authorities, and can help Ukraine.</text:p>
      <text:p text:style-name="P4">
As Ukrinform reports, it reports <text:a xlink:type="simple" xlink:href="https://www.ilmessaggero.it/persone/antonio_tajani_putin_guerra_pace_ucraina_intervista-7481927.html" text:style-name="Internet_20_link" text:visited-style-name="Visited_20_Internet_20_Link">
IL Messaggero</text:a>
.</text:p>
      <text:p text:style-name="P4">
За словами очільника італійського МЗС, спроба заколоту з боку "вагнерівців"означає, що "міф про єдність путінської <text:a xlink:type="simple" xlink:href="https://www.ukrinform.ua/tag-rosia" text:style-name="Internet_20_link" text:visited-style-name="Visited_20_Internet_20_Link">
 Росії</text:a>
ended. "</text:p>
      <text:p text:style-name="P4">
"Putin is now weaker, peace is approaching Ukraine," Tajani said.</text:p>
      <text:p text:style-name="P4">
Tayani, I am convinced that the attempt of Prigogine to arrange a coup in the Russian Federation is completed by Putin.</text:p>
      <text:p text:style-name="P4">
“With the myth of the unity of Putin Russia is over. This internal escalation divides the Russian military. This is an inevitable result when you support the Tin Financing Legion of mercenaries, ”he said.</text:p>
      <text:p text:style-name="P4">
Tayani added that as a result of the Wagner PEC, it is possible to say for sure: the today's front is weaker than yesterday. " "I hope, now peace is closer. We are missing to understand the next steps of the Russian Federation in Ukraine," the head of the Ministry of Foreign Affairs said.</text:p>
      <text:p text:style-name="P4">
It(invasion of Ukraine - ed.)It turned out to be a boomerang for Putin. The Russians could not win, they failed a blitzkrig. They are now paying for the work and contradictions of the military apparatus, "the Italian minister said.</text:p>
      <text:p text:style-name="P4">
He also expressed his hope that after trying to rebellion Ukraine will "move even faster and Ukrainians will restore their independence."</text:p>
      <text:p text:style-name="P4">
<text:span text:style-name="T4">
 Read also: </text:span>
 <text:a xlink:type="simple" xlink:href="https://www.ukrinform.ua/rubric-polytics/3727477-danilov-nazvav-zakolot-prigozina-persim-etapom-demontazu-putinskoi-sistemi.html" text:style-name="Internet_20_link" text:visited-style-name="Visited_20_Internet_20_Link">
Danilov named the rebellion <text:span text:style-name="T4">
 Prigogine </text:span>
 And the first stage of the Putin system to repair</text:a>
When asked about the introduction of Kiev in NATO Tayana, "We need a gradual way. The first step is to create a Ukraine-Ukraine Council and restore the process of expanding in Bucharest in 2008, as soon as an armed conflict."</text:p>
      <text:p text:style-name="P4">
As <text:a xlink:type="simple" xlink:href="https://www.ukrinform.ua/rubric-other_news/3727120-zakolot-prigozina-vse-so-vidomo-na-cej-moment.html" text:style-name="Internet_20_link" text:visited-style-name="Visited_20_Internet_20_Link">
reported</text:a>
, the leader of the Wagner PEC Yevgeny Prigogin announced Demarsh of the Anti -Russian Military leadership on June 23, in particular against the Minister of Defense Sergiyashah. He took control of Rostov-on-Don and part of the Voronezh region, after which the Wagnerivtsi went to Moscow.</text:p>
      <text:p text:style-name="P4">
News Source: <text:a xlink:type="simple" xlink:href="https://www.ukrinform.ua/rubric-polytics/3727513-glava-mzs-italii-pro-zakolot-prigozina-mif-pro-ednist-putinskoi-rosii-zakincivsa.html" text:style-name="Internet_20_link" text:visited-style-name="Visited_20_Internet_20_Link">
https://www.ukrinform.ua/rubric-polytics/3727513-glava-mzs-italii-pro-zakolot-prigozina-mif-pro-ednist-putinskoi-rosii-zakincivsa.html</text:a>
</text:p>
      <!--NEWS-->
      <text:h text:style-name="P10" text:outline-level="1">
<text:span text:style-name="T4">
In Lviv, a bicycle race was held for the sixth time to raise funds for the Children's Medical Center</text:span>
</text:h>
      <text:p text:style-name="P4">
Authors: Ukrinform (Person)</text:p>
      <text:p text:style-name="P4">
Publisher: Укринформ (Organization)</text:p>
      <text:p text:style-name="P4">
Published Time: 2023-06-25T15:52:00+03:00</text:p>
      <text:p text:style-name="P4">
Modified Time: 2023-06-25T15:52:00+03:00</text:p>
      <text:p text:style-name="P4">
Description: In Lviv, a bicycle race "Turch Pedalies to Live" was held for the sixth time for the purpose of raising funds for the arrangement of the area of reception of seriously ill at the Western Ukrainian Children's Medical Center. - Ukrinform.</text:p>
      <text:p text:style-name="P4">
Images: ['<text:a xlink:type="simple" xlink:href="https://static.ukrinform.com/photos/2023_06/thumb_files/630_360_1687698194-9532.jpeg" text:style-name="Internet_20_link" text:visited-style-name="Visited_20_Internet_20_Link">
630_360_16876...</text:a>
']</text:p>
      <text:p text:style-name="P4">
Tags: ['Діти', 'Львів', 'Медицина', 'Велопробіг']</text:p>
      <text:p text:style-name="P4">
Type: Article</text:p>
      <!--METADATA-->
      <text:p text:style-name="P4">
<draw:frame draw:style-name="fr1" draw:name="Image139" text:anchor-type="as-char" svg:width="6.9236in" svg:height="3.956343in" draw:z-index="0">
<draw:image xlink:href="../Images/yкринформ/2023-06-25T15-52-00-03-00/630_360_1687698194-9532.jpeg" xlink:type="simple" xlink:show="embed" xlink:actuate="onLoad" draw:mime-type="image/jpeg"/>
</draw:frame>
In Lviv, a bicycle race was held "Turning Pedalies to live" in order to collect the cost of arrangement of the area of reception of the seriously ill in the Western Ukrainian Medical Medical Center.</text:p>
      <text:p text:style-name="P4">
About it in <text:a xlink:type="simple" xlink:href="https://www.facebook.com/lviv.adm/posts/pfbid0FWe1b265qej3GWqnWX7Zurxf7rwqwbNs1v6N8v7JWqC1kmSb1FEscDj38EZj5Drcl" text:style-name="Internet_20_link" text:visited-style-name="Visited_20_Internet_20_Link">
Facebook</text:a>
The Lviv City Council reports, Ukrinform reports.</text:p>
      <text:p text:style-name="P4">
</text:p>
      <text:p text:style-name="P4">
<text:a xlink:type="simple" xlink:href="https://static.ukrinform.com/photos/2023_06/1687698193-4180.jpeg" text:style-name="Internet_20_link" text:visited-style-name="Visited_20_Internet_20_Link">
 </text:a>
 <text:a xlink:type="simple" xlink:href="https://static.ukrinform.com/photos/2023_06/1687698193-2440.jpeg" text:style-name="Internet_20_link" text:visited-style-name="Visited_20_Internet_20_Link">
</text:a>
 <text:a xlink:type="simple" xlink:href="https://static.ukrinform.com/photos/2023_06/1687698193-7923.jpeg" text:style-name="Internet_20_link" text:visited-style-name="Visited_20_Internet_20_Link">
</text:a>
 <text:a xlink:type="simple" xlink:href="https://static.ukrinform.com/photos/2023_06/1687698193-6783.jpeg" text:style-name="Internet_20_link" text:visited-style-name="Visited_20_Internet_20_Link">
</text:a>
 <text:a xlink:type="simple" xlink:href="https://static.ukrinform.com/photos/2023_06/1687698193-8778.jpeg" text:style-name="Internet_20_link" text:visited-style-name="Visited_20_Internet_20_Link">
</text:a>
 <text:a xlink:type="simple" xlink:href="https://static.ukrinform.com/photos/2023_06/1687698193-9802.jpeg" text:style-name="Internet_20_link" text:visited-style-name="Visited_20_Internet_20_Link">
</text:a>
 <text:a xlink:type="simple" xlink:href="https://static.ukrinform.com/photos/2023_06/1687698194-8950.jpeg" text:style-name="Internet_20_link" text:visited-style-name="Visited_20_Internet_20_Link">
</text:a>
 <text:a xlink:type="simple" xlink:href="https://static.ukrinform.com/photos/2023_06/1687698194-7116.jpeg" text:style-name="Internet_20_link" text:visited-style-name="Visited_20_Internet_20_Link">
</text:a>
 <text:a xlink:type="simple" xlink:href="https://static.ukrinform.com/photos/2023_06/1687698194-9532.jpeg" text:style-name="Internet_20_link" text:visited-style-name="Visited_20_Internet_20_Link">
<draw:frame draw:style-name="fr1" draw:name="Image149" text:anchor-type="as-char" svg:width="6.9236in" svg:height="3.956343in" draw:z-index="0">
<draw:image xlink:href="../Images/yкринформ/2023-06-25T15-52-00-03-00/630_360_1687698194-9532.jpeg" xlink:type="simple" xlink:show="embed" xlink:actuate="onLoad" draw:mime-type="image/jpeg"/>
</draw:frame>
</text:a>
"In Lviv, a bicycle race with Arsen Mirzoyan" Trick Pedal to Live "is taking place in the sixth time to raise funds for children's <text:a xlink:type="simple" xlink:href="https://www.ukrinform.ua/tag-medicina" text:style-name="Internet_20_link" text:visited-style-name="Visited_20_Internet_20_Link">
medical</text:a>
Center. This year, the purpose of the event is to pick up funds for the reconstruction and arrangement of the area of reception of the seriously ill -born specialized children's medical center in Lviv, ” -goes in the message.</text:p>
      <text:p text:style-name="P4">
According to the City Council, the charitable event was joined by the mayor of Lviv Andreadov, announcing the first contribution from the community of the city - 500 thousand hryvnias.As it was reported, in recent years cycling has raised about one million hryvnias, for which six chambers of the department of hematology and intensive chemical therapy, three rooms of the office of functional diagnostics and purchased five infusmondes for cancer patients for cancer.</text:p>
      <text:p text:style-name="P4">
"I turn the pedals to live" is a charity bicycle race that occurs annually in Lviv at the initiative of singer Arsen Mirzoyan and the Charity Fund "The Guard".</text:p>
      <text:p text:style-name="P4">
News Source: <text:a xlink:type="simple" xlink:href="https://www.ukrinform.ua/rubric-regions/3727517-u-lvovi-vsoste-proveli-veloprobig-dla-zboru-kostiv-na-ditacij-medcentr.html" text:style-name="Internet_20_link" text:visited-style-name="Visited_20_Internet_20_Link">
https://www.ukrinform.ua/rubric-regions/3727517-u-lvovi-vsoste-proveli-veloprobig-dla-zboru-kostiv-na-ditacij-medcentr.html</text:a>
</text:p>
      <!--NEWS-->
      <text:h text:style-name="P10" text:outline-level="1">
<text:span text:style-name="T4">
President of Ukraine Zelensky had phone calls with Polish President Andrzej Duda and US President...</text:span>
</text:h>
      <text:p text:style-name="P4">
Authors: liveuamap (Language: en)</text:p>
      <text:p text:style-name="P4">
Time: 2023-06-25T15:57:40</text:p>
      <text:p text:style-name="P4">
Location: Kyiv, Kyiv city (Latitude:50.44425 Longtitude:30.52903)</text:p>
      <text:p text:style-name="P4">
Videos: []</text:p>
      <text:p text:style-name="P4">
Images: ["<text:a xlink:type="simple" xlink:href="https://liveuamap.com/pics/2023/06/25/22571723_0.jpg" text:style-name="Internet_20_link" text:visited-style-name="Visited_20_Internet_20_Link">
22571723_0.jpg</text:a>
"]</text:p>
      <text:p text:style-name="P4">
Tags: ["Europe", "Central and Eastern Europe"]</text:p>
      <text:p text:style-name="P4">
Id: 22571723</text:p>
      <!--METADATA-->
      <text:p text:style-name="P4">
President of Ukraine Zelensky had phone calls with Polish President AndrzejDuda and US President Joseph Biden</text:p>
      <text:p text:style-name="P4">
<draw:frame draw:style-name="fr1" draw:name="Image150" text:anchor-type="as-char" svg:width="6.9236in" svg:height="4.612849in" draw:z-index="0">
<draw:image xlink:href="../Images/liveuamap/2023-06-25T15-57-40/22571723_0.jpg" xlink:type="simple" xlink:show="embed" xlink:actuate="onLoad" draw:mime-type="image/jpeg"/>
</draw:frame>
News Collection Link: <text:a xlink:type="simple" xlink:href="https:\/\/liveuamap.com\/en\/2023\/25-june-president-of-ukraine-zelensky-had-phone-calls-with" text:style-name="Internet_20_link" text:visited-style-name="Visited_20_Internet_20_Link">
https:\/\/liveuamap.com\/en\/2023\/25-june-president-of-ukraine-zelensky-had-phone-calls-with</text:a>
</text:p>
      <text:p text:style-name="P4">
News Source: <text:a xlink:type="simple" xlink:href="https://t.me/V_Zelenskiy_official/6706" text:style-name="Internet_20_link" text:visited-style-name="Visited_20_Internet_20_Link">
https://t.me/V_Zelenskiy_official/6706</text:a>
</text:p>
      <!--NEWS-->
      <text:h text:style-name="P10" text:outline-level="1">
<text:span text:style-name="T4">
A three -storey house collapsed in London</text:span>
</text:h>
      <text:p text:style-name="P4">
Authors: Ukrinform (Person)</text:p>
      <text:p text:style-name="P4">
Publisher: Укринформ (Organization)</text:p>
      <text:p text:style-name="P4">
Published Time: 2023-06-25T16:04:00+03:00</text:p>
      <text:p text:style-name="P4">
Modified Time: 2023-06-25T16:04:00+03:00</text:p>
      <text:p text:style-name="P4">
Description: In London, a three -storey building suddenly collapsed. - Ukrinform.</text:p>
      <text:p text:style-name="P4">
Images: ['<text:a xlink:type="simple" xlink:href="https://static.ukrinform.com/photos/2023_06/thumb_files/630_360_1687698078-116.jpg" text:style-name="Internet_20_link" text:visited-style-name="Visited_20_Internet_20_Link">
630_360_16876...</text:a>
']</text:p>
      <text:p text:style-name="P4">
Tags: ['Британія', 'Будинок', 'Лондон']</text:p>
      <text:p text:style-name="P4">
Type: Article</text:p>
      <!--METADATA-->
      <text:p text:style-name="P4">
<draw:frame draw:style-name="fr1" draw:name="Image151" text:anchor-type="as-char" svg:width="6.9236in" svg:height="3.956343in" draw:z-index="0">
<draw:image xlink:href="../Images/yкринформ/2023-06-25T16-04-00-03-00/630_360_1687698078-116.jpg" xlink:type="simple" xlink:show="embed" xlink:actuate="onLoad" draw:mime-type="image/jpeg"/>
</draw:frame>
In Londoninzopdow, a three -storey building collapsed.</text:p>
      <text:p text:style-name="P4">
As Ukrinform reports, it reports <text:a xlink:type="simple" xlink:href="https://news.sky.com/story/like-an-earthquake-three-storey-house-collapses-in-hackney-12909014" text:style-name="Internet_20_link" text:visited-style-name="Visited_20_Internet_20_Link">
Sky News</text:a>
.</text:p>
      <text:p text:style-name="P4">
The images on social networks show that the entire back of the building has been boomed, its fragments are scattered on the ground.</text:p>
      <text:p text:style-name="P4">
Rescuers are currently evaluating the destruction, looking at the scene from the neighboring house.</text:p>
      <text:p text:style-name="P4">
No one of the people was found under the rubble, there are no victims.</text:p>
      <text:p text:style-name="P4">
According to a 31-year-old resident, “everything I have heard is a loud sound, and the building in which I live, trembled, as if it were <text:a xlink:type="simple" xlink:href="https://www.ukrinform.ua/tag-zemletrus" text:style-name="Internet_20_link" text:visited-style-name="Visited_20_Internet_20_Link">
earthquake</text:a>
. Це було дуже страшно».</text:p>
      <text:p text:style-name="Quotations">

<text:p text:style-name="P4">
A building that collapsed in North London that could have been caused by gas&gt;
 explosion. Fire fighters, Ambulance and Police are all present with high&gt;
 volume.  &gt;
  &gt;
  A possibility that people could be under the rubble. Pray for them. <text:a xlink:type="simple" xlink:href="https://twitter.com/hashtag/londonfirebrigade" text:style-name="Internet_20_link" text:visited-style-name="Visited_20_Internet_20_Link">
&gt;
 #londonfirebrigade&gt;
 </text:a>
&gt;
 <text:a xlink:type="simple" xlink:href="https://twitter.com/hashtag/London" text:style-name="Internet_20_link" text:visited-style-name="Visited_20_Internet_20_Link">
 #London </text:a>
&gt;
 <text:a xlink:type="simple" xlink:href="https://twitter.com/hashtag/gas" text:style-name="Internet_20_link" text:visited-style-name="Visited_20_Internet_20_Link">
 #gas </text:a>
<text:a xlink:type="simple" xlink:href="https://twitter.com/hashtag/news" text:style-name="Internet_20_link" text:visited-style-name="Visited_20_Internet_20_Link">
&gt;
 #news </text:a>
<text:a xlink:type="simple" xlink:href="https://twitter.com/hashtag/foryou" text:style-name="Internet_20_link" text:visited-style-name="Visited_20_Internet_20_Link">
&gt;
 #Foreau</text:a>
<text:a xlink:type="simple" xlink:href="https://t.co/1QjKPgWSob" text:style-name="Internet_20_link" text:visited-style-name="Visited_20_Internet_20_Link">
&gt;
 pic.twitter.com/1QjKPgWSob </text:a>
&gt;
&gt;
 — FC London(@aliamirofficia1)<text:a xlink:type="simple" xlink:href="https://twitter.com/aliamirofficia1/status/1672599472952467460" text:style-name="Internet_20_link" text:visited-style-name="Visited_20_Internet_20_Link">
 June 24, 2023&gt;
 </text:a>
According to him, emergency services arrived at the scene after about 10-15 minutes.</text:p>

</text:p>
      <text:p text:style-name="P4">
The London Fire Brigade reported that about 60 firefighters, five -wire vehicles and three rescue units were deployed at the scene.</text:p>
      <text:p text:style-name="P4">
<text:span text:style-name="T4">
 Read also: </text:span>
 [in Thailand <text:span text:style-name="T4">
 collapsed </text:span>
 the roof of the school - seven dead, 23(https://www.ukrinform.ua/rubric-world/3713125-u-tailandi-obvalivsa-dah-skoli-semero-zagiblih-23-poranenih.html)Employees of the capital police are also present at the scene. Law enforcement officers were reported that several houses were evacuated.</text:p>
      <text:p text:style-name="P4">
The cause of the destruction is now being established.</text:p>
      <text:p text:style-name="P4">
<text:span text:style-name="T5">
Foto: @aliamiroficia1/twitter/pa wire</text:span>
</text:p>
      <text:p text:style-name="P4">
News Source: <text:a xlink:type="simple" xlink:href="https://www.ukrinform.ua/rubric-world/3727519-u-londoni-obvalivsa-tripoverhovij-budinok.html" text:style-name="Internet_20_link" text:visited-style-name="Visited_20_Internet_20_Link">
https://www.ukrinform.ua/rubric-world/3727519-u-londoni-obvalivsa-tripoverhovij-budinok.html</text:a>
</text:p>
      <!--NEWS-->
      <text:h text:style-name="P10" text:outline-level="1">
<text:span text:style-name="T4">
1 person killed in Myropillia community of Sumy region as result of shelling</text:span>
</text:h>
      <text:p text:style-name="P4">
Authors: liveuamap (Language: en)</text:p>
      <text:p text:style-name="P4">
Time: 2023-06-25T16:04:16</text:p>
      <text:p text:style-name="P4">
Location: Sumy (Latitude:51.02131 Longtitude:35.25375)</text:p>
      <text:p text:style-name="P4">
Videos: []</text:p>
      <text:p text:style-name="P4">
Images: []</text:p>
      <text:p text:style-name="P4">
Tags: ["Russia", "Central and Eastern Europe"]</text:p>
      <text:p text:style-name="P4">
Id: 22571725</text:p>
      <!--METADATA-->
      <text:p text:style-name="P4">
1 person killed in Myropillia community of Sumy region as result of shelling</text:p>
      <text:p text:style-name="P4">
News Collection Link: <text:a xlink:type="simple" xlink:href="https:\/\/liveuamap.com\/en\/2023\/25-june-1-person-killed-in-myropillia-community-of-sumy-region" text:style-name="Internet_20_link" text:visited-style-name="Visited_20_Internet_20_Link">
https:\/\/liveuamap.com\/en\/2023\/25-june-1-person-killed-in-myropillia-community-of-sumy-region</text:a>
</text:p>
      <text:p text:style-name="P4">
News Source: <text:a xlink:type="simple" xlink:href="https://t.me/suspilnesumy/12680" text:style-name="Internet_20_link" text:visited-style-name="Visited_20_Internet_20_Link">
https://t.me/suspilnesumy/12680</text:a>
</text:p>
      <!--NEWS-->
      <text:h text:style-name="P10" text:outline-level="1">
<text:span text:style-name="T4">
Zelensky told Dudi about the situation at the Zaporozhye NPP</text:span>
</text:h>
      <text:p text:style-name="P4">
Authors: Ukrinform (Person)</text:p>
      <text:p text:style-name="P4">
Publisher: Укринформ (Organization)</text:p>
      <text:p text:style-name="P4">
Published Time: 2023-06-25T16:06:00+03:00</text:p>
      <text:p text:style-name="P4">
Modified Time: 2023-06-25T23:06:00+03:00</text:p>
      <text:p text:style-name="P4">
Description: President of Ukraine Volodymyr Zelensky has a telephone conversation with Polish colleague Andrzej Duda, in particular, told about a threatening situation that the occupiers created at the Zaporizhzhia NPP. - Ukrinform.</text:p>
      <text:p text:style-name="P4">
Images: ['<text:a xlink:type="simple" xlink:href="https://static.ukrinform.com/photos/2022_05/thumb_files/630_360_1653230044-377.jpeg" text:style-name="Internet_20_link" text:visited-style-name="Visited_20_Internet_20_Link">
630_360_16532...</text:a>
']</text:p>
      <text:p text:style-name="P4">
Tags: ['Дуда', 'Зеленський', 'Запорізька АЕС', 'Війна з Росією']</text:p>
      <text:p text:style-name="P4">
Type: Article</text:p>
      <!--METADATA-->
      <text:p text:style-name="P4">
<draw:frame draw:style-name="fr1" draw:name="Image154" text:anchor-type="as-char" svg:width="6.9236in" svg:height="3.956343in" draw:z-index="0">
<draw:image xlink:href="../Images/yкринформ/2023-06-25T16-06-00-03-00/630_360_1653230044-377.jpeg" xlink:type="simple" xlink:show="embed" xlink:actuate="onLoad" draw:mime-type="image/jpeg"/>
</draw:frame>
President of Ukraine Volodymyr Zelensky had a telephone conversation with the Polish colleague Duda, in particular, told about the threatening situation that the occupiers were created by the Zaporozhye NPP.</text:p>
      <text:p text:style-name="P4">
The President of Ukraine reported this in <text:a xlink:type="simple" xlink:href="https://t.me/s/V_Zelenskiy_official" text:style-name="Internet_20_link" text:visited-style-name="Visited_20_Internet_20_Link">
telegram</text:a>
, reports Ukrinform.</text:p>
      <text:p text:style-name="P4">
“The latest talks to our partners - with President of Poland Duda. They discussed recent events in Russia and how they can influence the course of hostilities and the security situation in the region, ”said Zelensky.</text:p>
      <text:p text:style-name="P4">
The President added that he told the Polish colleague about the state of affairs on the battlefield of the hip situation that the invaders were created at the Zaporizhzhia NPP.</text:p>
      <text:p text:style-name="P4">
*!(https://www.ukrinform.ua/rubric-polytics/3727602-zelenskij-telefonom-obgovoriv-iz-trudo-situaciu-na-poli-bou-ta-zagrozu-na-zaes.html)As it was reported, Volodymyr Zelenskyy had a telephone conversation from the head of the White House Joe Biden - it was about expanding defense cooperation with the convoy on long -range means of defeat.</text:p>
      <text:p text:style-name="P4">
<text:span text:style-name="T5">
Foto: op</text:span>
</text:p>
      <text:p text:style-name="P4">
News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In the US condemned hacker who broke Twitter-pages of Baiden, Gates and Mask</text:span>
</text:h>
      <text:p text:style-name="P4">
Authors: Ukrinform (Person)</text:p>
      <text:p text:style-name="P4">
Publisher: Укринформ (Organization)</text:p>
      <text:p text:style-name="P4">
Published Time: 2023-06-25T16:28:11+03:00</text:p>
      <text:p text:style-name="P4">
Modified Time: 2023-06-25T16:28:11+03:00</text:p>
      <text:p text:style-name="P4">
Description: The New York Federal Court sentenced up to the age of five by 24-year-old British Joseph James O'Connora for the evil of Twitter akaunt of several American politicians and celebrities in 2020. - Ukrinform.</text:p>
      <text:p text:style-name="P4">
Images: ['<text:a xlink:type="simple" xlink:href="https://static.ukrinform.com/photos/2019_12/thumb_files/630_360_1575637264-429.jpg" text:style-name="Internet_20_link" text:visited-style-name="Visited_20_Internet_20_Link">
630_360_15756...</text:a>
']</text:p>
      <text:p text:style-name="P4">
Tags: ['США', 'Twitter', 'Хакери']</text:p>
      <text:p text:style-name="P4">
Type: Article</text:p>
      <!--METADATA-->
      <text:p text:style-name="P4">
<draw:frame draw:style-name="fr1" draw:name="Image155" text:anchor-type="as-char" svg:width="6.9236in" svg:height="3.956343in" draw:z-index="0">
<draw:image xlink:href="../Images/yкринформ/2023-06-25T16-28-11-03-00/630_360_1575637264-429.jpg" xlink:type="simple" xlink:show="embed" xlink:actuate="onLoad" draw:mime-type="image/jpeg"/>
</draw:frame>
The New York Federal Court sentenced to the five years of priority to 24-year-old Joseph James O'Connora for the evil of Twitter akaunt of several American politicians and celebrities in 2020.</text:p>
      <text:p text:style-name="P4">
About it reports <text:a xlink:type="simple" xlink:href="http://techcrunch.com/2023/06/23/twitter-hacker-sentenced-prison/" text:style-name="Internet_20_link" text:visited-style-name="Visited_20_Internet_20_Link">
Techcrunch</text:a>
, reports Ukrinform.</text:p>
      <text:p text:style-name="P4">
In addition, O'Connor has to pay $ 794 thousand victims of his crimes.</text:p>
      <text:p text:style-name="P4">
He is a citizen of the United Kingdom and was extracted from Spain to the Prosecutor's Office <text:a xlink:type="simple" xlink:href="https://www.ukrinform.ua/tag-ssa" text:style-name="Internet_20_link" text:visited-style-name="Visited_20_Internet_20_Link">
USA</text:a>
At the beginning of this year and from that time is in custody. In May, the man found himself guilty of the prosecution points of the charge, fraud of electronic means, cyber -proving and money laundering.</text:p>
      <text:p text:style-name="P4">
During the hearing, Judge Jed S. Rakoff stated that O'Connor, probably, had a half -prison term, spent more than two years in pre -trial prison. The prosecutors instead demanded for at least seven years of personality.</text:p>
      <text:p text:style-name="P4">
In court, O'Connor called his crimes "stupid and meaningless" and apologized to his victims.</text:p>
      <text:p text:style-name="P4">
<text:span text:style-name="T4">
 Read also: </text:span>
 <text:a xlink:type="simple" xlink:href="https://www.ukrinform.ua/rubric-world/3723551-u-ssa-arestuvali-rosianina-za-kiberataki-ta-zdirnictvo-v-interneti.html" text:style-name="Internet_20_link" text:visited-style-name="Visited_20_Internet_20_Link">
in the USA arrested Russian for cyberattacks and extortion of Winternette</text:a>
As it is noted, O'Connor, known under the nickname Plugwalkjoe, was part of a group that broke dozens of famous Twitter accounts in July 2020, such aspple, Binance, Bill Gates, Joe Biden and Ilona Mask, with the purpose of spreading ancestral fraud.</text:p>
      <text:p text:style-name="P4">
According to prosecutors, the attacker conducted a complicated attack on SIM-Cartard Shipment of Large Cryptocurrency Sums, broke Twitter, and computers invaded the seizure of accounts on social networks.</text:p>
      <text:p text:style-name="P4">
<text:span text:style-name="T4">
 Read also: </text:span>
 <text:a xlink:type="simple" xlink:href="https://www.ukrinform.ua/rubric-technology/3722731-prorosijski-hakeri-atakuvali-sajt-najbilsogo-v-evropi-portu-rotterdama.html" text:style-name="Internet_20_link" text:visited-style-name="Visited_20_Internet_20_Link">
pro -Russian <text:span text:style-name="T4">
 hackers </text:span>
 attacked the website of the largest Rotterdam port</text:a>
As reported by Ukrinform, in the State Service of Special Communications and Information of Ukraine it was warned that Russian hackers had strengthened phishing-attacks, to keep unauthorized access to the personal data of Ukrainians, in particular the doparots of the mailboxes Ukr.NET.</text:p>
      <text:p text:style-name="P4">
News Source: <text:a xlink:type="simple" xlink:href="https://www.ukrinform.ua/rubric-technology/3727523-u-ssa-zasudili-hakera-akij-zlamav-tvitterstorinki-bajdena-gejtsa-ta-maska.html" text:style-name="Internet_20_link" text:visited-style-name="Visited_20_Internet_20_Link">
https://www.ukrinform.ua/rubric-technology/3727523-u-ssa-zasudili-hakera-akij-zlamav-tvitterstorinki-bajdena-gejtsa-ta-maska.html</text:a>
</text:p>
      <!--NEWS-->
      <text:h text:style-name="P10" text:outline-level="1">
<text:span text:style-name="T4">
Prigogine stated that he was "not in touch" - the media</text:span>
</text:h>
      <text:p text:style-name="P4">
Authors: Ukrinform (Person)</text:p>
      <text:p text:style-name="P4">
Publisher: Укринформ (Organization)</text:p>
      <text:p text:style-name="P4">
Published Time: 2023-06-25T16:32:00+03:00</text:p>
      <text:p text:style-name="P4">
Modified Time: 2023-06-25T16:32:00+03:00</text:p>
      <text:p text:style-name="P4">
Description: In the press service of the leader of the Wagner PEC Yevgeny Prigogine stated that he was not in touch. - Ukrinform.</text:p>
      <text:p text:style-name="P4">
Images: ['<text:a xlink:type="simple" xlink:href="https://static.ukrinform.com/photos/2023_06/thumb_files/630_360_1687592601-344.jpg" text:style-name="Internet_20_link" text:visited-style-name="Visited_20_Internet_20_Link">
630_360_16875...</text:a>
']</text:p>
      <text:p text:style-name="P4">
Tags: ['Росія', 'ПВК "Вагнера"', 'Пригожин']</text:p>
      <text:p text:style-name="P4">
Type: Article</text:p>
      <!--METADATA-->
      <text:p text:style-name="P4">
<draw:frame draw:style-name="fr1" draw:name="Image156" text:anchor-type="as-char" svg:width="6.9236in" svg:height="3.956343in" draw:z-index="0">
<draw:image xlink:href="../Images/yкринформ/2023-06-25T16-32-00-03-00/630_360_1687592601-344.jpg" xlink:type="simple" xlink:show="embed" xlink:actuate="onLoad" draw:mime-type="image/jpeg"/>
</draw:frame>
Eugene Prigogine's PEC "Wagner" PEC "Wagner" said that he was not yet called.</text:p>
      <text:p text:style-name="P4">
This was reported <text:a xlink:type="simple" xlink:href="http://t.me/rtvimain/77862" text:style-name="Internet_20_link" text:visited-style-name="Visited_20_Internet_20_Link">
RTVI</text:a>
In the press service of Prigogine, reports Ukrinform.</text:p>
      <text:p text:style-name="P4">
"He gives everyone hello and answers the question when he will be on a normal connection," the journalist said in response to a request.</text:p>
      <text:p text:style-name="P4">
As it is noted, the location of Prigogine has been public publicly in the evening on June 24. Then there was a video on which the founder of Wagner PEC goes from Rostov-on-Don by car.</text:p>
      <text:p text:style-name="P4">
At the same time <text:a xlink:type="simple" xlink:href="http://www.interfax.ru/russia/908921" text:style-name="Internet_20_link" text:visited-style-name="Visited_20_Internet_20_Link">
Interfax</text:a>
He writes that Wagner's fighters left Lipetsk region.</text:p>
      <text:p text:style-name="P4">
<text:span text:style-name="T4">
 Read also: </text:span>
 <text:a xlink:type="simple" xlink:href="https://www.ukrinform.ua/rubric-world/3727460-prigozina-mozut-likviduvati-u-bilorusi-cnn.html" text:style-name="Internet_20_link" text:visited-style-name="Visited_20_Internet_20_Link">
<text:span text:style-name="T4">
 Prigogine </text:span>
 can be eliminated in Belarus - CNN</text:a>
As it was reported, the leader of the Wagner PEC Yevhen Prigogin announced Demarsh against the Russian military leadership, in particular against the Ministry of Defense Sergei Shoig. He took control of Rostov-on-Don and part of the Okronezh region, after which the "Wagnerivtsi" went to Moscow.</text:p>
      <text:p text:style-name="P4">
On the evening of June 24, the self -proclaimed President of Belarus Alexander Lukashenko began to negotiate with Putin in agreement with Putin. After this leader, Wagner PEC has announced that he was deploying his mercenaries back to "field camps".</text:p>
      <text:p text:style-name="P4">
<text:span text:style-name="T4">
 Read also: </text:span>
 <text:a xlink:type="simple" xlink:href="https://www.ukrinform.ua/rubric-polytics/3727513-glava-mzs-italii-pro-zakolot-prigozina-mif-pro-ednist-putinskoi-rosii-zakincivsa.html" text:style-name="Internet_20_link" text:visited-style-name="Visited_20_Internet_20_Link">
Italian Foreign Minister - About Rebellion <text:span text:style-name="T4">
 Prigogine </text:span>
: Myth of Putin Russia's Fits End</text:a>
Secretary of the National Security and Defense Council of Ukraine Alexei Danilov named the sprout of the rebellion of the leader of the Wagner PEC "Yevgeny Prigogin" the first stage of dismantling of Russian President Vladimir Putin.</text:p>
      <text:p text:style-name="P4">
News Source: <text:a xlink:type="simple" xlink:href="https://www.ukrinform.ua/rubric-world/3727525-u-prigozina-zaavili-so-vin-ne-na-zvazku-zmi.html" text:style-name="Internet_20_link" text:visited-style-name="Visited_20_Internet_20_Link">
https://www.ukrinform.ua/rubric-world/3727525-u-prigozina-zaavili-so-vin-ne-na-zvazku-zmi.html</text:a>
</text:p>
      <!--NEWS-->
      <text:h text:style-name="P10" text:outline-level="1">
<text:span text:style-name="T4">
About $ 60 billion was attracted at the London conference</text:span>
</text:h>
      <text:p text:style-name="P4">
Authors: Ukrinform (Person)</text:p>
      <text:p text:style-name="P4">
Publisher: Укринформ (Organization)</text:p>
      <text:p text:style-name="P4">
Published Time: 2023-06-25T16:38:00+03:00</text:p>
      <text:p text:style-name="P4">
Modified Time: 2023-06-25T16:38:00+03:00</text:p>
      <text:p text:style-name="P4">
Description: At the country's restoration conference in London, about $ 60 billion was raised to restore the country.</text:p>
      <text:p text:style-name="P4">
— Укрінформ.: </text:p>
      <text:p text:style-name="P4">
Images: ['<text:a xlink:type="simple" xlink:href="https://static.ukrinform.com/photos/2022_12/thumb_files/630_360_1670257965-607.jpg" text:style-name="Internet_20_link" text:visited-style-name="Visited_20_Internet_20_Link">
630_360_16702...</text:a>
']</text:p>
      <text:p text:style-name="P4">
Tags: ['Україна', 'Шмигаль', 'Відбудова', 'Конференція з відбудови у Лондоні']</text:p>
      <text:p text:style-name="P4">
Type: Article</text:p>
      <!--METADATA-->
      <text:p text:style-name="P4">
<draw:frame draw:style-name="fr1" draw:name="Image157" text:anchor-type="as-char" svg:width="6.9236in" svg:height="3.956343in" draw:z-index="0">
<draw:image xlink:href="../Images/yкринформ/2023-06-25T16-38-00-03-00/630_360_1670257965-607.jpg" xlink:type="simple" xlink:show="embed" xlink:actuate="onLoad" draw:mime-type="image/jpeg"/>
</draw:frame>
The conference on the restoration of Ukraine in London(Ukraine Recovery Conference)About $ 60 billion was attracted to the country.</text:p>
      <text:p text:style-name="P4">
According to Ukrinform, Prime Minister of Ukraine Denis Shmigal in [Facebook] reported this(https://www.facebook.com/dshmyhal/posts/pfbid02EbEWVTV2beuowWpQUMDL1cdU3K2UbL3FLf3tWuM53p2qDGqUiEDKMvBs9HsxHGZCl).</text:p>
      <text:p text:style-name="P4">
"Минулий тиждень пройшов під знаком Ukraine Recovery Conference у Лондоні, де<text:a xlink:type="simple" xlink:href="https://www.ukrinform.ua/tag-ukraina" text:style-name="Internet_20_link" text:visited-style-name="Visited_20_Internet_20_Link">
 Україна </text:a>
She received practical results, which enhance our stability and accelerate rebuilding. The financial resources for a total amount of about $ 60 billion were attracted to restore, "he wrote.</text:p>
      <text:p text:style-name="P4">
Shmigal noted that during the EU Conference announced 50 billion euros for 4 years. According to him, these funds will be used to cover the state budget deficit funding for renewable projects. In addition, the United Kingdom is 3 billion pounds for the next three years, including £ 240 million. Also, Ukraine and Britain will create a Innovateukraine Green Innovateukraine Innovateukraine Innovate Innovation Innovation Innovation Innovation Innovation Innovation Foundation Fund.</text:p>
      <text:p text:style-name="P4">
Schmigal added that during the conference an agreement on a package of assistance was reached $ 1.76 billion to finance social payments from the World Bank. At the same time, financial support programs from individual countries were announced: the United States - an additional $ 1.3 billion for transport infrastructure, digitalization and energy, Germany - an additional € 381 million, including a focus, Switzerland - 1.5 billion francs on a support program .</text:p>
      <text:p text:style-name="P4">
*!(https://www.ukrinform.ua/rubric-polytics/3726760-prezident-proviv-naradu-za-pidsumkami-konferencii-z-vidnovlenna-u-londoni.html)The Prime Minister said that during the conference, the European Investment Bank had anonized the new portfolio of projects for reconstruction of Ukraine for 840 million euros. It was about municipal infrastructure, water supply, transport, cybersecurity.</text:p>
      <text:p text:style-name="P4">
The EBRD will also support the Ukrainian energy companies "Naftogaz", "Ukrenergo" and "Ukrhydroenergo" worth 600 million euros. "After the liberation of the territory of the Kakhovka reservoir, we will develop a road card of the hydroelectric power station. The plans are a program for 3-5 billion euros for the implementation of reconstruction projects," the Government reporter.Shmigal stressed that partners positively evaluate the dynamics of reforms in Ukraine, do not doubt European prospects for our country and support the use of frozen Russian assets to rebuild Ukraine.</text:p>
      <text:p text:style-name="P4">
<text:span text:style-name="T4">
 Read also: </text:span>
 <text:a xlink:type="simple" xlink:href="https://www.ukrinform.ua/rubric-vidbudova/3726893-marcenko-pidsumuvav-zdobutki-konferencii-z-vidnovlenna-ukraini.html" text:style-name="Internet_20_link" text:visited-style-name="Visited_20_Internet_20_Link">
Marchenko summed up the gain <text:span text:style-name="T4">
 conferences </text:span>
 Defense of Ukraine</text:a>
Also at the conference began creating a business coalition for investment in the Ukrainian economy, in particular to Ukraine Business Compact(The unity of leading Ukrainian and international companies into the global community of responsible businesses to support the restoration of Ukraine)More than 500 companies have already joined. The Ukrainian G7, the EU and its financial institutions of development were launched during the event and the Agreement of Ukraine, the EU, Norway, Switzerland, the European Investment Bank and the EBRD was signed to restart the market for military risk insurance.</text:p>
      <text:p text:style-name="P4">
In addition, the United Kingdom has announced a contribution of 20 million ponder -screening to the Miga reinsurance fund, which in turn signed a memorandum of understanding with Prosredit Bank, which increased the amount of Garantics to 40.8 million euros. An agreement was concluded between IFC and the Ukrainian Danube shipping for modernization and expanding the capabilities of the Danube logistics. During the conference, the Ukrainian-British digital platform was launched to find business partners.</text:p>
      <text:p text:style-name="P4">
<text:span text:style-name="T4">
 Read also: </text:span>
 <text:a xlink:type="simple" xlink:href="https://www.ukrinform.ua/rubric-vidbudova/3727185-investori-zacikavleni-u-vidnovlenni-ukraini-im-potribni-lise-strahovi-polisi-biznesombudsmen.html" text:style-name="Internet_20_link" text:visited-style-name="Visited_20_Internet_20_Link">
<text:span text:style-name="T4">
 investors </text:span>
 <text:span text:style-name="T4">
 interested </text:span>
 In <text:span text:style-name="T4">
 Recovery </text:span>
<text:span text:style-name="T4">
 Ukraine </text:span>
, they <text:span text:style-name="T4">
 need </text:span>
 <text:span text:style-name="T4">
 </text:span>
 <text:span text:style-name="T4">
 </text:span>
 <text:span text:style-name="T4">
 </text:span>
 Insurance <text:span text:style-name="T4">
 </text:span>
 <text:span text:style-name="T4">
 </text:span>
 <text:span text:style-name="T5">
-</text:span>
<text:span text:style-name="T5">
 business </text:span>
<text:span text:style-name="T5">
 -</text:span>
<text:span text:style-name="T5">
 Ombudsman </text:span>
*</text:a>
It was reported that on June 21-22 in London there was an International Conference of Defense of Ukraine - Ukraine Recovery Conference, third large -scale international event(After conferences in Lugano and Berlin). Понад 400 світовихкомпаній пообіцяли надати підтримку Україні у відбудові економіки.</text:p>
      <text:p text:style-name="P4">
News Source: <text:a xlink:type="simple" xlink:href="https://www.ukrinform.ua/rubric-vidbudova/3727530-na-londonskij-konferencii-zalucili-blizko-60-milardiv-na-vidnovlenna-smigal.html" text:style-name="Internet_20_link" text:visited-style-name="Visited_20_Internet_20_Link">
https://www.ukrinform.ua/rubric-vidbudova/3727530-na-londonskij-konferencii-zalucili-blizko-60-milardiv-na-vidnovlenna-smigal.html</text:a>
</text:p>
      <!--NEWS-->
      <text:h text:style-name="P10" text:outline-level="1">
<text:span text:style-name="T4">
Andriy Pyatov received a coaching diploma</text:span>
</text:h>
      <text:p text:style-name="P4">
Authors: Ukrinform (Person)</text:p>
      <text:p text:style-name="P4">
Publisher: Укринформ (Organization)</text:p>
      <text:p text:style-name="P4">
Published Time: 2023-06-25T16:40:21+03:00</text:p>
      <text:p text:style-name="P4">
Modified Time: 2023-06-25T16:40:21+03:00</text:p>
      <text:p text:style-name="P4">
Description: Shakhtar goalkeeper Andriy Pyatov received UEFA Coaching Diploma V. - Ukrinform.</text:p>
      <text:p text:style-name="P4">
Images: ['<text:a xlink:type="simple" xlink:href="https://static.ukrinform.com/photos/2023_06/thumb_files/630_360_1687700336-559.jpg" text:style-name="Internet_20_link" text:visited-style-name="Visited_20_Internet_20_Link">
630_360_16877...</text:a>
']</text:p>
      <text:p text:style-name="P4">
Tags: ['Футбол']</text:p>
      <text:p text:style-name="P4">
Type: Article</text:p>
      <!--METADATA-->
      <text:p text:style-name="P4">
<draw:frame draw:style-name="fr1" draw:name="Image158" text:anchor-type="as-char" svg:width="6.9236in" svg:height="3.956343in" draw:z-index="0">
<draw:image xlink:href="../Images/yкринформ/2023-06-25T16-40-21-03-00/630_360_1687700336-559.jpg" xlink:type="simple" xlink:show="embed" xlink:actuate="onLoad" draw:mime-type="image/jpeg"/>
</draw:frame>
Shakhtar goalkeeper Andriy Pyatov received UEFA Coaching Diploma V.</text:p>
      <text:p text:style-name="P4">
He reported it in his <text:a xlink:type="simple" xlink:href="https://www.instagram.com/p/Ct1Ub-4tJep/" text:style-name="Internet_20_link" text:visited-style-name="Visited_20_Internet_20_Link">
Instagram</text:a>
, reports Ukrinform.</text:p>
      <text:p text:style-name="P4">
“The first went. The first diploma of coaching. Love for football in the blood. It is experienced to learn to use for the benefit of the next football generations. Learning continues, ”Pyatova said.</text:p>
      <text:p text:style-name="P4">
<text:span text:style-name="T4">
 Read also: </text:span>
 <text:a xlink:type="simple" xlink:href="https://www.ukrinform.ua/rubric-sports/3727508-kravcenko-priednavsa-do-polissa-na-pravah-orendi-z-opcieu-vikupu.html" text:style-name="Internet_20_link" text:visited-style-name="Visited_20_Internet_20_Link">
Kravchenko joined the Polesie on lease rights by the ransom</text:a>
Last season, the 38-year-old goalkeeper spent 2 matches for Shakhtar. It will contract until June 30.</text:p>
      <text:p text:style-name="P4">
Photo: Instagram.com</text:p>
      <text:p text:style-name="P4">
News Source: <text:a xlink:type="simple" xlink:href="https://www.ukrinform.ua/rubric-sports/3727529-andrij-patov-otrimav-trenerskij-diplom.html" text:style-name="Internet_20_link" text:visited-style-name="Visited_20_Internet_20_Link">
https://www.ukrinform.ua/rubric-sports/3727529-andrij-patov-otrimav-trenerskij-diplom.html</text:a>
</text:p>
      <!--NEWS-->
      <text:h text:style-name="P10" text:outline-level="1">
<text:span text:style-name="T4">
Bridge on Chongar after the explosion is closed for cars - Melitopol mayor</text:span>
</text:h>
      <text:p text:style-name="P4">
Authors: Ukrinform (Person)</text:p>
      <text:p text:style-name="P4">
Publisher: Укринформ (Organization)</text:p>
      <text:p text:style-name="P4">
Published Time: 2023-06-25T16:43:00+03:00</text:p>
      <text:p text:style-name="P4">
Modified Time: 2023-06-25T16:43:00+03:00</text:p>
      <text:p text:style-name="P4">
Description: The car bridge on Chongar is closed for passenger transport, to the Armenian checkpoint should go a very bad road, and on the border between Russia and Latvia people are filtering for four days. - Ukrinform.</text:p>
      <text:p text:style-name="P4">
Images: ['<text:a xlink:type="simple" xlink:href="https://static.ukrinform.com/photos/2023_06/thumb_files/630_360_1687700057-506.jpg" text:style-name="Internet_20_link" text:visited-style-name="Visited_20_Internet_20_Link">
630_360_16877...</text:a>
']</text:p>
      <text:p text:style-name="P4">
Tags: ['Чонгар', 'Крим', 'Окупація Криму', 'Міст', 'Федоров', 'Єдині новини']</text:p>
      <text:p text:style-name="P4">
Type: Article</text:p>
      <!--METADATA-->
      <text:p text:style-name="P4">
<draw:frame draw:style-name="fr1" draw:name="Image159" text:anchor-type="as-char" svg:width="6.9236in" svg:height="3.956343in" draw:z-index="0">
<draw:image xlink:href="../Images/yкринформ/2023-06-25T16-43-00-03-00/630_360_1687700057-506.jpg" xlink:type="simple" xlink:show="embed" xlink:actuate="onLoad" draw:mime-type="image/jpeg"/>
</draw:frame>
The Chongar's automobile bridge is closed for passenger transport, to Armenian checkpoint, it is necessary to go a very bad road, and on the border between Russia, people have filtration for four days.</text:p>
      <text:p text:style-name="P4">
About it in <text:a xlink:type="simple" xlink:href="https://t.me/ivan_fedorov_melitopol/2355" text:style-name="Internet_20_link" text:visited-style-name="Visited_20_Internet_20_Link">
ether</text:a>
The National Tveningshone "Unified News" was stated by the mayor of Melitopol Ivan Fedorov, Ukrinform reports.</text:p>
      <text:p text:style-name="P4">
"After the explosion on <text:a xlink:type="simple" xlink:href="https://www.ukrinform.ua/tag-mist" text:style-name="Internet_20_link" text:visited-style-name="Visited_20_Internet_20_Link">
bridge</text:a>
On Chongar Vinity is closed for passenger transport. Partly military trucks can go. Others - today by detour is sent to Armenian(Armenian checkpoint - ed.). Але від Сімферополя до Армянська дорога надпогана, іжителі туди добираються складно", - сказав Федоров.</text:p>
      <text:p text:style-name="P4">
На пропускному пункті в Армянську сьогодні величезна черга. За його словами,цей перехід був основним для евакуації з тимчасово окупованої територіїЗапорізької та Херсонської області.</text:p>
      <text:p text:style-name="P4">
<text:span text:style-name="T4">
Читайте також:</text:span>
 <text:a xlink:type="simple" xlink:href="https://www.ukrinform.ua/rubric-crimea/3726868-rosiani-zveli-pontonnu-perepravu-pisla-udaru-po-congarskomu-mostu.html" text:style-name="Internet_20_link" text:visited-style-name="Visited_20_Internet_20_Link">
 Росіяни звели понтонну переправу після удару по<text:span text:style-name="T4">
Чонгар</text:span>
 ському мосту </text:a>
"Chongar does not work today, Armenian works poorly. There is a large number of people on the borders between Russia and Latvia. Residents stand at the points of transition of days. So it is almost impossible to evacuate," the mayor added.</text:p>
      <text:p text:style-name="P4">
Earlier it was reported that in the occupied part of the Zaporizhzhya region, the invaders <text:a xlink:type="simple" xlink:href="https://www.ukrinform.ua/rubric-ato/3727490-rosiani-na-okupovanomu-zaporizzi-rvut-ukrainski-dokumenti-na-blokpostah.html" text:style-name="Internet_20_link" text:visited-style-name="Visited_20_Internet_20_Link">
rush Ukrainian passports</text:a>
 .</text:p>
      <text:p text:style-name="P4">
News Source: <text:a xlink:type="simple" xlink:href="https://www.ukrinform.ua/rubric-crimea/3727532-mist-na-congari-pisla-vibuhu-zakritij-dla-legkovikiv-mer-melitopola.html" text:style-name="Internet_20_link" text:visited-style-name="Visited_20_Internet_20_Link">
https://www.ukrinform.ua/rubric-crimea/3727532-mist-na-congari-pisla-vibuhu-zakritij-dla-legkovikiv-mer-melitopola.html</text:a>
</text:p>
      <!--NEWS-->
      <text:h text:style-name="P10" text:outline-level="1">
<text:span text:style-name="T4">
In Crimea, Russian police detained three activists</text:span>
</text:h>
      <text:p text:style-name="P4">
Authors: Ukrinform (Person)</text:p>
      <text:p text:style-name="P4">
Publisher: Укринформ (Organization)</text:p>
      <text:p text:style-name="P4">
Published Time: 2023-06-25T16:46:56+03:00</text:p>
      <text:p text:style-name="P4">
Modified Time: 2023-06-25T16:46:56+03:00</text:p>
      <text:p text:style-name="P4">
Description: In the Crimea, during the climbing on the White Scala, Russian police detained three activists. - Ukrinform.</text:p>
      <text:p text:style-name="P4">
Images: ['<text:a xlink:type="simple" xlink:href="https://static.ukrinform.com/photos/2020_10/thumb_files/630_360_1603365565-629.jpg" text:style-name="Internet_20_link" text:visited-style-name="Visited_20_Internet_20_Link">
630_360_16033...</text:a>
']</text:p>
      <text:p text:style-name="P4">
Tags: ['Крим', 'Затримання', 'Активіст']</text:p>
      <text:p text:style-name="P4">
Type: Article</text:p>
      <!--METADATA-->
      <text:p text:style-name="P4">
<draw:frame draw:style-name="fr1" draw:name="Image161" text:anchor-type="as-char" svg:width="6.9236in" svg:height="3.956343in" draw:z-index="0">
<draw:image xlink:href="../Images/yкринформ/2023-06-25T16-46-56-03-00/630_360_1603365565-629.jpg" xlink:type="simple" xlink:show="embed" xlink:actuate="onLoad" draw:mime-type="image/jpeg"/>
</draw:frame>
In the Crimea, the Russian police detained three activists during the white rock climb.</text:p>
      <text:p text:style-name="P4">
About it in <text:a xlink:type="simple" xlink:href="http://t.me/Crimeanwind/34823" text:style-name="Internet_20_link" text:visited-style-name="Visited_20_Internet_20_Link">
telegram</text:a>
Informs the edition "Crimean Vetter", reports Ukrinform.</text:p>
      <text:p text:style-name="P4">
“In <text:a xlink:type="simple" xlink:href="https://www.ukrinform.ua/tag-krim" text:style-name="Internet_20_link" text:visited-style-name="Visited_20_Internet_20_Link">
Crimea</text:a>
During the climbing to the Biluskal to the Crimean Tatar flag, the employees of the Russian police were three people, ”the newspaper reports.</text:p>
      <text:p text:style-name="P4">
According to them, the activist Rustem Kurnov was detained, the son of the editor -in -law of the Kyryrym server Ibraim - Ebabil Ibraim and another73 -year -old activist.</text:p>
      <text:p text:style-name="P4">
<text:span text:style-name="T4">
 Read also: </text:span>
 [Crimean "Court" refused to cancel the fine(https://www.ukrinform.ua/rubric-crimea/3723336-krimskij-sud-vidmovivsa-skasuvati-straf-gromadanskomu-zurnalistu-osmanovu.html)It is noted that everyone is being held at the Belgorod police department.</text:p>
      <text:p text:style-name="P4">
News Source: <text:a xlink:type="simple" xlink:href="https://www.ukrinform.ua/rubric-crimea/3727533-u-krimu-rosijska-policia-zatrimala-troh-aktivistiv.html" text:style-name="Internet_20_link" text:visited-style-name="Visited_20_Internet_20_Link">
https://www.ukrinform.ua/rubric-crimea/3727533-u-krimu-rosijska-policia-zatrimala-troh-aktivistiv.html</text:a>
</text:p>
      <!--NEWS-->
      <text:h text:style-name="P10" text:outline-level="1">
<text:span text:style-name="T4">
The world saw that Putin's power could be swept inside - Estonian Parliamentary</text:span>
</text:h>
      <text:p text:style-name="P4">
Authors: Ukrinform (Person)</text:p>
      <text:p text:style-name="P4">
Publisher: Укринформ (Organization)</text:p>
      <text:p text:style-name="P4">
Published Time: 2023-06-25T16:59:00+03:00</text:p>
      <text:p text:style-name="P4">
Modified Time: 2023-06-25T16:59:00+03:00</text:p>
      <text:p text:style-name="P4">
Description: The chairman of the Estonian Parliament Foreign Commission, Marco Mihkelson, noted that Saturdays have shown some of Russia's fragility. - Ukrinform.</text:p>
      <text:p text:style-name="P4">
Images: ['<text:a xlink:type="simple" xlink:href="https://static.ukrinform.com/photos/2019_04/thumb_files/630_360_1554981720-342.jpg" text:style-name="Internet_20_link" text:visited-style-name="Visited_20_Internet_20_Link">
630_360_15549...</text:a>
']</text:p>
      <text:p text:style-name="P4">
Tags: ['Естонія', 'Парламент', 'Путін', 'Росія', 'ПВК "Вагнера"', 'Пригожин', 'Переворот']</text:p>
      <text:p text:style-name="P4">
Type: Article</text:p>
      <!--METADATA-->
      <text:p text:style-name="P4">
<draw:frame draw:style-name="fr1" draw:name="Image162" text:anchor-type="as-char" svg:width="6.9236in" svg:height="3.956343in" draw:z-index="0">
<draw:image xlink:href="../Images/yкринформ/2023-06-25T16-59-00-03-00/630_360_1554981720-342.jpg" xlink:type="simple" xlink:show="embed" xlink:actuate="onLoad" draw:mime-type="image/jpeg"/>
</draw:frame>
The Estonian Parliament's Foreign Affairs Head of Marco Mikhkelson noted that Saturdays have shown some of Russia's fragility.</text:p>
      <text:p text:style-name="P4">
According to Ukrinform, the national [ERR broadcaster] reports it(https://rus.err.ee/1609017257/mihkelson-miru-pokazali-chto-vlast-putina-ne-zheleznaja).</text:p>
      <text:p text:style-name="P4">
“I have not seen such a chain of events for a very long time. As Putin said to his Saturday morning address, the situation can be compared since 1917. The unambiguous conclusion about why and how it happened is difficult to make even today in the morning, ”Mikhkelson said on Sunday.</text:p>
      <text:p text:style-name="P4">
In his opinion, the relocation of the leader of the Wagner PEC "Yevgeny Prigogine to Belarus - this is just the question of the desire of Alexander Lukashenko, since the Belarusian authoritarian leader is not a sovereign head of state. "Time will show why and whose request he did, and what the result will be," the parliamentarian added.</text:p>
      <text:p text:style-name="P4">
<text:span text:style-name="T4">
 Read also: </text:span>
 <text:a xlink:type="simple" xlink:href="https://www.ukrinform.ua/rubric-ato/3727471-pvk-vagner-moze-atakuvati-kiiv-z-bilorusi-britanskij-general.html" text:style-name="Internet_20_link" text:visited-style-name="Visited_20_Internet_20_Link">
PVC "<text:span text:style-name="T4">
 Wagner </text:span>
" can attack Kiev from Belarus -British General</text:a>
According to him, "it would be naive to think that(Saturday rebellion - ed.)It will lead to some democratic formation of Russia. "As for the course of the course, it is unknown who helped the columns of Prigogine and Wagner to move so logistically and reach a certain point where the agreement was reached, the head of the Parliamentary Commission.</text:p>
      <text:p text:style-name="P4">
"It can be said this morning that the authority of the authorities in Russia has been preserved, it became clear that this power can be shaken by quite simple ones ... All over the world it was shown that Putin's power is not iron, it could be stored from the inside," Mikhkelson said.</text:p>
      <text:p text:style-name="P4">
As it was reported, the leader <text:a xlink:type="simple" xlink:href="https://www.ukrinform.ua/tag-pvk-vagnera" text:style-name="Internet_20_link" text:visited-style-name="Visited_20_Internet_20_Link">
PVC "Wagner"</text:a>
On June 23, Yevgeny Prigogin declared Demarsh against the Russian military leadership, in particular against the Minister of Defense Sergei Shoig. He took control of Rostov-on-Don and part of the Voronezh region, after which the Wagnerivtsi went to Moscow.</text:p>
      <text:p text:style-name="P4">
<text:span text:style-name="T4">
 Read also: </text:span>
 <text:a xlink:type="simple" xlink:href="https://www.ukrinform.ua/rubric-world/3727525-u-prigozina-zaavili-so-vin-ne-na-zvazku-zmi.html" text:style-name="Internet_20_link" text:visited-style-name="Visited_20_Internet_20_Link">
in Prigogine stated that he was "not in touch" - media</text:a>
On the evening of June 24, the self -proclaimed President of Belarus Alexander Lukashenko began to negotiate with Putin in agreement with Putin. After this leader, Wagner PEC has announced that he was deploying his mercenaries back to "field camps".</text:p>
      <text:p text:style-name="P4">
News Source: <text:a xlink:type="simple" xlink:href="https://www.ukrinform.ua/rubric-world/3727536-svit-pobaciv-so-vladu-putina-mozna-hitnuti-zseredini-estonskij-parlamentarij.html" text:style-name="Internet_20_link" text:visited-style-name="Visited_20_Internet_20_Link">
https://www.ukrinform.ua/rubric-world/3727536-svit-pobaciv-so-vladu-putina-mozna-hitnuti-zseredini-estonskij-parlamentarij.html</text:a>
</text:p>
      <!--NEWS-->
      <text:h text:style-name="P10" text:outline-level="1">
<text:span text:style-name="T4">
Pavlova and Kozokar won silver in mixed archery competitions at European Games</text:span>
</text:h>
      <text:p text:style-name="P4">
Authors: Ukrinform (Person)</text:p>
      <text:p text:style-name="P4">
Publisher: Укринформ (Organization)</text:p>
      <text:p text:style-name="P4">
Published Time: 2023-06-25T16:59:39+03:00</text:p>
      <text:p text:style-name="P4">
Modified Time: 2023-06-25T16:59:39+03:00</text:p>
      <text:p text:style-name="P4">
Description: Ukrainian archers Anastasia Pavlova and Ivan Kozokar became the silver medalists of European games in Krakow. - Ukrinform.</text:p>
      <text:p text:style-name="P4">
Images: ['<text:a xlink:type="simple" xlink:href="https://static.ukrinform.com/photos/2023_06/thumb_files/630_360_1687701455-844.jpg" text:style-name="Internet_20_link" text:visited-style-name="Visited_20_Internet_20_Link">
630_360_16877...</text:a>
']</text:p>
      <text:p text:style-name="P4">
Tags: ['стрільба з лука', 'Європейські ігри']</text:p>
      <text:p text:style-name="P4">
Type: Article</text:p>
      <!--METADATA-->
      <text:p text:style-name="P4">
<draw:frame draw:style-name="fr1" draw:name="Image163" text:anchor-type="as-char" svg:width="6.9236in" svg:height="3.956343in" draw:z-index="0">
<draw:image xlink:href="../Images/yкринформ/2023-06-25T16-59-39-03-00/630_360_1687701455-844.jpg" xlink:type="simple" xlink:show="embed" xlink:actuate="onLoad" draw:mime-type="image/jpeg"/>
</draw:frame>
Ukrainian Landsaries Anastasia Pavlova and Ivan Kozokar became silver prize -winners of the European Games in Krakow.</text:p>
      <text:p text:style-name="P4">
In the finals in mixed competitions, they gave way to Spain - 1: 5, reports Ukrinform.</text:p>
      <text:p text:style-name="P4">
The Spaniards won the license for the 2024 Olympics thanks to the victory.</text:p>
      <text:p text:style-name="P4">
On the way to the finals, Ukrainians won France(5:3)and Moldova in the semifinals(5:4).</text:p>
      <text:p text:style-name="P4">
«Бронзу» в цій дисципліні здобула збірна Німеччини, яка обіграла Молдову -5:4.</text:p>
      <text:p text:style-name="P4">
<text:span text:style-name="T4">
Читайте також:</text:span>
 <text:a xlink:type="simple" xlink:href="https://www.ukrinform.ua/rubric-sports/3727434-rozklad-evropejskih-igor-na-25-cervna.html" text:style-name="Internet_20_link" text:visited-style-name="Visited_20_Internet_20_Link">
 Розклад Європейських ігор на 25 червня</text:a>
European games will last until July 2.</text:p>
      <text:p text:style-name="P4">
Photo: Getty Images</text:p>
      <text:p text:style-name="P4">
News Source: <text:a xlink:type="simple" xlink:href="https://www.ukrinform.ua/rubric-sports/3727534-pavlova-ta-kozokar-zavouvali-sriblo-u-zmisanih-zmagannah-u-strilbi-z-luka-na-evropejskih-igrah.html" text:style-name="Internet_20_link" text:visited-style-name="Visited_20_Internet_20_Link">
https://www.ukrinform.ua/rubric-sports/3727534-pavlova-ta-kozokar-zavouvali-sriblo-u-zmisanih-zmagannah-u-strilbi-z-luka-na-evropejskih-igrah.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6-25T17:12:00+03:00</text:p>
      <text:p text:style-name="P4">
Modified Time: 2023-06-25T23:12:00+03:00</text:p>
      <text:p text:style-name="P4">
Description: Air alarm has been announced in the capital and a number of area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164" text:anchor-type="as-char" svg:width="6.9236in" svg:height="3.956343in" draw:z-index="0">
<draw:image xlink:href="../Images/yкринформ/2023-06-25T17-12-00-03-00/630_360_1645871571-868.jpg" xlink:type="simple" xlink:show="embed" xlink:actuate="onLoad" draw:mime-type="image/jpeg"/>
</draw:frame>
Air alarm has been declared a number of areas.</text:p>
      <text:p text:style-name="P4">
About it reports Ukrinform with reference to <text:a xlink:type="simple" xlink:href="https://alerts.in.ua/" text:style-name="Internet_20_link" text:visited-style-name="Visited_20_Internet_20_Link">
map</text:a>
Air anxiety.</text:p>
      <text:p text:style-name="P4">
At the same time, the air forces of the Armed Forces <text:a xlink:type="simple" xlink:href="https://t.me/s/kpszsu" text:style-name="Internet_20_link" text:visited-style-name="Visited_20_Internet_20_Link">
warn</text:a>
Processing danger.</text:p>
      <text:p text:style-name="P4">
"Kyiv, Chernihiv, Cherkasy region - rocket danger!" - This is a question.</text:p>
      <text:p text:style-name="P4">
<text:span text:style-name="T4">
 Read also: </text:span>
 <text:a xlink:type="simple" xlink:href="https://www.ukrinform.ua/rubric-ato/3727048-ukrainou-znovu-siritsa-povitrana-trivoga-povidomlaut-pro-raketnu-nebezpeku.html" text:style-name="Internet_20_link" text:visited-style-name="Visited_20_Internet_20_Link">
Ukraine is spreading air <text:span text:style-name="T4">
 alarm </text:span>
: report the missile hazard</text:a>
Earlier, the air forces warned of the threat of the enemy of shock -free wipes in Poltava and Sumy regions.</text:p>
      <text:p text:style-name="P4">
News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Pavlov's archer: the status of the underordog was not pressed on us, but of course they were worried</text:span>
</text:h>
      <text:p text:style-name="P4">
Authors: Ukrinform (Person)</text:p>
      <text:p text:style-name="P4">
Publisher: Укринформ (Organization)</text:p>
      <text:p text:style-name="P4">
Published Time: 2023-06-25T17:26:45+03:00</text:p>
      <text:p text:style-name="P4">
Modified Time: 2023-06-25T17:26:45+03:00</text:p>
      <text:p text:style-name="P4">
Description: Ukrainian archer Anastasia Pavlova, who paired with Ivan Kozhukhar became the second at the European Games, believes that the competition was successful, and the chance to win the license for the Olympics will be in the future. - Ukrinform.</text:p>
      <text:p text:style-name="P4">
Images: ['<text:a xlink:type="simple" xlink:href="https://static.ukrinform.com/photos/2023_06/thumb_files/630_360_1687703125-699.jpeg" text:style-name="Internet_20_link" text:visited-style-name="Visited_20_Internet_20_Link">
630_360_16877...</text:a>
']</text:p>
      <text:p text:style-name="P4">
Tags: ['стрільба з лука', 'Європейські ігри']</text:p>
      <text:p text:style-name="P4">
Type: Article</text:p>
      <!--METADATA-->
      <text:p text:style-name="P4">
<draw:frame draw:style-name="fr1" draw:name="Image166" text:anchor-type="as-char" svg:width="6.9236in" svg:height="3.956343in" draw:z-index="0">
<draw:image xlink:href="../Images/yкринформ/2023-06-25T17-26-45-03-00/630_360_1687703125-699.jpeg" xlink:type="simple" xlink:show="embed" xlink:actuate="onLoad" draw:mime-type="image/jpeg"/>
</draw:frame>
Ukrainian archer Anastasia Pavlova, who is paired with Ivan Kozhukhar Staladrug at European Games, believes that the competition has been successful, and the chanswolt of a license for the Olympics will be in the future.</text:p>
      <text:p text:style-name="P4">
She told about it after the final duel, reports correspondent.</text:p>
      <text:p text:style-name="P4">
“I would like to achieve a better result, but I am sure that we will still have a license to the Olympics. The status of the underordog did not press us. The skills sometimes go away from unpredictable. The excitement was insignificant, but the path to the finals had been tied. The general European games were successful. We always consider the medal, otherwise we would not play sports, ”she said.</text:p>
      <text:p text:style-name="P4">
*!(https://www.ukrinform.ua/rubric-sports/3727534-pavlova-ta-kozokar-zavouvali-sriblo-u-zmisanih-zmagannah-u-strilbi-z-luka-na-evropejskih-igrah.html)It was reported that Ukrainian shooters from Luke Ivan Kozokar and Anastasiapavalova won the silver medals of European games in Krakow, giving way to Spain Ufinals(1:5).</text:p>
      <text:p text:style-name="P4">
Змагання триватимуть до 2 липня.</text:p>
      <text:p text:style-name="P4">
Фото: НОК України</text:p>
      <text:p text:style-name="P4">
News Source: <text:a xlink:type="simple" xlink:href="https://www.ukrinform.ua/rubric-sports/3727543-lucnica-pavlova-status-anderdoga-na-nas-ne-tisnuv-ale-zvisno-hviluvalisa.html" text:style-name="Internet_20_link" text:visited-style-name="Visited_20_Internet_20_Link">
https://www.ukrinform.ua/rubric-sports/3727543-lucnica-pavlova-status-anderdoga-na-nas-ne-tisnuv-ale-zvisno-hviluvalisa.html</text:a>
</text:p>
      <!--NEWS-->
      <text:h text:style-name="P10" text:outline-level="1">
<text:span text:style-name="T4">
Wednesday and painful won "gold" in synchronous jumps into water from a 10-meter tower at European games</text:span>
</text:h>
      <text:p text:style-name="P4">
Authors: Ukrinform (Person)</text:p>
      <text:p text:style-name="P4">
Publisher: Укринформ (Organization)</text:p>
      <text:p text:style-name="P4">
Published Time: 2023-06-25T17:34:42+03:00</text:p>
      <text:p text:style-name="P4">
Modified Time: 2023-06-25T17:34:42+03:00</text:p>
      <text:p text:style-name="P4">
Description: The Ukrainians Alexei Wednesday and Cyril Boilukh won gold in synchronous jumps into water from a 10-meter tower at European Games-2023. - Ukrinform.</text:p>
      <text:p text:style-name="P4">
Images: ['<text:a xlink:type="simple" xlink:href="https://static.ukrinform.com/photos/2023_06/thumb_files/630_360_1687703545-439.jpg" text:style-name="Internet_20_link" text:visited-style-name="Visited_20_Internet_20_Link">
630_360_16877...</text:a>
']</text:p>
      <text:p text:style-name="P4">
Tags: ['Стрибки у воду', 'Європейські ігри']</text:p>
      <text:p text:style-name="P4">
Type: Article</text:p>
      <!--METADATA-->
      <text:p text:style-name="P4">
<draw:frame draw:style-name="fr1" draw:name="Image167" text:anchor-type="as-char" svg:width="6.9236in" svg:height="3.956343in" draw:z-index="0">
<draw:image xlink:href="../Images/yкринформ/2023-06-25T17-34-42-03-00/630_360_1687703545-439.jpg" xlink:type="simple" xlink:show="embed" xlink:actuate="onLoad" draw:mime-type="image/jpeg"/>
</draw:frame>
Ukrainian Wednesday and Cyril Bogukh won gold in synchronous jumps into water from the 10-meter tower at the European Games-2023.</text:p>
      <text:p text:style-name="P4">
Ukrainian athletes scored 398.70 points in the finals, Ukrinform reports.</text:p>
      <text:p text:style-name="P4">
The TOP-3 also included athletes from Italy and the United Kingdom.</text:p>
      <text:p text:style-name="P4">
For Boluh, this is the second "gold" at these European Games. Earlier he received a winner with Xenia Bailo.</text:p>
      <text:p text:style-name="P4">
<text:span text:style-name="T4">
 Read also: </text:span>
 <text:a xlink:type="simple" xlink:href="https://www.ukrinform.ua/rubric-sports/3727281-bajlo-ta-boluh-persi-u-sinhronnih-stribkah-u-vodu-z-10metrovoi-viski-na-evropejskih-igrah.html" text:style-name="Internet_20_link" text:visited-style-name="Visited_20_Internet_20_Link">
Baylo and <text:span text:style-name="T4">
 painkh </text:span>
 - first in synchronous jumps into water of a 10-meter tower at European Games</text:a>
The competition will last until July 2.</text:p>
      <text:p text:style-name="P4">
Photo: facebook.com/ukrainiandiving</text:p>
      <text:p text:style-name="P4">
News Source: <text:a xlink:type="simple" xlink:href="https://www.ukrinform.ua/rubric-sports/3727544-sereda-ta-boluh-zavouvali-zoloto-u-sinhronnih-stribkah-u-vodu-z-10metrovoi-viski-na-evropejskih-igrah.html" text:style-name="Internet_20_link" text:visited-style-name="Visited_20_Internet_20_Link">
https://www.ukrinform.ua/rubric-sports/3727544-sereda-ta-boluh-zavouvali-zoloto-u-sinhronnih-stribkah-u-vodu-z-10metrovoi-viski-na-evropejskih-igrah.html</text:a>
</text:p>
      <!--NEWS-->
      <text:h text:style-name="P10" text:outline-level="1">
<text:span text:style-name="T4">
There was a fire in Bulgaria in the ammunition composition of a businessman who poisoned the game</text:span>
</text:h>
      <text:p text:style-name="P4">
Authors: Ukrinform (Person)</text:p>
      <text:p text:style-name="P4">
Publisher: Укринформ (Organization)</text:p>
      <text:p text:style-name="P4">
Published Time: 2023-06-25T17:38:00+03:00</text:p>
      <text:p text:style-name="P4">
Modified Time: 2023-06-25T17:38:00+03:00</text:p>
      <text:p text:style-name="P4">
Description: A fire and explosions occurred near the Bulgarian Carnbat at night at the ammunition owner of Emilian Hebbrev, who owned Emilian Hebrev, who was tried to poison Russian military intelligence officers in 2015. - Ukrinform.</text:p>
      <text:p text:style-name="P4">
Images: ['<text:a xlink:type="simple" xlink:href="https://static.ukrinform.com/photos/2023_06/thumb_files/630_360_1687703862-904.jpg" text:style-name="Internet_20_link" text:visited-style-name="Visited_20_Internet_20_Link">
630_360_16877...</text:a>
']</text:p>
      <text:p text:style-name="P4">
Tags: ['Болгарія', 'ГРУ РФ', 'Отруєння', 'Пожежа', 'Завод', 'Боєприпаси']</text:p>
      <text:p text:style-name="P4">
Type: Article</text:p>
      <!--METADATA-->
      <text:p text:style-name="P4">
<draw:frame draw:style-name="fr1" draw:name="Image168" text:anchor-type="as-char" svg:width="6.9236in" svg:height="3.956343in" draw:z-index="0">
<draw:image xlink:href="../Images/yкринформ/2023-06-25T17-38-00-03-00/630_360_1687703862-904.jpg" xlink:type="simple" xlink:show="embed" xlink:actuate="onLoad" draw:mime-type="image/jpeg"/>
</draw:frame>
A fire and explosions occurred at night near the Bulgarian carnoma at night, owned by the owner of Emilian Hebbrev, who was born in 2015, the employees of Russian military intelligence were poisoned.</text:p>
      <text:p text:style-name="P4">
About it reports <text:a xlink:type="simple" xlink:href="https://www.polskieradio.pl/398/7856/Artykul/3196202,%D1%83-%D0%B1%D0%BE%D0%BB%D0%B3%D0%B0%D1%80%D1%96%D1%97-%D0%B3%D0%BE%D1%80%D1%96%D0%B2-%D1%81%D0%BA%D0%BB%D0%B0%D0%B4-%D0%B1%D0%BE%D1%94%D0%BF%D1%80%D0%B8%D0%BF%D0%B0%D1%81%D1%96%D0%B2" text:style-name="Internet_20_link" text:visited-style-name="Visited_20_Internet_20_Link">
Polish radio</text:a>
, reports Ukrinform.</text:p>
      <text:p text:style-name="P4">
According to the owner, there were materials for the manufacture of products. After midnight, for unknown reasons, a firefighter fire was in the building, then several strong but short explosions were heard. The owner of the company reported that there were no explosives in the building, so explosions long.</text:p>
      <text:p text:style-name="P4">
As a result of the incident, the composition building was completely burned. No one is injured as a result of the explosion. The territory around the warehouse is enclosed by police, at the site there are prosecutors.</text:p>
      <text:p text:style-name="P4">
The company is located a few kilometers from the city of Carnobat in Eastern <text:a xlink:type="simple" xlink:href="https://www.ukrinform.ua/tag-bolgaria" text:style-name="Internet_20_link" text:visited-style-name="Visited_20_Internet_20_Link">
Bulgaria</text:a>
.</text:p>
      <text:p text:style-name="P4">
<text:span text:style-name="T4">
 Read also: </text:span>
 <text:a xlink:type="simple" xlink:href="https://www.ukrinform.ua/rubric-world/3712187-policia-berlina-rozslidue-jmovirne-otruenna-ucasnic-konferencii-rosijskoi-opozicii.html" text:style-name="Internet_20_link" text:visited-style-name="Visited_20_Internet_20_Link">
<text:span text:style-name="T4">
 police </text:span>
 <text:span text:style-name="T4">
 Berlin </text:span>
 <text:span text:style-name="T4">
 </text:span>
 investigates <text:span text:style-name="T4">
 </text:span>
 probable <text:span text:style-name="T4">
<text:span text:style-name="T5">
* Poisoning </text:span>
* </text:span>
 participants <text:span text:style-name="T4">
 </text:span>
 <text:span text:style-name="T4">
 conference </text:span>
 <text:span text:style-name="T4">
 </text:span>
 Russian <text:span text:style-name="T4">
 </text:span>
 <text:span text:style-name="T4">
 </text:span>
 <text:span text:style-name="T4">
 </text:span>
 Opposition **</text:a>
As it was reported, on July 31, 2022 <text:a xlink:type="simple" xlink:href="https://www.ukrinform.ua/rubric-world/3540803-u-bolgarii-na-skladi-boepripasiv-stavsa-vibuh.html" text:style-name="Internet_20_link" text:visited-style-name="Visited_20_Internet_20_Link">
at the same plant</text:a>
There was a fire at the warehouse of explosives. Police can not find out its causes.</text:p>
      <text:p text:style-name="P4">
In 2015, unknown tried to poison the owner of Emko EmilianGebrva, his son, and a business partner. The Bulgarian Procurep was in this employees of Russian military intelligence. The cause of hebras is seen in the export of weapons to Ukraine.</text:p>
      <text:p text:style-name="P4">
_ Photo illustration_</text:p>
      <text:p text:style-name="P4">
News Source: <text:a xlink:type="simple" xlink:href="https://www.ukrinform.ua/rubric-world/3727546-u-bolgarii-stalasa-pozeza-na-skladi-boepripasiv-biznesmena-akogo-otruilo-gru.html" text:style-name="Internet_20_link" text:visited-style-name="Visited_20_Internet_20_Link">
https://www.ukrinform.ua/rubric-world/3727546-u-bolgarii-stalasa-pozeza-na-skladi-boepripasiv-biznesmena-akogo-otruilo-gru.html</text:a>
</text:p>
      <!--NEWS-->
      <text:h text:style-name="P10" text:outline-level="1">
<text:span text:style-name="T4">
The destruction of the Russians of cultural heritage objects must be properly documented - MKIP</text:span>
</text:h>
      <text:p text:style-name="P4">
Authors: Ukrinform (Person)</text:p>
      <text:p text:style-name="P4">
Publisher: Укринформ (Organization)</text:p>
      <text:p text:style-name="P4">
Published Time: 2023-06-25T17:50:45+03:00</text:p>
      <text:p text:style-name="P4">
Modified Time: 2023-06-25T17:50:45+03:00</text:p>
      <text:p text:style-name="P4">
Description: Proper documentation of damage and destruction of cultural heritage and cultural infrastructure of Ukraine is important in view of the need to draw attention to the crimes of the Russian Federation against Ukraine and to bring it to international legal responsibility. - Ukrinform.</text:p>
      <text:p text:style-name="P4">
Images: ['<text:a xlink:type="simple" xlink:href="https://static.ukrinform.com/photos/2022_12/thumb_files/630_360_1670254529-992.jpeg" text:style-name="Internet_20_link" text:visited-style-name="Visited_20_Internet_20_Link">
630_360_16702...</text:a>
']</text:p>
      <text:p text:style-name="P4">
Tags: ['Культурна спадщина', 'МКІП ', 'Війна з Росією']</text:p>
      <text:p text:style-name="P4">
Type: Article</text:p>
      <!--METADATA-->
      <text:p text:style-name="P4">
<draw:frame draw:style-name="fr1" draw:name="Image169" text:anchor-type="as-char" svg:width="6.9236in" svg:height="3.956343in" draw:z-index="0">
<draw:image xlink:href="../Images/yкринформ/2023-06-25T17-50-45-03-00/630_360_1670254529-992.jpeg" xlink:type="simple" xlink:show="embed" xlink:actuate="onLoad" draw:mime-type="image/jpeg"/>
</draw:frame>
The proper misconduct of damage and destruction of cultural heritage objects of the such culture infrastructure of Ukraine is important in view of the need to attract the attention to the crimes of the Russian Federation against Ukraine and to hold its domestic legal liability.</text:p>
      <text:p text:style-name="P4">
This was stated by the Deputy Minister of Culture and Information Policy Katerynaeva during a meeting with experts of the Independent International Commission of the UN, Ukrinform reports with reference to the ICP press service in <text:a xlink:type="simple" xlink:href="http://www.facebook.com/MCIPUkraine/posts/pfbid02VpXS3sRK68i5FFM7Q8pyjUDs5WJPFBeFH2PqmNit1qUP3dVzBqXSgh9URfgMbu8dl" text:style-name="Internet_20_link" text:visited-style-name="Visited_20_Internet_20_Link">
Facebook.</text:a>
She emphasized the importance of proper documentation of damage and destruction of cultural heritage and cultural infrastructure. Such data are unusual in view of the need to draw attention to the crimes of the Russian Federation against Ukraine and to bring it to international legal liability.</text:p>
      <text:p text:style-name="P4">
<text:span text:style-name="T4">
 Read also: </text:span>
 <text:a xlink:type="simple" xlink:href="https://www.ukrinform.ua/rubric-culture/3723994-kulturni-institucii-evropi-dolucatsa-do-cifrovizacii-ukrainskih-muzeiv-ta-bibliotek-mkip.html" text:style-name="Internet_20_link" text:visited-style-name="Visited_20_Internet_20_Link">
cultural institutions of Europe will be attached to the digitalization of Ukrainian museums and libraries - <text:span text:style-name="T4">
 MKIP </text:span>
</text:a>
During the meeting, the parties discussed topical mechanisms for investigating the facts of Russian violations of international law in the field of humanitarian humanitarian rights as a result of aggression against Ukraine.</text:p>
      <text:p text:style-name="P4">
It is noted that the Independent International Commission <text:a xlink:type="simple" xlink:href="https://www.ukrinform.ua/tag-oon" text:style-name="Internet_20_link" text:visited-style-name="Visited_20_Internet_20_Link">
UN</text:a>
In the investigation of violations in Ukraine, the purpose of conducting a comprehensive investigation into the destruction caused to the objects of cultural heritage, as well as for independent documentation of all violations of the right -hand and war crimes committed by the Russian Federation as a result of the full -scale war of anti -Ukraine.</text:p>
      <text:p text:style-name="P4">
<text:span text:style-name="T4">
 Read also: </text:span>
 <text:a xlink:type="simple" xlink:href="https://www.ukrinform.ua/rubric-culture/3725803-mkip-ta-predstavniki-unesko-obgovorili-zberezenna-kulturnoi-spadsini.html" text:style-name="Internet_20_link" text:visited-style-name="Visited_20_Internet_20_Link">
<text:span text:style-name="T4">
 MKIP </text:span>
 and UNESCO representatives discussed the preservation of the cultural heritage</text:a>
According to Ukrinform, according to the period of the Ministry of Culture, from February 24, 2022, on May 15, 2023, 623 fixed objecticultural heritage was damaged or destroyed. Of these, national importance is 80, local importance - 484.</text:p>
      <text:p text:style-name="P4">
News Source: <text:a xlink:type="simple" xlink:href="https://www.ukrinform.ua/rubric-culture/3727548-rujnuvanna-rosianami-obektiv-kulturnoi-spadsini-maut-buti-nalezno-zadokumentovani-mkip.html" text:style-name="Internet_20_link" text:visited-style-name="Visited_20_Internet_20_Link">
https://www.ukrinform.ua/rubric-culture/3727548-rujnuvanna-rosianami-obektiv-kulturnoi-spadsini-maut-buti-nalezno-zadokumentovani-mkip.html</text:a>
</text:p>
      <!--NEWS-->
      <text:h text:style-name="P10" text:outline-level="1">
<text:span text:style-name="T4">
The situation in the northern operating area remains stable and controlled - Naev</text:span>
</text:h>
      <text:p text:style-name="P4">
Authors: Ukrinform (Person)</text:p>
      <text:p text:style-name="P4">
Publisher: Укринформ (Organization)</text:p>
      <text:p text:style-name="P4">
Published Time: 2023-06-25T18:07:00+03:00</text:p>
      <text:p text:style-name="P4">
Modified Time: 2023-06-25T18:07:00+03:00</text:p>
      <text:p text:style-name="P4">
Description: The Commander of the Joint Forces of the Armed Forces Lieutenant General Sergey Naev stated that the situation in the northern operating area remains stable and controlled. - Ukrinform.</text:p>
      <text:p text:style-name="P4">
Images: ['<text:a xlink:type="simple" xlink:href="https://static.ukrinform.com/photos/2023_02/thumb_files/630_360_1676881826-931.jpg" text:style-name="Internet_20_link" text:visited-style-name="Visited_20_Internet_20_Link">
630_360_16768...</text:a>
']</text:p>
      <text:p text:style-name="P4">
Tags: ['Білорусь', 'ПВК "Вагнера"', 'Сергій Наєв', 'Війна з Росією']</text:p>
      <text:p text:style-name="P4">
Type: Article</text:p>
      <!--METADATA-->
      <text:p text:style-name="P4">
<draw:frame draw:style-name="fr1" draw:name="Image170" text:anchor-type="as-char" svg:width="6.9236in" svg:height="3.956343in" draw:z-index="0">
<draw:image xlink:href="../Images/yкринформ/2023-06-25T18-07-00-03-00/630_360_1676881826-931.jpg" xlink:type="simple" xlink:show="embed" xlink:actuate="onLoad" draw:mime-type="image/jpeg"/>
</draw:frame>
Lieutenant General Sergey Naev, Commander-in-Chief of the Armed Forces, said that the situation remains stable and controlled.</text:p>
      <text:p text:style-name="P4">
According to Ukrinform, Military Media Center reports in <text:a xlink:type="simple" xlink:href="https://t.me/militarymediacenter/2349" text:style-name="Internet_20_link" text:visited-style-name="Visited_20_Internet_20_Link">
telegram</text:a>
.</text:p>
      <text:p text:style-name="P4">
"About applications for possible participation [Wagner PVC]](https://www.ukrinform.ua/tag-pvk-vagnera)In the attack on our territory by the Republic of Belarus. I would like to assure everyone that the situation in the northern operating zone remains stable and controlled, "Naev said.</text:p>
      <text:p text:style-name="P4">
According to him, the country's troops continue to increase defense means. All services from intelligence to engineering troops operate.</text:p>
      <text:p text:style-name="P4">
"There is neither the increase of equipment nor the enemy's living power at this To whom who dare to pass the state border with weapons in their hands, "Naev emphasized.</text:p>
      <text:p text:style-name="P4">
<text:span text:style-name="T4">
 Read also: </text:span>
 <text:a xlink:type="simple" xlink:href="https://www.ukrinform.ua/rubric-world/3727460-prigozina-mozut-likviduvati-u-bilorusi-cnn.html" text:style-name="Internet_20_link" text:visited-style-name="Visited_20_Internet_20_Link">
Prigogine can be eliminated in <text:span text:style-name="T4">
 Belarus </text:span>
 - CNN</text:a>
As reported <text:a xlink:type="simple" xlink:href="https://www.ukrinform.ua/rubric-ato/3727471-pvk-vagner-moze-atakuvati-kiiv-z-bilorusi-britanskij-general.html" text:style-name="Internet_20_link" text:visited-style-name="Visited_20_Internet_20_Link">
Ukrinform</text:a>
The former head of the UK General Staff, General Richard Dannatt, believes that Ukraine should be kept a possible attack on Kiev "Wagner" headed by Zevgen Prigogin, who went to Belarus after attempting to rebellion.</text:p>
      <text:p text:style-name="P4">
News Source: <text:a xlink:type="simple" xlink:href="https://www.ukrinform.ua/rubric-ato/3727552-situacia-u-pivnicnij-operacijnij-zoni-zalisaetsa-stabilnou-ta-kontrolovanou-naev.html" text:style-name="Internet_20_link" text:visited-style-name="Visited_20_Internet_20_Link">
https://www.ukrinform.ua/rubric-ato/3727552-situacia-u-pivnicnij-operacijnij-zoni-zalisaetsa-stabilnou-ta-kontrolovanou-naev.html</text:a>
</text:p>
      <!--NEWS-->
      <text:h text:style-name="P10" text:outline-level="1">
<text:span text:style-name="T4">
The Defense Forces of Ukraine in a week destroyed nearly five thousand soldiers of the Russian Federation</text:span>
</text:h>
      <text:p text:style-name="P4">
Authors: Ukrinform (Person)</text:p>
      <text:p text:style-name="P4">
Publisher: Укринформ (Organization)</text:p>
      <text:p text:style-name="P4">
Published Time: 2023-06-25T18:07:40+03:00</text:p>
      <text:p text:style-name="P4">
Modified Time: 2023-06-25T18:07:40+03:00</text:p>
      <text:p text:style-name="P4">
Description: The Defense Forces of Ukraine from 19 to 25 June destroyed nearly five thousand Russian Federation and 187 artillery system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Оборона', 'ЗСУ', 'Війна з Росією']</text:p>
      <text:p text:style-name="P4">
Type: Article</text:p>
      <!--METADATA-->
      <text:p text:style-name="P4">
<draw:frame draw:style-name="fr1" draw:name="Image171" text:anchor-type="as-char" svg:width="6.9236in" svg:height="3.956343in" draw:z-index="0">
<draw:image xlink:href="../Images/yкринформ/2023-06-25T18-07-40-03-00/630_360_1680422407-224.png" xlink:type="simple" xlink:show="embed" xlink:actuate="onLoad" draw:mime-type="image/png"/>
</draw:frame>
From June 19 to June 19 to June 25, almost five thousand military Federation and 187 artillery systems were destroyed.</text:p>
      <text:p text:style-name="P4">
According to Ukrinform, the First Deputy Minister of Defense of Ukraine Lieutenant-Lieutenant Alexander Pavlyuk reported in <text:a xlink:type="simple" xlink:href="http://t.me/Pavliuk_KSV/4589" text:style-name="Internet_20_link" text:visited-style-name="Visited_20_Internet_20_Link">
telegram</text:a>
 .</text:p>
      <text:p text:style-name="P4">
"For a week from June 19 to June 25, about 4810 persons of the enemy's personnel were destroyed by the Defense forces of Ukraine," he wrote.</text:p>
      <text:p text:style-name="P4">
According to Pavlyuk, the military equipment of the Russian military equipment suffered significant losses. During the week, the Russians lost 46 tanks, 77 combat armored vehicles, 187 artillery systems, 14 rockets of volley fire, 21 installation of a protrusion <text:a xlink:type="simple" xlink:href="https://www.ukrinform.ua/tag-oborona" text:style-name="Internet_20_link" text:visited-style-name="Visited_20_Internet_20_Link">
defense</text:a>
, 164 units of auto equipment and 30 units of special equipment.</text:p>
      <text:p text:style-name="P4">
In addition, Ukrainian defenders knocked four helicopters, 48 enemy rocket launchers 101 unmanned aircraft.</text:p>
      <text:p text:style-name="P4">
*!(https://www.ukrinform.ua/rubric-ato/3727449-zsu-vikoristovuut-dosvid-persih-tizniv-nastupu-ta-dosagaut-progresu-britanska-rozvidka.html)As reported by Ukrinform, <text:a xlink:type="simple" xlink:href="https://www.ukrinform.ua/rubric-ato/3727399-sili-oboroni-likviduvali-vze-224-630-rosian.html" text:style-name="Internet_20_link" text:visited-style-name="Visited_20_Internet_20_Link">
Defense Forces of Ukraine</text:a>
From February 24, 2022 to June 25, 2023, about 224 thousand 630 Russian invaders were treated, and another 720 people were a joint day.</text:p>
      <text:p text:style-name="P4">
News Source: <text:a xlink:type="simple" xlink:href="https://www.ukrinform.ua/rubric-ato/3727551-sili-oboroni-ukraini-za-tizden-znisili-majze-pat-tisac-vijskovih-rf.html" text:style-name="Internet_20_link" text:visited-style-name="Visited_20_Internet_20_Link">
https://www.ukrinform.ua/rubric-ato/3727551-sili-oboroni-ukraini-za-tizden-znisili-majze-pat-tisac-vijskovih-rf.html</text:a>
</text:p>
      <!--NEWS-->
      <text:h text:style-name="P10" text:outline-level="1">
<text:span text:style-name="T4">
Blinken - about Prigogine's rebellion: I don't think we saw the final act</text:span>
</text:h>
      <text:p text:style-name="P4">
Authors: Ukrinform (Person)</text:p>
      <text:p text:style-name="P4">
Publisher: Укринформ (Organization)</text:p>
      <text:p text:style-name="P4">
Published Time: 2023-06-25T18:14:02+03:00</text:p>
      <text:p text:style-name="P4">
Modified Time: 2023-06-25T18:14:02+03:00</text:p>
      <text:p text:style-name="P4">
Description: The military rebellion of mercenaries with Wagner PEC, headed by Yevgeny Prigogin against the Kremlin, demonstrated "cracks" in the power of Russian President Vladimir Putin.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Путін', 'Росія', 'Пригожин', 'Блінкен', 'Війна з Росією']</text:p>
      <text:p text:style-name="P4">
Type: Article</text:p>
      <!--METADATA-->
      <text:p text:style-name="P4">
<draw:frame draw:style-name="fr1" draw:name="Image173" text:anchor-type="as-char" svg:width="6.9236in" svg:height="3.956343in" draw:z-index="0">
<draw:image xlink:href="../Images/yкринформ/2023-06-25T18-14-02-03-00/630_360_1674007118-313.jpg" xlink:type="simple" xlink:show="embed" xlink:actuate="onLoad" draw:mime-type="image/jpeg"/>
</draw:frame>
Military Folders of mercenaries from Wagner PEC, led by Yevgeny Prigogin, against the Kremlin -making "cracks" in the power of Russian President Vladimir Putin.</text:p>
      <text:p text:style-name="P4">
This was stated by US Secretary of State Anthony Blinken in an interview with the US media.</text:p>
      <text:p text:style-name="P4">
According to Blinken, the uprising of Prigogine against Putin emphasizes that the decree of the Russian leader also invaded Ukraine in his country.</text:p>
      <text:p text:style-name="P4">
“If you put it in a context 16 months ago, Putin was on the threshold of Kiev in Ukraine, trying to take the city in a matter of days, to wipe the country from the map. Now it was to defend Moscow, the capital of Russia, against its own mercenary, ” - said Blinken in an interview <text:a xlink:type="simple" xlink:href="http://abcnews.go.com/Politics/wagner-uprising-russia-shows-cracks-putins-power-ukraine/story" text:style-name="Internet_20_link" text:visited-style-name="Visited_20_Internet_20_Link">
ABC News</text:a>
.</text:p>
      <text:p text:style-name="P4">
“So, I think it is obvious - we see how cracks appear. Where they will go, if they go, when they leave, it is very difficult to say. I do not want to speculate this, "Blinken said, adding that" I don't think we saw the final act. "</text:p>
      <text:p text:style-name="P4">
"So much everything under the surface has now expired the premiums of the preconditions for war, in terms of war, the view of the view that it really brought Russia," Blinken said.</text:p>
      <text:p text:style-name="P4">
On channel air <text:a xlink:type="simple" xlink:href="http://edition.cnn.com/europe/live-news/russia-ukraine-war-news-06-25-23/index.html" text:style-name="Internet_20_link" text:visited-style-name="Visited_20_Internet_20_Link">
CNN</text:a>
The Secretary of State noted that this situation can be a statutory for Ukraine during a counter -offensive. “Since Russia is now being released, Putin has to worry about what is happening in Russia, as well as that he is not trying to make in Ukraine. I think this creates an additional advantage for Ukrainians, ”said.</text:p>
      <text:p text:style-name="P4">
“The fact that you have from the inside a person who directly casts doubt on someone's fulfillment directly calls into question the prerequisites on which this agression was started against Ukraine. This in itself is something very powerful. This is adding. Where they go when they appear, it is too early to speak, but it raises new questions that Putin will have to deal with, ”the US Secretary of State.<text:span text:style-name="T4">
 Read also: </text:span>
 <text:a xlink:type="simple" xlink:href="https://www.ukrinform.ua/rubric-world/3727536-svit-pobaciv-so-vladu-putina-mozna-hitnuti-zseredini-estonskij-parlamentarij.html" text:style-name="Internet_20_link" text:visited-style-name="Visited_20_Internet_20_Link">
The world has seen that Putin's power can be swept inside -Essonic parliamentarian</text:a>
On the air <text:a xlink:type="simple" xlink:href="http://www.cbsnews.com/news/antony-blinken-secretary-of-state-face-the-nation-transcript-06-25-2023/" text:style-name="Internet_20_link" text:visited-style-name="Visited_20_Internet_20_Link">
CBS News</text:a>
Blinken stated that he had raised deep questions about this incident himself as a prerequisite for Russian aggression against Ukraine during the whole incident, saying that Ukraine or NATO had no threats to Russia, which is part of Putin's narrative. “And it was Putin's direct call. So it raises deep questions. It shows the realistry region, ”he said</text:p>
      <text:p text:style-name="P4">
Blinken also suggested that the threats to Putin's authorities, caused by non -precedent events may not have ended and may last weeks or months. He also called Prigoine a "growing thunderstorm" within Russia.</text:p>
      <text:p text:style-name="P4">
As it was reported, the leader of the Wagner PEC Yevhen Prigogin announced Demarsh against the Russian military leadership, including against the Ministry of Defense Sergei Shoig. He took control of Rostov-on-Don and part of the Okronezh region, after which the Wagnerivtsi went to Moscow.</text:p>
      <text:p text:style-name="P4">
<text:span text:style-name="T4">
 Read also: </text:span>
 <text:a xlink:type="simple" xlink:href="https://www.ukrinform.ua/rubric-polytics/3727513-glava-mzs-italii-pro-zakolot-prigozina-mif-pro-ednist-putinskoi-rosii-zakincivsa.html" text:style-name="Internet_20_link" text:visited-style-name="Visited_20_Internet_20_Link">
Italian Foreign Minister - About Rebellion <text:span text:style-name="T4">
 Prigogine </text:span>
: Myth of Putin Russia's Fits End</text:a>
In the evening of June 24, self -proclaimed President of Belarus Alexander Lukashenko, that in agreement with <text:a xlink:type="simple" xlink:href="https://www.ukrinform.ua/tag-putin" text:style-name="Internet_20_link" text:visited-style-name="Visited_20_Internet_20_Link">
Putin</text:a>
He negotiated with Prigogin. After that, the leader of the Wagner PEC announced that he would promote his mercenaries back to the "field camps".</text:p>
      <text:p text:style-name="P4">
Secretary of the National Security and Defense Council of Ukraine Alexei Danilov named the sprout of the rebellion of the leader of the PEC "Wagner" Yevgeny Prigogin is the first stage of dismantling of Russian President Vladimir Putin.</text:p>
      <text:p text:style-name="P4">
News Source: <text:a xlink:type="simple" xlink:href="https://www.ukrinform.ua/rubric-world/3727554-blinken-pro-zakolot-prigozina-ne-dumau-so-mi-bacili-finalnij-akt.html" text:style-name="Internet_20_link" text:visited-style-name="Visited_20_Internet_20_Link">
https://www.ukrinform.ua/rubric-world/3727554-blinken-pro-zakolot-prigozina-ne-dumau-so-mi-bacili-finalnij-akt.html</text:a>
</text:p>
      <!--NEWS-->
      <text:h text:style-name="P10" text:outline-level="1">
<text:span text:style-name="T4">
Zelensky: The longer the aggression lasts, the greater the degradation it causes in</text:span>
</text:h>
      <text:p text:style-name="P4">
Authors: Ukrinform (Person)</text:p>
      <text:p text:style-name="P4">
Publisher: Укринформ (Organization)</text:p>
      <text:p text:style-name="P4">
Published Time: 2023-06-25T18:21:00+03:00</text:p>
      <text:p text:style-name="P4">
Modified Time: 2023-06-25T23:21:00+03:00</text:p>
      <text:p text:style-name="P4">
Description: The longer Russian aggression against Ukraine lasts, the greater the degradation it causes in Russia itself.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Україна', 'Зеленський', 'Війна з Росією']</text:p>
      <text:p text:style-name="P4">
Type: Article</text:p>
      <!--METADATA-->
      <text:p text:style-name="P4">
<draw:frame draw:style-name="fr1" draw:name="Image174" text:anchor-type="as-char" svg:width="6.9236in" svg:height="3.956343in" draw:z-index="0">
<draw:image xlink:href="../Images/yкринформ/2023-06-25T18-21-00-03-00/630_360_1657829957-221.jpeg" xlink:type="simple" xlink:show="embed" xlink:actuate="onLoad" draw:mime-type="image/jpeg"/>
</draw:frame>
What the Russian aggression against Ukraine is overwhelming, the larger degradation of Russia.</text:p>
      <text:p text:style-name="P4">
About this in <text:a xlink:type="simple" xlink:href="https://www.youtube.com/watch" text:style-name="Internet_20_link" text:visited-style-name="Visited_20_Internet_20_Link">
video closer</text:a>
Volodymyr Zelenskyy said, Ukrinform reports.</text:p>
      <text:p text:style-name="P4">
<text:span text:style-name="T5">
Video: <text:a xlink:type="simple" xlink:href="https://www.facebook.com/president.gov.ua/videos/1276926429863532" text:style-name="Internet_20_link" text:visited-style-name="Visited_20_Internet_20_Link">
Presidential Office</text:a>
</text:span>
</text:p>
      <text:p text:style-name="P4">
<text:span text:style-name="T4">
 I wish health, dear Ukrainians!</text:span>
</text:p>
      <text:p text:style-name="P4">
He has just completed a series of international conversations-with the President of the United States Baiden, with Prime Minister of Canada Trudeau, with President of Poland And Jezhduda. Positive conversations, very much needed now for all of us.</text:p>
      <text:p text:style-name="P4">
First. Of course, we discussed the fighting on the forefront, our active actions. Heads for partners for supporting - she is very important and really helping the warriors to move forward. Now Russian invaders are suffered by the losses that they need. Each loss of them is a long -term increase in freedom.</text:p>
      <text:p text:style-name="P4">
We also discussed the further strengthening of Ukrainian soldiers, and I thank my partners to understand our needs - long -range needs. I am especially grateful to the Presidentubiden and the United States for the reliability of Petriots. They discussed the strengthening of artillery, MLRS and more.</text:p>
      <text:p text:style-name="P4">
Second. The situation at the Zaporizhzhya Nuclear Station. The attention of the world to the existing Russian threat at the Zaporozhye station, unfortunately, is not enough. As a bunnedosta and the reaction to the Russian undermining the Kakhovka hydroelectric power plant, the tricky efforts of Russian terrorists to hit the dam of another reservoir with the cover.</text:p>
      <text:p text:style-name="P4">
He proved the information to our partners that we have, in our intelligence on the Russian -scenario with the Ministry of NPP, which for terrorists is obviously approved. We have to do-all together in the world-quite specific, to prevent any radiation incidents.</text:p>
      <text:p text:style-name="P4">
Third. The longer Russian aggression lasts, the greater the degradation it causes and Russia itself. One of the manifestations of such degradation is that Russian aggression returns to his native harbor. We exchanged in conversations with the leaders of what is happening in Russia. We see the development of the situation equally how to react.It remains only 15 days before the start of the NATO summit in Vilnius, and we do the summit that the summit has real meaning. Strong content. Positive solutions for Ukraine in Vilnius are the only possible positive solutions for our common security in Europe and in general in the Alliance.</text:p>
      <text:p text:style-name="P4">
Thank you all who support Ukraine!I thank Mr. Biden President, Congress, both parties and all Americans for the historical strengthening of freedom in the world!Thanks to the Prime Minister Trudeau and all Canadians for the unchanged support!I thank Panupra-President Dudi and everyone in Poland who stands with Ukraine side by side of the fate of Europe!</text:p>
      <text:p text:style-name="P4">
Glory to our soldiers!Glory to every brigade, which is now moving on the front ... Tavriya direction - you are good!Thank you!</text:p>
      <text:p text:style-name="P4">
<text:span text:style-name="T4">
Glory to Ukraine!</text:span>
</text:p>
      <text:p text:style-name="P4">
<text:span text:style-name="T5">
Foto: op</text:span>
</text:p>
      <text:p text:style-name="P4">
News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In Zaporozhye, collaborators call Ukrainian special services massively to escape - Fedorov</text:span>
</text:h>
      <text:p text:style-name="P4">
Authors: Ukrinform (Person)</text:p>
      <text:p text:style-name="P4">
Publisher: Укринформ (Organization)</text:p>
      <text:p text:style-name="P4">
Published Time: 2023-06-25T18:21:54+03:00</text:p>
      <text:p text:style-name="P4">
Modified Time: 2023-06-25T18:21:54+03:00</text:p>
      <text:p text:style-name="P4">
Description: After the "coup" in Russia in the temporarily occupied territory of the Zaporozhye region, the collaborators began to call the Ukrainian special services.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Колаборант', 'Федоров', 'Запоріжжя', 'Війна з Росією', 'Єдині новини']</text:p>
      <text:p text:style-name="P4">
Type: Article</text:p>
      <!--METADATA-->
      <text:p text:style-name="P4">
<draw:frame draw:style-name="fr1" draw:name="Image175" text:anchor-type="as-char" svg:width="6.9236in" svg:height="3.956343in" draw:z-index="0">
<draw:image xlink:href="../Images/yкринформ/2023-06-25T18-21-54-03-00/630_360_1685444472-679.jpg" xlink:type="simple" xlink:show="embed" xlink:actuate="onLoad" draw:mime-type="image/jpeg"/>
</draw:frame>
After the "coup" in Russia in the temporarily occupied territory of the Zaporizhzhya region, the colaborators began to call the Ukrainian special services.</text:p>
      <text:p text:style-name="P4">
About it in <text:a xlink:type="simple" xlink:href="http://t.me/ivan_fedorov_melitopol/2356" text:style-name="Internet_20_link" text:visited-style-name="Visited_20_Internet_20_Link">
ether</text:a>
Melitopol Mayor Ivan Fedorov said the National Tteleorphone "Unified News", Ukrinform reports.</text:p>
      <text:p text:style-name="P4">
"There were so many collaborators and traitors who were in the temporary -heated territory, neither our special services nor our local authorities have seen for the last almost a year. They have called massively, tried to find the opportunity of cooperation and we immediately saw who was ready. For two days they tried to look for ways to rescue, "Fedorov said.</text:p>
      <text:p text:style-name="P4">
According to the mayor, the invaders do not release traitors and collaborators. For example, the other day, one of the kolabiar police officers tried to leave, but was not allowed.</text:p>
      <text:p text:style-name="P4">
*!(https://www.ukrinform.ua/rubric-crimea/3724721-u-simferopoli-pidirvalosa-avto-iz-zaporizkim-kolaborantom-zmi.html)Fedorov reminded that at the CHPP "Chongar" through the undermining the bridge the traffic was blocked, at the checkpoint "Armenian" - it is difficult that it significantly slows down the transfer of military arms from the occupied Crimea to occupied territory of Zaporizhzhya and Kherson regions.</text:p>
      <text:p text:style-name="P4">
News Source: <text:a xlink:type="simple" xlink:href="https://www.ukrinform.ua/rubric-regions/3727557-na-zaporizzi-kolaboranti-masovo-telefonuut-ukrainskim-specsluzbam-abi-vratuvatisa-fedorov.html" text:style-name="Internet_20_link" text:visited-style-name="Visited_20_Internet_20_Link">
https://www.ukrinform.ua/rubric-regions/3727557-na-zaporizzi-kolaboranti-masovo-telefonuut-ukrainskim-specsluzbam-abi-vratuvatisa-fedorov.html</text:a>
</text:p>
      <!--NEWS-->
      <text:h text:style-name="P10" text:outline-level="1">
<text:span text:style-name="T4">
The Embassy of Ukraine criticized the policy of the Israeli government on the Russian Federation and called for support Kiev</text:span>
</text:h>
      <text:p text:style-name="P4">
Authors: Ukrinform (Person)</text:p>
      <text:p text:style-name="P4">
Publisher: Укринформ (Organization)</text:p>
      <text:p text:style-name="P4">
Published Time: 2023-06-25T18:22:00+03:00</text:p>
      <text:p text:style-name="P4">
Modified Time: 2023-06-25T18:22:00+03:00</text:p>
      <text:p text:style-name="P4">
Description: The Embassy of Ukraine in the State of Israel called for the Israeli government to change its position on the Russian Federation and support Ukraine with defense means in the fight against the aggressor. - Ukrinform.</text:p>
      <text:p text:style-name="P4">
Images: ['<text:a xlink:type="simple" xlink:href="https://static.ukrinform.com/photos/2021_10/thumb_files/630_360_1633433547-197.jpeg" text:style-name="Internet_20_link" text:visited-style-name="Visited_20_Internet_20_Link">
630_360_16334...</text:a>
']</text:p>
      <text:p text:style-name="P4">
Tags: ['Антиросійські санкції', 'Ізраїль', 'Україна', 'Війна з Росією']</text:p>
      <text:p text:style-name="P4">
Type: Article</text:p>
      <!--METADATA-->
      <text:p text:style-name="P4">
<draw:frame draw:style-name="fr1" draw:name="Image176" text:anchor-type="as-char" svg:width="6.9236in" svg:height="3.956343in" draw:z-index="0">
<draw:image xlink:href="../Images/yкринформ/2023-06-25T18-22-00-03-00/630_360_1633433547-197.jpeg" xlink:type="simple" xlink:show="embed" xlink:actuate="onLoad" draw:mime-type="image/jpeg"/>
</draw:frame>
The Embassy of Ukraine in the State of Israel has called on the Israeli government to change its position on the Russian Federation and support Ukraine with defense means in the fight against a raiding.</text:p>
      <text:p text:style-name="P4">
This is stated in the post of embassy in <text:a xlink:type="simple" xlink:href="https://www.facebook.com/UkraineInIsrael/posts/651043500390546" text:style-name="Internet_20_link" text:visited-style-name="Visited_20_Internet_20_Link">
</text:a>
<text:a xlink:type="simple" xlink:href="https://www.facebook.com/UkraineInIsrael/posts/651043500390546" text:style-name="Internet_20_link" text:visited-style-name="Visited_20_Internet_20_Link">
Facebook</text:a>
, reports Ukrinform.</text:p>
      <text:p text:style-name="P4">
“The Embassy of Ukraine in <text:a xlink:type="simple" xlink:href="https://www.ukrinform.ua/tag-izrail" text:style-name="Internet_20_link" text:visited-style-name="Visited_20_Internet_20_Link">
State of Israel</text:a>
He regret stresses that the current government of Israel has chosen the path of close cooperation with the Rivne Federation. This is evidenced by a number of rather contradictory events that have been given in the first half of 2023 and which coincided with the almost complete reference of Israeli humanitarian aid to Ukraine, ”the presentation reads.</text:p>
      <text:p text:style-name="P4">
Among these events, the Embassy notes "The Ruture Visit of the Ministry of Foreign Affairs of Israelud of Ukraine in February this year and a number of interviews by Prime Minister Benjaminethanetanias of Israeli media, in particular, with The Jerusalem Post dated June 22."</text:p>
      <text:p text:style-name="P4">
“First of all, all the relevant statements of the Prime Minister of Israel have always been focused on justifying Israel's inaction in providing a defense assistance for the last 1.5 years. Initially, the arguments were concentrated by Israel's relations with Russia in Syria and the fragile position of the Jewish Power Plant in the Russian Federation. However, in the last interview, the assumptions have been presented and speculative assumptions that suggest the transfer of Western combat from the battlefield in Ukraine of Syrian and Iranian regimes, ”the statement reads.</text:p>
      <text:p text:style-name="P4">
<text:span text:style-name="T4">
 Read also: </text:span>
 <text:a xlink:type="simple" xlink:href="https://www.ukrinform.ua/rubric-world/3726873-erusalim-poprosiv-moskvu-ne-citati-lekcij-sodo-ukraini.html" text:style-name="Internet_20_link" text:visited-style-name="Visited_20_Internet_20_Link">
<text:span text:style-name="T4">
 Jerusalem </text:span>
 asked Moscow "not to read lectures" about Ukraine</text:a>
The Embassy also reminds that the Israeli government has recently successfully conducted the high level of political negotiations at the Ministry of Foreign Affairs of Russia. In addition, the Balode -heed agreement to create another Russian diplomatic mission of Jerusalem, for which even the land was allocated for free, which was represented by the Ministry of Foreign Affairs as a "great achievement".</text:p>
      <text:p text:style-name="P4">
In addition, the Embassy notes the neglect of the moral boundaries by many Mimalian officials who took part in the diplomatic reception of the Russian Embassy in Jerusalem a week ago. In particular, the MSIZRAIL ignores Putin's regular anti -Semitic statements.The embassy also added that as long as the Ukrainian people, including its significant community, are flowing blood through the attacks of Russian missiles and Iranian non -Vaspilots, the Israeli leadership, covering themselves with verbal demagogy of their neutrality, actively establish relations with the Russian Federation.</text:p>
      <text:p text:style-name="P4">
<text:span text:style-name="T4">
 Read also: </text:span>
 <text:a xlink:type="simple" xlink:href="https://www.ukrinform.ua/rubric-polytics/3725906-zelenskij-nazvav-putina-drugim-korolem-antisemitizmu-pisla-gitlera.html" text:style-name="Internet_20_link" text:visited-style-name="Visited_20_Internet_20_Link">
Zelensky called Putin the Second King Anti -Semitism after Hitler</text:a>
The Embassy emphasizes that the "neutrality" of the Israeli government is regarded as a significant pro -Russian position.</text:p>
      <text:p text:style-name="P4">
“Unfortunately, the Israeli government has little attention to the opinion of its own people and the ignorance of the world Jewish diaspora, which unambiguously supports Ukraine in its combat with Russian state terrorism. We urge the Israeli government to change our position and support Ukraine with defense means, to support it with Russian state terrorism, ”the Embassy of Ukraine summarized the statement.</text:p>
      <text:p text:style-name="P4">
*!(https://www.ukrinform.ua/rubric-society/3725553-u-erusalimi-vidkrili-aleu-na-cest-ukrainciv-aki-ratuvali-evreiv-vid-nacistiv-zelenska.html)As reported by Ukrinform, <text:a xlink:type="simple" xlink:href="https://www.ukrinform.ua/rubric-polytics/3726815-netanagu-poasniv-poziciu-izrailu-sodo-vijskovoi-dopomogi-ukraini.html" text:style-name="Internet_20_link" text:visited-style-name="Visited_20_Internet_20_Link">
Head of the Government of Israel Benjamin Netanyaga</text:a>
In an interview with The Jerusalem Post, his country is in a special situation, which is distinguished by the Security, Germany, France, or any of the Western countries that help Ukraine. According to Netanyag, Israel is also concerned about the fact that any system provided by Ukraine will be used against them as they can be fired to Iran. In his opinion, a balanced way in which Israel acts, is the right one.</text:p>
      <text:p text:style-name="P4">
News Source: <text:a xlink:type="simple" xlink:href="https://www.ukrinform.ua/rubric-polytics/3727558-posolstvo-ukraini-rozkritikuvalo-politiku-uradu-izrailu-sodo-rf-i-zaklikalo-pidtrimati-kiiv.html" text:style-name="Internet_20_link" text:visited-style-name="Visited_20_Internet_20_Link">
https://www.ukrinform.ua/rubric-polytics/3727558-posolstvo-ukraini-rozkritikuvalo-politiku-uradu-izrailu-sodo-rf-i-zaklikalo-pidtrimati-kiiv.html</text:a>
</text:p>
      <!--NEWS-->
      <text:h text:style-name="P10" text:outline-level="1">
<text:span text:style-name="T4">
Budanov - about the threat</text:span>
</text:h>
      <text:p text:style-name="P4">
Authors: Ukrinform (Person)</text:p>
      <text:p text:style-name="P4">
Publisher: Укринформ (Organization)</text:p>
      <text:p text:style-name="P4">
Published Time: 2023-06-25T18:28:00+03:00</text:p>
      <text:p text:style-name="P4">
Modified Time: 2023-06-25T18:28:00+03:00</text:p>
      <text:p text:style-name="P4">
Description: Russian troops placed equipment with explosives about 4 out of 6 units of the Zaporizhzhya Nuclear Power Plant.</text:p>
      <text:p text:style-name="P4">
— Укрінформ.: </text:p>
      <text:p text:style-name="P4">
Images: ['<text:a xlink:type="simple" xlink:href="https://static.ukrinform.com/photos/2022_08/thumb_files/630_360_1661542844-154.jpeg" text:style-name="Internet_20_link" text:visited-style-name="Visited_20_Internet_20_Link">
630_360_16615...</text:a>
']</text:p>
      <text:p text:style-name="P4">
Tags: ['Радіація', 'Теракт', 'Запорізька АЕС', 'Буданов', 'Війна з Росією']</text:p>
      <text:p text:style-name="P4">
Type: Article</text:p>
      <!--METADATA-->
      <text:p text:style-name="P4">
<draw:frame draw:style-name="fr1" draw:name="Image177" text:anchor-type="as-char" svg:width="6.9236in" svg:height="3.956343in" draw:z-index="0">
<draw:image xlink:href="../Images/yкринформ/2023-06-25T18-28-00-03-00/630_360_1661542844-154.jpeg" xlink:type="simple" xlink:show="embed" xlink:actuate="onLoad" draw:mime-type="image/jpeg"/>
</draw:frame>
Ruskivska placed equipment with explosives about 4 out of 6 units of Zaporizhzhya anatomic power plant.</text:p>
      <text:p text:style-name="P4">
According to Ukrinform, the head of the Main Directorate of Intelligence of the Ministry of Defense of Ukraine General-Major Kirill Budanov, the British publication of The New Statement, reports [GUR].(https://gur.gov.ua/content/bilia-4-iz-6-enerhoblokiv-zaes-rosiiski-viiska-rozmistyly-tekhniku-z-vybukhivkoiu.html).</text:p>
      <text:p text:style-name="P4">
“The plan of the terrorist attack for the ZPP is fully developed and approved. They can use technical means to accelerate the carastrophe, ”Budanov said.</text:p>
      <text:p text:style-name="P4">
According to him, nuclear reactors without cooling can melt for 10 hours to 14 days.</text:p>
      <text:p text:style-name="P4">
<text:span text:style-name="T4">
 Read also: </text:span>
 [Kyslitsa urged the world to seriously treat threatening terror on **(https://www.ukrinform.ua/rubric-ato/3726957-kislica-zaklikav-svit-serjozno-postavitisa-do-zagrozi-adernogo-teroru-na-zaes.html)The NPP accident can also lead to increased voltage on the lines on lines.</text:p>
      <text:p text:style-name="P4">
The head of the GUR MU reminded the mine for the Russian troops of the ZPEC, and also reported the placement of the occupants of the equipment of equipment about 4 out of 6 power units of the station.</text:p>
      <text:p text:style-name="P4">
<text:span text:style-name="T4">
 “never was the situation as serious as it is now,” he said. </text:span>
</text:p>
      <text:p text:style-name="P4">
According to him, the order of the aggressor state to commit a terrorist attack on the ZPP can be caused by the defeat of Russian troops on the left bank of the Dnieper. And Russia considers the creation of a nuclear disaster as a fuse of further promotion of Ukraine's force and defense.</text:p>
      <text:p text:style-name="P4">
*!(https://www.ukrinform.ua/rubric-society/3727180-u-moz-rozpovili-so-mae-buti-v-apteckah-ziteliv-50kilometrovoi-zoni-navkolo-zaes.html)At the same time, according to Budanov, there is a risk that Moscow can attack the Nazes with the leakage of radiation as a "preventive measure" to stop Ukraine's offensive operation and freeze the front line in its current form.</text:p>
      <text:p text:style-name="P4">
As reported by Ukrinform, President Volodymyr Zelenskyy stated that <text:a xlink:type="simple" xlink:href="https://www.ukrinform.ua/tag-rosia" text:style-name="Internet_20_link" text:visited-style-name="Visited_20_Internet_20_Link">
Russia</text:a>
Considers the scenario of the arrangement of a terrorist act at the Zaporozhye NPP and has prepared everything for it.</text:p>
      <text:p text:style-name="P4">
News Source: <text:a xlink:type="simple" xlink:href="https://www.ukrinform.ua/rubric-ato/3727559-budanov-pro-zagrozu-pidrivu-zaes-nikoli-situacia-ne-bula-takou-serjoznou-ak-zaraz.html" text:style-name="Internet_20_link" text:visited-style-name="Visited_20_Internet_20_Link">
https://www.ukrinform.ua/rubric-ato/3727559-budanov-pro-zagrozu-pidrivu-zaes-nikoli-situacia-ne-bula-takou-serjoznou-ak-zaraz.html</text:a>
</text:p>
      <!--NEWS-->
      <text:h text:style-name="P10" text:outline-level="1">
<text:span text:style-name="T4">
Thousands of believers gathered in the Maniavsky Skit for a common prayer headed by Epiphanius</text:span>
</text:h>
      <text:p text:style-name="P4">
Authors: Ukrinform (Person)</text:p>
      <text:p text:style-name="P4">
Publisher: Укринформ (Organization)</text:p>
      <text:p text:style-name="P4">
Published Time: 2023-06-25T18:32:00+03:00</text:p>
      <text:p text:style-name="P4">
Modified Time: 2023-06-25T18:32:00+03:00</text:p>
      <text:p text:style-name="P4">
Description: In the Carpathian region, thousands of believers came to the Maniavsky monastery for a common thankful prayer, headed by Metropolitan Epiphany Primate of the PCCU. - Ukrinform.</text:p>
      <text:p text:style-name="P4">
Images: ['<text:a xlink:type="simple" xlink:href="https://static.ukrinform.com/photos/2023_06/thumb_files/630_360_1687706942-400.jpg" text:style-name="Internet_20_link" text:visited-style-name="Visited_20_Internet_20_Link">
630_360_16877...</text:a>
']</text:p>
      <text:p text:style-name="P4">
Tags: ['Прикарпаття', 'Молитва', 'Епіфаній', 'Православна церква України', 'Монастир']</text:p>
      <text:p text:style-name="P4">
Type: Article</text:p>
      <!--METADATA-->
      <text:p text:style-name="P4">
<draw:frame draw:style-name="fr1" draw:name="Image178" text:anchor-type="as-char" svg:width="6.9236in" svg:height="3.956343in" draw:z-index="0">
<draw:image xlink:href="../Images/yкринформ/2023-06-25T18-32-00-03-00/630_360_1687706942-400.jpg" xlink:type="simple" xlink:show="embed" xlink:actuate="onLoad" draw:mime-type="image/jpeg"/>
</draw:frame>
Thousands of believers came to the Maniavsky Skit, a common gratitude, headed by Metropolitan of Epiphanius, headed by the PCCU.</text:p>
      <text:p text:style-name="P4">
About it in <text:a xlink:type="simple" xlink:href="https://www.facebook.com/SavchukOks/posts/pfbid09b4drC41MLkFCwSMy1AxJHsBbWRo7ZjqPPW1YMw4zFxsEEdhK9Z7dY9veyHkEY25l" text:style-name="Internet_20_link" text:visited-style-name="Visited_20_Internet_20_Link">
</text:a>
<text:a xlink:type="simple" xlink:href="https://www.facebook.com/SavchukOks/posts/pfbid09b4drC41MLkFCwSMy1AxJHsBbWRo7ZjqPPW1YMw4zFxsEEdhK9Z7dY9veyHkEY25l" text:style-name="Internet_20_link" text:visited-style-name="Visited_20_Internet_20_Link">
Facebook</text:a>
People's Deputy Oksana Savchuk reported, Ukrinform reports.</text:p>
      <text:p text:style-name="P4">
“Thousands of believers came to Ukrainian Athos. The Cross -Vozdvizhensky Maniavsky Monastery for a common thankful prayer, headed by Metropolitepitani, ”Savchuk said.</text:p>
      <text:p text:style-name="P4">
According to her, in the Maniavsky Skit there is an icon of the Mother of God "The Swing", which returned here in 2003.</text:p>
      <text:p text:style-name="P4">
Metropolitan PCCU Primate <text:a xlink:type="simple" xlink:href="https://www.ukrinform.ua/tag-epifanij" text:style-name="Internet_20_link" text:visited-style-name="Visited_20_Internet_20_Link">
Epiphanius</text:a>
During his prayer, he urged the believers to go together for victory.</text:p>
      <text:p text:style-name="P4">
<text:span text:style-name="T4">
 Read also: </text:span>
 <text:a xlink:type="simple" xlink:href="https://www.ukrinform.ua/rubric-kyiv/3726838-v-ukraini-vidbuvsa-vipusk-vijskovih-kapelaniv.html" text:style-name="Internet_20_link" text:visited-style-name="Visited_20_Internet_20_Link">
in Sofia Kyivska "there was a release of the military <text:span text:style-name="T4">
 chaplain </text:span>
 s</text:a>
“We have a great gift of freedom and independence: both state and church, which is dreamed of more than one generation of Ukrainians. Now we go through the truth - we are walking to victory. Because light overcomes darkness, and life is fat. Evil will certainly be punished!”Epiphanius assured.</text:p>
      <text:p text:style-name="P4">
Skit Maniavsky(Ukrainian Athos, Cross-Vozdvizhensky Monastery)- Orthodox monastery, founded by Job Knyagnytsky and Ivan Vyshensky in 1606 near the village of Maniava, a monument of architecture of the early seventeenth century. Maniavsky Skit is an ascetic male monastery of the Eastern rite, the prominent interior of the spirituality, culture and art of Ukraine.</text:p>
      <text:p text:style-name="P4">
<text:span text:style-name="T5">
Foto: Oksana Savchuk, Facebook</text:span>
</text:p>
      <text:p text:style-name="P4">
News Source: <text:a xlink:type="simple" xlink:href="https://www.ukrinform.ua/rubric-regions/3727562-tisaci-viran-zibralisa-u-manavskomu-skiti-na-spilnu-molitvu-aku-ocoliv-epifanij.html" text:style-name="Internet_20_link" text:visited-style-name="Visited_20_Internet_20_Link">
https://www.ukrinform.ua/rubric-regions/3727562-tisaci-viran-zibralisa-u-manavskomu-skiti-na-spilnu-molitvu-aku-ocoliv-epifanij.html</text:a>
</text:p>
      <!--NEWS-->
      <text:h text:style-name="P10" text:outline-level="1">
<text:span text:style-name="T4">
In Khmelnytskyi, the UOC -MP believers shouted "shame" by relatives of the dead in the war</text:span>
</text:h>
      <text:p text:style-name="P4">
Authors: Ukrinform (Person)</text:p>
      <text:p text:style-name="P4">
Publisher: Укринформ (Organization)</text:p>
      <text:p text:style-name="P4">
Published Time: 2023-06-25T18:45:00+03:00</text:p>
      <text:p text:style-name="P4">
Modified Time: 2023-06-25T18:45:00+03:00</text:p>
      <text:p text:style-name="P4">
Description: In Khmelnytskyi in the city of Krasilov, the UOC -MP believers shouted "Shame!" The relatives of the deceased who came out after the memorial service from the temple. The funeral service for the fallen conducted the PCU. - Ukrinform.</text:p>
      <text:p text:style-name="P4">
Images: ['<text:a xlink:type="simple" xlink:href="https://static.ukrinform.com/photos/2023_06/thumb_files/630_360_1687707710-705.jpg" text:style-name="Internet_20_link" text:visited-style-name="Visited_20_Internet_20_Link">
630_360_16877...</text:a>
']</text:p>
      <text:p text:style-name="P4">
Tags: ['Хмельниччина', 'Похорон', 'УПЦ МП', 'Військові', 'Православна церква України', 'Війна з Росією']</text:p>
      <text:p text:style-name="P4">
Type: Article</text:p>
      <!--METADATA-->
      <text:p text:style-name="P4">
<draw:frame draw:style-name="fr1" draw:name="Image179" text:anchor-type="as-char" svg:width="6.9236in" svg:height="3.956343in" draw:z-index="0">
<draw:image xlink:href="../Images/yкринформ/2023-06-25T18-45-00-03-00/630_360_1687707710-705.jpg" xlink:type="simple" xlink:show="embed" xlink:actuate="onLoad" draw:mime-type="image/jpeg"/>
</draw:frame>
Nakhmelnytskyi in the city of Krasilov believers of the UOC -MP shouted "Shame!" The relatives who came out after a memorial service from the temple. A memorial service for the fallen.</text:p>
      <text:p text:style-name="P4">
About it in <text:a xlink:type="simple" xlink:href="https://www.facebook.com/watch/" text:style-name="Internet_20_link" text:visited-style-name="Visited_20_Internet_20_Link">
Facebook</text:a>
The military Alexander Gramarchuk informed the Thunder, Ukrinform reports.</text:p>
      <text:p text:style-name="P4">
“This is some kind… in Krasilov(Khmelnytsky region)ROC parishioners shouted "Shame!" The military and relatives of the dead hero, who came out of the temple of the postpanage for the dead, which the PCU was conducted, ”Gramarchuk stressed.</text:p>
      <text:p text:style-name="P4">
In the video he posted, the believers are still shouting that they do not want the PPC.</text:p>
      <text:p text:style-name="P4">
According to local media, earlier the believers of the Moscow Patriarchate declared a "attempt to capture" the Holy Resurrection Temple in Krasilov.</text:p>
      <text:p text:style-name="P4">
<text:span text:style-name="T4">
 Read also: </text:span>
 <text:a xlink:type="simple" xlink:href="https://www.ukrinform.ua/rubric-regions/3725657-u-nizini-ne-zmogli-zaboroniti-dialnist-upc-mp.html" text:style-name="Internet_20_link" text:visited-style-name="Visited_20_Internet_20_Link">
in <text:span text:style-name="T4">
 Nizhyn </text:span>
 failed to prohibit the activities of the UOC MP</text:a>
According to information <text:a xlink:type="simple" xlink:href="https://www.facebook.com/krasylivrada/posts/pfbid0E5RLTMLiakLceyRJdhi9fqANhXUiv52RNxsDm8LS8riZJhcCPrk9anJSsDEJSdZ9l" text:style-name="Internet_20_link" text:visited-style-name="Visited_20_Internet_20_Link">
Krasyliv City Council</text:a>
, On May 30, the registration of legal documents related to the transition of the organization "Religious Community of the Holy Resurrection Temple of Krasilov" to the Orthodox Church of Ukraine was completed.</text:p>
      <text:p text:style-name="P4">
On April 10, on the square in front of the premises of the temple in Krasilov more than 1,500 parishioners - members of the religious community - voted for the transition of the Holy Resurrection of the UOC(MP)to the PCC.</text:p>
      <text:p text:style-name="P4">
<text:span text:style-name="T5">
Foto: Krasyliv City Council, Facebook, Espresso</text:span>
</text:p>
      <text:p text:style-name="P4">
News Source: <text:a xlink:type="simple" xlink:href="https://www.ukrinform.ua/rubric-regions/3727565-na-hmelniccini-virani-upc-mp-kricali-ganba-rodicam-zagiblogo-na-vijni.html" text:style-name="Internet_20_link" text:visited-style-name="Visited_20_Internet_20_Link">
https://www.ukrinform.ua/rubric-regions/3727565-na-hmelniccini-virani-upc-mp-kricali-ganba-rodicam-zagiblogo-na-vijni.html</text:a>
</text:p>
      <!--NEWS-->
      <text:h text:style-name="P10" text:outline-level="1">
<text:span text:style-name="T4">
In the Tavriysk direction a day, the Russians lost almost three mouths</text:span>
</text:h>
      <text:p text:style-name="P4">
Authors: Ukrinform (Person)</text:p>
      <text:p text:style-name="P4">
Publisher: Укринформ (Organization)</text:p>
      <text:p text:style-name="P4">
Published Time: 2023-06-25T18:54:22+03:00</text:p>
      <text:p text:style-name="P4">
Modified Time: 2023-06-25T18:54:22+03:00</text:p>
      <text:p text:style-name="P4">
Description: In the Tavriysk direction, Russian troops lost almost three companies killed and wounded, and 16 units of military equipment were destroyed.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Оборона', 'ЗСУ', 'Російські військові', 'Війна з Росією']</text:p>
      <text:p text:style-name="P4">
Type: Article</text:p>
      <!--METADATA-->
      <text:p text:style-name="P4">
<draw:frame draw:style-name="fr1" draw:name="Image182" text:anchor-type="as-char" svg:width="6.9236in" svg:height="3.956343in" draw:z-index="0">
<draw:image xlink:href="../Images/yкринформ/2023-06-25T18-54-22-03-00/630_360_1649246846-820.jpg" xlink:type="simple" xlink:show="embed" xlink:actuate="onLoad" draw:mime-type="image/jpeg"/>
</draw:frame>
The Russian troops lost three companies killed and wounded in the day, and 16 units of military equipment were destroyed.</text:p>
      <text:p text:style-name="P4">
According to Ukrinform, General Oleksandr Tarnavsky reported in [telegram] about it(http://t.me/otarnavskiy/133).</text:p>
      <text:p text:style-name="P4">
"Divisions of missile troops and artillery <text:a xlink:type="simple" xlink:href="https://www.ukrinform.ua/tag-oborona" text:style-name="Internet_20_link" text:visited-style-name="Visited_20_Internet_20_Link">
Defense</text:a>
During the day, 1093 firing facilities were performed. During the last day, the loss of the enemy killed and wounded was almost three years, " - the message reads.</text:p>
      <text:p text:style-name="P4">
16 units of military equipment of the aggressor were destroyed. In particular, the tank, 2 BBM, 2 UAV "Orlan-10", UAV "Zala", howitzer 2a65 "MST-B", RSSV BM-27 "Hurricane".</text:p>
      <text:p text:style-name="P4">
Five enemy ammunition was also destroyed.</text:p>
      <text:p text:style-name="P4">
<text:span text:style-name="T4">
 Read also: </text:span>
 <text:a xlink:type="simple" xlink:href="https://www.ukrinform.ua/rubric-ato/3727270-zsu-zvilnili-teritorii-pid-krasnogorivkou-aki-buli-okupovani-z-2014-roku.html" text:style-name="Internet_20_link" text:visited-style-name="Visited_20_Internet_20_Link">
the Armed Forces released the territories under Krasnogorivka, the Movement is forced - Tarnavsky</text:a>
As reported by Ukrinform, the Defense Forces of Ukraine from 19 to 25 June <text:a xlink:type="simple" xlink:href="https://www.ukrinform.ua/rubric-ato/3727551-sili-oboroni-ukraini-za-tizden-znisili-majze-pat-tisac-vijskovih-rf.html" text:style-name="Internet_20_link" text:visited-style-name="Visited_20_Internet_20_Link">
destroyed</text:a>
Almost five thousand military Federation and 187 artillery systems.</text:p>
      <text:p text:style-name="P4">
News Source: <text:a xlink:type="simple" xlink:href="https://www.ukrinform.ua/rubric-ato/3727568-na-tavrijskomu-napramku-za-dobu-rosiani-vtratili-majze-tri-roti.html" text:style-name="Internet_20_link" text:visited-style-name="Visited_20_Internet_20_Link">
https://www.ukrinform.ua/rubric-ato/3727568-na-tavrijskomu-napramku-za-dobu-rosiani-vtratili-majze-tri-roti.html</text:a>
</text:p>
      <!--NEWS-->
      <text:h text:style-name="P10" text:outline-level="1">
<text:span text:style-name="T4">
China supports Russia in maintaining national stability - the Ministry of Foreign Affairs</text:span>
</text:h>
      <text:p text:style-name="P4">
Authors: Ukrinform (Person)</text:p>
      <text:p text:style-name="P4">
Publisher: Укринформ (Organization)</text:p>
      <text:p text:style-name="P4">
Published Time: 2023-06-25T18:57:56+03:00</text:p>
      <text:p text:style-name="P4">
Modified Time: 2023-06-25T18:57:56+03:00</text:p>
      <text:p text:style-name="P4">
Description: China supports the efforts of Russia's authorities to stabilize the situation in the country after the demarche head of the Wagner PEC Yevgeny Prigogine against the leadership of the Ministry of Defense of the Russian Federation. - Ukrinform.</text:p>
      <text:p text:style-name="P4">
Images: ['<text:a xlink:type="simple" xlink:href="https://static.ukrinform.com/photos/2023_06/thumb_files/630_360_1687616055-443.jpg" text:style-name="Internet_20_link" text:visited-style-name="Visited_20_Internet_20_Link">
630_360_16876...</text:a>
']</text:p>
      <text:p text:style-name="P4">
Tags: ['Китай', 'Росія', 'ПВК "Вагнера"', 'Пригожин']</text:p>
      <text:p text:style-name="P4">
Type: Article</text:p>
      <!--METADATA-->
      <text:p text:style-name="P4">
<draw:frame draw:style-name="fr1" draw:name="Image183" text:anchor-type="as-char" svg:width="6.9236in" svg:height="3.956343in" draw:z-index="0">
<draw:image xlink:href="../Images/yкринформ/2023-06-25T18-57-56-03-00/630_360_1687616055-443.jpg" xlink:type="simple" xlink:show="embed" xlink:actuate="onLoad" draw:mime-type="image/jpeg"/>
</draw:frame>
China adheres to the efforts of Russia's power to stabilize the situation in the country after the demarchargist of the Wagner PEC Yevgeny Prigogine against the leadership of the Ministry of Defense of the Russian Federation.</text:p>
      <text:p text:style-name="P4">
This is stated in <text:a xlink:type="simple" xlink:href="http://www.fmprc.gov.cn/fyrbt_673021/202306/t20230625_11103402.shtml" text:style-name="Internet_20_link" text:visited-style-name="Visited_20_Internet_20_Link">
statement</text:a>
China Foreign Minister spokesman, Ukrinform correspondent reports.</text:p>
      <text:p text:style-name="P4">
"As a friendly neighbor and strategic partner, China supports Russia in ensuring the intensity of stability and achievement of development and prosperity," - said the reconciliation, published on Sunday.</text:p>
      <text:p text:style-name="P4">
The very events related to Demears Prigoine, it is called "internal business <text:a xlink:type="simple" xlink:href="https://www.ukrinform.ua/tag-rosia" text:style-name="Internet_20_link" text:visited-style-name="Visited_20_Internet_20_Link">
Russia</text:a>
”.</text:p>
      <text:p text:style-name="P4">
Earlier on the same day, the Ministry of Foreign Affairs of the China reported on the negotiations in Beijing, the Price of Gana, the Deputy Minister of Foreign Affairs of Russia Andrijudenko, during which they "exchanged thoughts on Chinese-Russian relations, as well as international and regional issues." No negotiations in the diplomatic agency were not ill.</text:p>
      <text:p text:style-name="P4">
At the same time, neither the Chinese nor the Russian side have announced this visit before, when Rudenko arrived in Beijing and whether his visit was to China, a key ally of Russia, related to the attempt to rebell.</text:p>
      <text:p text:style-name="P4">
<text:span text:style-name="T4">
 Read also: </text:span>
 <text:a xlink:type="simple" xlink:href="https://www.ukrinform.ua/rubric-polytics/3727513-glava-mzs-italii-pro-zakolot-prigozina-mif-pro-ednist-putinskoi-rosii-zakincivsa.html" text:style-name="Internet_20_link" text:visited-style-name="Visited_20_Internet_20_Link">
Italian Foreign Minister - About Rebellion <text:span text:style-name="T4">
 Prigogine </text:span>
: Myth of Putin Russia's Fits End</text:a>
As it was reported, the head of the Wagner PEC Yevhen Prigogin announced Demarsh against the Russian military leadership, in particular against the Ministry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text:span text:style-name="T4">
 Read also: </text:span>
 [Blinken - About Rebellion <text:span text:style-name="T4">
 Prigogine </text:span>
: I don't think the final act is mibbed]](https://www.ukrinform.ua/rubric-world/3727554-blinken-pro-zakolot-prigozina-ne-dumau-so-mi-bacili-finalnij-akt.html)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569-kitaj-pidtrimue-rosiu-u-zberezenni-nacionalnoi-stabilnosti-zaava-mzs.html" text:style-name="Internet_20_link" text:visited-style-name="Visited_20_Internet_20_Link">
https://www.ukrinform.ua/rubric-world/3727569-kitaj-pidtrimue-rosiu-u-zberezenni-nacionalnoi-stabilnosti-zaava-mzs.html</text:a>
</text:p>
      <!--NEWS-->
      <text:h text:style-name="P10" text:outline-level="1">
<text:span text:style-name="T4">
In Poland, they do not exclude increased tensions on the border with Belarus</text:span>
</text:h>
      <text:p text:style-name="P4">
Authors: Ukrinform (Person)</text:p>
      <text:p text:style-name="P4">
Publisher: Укринформ (Organization)</text:p>
      <text:p text:style-name="P4">
Published Time: 2023-06-25T19:09:00+03:00</text:p>
      <text:p text:style-name="P4">
Modified Time: 2023-06-25T19:09:00+03:00</text:p>
      <text:p text:style-name="P4">
Description: Against the background of recent events in Russia in Poland, they do not rule out that there is a possible escalation of tension on the border with Belarus. - Ukrinform.</text:p>
      <text:p text:style-name="P4">
Images: ['<text:a xlink:type="simple" xlink:href="https://static.ukrinform.com/photos/2021_08/thumb_files/630_360_1629789777-988.jpg" text:style-name="Internet_20_link" text:visited-style-name="Visited_20_Internet_20_Link">
630_360_16297...</text:a>
']</text:p>
      <text:p text:style-name="P4">
Tags: ['Білорусь', 'Ескалація', 'Польща', 'Кордон']</text:p>
      <text:p text:style-name="P4">
Type: Article</text:p>
      <!--METADATA-->
      <text:p text:style-name="P4">
<draw:frame draw:style-name="fr1" draw:name="Image184" text:anchor-type="as-char" svg:width="6.9236in" svg:height="3.956343in" draw:z-index="0">
<draw:image xlink:href="../Images/yкринформ/2023-06-25T19-09-00-03-00/630_360_1629789777-988.jpg" xlink:type="simple" xlink:show="embed" xlink:actuate="onLoad" draw:mime-type="image/jpeg"/>
</draw:frame>
Among the events in Russia in Poland do not rule out that on the border with Belarus a possible escalation of tension.</text:p>
      <text:p text:style-name="P4">
This was stated(https://www.polskieradio.pl/398/7856/Artykul/3196317,%D1%81%D1%82%D0%B0%D0%BD%D1%96%D1%81%D0%BB%D0%B0%D0%B2-%D0%B6%D0%B0%D1%80%D0%B8%D0%BD-%D0%BD%D0%B0-%D0%BA%D0%BE%D1%80%D0%B4%D0%BE%D0%BD%D1%96-%D0%BF%D0%BE%D0%BB%D1%8C%D1%89%D1%96-%D1%82%D0%B0-%D0%B1%D1%96%D0%BB%D0%BE%D1%80%D1%83%D1%81%D1%96-%D0%BC%D0%BE%D0%B6%D0%BB%D0%B8%D0%B2%D0%B0-%D0%B5%D1%81%D0%BA%D0%B0%D0%BB%D0%B0%D1%86%D1%96%D1%8F).</text:p>
      <text:p text:style-name="P4">
«Не можемо виключити, що Пригожина в <text:a xlink:type="simple" xlink:href="https://www.ukrinform.ua/tag-bilorus" text:style-name="Internet_20_link" text:visited-style-name="Visited_20_Internet_20_Link">
 Білорусі</text:a>
They will be used to enhance this hybrid surgery that strikes right into Poland. This is, of course, the question that needs to be monitored, and Polish services will undoubtedly do it, ”Zharin said.</text:p>
      <text:p text:style-name="P4">
In his opinion, the events in Russia, which occurred on June 24, were not an attempt to change the power. Zharin added that "we are only dealing with the rivalry of factions that are coming to Russia."</text:p>
      <text:p text:style-name="P4">
“We are dealing with certain conflicts of different groups involved in the hostilities of Ukraine. But it must be clearly said that in Russia, neither in eliteworms, nor in the army, nor in society there are no strong movements of resistance to the main strategic goals and actions, ”said the Commissioner of the Polish Law.</text:p>
      <text:p text:style-name="P4">
He also expressed the opinion that the events in the Russian Federation, which took place on June 24, could be more misinformation campaign, which had to hide true actions against the event.</text:p>
      <text:p text:style-name="P4">
As <text:a xlink:type="simple" xlink:href="https://www.ukrinform.ua/rubric-other_news/3727120-zakolot-prigozina-vse-so-vidomo-na-cej-moment.html" text:style-name="Internet_20_link" text:visited-style-name="Visited_20_Internet_20_Link">
reported</text:a>
, the leader of the Wagner PEC Yevgeny Prigogin announced Demarsh of the Anti -Russian Military leadership on June 23, in particular against the Minister of Defense Sergiyashah. He took control of Rostov-on-Don and part of the Voronezh region, after which the Wagnerivtsi went to Moscow.</text:p>
      <text:p text:style-name="P4">
<text:span text:style-name="T4">
 Read also: </text:span>
 <text:a xlink:type="simple" xlink:href="https://www.ukrinform.ua/rubric-ato/3727471-pvk-vagner-moze-atakuvati-kiiv-z-bilorusi-britanskij-general.html" text:style-name="Internet_20_link" text:visited-style-name="Visited_20_Internet_20_Link">
Wagner PVC can attack Kiev with <text:span text:style-name="T4">
 Belarus </text:span>
 -British General</text:a>
</text:p>
      <text:p text:style-name="P4">
Secretary of the National Security and Defense Council of Ukraine Alexey Danilov named the sprout of rebellion of the leader(https://www.ukrinform.ua/rubric-polytics/3727477-danilov-nazvav-zakolot-prigozina-persim-etapom-demontazu-putinskoi-sistemi.html)Russian President Vladimir Putin.</text:p>
      <text:p text:style-name="P4">
News Source: <text:a xlink:type="simple" xlink:href="https://www.ukrinform.ua/rubric-world/3727570-u-polsi-ne-viklucaut-posilenna-napruzenosti-na-kordoni-z-bilorussu.html" text:style-name="Internet_20_link" text:visited-style-name="Visited_20_Internet_20_Link">
https://www.ukrinform.ua/rubric-world/3727570-u-polsi-ne-viklucaut-posilenna-napruzenosti-na-kordoni-z-bilorussu.html</text:a>
</text:p>
      <!--NEWS-->
      <text:h text:style-name="P10" text:outline-level="1">
<text:span text:style-name="T4">
Artet: The next season will be the hardest in the history of the Premier League</text:span>
</text:h>
      <text:p text:style-name="P4">
Authors: Ukrinform (Person)</text:p>
      <text:p text:style-name="P4">
Publisher: Укринформ (Organization)</text:p>
      <text:p text:style-name="P4">
Published Time: 2023-06-25T19:11:39+03:00</text:p>
      <text:p text:style-name="P4">
Modified Time: 2023-06-25T19:11:39+03:00</text:p>
      <text:p text:style-name="P4">
Description: Arsenal head coach Mikel Artet made a forecast for the next season of the English Premier League. - Ukrinform.</text:p>
      <text:p text:style-name="P4">
Images: ['<text:a xlink:type="simple" xlink:href="https://static.ukrinform.com/photos/2023_06/thumb_files/630_360_1687709420-156.jpeg" text:style-name="Internet_20_link" text:visited-style-name="Visited_20_Internet_20_Link">
630_360_16877...</text:a>
']</text:p>
      <text:p text:style-name="P4">
Tags: ['Арсенал', 'Футбол', 'АПЛ']</text:p>
      <text:p text:style-name="P4">
Type: Article</text:p>
      <!--METADATA-->
      <text:p text:style-name="P4">
<draw:frame draw:style-name="fr1" draw:name="Image185" text:anchor-type="as-char" svg:width="6.9236in" svg:height="3.956343in" draw:z-index="0">
<draw:image xlink:href="../Images/yкринформ/2023-06-25T19-11-39-03-00/630_360_1687709420-156.jpeg" xlink:type="simple" xlink:show="embed" xlink:actuate="onLoad" draw:mime-type="image/jpeg"/>
</draw:frame>
Arsenal's chief trainer Mikel Artet made a forecast for the next season of the English Premery League.</text:p>
      <text:p text:style-name="P4">
This was reported <text:a xlink:type="simple" xlink:href="https://www.marca.com/futbol/premier-league/2023/06/25/6496fbda46163f58b98b45dc.html" text:style-name="Internet_20_link" text:visited-style-name="Visited_20_Internet_20_Link">
Marca</text:a>
, reports Ukrinform.</text:p>
      <text:p text:style-name="P4">
“The title would be a feat. This is Arsenal, and the level of requirements for the club. It is still very painful for me that we have not been able to win the Championship after the 10th-month struggle against Man City. At the same time, I am clearly aware that what has come with such a young team is also a merit, ”said Arsenal head coach.</text:p>
      <text:p text:style-name="P4">
He also noted that the level of competition in the League is the largest in 22 years.</text:p>
      <text:p text:style-name="P4">
“Will we be able to win next season? If I couldn't - I would not sit here. This is our ambitions. We know what difficulties it will have to face. The Tsenikorest League in the World, and the next season will be the hardest in the history of the Premier League. I have been here for 22 years, and I have never seen such a level of competition. To win the APL - we need to be the best, so we need to intensify, ”Artet explained.</text:p>
      <text:p text:style-name="P4">
<text:span text:style-name="T4">
 Read also: </text:span>
 <text:a xlink:type="simple" xlink:href="https://www.ukrinform.ua/rubric-sports/3725914-fabio-kannavaro-zigrae-u-blagodijnomu-matci-na-pidtrimku-ukraini.html" text:style-name="Internet_20_link" text:visited-style-name="Visited_20_Internet_20_Link">
Kannavaro Fabio will play in a charity match in support of Ukraine</text:a>
As it was reported, Arsenal took the second place in the APL.</text:p>
      <text:p text:style-name="P4">
Photo: Getty Images</text:p>
      <text:p text:style-name="P4">
News Source: <text:a xlink:type="simple" xlink:href="https://www.ukrinform.ua/rubric-sports/3727571-arteta-nastupnij-sezon-bude-najvazcim-v-istorii-premerligi.html" text:style-name="Internet_20_link" text:visited-style-name="Visited_20_Internet_20_Link">
https://www.ukrinform.ua/rubric-sports/3727571-arteta-nastupnij-sezon-bude-najvazcim-v-istorii-premerligi.html</text:a>
</text:p>
      <!--NEWS-->
      <text:h text:style-name="P10" text:outline-level="1">
<text:span text:style-name="T4">
During the rebellion of Prigogine "Putin was nowhere" - the media</text:span>
</text:h>
      <text:p text:style-name="P4">
Authors: Ukrinform (Person)</text:p>
      <text:p text:style-name="P4">
Publisher: Укринформ (Organization)</text:p>
      <text:p text:style-name="P4">
Published Time: 2023-06-25T19:12:00+03:00</text:p>
      <text:p text:style-name="P4">
Modified Time: 2023-06-25T19:12:00+03:00</text:p>
      <text:p text:style-name="P4">
Description: On Saturday, June 24, during the deployment of the rebellion of Yevgeny Prigogine and PEC "Wagner", the President and the Supreme Commander -in -Chief of the Russian Federation Vladimir Putin "There was no nowhere", so it will now be more difficult for him to "gather vertical power". - Ukrinform.</text:p>
      <text:p text:style-name="P4">
Images: ['<text:a xlink:type="simple" xlink:href="https://static.ukrinform.com/photos/2023_06/thumb_files/630_360_1685633331-599.jpg" text:style-name="Internet_20_link" text:visited-style-name="Visited_20_Internet_20_Link">
630_360_16856...</text:a>
']</text:p>
      <text:p text:style-name="P4">
Tags: ['Лукашенко', 'Путін', 'Росія', 'Російські військові', 'ПВК "Вагнера"', 'Пригожин', 'Переворот', 'Шойгу']</text:p>
      <text:p text:style-name="P4">
Type: Article</text:p>
      <!--METADATA-->
      <text:p text:style-name="P4">
<draw:frame draw:style-name="fr1" draw:name="Image186" text:anchor-type="as-char" svg:width="6.9236in" svg:height="3.956343in" draw:z-index="0">
<draw:image xlink:href="../Images/yкринформ/2023-06-25T19-12-00-03-00/630_360_1685633331-599.jpg" xlink:type="simple" xlink:show="embed" xlink:actuate="onLoad" draw:mime-type="image/jpeg"/>
</draw:frame>
On Saturday, June 24, during the deployment of the rebellion of Yevgeny Prigogine and PEC "Wagner", the President and the Supreme Commander -in -Chief of the Russian Federation Vladimir Putin "Not Polovnide", so it will now be more difficult for him to "gather vertical power".</text:p>
      <text:p text:style-name="P4">
As Ukrinform reports, it writes <text:a xlink:type="simple" xlink:href="https://meduza.io/feature/2023/06/25/putina-ne-bylo-nigde" text:style-name="Internet_20_link" text:visited-style-name="Visited_20_Internet_20_Link">
"Medusa"</text:a>
With reference to the supra from the ruling circles of the Russian Federation.</text:p>
      <text:p text:style-name="P4">
The interlocutors close to the Kremlin recognize that the rebellion has weakened the position <text:a xlink:type="simple" xlink:href="https://www.ukrinform.ua/tag-putin" text:style-name="Internet_20_link" text:visited-style-name="Visited_20_Internet_20_Link">
Putin</text:a>
. "He could not go down to the way, but yesterday [after the television] was nowhere. He is the" king "," first ", but the tin -Mukh, when it is necessary to interve The source said.</text:p>
      <text:p text:style-name="P4">
According to one of the interlocutors of the "jellyfish" close to the presidential administration, Putin will now be more difficult to "collect vertical power" - and attempts to "reinforce the system" by "Russian elites" will only become more.</text:p>
      <text:p text:style-name="P4">
According to Medusa sources close to the Presidential Administration of the Russian Federation, about the middle of the day of June 24, Prigogine, with which the authorities had tried before, began to communicate with the Kremlin. And even "he tried to call Putin, but the President did not want to talk to him."</text:p>
      <text:p text:style-name="P4">
<text:span text:style-name="T4">
 Read also: </text:span>
 [<text:span text:style-name="T4">
 Danilov </text:span>
 called Prigoine's rebellion the first stage(https://www.ukrinform.ua/rubric-polytics/3727477-danilov-nazvav-zakolot-prigozina-persim-etapom-demontazu-putinskoi-sistemi.html)According to the interlocutors of the publication close to the Kremlin and the Government of the Russian Federation, it is more likely that Prigogine realized that he had "crossed the border" and "the prospects of the movement of his colontum." At that moment, the mercenaries were already near the River Oka - the Sametam the Russian army and Rosgvardia decided to build the first line of defense of the Navagnets. At the same time, despite the statements of Prigogine that it is necessary to prepare with him a "half army"(And despite the fact that in the regions he did not receive any other security officers), there was no additional support for the first hours of the UPVC uprising.</text:p>
      <text:p text:style-name="P4">
Seeing the mood of Prigogine, the Kremlin allegedly decided not to go to "bloody". At the same time, the final negotiations were engaged in large group officials, which among others included the head of the Presidential Administration Antonovacha, Secretary of the Security Council of the Russian Federation Mykola Patrushev and Russia's Ambassador to Belarusiboryn Grizlov. Alexander Lukashenko spoke "Frontman" of this band.According to a source close to the Kremlin, Prigogine insisted that the first persons were involved in the negotiation. “The prison needed a decent confident to get out of the game [keeping your face]. This is Lukashenko. He loves PR and understanding, so he agreed, ”the interlocutor says.</text:p>
      <text:p text:style-name="P4">
The sources of "jellyfish", close to the Kremlin and the Government of the Russian Federation, agree that the susceptes of the radical speech to Prigogin lost: "He is displaced from Russia. The president does not forgive such." According to them, the parties will still "discuss" the details of the agreement on the new position of Prigogine, but "the former influence of the tresers will not have."</text:p>
      <text:p text:style-name="P4">
<text:span text:style-name="T4">
 Read also: </text:span>
 <text:a xlink:type="simple" xlink:href="https://www.ukrinform.ua/rubric-polytics/3727502-podolak-pro-zakolot-prigozina-mi-b-hotili-trohi-insih-rezultativ.html" text:style-name="Internet_20_link" text:visited-style-name="Visited_20_Internet_20_Link">
<text:span text:style-name="T4">
 Podolyak </text:span>
 About the Rebellion of Prigogine: We would like to be slightly different results</text:a>
At the same time, the interlocutor, close to the Kremlin, did not rule out that the results of the coincidence may be personnel changes in the management of the Ministry of Defense: "But not on the demand of the acquisition, but through the self -removal of the Ministry of Defense." At the same time, neither Sergishouig, nor Valery Gerasimov still said a word about the uprising of Prigoin. It is also unknown where they were all this time.</text:p>
      <text:p text:style-name="P4">
As it was reported, the head of the Wagner PEC Yevgeny Prigogin announced Demarsh against the Russian military leadership, in particular against the Ministry of Defense of the Russian Federation Sergiy Shoig. Wagner has established control of military objects in Rostov-on-Don. Prigogine declared his intention to reach Moscow. On the evening of June 24, Prigogine stated that it was deploying a group of grouping to the field camps.</text:p>
      <text:p text:style-name="P4">
<text:span text:style-name="T5">
Foto: EPA</text:span>
</text:p>
      <text:p text:style-name="P4">
News Source: <text:a xlink:type="simple" xlink:href="https://www.ukrinform.ua/rubric-world/3727573-pid-cas-zakolotu-prigozina-putina-ne-bulo-nide-zmi.html" text:style-name="Internet_20_link" text:visited-style-name="Visited_20_Internet_20_Link">
https://www.ukrinform.ua/rubric-world/3727573-pid-cas-zakolotu-prigozina-putina-ne-bulo-nide-zmi.html</text:a>
</text:p>
      <!--NEWS-->
      <text:h text:style-name="P10" text:outline-level="1">
<text:span text:style-name="T4">
Ukrainian fighters in a day advanced on the flanks around Bakhmut to a kilometer - abdomen</text:span>
</text:h>
      <text:p text:style-name="P4">
Authors: Ukrinform (Person)</text:p>
      <text:p text:style-name="P4">
Publisher: Укринформ (Organization)</text:p>
      <text:p text:style-name="P4">
Published Time: 2023-06-25T19:31:00+03:00</text:p>
      <text:p text:style-name="P4">
Modified Time: 2023-06-25T19:31:00+03:00</text:p>
      <text:p text:style-name="P4">
Description: During the day, the defense forces took place on the southern and northern flanks around Bakhmut from 600 to 1000 meters.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Контрнаступ', 'Єдині новини']</text:p>
      <text:p text:style-name="P4">
Type: Article</text:p>
      <!--METADATA-->
      <text:p text:style-name="P4">
<draw:frame draw:style-name="fr1" draw:name="Image187" text:anchor-type="as-char" svg:width="6.9236in" svg:height="3.956343in" draw:z-index="0">
<draw:image xlink:href="../Images/yкринформ/2023-06-25T19-31-00-03-00/630_360_1675335452-443.jpg" xlink:type="simple" xlink:show="embed" xlink:actuate="onLoad" draw:mime-type="image/jpeg"/>
</draw:frame>
The defense went on the southern and northern flanks around Bakhmut from 600 to 1000 meters.</text:p>
      <text:p text:style-name="P4">
According to the Ukrinform correspondent, the spokesman of the Eastern Urell of the Armed Forces Sergey Cherevaty said this on the air of the Teleterna "One News".</text:p>
      <text:p text:style-name="P4">
"In the Bakhmut direction, the defense forces keep the initiative and continue the arguments, close <text:a xlink:type="simple" xlink:href="https://www.ukrinform.ua/tag-rosijski-vijskovi" text:style-name="Internet_20_link" text:visited-style-name="Visited_20_Internet_20_Link">
enemy</text:a>
. A day was traveled on the southern, northern flanks of Ovar Bakhmut from 600 to 1000 meters, "Cherevaty said.</text:p>
      <text:p text:style-name="P4">
He noted that the forces of defense during the day destroyed 186 invaders, wounded 224 tasked 8 people. The tank, infantry fighting machine, two-day artillery installations, two rocket launchers, three anti-tank complexes, three MSTA-B guns, the arrow-receptacle complex "Arrow-10", six field warehouses with ammunition were destroyed. Drones-Kamikadze "Lancet" and one drone "Orlan-10".</text:p>
      <text:p text:style-name="P4">
<text:span text:style-name="T4">
 Read also: </text:span>
 <text:a xlink:type="simple" xlink:href="https://www.ukrinform.ua/rubric-ato/3726811-na-bahmutskomu-napramku-sili-oboroni-znisili-tri-skladi-boepripasiv-voroga-cerevatij.html" text:style-name="Internet_20_link" text:visited-style-name="Visited_20_Internet_20_Link">
in the Bakhmut direction of defense force destroyed three enemy stores - <text:span text:style-name="T4">
 Cherry </text:span>
</text:a>
As reported <text:a xlink:type="simple" xlink:href="https://www.ukrinform.ua/rubric-ato/3727551-sili-oboroni-ukraini-za-tizden-znisili-majze-pat-tisac-vijskovih-rf.html" text:style-name="Internet_20_link" text:visited-style-name="Visited_20_Internet_20_Link">
Ukrinform</text:a>
, From June 19 to June 19 to June 25, nearly five thousand military Federation and 187 artillery systems were destroyed.</text:p>
      <text:p text:style-name="P4">
News Source: <text:a xlink:type="simple" xlink:href="https://www.ukrinform.ua/rubric-ato/3727579-ukrainski-bijci-za-dobu-prosunulis-na-flangah-navkolo-bahmuta-do-kilometra-cerevatij.html" text:style-name="Internet_20_link" text:visited-style-name="Visited_20_Internet_20_Link">
https://www.ukrinform.ua/rubric-ato/3727579-ukrainski-bijci-za-dobu-prosunulis-na-flangah-navkolo-bahmuta-do-kilometra-cerevatij.html</text:a>
</text:p>
      <!--NEWS-->
      <text:h text:style-name="P10" text:outline-level="1">
<text:span text:style-name="T4">
President told about today's contact with world leaders</text:span>
</text:h>
      <text:p text:style-name="P4">
Authors: Ukrinform (Person)</text:p>
      <text:p text:style-name="P4">
Publisher: Укринформ (Organization)</text:p>
      <text:p text:style-name="P4">
Published Time: 2023-06-25T19:36:00+03:00</text:p>
      <text:p text:style-name="P4">
Modified Time: 2023-06-25T23:36:00+03:00</text:p>
      <text:p text:style-name="P4">
Description: On June 25, Volodymyr Zelenskyy had phone conversations with Joe Biden, Justin Trudeau and Andrzej Duda.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Байден', 'Дуда', 'Переговори', 'Трюдо', 'Зеленський', 'Війна з Росією']</text:p>
      <text:p text:style-name="P4">
Type: Article</text:p>
      <!--METADATA-->
      <text:p text:style-name="P4">
<draw:frame draw:style-name="fr1" draw:name="Image188" text:anchor-type="as-char" svg:width="6.9236in" svg:height="3.956343in" draw:z-index="0">
<draw:image xlink:href="../Images/yкринформ/2023-06-25T19-36-00-03-00/630_360_1652263772-452.jpeg" xlink:type="simple" xlink:show="embed" xlink:actuate="onLoad" draw:mime-type="image/jpeg"/>
</draw:frame>
On June 25, Volodymyrzelensky spent phone conversations with Joe Biden, Justin Trudeau Andrzej Duda.</text:p>
      <text:p text:style-name="P4">
According to Ukrinform, the President of Ukraine told about it in <text:a xlink:type="simple" xlink:href="https://www.youtube.com/watch" text:style-name="Internet_20_link" text:visited-style-name="Visited_20_Internet_20_Link">
Evening. </text:a>
"Of course, we discussed the fighting on the forefront, our active actions. Iaported to partners for the support provided - it is very significant and really helping the warriors to move forward. Now Russian invaders are suffered Further strengthening of Ukrainian soldiers, and I thank my partners for understanding the most needs are long -range needs, ”he said.</text:p>
      <text:p text:style-name="P4">
<text:span text:style-name="T5">
Video: <text:a xlink:type="simple" xlink:href="https://www.facebook.com/president.gov.ua/videos/1276926429863532" text:style-name="Internet_20_link" text:visited-style-name="Visited_20_Internet_20_Link">
Presidential Office</text:a>
</text:span>
</text:p>
      <text:p text:style-name="P4">
The President noted that he also discussed the issue of strengthening Ukrainian artillery. Zelensky expressed her special thanks to Biden and the United States - for the reliability of Patriot systems.</text:p>
      <text:p text:style-name="P4">
<text:span text:style-name="T4">
 Read also: </text:span>
 [Zelensky discussed with <text:span text:style-name="T4">
 Biden </text:span>
 OM expansion of Ukraine and US defense labor.(https://www.ukrinform.ua/rubric-polytics/3727614-zelenskij-proviv-rozmovu-z-bajdenom.html)The head of state added that only 15 days before the start <text:a xlink:type="simple" xlink:href="https://www.ukrinform.ua/tag-samit-nato" text:style-name="Internet_20_link" text:visited-style-name="Visited_20_Internet_20_Link">
NATO summit</text:a>
In Vilnius, and the Ukrainian authorities will do everything to make it real and strong.</text:p>
      <text:p text:style-name="P4">
"Positive solutions for Ukraine in Vilnius are the only possible positive decisions for our common security in Europe and in general in the Alliance," - said thezelensky.</text:p>
      <text:p text:style-name="P4">
It was reported that the NATO summit will take place in Vilnius on July 11-12.</text:p>
      <text:p text:style-name="P4">
<text:span text:style-name="T5">
Foto: op</text:span>
</text:p>
      <text:p text:style-name="P4">
News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The Armed Forces per day struck three art units and the management point of the Russians</text:span>
</text:h>
      <text:p text:style-name="P4">
Authors: Ukrinform (Person)</text:p>
      <text:p text:style-name="P4">
Publisher: Укринформ (Organization)</text:p>
      <text:p text:style-name="P4">
Published Time: 2023-06-25T19:45:00+03:00</text:p>
      <text:p text:style-name="P4">
Modified Time: 2023-06-25T19:45:00+03:00</text:p>
      <text:p text:style-name="P4">
Description: The forces of Ukraine's defense for the day were struck by three artillery units in fire positions, management point and ammunition composition of the Russian army. - Ukrinform.</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ЗСУ', 'Російські військові', 'Війна з Росією', '#stoprussia']</text:p>
      <text:p text:style-name="P4">
Type: Article</text:p>
      <!--METADATA-->
      <text:p text:style-name="P4">
<draw:frame draw:style-name="fr1" draw:name="Image189" text:anchor-type="as-char" svg:width="6.9236in" svg:height="3.956343in" draw:z-index="0">
<draw:image xlink:href="../Images/yкринформ/2023-06-25T19-45-00-03-00/630_360_1687346859-983.jpg" xlink:type="simple" xlink:show="embed" xlink:actuate="onLoad" draw:mime-type="image/jpeg"/>
</draw:frame>
For the day, three artillery units at fire positions, the management point and the ammunition composition of the Russian army were struck during the day.</text:p>
      <text:p text:style-name="P4">
According to Ukrinform, the General Staff of the Armed Forces of Ukraine reports UV <text:a xlink:type="simple" xlink:href="https://www.facebook.com/GeneralStaff.ua/posts/pfbid0h6auhdncgscLYSDXCioujycedJMhht18rZg4tkdKZHo6vXUXmjNytm6jN9jrn1sbl" text:style-name="Internet_20_link" text:visited-style-name="Visited_20_Internet_20_Link">
Facebook</text:a>
.</text:p>
      <text:p text:style-name="P4">
“Підрозділи ракетних військ і артилерії протягом доби уразили пунктуправління, три райони зосередження особового складу та військової техніки,склад боєприпасів, станцію РЕБ та три ворожих артилерійських підрозділи навогневих позиціях”, - ідеться у повідомленні.</text:p>
      <text:p text:style-name="P4">
Окрім того, Авіація сил оборони за добу завдала шістьох ударів по районахзосередження особового складу російських військ. Також <text:a xlink:type="simple" xlink:href="https://www.ukrinform.ua/tag-zsu" text:style-name="Internet_20_link" text:visited-style-name="Visited_20_Internet_20_Link">
 українські захисники</text:a>
Destroyed the reconnaissance unpopular-operative-tactical level.</text:p>
      <text:p text:style-name="P4">
The General Staff emphasizes that the Russian Federation continues to kill the peace of Ukraine, and continues to ignore the laws and customs of war, uses taktics of terror, strikes, shells both military and foreign objects.</text:p>
      <text:p text:style-name="P4">
<text:span text:style-name="T4">
 Read also: </text:span>
 <text:a xlink:type="simple" xlink:href="https://www.ukrinform.ua/rubric-ato/3727471-pvk-vagner-moze-atakuvati-kiiv-z-bilorusi-britanskij-general.html" text:style-name="Internet_20_link" text:visited-style-name="Visited_20_Internet_20_Link">
Wagner PVC can attack Kiev with <text:span text:style-name="T4">
 Belarus </text:span>
 -British General</text:a>
So, tonight, the Russians used 6 anti-aircraft guided missiles with C-300 mini objects in the Zaporizhzhya region. In addition, during the precursor he caused 25 aviation strikes, also carried out more than 30 shelling of the reactive volley fire systems at the positions of Ukrainian troops and inhabited donations.</text:p>
      <text:p text:style-name="P4">
The likelihood of rocket and aviation strikes throughout Ukraine is high.</text:p>
      <text:p text:style-name="P4">
Russian troops continue to focus on the <text:span text:style-name="T4">
 Liman, </text:span>
<text:span text:style-name="T4">
 Bakhmutsky </text:span>
 and <text:span text:style-name="T4">
 Marinski </text:span>
 Directions, more than 20 fighting took place during the day.</text:p>
      <text:p text:style-name="P4">
On <text:span text:style-name="T4">
 Volynskyi </text:span>
 and <text:span text:style-name="T4">
 Polissya </text:span>
 directions are the operational situation of non -significant changes. No signs of formation of offensive groups were detected.</text:p>
      <text:p text:style-name="P4">
On <text:span text:style-name="T4">
 Siverskyi </text:span>
 and <text:span text:style-name="T4">
 Slobozhansky </text:span>
 the aggressor retains military adventure, continues sabotage and intelligence activities in border areas of Ukraine.</text:p>
      <text:p text:style-name="P4">
*!(https://www.ukrinform.ua/rubric-ato/3727568-na-tavrijskomu-napramku-za-dobu-rosiani-vtratili-majze-tri-roti.html)</text:p>
      <text:p text:style-name="P4">
Also, the aggressor made mortar and artillery shelling of the settlements Gravemachka, Timonovichi of Chernihiv region; Walking, Malushine, Cossack, Divination, Iskrykivshchyna, Pavlovka, Katerynivka of Sumy region, as well as Udi, veterinary, granue, Cossack Lopan, Krasne, Old Tarits , Vilkhvatka, Chugunivka, Grigorivka, Odrada in Kharkiv region.</text:p>
      <text:p text:style-name="P4">
On the <text:span text:style-name="T4">
 Kupyansky </text:span>
 the direction of artillery and mortar shelling of the Russian Wywajsk suffered a well, Krasne first, Figolivka, Novomlinsk, two -year, Western, Masutivka, Kislivka and Berestovo of Kharkiv region.</text:p>
      <text:p text:style-name="P4">
On the <text:span text:style-name="T4">
 Liman </text:span>
 the aggressor carried out unsuccessful offensive actions of the Razdolivka. The artillery shelling was suffered by Nevsko and Bigorivka region and Torke, Serebryanka, Verkhnyamyanskoye, controversial Izdolivka in Donetsk region.</text:p>
      <text:p text:style-name="P4">
<text:span text:style-name="T4">
 Read also: </text:span>
 <text:a xlink:type="simple" xlink:href="https://www.ukrinform.ua/rubric-ato/3727011-bilij-dim-zalisae-pravo-komentuvati-tempi-ta-riven-skladnosti-kontrnastupu-za-ukrainou.html" text:style-name="Internet_20_link" text:visited-style-name="Visited_20_Internet_20_Link">
White House leaves the right to comment on the pace and level of difficulty <text:span text:style-name="T4">
 counter -offensive </text:span>
 in Ukraine</text:a>
On <text:span text:style-name="T4">
 Bakhmutsky </text:span>
 the Russian troops conducted unsuccessful offensive divers of the districts of Grigorivka and Minkivka of Donetsk region. The dry beam was struck in Donetsk region. Vasyukivka, Minakivka, Orikhovo-Vasylivka, Bogdanivka, Yar, Ivanivske, Pazarivka and New York, Donetsk region, were surprised by enemy artillery.</text:p>
      <text:p text:style-name="P4">
At <text:span text:style-name="T4">
 Avdiivsky </text:span>
 the enemy struck the enemy in the Avdiivka area. Artillery shelling of the districts of Berdychi, Avdiivka, Vodyane, Karlovka and Pervomaisk.</text:p>
      <text:p text:style-name="P4">
On <text:span text:style-name="T4">
 Marinski </text:span>
 the Russian army conducted offensive actions in the Marinka, there was no success. The aggressor also struck Bilyrasnogorovka. At the same time, the enemy made artillery shelling of the inhabited donations of acute, St. George and Marinka of Donetsk region.</text:p>
      <text:p text:style-name="P4">
At the <text:span text:style-name="T4">
 Shakhtarsky </text:span>
 the enemy struck the enemy in the areas of the pumping and the fertile. In addition, he was fired at the settlements Paraskaskovka, Novomikhailivka, Kalledar, Storozhevo, Makarivka, Novosilka Tanovopil of Donetsk region.</text:p>
      <text:p text:style-name="P4">
<text:span text:style-name="T4">
 Read also: </text:span>
 [Germany in collaboration with the United States plans to put in Ukraine up to 30 Gepard] this year](https://www.ukrinform.ua/rubric-ato/3727260-nimeccina-u-spivpraci-zi-ssa-planue-cogoric-postaviti-v-ukrainu-se-do-30-gepard.html)</text:p>
      <text:p text:style-name="P4">
In addition, the enemy made artillery shelling of about 30 inhabited donations, including Temyrivka, Novodarivka, Levadne, Olgiv, Malynivka, Green Guy, a lull Guliaypole of Zaporizhzhya region; Nikopol of Dnipropetrovsk; Milove, Berislav, Cossack, Lviv, Mykilsk, Antonovka, Zelenivka, Kherson, Dniprovske Kherson region and Ochakov in Mykolaiv region.</text:p>
      <text:p text:style-name="P4">
As reported by Ukrinform, the forces of defense of Ukraine <text:a xlink:type="simple" xlink:href="https://www.ukrinform.ua/rubric-ato/3727399-sili-oboroni-likviduvali-vze-224-630-rosian.html" text:style-name="Internet_20_link" text:visited-style-name="Visited_20_Internet_20_Link">
</text:a>
From February 24, 2022 to June 25, 2023, about [224 thousand 630 Russian invaders] were liquidated](https://www.ukrinform.ua/rubric-ato/3727399-sili-oboroni-likviduvali-vze-224-630-rosian.html), and 720 more - in the past day.</text:p>
      <text:p text:style-name="P4">
News Source: <text:a xlink:type="simple" xlink:href="https://www.ukrinform.ua/rubric-ato/3727580-zsu-za-dobu-vrazili-tri-artpidrozdili-punkt-upravlinna-ta-sklad-boepripasiv-rosian.html" text:style-name="Internet_20_link" text:visited-style-name="Visited_20_Internet_20_Link">
https://www.ukrinform.ua/rubric-ato/3727580-zsu-za-dobu-vrazili-tri-artpidrozdili-punkt-upravlinna-ta-sklad-boepripasiv-rosian.html</text:a>
</text:p>
      <!--NEWS-->
      <text:h text:style-name="P10" text:outline-level="1">
<text:span text:style-name="T4">
In Rivne there was a fight with a massacre - three people were hospitalized</text:span>
</text:h>
      <text:p text:style-name="P4">
Authors: Ukrinform (Person)</text:p>
      <text:p text:style-name="P4">
Publisher: Укринформ (Organization)</text:p>
      <text:p text:style-name="P4">
Published Time: 2023-06-25T19:46:00+03:00</text:p>
      <text:p text:style-name="P4">
Modified Time: 2023-06-25T19:46:00+03:00</text:p>
      <text:p text:style-name="P4">
Description: In Rivne, three people with knife wounds were hospitalized after the night fight. - Ukrinform.</text:p>
      <text:p text:style-name="P4">
Images: ['<text:a xlink:type="simple" xlink:href="https://static.ukrinform.com/photos/2023_06/thumb_files/630_360_1687711400-435.jpg" text:style-name="Internet_20_link" text:visited-style-name="Visited_20_Internet_20_Link">
630_360_16877...</text:a>
']</text:p>
      <text:p text:style-name="P4">
Tags: ['Бійка', 'Поранені', 'Рівне', 'Різанина']</text:p>
      <text:p text:style-name="P4">
Type: Article</text:p>
      <!--METADATA-->
      <text:p text:style-name="P4">
<draw:frame draw:style-name="fr1" draw:name="Image190" text:anchor-type="as-char" svg:width="6.9236in" svg:height="3.956343in" draw:z-index="0">
<draw:image xlink:href="../Images/yкринформ/2023-06-25T19-46-00-03-00/630_360_1687711400-435.jpg" xlink:type="simple" xlink:show="embed" xlink:actuate="onLoad" draw:mime-type="image/jpeg"/>
</draw:frame>
Three people with knife wounds were hospitalized in the middle of the night fight.</text:p>
      <text:p text:style-name="P4">
About it in <text:a xlink:type="simple" xlink:href="https://www.facebook.com/police.in.Rivne.region/posts/pfbid0SgN513RQ15sC6F5Y4ea4ZGGEghaA2vbRXfhV4rkTKFQxPLQQYvpPBUX2iqqWYnNjl" text:style-name="Internet_20_link" text:visited-style-name="Visited_20_Internet_20_Link">
Facebook</text:a>
The police reports of Rivne region, Ukrinform reports.</text:p>
      <text:p text:style-name="P4">
“On June 24, at 23:55, police received a report of doctors that the fast workers provided assistance to three men with knife <text:a xlink:type="simple" xlink:href="https://www.ukrinform.ua/tag-poraneni" text:style-name="Internet_20_link" text:visited-style-name="Visited_20_Internet_20_Link">
wounds</text:a>
”, - the police said.</text:p>
      <text:p text:style-name="P4">
According to them, the incident happened on Sobornaya Street. It is known that the fight occurred during a sudden conflict between eight men. During the clashes and scaphanins, one of them took the knife to which the opponents struck.</text:p>
      <text:p text:style-name="P4">
Police said that a 26-year-old plain with a penetrating injury of the thorax was hospitalized. In addition, a 21-year-old resident of the village of Malinskdiacdiagnosis of a stab-nosed wound of the hand, and his 26-year-old villagers-Koloto-Novea wounds of the leg: medical care was provided at the scene.</text:p>
      <text:p text:style-name="P4">
<text:span text:style-name="T4">
 Read also: </text:span>
 <text:a xlink:type="simple" xlink:href="https://www.ukrinform.ua/rubric-world/3720015-u-francii-colovik-vlastuvav-rizaninu-na-ditacomu-majdanciku-e-poraneni.html" text:style-name="Internet_20_link" text:visited-style-name="Visited_20_Internet_20_Link">
in France a man staged <text:span text:style-name="T4">
 massacre </text:span>
 on the children's site, are wounded</text:a>
Investigators of Rivne RUP began a pre -trial investigation.</text:p>
      <text:p text:style-name="P4">
<text:span text:style-name="T5">
Foto: police of Rivne region</text:span>
</text:p>
      <text:p text:style-name="P4">
News Source: <text:a xlink:type="simple" xlink:href="https://www.ukrinform.ua/rubric-regions/3727581-u-rivnomu-stalasa-bijka-z-rizaninou-troh-ludej-gospitalizuvali.html" text:style-name="Internet_20_link" text:visited-style-name="Visited_20_Internet_20_Link">
https://www.ukrinform.ua/rubric-regions/3727581-u-rivnomu-stalasa-bijka-z-rizaninou-troh-ludej-gospitalizuvali.html</text:a>
</text:p>
      <!--NEWS-->
      <text:h text:style-name="P10" text:outline-level="1">
<text:span text:style-name="T4">
The Folklore of the Ukrainian-Polish Border was held in Lutsk</text:span>
</text:h>
      <text:p text:style-name="P4">
Authors: Ukrinform (Person)</text:p>
      <text:p text:style-name="P4">
Publisher: Укринформ (Organization)</text:p>
      <text:p text:style-name="P4">
Published Time: 2023-06-25T1:25:00+03:00</text:p>
      <text:p text:style-name="P4">
Modified Time: 2023-06-25T20:25:00+03:00</text:p>
      <text:p text:style-name="P4">
Description: In Lutsk, a cross -border festival "Ethnoculture - a force that unites!" Was held on Sunday on Sunday!As part of the project "Common Cultural Heritage: The Revival of Folklore at the Ukrainian-Polish Border". - Ukrinform.</text:p>
      <text:p text:style-name="P4">
Images: ['<text:a xlink:type="simple" xlink:href="https://static.ukrinform.com/photos/2023_06/thumb_files/630_360_1687713845-148.jpg" text:style-name="Internet_20_link" text:visited-style-name="Visited_20_Internet_20_Link">
630_360_16877...</text:a>
']</text:p>
      <text:p text:style-name="P4">
Tags: ['Фестиваль', 'Культура', 'Луцьк', 'Фольклор']</text:p>
      <text:p text:style-name="P4">
Type: Article</text:p>
      <!--METADATA-->
      <text:p text:style-name="P4">
<draw:frame draw:style-name="fr1" draw:name="Image193" text:anchor-type="as-char" svg:width="6.9236in" svg:height="3.956343in" draw:z-index="0">
<draw:image xlink:href="../Images/yкринформ/2023-06-25T1-25-00-03-00/630_360_1687713845-148.jpg" xlink:type="simple" xlink:show="embed" xlink:actuate="onLoad" draw:mime-type="image/jpeg"/>
</draw:frame>
In Lutsk, the cross -border festival "Ethnoculture - the force that units!" Was held in Lutsk. The project "Common Cultural Heritage: The Revival of Folklore of the Science-Polish Border".</text:p>
      <text:p text:style-name="P4">
About it reports <text:a xlink:type="simple" xlink:href="https://www.lutskrada.gov.ua/publications/u-palatsi-kultury-lutska-vidbuvsia-etnofestyval" text:style-name="Internet_20_link" text:visited-style-name="Visited_20_Internet_20_Link">
Lutsk city council</text:a>
, reports Ukrinform.</text:p>
      <text:p text:style-name="P4">
"The cross -border festival" Ethnoculture - a power that will unite!"Was held at the Palace of Culture. The event is organized within the framework of the realization of the project "Common <text:a xlink:type="simple" xlink:href="https://www.ukrinform.ua/tag-kultura" text:style-name="Internet_20_link" text:visited-style-name="Visited_20_Internet_20_Link">
Cultural</text:a>
Heritage: the revival of folklore of the Scientific -Polish border, ”the city council said.</text:p>
      <text:p text:style-name="P4">
</text:p>
      <text:p text:style-name="P4">
It is noted that the project is financed by the European Union within the framework of the Trans-Border Cooperation Program EIS of Poland-Ukraine.</text:p>
      <text:p text:style-name="P4">
"Ethnoculture is the power that unites!" It is called through songs, games and dances that researchers have selected, to convey all the charm of the traditions of neighboring peoples, ”they add to the city council.</text:p>
      <text:p text:style-name="P4">
<text:span text:style-name="T4">
 Read also: </text:span>
 <text:a xlink:type="simple" xlink:href="https://www.ukrinform.ua/rubric-diaspora/3726274-u-telavivi-provedut-ukrainskij-festival-kulturnoi-spadsini-etnohutir.html" text:style-name="Internet_20_link" text:visited-style-name="Visited_20_Internet_20_Link">
in Tel Aviv will hold the Ukrainian <text:span text:style-name="T4">
 festival </text:span>
 Ethnohutir cultural heritage</text:a>
The organizers of the festival assure that despite the difficult times in Ukraine, they managed to conduct a study of folklore heritage of both regions, prepare a collection of songs and rituals, buy musical instruments, stage costumes, hold a summer art school for creatively gifted children and a song festival in Poland.</text:p>
      <text:p text:style-name="P4">
<text:span text:style-name="T5">
Foto: www.lutskrada.gov.ua</text:span>
</text:p>
      <text:p text:style-name="P4">
News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Reznikov commented on the current counter -offensive as a “preparatory operation”</text:span>
</text:h>
      <text:p text:style-name="P4">
Authors: Ukrinform (Person)</text:p>
      <text:p text:style-name="P4">
Publisher: Укринформ (Organization)</text:p>
      <text:p text:style-name="P4">
Published Time: 2023-06-25T20:01:00+03:00</text:p>
      <text:p text:style-name="P4">
Modified Time: 2023-06-25T20:01:00+03:00</text:p>
      <text:p text:style-name="P4">
Description: Defense Minister Alexei Reznikov believes that 2023 will be a turning point and Ukraine should win the war.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ЗСУ', 'Резніков', 'Війна з Росією', 'Контрнаступ']</text:p>
      <text:p text:style-name="P4">
Type: Article</text:p>
      <!--METADATA-->
      <text:p text:style-name="P4">
<draw:frame draw:style-name="fr1" draw:name="Image199" text:anchor-type="as-char" svg:width="6.9236in" svg:height="3.956343in" draw:z-index="0">
<draw:image xlink:href="../Images/yкринформ/2023-06-25T20-01-00-03-00/630_360_1678276922-524.jpg" xlink:type="simple" xlink:show="embed" xlink:actuate="onLoad" draw:mime-type="image/jpeg"/>
</draw:frame>
Ministry of Ministry Alexei Reznikov believes that 2023 will be a turning point and Ukraine is winning in the war.</text:p>
      <text:p text:style-name="P4">
He said this in an interview <text:a xlink:type="simple" xlink:href="https://www.foxnews.com/world/reporters-notebook-one-step-closer-victory-ukraine-counteroffensive-underway" text:style-name="Internet_20_link" text:visited-style-name="Visited_20_Internet_20_Link">
Fox News</text:a>
, reports Ukrinform.</text:p>
      <text:p text:style-name="P4">
"I feel that we will win in this war because we are fighting for our country. This year will be a turning point," he said, adding that we must win, our idea is.</text:p>
      <text:p text:style-name="P4">
According to him, the expectations of the result from the counter -offensive of the Armed Forces were inflated, Assam Ukraine is very careful not to put on the danger of its brave immotivated fighters. "We try to save their(Ukrainian military - ed.)Life, "Reznikov said. He described the Russian approach to the use of troops as a" meat grinder ".</text:p>
      <text:p text:style-name="P4">
He added that the current actions of the Armed Forces are not the main offensive. The Minister described the Chimanevra as a certain "preparatory operation", recognizing that <text:a xlink:type="simple" xlink:href="https://www.ukrinform.ua/tag-rosijski-vijskovi" text:style-name="Internet_20_link" text:visited-style-name="Visited_20_Internet_20_Link">
Russians</text:a>
They built "very strongboron lines".</text:p>
      <text:p text:style-name="P4">
However, he said, as soon as the counter -offensive begins, it will be successful.</text:p>
      <text:p text:style-name="P4">
Reznikov also stated that Ukraine considers Ukraine to be realistic. "Yapoda is that we will be a full member(NATO - order.)But it needs it, "he said, adding that it is in the interests of the Alliance themselves, because Ukraine knows how to" win and restrain the Russian armed forces, " - said.</text:p>
      <text:p text:style-name="P4">
As for Putin's nuclear threats, the Minister said it considers it a bluff. "Personally, it sounds like a bluff. I think that the civilized world has arguments of Anti, to convince him," he said.</text:p>
      <text:p text:style-name="P4">
*!(https://www.ukrinform.ua/rubric-ato/3727449-zsu-vikoristovuut-dosvid-persih-tizniv-nastupu-ta-dosagaut-progresu-britanska-rozvidka.html)Reznikov, commenting on the words of US Secretary of State Anthony Blinken that the success of the counter -offensive can put Kiev in a better position in negotiations with Moscow, stated that there would be no negotiations with Russia until the border of Ukraine was restored in 1991.</text:p>
      <text:p text:style-name="P4">
"We will be ready to discuss the post -war coexistence with Russia as they get out of our land," he said.</text:p>
      <text:p text:style-name="P4">
News Source: <text:a xlink:type="simple" xlink:href="https://www.ukrinform.ua/rubric-ato/3727585-reznikov-prokomentuvav-potocnij-kontrnastup-ak-pidgotovcu-operaciu.html" text:style-name="Internet_20_link" text:visited-style-name="Visited_20_Internet_20_Link">
https://www.ukrinform.ua/rubric-ato/3727585-reznikov-prokomentuvav-potocnij-kontrnastup-ak-pidgotovcu-operaciu.html</text:a>
</text:p>
      <!--NEWS-->
      <text:h text:style-name="P10" text:outline-level="1">
<text:span text:style-name="T4">
After the unsuccessful rebellion, Putin's two planes returned to Moscow - Roszma</text:span>
</text:h>
      <text:p text:style-name="P4">
Authors: Ukrinform (Person)</text:p>
      <text:p text:style-name="P4">
Publisher: Укринформ (Organization)</text:p>
      <text:p text:style-name="P4">
Published Time: 2023-06-25T20:13:00+03:00</text:p>
      <text:p text:style-name="P4">
Modified Time: 2023-06-25T20:13:00+03:00</text:p>
      <text:p text:style-name="P4">
Description: Two planes of the special flight detachment "Russia" used by Russian President Vladimir Putin returned to Moscow on the night of June 25 after the unsuccessful rebellion of the Wagner PEC, headed by Yevgeny Prigogin. - Ukrinform.</text:p>
      <text:p text:style-name="P4">
Images: ['<text:a xlink:type="simple" xlink:href="https://static.ukrinform.com/photos/2018_09/thumb_files/630_360_1536748525-9826.jpg" text:style-name="Internet_20_link" text:visited-style-name="Visited_20_Internet_20_Link">
630_360_15367...</text:a>
']</text:p>
      <text:p text:style-name="P4">
Tags: ['Літак', 'Путін', 'Росія', 'Пригожин']</text:p>
      <text:p text:style-name="P4">
Type: Article</text:p>
      <!--METADATA-->
      <text:p text:style-name="P4">
<draw:frame draw:style-name="fr1" draw:name="Image200" text:anchor-type="as-char" svg:width="6.9236in" svg:height="3.956343in" draw:z-index="0">
<draw:image xlink:href="../Images/yкринформ/2023-06-25T20-13-00-03-00/630_360_1536748525-9826.jpg" xlink:type="simple" xlink:show="embed" xlink:actuate="onLoad" draw:mime-type="image/jpeg"/>
</draw:frame>
The two -flyers of the special flight detachment "Russia" used by the President of RFVvolodir Putin returned to Moscow on the night of June 25 after the bad -browned PEC "Wagner", headed by Yevgeny Prigogin.</text:p>
      <text:p text:style-name="P4">
According to Ukrinform, it follows from the data of Flightradar24 service, to the attention of "<text:a xlink:type="simple" xlink:href="https://t.me/agentstvonews/3564" text:style-name="Internet_20_link" text:visited-style-name="Visited_20_Internet_20_Link">
Agency</text:a>
”.</text:p>
      <text:p text:style-name="P4">
It's about two <text:a xlink:type="simple" xlink:href="https://www.ukrinform.ua/tag-litak" text:style-name="Internet_20_link" text:visited-style-name="Visited_20_Internet_20_Link">
planes</text:a>
-IL-96-300PU with RA-96021 and IL-96-300PU with the onboard number RA-96022.</text:p>
      <text:p text:style-name="P4">
Roszma wrote on Saturday that Putin Il-96-300 PU, equipped with equipment for the army, flew from the airport to Dnacus in the direction of St. Petersburg24 on June 24 at 14:16 Moscow time. In the Tver area, where one is one of Putin's residences, the plane disappeared from the radars.</text:p>
      <text:p text:style-name="P4">
According to the Flightradar24 service, the first aircraft on the night of June 25 at about 02: 00 dumped system of detection over the Tver region. After flying to Moscow, he circled for 15 minutes above the Moscow city of Chekhov and landed O03: 43.</text:p>
      <text:p text:style-name="P4">
Another aircraft turned on the detection system at 01:13 also in the Tver region. He landed in Moscow at 01:50. From where both planes flew, it is unknown.</text:p>
      <text:p text:style-name="P4">
The Russian Presidential spokesman Dmitry Peskov denied that Putin had left Moscow on June 24. He claimed that the president was working in the Kremlin.</text:p>
      <text:p text:style-name="P4">
<text:span text:style-name="T4">
 Read also: </text:span>
 <text:a xlink:type="simple" xlink:href="https://www.ukrinform.ua/rubric-world/3727525-u-prigozina-zaavili-so-vin-ne-na-zvazku-zmi.html" text:style-name="Internet_20_link" text:visited-style-name="Visited_20_Internet_20_Link">
in Prigogine stated that he was "not in touch" - media</text:a>
As <text:a xlink:type="simple" xlink:href="https://www.ukrinform.ua/rubric-other_news/3727120-zakolot-prigozina-vse-so-vidomo-na-cej-moment.html" text:style-name="Internet_20_link" text:visited-style-name="Visited_20_Internet_20_Link">
reported</text:a>
, the head of the Wagner PEC Yevhen Prigogin announced Demarsh of the Anti -Russian Military leadership on June 23, in particular against the Minister of Defense of the Russian Federation Sergiyashah. Wagner has established control of military sites in Rostov-on-Don. Prigogine declared his intention to reach Moscow, and in the evening on June 24, he reported that <text:a xlink:type="simple" xlink:href="https://www.ukrinform.ua/rubric-world/3727347-prigozin-rozvertae-koloni-vagnerivciv-do-polovih-taboriv-roszmi.html" text:style-name="Internet_20_link" text:visited-style-name="Visited_20_Internet_20_Link">
departing the fighters of the group to the field camps</text:a>
 .</text:p>
      <text:p text:style-name="P4">
News Source: <text:a xlink:type="simple" xlink:href="https://www.ukrinform.ua/rubric-world/3727588-pisla-nevdalogo-zakolotu-dva-litaki-putina-povernulisa-v-moskvu-roszmi.html" text:style-name="Internet_20_link" text:visited-style-name="Visited_20_Internet_20_Link">
https://www.ukrinform.ua/rubric-world/3727588-pisla-nevdalogo-zakolotu-dva-litaki-putina-povernulisa-v-moskvu-roszmi.html</text:a>
</text:p>
      <!--NEWS-->
      <text:h text:style-name="P10" text:outline-level="1">
<text:span text:style-name="T4">
Maguchi won the gold medal in height at the European Games</text:span>
</text:h>
      <text:p text:style-name="P4">
Authors: Ukrinform (Person)</text:p>
      <text:p text:style-name="P4">
Publisher: Укринформ (Organization)</text:p>
      <text:p text:style-name="P4">
Published Time: 2023-06-25T20:13:07+03:00</text:p>
      <text:p text:style-name="P4">
Modified Time: 2023-06-25T20:13:07+03:00</text:p>
      <text:p text:style-name="P4">
Description: Ukrainian athlete Yaroslav Maguchikh won a gold medal at European Games. - Ukrinform.</text:p>
      <text:p text:style-name="P4">
Images: ['<text:a xlink:type="simple" xlink:href="https://static.ukrinform.com/photos/2023_06/thumb_files/630_360_1687713118-825.jpg" text:style-name="Internet_20_link" text:visited-style-name="Visited_20_Internet_20_Link">
630_360_16877...</text:a>
']</text:p>
      <text:p text:style-name="P4">
Tags: ['Легка атлетика', 'Ярослава Магучіх', 'Європейські ігри']</text:p>
      <text:p text:style-name="P4">
Type: Article</text:p>
      <!--METADATA-->
      <text:p text:style-name="P4">
<draw:frame draw:style-name="fr1" draw:name="Image204" text:anchor-type="as-char" svg:width="6.9236in" svg:height="3.956343in" draw:z-index="0">
<draw:image xlink:href="../Images/yкринформ/2023-06-25T20-13-07-03-00/630_360_1687713118-825.jpg" xlink:type="simple" xlink:show="embed" xlink:actuate="onLoad" draw:mime-type="image/jpeg"/>
</draw:frame>
The Ukrainian manual of Yaroslav Maguchikh won a gold medal at European Games.</text:p>
      <text:p text:style-name="P4">
In height jumping, she showed a result of 1.97 meters and became the best division, Ukrinform reports.</text:p>
      <text:p text:style-name="P4">
None of the athletes of the first and third divisions were able to survive the result of Ukrainian.</text:p>
      <text:p text:style-name="P4">
<text:span text:style-name="T4">
 Read also: </text:span>
 <text:a xlink:type="simple" xlink:href="https://www.ukrinform.ua/rubric-sports/3727544-sereda-ta-boluh-zavouvali-zoloto-u-sinhronnih-stribkah-u-vodu-z-10metrovoi-viski-na-evropejskih-igrah.html" text:style-name="Internet_20_link" text:visited-style-name="Visited_20_Internet_20_Link">
<text:span text:style-name="T4">
 Wednesday </text:span>
 and painch won "gold" in synchronous jumps into water from a 10-meter tower at European Games</text:a>
It is the 11th gold of Ukrainian in all competitions of the season-2023. Only one razumaghikh ended the competition with the second-in the qualification of Euro 2023 in a premises, where she finally won "gold" in the finals.</text:p>
      <text:p text:style-name="P4">
Photo: Getty Images</text:p>
      <text:p text:style-name="P4">
News Source: <text:a xlink:type="simple" xlink:href="https://www.ukrinform.ua/rubric-sports/3727587-magucih-zavouvala-zolotu-medal-u-stribkah-u-visotu-na-evropejskih-igrah.html" text:style-name="Internet_20_link" text:visited-style-name="Visited_20_Internet_20_Link">
https://www.ukrinform.ua/rubric-sports/3727587-magucih-zavouvala-zolotu-medal-u-stribkah-u-visotu-na-evropejskih-igrah.html</text:a>
</text:p>
      <!--NEWS-->
      <text:h text:style-name="P10" text:outline-level="1">
<text:span text:style-name="T4">
In the operating zone of the eastern group, the Russians charge all kinds of troops - cherry</text:span>
</text:h>
      <text:p text:style-name="P4">
Authors: Ukrinform (Person)</text:p>
      <text:p text:style-name="P4">
Publisher: Укринформ (Organization)</text:p>
      <text:p text:style-name="P4">
Published Time: 2023-06-25T20:14:00+03:00</text:p>
      <text:p text:style-name="P4">
Modified Time: 2023-06-25T20:14:00+03:00</text:p>
      <text:p text:style-name="P4">
Description: In the operating area of the eastern grouping of troops, the enemy is charged all possible types of troops, including airborne troops and a number of PECs. - Ukrinform.</text:p>
      <text:p text:style-name="P4">
Images: ['<text:a xlink:type="simple" xlink:href="https://static.ukrinform.com/photos/2023_02/thumb_files/630_360_1675335446-850.jpg" text:style-name="Internet_20_link" text:visited-style-name="Visited_20_Internet_20_Link">
630_360_16753...</text:a>
']</text:p>
      <text:p text:style-name="P4">
Tags: ['ЗСУ', 'Російські військові', 'Війна з Росією', '#stoprussia', 'Єдині новини']</text:p>
      <text:p text:style-name="P4">
Type: Article</text:p>
      <!--METADATA-->
      <text:p text:style-name="P4">
<draw:frame draw:style-name="fr1" draw:name="Image205" text:anchor-type="as-char" svg:width="6.9236in" svg:height="3.956343in" draw:z-index="0">
<draw:image xlink:href="../Images/yкринформ/2023-06-25T20-14-00-03-00/630_360_1675335446-850.jpg" xlink:type="simple" xlink:show="embed" xlink:actuate="onLoad" draw:mime-type="image/jpeg"/>
</draw:frame>
The enemy of the eastern group of troops is charged by the enemy, including airborne troops and a number of PECs.</text:p>
      <text:p text:style-name="P4">
According to the Ukrinform correspondent, a spokesman for the Eastern Urells of the Armed Forces Sergey Cherevaty said on the air of the Teleterna "One News".</text:p>
      <text:p text:style-name="P4">
"They charge all kinds to our operating area - these are airborne units, infantry, combat army reserve so -called" leopard ", territorial <text:a xlink:type="simple" xlink:href="https://www.ukrinform.ua/tag-rosijski-vijskovi" text:style-name="Internet_20_link" text:visited-style-name="Visited_20_Internet_20_Link">
troops,</text:a>
A number of other greater PECs of the type "patriot", "torch", "veterans". And the latter were the storm "Storm Z". This is a wedge at the Wagner. They are probably more than 170 thousand in their operating area, "Cherevaty said.</text:p>
      <text:p text:style-name="P4">
He stressed that the number is the only advantage that remains with the enemy, but Ukraine's defense forces do not allow this advantage to use for real success.</text:p>
      <text:p text:style-name="P4">
<text:span text:style-name="T4">
 Read also: </text:span>
 <text:a xlink:type="simple" xlink:href="https://www.ukrinform.ua/rubric-ato/3727585-reznikov-prokomentuvav-potocnij-kontrnastup-ak-pidgotovcu-operaciu.html" text:style-name="Internet_20_link" text:visited-style-name="Visited_20_Internet_20_Link">
Reznikov commented on the current counter -offensive as a "preparatory operation"</text:a>
According to him, the units of the Armed Forces of Ukraine, the units of the National Guard Tacenter of special operations "A" of the SBU destroy the equipment of the enemy with maximum accuracy. Cherevaty emphasized that almost every enemy goal is amazed by a sight or two shots.</text:p>
      <text:p text:style-name="P4">
"The enemy does not have such accuracy, because, unfortunately, he still has a rather large volume of these shells. We have no such luxury, so it made it as high quality as possible," he explained.</text:p>
      <text:p text:style-name="P4">
As reported by Ukrinform, a day <text:a xlink:type="simple" xlink:href="https://www.ukrinform.ua/rubric-ato/3727579-ukrainski-bijci-za-dobu-prosunulis-na-flangah-navkolo-bahmuta-do-kilometra-cerevatij.html" text:style-name="Internet_20_link" text:visited-style-name="Visited_20_Internet_20_Link">
Defense forces have passed</text:a>
half -day and northern flank around Bakhmut from 600 to 1 000 meters.</text:p>
      <text:p text:style-name="P4">
<text:span text:style-name="T5">
Foto: Armyinform</text:span>
</text:p>
      <text:p text:style-name="P4">
News Source: <text:a xlink:type="simple" xlink:href="https://www.ukrinform.ua/rubric-ato/3727589-v-operacijnu-zonu-shidnogo-ugrupovanna-rosiani-staguut-vsi-vidi-vijsk-cerevatij.html" text:style-name="Internet_20_link" text:visited-style-name="Visited_20_Internet_20_Link">
https://www.ukrinform.ua/rubric-ato/3727589-v-operacijnu-zonu-shidnogo-ugrupovanna-rosiani-staguut-vsi-vidi-vijsk-cerevatij.html</text:a>
</text:p>
      <!--NEWS-->
      <text:h text:style-name="P10" text:outline-level="1">
<text:span text:style-name="T4">
The Volleyball Women's Team beat the Czech Republic in the semifinals of the Golden Eurolege</text:span>
</text:h>
      <text:p text:style-name="P4">
Authors: Ukrinform (Person)</text:p>
      <text:p text:style-name="P4">
Publisher: Укринформ (Organization)</text:p>
      <text:p text:style-name="P4">
Published Time: 2023-06-25T20:16:18+03:00</text:p>
      <text:p text:style-name="P4">
Modified Time: 2023-06-25T20:16:18+03:00</text:p>
      <text:p text:style-name="P4">
Description: Today, on June 25, the Volleyball Women's Team of Ukraine held a semi -final match of the Golden Eurolege. - Ukrinform.</text:p>
      <text:p text:style-name="P4">
Images: ['<text:a xlink:type="simple" xlink:href="https://static.ukrinform.com/photos/2023_06/thumb_files/630_360_1687713319-128.jp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06" text:anchor-type="as-char" svg:width="6.9236in" svg:height="3.956343in" draw:z-index="0">
<draw:image xlink:href="../Images/yкринформ/2023-06-25T20-16-18-03-00/630_360_1687713319-128.jpg" xlink:type="simple" xlink:show="embed" xlink:actuate="onLoad" draw:mime-type="image/jpeg"/>
</draw:frame>
Today, on June 25, the women's team of Ukraine in volleyball held the semi -final match of Zolotoyeurola.</text:p>
      <text:p text:style-name="P4">
The Ukrainians beat the Czech Republic - 3: 0, reports Ukrinform.</text:p>
      <text:p text:style-name="P4">
In the other semifinals, Sweden beat Belgium - 3: 2. The second matches will be held on June 28.</text:p>
      <text:p text:style-name="P4">
*!(https://www.ukrinform.ua/rubric-sports/3727429-sogodni-ukraina-zigrae-proti-tureccini-u-finali-zolotoi-evroligi-z-volejbolu.html)As it was reported, in 2017 the Ukrainian national team won the title.</text:p>
      <text:p text:style-name="P4">
Photo: CEV</text:p>
      <text:p text:style-name="P4">
News Source: <text:a xlink:type="simple" xlink:href="https://www.ukrinform.ua/rubric-sports/3727590-zinoca-zbirna-ukraini-z-volejbolu-obigrala-cehiu-u-pivfinali-zolotoi-evroligi.html" text:style-name="Internet_20_link" text:visited-style-name="Visited_20_Internet_20_Link">
https://www.ukrinform.ua/rubric-sports/3727590-zinoca-zbirna-ukraini-z-volejbolu-obigrala-cehiu-u-pivfinali-zolotoi-evroligi.html</text:a>
</text:p>
      <!--NEWS-->
      <text:h text:style-name="P10" text:outline-level="1">
<text:span text:style-name="T4">
The Folklore of the Ukrainian-Polish Border was held in Lutsk</text:span>
</text:h>
      <text:p text:style-name="P4">
Authors: Ukrinform (Person)</text:p>
      <text:p text:style-name="P4">
Publisher: Укринформ (Organization)</text:p>
      <text:p text:style-name="P4">
Published Time: 2023-06-25T20:25:00+03:00</text:p>
      <text:p text:style-name="P4">
Modified Time: 2023-06-25T20:25:00+03:00</text:p>
      <text:p text:style-name="P4">
Description: In Lutsk, a cross -border festival "Ethnoculture - a force that unites!" Was held on Sunday on Sunday!As part of the project "Common Cultural Heritage: The Revival of Folklore at the Ukrainian-Polish Border". - Ukrinform.</text:p>
      <text:p text:style-name="P4">
Images: ['<text:a xlink:type="simple" xlink:href="https://static.ukrinform.com/photos/2023_06/thumb_files/630_360_1687713845-148.jpg" text:style-name="Internet_20_link" text:visited-style-name="Visited_20_Internet_20_Link">
630_360_16877...</text:a>
']</text:p>
      <text:p text:style-name="P4">
Tags: ['Фестиваль', 'Культура', 'Луцьк', 'Фольклор']</text:p>
      <text:p text:style-name="P4">
Type: Article</text:p>
      <!--METADATA-->
      <text:p text:style-name="P4">
<draw:frame draw:style-name="fr1" draw:name="Image207" text:anchor-type="as-char" svg:width="6.9236in" svg:height="3.956343in" draw:z-index="0">
<draw:image xlink:href="../Images/yкринформ/2023-06-25T20-25-00-03-00/630_360_1687713845-148.jpg" xlink:type="simple" xlink:show="embed" xlink:actuate="onLoad" draw:mime-type="image/jpeg"/>
</draw:frame>
In Lutsk, the cross -border festival "Ethnoculture - the force that units!" Was held in Lutsk. The project "Common Cultural Heritage: The Revival of Folklore of the Science-Polish Border".</text:p>
      <text:p text:style-name="P4">
About it reports <text:a xlink:type="simple" xlink:href="https://www.lutskrada.gov.ua/publications/u-palatsi-kultury-lutska-vidbuvsia-etnofestyval" text:style-name="Internet_20_link" text:visited-style-name="Visited_20_Internet_20_Link">
Lutsk city council</text:a>
, reports Ukrinform.</text:p>
      <text:p text:style-name="P4">
"The cross -border festival" Ethnoculture - a power that will unite!"Was held at the Palace of Culture. The event is organized within the framework of the realization of the project "Common <text:a xlink:type="simple" xlink:href="https://www.ukrinform.ua/tag-kultura" text:style-name="Internet_20_link" text:visited-style-name="Visited_20_Internet_20_Link">
Cultural</text:a>
Heritage: the revival of folklore of the Scientific -Polish border, ”the city council said.</text:p>
      <text:p text:style-name="P4">
</text:p>
      <text:p text:style-name="P4">
It is noted that the project is financed by the European Union within the framework of the Trans-Border Cooperation Program EIS of Poland-Ukraine.</text:p>
      <text:p text:style-name="P4">
"Ethnoculture is the power that unites!" It is called through songs, games and dances that researchers have selected, to convey all the charm of the traditions of neighboring peoples, ”they add to the city council.</text:p>
      <text:p text:style-name="P4">
<text:span text:style-name="T4">
 Read also: </text:span>
 <text:a xlink:type="simple" xlink:href="https://www.ukrinform.ua/rubric-diaspora/3726274-u-telavivi-provedut-ukrainskij-festival-kulturnoi-spadsini-etnohutir.html" text:style-name="Internet_20_link" text:visited-style-name="Visited_20_Internet_20_Link">
in Tel Aviv will hold the Ukrainian <text:span text:style-name="T4">
 festival </text:span>
 Ethnohutir cultural heritage</text:a>
The organizers of the festival assure that despite the difficult times in Ukraine, they managed to conduct a study of folklore heritage of both regions, prepare a collection of songs and rituals, buy musical instruments, stage costumes, hold a summer art school for creatively gifted children and a song festival in Poland.</text:p>
      <text:p text:style-name="P4">
<text:span text:style-name="T5">
Foto: www.lutskrada.gov.ua</text:span>
</text:p>
      <text:p text:style-name="P4">
News Source: <text:a xlink:type="simple" xlink:href="https://www.ukrinform.ua/rubric-culture/3727591-u-lucku-proveli-festival-folkloru-ukrainskopolskogo-prikordonna.html" text:style-name="Internet_20_link" text:visited-style-name="Visited_20_Internet_20_Link">
https://www.ukrinform.ua/rubric-culture/3727591-u-lucku-proveli-festival-folkloru-ukrainskopolskogo-prikordonna.html</text:a>
</text:p>
      <!--NEWS-->
      <text:h text:style-name="P10" text:outline-level="1">
<text:span text:style-name="T4">
Kherson region again came under the fire of the enemy, among the wounded - a pregnant woman</text:span>
</text:h>
      <text:p text:style-name="P4">
Authors: Ukrinform (Person)</text:p>
      <text:p text:style-name="P4">
Publisher: Укринформ (Organization)</text:p>
      <text:p text:style-name="P4">
Published Time: 2023-06-25T20:34:05+03:00</text:p>
      <text:p text:style-name="P4">
Modified Time: 2023-06-25T20:34:05+03:00</text:p>
      <text:p text:style-name="P4">
Description: In Kherson, hostile troops were fired by Antonovka - a 29 -year -old man was injured. A pregnant woman is injured in Burgun. - Ukrinform.</text:p>
      <text:p text:style-name="P4">
Images: ['<text:a xlink:type="simple" xlink:href="https://static.ukrinform.com/photos/2017_03/thumb_files/630_360_1489683842-3979.jpg" text:style-name="Internet_20_link" text:visited-style-name="Visited_20_Internet_20_Link">
630_360_14896...</text:a>
']</text:p>
      <text:p text:style-name="P4">
Tags: ['Херсонщина', 'Обстріл', 'Російські військові', 'Війна з Росією']</text:p>
      <text:p text:style-name="P4">
Type: Article</text:p>
      <!--METADATA-->
      <text:p text:style-name="P4">
<draw:frame draw:style-name="fr1" draw:name="Image213" text:anchor-type="as-char" svg:width="6.9236in" svg:height="3.956343in" draw:z-index="0">
<draw:image xlink:href="../Images/yкринформ/2023-06-25T20-34-05-03-00/630_360_1489683842-3979.jpg" xlink:type="simple" xlink:show="embed" xlink:actuate="onLoad" draw:mime-type="image/jpeg"/>
</draw:frame>
Nakherson hostile troops fired Antonovka - a 29 -year -old wounded. A pregnant woman is injured in Burgun.</text:p>
      <text:p text:style-name="P4">
About it in <text:a xlink:type="simple" xlink:href="https://t.me/khersonskaODA/7371" text:style-name="Internet_20_link" text:visited-style-name="Visited_20_Internet_20_Link">
telegram</text:a>
Kherson reports, Ukrinform reports.</text:p>
      <text:p text:style-name="P4">
“The army of the Russian Federation fired again Antonovka. A 29 -year -old man was injured. The necessary help was provided, ”Kherson Ova reports.</text:p>
      <text:p text:style-name="P4">
According to them, there was also Burgunka under the fire.</text:p>
      <text:p text:style-name="P4">
<text:span text:style-name="T4">
 Read also: </text:span>
 <text:a xlink:type="simple" xlink:href="https://www.ukrinform.ua/rubric-ato/3727503-vorog-obstrilav-prikordonna-cernigivsini-i-sumsini.html" text:style-name="Internet_20_link" text:visited-style-name="Visited_20_Internet_20_Link">
enemy <text:span text:style-name="T4">
 shelling </text:span>
 border of Chernihiv and Sumy region</text:a>
“A man was hospitalized with serious injuries. A yagit woman fell under this shelling. Doctors are now assisting the expectant mother to prevent premature birth, ”the message reads.</text:p>
      <text:p text:style-name="P4">
As it became known, the Russians again dropped aviation bombs on the Cossack and fun.</text:p>
      <text:p text:style-name="P4">
News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The State Duma stated that Wagner PEC has nothing to ban</text:span>
</text:h>
      <text:p text:style-name="P4">
Authors: Ukrinform (Person)</text:p>
      <text:p text:style-name="P4">
Publisher: Укринформ (Organization)</text:p>
      <text:p text:style-name="P4">
Published Time: 2023-06-25T20:35:00+03:00</text:p>
      <text:p text:style-name="P4">
Modified Time: 2023-06-25T20:35:00+03:00</text:p>
      <text:p text:style-name="P4">
Description: The chairman of the State Duma Committee on Defense of the Russian Federation Andriy Kartpolov believes that the Wagner PEC, who participated in the rebellion of its head Eugene Prigogin, has nothing to ban. - Ukrinform.</text:p>
      <text:p text:style-name="P4">
Images: ['<text:a xlink:type="simple" xlink:href="https://static.ukrinform.com/photos/2016_12/thumb_files/630_360_1482326512-5954.jpg" text:style-name="Internet_20_link" text:visited-style-name="Visited_20_Internet_20_Link">
630_360_14823...</text:a>
']</text:p>
      <text:p text:style-name="P4">
Tags: ['Держдума РФ', 'Росія', 'ПВК "Вагнера"', 'Пригожин']</text:p>
      <text:p text:style-name="P4">
Type: Article</text:p>
      <!--METADATA-->
      <text:p text:style-name="P4">
<draw:frame draw:style-name="fr1" draw:name="Image214" text:anchor-type="as-char" svg:width="6.9236in" svg:height="3.956343in" draw:z-index="0">
<draw:image xlink:href="../Images/yкринформ/2023-06-25T20-35-00-03-00/630_360_1482326512-5954.jpg" xlink:type="simple" xlink:show="embed" xlink:actuate="onLoad" draw:mime-type="image/jpeg"/>
</draw:frame>
The head of the State Duma for Defense of the Russian Federation Andriy Kartpolov believes that the Wagner PEC, who participated in the rebellion of its head, Yevgeny Prigogine, has nothing to be banned.</text:p>
      <text:p text:style-name="P4">
He said this to Roszmi, reports Ukrinform with reference to <text:a xlink:type="simple" xlink:href="https://meduza.io/news/2023/06/25/glava-komiteta-gosdumy-po-oborone-zayavil-chto-v-rossii-nuzhen-zakon-o-chvk-on-schitaet-chto-vagnerovtsy-nichego-predosuditelnogo-ne-delali" text:style-name="Internet_20_link" text:visited-style-name="Visited_20_Internet_20_Link">
jellyfish</text:a>
.</text:p>
      <text:p text:style-name="P4">
According to him, participants <text:a xlink:type="simple" xlink:href="https://www.ukrinform.ua/tag-pvk-vagnera" text:style-name="Internet_20_link" text:visited-style-name="Visited_20_Internet_20_Link">
PVC "Wagner"</text:a>
, who were in Rostov-on-Don, "did nothing wrong" because they "obey their commands." In his opinion, they "did not break no one," and no one had claims - "neither the residents of the Southern military district, nor the servicemen of the Southern Military District."</text:p>
      <text:p text:style-name="P4">
Kartpolov noted that today the fate of the Wagner PEC itself is defined. In doing so, he believes that it is not necessary to ban it.</text:p>
      <text:p text:style-name="P4">
"For what to forbid it? After all, all the questions here to the PVC leader ... He who is uplifted. We must answer. Russia, and "disperse" it "will" the best gift for NATO Tukraine.</text:p>
      <text:p text:style-name="P4">
<text:span text:style-name="T4">
 Read also: </text:span>
 [Blinken - About Rebellion <text:span text:style-name="T4">
 Prigogine </text:span>
 A: Don't think the final act has been mibbed]](https://www.ukrinform.ua/rubric-world/3727554-blinken-pro-zakolot-prigozina-ne-dumau-so-mi-bacili-finalnij-akt.html)According to him, now in the State Duma continue to work in all directions of activity of the armed structure of the state, and the PEC is one of its components.</text:p>
      <text:p text:style-name="P4">
As <text:a xlink:type="simple" xlink:href="https://www.ukrinform.ua/rubric-other_news/3727120-zakolot-prigozina-vse-so-vidomo-na-cej-moment.html" text:style-name="Internet_20_link" text:visited-style-name="Visited_20_Internet_20_Link">
reported</text:a>
, Head of Wagner PEC Yevgeny Prigogin announced Demarsh of the Anti -Russian Military leadership on June 23, in particular against the Minister of Defense of the Russian Federation Sergiyashah. Wagner has established control of military sites in Rostov-on-Don. Prigogine declared his intention to reach Moscow, and in the evening on June 24, he reported that he was deploying the group fighters to <text:a xlink:type="simple" xlink:href="https://www.ukrinform.ua/rubric-world/3727347-prigozin-rozvertae-koloni-vagnerivciv-do-polovih-taboriv-roszmi.html" text:style-name="Internet_20_link" text:visited-style-name="Visited_20_Internet_20_Link">
field camps</text:a>
 .</text:p>
      <text:p text:style-name="P4">
News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Erdogan and Stoltenberg discussed events in Russia and Sweden's accession to NATO</text:span>
</text:h>
      <text:p text:style-name="P4">
Authors: Ukrinform (Person)</text:p>
      <text:p text:style-name="P4">
Publisher: Укринформ (Organization)</text:p>
      <text:p text:style-name="P4">
Published Time: 2023-06-25T20:41:00+03:00</text:p>
      <text:p text:style-name="P4">
Modified Time: 2023-06-25T23:41:00+03:00</text:p>
      <text:p text:style-name="P4">
Description: Turkish President Recep Tayip Erdogan and NATO Secretary General Jens Stoltenberg discussed recent events in Russia and Sweden's membership in the Alliance. - Ukrinform.</text:p>
      <text:p text:style-name="P4">
Images: ['<text:a xlink:type="simple" xlink:href="https://static.ukrinform.com/photos/2023_02/thumb_files/630_360_1676549292-322.jpg" text:style-name="Internet_20_link" text:visited-style-name="Visited_20_Internet_20_Link">
630_360_16765...</text:a>
']</text:p>
      <text:p text:style-name="P4">
Tags: ['Ердоган', 'НАТО', 'Столтенберг', 'Швеція', 'Росія']</text:p>
      <text:p text:style-name="P4">
Type: Article</text:p>
      <!--METADATA-->
      <text:p text:style-name="P4">
<draw:frame draw:style-name="fr1" draw:name="Image215" text:anchor-type="as-char" svg:width="6.9236in" svg:height="3.956343in" draw:z-index="0">
<draw:image xlink:href="../Images/yкринформ/2023-06-25T20-41-00-03-00/630_360_1676549292-322.jpg" xlink:type="simple" xlink:show="embed" xlink:actuate="onLoad" draw:mime-type="image/jpeg"/>
</draw:frame>
Presidential region Recep Tayyip Erdogan and NATO Secretary General Jens Stoltenberg discussed recent events in Russia and Sweden's membership in the Alliance.</text:p>
      <text:p text:style-name="P4">
About it reports Ukrinform with reference to <text:a xlink:type="simple" xlink:href="https://www.iletisim.gov.tr/english/haberler/detay/president-erdogan-nato-secretary-general-stoltenberg-talk-over-phone-25-06-23" text:style-name="Internet_20_link" text:visited-style-name="Visited_20_Internet_20_Link">
Department of Communication of the Presidential Administration of Turkey</text:a>
.</text:p>
      <text:p text:style-name="P4">
"The NATO Secretary General of Stoltenberg has been given the wishes for the events of the birth to be a new milestone on the way to a just peace in Ukraine," the presentation reads.</text:p>
      <text:p text:style-name="P4">
During the conversation, the parties also discussed Sweden membership in NATO. Turkish leader emphasized that Ankara retains his constructive position in this question. However, he noted that while the supporters of the PKK/Pyd/YPG terrorist organization are free to operate in Sweden, making changes to its centrality legislation.</text:p>
      <text:p text:style-name="P4">
<text:span text:style-name="T4">
 Read also: </text:span>
 <text:a xlink:type="simple" xlink:href="https://www.ukrinform.ua/rubric-world/3724287-erdogan-i-fon-der-laen-obgovorili-perspektivi-clenstva-tureccini-v-es.html" text:style-name="Internet_20_link" text:visited-style-name="Visited_20_Internet_20_Link">
<text:span text:style-name="T4">
 Erdogan </text:span>
 and von der Liaien discussed the prospects of Turkey in the EU</text:a>
In addition, on the Turkish side, it was emphasized that the injustice with which Ankara has stuck in the context of supplies to her F-35 fighters, as well as attempts to associate requests for F-16 fighters with Sweden membership in NATO, devote harm to the alliance and its safety, not its safety and not Turkey.</text:p>
      <text:p text:style-name="P4">
Stoltenberg in <text:a xlink:type="simple" xlink:href="http://twitter.com/jensstoltenberg/status/1672983367397015553" text:style-name="Internet_20_link" text:visited-style-name="Visited_20_Internet_20_Link">
Twitter</text:a>
He noted that Turkey and NATO will continue working together on Sweden's membership.</text:p>
      <text:p text:style-name="P4">
“A good conversation with President Erdogan on the eve <text:a xlink:type="simple" xlink:href="https://www.ukrinform.ua/tag-samit-nato" text:style-name="Internet_20_link" text:visited-style-name="Visited_20_Internet_20_Link">
NATO Summit</text:a>
where we make important decisions for terrorism, restraint and defense. We will continue to work together Sweden's NATO, ”he wrote.</text:p>
      <text:p text:style-name="P4">
*!(https://www.ukrinform.ua/rubric-polytics/3726349-kuleba-i-stoltenberg-obgovorili-zmist-risenna-nato-pro-perspektivi-clenstva-ukraini.html)As it was reported, the leader of the Wagner PEC Yevgeny Prigogin announced Demarsh against the Russian military leadership, in particular against the Ministry of Defense Sergei Shoig. He took control of Rostov-on-Don and part of the Okronezh region, after which the Wagnerivtsi went to Moscow.NSDC Secretary Alexei Danilov called the attempt to rebellion the leader of the Wagner PEC Yevgeny Prigogine the first stage of dismantling the system of President of Russian Putin.</text:p>
      <text:p text:style-name="P4">
<text:span text:style-name="T5">
Foto: apa</text:span>
</text:p>
      <text:p text:style-name="P4">
News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NATO needs to strengthen the eastern flank if Belarus becomes a shelter for Prigogine - Nausseda</text:span>
</text:h>
      <text:p text:style-name="P4">
Authors: Ukrinform (Person)</text:p>
      <text:p text:style-name="P4">
Publisher: Укринформ (Organization)</text:p>
      <text:p text:style-name="P4">
Published Time: 2023-06-25T21:02:00+03:00</text:p>
      <text:p text:style-name="P4">
Modified Time: 2023-06-25T21:02:00+03:00</text:p>
      <text:p text:style-name="P4">
Description: Lithuania President Hitanas Nauseda warned that NATO will have to strengthen its eastern flank if Belarus is a curtain for the head of the Wagner PEC Yevgeny Prigogine.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Білорусь', 'Литва', 'НАТО', 'Російські військові', 'ПВК "Вагнера"', 'Пригожин', 'Ґітанас Науседа']</text:p>
      <text:p text:style-name="P4">
Type: Article</text:p>
      <!--METADATA-->
      <text:p text:style-name="P4">
<draw:frame draw:style-name="fr1" draw:name="Image216" text:anchor-type="as-char" svg:width="6.9236in" svg:height="3.956343in" draw:z-index="0">
<draw:image xlink:href="../Images/yкринформ/2023-06-25T21-02-00-03-00/630_360_1678873066-877.jpg" xlink:type="simple" xlink:show="embed" xlink:actuate="onLoad" draw:mime-type="image/jpeg"/>
</draw:frame>
Gitanas Nauseda Presidentials warned that NATO will need to strengthen its Eastern Flank if Belarus is a backfill for the head of the Wagner PEC Yevgeny Prigogine.</text:p>
      <text:p text:style-name="P4">
He said this after a meeting of the State Security Council regarding the attempt of the Groups of the Wagner PECs to rebel against the Russian military leadership, Ukrinform reports with a reference to NA <text:a xlink:type="simple" xlink:href="https://www.theguardian.com/world/live/2023/jun/25/russia-ukraine-war-live-prigozhin-to-go-to-belarus-as-rebellion-ends-and-wagner-troops-withdraw-from-rostov#top-of-blog" text:style-name="Internet_20_link" text:visited-style-name="Visited_20_Internet_20_Link">
The Guardian</text:a>
.</text:p>
      <text:p text:style-name="P4">
“If Prigogine or part of the group <text:a xlink:type="simple" xlink:href="https://www.ukrinform.ua/tag-pvk-vagnera" text:style-name="Internet_20_link" text:visited-style-name="Visited_20_Internet_20_Link">
“ Wagner ”</text:a>
It will be in Belarus with incomprehensible plans and incomprehensibles, it will only mean that we need to further strengthen the safety of the eastern borders, ”Nauseda said.</text:p>
      <text:p text:style-name="P4">
He added that he was talking not only about Lithuania, but also about the whole alliance.</text:p>
      <text:p text:style-name="P4">
<text:span text:style-name="T4">
 Read also: </text:span>
 <text:a xlink:type="simple" xlink:href="https://www.ukrinform.ua/rubric-polytics/3719252-povtoren-pro-vidkriti-dveri-nato-dla-ukraini-vze-nedostatno-nauseda.html" text:style-name="Internet_20_link" text:visited-style-name="Visited_20_Internet_20_Link">
reps about the "open door" of NATO for Ukraine is viability - <text:span text:style-name="T4">
 Nauseda </text:span>
</text:a>
According to the President of Lithuania, his country will highlight additional intelligence for the study of "political and security aspects of Belarus".</text:p>
      <text:p text:style-name="P4">
In his opinion, Russian President Vladimir Putin may face new testes for his leadership.</text:p>
      <text:p text:style-name="P4">
<text:span text:style-name="T4">
 Read also: </text:span>
 <text:a xlink:type="simple" xlink:href="https://www.ukrinform.ua/rubric-economy/3725527-mitnica-litvi-posilue-pravila-provezenna-tovariv-cerez-rf-ta-bilorus.html" text:style-name="Internet_20_link" text:visited-style-name="Visited_20_Internet_20_Link">
Customs <text:span text:style-name="T4">
 Lithuania </text:span>
 strengthens the rules of carriage of goods by the Russian Federation and Belarus</text:a>
As it was reported, the head of the Wagner PEC Yevgeny Prigogin announced Demarsh against the Russian military leadership, in particular against the Ministry of Defense of the Russian Federation Sergiy Shoig. Wagner has established control of military objects in Rostov-on-Don. Prigogine announced his intention to reach Moscow, and in the evening, June 24 reported that he was deploying a group of grouping to field camps.</text:p>
      <text:p text:style-name="P4">
The former head of the UK General Staff, General Richard Dunatttttt, is that Ukraine should be able to keep a possible attack on Kiev "Wagner", headed by Yevgeny Prigogin, who went to Belarus after attempting to rebellion.</text:p>
      <text:p text:style-name="P4">
<text:span text:style-name="T5">
Foto: delfi/Andrius ufartas</text:span>
</text:p>
      <text:p text:style-name="P4">
News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Zelensky's phone discussed the situation on the battlefield and threat to the ZPP</text:span>
</text:h>
      <text:p text:style-name="P4">
Authors: Ukrinform (Person)</text:p>
      <text:p text:style-name="P4">
Publisher: Укринформ (Organization)</text:p>
      <text:p text:style-name="P4">
Published Time: 2023-06-25T21:15:00+03:00</text:p>
      <text:p text:style-name="P4">
Modified Time: 2023-06-25T21:15:00+03:00</text:p>
      <text:p text:style-name="P4">
Description: President of Ukraine Volodymyr Zelensky discussed with Canada Prime Minister Justin Trudeau a situation on the battlefield and the threat that occupation troops created at the Zaporizhzhia NPP. - Ukrinform.</text:p>
      <text:p text:style-name="P4">
Images: ['<text:a xlink:type="simple" xlink:href="https://static.ukrinform.com/photos/2023_06/thumb_files/630_360_1687716784-578.jpg" text:style-name="Internet_20_link" text:visited-style-name="Visited_20_Internet_20_Link">
630_360_16877...</text:a>
']</text:p>
      <text:p text:style-name="P4">
Tags: ['Трюдо', 'Зеленський', 'Запорізька АЕС', 'Війна з Росією']</text:p>
      <text:p text:style-name="P4">
Type: Article</text:p>
      <!--METADATA-->
      <text:p text:style-name="P4">
<draw:frame draw:style-name="fr1" draw:name="Image217" text:anchor-type="as-char" svg:width="6.9236in" svg:height="3.956343in" draw:z-index="0">
<draw:image xlink:href="../Images/yкринформ/2023-06-25T21-15-00-03-00/630_360_1687716784-578.jpg" xlink:type="simple" xlink:show="embed" xlink:actuate="onLoad" draw:mime-type="image/jpeg"/>
</draw:frame>
Volodymyr Zelensky's Presidential Ukrainian discussed the situation on the battlefield and the threat that Occupation troops created by Nazaporozhye NPPs with the Prime Minister of Canada.</text:p>
      <text:p text:style-name="P4">
According to Ukrinform, the head of state reported in <text:a xlink:type="simple" xlink:href="https://t.me/V_Zelenskiy_official/6704" text:style-name="Internet_20_link" text:visited-style-name="Visited_20_Internet_20_Link">
telegram</text:a>
.</text:p>
      <text:p text:style-name="P4">
"He spent the first series of important telephone conversations-from the Prime Minister Channel <text:a xlink:type="simple" xlink:href="https://www.ukrinform.ua/tag-trudo" text:style-name="Internet_20_link" text:visited-style-name="Visited_20_Internet_20_Link">
Justin Trudeau</text:a>
. I thank the decimal visit to Kiev, and Canada and all Canadians - for the constant support of Ukraine, "Zelensky wrote.</text:p>
      <text:p text:style-name="P4">
He noted that he told the Trudeau about the current situation on the battlefield and was prominent by Ukrainian assessments of attempts in the rebellion in Russia and the impact of this situation was the course of hostilities.</text:p>
      <text:p text:style-name="P4">
The President also drew the attention of the Prime Minister to a threatening situation, which was created at the Zaporozhye NPP.</text:p>
      <text:p text:style-name="P4">
Zelensky emphasized that the insufficient reaction of the world to the blast of the Greblykakhov HPP and an attempt to blast the dam on the Kryvyi Rih reservoir allows to prepare a terrorist attack with the leakage of radiation at the NPP.</text:p>
      <text:p text:style-name="P4">
<text:span text:style-name="T4">
 Read also: </text:span>
 [Budanov - about the threat(https://www.ukrinform.ua/rubric-ato/3727559-budanov-pro-zagrozu-pidrivu-zaes-nikoli-situacia-ne-bula-takou-serjoznou-ak-zaraz.html)According to him, the fundamental reaction of Ukraine's partners should be demonstrated, in particular, at the NATO Vilnius Summit.</text:p>
      <text:p text:style-name="P4">
As reported <text:a xlink:type="simple" xlink:href="https://www.ukrinform.ua/rubric-polytics/3720965-dzastin-trudo-pribuv-do-kieva.html" text:style-name="Internet_20_link" text:visited-style-name="Visited_20_Internet_20_Link">
Ukrinform</text:a>
, Trudeau made a non -rented visit to Kiev on June 10, 2023.  Photo: op_</text:p>
      <text:p text:style-name="P4">
News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In the elections in Greece, the Victory Party "New Democracy" - Exitpol is won</text:span>
</text:h>
      <text:p text:style-name="P4">
Authors: Ukrinform (Person)</text:p>
      <text:p text:style-name="P4">
Publisher: Укринформ (Organization)</text:p>
      <text:p text:style-name="P4">
Published Time: 2023-06-25T21:34:00+03:00</text:p>
      <text:p text:style-name="P4">
Modified Time: 2023-06-25T21:34:00+03:00</text:p>
      <text:p text:style-name="P4">
Description: In the parliamentary elections in Greece, according to preliminary data, the Conservative Party "New Democracy" is won by Prime Minister Kiriakos Michotakis. - Ukrinform.</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Екзитпол']</text:p>
      <text:p text:style-name="P4">
Type: Article</text:p>
      <!--METADATA-->
      <text:p text:style-name="P4">
<draw:frame draw:style-name="fr1" draw:name="Image218" text:anchor-type="as-char" svg:width="6.9236in" svg:height="3.956343in" draw:z-index="0">
<draw:image xlink:href="../Images/yкринформ/2023-06-25T21-34-00-03-00/630_360_1687674600-252.jpg" xlink:type="simple" xlink:show="embed" xlink:actuate="onLoad" draw:mime-type="image/jpeg"/>
</draw:frame>
According to preliminary data, the New Democracy Party of Prime Minister Kiriakos Michokotakis won the parliamentary elections in Greece.</text:p>
      <text:p text:style-name="P4">
Such exit polls give <text:a xlink:type="simple" xlink:href="https://www.dw.com/uk/na-viborah-u-grecii-peremogli-konservatori-premera-micotakisa-ekzitpoli/a-66027497" text:style-name="Internet_20_link" text:visited-style-name="Visited_20_Internet_20_Link">
dw</text:a>
, reports Ukrinform</text:p>
      <text:p text:style-name="P4">
According to exitpol, conducted by the State TV and Radio Company ERT, 40% to 44% of voters voted for "Novudemcravia".</text:p>
      <text:p text:style-name="P4">
In the second place is the left party of Siriz Expremier Alexis Tsipras indicating from 16% to 19% of the vote. Next comes the Greek socialist movement(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Thus, if "new democracy" can gain about 40%, it will ensure the absolute majority in <text:a xlink:type="simple" xlink:href="https://www.ukrinform.ua/tag-parlament" text:style-name="Internet_20_link" text:visited-style-name="Visited_20_Internet_20_Link">
parliament</text:a>
But it will be able to form the government.</text:p>
      <text:p text:style-name="P4">
We will remind, "New Democracy" won the elections on May 21, ahead of the 20% of the left party of Siriz.</text:p>
      <text:p text:style-name="P4">
However, the conservatives did not recruit the absolute majority necessary for the formation of a law without a coalition, so a new election was announced.</text:p>
      <text:p text:style-name="P4">
<text:span text:style-name="T5">
Foto: Nurphoto Via Getty Images</text:span>
</text:p>
      <text:p text:style-name="P4">
News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The world pays insufficient attention to the situation on the ZPP - Zelensky</text:span>
</text:h>
      <text:p text:style-name="P4">
Authors: Ukrinform (Person)</text:p>
      <text:p text:style-name="P4">
Publisher: Укринформ (Organization)</text:p>
      <text:p text:style-name="P4">
Published Time: 2023-06-25T21:43:00+03:00</text:p>
      <text:p text:style-name="P4">
Modified Time: 2023-06-25T23:43:00+03:00</text:p>
      <text:p text:style-name="P4">
Description: President of Ukraine Volodymyr Zelensky believes that the world pays insufficient attention to the Russian threat to the Zaporizhzhya nuclear power plant. - Ukrinform.</text:p>
      <text:p text:style-name="P4">
Images: ['<text:a xlink:type="simple" xlink:href="https://static.ukrinform.com/photos/2022_10/thumb_files/630_360_1665719857-744.png" text:style-name="Internet_20_link" text:visited-style-name="Visited_20_Internet_20_Link">
630_360_16657...</text:a>
']</text:p>
      <text:p text:style-name="P4">
Tags: ['Світ', 'Зеленський', 'Запорізька АЕС', 'Війна з Росією']</text:p>
      <text:p text:style-name="P4">
Type: Article</text:p>
      <!--METADATA-->
      <text:p text:style-name="P4">
<draw:frame draw:style-name="fr1" draw:name="Image219" text:anchor-type="as-char" svg:width="6.9236in" svg:height="3.956343in" draw:z-index="0">
<draw:image xlink:href="../Images/yкринформ/2023-06-25T21-43-00-03-00/630_360_1665719857-744.png" xlink:type="simple" xlink:show="embed" xlink:actuate="onLoad" draw:mime-type="image/png"/>
</draw:frame>
Volodymyr Zelensky Presidential Ukrainian believes that the world pays insufficient attention to the Russian threat to the Zaporizhzhya nuclear power plant.</text:p>
      <text:p text:style-name="P4">
According to Ukrinform correspondent, he said this in the evening <text:a xlink:type="simple" xlink:href="https://t.me/V_Zelenskiy_official/6707" text:style-name="Internet_20_link" text:visited-style-name="Visited_20_Internet_20_Link">
video message</text:a>
.</text:p>
      <text:p text:style-name="P4">
"Situation at the Zaporozhye Nuclear Station. Attention to the existing Russian threat in Zaporizhzhia <text:a xlink:type="simple" xlink:href="https://www.ukrinform.ua/tag-aes" text:style-name="Internet_20_link" text:visited-style-name="Visited_20_Internet_20_Link">
station</text:a>
, unfortunately, is still insufficient. As it was insufficient and the response to the Russian underworld and a conscious effort to Russian terrorists in the dam of another reservoir in Kryvyi Rih, "Zelensky said.</text:p>
      <text:p text:style-name="P4">
<text:span text:style-name="T5">
Viso: <text:a xlink:type="simple" xlink:href="https://t.me/V_Zelenskiy_official/6707" text:style-name="Internet_20_link" text:visited-style-name="Visited_20_Internet_20_Link">
op</text:a>
</text:span>
</text:p>
      <text:p text:style-name="P4">
He noted that during telephone conversations with the President of the United States Baiden, with the Prime Minister of Canada Trudeau, with President of Poland Andezhduda, he proved information to partners, which is in Ukrainian intelligence on the Russian-nuclear power plant.</text:p>
      <text:p text:style-name="P4">
<text:span text:style-name="T4">
 Read also: </text:span>
 <text:a xlink:type="simple" xlink:href="https://www.ukrinform.ua/rubric-polytics/3727602-zelenskij-telefonom-obgovoriv-iz-trudo-situaciu-na-poli-bou-ta-zagrozu-na-zaes.html" text:style-name="Internet_20_link" text:visited-style-name="Visited_20_Internet_20_Link">
Zelensky Phone discussed the situation on the polyb and threat to <text:span text:style-name="T4">
 ZPP </text:span>
</text:a>
According to the Head of State, the scenario with the Ministry of Ukraine is obviously approved for terrorists.</text:p>
      <text:p text:style-name="P4">
"We must and must do - all together in the world - quite specific steps to prevent any radiation incidents," the President stressed.</text:p>
      <text:p text:style-name="P4">
As reported <text:a xlink:type="simple" xlink:href="https://www.ukrinform.ua/rubric-ato/3727559-budanov-pro-zagrozu-pidrivu-zaes-nikoli-situacia-ne-bula-takou-serjoznou-ak-zaraz.html" text:style-name="Internet_20_link" text:visited-style-name="Visited_20_Internet_20_Link">
Ukrinform</text:a>
, Head of the Main Directorate of Intelligence of Defense of Ukraine, Major-General Kirill Budanov stated that the Ruskivska had placed equipment with explosives about 4 out of 6 units of the Zaporizhzhya Atomic power plant.</text:p>
      <text:p text:style-name="P4">
News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Singer Loboda offended the young Kharkiv woman: "Who gave you money?"</text:span>
</text:h>
      <text:p text:style-name="P4">
Authors: Ukrinform (Person)</text:p>
      <text:p text:style-name="P4">
Publisher: Укринформ (Organization)</text:p>
      <text:p text:style-name="P4">
Published Time: 2023-06-25T21:55:00+03:00</text:p>
      <text:p text:style-name="P4">
Modified Time: 2023-06-25T21:55:00+03:00</text:p>
      <text:p text:style-name="P4">
Description: During a street performance in Kharkiv, singer Svetlana Loboda reacted inadequately to the poster "Kharkiv without Loboda", insulting the girl who kept him. - Ukrinform.</text:p>
      <text:p text:style-name="P4">
Images: ['<text:a xlink:type="simple" xlink:href="https://static.ukrinform.com/photos/2017_08/thumb_files/630_360_1501838993-5570.jpg" text:style-name="Internet_20_link" text:visited-style-name="Visited_20_Internet_20_Link">
630_360_15018...</text:a>
']</text:p>
      <text:p text:style-name="P4">
Tags: ['Лобода', 'Скандал', 'Харків', 'Співачка']</text:p>
      <text:p text:style-name="P4">
Type: Article</text:p>
      <!--METADATA-->
      <text:p text:style-name="P4">
<draw:frame draw:style-name="fr1" draw:name="Image220" text:anchor-type="as-char" svg:width="6.9236in" svg:height="3.956343in" draw:z-index="0">
<draw:image xlink:href="../Images/yкринформ/2023-06-25T21-55-00-03-00/630_360_1501838993-5570.jpg" xlink:type="simple" xlink:show="embed" xlink:actuate="onLoad" draw:mime-type="image/jpeg"/>
</draw:frame>
During a time speech in Kharkiv, singer Svetlana Loboda reacted inadequately to react the "Kharkiv without Loboda" listener, insulting the girl who kept it.</text:p>
      <text:p text:style-name="P4">
About it in <text:a xlink:type="simple" xlink:href="https://www.facebook.com/100079822684002/videos/pcb.251014070902681/570428321962549" text:style-name="Internet_20_link" text:visited-style-name="Visited_20_Internet_20_Link">
Facebook</text:a>
Informs the movement "Honestly", reports Ukrinform.</text:p>
      <text:p text:style-name="P4">
"This is Svetlana Loboda performs in Kharkiv and humiliates a girl who came with Kharkiv without Loboda. Particularly disgusting is the question "Who do you Davgroshi?", The position in the world can only be for money? "</text:p>
      <text:p text:style-name="P4">
Along with the video, the movement posted a photo of Mother Svetlana Loboda, Natalia. In 2017, the deputykairpinsky city council from the "New Faces" brought to Moscow the torticist "Letter speak". The Honest movement noted that the campaign for deprivation of the mandate was very long, but eventually successful.</text:p>
      <text:p text:style-name="P4">
A video on which Loboda insults a teenage girl in <text:a xlink:type="simple" xlink:href="https://www.ukrinform.ua/tag-harkiv" text:style-name="Internet_20_link" text:visited-style-name="Visited_20_Internet_20_Link">
Kharkiv</text:a>
, social networks flew. People are convinced that the singer is actually heating the child for the pro -Ukrainian position.</text:p>
      <text:p text:style-name="P4">
"Once again, an adult, a well -known woman humiliates a child for a pro -Ukrainian position to see several dozen people who applauded her for it," - wrote <text:a xlink:type="simple" xlink:href="http://www.facebook.com/sevgil.musaieva" text:style-name="Internet_20_link" text:visited-style-name="Visited_20_Internet_20_Link">
Sevgilmusayeva</text:a>
.</text:p>
      <text:p text:style-name="P4">
<text:span text:style-name="T4">
 Read also: </text:span>
 <text:a xlink:type="simple" xlink:href="https://www.ukrinform.ua/rubric-culture/3625691-u-litvi-vse-z-skasuvali-koncerti-spivacki-lobodi-zmi.html" text:style-name="Internet_20_link" text:visited-style-name="Visited_20_Internet_20_Link">
in Lithuania still canceled the singer's concerts <text:span text:style-name="T4">
 Loboda </text:span>
 —Memus</text:a>
"The boys in camouflage tried to persuade her to go, they approached her, something was said, the girl stands unmistakably," - said <text:a xlink:type="simple" xlink:href="http://m.facebook.com/story.php" text:style-name="Internet_20_link" text:visited-style-name="Visited_20_Internet_20_Link">
Valery Vladimirovna</text:a>
From Kharkiv. She added that the girl stands in front of the crowd is calm because he knows that the singer is a traitor who is not needed by Kharkiv.</text:p>
      <text:p text:style-name="P4">
Svetlana Loboda was reportedly active in Russia since the occupation of Krym, and in 2015 she sang in the West in honor of the Victory of the Soviet Union in the Second World War on May 9.</text:p>
      <text:p text:style-name="P4">
News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Reznikov and Austin discussed the weakness of the Russian authorities and the counter -offensive of the Armed Forces</text:span>
</text:h>
      <text:p text:style-name="P4">
Authors: Ukrinform (Person)</text:p>
      <text:p text:style-name="P4">
Publisher: Укринформ (Organization)</text:p>
      <text:p text:style-name="P4">
Published Time: 2023-06-25T22:05:00+03:00</text:p>
      <text:p text:style-name="P4">
Modified Time: 2023-06-25T22:05:00+03:00</text:p>
      <text:p text:style-name="P4">
Description: Defense Minister Oleksiy Reznikov, during a telephone conversation with American colleague Lloyd Austin, discussed recent events in Russia and Ukrainian counter -offensive. - Ukrinform.</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Остін', 'Війна з Росією', 'Контрнаступ']</text:p>
      <text:p text:style-name="P4">
Type: Article</text:p>
      <!--METADATA-->
      <text:p text:style-name="P4">
<draw:frame draw:style-name="fr1" draw:name="Image221" text:anchor-type="as-char" svg:width="6.9236in" svg:height="3.956343in" draw:z-index="0">
<draw:image xlink:href="../Images/yкринформ/2023-06-25T22-05-00-03-00/630_360_1677842583-533.jpg" xlink:type="simple" xlink:show="embed" xlink:actuate="onLoad" draw:mime-type="image/jpeg"/>
</draw:frame>
In the course of a telephone conversation with the American College Lloyd Austin, the Ministry of Ministry of Ukraine discussed recent events in Russia and the Ukrainian contradiction during a telephone conversation with the American College Lloyd Austin.</text:p>
      <text:p text:style-name="P4">
Rennikov wrote about it in <text:a xlink:type="simple" xlink:href="https://twitter.com/oleksiireznikov/status/1673024465410588673" text:style-name="Internet_20_link" text:visited-style-name="Visited_20_Internet_20_Link">
Twitter</text:a>
, reports Ukrinform.</text:p>
      <text:p text:style-name="P4">
“He had a telephone conversation with my friend and colleague Lloyd Austin. We talked about the latest events in <text:a xlink:type="simple" xlink:href="https://www.ukrinform.ua/tag-rosia" text:style-name="Internet_20_link" text:visited-style-name="Visited_20_Internet_20_Link">
Russia</text:a>
. We agree that the Russian authorities are weak and that the withdrawal of Russian troops from Ukraine is the best choice for the Kremlin. Russia would be better about deciding its own targery, ”the post reads.</text:p>
      <text:p text:style-name="P4">
The parties also discussed the counter -offensive of the Armed Forces and further steps in strengthening the power of Ukraine.</text:p>
      <text:p text:style-name="P4">
“Things move in the right direction. Ukraine will win, ” - said.</text:p>
      <text:p text:style-name="P4">
As <text:a xlink:type="simple" xlink:href="https://www.ukrinform.ua/rubric-other_news/3727120-zakolot-prigozina-vse-so-vidomo-na-cej-moment.html" text:style-name="Internet_20_link" text:visited-style-name="Visited_20_Internet_20_Link">
reported</text:a>
, the leader of the Wagner PEC Yevgeny Prigogin announced Demarsh of the Anti -Russian Military leadership, in particular against the Minister of Defense Sergiyashah. He took control of Rostov-on-Don and part of the Voronezh region, after which the Wagnerivtsi went to Moscow.</text:p>
      <text:p text:style-name="P4">
<text:span text:style-name="T4">
 Read also: </text:span>
 <text:a xlink:type="simple" xlink:href="https://www.ukrinform.ua/rubric-ato/3727585-reznikov-prokomentuvav-potocnij-kontrnastup-ak-pidgotovcu-operaciu.html" text:style-name="Internet_20_link" text:visited-style-name="Visited_20_Internet_20_Link">
<text:span text:style-name="T4">
 Rennikov </text:span>
 commented on the current counter -offensive as a "preparatory operation"</text:a>
On the evening of June 24, the self -proclaimed President of Belarus Alexander Lukashenko began to negotiate with Putin in agreement with Putin. After this leader of Wagner PEC, he announced that <text:a xlink:type="simple" xlink:href="https://www.ukrinform.ua/rubric-world/3727347-prigozin-rozvertae-koloni-vagnerivciv-do-polovih-taboriv-roszmi.html" text:style-name="Internet_20_link" text:visited-style-name="Visited_20_Internet_20_Link">
turns his mercenaries back to "field camps"</text:a>
.</text:p>
      <text:p text:style-name="P4">
Secretary of the National Security and Defense Council of Ukraine Alexey Danilov named the sprout of the rebellion of the leader(https://www.ukrinform.ua/rubric-polytics/3727477-danilov-nazvav-zakolot-prigozina-persim-etapom-demontazu-putinskoi-sistemi.html)Russian President Vladimir Putin.</text:p>
      <text:p text:style-name="P4">
News Source: <text:a xlink:type="simple" xlink:href="https://www.ukrinform.ua/rubric-ato/3727611-reznikov-obgovoriv-z-ostinom-slabkist-rosijskoi-vladi-ta-kontrnastup-zsu.html" text:style-name="Internet_20_link" text:visited-style-name="Visited_20_Internet_20_Link">
https://www.ukrinform.ua/rubric-ato/3727611-reznikov-obgovoriv-z-ostinom-slabkist-rosijskoi-vladi-ta-kontrnastup-zsu.html</text:a>
</text:p>
      <!--NEWS-->
      <text:h text:style-name="P10" text:outline-level="1">
<text:span text:style-name="T4">
Felfner's spear metalworker became a bronze medalist of European games</text:span>
</text:h>
      <text:p text:style-name="P4">
Authors: Ukrinform (Person)</text:p>
      <text:p text:style-name="P4">
Publisher: Укринформ (Organization)</text:p>
      <text:p text:style-name="P4">
Published Time: 2023-06-25T22:05:43+03:00</text:p>
      <text:p text:style-name="P4">
Modified Time: 2023-06-25T22:05:43+03:00</text:p>
      <text:p text:style-name="P4">
Description: The Ukrainian List Felfner List Felfner became the bronze medalist of the European Games-2023. - Ukrinform.</text:p>
      <text:p text:style-name="P4">
Images: ['<text:a xlink:type="simple" xlink:href="https://static.ukrinform.com/photos/2023_06/thumb_files/630_360_1687719880-585.jpg" text:style-name="Internet_20_link" text:visited-style-name="Visited_20_Internet_20_Link">
630_360_16877...</text:a>
']</text:p>
      <text:p text:style-name="P4">
Tags: ['Європейські ігри']</text:p>
      <text:p text:style-name="P4">
Type: Article</text:p>
      <!--METADATA-->
      <text:p text:style-name="P4">
<draw:frame draw:style-name="fr1" draw:name="Image222" text:anchor-type="as-char" svg:width="6.9236in" svg:height="3.956343in" draw:z-index="0">
<draw:image xlink:href="../Images/yкринформ/2023-06-25T22-05-43-03-00/630_360_1687719880-585.jpg" xlink:type="simple" xlink:show="embed" xlink:actuate="onLoad" draw:mime-type="image/jpeg"/>
</draw:frame>
The Ukrainian List Felfner List Felfner became a bronze medal European Games 2023.</text:p>
      <text:p text:style-name="P4">
The athlete showed a result of 82.24 meters a few days ago, and in the results of athletes from all three divisions, he was in third place, Ukrinform reports.</text:p>
      <text:p text:style-name="P4">
As it was reported, a 19-year-old Ukrainian set a record of the continent among the young season.</text:p>
      <text:p text:style-name="P4">
<text:span text:style-name="T4">
 Read also: </text:span>
 <text:a xlink:type="simple" xlink:href="https://www.ukrinform.ua/rubric-sports/3727587-magucih-zavouvala-zolotu-medal-u-stribkah-u-visotu-na-evropejskih-igrah.html" text:style-name="Internet_20_link" text:visited-style-name="Visited_20_Internet_20_Link">
<text:span text:style-name="T4">
 Maguchih </text:span>
 won the gold medal in jumping at the high -level European Games</text:a>
The best result was shown by Edis Matusewichus from Lithuania(84.22 meters)and Julian Weberz Germany(86.26 meters).</text:p>
      <text:p text:style-name="P4">
Фото: World Athletics</text:p>
      <text:p text:style-name="P4">
News Source: <text:a xlink:type="simple" xlink:href="https://www.ukrinform.ua/rubric-sports/3727610-metalnik-spisa-felfner-stav-bronzovim-prizerom-evropejskih-igor.html" text:style-name="Internet_20_link" text:visited-style-name="Visited_20_Internet_20_Link">
https://www.ukrinform.ua/rubric-sports/3727610-metalnik-spisa-felfner-stav-bronzovim-prizerom-evropejskih-igor.html</text:a>
</text:p>
      <!--NEWS-->
      <text:h text:style-name="P10" text:outline-level="1">
<text:span text:style-name="T4">
Zelensky discussed with Biden's expansion of Ukraine and US defense cooperation</text:span>
</text:h>
      <text:p text:style-name="P4">
Authors: Ukrinform (Person)</text:p>
      <text:p text:style-name="P4">
Publisher: Укринформ (Organization)</text:p>
      <text:p text:style-name="P4">
Published Time: 2023-06-25T22:19:00+03:00</text:p>
      <text:p text:style-name="P4">
Modified Time: 2023-06-25T22:19:00+03:00</text:p>
      <text:p text:style-name="P4">
Description: President of Ukraine Volodymyr Zelensky had a telephone conversation with the head of the White House Joe Biden - it was about expanding defense cooperation with a focus on long -range means of defeat.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Зброя', 'Зеленський', 'Війна з Росією']</text:p>
      <text:p text:style-name="P4">
Type: Article</text:p>
      <!--METADATA-->
      <text:p text:style-name="P4">
<draw:frame draw:style-name="fr1" draw:name="Image223" text:anchor-type="as-char" svg:width="6.9236in" svg:height="3.956343in" draw:z-index="0">
<draw:image xlink:href="../Images/yкринформ/2023-06-25T22-19-00-03-00/630_360_1655321433-213.jpeg" xlink:type="simple" xlink:show="embed" xlink:actuate="onLoad" draw:mime-type="image/jpeg"/>
</draw:frame>
President of Ukraine Volodymyr Zelensky had a telephone conversation with the head of the White House Jobiden - it was about expanding defense cooperation with the emphasis on the assistance of the defeat.</text:p>
      <text:p text:style-name="P4">
The President of Ukraine reported this in <text:a xlink:type="simple" xlink:href="https://t.me/V_Zelenskiy_official/6705" text:style-name="Internet_20_link" text:visited-style-name="Visited_20_Internet_20_Link">
telegram</text:a>
, reports Ukrinform.</text:p>
      <text:p text:style-name="P4">
"He spoke with US President Joseph Biden. A positive and inspirational conversation. They have lost the course of hostilities and processes that take place in Russia.</text:p>
      <text:p text:style-name="P4">
He thanked Biden for the unlawful support of Ukraine, especially for the PPOPATRIOT systems.</text:p>
      <text:p text:style-name="P4">
The President of Ukraine emphasized the importance of further increasing the capacity of the country to protect the sky. In this context, he also thanked with the support of the fighter coal.</text:p>
      <text:p text:style-name="P4">
The parties also discussed further expansion of defensive cooperation with the emphasis of the lesion.</text:p>
      <text:p text:style-name="P4">
<text:span text:style-name="T4">
 Read also: </text:span>
 <text:a xlink:type="simple" xlink:href="https://www.ukrinform.ua/rubric-ato/3726456-bajden-vvazae-zagrozu-udaru-rf-adernou-zbroeu-realnou-so-robiti-svitovi-j-ukraini.html" text:style-name="Internet_20_link" text:visited-style-name="Visited_20_Internet_20_Link">
<text:span text:style-name="T4">
 Biden </text:span>
 considers the threat of a Russian Federation nuclear weapons. What to do world and Ukraine</text:a>
"I am grateful for the readiness of the United States and the American people to stand side by side for the full liberation of all our territory in internationally recognized borders,"-said <text:a xlink:type="simple" xlink:href="https://www.ukrinform.ua/tag-zelenskij" text:style-name="Internet_20_link" text:visited-style-name="Visited_20_Internet_20_Link">
Zelensky</text:a>
.</text:p>
      <text:p text:style-name="P4">
In addition, the Presidents of Ukraine and the United States coordinated the positions of the NATO predicate Summit, discussed the continuation of work on the implementation of the Ukrainian peace formula and preparation for the Global Peace Summit.</text:p>
      <text:p text:style-name="P4">
As reported by Ukrinform, on June 25 <text:a xlink:type="simple" xlink:href="https://www.ukrinform.ua/rubric-polytics/3727602-zelenskij-telefonom-obgovoriv-iz-trudo-situaciu-na-poli-bou-ta-zagrozu-na-zaes.html" text:style-name="Internet_20_link" text:visited-style-name="Visited_20_Internet_20_Link">
Volodymyr Zelenskyy discussed the Canadian Minister of Canada Justin Trudeau</text:a>
The situation on the battlefield and the threat posed by Russian -occupying troops was created at the Zaporizhzhya NPP.</text:p>
      <text:p text:style-name="P4">
<text:span text:style-name="T5">
Foto: op</text:span>
</text:p>
      <text:p text:style-name="P4">
News Source: <text:a xlink:type="simple" xlink:href="https://www.ukrinform.ua/rubric-polytics/3727614-zelenskij-proviv-rozmovu-z-bajdenom.html" text:style-name="Internet_20_link" text:visited-style-name="Visited_20_Internet_20_Link">
https://www.ukrinform.ua/rubric-polytics/3727614-zelenskij-proviv-rozmovu-z-bajdenom.html</text:a>
</text:p>
      <!--NEWS-->
      <text:h text:style-name="P10" text:outline-level="1">
<text:span text:style-name="T4">
The enemy in a day 16 times fired at Sumy region - damaged houses and a wounded person</text:span>
</text:h>
      <text:p text:style-name="P4">
Authors: Ukrinform (Person)</text:p>
      <text:p text:style-name="P4">
Publisher: Укринформ (Organization)</text:p>
      <text:p text:style-name="P4">
Published Time: 2023-06-25T22:33:00+03:00</text:p>
      <text:p text:style-name="P4">
Modified Time: 2023-06-25T22:33:00+03:00</text:p>
      <text:p text:style-name="P4">
Description: Russian troops fired at the Sumy region 16 times 16 times, as a result of shelling, houses were damaged and a civilian was injure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Поранені', 'Сумщина', 'Війна з Росією']</text:p>
      <text:p text:style-name="P4">
Type: Article</text:p>
      <!--METADATA-->
      <text:p text:style-name="P4">
<draw:frame draw:style-name="fr1" draw:name="Image224" text:anchor-type="as-char" svg:width="6.9236in" svg:height="3.956343in" draw:z-index="0">
<draw:image xlink:href="../Images/yкринформ/2023-06-25T22-33-00-03-00/630_360_1669987737-966.jpg" xlink:type="simple" xlink:show="embed" xlink:actuate="onLoad" draw:mime-type="image/jpeg"/>
</draw:frame>
Ruskivska fired at the Sumy region 16 times 16 times, houses were damaged and a civilian was injured.</text:p>
      <text:p text:style-name="P4">
According to Ukrinform, the Sumy Regional Military Administration reports in <text:a xlink:type="simple" xlink:href="https://t.me/Sumy_news_ODA/17302" text:style-name="Internet_20_link" text:visited-style-name="Visited_20_Internet_20_Link">
telegram</text:a>
.</text:p>
      <text:p text:style-name="P4">
“During the day, the Russians carried out 16 border shelling. 76 blades were recorded. <text:a xlink:type="simple" xlink:href="https://www.ukrinform.ua/tag-obstril" text:style-name="Internet_20_link" text:visited-style-name="Visited_20_Internet_20_Link">
Shelling</text:a>
Valimiropilsk, Krasnopil, Yunakovskaya, Shaliginsk and Novoslobidskagranade, ”the message reads.</text:p>
      <text:p text:style-name="P4">
The Novoslobid community was fired at the mortar, one explosion was recorded.</text:p>
      <text:p text:style-name="P4">
The Bilopol community Russian troops fired at mortars(16 donations were recorded)and artillery(6 explosions). Внаслідок одного з мінометних обстрілівпошкоджено сарай та вибиті вікна в одному з домогосподарств. Також ворогобстрілював громаду зі станкового протитанкового гранатомета, зафіксовано 9вибухів.</text:p>
      <text:p text:style-name="P4">
По Миропільській громаді росіяни били з мінометів, випустивши 12 мін.Внаслідок одного з обстрілів одна цивільна особа отримала поранення.Пошкоджено два житлові будинки, гаражне приміщення, літню кухню та легковийавтомобіль.</text:p>
      <text:p text:style-name="P4">
Шалигинську громаду агресор обстріляв з артилерії, випустивши 11 снарядів.Внаслідок одного з обстрілів зазнали пошкоджень цивільні будинки.</text:p>
      <text:p text:style-name="P4">
<text:span text:style-name="T4">
Читайте також:</text:span>
 <text:a xlink:type="simple" xlink:href="https://www.ukrinform.ua/rubric-ato/3727503-vorog-obstrilav-prikordonna-cernigivsini-i-sumsini.html" text:style-name="Internet_20_link" text:visited-style-name="Visited_20_Internet_20_Link">
 Ворог обстріляв прикордоння Чернігівщини і <text:span text:style-name="T4">
Сумщини</text:span>
</text:a>
The Krasnopil community was fired by the Russians from mortars, releasing 7 mines. One of the shelling was burned with dry grass.</text:p>
      <text:p text:style-name="P4">
The aggressor dropped 10 mins on the Yunak community.</text:p>
      <text:p text:style-name="P4">
As reported <text:a xlink:type="simple" xlink:href="https://www.ukrinform.ua/rubric-ato/3727580-zsu-za-dobu-vrazili-tri-artpidrozdili-punkt-upravlinna-ta-sklad-boepripasiv-rosian.html" text:style-name="Internet_20_link" text:visited-style-name="Visited_20_Internet_20_Link">
Ukrinform</text:a>
, Russians last day in the area of the settlement of the Rodionivkasum region made an unsuccessful attempt to penetrate a sabotage and intelligence group through the State Border of Ukraine.</text:p>
      <text:p text:style-name="P4">
News Source: <text:a xlink:type="simple" xlink:href="https://www.ukrinform.ua/rubric-regions/3727616-vorog-za-den-16-raziv-obstrilav-sumsinu-poskodzeni-budinki-ta-poranena-ludina.html" text:style-name="Internet_20_link" text:visited-style-name="Visited_20_Internet_20_Link">
https://www.ukrinform.ua/rubric-regions/3727616-vorog-za-den-16-raziv-obstrilav-sumsinu-poskodzeni-budinki-ta-poranena-ludina.html</text:a>
</text:p>
      <!--NEWS-->
      <text:h text:style-name="P10" text:outline-level="1">
<text:span text:style-name="T4">
Prigogine's rebellion emphasized the differences in the Russian authorities - Macron</text:span>
</text:h>
      <text:p text:style-name="P4">
Authors: Ukrinform (Person)</text:p>
      <text:p text:style-name="P4">
Publisher: Укринформ (Organization)</text:p>
      <text:p text:style-name="P4">
Published Time: 2023-06-25T22:56:00+03:00</text:p>
      <text:p text:style-name="P4">
Modified Time: 2023-06-25T22:56:00+03:00</text:p>
      <text:p text:style-name="P4">
Description: French President Emmanuel Macron believes that the rebellion of mercenaries of the Wagner PEC emphasizes the differences present in the power circles of the Russian Federation. - Ukrinform.</text:p>
      <text:p text:style-name="P4">
Images: ['<text:a xlink:type="simple" xlink:href="https://static.ukrinform.com/photos/2022_04/thumb_files/630_360_1650825731-404.jpeg" text:style-name="Internet_20_link" text:visited-style-name="Visited_20_Internet_20_Link">
630_360_16508...</text:a>
']</text:p>
      <text:p text:style-name="P4">
Tags: ['Макрон', 'Росія', 'ПВК "Вагнера"', 'Пригожин']</text:p>
      <text:p text:style-name="P4">
Type: Article</text:p>
      <!--METADATA-->
      <text:p text:style-name="P4">
<draw:frame draw:style-name="fr1" draw:name="Image225" text:anchor-type="as-char" svg:width="6.9236in" svg:height="3.956343in" draw:z-index="0">
<draw:image xlink:href="../Images/yкринформ/2023-06-25T22-56-00-03-00/630_360_1650825731-404.jpeg" xlink:type="simple" xlink:show="embed" xlink:actuate="onLoad" draw:mime-type="image/jpeg"/>
</draw:frame>
Emmanuel Macron Presidential believes that the rebellion of mercenaries of the Wagner PEC emphasizes the divisions available in the authorities of the Russian Federation.</text:p>
      <text:p text:style-name="P4">
About it reports <text:a xlink:type="simple" xlink:href="http://www.theguardian.com/world/live/2023/jun/25/russia-ukraine-war-live-prigozhin-to-go-to-belarus-as-rebellion-ends-and-wagner-troops-withdraw-from-rostov#top-of-blog" text:style-name="Internet_20_link" text:visited-style-name="Visited_20_Internet_20_Link">
The Guardian</text:a>
, reports Ukrinform.</text:p>
      <text:p text:style-name="P4">
In an interview with Provence, Macron said that the Wagner PVC march on Moscow, which has stopped, "shows the differences that exist in the Russian camp, the cavity of both his military and auxiliary forces."</text:p>
      <text:p text:style-name="P4">
The French leader added that "the situation is still developing" and he is watching the causes.</text:p>
      <text:p text:style-name="P4">
"All this should make us very vigilant and fully justifies the support that the Ukrainians in their resistance are," - said <text:a xlink:type="simple" xlink:href="https://www.ukrinform.ua/tag-makron" text:style-name="Internet_20_link" text:visited-style-name="Visited_20_Internet_20_Link">
Macron</text:a>
.</text:p>
      <text:p text:style-name="P4">
<text:span text:style-name="T4">
 Read also: </text:span>
 <text:a xlink:type="simple" xlink:href="https://www.ukrinform.ua/rubric-world/3726709-makron-vizme-sluhavku-akso-putin-zatelefonue-ale-sam-jomu-dzvoniti-ne-bude.html" text:style-name="Internet_20_link" text:visited-style-name="Visited_20_Internet_20_Link">
<text:span text:style-name="T4">
 Macron </text:span>
 will take the phone if Putin calls, Alesam will not call him</text:a>
As it was reported, the leader of the Wagner PEC Yevhen Prigogin announced Demarsh against the Russian military leadership, including against the Ministry of Defense Sergei Shoig. He took control of Rostov-on-Don and part of the Okronezh region, after which the Wagnerivtsi went to Moscow.</text:p>
      <text:p text:style-name="P4">
On the evening of June 24, the self -proclaimed President of Belarus Alexander Lukashenko began to negotiate with Putin in agreement with Putin. After this leader, Wagner PEC announced that he was deploying his mercenaries back to the "field camps".</text:p>
      <text:p text:style-name="P4">
News Source: <text:a xlink:type="simple" xlink:href="https://www.ukrinform.ua/rubric-world/3727613-zakolot-prigozina-pidkresliv-rozbiznosti-v-rosijskij-vladi-makron.html" text:style-name="Internet_20_link" text:visited-style-name="Visited_20_Internet_20_Link">
https://www.ukrinform.ua/rubric-world/3727613-zakolot-prigozina-pidkresliv-rozbiznosti-v-rosijskij-vladi-makron.html</text:a>
</text:p>
      <!--NEWS-->
      <text:h text:style-name="P10" text:outline-level="1">
<text:span text:style-name="T4">
The Ukrainian Volleyball national team gave way to Turkey in the finals of the Golden Eurolege</text:span>
</text:h>
      <text:p text:style-name="P4">
Authors: Ukrinform (Person)</text:p>
      <text:p text:style-name="P4">
Publisher: Укринформ (Organization)</text:p>
      <text:p text:style-name="P4">
Published Time: 2023-06-25T22:57:57+03:00</text:p>
      <text:p text:style-name="P4">
Modified Time: 2023-06-25T23:57:57+03:00</text:p>
      <text:p text:style-name="P4">
Description: Today, on June 25, the men's volleyball team gave way to Turkey in the finals of the Golden Eurolege. - Ukrinform.</text:p>
      <text:p text:style-name="P4">
Images: ['<text:a xlink:type="simple" xlink:href="https://static.ukrinform.com/photos/2023_06/thumb_files/630_360_1687726598-537.jpe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26" text:anchor-type="as-char" svg:width="6.9236in" svg:height="3.956343in" draw:z-index="0">
<draw:image xlink:href="../Images/yкринформ/2023-06-25T22-57-57-03-00/630_360_1687726598-537.jpeg" xlink:type="simple" xlink:show="embed" xlink:actuate="onLoad" draw:mime-type="image/jpeg"/>
</draw:frame>
Today, on June 25, the men's volleyball national team gave way to Turkey in the Finally Occasion of European Libra.</text:p>
      <text:p text:style-name="P4">
The Ukrainians lost to the Turks - 2: 3, reports Ukrinform.</text:p>
      <text:p text:style-name="P4">
Ukraine on the way to the finals overcame Croatia national(3:1), Turkey is the Czech Republic(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In 2017, the Ukrainian team won the title.</text:p>
      <text:p text:style-name="P4">
Photo: cev.eu</text:p>
      <text:p text:style-name="P4">
News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Zelensky told Dudi about the situation at the Zaporozhye NPP</text:span>
</text:h>
      <text:p text:style-name="P4">
Authors: Ukrinform (Person)</text:p>
      <text:p text:style-name="P4">
Publisher: Укринформ (Organization)</text:p>
      <text:p text:style-name="P4">
Published Time: 2023-06-25T23:06:00+03:00</text:p>
      <text:p text:style-name="P4">
Modified Time: 2023-06-25T23:06:00+03:00</text:p>
      <text:p text:style-name="P4">
Description: President of Ukraine Volodymyr Zelensky has a telephone conversation with Polish colleague Andrzej Duda, in particular, told about a threatening situation that the occupiers created at the Zaporizhzhia NPP. - Ukrinform.</text:p>
      <text:p text:style-name="P4">
Images: ['<text:a xlink:type="simple" xlink:href="https://static.ukrinform.com/photos/2022_05/thumb_files/630_360_1653230044-377.jpeg" text:style-name="Internet_20_link" text:visited-style-name="Visited_20_Internet_20_Link">
630_360_16532...</text:a>
']</text:p>
      <text:p text:style-name="P4">
Tags: ['Дуда', 'Зеленський', 'Запорізька АЕС', 'Війна з Росією']</text:p>
      <text:p text:style-name="P4">
Type: Article</text:p>
      <!--METADATA-->
      <text:p text:style-name="P4">
<draw:frame draw:style-name="fr1" draw:name="Image227" text:anchor-type="as-char" svg:width="6.9236in" svg:height="3.956343in" draw:z-index="0">
<draw:image xlink:href="../Images/yкринформ/2023-06-25T23-06-00-03-00/630_360_1653230044-377.jpeg" xlink:type="simple" xlink:show="embed" xlink:actuate="onLoad" draw:mime-type="image/jpeg"/>
</draw:frame>
President of Ukraine Volodymyr Zelensky had a telephone conversation with the Polish colleague Duda, in particular, told about the threatening situation that the occupiers were created by the Zaporozhye NPP.</text:p>
      <text:p text:style-name="P4">
The President of Ukraine reported this in <text:a xlink:type="simple" xlink:href="https://t.me/s/V_Zelenskiy_official" text:style-name="Internet_20_link" text:visited-style-name="Visited_20_Internet_20_Link">
telegram</text:a>
, reports Ukrinform.</text:p>
      <text:p text:style-name="P4">
“The latest talks to our partners - with President of Poland Duda. They discussed recent events in Russia and how they can influence the course of hostilities and the security situation in the region, ”said Zelensky.</text:p>
      <text:p text:style-name="P4">
The President added that he told the Polish colleague about the state of affairs on the battlefield of the hip situation that the invaders were created at the Zaporizhzhia NPP.</text:p>
      <text:p text:style-name="P4">
*!(https://www.ukrinform.ua/rubric-polytics/3727602-zelenskij-telefonom-obgovoriv-iz-trudo-situaciu-na-poli-bou-ta-zagrozu-na-zaes.html)As it was reported, Volodymyr Zelenskyy had a telephone conversation from the head of the White House Joe Biden - it was about expanding defense cooperation with the convoy on long -range means of defeat.</text:p>
      <text:p text:style-name="P4">
<text:span text:style-name="T5">
Foto: op</text:span>
</text:p>
      <text:p text:style-name="P4">
News Source: <text:a xlink:type="simple" xlink:href="https://www.ukrinform.ua/rubric-polytics/3727621-zelenskij-rozpoviv-dudi-pro-situaciu-na-zaes.html" text:style-name="Internet_20_link" text:visited-style-name="Visited_20_Internet_20_Link">
https://www.ukrinform.ua/rubric-polytics/3727621-zelenskij-rozpoviv-dudi-pro-situaciu-na-zaes.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6-25T23:12:00+03:00</text:p>
      <text:p text:style-name="P4">
Modified Time: 2023-06-25T23:12:00+03:00</text:p>
      <text:p text:style-name="P4">
Description: Air alarm has been announced in the capital and a number of area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28" text:anchor-type="as-char" svg:width="6.9236in" svg:height="3.956343in" draw:z-index="0">
<draw:image xlink:href="../Images/yкринформ/2023-06-25T23-12-00-03-00/630_360_1645871571-868.jpg" xlink:type="simple" xlink:show="embed" xlink:actuate="onLoad" draw:mime-type="image/jpeg"/>
</draw:frame>
Air alarm has been declared a number of areas.</text:p>
      <text:p text:style-name="P4">
About it reports Ukrinform with reference to <text:a xlink:type="simple" xlink:href="https://alerts.in.ua/" text:style-name="Internet_20_link" text:visited-style-name="Visited_20_Internet_20_Link">
map</text:a>
Air anxiety.</text:p>
      <text:p text:style-name="P4">
At the same time, the air forces of the Armed Forces <text:a xlink:type="simple" xlink:href="https://t.me/s/kpszsu" text:style-name="Internet_20_link" text:visited-style-name="Visited_20_Internet_20_Link">
warn</text:a>
Processing danger.</text:p>
      <text:p text:style-name="P4">
"Kyiv, Chernihiv, Cherkasy region - rocket danger!" - This is a question.</text:p>
      <text:p text:style-name="P4">
<text:span text:style-name="T4">
 Read also: </text:span>
 <text:a xlink:type="simple" xlink:href="https://www.ukrinform.ua/rubric-ato/3727048-ukrainou-znovu-siritsa-povitrana-trivoga-povidomlaut-pro-raketnu-nebezpeku.html" text:style-name="Internet_20_link" text:visited-style-name="Visited_20_Internet_20_Link">
Ukraine is spreading air <text:span text:style-name="T4">
 alarm </text:span>
: report the missile hazard</text:a>
Earlier, the air forces warned of the threat of the enemy of shock -free wipes in Poltava and Sumy regions.</text:p>
      <text:p text:style-name="P4">
News Source: <text:a xlink:type="simple" xlink:href="https://www.ukrinform.ua/rubric-ato/3727622-u-kievi-ta-nizci-oblastej-povitrana-trivoga.html" text:style-name="Internet_20_link" text:visited-style-name="Visited_20_Internet_20_Link">
https://www.ukrinform.ua/rubric-ato/3727622-u-kievi-ta-nizci-oblastej-povitrana-trivoga.html</text:a>
</text:p>
      <!--NEWS-->
      <text:h text:style-name="P10" text:outline-level="1">
<text:span text:style-name="T4">
Zelensky: The longer the aggression lasts, the greater the degradation it causes in</text:span>
</text:h>
      <text:p text:style-name="P4">
Authors: Ukrinform (Person)</text:p>
      <text:p text:style-name="P4">
Publisher: Укринформ (Organization)</text:p>
      <text:p text:style-name="P4">
Published Time: 2023-06-25T23:21:00+03:00</text:p>
      <text:p text:style-name="P4">
Modified Time: 2023-06-25T23:21:00+03:00</text:p>
      <text:p text:style-name="P4">
Description: The longer Russian aggression against Ukraine lasts, the greater the degradation it causes in Russia itself.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Україна',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6-25T23-21-00-03-00/630_360_1657829957-221.jpeg" xlink:type="simple" xlink:show="embed" xlink:actuate="onLoad" draw:mime-type="image/jpeg"/>
</draw:frame>
What the Russian aggression against Ukraine is overwhelming, the larger degradation of Russia.</text:p>
      <text:p text:style-name="P4">
About this in <text:a xlink:type="simple" xlink:href="https://www.youtube.com/watch" text:style-name="Internet_20_link" text:visited-style-name="Visited_20_Internet_20_Link">
video closer</text:a>
Volodymyr Zelenskyy said, Ukrinform reports.</text:p>
      <text:p text:style-name="P4">
<text:span text:style-name="T5">
Video: <text:a xlink:type="simple" xlink:href="https://www.facebook.com/president.gov.ua/videos/1276926429863532" text:style-name="Internet_20_link" text:visited-style-name="Visited_20_Internet_20_Link">
Presidential Office</text:a>
</text:span>
</text:p>
      <text:p text:style-name="P4">
<text:span text:style-name="T4">
 I wish health, dear Ukrainians!</text:span>
</text:p>
      <text:p text:style-name="P4">
He has just completed a series of international conversations-with the President of the United States Baiden, with Prime Minister of Canada Trudeau, with President of Poland And Jezhduda. Positive conversations, very much needed now for all of us.</text:p>
      <text:p text:style-name="P4">
First. Of course, we discussed the fighting on the forefront, our active actions. Heads for partners for supporting - she is very important and really helping the warriors to move forward. Now Russian invaders are suffered by the losses that they need. Each loss of them is a long -term increase in freedom.</text:p>
      <text:p text:style-name="P4">
We also discussed the further strengthening of Ukrainian soldiers, and I thank my partners to understand our needs - long -range needs. I am especially grateful to the Presidentubiden and the United States for the reliability of Petriots. They discussed the strengthening of artillery, MLRS and more.</text:p>
      <text:p text:style-name="P4">
Second. The situation at the Zaporizhzhya Nuclear Station. The attention of the world to the existing Russian threat at the Zaporozhye station, unfortunately, is not enough. As a bunnedosta and the reaction to the Russian undermining the Kakhovka hydroelectric power plant, the tricky efforts of Russian terrorists to hit the dam of another reservoir with the cover.</text:p>
      <text:p text:style-name="P4">
He proved the information to our partners that we have, in our intelligence on the Russian -scenario with the Ministry of NPP, which for terrorists is obviously approved. We have to do-all together in the world-quite specific, to prevent any radiation incidents.</text:p>
      <text:p text:style-name="P4">
Third. The longer Russian aggression lasts, the greater the degradation it causes and Russia itself. One of the manifestations of such degradation is that Russian aggression returns to his native harbor. We exchanged in conversations with the leaders of what is happening in Russia. We see the development of the situation equally how to react.It remains only 15 days before the start of the NATO summit in Vilnius, and we do the summit that the summit has real meaning. Strong content. Positive solutions for Ukraine in Vilnius are the only possible positive solutions for our common security in Europe and in general in the Alliance.</text:p>
      <text:p text:style-name="P4">
Thank you all who support Ukraine!I thank Mr. Biden President, Congress, both parties and all Americans for the historical strengthening of freedom in the world!Thanks to the Prime Minister Trudeau and all Canadians for the unchanged support!I thank Panupra-President Dudi and everyone in Poland who stands with Ukraine side by side of the fate of Europe!</text:p>
      <text:p text:style-name="P4">
Glory to our soldiers!Glory to every brigade, which is now moving on the front ... Tavriya direction - you are good!Thank you!</text:p>
      <text:p text:style-name="P4">
<text:span text:style-name="T4">
Glory to Ukraine!</text:span>
</text:p>
      <text:p text:style-name="P4">
<text:span text:style-name="T5">
Foto: op</text:span>
</text:p>
      <text:p text:style-name="P4">
News Source: <text:a xlink:type="simple" xlink:href="https://www.ukrinform.ua/rubric-ato/3727624-zelenskij-so-dovse-trivae-agresia-to-bilsu-degradaciu-vona-viklikae-v-samij-rosii.html" text:style-name="Internet_20_link" text:visited-style-name="Visited_20_Internet_20_Link">
https://www.ukrinform.ua/rubric-ato/3727624-zelenskij-so-dovse-trivae-agresia-to-bilsu-degradaciu-vona-viklikae-v-samij-rosii.html</text:a>
</text:p>
      <!--NEWS-->
      <text:h text:style-name="P10" text:outline-level="1">
<text:span text:style-name="T4">
President told about today's contact with world leaders</text:span>
</text:h>
      <text:p text:style-name="P4">
Authors: Ukrinform (Person)</text:p>
      <text:p text:style-name="P4">
Publisher: Укринформ (Organization)</text:p>
      <text:p text:style-name="P4">
Published Time: 2023-06-25T23:36:00+03:00</text:p>
      <text:p text:style-name="P4">
Modified Time: 2023-06-25T23:36:00+03:00</text:p>
      <text:p text:style-name="P4">
Description: On June 25, Volodymyr Zelenskyy had phone conversations with Joe Biden, Justin Trudeau and Andrzej Duda.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Байден', 'Дуда', 'Переговори', 'Трюдо',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6-25T23-36-00-03-00/630_360_1652263772-452.jpeg" xlink:type="simple" xlink:show="embed" xlink:actuate="onLoad" draw:mime-type="image/jpeg"/>
</draw:frame>
On June 25, Volodymyrzelensky spent phone conversations with Joe Biden, Justin Trudeau Andrzej Duda.</text:p>
      <text:p text:style-name="P4">
According to Ukrinform, the President of Ukraine told about it in <text:a xlink:type="simple" xlink:href="https://www.youtube.com/watch" text:style-name="Internet_20_link" text:visited-style-name="Visited_20_Internet_20_Link">
Evening. </text:a>
"Of course, we discussed the fighting on the forefront, our active actions. Iaported to partners for the support provided - it is very significant and really helping the warriors to move forward. Now Russian invaders are suffered Further strengthening of Ukrainian soldiers, and I thank my partners for understanding the most needs are long -range needs, ”he said.</text:p>
      <text:p text:style-name="P4">
<text:span text:style-name="T5">
Video: <text:a xlink:type="simple" xlink:href="https://www.facebook.com/president.gov.ua/videos/1276926429863532" text:style-name="Internet_20_link" text:visited-style-name="Visited_20_Internet_20_Link">
Presidential Office</text:a>
</text:span>
</text:p>
      <text:p text:style-name="P4">
The President noted that he also discussed the issue of strengthening Ukrainian artillery. Zelensky expressed her special thanks to Biden and the United States - for the reliability of Patriot systems.</text:p>
      <text:p text:style-name="P4">
<text:span text:style-name="T4">
 Read also: </text:span>
 [Zelensky discussed with <text:span text:style-name="T4">
 Biden </text:span>
 OM expansion of Ukraine and US defense labor.(https://www.ukrinform.ua/rubric-polytics/3727614-zelenskij-proviv-rozmovu-z-bajdenom.html)The head of state added that only 15 days before the start <text:a xlink:type="simple" xlink:href="https://www.ukrinform.ua/tag-samit-nato" text:style-name="Internet_20_link" text:visited-style-name="Visited_20_Internet_20_Link">
NATO summit</text:a>
In Vilnius, and the Ukrainian authorities will do everything to make it real and strong.</text:p>
      <text:p text:style-name="P4">
"Positive solutions for Ukraine in Vilnius are the only possible positive decisions for our common security in Europe and in general in the Alliance," - said thezelensky.</text:p>
      <text:p text:style-name="P4">
It was reported that the NATO summit will take place in Vilnius on July 11-12.</text:p>
      <text:p text:style-name="P4">
<text:span text:style-name="T5">
Foto: op</text:span>
</text:p>
      <text:p text:style-name="P4">
News Source: <text:a xlink:type="simple" xlink:href="https://www.ukrinform.ua/rubric-polytics/3727626-prezident-rozpoviv-pro-sogodnisni-kontakti-zi-svitovimi-liderami.html" text:style-name="Internet_20_link" text:visited-style-name="Visited_20_Internet_20_Link">
https://www.ukrinform.ua/rubric-polytics/3727626-prezident-rozpoviv-pro-sogodnisni-kontakti-zi-svitovimi-liderami.html</text:a>
</text:p>
      <!--NEWS-->
      <text:h text:style-name="P10" text:outline-level="1">
<text:span text:style-name="T4">
Erdogan and Stoltenberg discussed events in Russia and Sweden's accession to NATO</text:span>
</text:h>
      <text:p text:style-name="P4">
Authors: Ukrinform (Person)</text:p>
      <text:p text:style-name="P4">
Publisher: Укринформ (Organization)</text:p>
      <text:p text:style-name="P4">
Published Time: 2023-06-25T23:41:00+03:00</text:p>
      <text:p text:style-name="P4">
Modified Time: 2023-06-25T23:41:00+03:00</text:p>
      <text:p text:style-name="P4">
Description: Turkish President Recep Tayip Erdogan and NATO Secretary General Jens Stoltenberg discussed recent events in Russia and Sweden's membership in the Alliance. - Ukrinform.</text:p>
      <text:p text:style-name="P4">
Images: ['<text:a xlink:type="simple" xlink:href="https://static.ukrinform.com/photos/2023_02/thumb_files/630_360_1676549292-322.jpg" text:style-name="Internet_20_link" text:visited-style-name="Visited_20_Internet_20_Link">
630_360_16765...</text:a>
']</text:p>
      <text:p text:style-name="P4">
Tags: ['Ердоган', 'НАТО', 'Столтенберг', 'Швеція', 'Росія']</text:p>
      <text:p text:style-name="P4">
Type: Article</text:p>
      <!--METADATA-->
      <text:p text:style-name="P4">
<draw:frame draw:style-name="fr1" draw:name="Image232" text:anchor-type="as-char" svg:width="6.9236in" svg:height="3.956343in" draw:z-index="0">
<draw:image xlink:href="../Images/yкринформ/2023-06-25T23-41-00-03-00/630_360_1676549292-322.jpg" xlink:type="simple" xlink:show="embed" xlink:actuate="onLoad" draw:mime-type="image/jpeg"/>
</draw:frame>
Presidential region Recep Tayyip Erdogan and NATO Secretary General Jens Stoltenberg discussed recent events in Russia and Sweden's membership in the Alliance.</text:p>
      <text:p text:style-name="P4">
About it reports Ukrinform with reference to <text:a xlink:type="simple" xlink:href="https://www.iletisim.gov.tr/english/haberler/detay/president-erdogan-nato-secretary-general-stoltenberg-talk-over-phone-25-06-23" text:style-name="Internet_20_link" text:visited-style-name="Visited_20_Internet_20_Link">
Department of Communication of the Presidential Administration of Turkey</text:a>
.</text:p>
      <text:p text:style-name="P4">
"The NATO Secretary General of Stoltenberg has been given the wishes for the events of the birth to be a new milestone on the way to a just peace in Ukraine," the presentation reads.</text:p>
      <text:p text:style-name="P4">
During the conversation, the parties also discussed Sweden membership in NATO. Turkish leader emphasized that Ankara retains his constructive position in this question. However, he noted that while the supporters of the PKK/Pyd/YPG terrorist organization are free to operate in Sweden, making changes to its centrality legislation.</text:p>
      <text:p text:style-name="P4">
<text:span text:style-name="T4">
 Read also: </text:span>
 <text:a xlink:type="simple" xlink:href="https://www.ukrinform.ua/rubric-world/3724287-erdogan-i-fon-der-laen-obgovorili-perspektivi-clenstva-tureccini-v-es.html" text:style-name="Internet_20_link" text:visited-style-name="Visited_20_Internet_20_Link">
<text:span text:style-name="T4">
 Erdogan </text:span>
 and von der Liaien discussed the prospects of Turkey in the EU</text:a>
In addition, on the Turkish side, it was emphasized that the injustice with which Ankara has stuck in the context of supplies to her F-35 fighters, as well as attempts to associate requests for F-16 fighters with Sweden membership in NATO, devote harm to the alliance and its safety, not its safety and not Turkey.</text:p>
      <text:p text:style-name="P4">
Stoltenberg in <text:a xlink:type="simple" xlink:href="http://twitter.com/jensstoltenberg/status/1672983367397015553" text:style-name="Internet_20_link" text:visited-style-name="Visited_20_Internet_20_Link">
Twitter</text:a>
He noted that Turkey and NATO will continue working together on Sweden's membership.</text:p>
      <text:p text:style-name="P4">
“A good conversation with President Erdogan on the eve <text:a xlink:type="simple" xlink:href="https://www.ukrinform.ua/tag-samit-nato" text:style-name="Internet_20_link" text:visited-style-name="Visited_20_Internet_20_Link">
NATO Summit</text:a>
where we make important decisions for terrorism, restraint and defense. We will continue to work together Sweden's NATO, ”he wrote.</text:p>
      <text:p text:style-name="P4">
*!(https://www.ukrinform.ua/rubric-polytics/3726349-kuleba-i-stoltenberg-obgovorili-zmist-risenna-nato-pro-perspektivi-clenstva-ukraini.html)As it was reported, the leader of the Wagner PEC Yevgeny Prigogin announced Demarsh against the Russian military leadership, in particular against the Ministry of Defense Sergei Shoig. He took control of Rostov-on-Don and part of the Okronezh region, after which the Wagnerivtsi went to Moscow.NSDC Secretary Alexei Danilov called the attempt to rebellion the leader of the Wagner PEC Yevgeny Prigogine the first stage of dismantling the system of President of Russian Putin.</text:p>
      <text:p text:style-name="P4">
<text:span text:style-name="T5">
Foto: apa</text:span>
</text:p>
      <text:p text:style-name="P4">
News Source: <text:a xlink:type="simple" xlink:href="https://www.ukrinform.ua/rubric-world/3727612-erdogan-i-stoltenberg-obgovorili-podii-v-rosii-ta-vstup-svecii-do-nato.html" text:style-name="Internet_20_link" text:visited-style-name="Visited_20_Internet_20_Link">
https://www.ukrinform.ua/rubric-world/3727612-erdogan-i-stoltenberg-obgovorili-podii-v-rosii-ta-vstup-svecii-do-nato.html</text:a>
</text:p>
      <!--NEWS-->
      <text:h text:style-name="P10" text:outline-level="1">
<text:span text:style-name="T4">
The world pays insufficient attention to the situation on the ZPP - Zelensky</text:span>
</text:h>
      <text:p text:style-name="P4">
Authors: Ukrinform (Person)</text:p>
      <text:p text:style-name="P4">
Publisher: Укринформ (Organization)</text:p>
      <text:p text:style-name="P4">
Published Time: 2023-06-25T23:43:00+03:00</text:p>
      <text:p text:style-name="P4">
Modified Time: 2023-06-25T23:43:00+03:00</text:p>
      <text:p text:style-name="P4">
Description: President of Ukraine Volodymyr Zelensky believes that the world pays insufficient attention to the Russian threat to the Zaporizhzhya nuclear power plant. - Ukrinform.</text:p>
      <text:p text:style-name="P4">
Images: ['<text:a xlink:type="simple" xlink:href="https://static.ukrinform.com/photos/2022_10/thumb_files/630_360_1665719857-744.png" text:style-name="Internet_20_link" text:visited-style-name="Visited_20_Internet_20_Link">
630_360_16657...</text:a>
']</text:p>
      <text:p text:style-name="P4">
Tags: ['Світ', 'Зеленський', 'Запорізька АЕС', 'Війна з Росією']</text:p>
      <text:p text:style-name="P4">
Type: Article</text:p>
      <!--METADATA-->
      <text:p text:style-name="P4">
<draw:frame draw:style-name="fr1" draw:name="Image233" text:anchor-type="as-char" svg:width="6.9236in" svg:height="3.956343in" draw:z-index="0">
<draw:image xlink:href="../Images/yкринформ/2023-06-25T23-43-00-03-00/630_360_1665719857-744.png" xlink:type="simple" xlink:show="embed" xlink:actuate="onLoad" draw:mime-type="image/png"/>
</draw:frame>
Volodymyr Zelensky Presidential Ukrainian believes that the world pays insufficient attention to the Russian threat to the Zaporizhzhya nuclear power plant.</text:p>
      <text:p text:style-name="P4">
According to Ukrinform correspondent, he said this in the evening <text:a xlink:type="simple" xlink:href="https://t.me/V_Zelenskiy_official/6707" text:style-name="Internet_20_link" text:visited-style-name="Visited_20_Internet_20_Link">
video message</text:a>
.</text:p>
      <text:p text:style-name="P4">
"Situation at the Zaporozhye Nuclear Station. Attention to the existing Russian threat in Zaporizhzhia <text:a xlink:type="simple" xlink:href="https://www.ukrinform.ua/tag-aes" text:style-name="Internet_20_link" text:visited-style-name="Visited_20_Internet_20_Link">
station</text:a>
, unfortunately, is still insufficient. As it was insufficient and the response to the Russian underworld and a conscious effort to Russian terrorists in the dam of another reservoir in Kryvyi Rih, "Zelensky said.</text:p>
      <text:p text:style-name="P4">
<text:span text:style-name="T5">
Viso: <text:a xlink:type="simple" xlink:href="https://t.me/V_Zelenskiy_official/6707" text:style-name="Internet_20_link" text:visited-style-name="Visited_20_Internet_20_Link">
op</text:a>
</text:span>
</text:p>
      <text:p text:style-name="P4">
He noted that during telephone conversations with the President of the United States Baiden, with the Prime Minister of Canada Trudeau, with President of Poland Andezhduda, he proved information to partners, which is in Ukrainian intelligence on the Russian-nuclear power plant.</text:p>
      <text:p text:style-name="P4">
<text:span text:style-name="T4">
 Read also: </text:span>
 <text:a xlink:type="simple" xlink:href="https://www.ukrinform.ua/rubric-polytics/3727602-zelenskij-telefonom-obgovoriv-iz-trudo-situaciu-na-poli-bou-ta-zagrozu-na-zaes.html" text:style-name="Internet_20_link" text:visited-style-name="Visited_20_Internet_20_Link">
Zelensky Phone discussed the situation on the polyb and threat to <text:span text:style-name="T4">
 ZPP </text:span>
</text:a>
According to the Head of State, the scenario with the Ministry of Ukraine is obviously approved for terrorists.</text:p>
      <text:p text:style-name="P4">
"We must and must do - all together in the world - quite specific steps to prevent any radiation incidents," the President stressed.</text:p>
      <text:p text:style-name="P4">
As reported <text:a xlink:type="simple" xlink:href="https://www.ukrinform.ua/rubric-ato/3727559-budanov-pro-zagrozu-pidrivu-zaes-nikoli-situacia-ne-bula-takou-serjoznou-ak-zaraz.html" text:style-name="Internet_20_link" text:visited-style-name="Visited_20_Internet_20_Link">
Ukrinform</text:a>
, Head of the Main Directorate of Intelligence of Defense of Ukraine, Major-General Kirill Budanov stated that the Ruskivska had placed equipment with explosives about 4 out of 6 units of the Zaporizhzhya Atomic power plant.</text:p>
      <text:p text:style-name="P4">
News Source: <text:a xlink:type="simple" xlink:href="https://www.ukrinform.ua/rubric-polytics/3727627-svit-pridilae-nedostatno-uvagi-situacii-na-zaes-prezident.html" text:style-name="Internet_20_link" text:visited-style-name="Visited_20_Internet_20_Link">
https://www.ukrinform.ua/rubric-polytics/3727627-svit-pridilae-nedostatno-uvagi-situacii-na-zaes-prezident.html</text:a>
</text:p>
      <!--NEWS-->
      <text:h text:style-name="P10" text:outline-level="1">
<text:span text:style-name="T4">
The Ukrainian Volleyball national team gave way to Turkey in the finals of the Golden Eurolege</text:span>
</text:h>
      <text:p text:style-name="P4">
Authors: Ukrinform (Person)</text:p>
      <text:p text:style-name="P4">
Publisher: Укринформ (Organization)</text:p>
      <text:p text:style-name="P4">
Published Time: 2023-06-25T23:57:57+03:00</text:p>
      <text:p text:style-name="P4">
Modified Time: 2023-06-25T23:57:57+03:00</text:p>
      <text:p text:style-name="P4">
Description: Today, on June 25, the men's volleyball team gave way to Turkey in the finals of the Golden Eurolege. - Ukrinform.</text:p>
      <text:p text:style-name="P4">
Images: ['<text:a xlink:type="simple" xlink:href="https://static.ukrinform.com/photos/2023_06/thumb_files/630_360_1687726598-537.jpeg" text:style-name="Internet_20_link" text:visited-style-name="Visited_20_Internet_20_Link">
630_360_16877...</text:a>
']</text:p>
      <text:p text:style-name="P4">
Tags: ['Євроліга', 'Волейбол', 'Збірна України']</text:p>
      <text:p text:style-name="P4">
Type: Article</text:p>
      <!--METADATA-->
      <text:p text:style-name="P4">
<draw:frame draw:style-name="fr1" draw:name="Image234" text:anchor-type="as-char" svg:width="6.9236in" svg:height="3.956343in" draw:z-index="0">
<draw:image xlink:href="../Images/yкринформ/2023-06-25T23-57-57-03-00/630_360_1687726598-537.jpeg" xlink:type="simple" xlink:show="embed" xlink:actuate="onLoad" draw:mime-type="image/jpeg"/>
</draw:frame>
Today, on June 25, the men's volleyball national team gave way to Turkey in the Finally Occasion of European Libra.</text:p>
      <text:p text:style-name="P4">
The Ukrainians lost to the Turks - 2: 3, reports Ukrinform.</text:p>
      <text:p text:style-name="P4">
Ukraine on the way to the finals overcame Croatia national(3:1), Turkey is the Czech Republic(3:2).</text:p>
      <text:p text:style-name="P4">
Як повідомлялося, збірна України грала у фіналі Золотої Євроліги вдруге за трироки – у 2021-му саме Туреччина обіграла нашу команду у фіналі.</text:p>
      <text:p text:style-name="P4">
<text:span text:style-name="T4">
Читайте також:</text:span>
 <text:a xlink:type="simple" xlink:href="https://www.ukrinform.ua/rubric-sports/3727590-zinoca-zbirna-ukraini-z-volejbolu-obigrala-cehiu-u-pivfinali-zolotoi-evroligi.html" text:style-name="Internet_20_link" text:visited-style-name="Visited_20_Internet_20_Link">
 Жіноча збірна України з <text:span text:style-name="T4">
волейбол</text:span>
 у обіграла Чехію упівфіналі Золотої Євроліги </text:a>
In 2017, the Ukrainian team won the title.</text:p>
      <text:p text:style-name="P4">
Photo: cev.eu</text:p>
      <text:p text:style-name="P4">
News Source: <text:a xlink:type="simple" xlink:href="https://www.ukrinform.ua/rubric-sports/3727629-zbirna-ukraini-z-volejbolu-postupilasa-turcii-v-finali-zolotoi-evroligi.html" text:style-name="Internet_20_link" text:visited-style-name="Visited_20_Internet_20_Link">
https://www.ukrinform.ua/rubric-sports/3727629-zbirna-ukraini-z-volejbolu-postupilasa-turcii-v-finali-zolotoi-evroligi.html</text:a>
</text:p>
      <!--NEWS-->
      <text:h text:style-name="P10" text:outline-level="1">
<text:span text:style-name="T4">
Kherson region again came under the fire of the enemy, among the wounded - a pregnant woman</text:span>
</text:h>
      <text:p text:style-name="P4">
Authors: Ukrinform (Person)</text:p>
      <text:p text:style-name="P4">
Publisher: Укринформ (Organization)</text:p>
      <text:p text:style-name="P4">
Published Time: 2023-06-25T2:34:05+03:00</text:p>
      <text:p text:style-name="P4">
Modified Time: 2023-06-25T20:34:05+03:00</text:p>
      <text:p text:style-name="P4">
Description: In Kherson, hostile troops were fired by Antonovka - a 29 -year -old man was injured. A pregnant woman is injured in Burgun. - Ukrinform.</text:p>
      <text:p text:style-name="P4">
Images: ['<text:a xlink:type="simple" xlink:href="https://static.ukrinform.com/photos/2017_03/thumb_files/630_360_1489683842-3979.jpg" text:style-name="Internet_20_link" text:visited-style-name="Visited_20_Internet_20_Link">
630_360_14896...</text:a>
']</text:p>
      <text:p text:style-name="P4">
Tags: ['Херсонщина', 'Обстріл', 'Російські військові', 'Війна з Росією']</text:p>
      <text:p text:style-name="P4">
Type: Article</text:p>
      <!--METADATA-->
      <text:p text:style-name="P4">
<draw:frame draw:style-name="fr1" draw:name="Image235" text:anchor-type="as-char" svg:width="6.9236in" svg:height="3.956343in" draw:z-index="0">
<draw:image xlink:href="../Images/yкринформ/2023-06-25T2-34-05-03-00/630_360_1489683842-3979.jpg" xlink:type="simple" xlink:show="embed" xlink:actuate="onLoad" draw:mime-type="image/jpeg"/>
</draw:frame>
Nakherson hostile troops fired Antonovka - a 29 -year -old wounded. A pregnant woman is injured in Burgun.</text:p>
      <text:p text:style-name="P4">
About it in <text:a xlink:type="simple" xlink:href="https://t.me/khersonskaODA/7371" text:style-name="Internet_20_link" text:visited-style-name="Visited_20_Internet_20_Link">
telegram</text:a>
Kherson reports, Ukrinform reports.</text:p>
      <text:p text:style-name="P4">
“The army of the Russian Federation fired again Antonovka. A 29 -year -old man was injured. The necessary help was provided, ”Kherson Ova reports.</text:p>
      <text:p text:style-name="P4">
According to them, there was also Burgunka under the fire.</text:p>
      <text:p text:style-name="P4">
<text:span text:style-name="T4">
 Read also: </text:span>
 <text:a xlink:type="simple" xlink:href="https://www.ukrinform.ua/rubric-ato/3727503-vorog-obstrilav-prikordonna-cernigivsini-i-sumsini.html" text:style-name="Internet_20_link" text:visited-style-name="Visited_20_Internet_20_Link">
enemy <text:span text:style-name="T4">
 shelling </text:span>
 border of Chernihiv and Sumy region</text:a>
“A man was hospitalized with serious injuries. A yagit woman fell under this shelling. Doctors are now assisting the expectant mother to prevent premature birth, ”the message reads.</text:p>
      <text:p text:style-name="P4">
As it became known, the Russians again dropped aviation bombs on the Cossack and fun.</text:p>
      <text:p text:style-name="P4">
News Source: <text:a xlink:type="simple" xlink:href="https://www.ukrinform.ua/rubric-ato/3727594-hersonsina-znovu-potrapila-pid-obstril-voroga-sered-poranenih-vagitna-zinka.html" text:style-name="Internet_20_link" text:visited-style-name="Visited_20_Internet_20_Link">
https://www.ukrinform.ua/rubric-ato/3727594-hersonsina-znovu-potrapila-pid-obstril-voroga-sered-poranenih-vagitna-zinka.html</text:a>
</text:p>
      <!--NEWS-->
      <text:h text:style-name="P10" text:outline-level="1">
<text:span text:style-name="T4">
PACE approved the resolution on the political consequences of Russian aggression against Ukraine</text:span>
</text:h>
      <text:p text:style-name="P4">
Author: ['АРМІЯINFORM']</text:p>
      <text:p text:style-name="P4">
Time: 2023-06-25T32:00:00-04:00</text:p>
      <text:p text:style-name="P4">
Description: For the PARLASED Documented Parliamenta Asamble, for the sake of єvropy, the member of the member of the member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00.jpg" text:style-name="Internet_20_link" text:visited-style-name="Visited_20_Internet_20_Link">
100.jpg</text:a>
']</text:p>
      <text:p text:style-name="P4">
Tags: ['ВСТУП УКРАЇНИ ДО НАТО', 'ДОПОМОГА ПАРТНЕРІВ', 'ПАРЄ', 'СВІТ ПІДТРИМУЄ УКРАЇНУ']</text:p>
      <text:p text:style-name="P4">
Category: News</text:p>
      <!--METADATA-->
      <text:p text:style-name="P4">
<draw:frame draw:style-name="fr1" draw:name="Image236" text:anchor-type="as-char" svg:width="6.9236in" svg:height="3.623351in" draw:z-index="0">
<draw:image xlink:href="../Images/AРМІЯINFORM/2023-06-25T32-00-00-04-00/100.jpg" xlink:type="simple" xlink:show="embed" xlink:actuate="onLoad" draw:mime-type="image/jpeg"/>
</draw:frame>
In the prepared document, the Parliamentary Assembly of the Council of Europe calls on member states to support Ukraine's membership in NATO.</text:p>
      <text:p text:style-name="P4">
And also - the Assembly supports the formula of President Vladimir Zelensky Peace taps to create a register of losses caused by aggression of the Russian Federation.</text:p>
      <text:p text:style-name="P4">
About this <text:a xlink:type="simple" xlink:href="https://www.facebook.com/verkhovna.rada.ukraine/posts/pfbid02BYkR1UZ2g4Xw13M16Fzs5AvyKNbymKZJ2dajvJ3g976j1SHKJmtKSH9Win1AwSBZl" text:style-name="Internet_20_link" text:visited-style-name="Visited_20_Internet_20_Link">
reported</text:a>
on the Facebook page of the Verkhovna Rada of Ukraine.</text:p>
      <text:p text:style-name="P4">
Among other things, the PACE decision is proposed:</text:p>
      <ul>
        <li>
to recognize the Russian Federation guilty of a war crime - the Kakhovskaya hydroelectric power station; * expand the list of individuals and legal entities that are subject to sanctions in the Russian Federation, Belarus and third countries; * continue to strengthen additional civil and military assistance to Ukraine; * creation of strategic economic autonomy from Russian gas and oil; * create a public register of companies and persons working in favor of Russian interests; * recognize the regime of the Russian Federation such that imitates the dangerous ideology of Rashism and promotes the crime of genocide; * launch the process of creating a mechanism for monitoring sanctions and tracking their evasion; * Recognize the Wagner PEC and other paramilitary formations with terrorist groups.</li>
      </ul>
      <text:p text:style-name="P4">
News Source: <text:a xlink:type="simple" xlink:href="https://armyinform.com.ua/2023/06/25/parye-uhvalyla-rezolyucziyu-shhodo-politychnyh-naslidkiv-agresiyi-rf-proty-ukrayiny/" text:style-name="Internet_20_link" text:visited-style-name="Visited_20_Internet_20_Link">
https://armyinform.com.ua/2023/06/25/parye-uhvalyla-rezolyucziyu-shhodo-politychnyh-naslidkiv-agresiyi-rf-proty-ukrayiny/</text:a>
</text:p>
      <!--NEWS-->
      <text:h text:style-name="P10" text:outline-level="1">
<text:span text:style-name="T4">
The coordination headquarters discussed aspects of DNA Expertise and identification of the bodies of dead</text:span>
</text:h>
      <text:p text:style-name="P4">
Author: ['АРМІЯINFORM']</text:p>
      <text:p text:style-name="P4">
Time: 2023-06-25T34:00:00-04:00</text:p>
      <text:p text:style-name="P4">
Description: At the coordinating headquarters, Zustychov, Vіskovoovtsov, Yaki, they built up ... War with Ukraine 2022, war with Ukraine Latest news today, News War with Ukraine 2022 are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815679580902633599_w.jpg" text:style-name="Internet_20_link" text:visited-style-name="Visited_20_Internet_20_Link">
photo_5815679580902633599_w.jpg</text:a>
']</text:p>
      <text:p text:style-name="P4">
Tags: ['ВБИВСТВО В ОЛЕНІВЦІ', 'ВІЙСЬКОВОПОЛОНЕНІ', 'КООРДИНАЦІЙНИЙ ШТАБ З ПИТАНЬ ПОВОДЖЕННЯ З ВІЙСЬКОВОПОЛОНЕНИМИ', 'ТЕРАКТ']</text:p>
      <text:p text:style-name="P4">
Category: News</text:p>
      <!--METADATA-->
      <text:p text:style-name="P4">
<draw:frame draw:style-name="fr1" draw:name="Image237" text:anchor-type="as-char" svg:width="6.9236in" svg:height="3.888755in" draw:z-index="0">
<draw:image xlink:href="../Images/AРМІЯINFORM/2023-06-25T34-00-00-04-00/photo_5815679580902633599_w.jpg" xlink:type="simple" xlink:show="embed" xlink:actuate="onLoad" draw:mime-type="image/jpeg"/>
</draw:frame>
The coordination headquarters met with a meeting of native servicemen who were surprised or died during a terrorist attack in Olenivka.</text:p>
      <text:p text:style-name="P4">
About this <text:a xlink:type="simple" xlink:href="https://t.me/Koord_shtab/1322" text:style-name="Internet_20_link" text:visited-style-name="Visited_20_Internet_20_Link">
it is referred</text:a>
on the staff page on Telegram.</text:p>
      <text:p text:style-name="P4">
The questions of close military personnel were primarily concerned with the individual aspects of DNA expertise and the identification of the bodies of the dead. In particular, relatives demanded repeated examinations abroad, since, in their opinion, not in all times the expertise in Ukraine gave an operational and unambiguous result.</text:p>
      <text:p text:style-name="P4">
In addition, the relatives of the defenders were interested in investigators, according to which criteria, Russian terrorists selected fighters to move to the hangar where Terctact. Investigators explained that the invaders selected people not related to each other: different ages, different military ranks, and difficulty.</text:p>
      <text:p text:style-name="P4">
“We will be able to say with confidence whether the prisoners who were in the undermined angarra were or were not selected according to certain criteria only after the completion of the necessary investigative actions. In particular, let's look at the crime scene, we extradite the suspects to Ukraine. That is, at least after the de -occupation of the one, ”the representative of Azov explained.</text:p>
      <text:p text:style-name="P4">
News Source: <text:a xlink:type="simple" xlink:href="https://armyinform.com.ua/2023/06/25/u-koordynaczijnomu-shtabi-obgovoryly-aspekty-provedennya-dnk-ekspertyz-ta-opiznannya-til-zagyblyh/" text:style-name="Internet_20_link" text:visited-style-name="Visited_20_Internet_20_Link">
https://armyinform.com.ua/2023/06/25/u-koordynaczijnomu-shtabi-obgovoryly-aspekty-provedennya-dnk-ekspertyz-ta-opiznannya-til-zagyblyh/</text:a>
</text:p>
      <!--NEWS-->
      <text:h text:style-name="P10" text:outline-level="1">
<text:span text:style-name="T4">
The assistant of the Russian oligarch was detained: he managed the export of titanium from Ukraine for the production of "calibers"</text:span>
</text:h>
      <text:p text:style-name="P4">
Author: ['АРМІЯINFORM']</text:p>
      <text:p text:style-name="P4">
Time: 2023-06-25T36:00:00-04:00</text:p>
      <text:p text:style-name="P4">
Description: The “right hand” of the Rosiysky Pidsancic Millicarder Mikhail Shelkova, Yaki ... War with Ukraine 2022, the war with Ukraine, the latest news today, the latest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8/1-naruchnyky-arest.jpeg" text:style-name="Internet_20_link" text:visited-style-name="Visited_20_Internet_20_Link">
1-naruchnyky-arest.jpeg</text:a>
']</text:p>
      <text:p text:style-name="P4">
Tags: ['ЗЛОЧИНИ ОКУПАНТІВ', 'СБУ']</text:p>
      <text:p text:style-name="P4">
Category: News</text:p>
      <!--METADATA-->
      <text:p text:style-name="P4">
<draw:frame draw:style-name="fr1" draw:name="Image238" text:anchor-type="as-char" svg:width="6.9236in" svg:height="4.604194in" draw:z-index="0">
<draw:image xlink:href="../Images/AРМІЯINFORM/2023-06-25T36-00-00-04-00/1-naruchnyky-arest.jpeg" xlink:type="simple" xlink:show="embed" xlink:actuate="onLoad" draw:mime-type="image/jpeg"/>
</draw:frame>
The right hand of the Russian sub -billionaire Mikhail Shelkov was detained, who directed the export of titanium from Ukraine for the production of Caliber missiles.</text:p>
      <text:p text:style-name="P4">
About it <text:a xlink:type="simple" xlink:href="https://ssu.gov.ua/novyny/sbu-zatrymala-pravu-ruku-rosiiskoho-oliharkha-yakyi-keruvav-vyvezenniam-z-ukrainy-tytanu-dlia-vyrobnytstva-kalibriv" text:style-name="Internet_20_link" text:visited-style-name="Visited_20_Internet_20_Link">
reports</text:a>
Security Service of Ukraine.</text:p>
      <text:p text:style-name="P4">
“These persons organized a scheme of hidden export from Ukraine to the Russian raw materials. There it was used in the military-industrial complex, including for the production of rockets of the type "Caliber", MiG-35 TASU-35 combat aircraft, KA-52 helicopters, ”the SBU told.</text:p>
      <text:p text:style-name="P4">
It is noted that the official position of the detainee is the adviser to the CEO of the CEO of the SUMP-AVISMA, which belongs to the Russian billionaire. Thus, through it, shelkov has established the supply to the Russian Federation of minerals from the depository of the Damurin Mining and Processing Combat. On his behalf, Fedosev arrived Ukraine before February 24, 2022 to control this illegal business.</text:p>
      <text:p text:style-name="P4">
According to the available data, the organizers of "Schemes" were transported to Russia by almost 11 tons of total value of almost $ 2 million.</text:p>
      <text:p text:style-name="P4">
The SBU staff documented the equipment and conducted comprehensive measures to bring its organizers to justice. During the search, the Russian passport and documents with evidence of illegal activity were appeared in Fedseev.</text:p>
      <text:p text:style-name="P4">
We will remind, earlier investigators of the SBU reported Shelkov and Fedosev of suspicion under Part 3 of Art. 110-2 of the Criminal Code of Ukraine(Financing actions taken for the purpose of a violent change or overthrow of a constitutional order or seizure of state power, change of boundaries of territory or state border).</text:p>
      <text:p text:style-name="P4">
Наразі суд обрав Федосеєву запобіжний захід у виді тримання під вартою.</text:p>
      <text:p text:style-name="P4">
News Source: <text:a xlink:type="simple" xlink:href="https://armyinform.com.ua/2023/06/25/zatrymala-pomichnyka-rosijskogo-oligarha-keruvav-vyvezennyam-z-ukrayiny-tytanu-dlya-vyrobnycztva-kalibriv/" text:style-name="Internet_20_link" text:visited-style-name="Visited_20_Internet_20_Link">
https://armyinform.com.ua/2023/06/25/zatrymala-pomichnyka-rosijskogo-oligarha-keruvav-vyvezennyam-z-ukrayiny-tytanu-dlya-vyrobnycztva-kalibriv/</text:a>
</text:p>
      <!--NEWS-->
      <text:h text:style-name="P10" text:outline-level="1">
<text:span text:style-name="T4">
The Government has approved the procedure for improving employees' skills for work in de -enrolled territories: what is known</text:span>
</text:h>
      <text:p text:style-name="P4">
Author: ['АРМІЯINFORM']</text:p>
      <text:p text:style-name="P4">
Time: 2023-06-25T38:00:00-04:00</text:p>
      <text:p text:style-name="P4">
Description: Syogodnі Kabmin, having given the production, the vanity of the mechanism of realization of the expertlin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06/kabmin-1.jpg" text:style-name="Internet_20_link" text:visited-style-name="Visited_20_Internet_20_Link">
kabmin-1.jpg</text:a>
']</text:p>
      <text:p text:style-name="P4">
Tags: ['ДЕОКУПОВАНІ ТЕРИТОРІЇ', 'МІНРЕІНТЕГРАЦІЇ']</text:p>
      <text:p text:style-name="P4">
Category: News</text:p>
      <!--METADATA-->
      <text:p text:style-name="P4">
<draw:frame draw:style-name="fr1" draw:name="Image239" text:anchor-type="as-char" svg:width="6.9236in" svg:height="4.269553in" draw:z-index="0">
<draw:image xlink:href="../Images/AРМІЯINFORM/2023-06-25T38-00-00-04-00/kabmin-1.jpg" xlink:type="simple" xlink:show="embed" xlink:actuate="onLoad" draw:mime-type="image/jpeg"/>
</draw:frame>
Today, the Cabinet has adopted a resolution that defines the mechanism of implementation of the experimental project on the improvement of the qualification of persons who have identified the work in the deoocred territories. It is first and foremost about managerial workers and specialists of public administration.</text:p>
      <text:p text:style-name="P4">
About it <text:a xlink:type="simple" xlink:href="https://t.me/minre_ua/3628" text:style-name="Internet_20_link" text:visited-style-name="Visited_20_Internet_20_Link">
reports</text:a>
Ministry of Reintegration.</text:p>
      <text:p text:style-name="P4">
“Such training will be carried out by Tarashevchenko National University of Kyiv. It is this institution of higher education that is leading in the training of specialists with the cutting of 281 "Public Administration and Administration", " - says the presentation.</text:p>
      <text:p text:style-name="P4">
The decision made today has been developed on the implementation of the Government Resolution "Selizing the Experimental Project on the Creation of a Reserve of State State Authorities for Work in the Deoccued Territories of Ukraine".</text:p>
      <text:p text:style-name="P4">
It should be reminded that this document was developed by the Ministry of Reintegration jointly by the Special Agency for Civil Service and Representation of the President of Ukraine in the Autonomous Republic of Crimea.</text:p>
      <text:p text:style-name="P4">
The procedure approved by the Government is aimed at training personnel for reintegration of the de -occupied territories of Ukraine.</text:p>
      <text:p text:style-name="P4">
News Source: <text:a xlink:type="simple" xlink:href="https://armyinform.com.ua/2023/06/25/uryad-zatverdyv-poryadok-pidvyshhennya-kvalifikacziyi-praczivnykiv-dlya-roboty-na-deokupovanyh-terytoriyah-shho-vidomo/" text:style-name="Internet_20_link" text:visited-style-name="Visited_20_Internet_20_Link">
https://armyinform.com.ua/2023/06/25/uryad-zatverdyv-poryadok-pidvyshhennya-kvalifikacziyi-praczivnykiv-dlya-roboty-na-deokupovanyh-terytoriyah-shho-vidomo/</text:a>
</text:p>
      <!--NEWS-->
      <text:h text:style-name="P10" text:outline-level="1">
<text:span text:style-name="T4">
The State Duma stated that Wagner PEC has nothing to ban</text:span>
</text:h>
      <text:p text:style-name="P4">
Authors: Ukrinform (Person)</text:p>
      <text:p text:style-name="P4">
Publisher: Укринформ (Organization)</text:p>
      <text:p text:style-name="P4">
Published Time: 2023-06-25T3:35:00+03:00</text:p>
      <text:p text:style-name="P4">
Modified Time: 2023-06-25T20:35:00+03:00</text:p>
      <text:p text:style-name="P4">
Description: The chairman of the State Duma Committee on Defense of the Russian Federation Andriy Kartpolov believes that the Wagner PEC, who participated in the rebellion of its head Eugene Prigogin, has nothing to ban. - Ukrinform.</text:p>
      <text:p text:style-name="P4">
Images: ['<text:a xlink:type="simple" xlink:href="https://static.ukrinform.com/photos/2016_12/thumb_files/630_360_1482326512-5954.jpg" text:style-name="Internet_20_link" text:visited-style-name="Visited_20_Internet_20_Link">
630_360_14823...</text:a>
']</text:p>
      <text:p text:style-name="P4">
Tags: ['Держдума РФ', 'Росія', 'ПВК "Вагнера"', 'Пригожин']</text:p>
      <text:p text:style-name="P4">
Type: Article</text:p>
      <!--METADATA-->
      <text:p text:style-name="P4">
<draw:frame draw:style-name="fr1" draw:name="Image240" text:anchor-type="as-char" svg:width="6.9236in" svg:height="3.956343in" draw:z-index="0">
<draw:image xlink:href="../Images/yкринформ/2023-06-25T3-35-00-03-00/630_360_1482326512-5954.jpg" xlink:type="simple" xlink:show="embed" xlink:actuate="onLoad" draw:mime-type="image/jpeg"/>
</draw:frame>
The head of the State Duma for Defense of the Russian Federation Andriy Kartpolov believes that the Wagner PEC, who participated in the rebellion of its head, Yevgeny Prigogine, has nothing to be banned.</text:p>
      <text:p text:style-name="P4">
He said this to Roszmi, reports Ukrinform with reference to <text:a xlink:type="simple" xlink:href="https://meduza.io/news/2023/06/25/glava-komiteta-gosdumy-po-oborone-zayavil-chto-v-rossii-nuzhen-zakon-o-chvk-on-schitaet-chto-vagnerovtsy-nichego-predosuditelnogo-ne-delali" text:style-name="Internet_20_link" text:visited-style-name="Visited_20_Internet_20_Link">
jellyfish</text:a>
.</text:p>
      <text:p text:style-name="P4">
According to him, participants <text:a xlink:type="simple" xlink:href="https://www.ukrinform.ua/tag-pvk-vagnera" text:style-name="Internet_20_link" text:visited-style-name="Visited_20_Internet_20_Link">
PVC "Wagner"</text:a>
, who were in Rostov-on-Don, "did nothing wrong" because they "obey their commands." In his opinion, they "did not break no one," and no one had claims - "neither the residents of the Southern military district, nor the servicemen of the Southern Military District."</text:p>
      <text:p text:style-name="P4">
Kartpolov noted that today the fate of the Wagner PEC itself is defined. In doing so, he believes that it is not necessary to ban it.</text:p>
      <text:p text:style-name="P4">
"For what to forbid it? After all, all the questions here to the PVC leader ... He who is uplifted. We must answer. Russia, and "disperse" it "will" the best gift for NATO Tukraine.</text:p>
      <text:p text:style-name="P4">
<text:span text:style-name="T4">
 Read also: </text:span>
 [Blinken - About Rebellion <text:span text:style-name="T4">
 Prigogine </text:span>
 A: Don't think the final act has been mibbed]](https://www.ukrinform.ua/rubric-world/3727554-blinken-pro-zakolot-prigozina-ne-dumau-so-mi-bacili-finalnij-akt.html)According to him, now in the State Duma continue to work in all directions of activity of the armed structure of the state, and the PEC is one of its components.</text:p>
      <text:p text:style-name="P4">
As <text:a xlink:type="simple" xlink:href="https://www.ukrinform.ua/rubric-other_news/3727120-zakolot-prigozina-vse-so-vidomo-na-cej-moment.html" text:style-name="Internet_20_link" text:visited-style-name="Visited_20_Internet_20_Link">
reported</text:a>
, Head of Wagner PEC Yevgeny Prigogin announced Demarsh of the Anti -Russian Military leadership on June 23, in particular against the Minister of Defense of the Russian Federation Sergiyashah. Wagner has established control of military sites in Rostov-on-Don. Prigogine declared his intention to reach Moscow, and in the evening on June 24, he reported that he was deploying the group fighters to <text:a xlink:type="simple" xlink:href="https://www.ukrinform.ua/rubric-world/3727347-prigozin-rozvertae-koloni-vagnerivciv-do-polovih-taboriv-roszmi.html" text:style-name="Internet_20_link" text:visited-style-name="Visited_20_Internet_20_Link">
field camps</text:a>
 .</text:p>
      <text:p text:style-name="P4">
News Source: <text:a xlink:type="simple" xlink:href="https://www.ukrinform.ua/rubric-world/3727595-u-derzdumi-zaavili-so-pvk-vagnera-nemae-za-so-zaboronati.html" text:style-name="Internet_20_link" text:visited-style-name="Visited_20_Internet_20_Link">
https://www.ukrinform.ua/rubric-world/3727595-u-derzdumi-zaavili-so-pvk-vagnera-nemae-za-so-zaboronati.html</text:a>
</text:p>
      <!--NEWS-->
      <text:h text:style-name="P10" text:outline-level="1">
<text:span text:style-name="T4">
“We sit without food. One cracker into eight division ” - interception of GUR</text:span>
</text:h>
      <text:p text:style-name="P4">
Author: ['АРМІЯINFORM']</text:p>
      <text:p text:style-name="P4">
Time: 2023-06-25T40:00:00-04:00</text:p>
      <text:p text:style-name="P4">
Description: VIISKOVIS RF SPARIT AT THE Television Rosmovi on the Harchvannya Pack, and Takozh about Total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ГУР МО УКРАЇНИ', 'ГУР ПЕРЕХОПЛЕННЯ', 'ДУТА ВЕЛИЧ РОСАРМІЇ']</text:p>
      <text:p text:style-name="P4">
Category: News</text:p>
      <!--METADATA-->
      <text:p text:style-name="P4">
<draw:frame draw:style-name="fr1" draw:name="Image241" text:anchor-type="as-char" svg:width="6.9236in" svg:height="4.33302in" draw:z-index="0">
<draw:image xlink:href="../Images/AРМІЯINFORM/2023-06-25T40-00-00-04-00/okupanty-strilby.jpg" xlink:type="simple" xlink:show="embed" xlink:actuate="onLoad" draw:mime-type="image/jpeg"/>
</draw:frame>
Illustrative photo</text:p>
      <text:p text:style-name="P4">
The Military Russian Federation complains of a telephone conversation of poor food, as well as about the total lack of military equipment and assistance.</text:p>
      <text:p text:style-name="P4">
About this <text:a xlink:type="simple" xlink:href="https://www.youtube.com/watch" text:style-name="Internet_20_link" text:visited-style-name="Visited_20_Internet_20_Link">
it is referred</text:a>
The GUR MOU is intercepted again.</text:p>
      <text:p text:style-name="P4">
“We sit without food. One cracker is divided into eight, ”the Russian soldier says.</text:p>
      <text:p text:style-name="P4">
The invaders also say that the units of the Russian Federation begin riots.</text:p>
      <text:p text:style-name="P4">
“We are thrown 500-300 meters before Ukrop, 2 horns give it all. And the machine gunners are behind, if you move back - they are shot, ” - said in a saying.</text:p>
      <text:p text:style-name="P4">
News Source: <text:a xlink:type="simple" xlink:href="https://armyinform.com.ua/2023/06/25/sydymo-bez-yizhi-odyn-suharyk-na-vismoh-dilymo-perehoplennya-gur/" text:style-name="Internet_20_link" text:visited-style-name="Visited_20_Internet_20_Link">
https://armyinform.com.ua/2023/06/25/sydymo-bez-yizhi-odyn-suharyk-na-vismoh-dilymo-perehoplennya-gur/</text:a>
</text:p>
      <!--NEWS-->
      <text:h text:style-name="P10" text:outline-level="1">
<text:span text:style-name="T4">
The PACE found the Russian Federation guilty of the crime of ecocide by blasting the Kakhovskaya hydroelectric power station: resolution</text:span>
</text:h>
      <text:p text:style-name="P4">
Author: ['АРМІЯINFORM']</text:p>
      <text:p text:style-name="P4">
Time: 2023-06-25T42:00:00-04:00</text:p>
      <text:p text:style-name="P4">
Description: For the sake of єvropi, the parliamentary as an asmblea praised the resolution, the yaki vinished the Russian Federation from the Help ...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70002.jpg" text:style-name="Internet_20_link" text:visited-style-name="Visited_20_Internet_20_Link">
270002.jpg</text:a>
']</text:p>
      <text:p text:style-name="P4">
Tags: ['КАХОВСЬКА ГЕС', 'КАХОВСЬКА ГЕС/ШТАБ INFO', 'ПАРЄ', 'РЕЗОЛЮЦІЯ']</text:p>
      <text:p text:style-name="P4">
Category: News</text:p>
      <!--METADATA-->
      <text:p text:style-name="P4">
<draw:frame draw:style-name="fr1" draw:name="Image242" text:anchor-type="as-char" svg:width="6.9236in" svg:height="3.983579in" draw:z-index="0">
<draw:image xlink:href="../Images/AРМІЯINFORM/2023-06-25T42-00-00-04-00/270002.jpg" xlink:type="simple" xlink:show="embed" xlink:actuate="onLoad" draw:mime-type="image/jpeg"/>
</draw:frame>
The Parliamentary Assembly of the Council of Europe has approved a resolution in which it recognized the Rfine in the commission of an ecocid crime by undermining the Kakhovka hydroelectric power station.</text:p>
      <text:p text:style-name="P4">
About it <text:a xlink:type="simple" xlink:href="https://t.me/shtab_kakhovska_hes/1220" text:style-name="Internet_20_link" text:visited-style-name="Visited_20_Internet_20_Link">
reports</text:a>
Headquarters for the elimination of consequences of Kakhovskaya hydroelectric power station.</text:p>
      <text:p text:style-name="P4">
80 votes were collected for adopting the document.</text:p>
      <text:p text:style-name="P4">
"It contains a number of points related to the political consequences of the aggression of the RFPRO of Ukraine, including the recognition of the aggressor country guilty of involvement of the success of a war crime-an ecocid-by blasting the dam of Kakhovka hydroelectric power plants," the message goes.</text:p>
      <text:p text:style-name="P4">
News Source: <text:a xlink:type="simple" xlink:href="https://armyinform.com.ua/2023/06/25/parye-vyznala-rf-vynnoyu-u-skoyenni-zlochynu-ekoczydu-shlyahom-pidryvu-kahovskoyi-ges-rezolyucziya/" text:style-name="Internet_20_link" text:visited-style-name="Visited_20_Internet_20_Link">
https://armyinform.com.ua/2023/06/25/parye-vyznala-rf-vynnoyu-u-skoyenni-zlochynu-ekoczydu-shlyahom-pidryvu-kahovskoyi-ges-rezolyucziya/</text:a>
</text:p>
      <!--NEWS-->
      <text:h text:style-name="P10" text:outline-level="1">
<text:span text:style-name="T4">
Alexei Reznikov showed how the defense forces destroyed three Russian tanks near Bakhmut</text:span>
</text:h>
      <text:p text:style-name="P4">
Author: ['АРМІЯINFORM']</text:p>
      <text:p text:style-name="P4">
Time: 2023-06-25T44:00:00-04:00</text:p>
      <text:p text:style-name="P4">
Description: Ministra of the defense of Ukraine Oleksiy Reznikov, Obbelikov, Video Znishchens, by the forces of defense TROOH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p>
      <text:p text:style-name="P4">
Tags: ['ЗНИЩЕННЯ РОСІЙСЬКОЇ ВІЙСЬКОВОЇ ТЕХНІКИ', 'ОЛЕКСІЙ РЕЗНІКОВ', 'ОФІЦІЙНО']</text:p>
      <text:p text:style-name="P4">
Category: News</text:p>
      <!--METADATA-->
      <text:p text:style-name="P4">
The Minister of Defense of Ukraine Oleksiy Reznikov posted a video of the destruction of the forces of three Russian tanks in the Kurdyumivka area near Bakhmut.</text:p>
      <text:p text:style-name="P4">
About this <text:a xlink:type="simple" xlink:href="https://twitter.com/oleksiireznikov/status/1672702196322902018" text:style-name="Internet_20_link" text:visited-style-name="Visited_20_Internet_20_Link">
it is referred</text:a>
In his Twitter.</text:p>
      <text:p text:style-name="P4">
“We don't go out of our way. Only a day in one section of the front in the district of Kaludyumivka did our troops destroy three Russian tanks, ”Oleksiresnikov wrote.</text:p>
      <text:p text:style-name="P4">
News Source: <text:a xlink:type="simple" xlink:href="https://armyinform.com.ua/2023/06/25/oleksij-reznikov-pokazav-yak-syly-oborony-znyshhyly-try-rosijski-tanky-nepodalik-bahmuta/" text:style-name="Internet_20_link" text:visited-style-name="Visited_20_Internet_20_Link">
https://armyinform.com.ua/2023/06/25/oleksij-reznikov-pokazav-yak-syly-oborony-znyshhyly-try-rosijski-tanky-nepodalik-bahmuta/</text:a>
</text:p>
      <!--NEWS-->
      <text:h text:style-name="P10" text:outline-level="1">
<text:span text:style-name="T4">
In the Central District Hospital Kalanchak, the occupiers were equipped with a military hospital</text:span>
</text:h>
      <text:p text:style-name="P4">
Author: ['АРМІЯINFORM']</text:p>
      <text:p text:style-name="P4">
Time: 2023-06-25T46:00:00-04:00</text:p>
      <text:p text:style-name="P4">
Description: The enemy is to blame the Great Hall in the living forces that techinovi techno. At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ГЕНЕРАЛЬНИЙ ШТАБ ЗС УКРАЇНИ', 'ОПЕРАТИВНА ОБСТАНОВКА']</text:p>
      <text:p text:style-name="P4">
Category: News</text:p>
      <!--METADATA-->
      <text:p text:style-name="P4">
<draw:frame draw:style-name="fr1" draw:name="Image243" text:anchor-type="as-char" svg:width="6.9236in" svg:height="4.61903in" draw:z-index="0">
<draw:image xlink:href="../Images/AРМІЯINFORM/2023-06-25T46-00-00-04-00/37_main-v1660280985.jpg" xlink:type="simple" xlink:show="embed" xlink:actuate="onLoad" draw:mime-type="image/jpeg"/>
</draw:frame>
Illustrative photo</text:p>
      <text:p text:style-name="P4">
The enemy continues to suffer great losses in live power and military equipment. At the same time, in order to conceal the losses, he uses infrastructure timely captured settlements to provide medical assistance to his or her military personnel. In particular, in the settlement of Kalanchakcheron region, in the premises of the Central District Hospital, the military hospital was thawed. It contains about 100 Russian servicemen. In turn, to provide medical assistance for civilian disasters is forbidden.</text:p>
      <text:p text:style-name="P4">
News Source: <text:a xlink:type="simple" xlink:href="https://armyinform.com.ua/2023/06/25/u-czentralnij-rajonnij-likarni-kalanchaka-okupanty-oblashtuvaly-vijskovyj-shpytal/" text:style-name="Internet_20_link" text:visited-style-name="Visited_20_Internet_20_Link">
https://armyinform.com.ua/2023/06/25/u-czentralnij-rajonnij-likarni-kalanchaka-okupanty-oblashtuvaly-vijskovyj-shpytal/</text:a>
</text:p>
      <!--NEWS-->
      <text:h text:style-name="P10" text:outline-level="1">
<text:span text:style-name="T4">
Enemy Loss per day: 720 occupiers were eliminated, 6 tanks and 19 artisystems were destroyed</text:span>
</text:h>
      <text:p text:style-name="P4">
Author: ['АРМІЯINFORM']</text:p>
      <text:p text:style-name="P4">
Time: 2023-06-25T48:00:00-04:00</text:p>
      <text:p text:style-name="P4">
Description: Zagalni Boyov, Find the enemy on 02/24/22 to 06/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25-2023-scaled.jpg" text:style-name="Internet_20_link" text:visited-style-name="Visited_20_Internet_20_Link">
vtraty_06-25-2023-scaled.jpg</text:a>
']</text:p>
      <text:p text:style-name="P4">
Tags: ['АГРЕСІЯ РФ', 'ВТОРГНЕННЯ РФ', 'ВТРАТИ ВОРОГА', 'ГШ ЗСУ']</text:p>
      <text:p text:style-name="P4">
Category: News</text:p>
      <!--METADATA-->
      <text:p text:style-name="P4">
<draw:frame draw:style-name="fr1" draw:name="Image244" text:anchor-type="as-char" svg:width="6.9236in" svg:height="6.975527in" draw:z-index="0">
<draw:image xlink:href="../Images/AРМІЯINFORM/2023-06-25T48-00-00-04-00/vtraty_06-25-2023-scaled.jpg" xlink:type="simple" xlink:show="embed" xlink:actuate="onLoad" draw:mime-type="image/jpeg"/>
</draw:frame>
The total fighting loss of the enemy from 24.02.22 to 25.06.23 will be orientated:</text:p>
      <text:p text:style-name="P4">
<text:span text:style-name="T4">
<text:span text:style-name="T5">
 Personnel - </text:span>
* 224630(+720)persons eliminated</text:span>
<text:span text:style-name="T5">
 tanks - </text:span>
<text:span text:style-name="T5">
 4030(+6)</text:span>
<text:span text:style-name="T4">
 combat armored vehicles - </text:span>
 7806(+2)<text:span text:style-name="T4">
<text:span text:style-name="T5">
 Artillery Systems - </text:span>
<text:span text:style-name="T5">
 4034(+19)</text:span>
 </text:span>
 RSZV - <text:span text:style-name="T4">
 624(+5)</text:span>
<text:span text:style-name="T5">
 air defense means - </text:span>
<text:span text:style-name="T5">
 385(+2)</text:span>
<text:span text:style-name="T4">
 aircraft - </text:span>
 314(0)<text:span text:style-name="T4">
<text:span text:style-name="T5">
 helicopters - </text:span>
* 308(0)</text:span>
<text:span text:style-name="T5">
 UAV Operative Tactical Level-</text:span>
<text:span text:style-name="T5">
 3472(+12)</text:span>
<text:span text:style-name="T4">
 Winged missiles - </text:span>
 1259(+41)<text:span text:style-name="T4">
<text:span text:style-name="T5">
 ships / boats - </text:span>
* 18(0)</text:span>
<text:span text:style-name="T5">
 Automobile equipment and tanks - </text:span>
<text:span text:style-name="T5">
 6735(+4)</text:span>
<text:span text:style-name="T4">
 Special Technique - </text:span>
 552(+4)The data is specified ...</text:p>
      <text:p text:style-name="P4">
WARNING!The total figure of winged missiles is given in accordance with the clarifications of the predetermined period.</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5.06.23.</text:p>
      <text:p text:style-name="P4">
News Source: <text:a xlink:type="simple" xlink:href="https://armyinform.com.ua/2023/06/25/vtraty-voroga-za-dobu-720-okupantiv-likvidovano-znyshheno-6-tankiv-i-19-artsystem/" text:style-name="Internet_20_link" text:visited-style-name="Visited_20_Internet_20_Link">
https://armyinform.com.ua/2023/06/25/vtraty-voroga-za-dobu-720-okupantiv-likvidovano-znyshheno-6-tankiv-i-19-artsystem/</text:a>
</text:p>
      <!--NEWS-->
      <text:h text:style-name="P10" text:outline-level="1">
<text:span text:style-name="T4">
In Ukraine a moment of silence</text:span>
</text:h>
      <text:p text:style-name="P4">
Author: ['АРМІЯINFORM']</text:p>
      <text:p text:style-name="P4">
Time: 2023-06-25T5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5" text:anchor-type="as-char" svg:width="6.9236in" svg:height="3.895992in" draw:z-index="0">
<draw:image xlink:href="../Images/AРМІЯINFORM/2023-06-25T50-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5/v-ukrayini-hvylyna-movchannya/" text:style-name="Internet_20_link" text:visited-style-name="Visited_20_Internet_20_Link">
https://armyinform.com.ua/2023/06/25/v-ukrayini-hvylyna-movchannya/</text:a>
</text:p>
      <!--NEWS-->
      <text:h text:style-name="P10" text:outline-level="1">
<text:span text:style-name="T4">
We need ATACMS missiles capable of bringing very significant results - Yuri Ignat</text:span>
</text:h>
      <text:p text:style-name="P4">
Author: ['Ігор Березинський']</text:p>
      <text:p text:style-name="P4">
Time: 2023-06-25T52:00:00-04:00</text:p>
      <text:p text:style-name="P4">
Description: - Porizhnino spokіina add. Vorog staging the RIZHI TIPI OZBRONNA. Sereda SERYOZNIKH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8/2_mlrs_atacms.jpg" text:style-name="Internet_20_link" text:visited-style-name="Visited_20_Internet_20_Link">
2_mlrs_atacms.jpg</text:a>
']</text:p>
      <text:p text:style-name="P4">
Tags: ['ATACMS', 'ПОВІТРЯНІ СИЛИ ЗСУ', 'ЮРІЙ ІГНАТ']</text:p>
      <text:p text:style-name="P4">
Category: News</text:p>
      <!--METADATA-->
      <text:p text:style-name="P4">
<draw:frame draw:style-name="fr1" draw:name="Image246" text:anchor-type="as-char" svg:width="6.9236in" svg:height="4.004149in" draw:z-index="0">
<draw:image xlink:href="../Images/AРМІЯINFORM/2023-06-25T52-00-00-04-00/2_mlrs_atacms.jpg" xlink:type="simple" xlink:show="embed" xlink:actuate="onLoad" draw:mime-type="image/jpeg"/>
</draw:frame>
- A relatively calm day. The enemy used different types of weapons. Among the serious-C-300 in the Zaporozhye region. Response to such a complex should be fast, as the rocket flies quite long. Recently, we saw how the rocket was released by the enemy - more than half a hundred from different directions, - said Colonel Yuri Ignat, on the air of the only news.</text:p>
      <text:p text:style-name="P4">
He added that we need ATACMS missiles that are used in the Tactical and Tactical Complex and are able to produce very significant results. It is a ballistic range of up to 300 kilometers, which can be directed from HIMARS systems. Vonana leaves the enemy's chances: he destroys his rear control points, commands, ammunition depots and more.</text:p>
      <ul>
        <li>
We have missiles of the far radius in the form of winged Storm Shadow missiles, which we have a positive result. To interrupt the enemy's logistics paths is the key to our success, at the same time as an advantage in the air. Our pilots at the beginning of a large -scale invasion destroyed the columns of the Russians very quickly, performing aircraft. Today, aviation and long -range weapons are exalted for Ukraine. The rockets that we have in service with the most distal Radius of action are "point-in". Their radius of action is 120 kilometers, we still use them. In Russia, there are "Isanders-M" and aerobalistic "dagger",-summed up Yuri Ignat.</li>
      </ul>
      <text:p text:style-name="P4">
_ Photo illustrative_</text:p>
      <text:p text:style-name="P4">
News Source: <text:a xlink:type="simple" xlink:href="https://armyinform.com.ua/2023/06/25/nam-potribni-rakety-atacms-zdatni-prynosyty-duzhe-vagomi-rezultaty-yurij-ignat/" text:style-name="Internet_20_link" text:visited-style-name="Visited_20_Internet_20_Link">
https://armyinform.com.ua/2023/06/25/nam-potribni-rakety-atacms-zdatni-prynosyty-duzhe-vagomi-rezultaty-yurij-ignat/</text:a>
</text:p>
      <!--NEWS-->
      <text:h text:style-name="P10" text:outline-level="1">
<text:span text:style-name="T4">
Careful preparation for the disposal of enemies of Ukraine is ongoing</text:span>
</text:h>
      <text:p text:style-name="P4">
Author: ['АРМІЯINFORM']</text:p>
      <text:p text:style-name="P4">
Time: 2023-06-25T54:00:00-04:00</text:p>
      <text:p text:style-name="P4">
Description: Actively Triva Vidpracyvannya Nalotiv at the poster’s poster, PID Hour of Tactic Di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5882610_644827047691287_3809117544816452030_n.jpg" text:style-name="Internet_20_link" text:visited-style-name="Visited_20_Internet_20_Link">
355882610_644827047691287_3809117544816452030_n.jpg</text:a>
', '<text:a xlink:type="simple" xlink:href="https://armyinform.com.ua/wp-content/uploads/2023/06/355869008_644827161024609_3025661675980625786_n-150x150.jpg" text:style-name="Internet_20_link" text:visited-style-name="Visited_20_Internet_20_Link">
355869008_644827161024609_3025661675980625786_n-150x150.jpg</text:a>
', '<text:a xlink:type="simple" xlink:href="https://armyinform.com.ua/wp-content/uploads/2023/06/356073356_644827064357952_2030325524676258930_n-150x150.jpg" text:style-name="Internet_20_link" text:visited-style-name="Visited_20_Internet_20_Link">
356073356_644827064357952_2030325524676258930_n-150x150.jpg</text:a>
', '<text:a xlink:type="simple" xlink:href="https://armyinform.com.ua/wp-content/uploads/2023/06/356063604_644827231024602_2054433414037175443_n-150x150.jpg" text:style-name="Internet_20_link" text:visited-style-name="Visited_20_Internet_20_Link">
356063604_644827231024602_2054433414037175443_n-150x150.jpg</text:a>
', '<text:a xlink:type="simple" xlink:href="https://armyinform.com.ua/wp-content/uploads/2023/06/356077627_644827067691285_7925898782544380219_n-150x150.jpg" text:style-name="Internet_20_link" text:visited-style-name="Visited_20_Internet_20_Link">
356077627_644827067691285_7925898782544380219_n-150x150.jpg</text:a>
', '<text:a xlink:type="simple" xlink:href="https://armyinform.com.ua/wp-content/uploads/2023/06/356229199_644827247691267_6060934071272547677_n-150x150.jpg" text:style-name="Internet_20_link" text:visited-style-name="Visited_20_Internet_20_Link">
356229199_644827247691267_6060934071272547677_n-150x150.jpg</text:a>
', '<text:a xlink:type="simple" xlink:href="https://armyinform.com.ua/wp-content/uploads/2023/06/355876854_644827124357946_3878671740405888268_n-150x150.jpg" text:style-name="Internet_20_link" text:visited-style-name="Visited_20_Internet_20_Link">
355876854_644827124357946_3878671740405888268_n-150x150.jpg</text:a>
', '<text:a xlink:type="simple" xlink:href="https://armyinform.com.ua/wp-content/uploads/2023/06/356197086_644827251024600_8641132073510736492_n-150x150.jpg" text:style-name="Internet_20_link" text:visited-style-name="Visited_20_Internet_20_Link">
356197086_644827251024600_8641132073510736492_n-150x150.jpg</text:a>
']</text:p>
      <text:p text:style-name="P4">
Tags: ['ДШВ', 'ЗЛАГОДЖЕННЯ', 'РОЗВІДКА']</text:p>
      <text:p text:style-name="P4">
Category: News</text:p>
      <!--METADATA-->
      <text:p text:style-name="P4">
<draw:frame draw:style-name="fr1" draw:name="Image247" text:anchor-type="as-char" svg:width="6.9236in" svg:height="4.615733in" draw:z-index="0">
<draw:image xlink:href="../Images/AРМІЯINFORM/2023-06-25T54-00-00-04-00/355882610_644827047691287_3809117544816452030_n.jpg" xlink:type="simple" xlink:show="embed" xlink:actuate="onLoad" draw:mime-type="image/jpeg"/>
</draw:frame>
The raids on the enemy's positions during the tactical events within the course of coordination of intelligence units of the landing-assault and navalvskaya Armed Forces of Ukraine are actively ongoing.</text:p>
      <text:p text:style-name="P4">
<text:a xlink:type="simple" xlink:href="https://armyinform.com.ua/wp-content/uploads/2023/06/355869008_644827161024609_3025661675980625786_n.jpg" text:style-name="Internet_20_link" text:visited-style-name="Visited_20_Internet_20_Link">
!(Images/AРМІЯINFORM/2023-06-25T54-00-00-04-00/355869008_644827161024609_3025661675980625786_n-150x150.jpg)</text:a>
</text:p>
      <text:p text:style-name="P4">
<text:a xlink:type="simple" xlink:href="https://armyinform.com.ua/wp-content/uploads/2023/06/356073356_644827064357952_2030325524676258930_n.jpg" text:style-name="Internet_20_link" text:visited-style-name="Visited_20_Internet_20_Link">
<draw:frame draw:style-name="fr1" draw:name="Image248" text:anchor-type="as-char" svg:width="6.9236in" svg:height="6.9236in" draw:z-index="0">
<draw:image xlink:href="../Images/AРМІЯINFORM/2023-06-25T54-00-00-04-00/356073356_644827064357952_2030325524676258930_n-150x150.jpg" xlink:type="simple" xlink:show="embed" xlink:actuate="onLoad" draw:mime-type="image/jpeg"/>
</draw:frame>
</text:a>
</text:p>
      <text:p text:style-name="P4">
<text:a xlink:type="simple" xlink:href="https://armyinform.com.ua/wp-content/uploads/2023/06/356063604_644827231024602_2054433414037175443_n.jpg" text:style-name="Internet_20_link" text:visited-style-name="Visited_20_Internet_20_Link">
<draw:frame draw:style-name="fr1" draw:name="Image249" text:anchor-type="as-char" svg:width="6.9236in" svg:height="6.9236in" draw:z-index="0">
<draw:image xlink:href="../Images/AРМІЯINFORM/2023-06-25T54-00-00-04-00/356063604_644827231024602_2054433414037175443_n-150x150.jpg" xlink:type="simple" xlink:show="embed" xlink:actuate="onLoad" draw:mime-type="image/jpeg"/>
</draw:frame>
</text:a>
</text:p>
      <text:p text:style-name="P4">
<text:a xlink:type="simple" xlink:href="https://armyinform.com.ua/wp-content/uploads/2023/06/356077627_644827067691285_7925898782544380219_n.jpg" text:style-name="Internet_20_link" text:visited-style-name="Visited_20_Internet_20_Link">
<draw:frame draw:style-name="fr1" draw:name="Image250" text:anchor-type="as-char" svg:width="6.9236in" svg:height="6.9236in" draw:z-index="0">
<draw:image xlink:href="../Images/AРМІЯINFORM/2023-06-25T54-00-00-04-00/356077627_644827067691285_7925898782544380219_n-150x150.jpg" xlink:type="simple" xlink:show="embed" xlink:actuate="onLoad" draw:mime-type="image/jpeg"/>
</draw:frame>
</text:a>
</text:p>
      <text:p text:style-name="P4">
<text:a xlink:type="simple" xlink:href="https://armyinform.com.ua/wp-content/uploads/2023/06/356229199_644827247691267_6060934071272547677_n.jpg" text:style-name="Internet_20_link" text:visited-style-name="Visited_20_Internet_20_Link">
<draw:frame draw:style-name="fr1" draw:name="Image251" text:anchor-type="as-char" svg:width="6.9236in" svg:height="6.9236in" draw:z-index="0">
<draw:image xlink:href="../Images/AРМІЯINFORM/2023-06-25T54-00-00-04-00/356229199_644827247691267_6060934071272547677_n-150x150.jpg" xlink:type="simple" xlink:show="embed" xlink:actuate="onLoad" draw:mime-type="image/jpeg"/>
</draw:frame>
</text:a>
</text:p>
      <text:p text:style-name="P4">
<text:a xlink:type="simple" xlink:href="https://armyinform.com.ua/wp-content/uploads/2023/06/355876854_644827124357946_3878671740405888268_n.jpg" text:style-name="Internet_20_link" text:visited-style-name="Visited_20_Internet_20_Link">
<draw:frame draw:style-name="fr1" draw:name="Image252" text:anchor-type="as-char" svg:width="6.9236in" svg:height="6.9236in" draw:z-index="0">
<draw:image xlink:href="../Images/AРМІЯINFORM/2023-06-25T54-00-00-04-00/355876854_644827124357946_3878671740405888268_n-150x150.jpg" xlink:type="simple" xlink:show="embed" xlink:actuate="onLoad" draw:mime-type="image/jpeg"/>
</draw:frame>
</text:a>
</text:p>
      <text:p text:style-name="P4">
<text:a xlink:type="simple" xlink:href="https://armyinform.com.ua/wp-content/uploads/2023/06/356197086_644827251024600_8641132073510736492_n.jpg" text:style-name="Internet_20_link" text:visited-style-name="Visited_20_Internet_20_Link">
<draw:frame draw:style-name="fr1" draw:name="Image253" text:anchor-type="as-char" svg:width="6.9236in" svg:height="6.9236in" draw:z-index="0">
<draw:image xlink:href="../Images/AРМІЯINFORM/2023-06-25T54-00-00-04-00/356197086_644827251024600_8641132073510736492_n-150x150.jpg" xlink:type="simple" xlink:show="embed" xlink:actuate="onLoad" draw:mime-type="image/jpeg"/>
</draw:frame>
</text:a>
<text:span text:style-name="T4">
 Source: </text:span>
 <text:a xlink:type="simple" xlink:href="https://www.facebook.com/uaairborne/posts/pfbid0gUDbnupZhbNtigLmjn5wXNXdTn5go2cBHPCu58k8GYmYiaLAzYdBN2JoAyXB9xcPl" text:style-name="Internet_20_link" text:visited-style-name="Visited_20_Internet_20_Link">
Command of landing troops of armed force</text:a>
</text:p>
      <text:p text:style-name="P4">
News Source: <text:a xlink:type="simple" xlink:href="https://armyinform.com.ua/2023/06/25/tryvaye-retelna-pidgotovka-do-utylizacziyi-vorogiv-ukrayiny/" text:style-name="Internet_20_link" text:visited-style-name="Visited_20_Internet_20_Link">
https://armyinform.com.ua/2023/06/25/tryvaye-retelna-pidgotovka-do-utylizacziyi-vorogiv-ukrayiny/</text:a>
</text:p>
      <!--NEWS-->
      <text:h text:style-name="P10" text:outline-level="1">
<text:span text:style-name="T4">
In breaks between the battles of the sappers teach infantrymen to neutralize and distinguish mines</text:span>
</text:h>
      <text:p text:style-name="P4">
Author: ['Ольга Вікарчук']</text:p>
      <text:p text:style-name="P4">
Time: 2023-06-25T56:00:00-04:00</text:p>
      <text:p text:style-name="P4">
Description: Sapernaya - TI VIDAZHNI VIISKOVOKOVOSKOVSISKI, the first to find usesii, Shchob Roznovovat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oto-41.jpg" text:style-name="Internet_20_link" text:visited-style-name="Visited_20_Internet_20_Link">
foto-41.jpg</text:a>
', '<text:a xlink:type="simple" xlink:href="https://armyinform.com.ua/wp-content/uploads/2023/06/foto-1-19.jpg" text:style-name="Internet_20_link" text:visited-style-name="Visited_20_Internet_20_Link">
foto-1-19.jpg</text:a>
', '<text:a xlink:type="simple" xlink:href="https://armyinform.com.ua/wp-content/uploads/2023/06/foto-2-18-150x150.jpg" text:style-name="Internet_20_link" text:visited-style-name="Visited_20_Internet_20_Link">
foto-2-18-150x150.jpg</text:a>
', '<text:a xlink:type="simple" xlink:href="https://armyinform.com.ua/wp-content/uploads/2023/06/foto-3-16-150x150.jpg" text:style-name="Internet_20_link" text:visited-style-name="Visited_20_Internet_20_Link">
foto-3-16-150x150.jpg</text:a>
', '<text:a xlink:type="simple" xlink:href="https://armyinform.com.ua/wp-content/uploads/2023/06/foto-5-14.jpg" text:style-name="Internet_20_link" text:visited-style-name="Visited_20_Internet_20_Link">
foto-5-14.jpg</text:a>
', '<text:a xlink:type="simple" xlink:href="https://armyinform.com.ua/wp-content/uploads/2023/06/foto-6-14-150x150.jpg" text:style-name="Internet_20_link" text:visited-style-name="Visited_20_Internet_20_Link">
foto-6-14-150x150.jpg</text:a>
', '<text:a xlink:type="simple" xlink:href="https://armyinform.com.ua/wp-content/uploads/2023/06/foto-7-12-150x150.jpg" text:style-name="Internet_20_link" text:visited-style-name="Visited_20_Internet_20_Link">
foto-7-12-150x150.jpg</text:a>
', '<text:a xlink:type="simple" xlink:href="https://armyinform.com.ua/wp-content/uploads/2023/06/golovne-foto-4-150x150.jpg" text:style-name="Internet_20_link" text:visited-style-name="Visited_20_Internet_20_Link">
golovne-foto-4-150x150.jpg</text:a>
', '<text:a xlink:type="simple" xlink:href="https://armyinform.com.ua/wp-content/uploads/2023/06/foto-8-13.jpg" text:style-name="Internet_20_link" text:visited-style-name="Visited_20_Internet_20_Link">
foto-8-13.jpg</text:a>
']</text:p>
      <text:p text:style-name="P4">
Tags: ['STOPRUSSIA', 'ВТОРГНЕННЯ РФ', 'РОЗМІНУВАННЯ', 'САПЕРИ']</text:p>
      <text:p text:style-name="P4">
Category: News</text:p>
      <!--METADATA-->
      <text:p text:style-name="P4">
<draw:frame draw:style-name="fr1" draw:name="Image254" text:anchor-type="as-char" svg:width="6.9236in" svg:height="3.727205in" draw:z-index="0">
<draw:image xlink:href="../Images/AРМІЯINFORM/2023-06-25T56-00-00-04-00/foto-41.jpg" xlink:type="simple" xlink:show="embed" xlink:actuate="onLoad" draw:mime-type="image/jpeg"/>
</draw:frame>
Sappers are those brave servicemen who are the first to go everywhere to change the territory. But infantrymen should also have basic knowledge of how to properly recognize mines and how to act if they come across them.</text:p>
      <text:p text:style-name="P4">
Defenders of one of the individual mechanized crews in breaks between fearing such training measures to constantly improve their skills.</text:p>
      <text:p text:style-name="P4">
<draw:frame draw:style-name="fr1" draw:name="Image255" text:anchor-type="as-char" svg:width="6.9236in" svg:height="5.1927in" draw:z-index="0">
<draw:image xlink:href="../Images/AРМІЯINFORM/2023-06-25T56-00-00-04-00/foto-1-19.jpg" xlink:type="simple" xlink:show="embed" xlink:actuate="onLoad" draw:mime-type="image/jpeg"/>
</draw:frame>
- Given the current situation, we are constantly neutralizing or installing, - says Saper Igor. - Sometimes it turns out that in a month we do not have a daily day off, because there is a lot of work. If we are tasked with changing a certain area, then we need to immediately understand that it is quite a large cut of the territory.</text:p>
      <text:p text:style-name="P4">
<text:a xlink:type="simple" xlink:href="https://armyinform.com.ua/wp-content/uploads/2023/06/foto-2-18.jpg" text:style-name="Internet_20_link" text:visited-style-name="Visited_20_Internet_20_Link">
!(Images/AРМІЯINFORM/2023-06-25T56-00-00-04-00/foto-2-18-150x150.jpg)</text:a>
</text:p>
      <text:p text:style-name="P4">
<text:a xlink:type="simple" xlink:href="https://armyinform.com.ua/wp-content/uploads/2023/06/foto-3-16.jpg" text:style-name="Internet_20_link" text:visited-style-name="Visited_20_Internet_20_Link">
<draw:frame draw:style-name="fr1" draw:name="Image256" text:anchor-type="as-char" svg:width="6.9236in" svg:height="6.9236in" draw:z-index="0">
<draw:image xlink:href="../Images/AРМІЯINFORM/2023-06-25T56-00-00-04-00/foto-3-16-150x150.jpg" xlink:type="simple" xlink:show="embed" xlink:actuate="onLoad" draw:mime-type="image/jpeg"/>
</draw:frame>
</text:a>
The sapper also says that before getting a job for work, the intelligence officers who check the territory that must be replaced will be first released.</text:p>
      <ul>
        <li>
It all depends on the task. Sometimes it is necessary to stop the hostile infantry, and inhibited equipment. For the most part, we install anti -tank mines, because our infantry is very well destroyed by our brothers, - adds to the serviceman.</li>
      </ul>
      <text:p text:style-name="P4">
According to him, they are constantly confronted with the enemy's special concern and meanness. After the release of the right bank of Kherson region, the residents of the de -industrial villages were asked to change their homes.</text:p>
      <text:p text:style-name="P4">
<draw:frame draw:style-name="fr1" draw:name="Image257" text:anchor-type="as-char" svg:width="6.9236in" svg:height="4.275323in" draw:z-index="0">
<draw:image xlink:href="../Images/AРМІЯINFORM/2023-06-25T56-00-00-04-00/foto-5-14.jpg" xlink:type="simple" xlink:show="embed" xlink:actuate="onLoad" draw:mime-type="image/jpeg"/>
</draw:frame>
- It was in the village of Truthine. In fact, it is quite difficult to exchanging people's homes, because it was there that we were expected from the occupiers in the most unexpected places. One of these cases happened when a woman called us home. The enemy expelled her and lived in the hut. When they entered the house, seven stretch marks were noticed. After that, they examined everything very carefully, and the Kidam seemed to have nothing left, then our attention was attracted by the hell. As it turned out, they were replaced. The inhuman is simple, ”Igor recalls.</text:p>
      <text:p text:style-name="P4">
Now the main task of the Sapper platoon is to teach in the most shortermines of Ukrainian infantrymen to distinguish between mines and in a critical situation to harm them.</text:p>
      <text:p text:style-name="P4">
<text:a xlink:type="simple" xlink:href="https://armyinform.com.ua/wp-content/uploads/2023/06/foto-6-14.jpg" text:style-name="Internet_20_link" text:visited-style-name="Visited_20_Internet_20_Link">
<draw:frame draw:style-name="fr1" draw:name="Image258" text:anchor-type="as-char" svg:width="6.9236in" svg:height="6.9236in" draw:z-index="0">
<draw:image xlink:href="../Images/AРМІЯINFORM/2023-06-25T56-00-00-04-00/foto-6-14-150x150.jpg" xlink:type="simple" xlink:show="embed" xlink:actuate="onLoad" draw:mime-type="image/jpeg"/>
</draw:frame>
</text:a>
</text:p>
      <text:p text:style-name="P4">
<text:a xlink:type="simple" xlink:href="https://armyinform.com.ua/wp-content/uploads/2023/06/foto-7-12.jpg" text:style-name="Internet_20_link" text:visited-style-name="Visited_20_Internet_20_Link">
<draw:frame draw:style-name="fr1" draw:name="Image259" text:anchor-type="as-char" svg:width="6.9236in" svg:height="6.9236in" draw:z-index="0">
<draw:image xlink:href="../Images/AРМІЯINFORM/2023-06-25T56-00-00-04-00/foto-7-12-150x150.jpg" xlink:type="simple" xlink:show="embed" xlink:actuate="onLoad" draw:mime-type="image/jpeg"/>
</draw:frame>
</text:a>
</text:p>
      <text:p text:style-name="P4">
<text:a xlink:type="simple" xlink:href="https://armyinform.com.ua/wp-content/uploads/2023/06/golovne-foto-4.jpg" text:style-name="Internet_20_link" text:visited-style-name="Visited_20_Internet_20_Link">
<draw:frame draw:style-name="fr1" draw:name="Image260" text:anchor-type="as-char" svg:width="6.9236in" svg:height="6.9236in" draw:z-index="0">
<draw:image xlink:href="../Images/AРМІЯINFORM/2023-06-25T56-00-00-04-00/golovne-foto-4-150x150.jpg" xlink:type="simple" xlink:show="embed" xlink:actuate="onLoad" draw:mime-type="image/jpeg"/>
</draw:frame>
</text:a>
- When we are not on the departure, it means that we have to learn something new. Training from sappers is really useful for us, because the hospital is always "at zero". The knowledge gained allows you to save life and health. The more and better we will train and learn here, the more we will be able to stop the enemy on the "front", - says the Pichotinets with the call sign "Ali".</text:p>
      <text:p text:style-name="P4">
<draw:frame draw:style-name="fr1" draw:name="Image261" text:anchor-type="as-char" svg:width="6.9236in" svg:height="3.721435in" draw:z-index="0">
<draw:image xlink:href="../Images/AРМІЯINFORM/2023-06-25T56-00-00-04-00/foto-8-13.jpg" xlink:type="simple" xlink:show="embed" xlink:actuate="onLoad" draw:mime-type="image/jpeg"/>
</draw:frame>
<text:span text:style-name="T5">
Photo author</text:span>
</text:p>
      <text:p text:style-name="P4">
News Source: <text:a xlink:type="simple" xlink:href="https://armyinform.com.ua/2023/06/25/u-perervah-mizh-boyamy-sapery-navchayut-pihotyncziv-zneshkodzhuvaty-ta-rozriznyaty-miny/" text:style-name="Internet_20_link" text:visited-style-name="Visited_20_Internet_20_Link">
https://armyinform.com.ua/2023/06/25/u-perervah-mizh-boyamy-sapery-navchayut-pihotyncziv-zneshkodzhuvaty-ta-rozriznyaty-miny/</text:a>
</text:p>
      <!--NEWS-->
      <text:h text:style-name="P10" text:outline-level="1">
<text:span text:style-name="T4">
Two settlements are still flooded on the Kherson Right Bank</text:span>
</text:h>
      <text:p text:style-name="P4">
Author: ['АРМІЯINFORM']</text:p>
      <text:p text:style-name="P4">
Time: 2023-06-25T58:00:00-04:00</text:p>
      <text:p text:style-name="P4">
Description: The Khersonciye Covered on the right birch of the Dnipil Pilpyl Pіdriva Rosіyans Kakhovo G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ceu-89957784931687674625853.jpg" text:style-name="Internet_20_link" text:visited-style-name="Visited_20_Internet_20_Link">
mceu-89957784931687674625853.jpg</text:a>
', '<text:a xlink:type="simple" xlink:href="https://armyinform.com.ua/wp-content/uploads/2023/06/imagetools1-150x150.jpg" text:style-name="Internet_20_link" text:visited-style-name="Visited_20_Internet_20_Link">
imagetools1-150x150.jpg</text:a>
', '<text:a xlink:type="simple" xlink:href="https://armyinform.com.ua/wp-content/uploads/2023/06/mceu-37588830941687674649983-150x150.jpg" text:style-name="Internet_20_link" text:visited-style-name="Visited_20_Internet_20_Link">
mceu-37588830941687674649983-150x150.jpg</text:a>
', '<text:a xlink:type="simple" xlink:href="https://armyinform.com.ua/wp-content/uploads/2023/06/mceu-95088223281687674942909-150x150.jpg" text:style-name="Internet_20_link" text:visited-style-name="Visited_20_Internet_20_Link">
mceu-95088223281687674942909-150x150.jpg</text:a>
']</text:p>
      <text:p text:style-name="P4">
Tags: ['STOPRUSSIA', 'ВТОРГНЕННЯ РФ', 'КАХОВСЬКА ГЕС', 'ХЕРСОНЩИНА']</text:p>
      <text:p text:style-name="P4">
Category: News</text:p>
      <!--METADATA-->
      <text:p text:style-name="P4">
<draw:frame draw:style-name="fr1" draw:name="Image262" text:anchor-type="as-char" svg:width="6.9236in" svg:height="4.615733in" draw:z-index="0">
<draw:image xlink:href="../Images/AРМІЯINFORM/2023-06-25T58-00-00-04-00/mceu-89957784931687674625853.jpg" xlink:type="simple" xlink:show="embed" xlink:actuate="onLoad" draw:mime-type="image/jpeg"/>
</draw:frame>
In the Kherson region, two settlements remain flooded on the right bank of the Dnieper after blasting the Russians.</text:p>
      <text:p text:style-name="P4">
About it <text:a xlink:type="simple" xlink:href="https://dsns.gov.ua/uk/news/nadzvicaini-podiyi/xersonska-oblast-operativna-informaciia-shhodo-likvidaciyi-naslidkiv-pidrivu-kaxovskoyi-ges-stanom-na-900-25-cervnia" text:style-name="Internet_20_link" text:visited-style-name="Visited_20_Internet_20_Link">
reports</text:a>
SES of Ukraine.</text:p>
      <text:p text:style-name="P4">
“On the Dnieper River in the post of Kherson post there is a gradual decrease in water level and exceeds 3 cm norm(Since the beginning of the day, the level decreased by 3cm). На Каховському водосховищі у створі поста „Нікополь“ з причини втратигідравлічного зв’язку з основною частиною водосховища подальші спостереження устворі поста неможливі. Підтопленими залишаються 2 населені пункти (2 houses)On the right bank of the Dnieper River and 17 settlements on a temporarily occupying territory, ”the message reads.</text:p>
      <text:p text:style-name="P4">
<text:a xlink:type="simple" xlink:href="https://armyinform.com.ua/wp-content/uploads/2023/06/imagetools1.jpg" text:style-name="Internet_20_link" text:visited-style-name="Visited_20_Internet_20_Link">
!(Images/AРМІЯINFORM/2023-06-25T58-00-00-04-00/imagetools1-150x150.jpg)</text:a>
</text:p>
      <text:p text:style-name="P4">
<text:a xlink:type="simple" xlink:href="https://armyinform.com.ua/wp-content/uploads/2023/06/mceu-37588830941687674649983.jpg" text:style-name="Internet_20_link" text:visited-style-name="Visited_20_Internet_20_Link">
<draw:frame draw:style-name="fr1" draw:name="Image263" text:anchor-type="as-char" svg:width="6.9236in" svg:height="6.9236in" draw:z-index="0">
<draw:image xlink:href="../Images/AРМІЯINFORM/2023-06-25T58-00-00-04-00/mceu-37588830941687674649983-150x150.jpg" xlink:type="simple" xlink:show="embed" xlink:actuate="onLoad" draw:mime-type="image/jpeg"/>
</draw:frame>
</text:a>
</text:p>
      <text:p text:style-name="P4">
<text:a xlink:type="simple" xlink:href="https://armyinform.com.ua/wp-content/uploads/2023/06/mceu-95088223281687674942909.jpg" text:style-name="Internet_20_link" text:visited-style-name="Visited_20_Internet_20_Link">
<draw:frame draw:style-name="fr1" draw:name="Image264" text:anchor-type="as-char" svg:width="6.9236in" svg:height="6.9236in" draw:z-index="0">
<draw:image xlink:href="../Images/AРМІЯINFORM/2023-06-25T58-00-00-04-00/mceu-95088223281687674942909-150x150.jpg" xlink:type="simple" xlink:show="embed" xlink:actuate="onLoad" draw:mime-type="image/jpeg"/>
</draw:frame>
</text:a>
It is also reported that 2 thousand 783 persons were evacuated in the Kherson region(U.H. 309 children and 80 low -mobility persons)and 284 animals. In addition, the detail of 14 evacuation points.</text:p>
      <text:p text:style-name="P4">
News Source: <text:a xlink:type="simple" xlink:href="https://armyinform.com.ua/2023/06/25/na-pravoberezhzhi-hersonshhyny-dosi-pidtopleni-dva-naseleni-punkty/" text:style-name="Internet_20_link" text:visited-style-name="Visited_20_Internet_20_Link">
https://armyinform.com.ua/2023/06/25/na-pravoberezhzhi-hersonshhyny-dosi-pidtopleni-dva-naseleni-punkty/</text:a>
</text:p>
      <!--NEWS-->
      <text:h text:style-name="P10" text:outline-level="1">
<text:span text:style-name="T4">
NATO needs to strengthen the eastern flank if Belarus becomes a shelter for Prigogine - Nausseda</text:span>
</text:h>
      <text:p text:style-name="P4">
Authors: Ukrinform (Person)</text:p>
      <text:p text:style-name="P4">
Publisher: Укринформ (Organization)</text:p>
      <text:p text:style-name="P4">
Published Time: 2023-06-25T5:02:00+03:00</text:p>
      <text:p text:style-name="P4">
Modified Time: 2023-06-25T21:02:00+03:00</text:p>
      <text:p text:style-name="P4">
Description: Lithuania President Hitanas Nauseda warned that NATO will have to strengthen its eastern flank if Belarus is a curtain for the head of the Wagner PEC Yevgeny Prigogine. - Ukrinform.</text:p>
      <text:p text:style-name="P4">
Images: ['<text:a xlink:type="simple" xlink:href="https://static.ukrinform.com/photos/2023_03/thumb_files/630_360_1678873066-877.jpg" text:style-name="Internet_20_link" text:visited-style-name="Visited_20_Internet_20_Link">
630_360_16788...</text:a>
']</text:p>
      <text:p text:style-name="P4">
Tags: ['Білорусь', 'Литва', 'НАТО', 'Російські військові', 'ПВК "Вагнера"', 'Пригожин', 'Ґітанас Науседа']</text:p>
      <text:p text:style-name="P4">
Type: Article</text:p>
      <!--METADATA-->
      <text:p text:style-name="P4">
<draw:frame draw:style-name="fr1" draw:name="Image265" text:anchor-type="as-char" svg:width="6.9236in" svg:height="3.956343in" draw:z-index="0">
<draw:image xlink:href="../Images/yкринформ/2023-06-25T5-02-00-03-00/630_360_1678873066-877.jpg" xlink:type="simple" xlink:show="embed" xlink:actuate="onLoad" draw:mime-type="image/jpeg"/>
</draw:frame>
Gitanas Nauseda Presidentials warned that NATO will need to strengthen its Eastern Flank if Belarus is a backfill for the head of the Wagner PEC Yevgeny Prigogine.</text:p>
      <text:p text:style-name="P4">
He said this after a meeting of the State Security Council regarding the attempt of the Groups of the Wagner PECs to rebel against the Russian military leadership, Ukrinform reports with a reference to NA <text:a xlink:type="simple" xlink:href="https://www.theguardian.com/world/live/2023/jun/25/russia-ukraine-war-live-prigozhin-to-go-to-belarus-as-rebellion-ends-and-wagner-troops-withdraw-from-rostov#top-of-blog" text:style-name="Internet_20_link" text:visited-style-name="Visited_20_Internet_20_Link">
The Guardian</text:a>
.</text:p>
      <text:p text:style-name="P4">
“If Prigogine or part of the group <text:a xlink:type="simple" xlink:href="https://www.ukrinform.ua/tag-pvk-vagnera" text:style-name="Internet_20_link" text:visited-style-name="Visited_20_Internet_20_Link">
“ Wagner ”</text:a>
It will be in Belarus with incomprehensible plans and incomprehensibles, it will only mean that we need to further strengthen the safety of the eastern borders, ”Nauseda said.</text:p>
      <text:p text:style-name="P4">
He added that he was talking not only about Lithuania, but also about the whole alliance.</text:p>
      <text:p text:style-name="P4">
<text:span text:style-name="T4">
 Read also: </text:span>
 <text:a xlink:type="simple" xlink:href="https://www.ukrinform.ua/rubric-polytics/3719252-povtoren-pro-vidkriti-dveri-nato-dla-ukraini-vze-nedostatno-nauseda.html" text:style-name="Internet_20_link" text:visited-style-name="Visited_20_Internet_20_Link">
reps about the "open door" of NATO for Ukraine is viability - <text:span text:style-name="T4">
 Nauseda </text:span>
</text:a>
According to the President of Lithuania, his country will highlight additional intelligence for the study of "political and security aspects of Belarus".</text:p>
      <text:p text:style-name="P4">
In his opinion, Russian President Vladimir Putin may face new testes for his leadership.</text:p>
      <text:p text:style-name="P4">
<text:span text:style-name="T4">
 Read also: </text:span>
 <text:a xlink:type="simple" xlink:href="https://www.ukrinform.ua/rubric-economy/3725527-mitnica-litvi-posilue-pravila-provezenna-tovariv-cerez-rf-ta-bilorus.html" text:style-name="Internet_20_link" text:visited-style-name="Visited_20_Internet_20_Link">
Customs <text:span text:style-name="T4">
 Lithuania </text:span>
 strengthens the rules of carriage of goods by the Russian Federation and Belarus</text:a>
As it was reported, the head of the Wagner PEC Yevgeny Prigogin announced Demarsh against the Russian military leadership, in particular against the Ministry of Defense of the Russian Federation Sergiy Shoig. Wagner has established control of military objects in Rostov-on-Don. Prigogine announced his intention to reach Moscow, and in the evening, June 24 reported that he was deploying a group of grouping to field camps.</text:p>
      <text:p text:style-name="P4">
The former head of the UK General Staff, General Richard Dunatttttt, is that Ukraine should be able to keep a possible attack on Kiev "Wagner", headed by Yevgeny Prigogin, who went to Belarus after attempting to rebellion.</text:p>
      <text:p text:style-name="P4">
<text:span text:style-name="T5">
Foto: delfi/Andrius ufartas</text:span>
</text:p>
      <text:p text:style-name="P4">
News Source: <text:a xlink:type="simple" xlink:href="https://www.ukrinform.ua/rubric-world/3727599-nato-treba-zmicniti-shidnij-flang-akso-bilorus-stane-pritulkom-dla-prigozina-nauseda.html" text:style-name="Internet_20_link" text:visited-style-name="Visited_20_Internet_20_Link">
https://www.ukrinform.ua/rubric-world/3727599-nato-treba-zmicniti-shidnij-flang-akso-bilorus-stane-pritulkom-dla-prigozina-nauseda.html</text:a>
</text:p>
      <!--NEWS-->
      <text:h text:style-name="P10" text:outline-level="1">
<text:span text:style-name="T4">
The racists hit Kherson's residential quarters, there is a dead</text:span>
</text:h>
      <text:p text:style-name="P4">
Author: ['АРМІЯINFORM']</text:p>
      <text:p text:style-name="P4">
Time: 2023-06-25T60:00:00-04:00</text:p>
      <text:p text:style-name="P4">
Description: Urantsi Portoed Kherson, Vnaslikov, the impact of the ZS of the Russian Federation PID by the rubble, having kicked Cholovі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355854206_638341901661208_8029842831084799672_n.jpg" text:style-name="Internet_20_link" text:visited-style-name="Visited_20_Internet_20_Link">
355854206_638341901661208_8029842831084799672_n.jpg</text:a>
', '<text:a xlink:type="simple" xlink:href="https://armyinform.com.ua/wp-content/uploads/2023/06/356240426_638341891661209_5783758417431613444_n.jpg" text:style-name="Internet_20_link" text:visited-style-name="Visited_20_Internet_20_Link">
356240426_638341891661209_5783758417431613444_n.jpg</text:a>
']</text:p>
      <text:p text:style-name="P4">
Tags: ['STOPRUSSIA', 'ВОЄННІ ЗЛОЧИНИ ЗС РФ', 'ВТОРГНЕННЯ РФ', 'ПРОКУРАТУРА', 'ХЕРСОН']</text:p>
      <text:p text:style-name="P4">
Category: News</text:p>
      <!--METADATA-->
      <text:p text:style-name="P4">
<draw:frame draw:style-name="fr1" draw:name="Image266" text:anchor-type="as-char" svg:width="6.9236in" svg:height="5.963777in" draw:z-index="0">
<draw:image xlink:href="../Images/AРМІЯINFORM/2023-06-25T60-00-00-04-00/355854206_638341901661208_8029842831084799672_n.jpg" xlink:type="simple" xlink:show="embed" xlink:actuate="onLoad" draw:mime-type="image/jpeg"/>
</draw:frame>
In the morning, the invaders fired at Kherson, as a result of the impact of the Armed Forces of the Russian Federation under the rubble of the dinner. Under the procedural leadership of the Kherson District Prosecutor's Office, pre -trial investigation in criminal proceedings on the fact(Part 2 of Art. 438 of the Criminal Code of Ukraine),<text:a xlink:type="simple" xlink:href="https://www.facebook.com/pho.gov.ua/posts/pfbid021Dqm9HE5LLSkoegyspGPg5FDY5oVA3H9BNCnPC5PqcRFgnRiB7esdJ4KJx8Adr63l" text:style-name="Internet_20_link" text:visited-style-name="Visited_20_Internet_20_Link">
informs</text:a>
Kherson Regional Prosecutor's Office.</text:p>
      <text:p text:style-name="P4">
“According to the investigation, on June 25, 2023, at about 03:20 the morning, the armed forces of the Rfost armed quarters of Kherson. As a result of the enclosure of the projectile, a man was killed in the rubble, ”the presentation said.</text:p>
      <text:p text:style-name="P4">
<draw:frame draw:style-name="fr1" draw:name="Image267" text:anchor-type="as-char" svg:width="6.9236in" svg:height="8.156866in" draw:z-index="0">
<draw:image xlink:href="../Images/AРМІЯINFORM/2023-06-25T60-00-00-04-00/356240426_638341891661209_5783758417431613444_n.jpg" xlink:type="simple" xlink:show="embed" xlink:actuate="onLoad" draw:mime-type="image/jpeg"/>
</draw:frame>
It is noted that according to preliminary data, Russian troops attacked the regional center by artillery. Private and apartment buildings were damaged. Prosecutors with investigators carry out the necessary investigative actions.</text:p>
      <text:p text:style-name="P4">
News Source: <text:a xlink:type="simple" xlink:href="https://armyinform.com.ua/2023/06/25/rashysty-vdaryly-po-zhytlovym-kvartalam-hersonu-ye-zagyblyj/" text:style-name="Internet_20_link" text:visited-style-name="Visited_20_Internet_20_Link">
https://armyinform.com.ua/2023/06/25/rashysty-vdaryly-po-zhytlovym-kvartalam-hersonu-ye-zagyblyj/</text:a>
</text:p>
      <!--NEWS-->
      <text:h text:style-name="P10" text:outline-level="1">
<text:span text:style-name="T4">
You sign a contract with the army - get the help of up to 26.8 thousand hryvnias</text:span>
</text:h>
      <text:p text:style-name="P4">
Author: ['АРМІЯINFORM']</text:p>
      <text:p text:style-name="P4">
Time: 2023-06-25T62:00:00-04:00</text:p>
      <text:p text:style-name="P4">
Description: The defenders explained the defense of the Minіsteni, the yak Odorzov Groshov Duphomo in once ... The war with Ukraine 2022, the war with Ukraine is the latest news today, the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8/2022-08-19-nova-groshova-shhomisyachna-dopomoga-1-1.jpg" text:style-name="Internet_20_link" text:visited-style-name="Visited_20_Internet_20_Link">
2022-08-19-nova-groshova-shhomisyachna-dopomoga-1-1.jpg</text:a>
']</text:p>
      <text:p text:style-name="P4">
Tags: ['ГРОШОВА ДОПОМОГА']</text:p>
      <text:p text:style-name="P4">
Category: News</text:p>
      <!--METADATA-->
      <text:p text:style-name="P4">
<draw:frame draw:style-name="fr1" draw:name="Image268" text:anchor-type="as-char" svg:width="6.9236in" svg:height="3.4618in" draw:z-index="0">
<draw:image xlink:href="../Images/AРМІЯINFORM/2023-06-25T62-00-00-04-00/2022-08-19-nova-groshova-shhomisyachna-dopomoga-1-1.jpg" xlink:type="simple" xlink:show="embed" xlink:actuate="onLoad" draw:mime-type="image/jpeg"/>
</draw:frame>
In the Ministry of Defense <text:a xlink:type="simple" xlink:href="https://t.me/ministry_of_defense_ua/7716" text:style-name="Internet_20_link" text:visited-style-name="Visited_20_Internet_20_Link">
explained</text:a>
How to get one -time cash in case of signing a contract with the Armed Forces.</text:p>
      <text:p text:style-name="P4">
21 472 UAH - for persons of ordinary warehouse</text:p>
      <text:p text:style-name="P4">
24 156 UAH - for persons of the sergeant and sergeant staff</text:p>
      <text:p text:style-name="P4">
26 840 UAH - for officers' persons</text:p>
      <text:p text:style-name="P4">
Paid right away.</text:p>
      <text:p text:style-name="P4">
Provided by the military:</text:p>
      <ul>
        <li>
          <text:span text:style-name="T5">
Whis are accepted to the positions of 3 years; _ <text:span text:style-name="T5">
 _na positions of the sergeant and sergeant staff for 3 years or more; _ </text:span>
 _ofice - a year and more; _ * _na 5 years or more - appointed to the positions of sergeant, sergeant and officersky warehouse after graduation .</text:span>
        </li>
      </ul>
      <text:p text:style-name="P4">
To get help, you need to write a report to the commander.</text:p>
      <text:p text:style-name="P4">
Money assistance is not paid:</text:p>
      <ul>
        <li>
to the persons of the ordinary composition who, during the contract under contract, were concluded - to the position of sergeant and sergeant staff; * persons of the sergeant and sergeant composition, who are admitted to the contract of contract of officers during the contract. * Persons of officers who will sign a contract during the personnel service.</li>
      </ul>
      <text:p text:style-name="P4">
News Source: <text:a xlink:type="simple" xlink:href="https://armyinform.com.ua/2023/06/25/pidpysuyesh-kontrakt-z-vijskom-otrymaj-dopomogu-do-268-tysyach-gryven/" text:style-name="Internet_20_link" text:visited-style-name="Visited_20_Internet_20_Link">
https://armyinform.com.ua/2023/06/25/pidpysuyesh-kontrakt-z-vijskom-otrymaj-dopomogu-do-268-tysyach-gryven/</text:a>
</text:p>
      <!--NEWS-->
      <text:h text:style-name="P10" text:outline-level="1">
<text:span text:style-name="T4">
"This is an honor for me - to keep the chevrons of our warriors" - President of Ukraine</text:span>
</text:h>
      <text:p text:style-name="P4">
Author: ['АРМІЯINFORM']</text:p>
      <text:p text:style-name="P4">
Time: 2023-06-25T64:00:00-04:00</text:p>
      <text:p text:style-name="P4">
Description: Kozhzhe Chevron - Tse of Lyudin. Lyudina, Yaka set her own life on the evil. Lyudina, Yak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5242686636733615116_y.jpg" text:style-name="Internet_20_link" text:visited-style-name="Visited_20_Internet_20_Link">
photo_5242686636733615116_y.jpg</text:a>
', '<text:a xlink:type="simple" xlink:href="https://armyinform.com.ua/wp-content/uploads/2023/06/photo_5242686636733615117_y-150x150.jpg" text:style-name="Internet_20_link" text:visited-style-name="Visited_20_Internet_20_Link">
photo_5242686636733615117_y-150x150.jpg</text:a>
', '<text:a xlink:type="simple" xlink:href="https://armyinform.com.ua/wp-content/uploads/2023/06/photo_5242686636733615118_y-150x150.jpg" text:style-name="Internet_20_link" text:visited-style-name="Visited_20_Internet_20_Link">
photo_5242686636733615118_y-150x150.jpg</text:a>
', '<text:a xlink:type="simple" xlink:href="https://armyinform.com.ua/wp-content/uploads/2023/06/photo_5242686636733615121_y-150x150.jpg" text:style-name="Internet_20_link" text:visited-style-name="Visited_20_Internet_20_Link">
photo_5242686636733615121_y-150x150.jpg</text:a>
', '<text:a xlink:type="simple" xlink:href="https://armyinform.com.ua/wp-content/uploads/2023/06/photo_5242686636733615119_y-150x150.jpg" text:style-name="Internet_20_link" text:visited-style-name="Visited_20_Internet_20_Link">
photo_5242686636733615119_y-150x150.jpg</text:a>
', '<text:a xlink:type="simple" xlink:href="https://armyinform.com.ua/wp-content/uploads/2023/06/photo_5242686636733615120_y-150x150.jpg" text:style-name="Internet_20_link" text:visited-style-name="Visited_20_Internet_20_Link">
photo_5242686636733615120_y-150x150.jpg</text:a>
']</text:p>
      <text:p text:style-name="P4">
Tags: ['ПРЕЗИДЕНТ УКРАЇНИ', 'ШИВРОН']</text:p>
      <text:p text:style-name="P4">
Category: News</text:p>
      <!--METADATA-->
      <text:p text:style-name="P4">
<draw:frame draw:style-name="fr1" draw:name="Image269" text:anchor-type="as-char" svg:width="6.9236in" svg:height="6.9236in" draw:z-index="0">
<draw:image xlink:href="../Images/AРМІЯINFORM/2023-06-25T64-00-00-04-00/photo_5242686636733615116_y.jpg" xlink:type="simple" xlink:show="embed" xlink:actuate="onLoad" draw:mime-type="image/jpeg"/>
</draw:frame>
Every chevron is a person. A person who has put his life with a wall against evil. A person who protects Ukraine and Ukrainians, our freedom and dream of all people to freely. About it <text:a xlink:type="simple" xlink:href="https://t.me/V_Zelenskiy_official/6703/" text:style-name="Internet_20_link" text:visited-style-name="Visited_20_Internet_20_Link">
reported</text:a>
Volodymyr Zelenskyy in a telegram-channel.</text:p>
      <text:p text:style-name="P4">
Every chevron gives us a story. The history of battles and sustainability, success and, unfortunately, losses. Every chevron is blood and pain, these are friends who died, and it is a life that has been saved despite everything.</text:p>
      <text:p text:style-name="P4">
When we see chevrons of our soldiers, we see the contours of our victory. We mibbes it symbols, its mood, its creators - our heroes, whom we will always be grateful.</text:p>
      <text:p text:style-name="P4">
“This is an honor for me - to keep the chevrons of our warriors. Some of them went to me at the front, some of them were native heroes who gave their lives for Ukraine. It is important. Everyone deserves Ukraine to know and remember whose victory, ”the Head of State said.</text:p>
      <text:p text:style-name="P4">
<text:a xlink:type="simple" xlink:href="https://armyinform.com.ua/wp-content/uploads/2023/06/photo_5242686636733615117_y.jpg" text:style-name="Internet_20_link" text:visited-style-name="Visited_20_Internet_20_Link">
!(Images/AРМІЯINFORM/2023-06-25T64-00-00-04-00/photo_5242686636733615117_y-150x150.jpg)</text:a>
</text:p>
      <text:p text:style-name="P4">
<text:a xlink:type="simple" xlink:href="https://armyinform.com.ua/wp-content/uploads/2023/06/photo_5242686636733615118_y.jpg" text:style-name="Internet_20_link" text:visited-style-name="Visited_20_Internet_20_Link">
<draw:frame draw:style-name="fr1" draw:name="Image270" text:anchor-type="as-char" svg:width="6.9236in" svg:height="6.9236in" draw:z-index="0">
<draw:image xlink:href="../Images/AРМІЯINFORM/2023-06-25T64-00-00-04-00/photo_5242686636733615118_y-150x150.jpg" xlink:type="simple" xlink:show="embed" xlink:actuate="onLoad" draw:mime-type="image/jpeg"/>
</draw:frame>
</text:a>
</text:p>
      <text:p text:style-name="P4">
<text:a xlink:type="simple" xlink:href="https://armyinform.com.ua/wp-content/uploads/2023/06/photo_5242686636733615121_y.jpg" text:style-name="Internet_20_link" text:visited-style-name="Visited_20_Internet_20_Link">
<draw:frame draw:style-name="fr1" draw:name="Image271" text:anchor-type="as-char" svg:width="6.9236in" svg:height="6.9236in" draw:z-index="0">
<draw:image xlink:href="../Images/AРМІЯINFORM/2023-06-25T64-00-00-04-00/photo_5242686636733615121_y-150x150.jpg" xlink:type="simple" xlink:show="embed" xlink:actuate="onLoad" draw:mime-type="image/jpeg"/>
</draw:frame>
</text:a>
</text:p>
      <text:p text:style-name="P4">
<text:a xlink:type="simple" xlink:href="https://armyinform.com.ua/wp-content/uploads/2023/06/photo_5242686636733615119_y.jpg" text:style-name="Internet_20_link" text:visited-style-name="Visited_20_Internet_20_Link">
<draw:frame draw:style-name="fr1" draw:name="Image272" text:anchor-type="as-char" svg:width="6.9236in" svg:height="6.9236in" draw:z-index="0">
<draw:image xlink:href="../Images/AРМІЯINFORM/2023-06-25T64-00-00-04-00/photo_5242686636733615119_y-150x150.jpg" xlink:type="simple" xlink:show="embed" xlink:actuate="onLoad" draw:mime-type="image/jpeg"/>
</draw:frame>
</text:a>
</text:p>
      <text:p text:style-name="P4">
<text:a xlink:type="simple" xlink:href="https://armyinform.com.ua/wp-content/uploads/2023/06/photo_5242686636733615120_y.jpg" text:style-name="Internet_20_link" text:visited-style-name="Visited_20_Internet_20_Link">
<draw:frame draw:style-name="fr1" draw:name="Image273" text:anchor-type="as-char" svg:width="6.9236in" svg:height="6.9236in" draw:z-index="0">
<draw:image xlink:href="../Images/AРМІЯINFORM/2023-06-25T64-00-00-04-00/photo_5242686636733615120_y-150x150.jpg" xlink:type="simple" xlink:show="embed" xlink:actuate="onLoad" draw:mime-type="image/jpeg"/>
</draw:frame>
</text:a>
As the President of Ukraine wrote, last month on the day of the Marine Corps before the Armed Forces of the Armed Forces, the Marines handed him their flag, a memorable plate of tashevrons of the Marine Corps. Grand of gratitude and great pride for what the defenders are, what people we have, what Ukraine is.Volodymyr Zelensky thanked each of our defender and every our order, who confidently prove every day: the enemy is not a place on our land. Family to our heroes!</text:p>
      <text:p text:style-name="P4">
News Source: <text:a xlink:type="simple" xlink:href="https://armyinform.com.ua/2023/06/25/cze-chest-dlya-mene-zberigaty-shevrony-nashyh-voyiniv-prezydent-ukrayiny/" text:style-name="Internet_20_link" text:visited-style-name="Visited_20_Internet_20_Link">
https://armyinform.com.ua/2023/06/25/cze-chest-dlya-mene-zberigaty-shevrony-nashyh-voyiniv-prezydent-ukrayiny/</text:a>
</text:p>
      <!--NEWS-->
      <text:h text:style-name="P10" text:outline-level="1">
<text:span text:style-name="T4">
The fact of discharge of the prohibited chemical supply on one of the positions was recorded, but the wind was in the direction of the enemy - Valery Shershen</text:span>
</text:h>
      <text:p text:style-name="P4">
Author: ['Ігор Березинський']</text:p>
      <text:p text:style-name="P4">
Time: 2023-06-25T66:00:00-04:00</text:p>
      <text:p text:style-name="P4">
Description: - For Permanu Doba on the Tavriyskoye, the nature of the fighting is not snaking. In defens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valerij-shershen-1.jpg" text:style-name="Internet_20_link" text:visited-style-name="Visited_20_Internet_20_Link">
valerij-shershen-1.jpg</text:a>
']</text:p>
      <text:p text:style-name="P4">
Tags: ['АГРЕСІЯ РФ', 'ВАЛЕРІЙ ШЕРШЕНЬ', 'ТАВРІЙСЬКИЙ НАПРЯМОК', 'ХІМІЧНА АТАКА']</text:p>
      <text:p text:style-name="P4">
Category: News</text:p>
      <!--METADATA-->
      <text:p text:style-name="P4">
<draw:frame draw:style-name="fr1" draw:name="Image274" text:anchor-type="as-char" svg:width="6.9236in" svg:height="4.61393in" draw:z-index="0">
<draw:image xlink:href="../Images/AРМІЯINFORM/2023-06-25T66-00-00-04-00/valerij-shershen-1.jpg" xlink:type="simple" xlink:show="embed" xlink:actuate="onLoad" draw:mime-type="image/jpeg"/>
</draw:frame>
Valery Shershn</text:p>
      <ul>
        <li>
Over the past day, the nature of the fighting has not changed in the Tavriysk direction. We keep positions and carry out measures to improve tactical leading. We have partial success when conducting offensive actions. There is a great loss in live power, weapons and military equipment, prosthetically, the storms of our positions in the Avdeevsky and Marinsky directions. There were 13 combat clashes and all in the Marinka area. The enemy made more than 440 shelling of our positions. The fact of discharge on our position of a shot chemical ammunition was a aerosol-constant action. Aviation blows were attracted at the Avdiivska Napryamka in the Avdiivka and Severene districts, - said Valery Shershen, a spokesman for the united news.</li>
      </ul>
      <text:p text:style-name="P4">
He also noted that the missile troops and artillery of the defense forces of the Defense Direction have performed more than 1090 fire tasks during the day. The losses of the enemy killed and wounded were 242 invaders, destroyed 16 -weapons and military equipment, 5 warehouses with ammunition. The recent one of our units also captured the Russian T-80 tank.</text:p>
      <text:p text:style-name="P4">
News Source: <text:a xlink:type="simple" xlink:href="https://armyinform.com.ua/2023/06/25/na-odnu-iz-pozyczij-zafiksovano-fakt-skydannya-zaboronenogo-himboyeprypasu-prote-viter-buv-u-bik-protyvnyka-valerij-shershen/" text:style-name="Internet_20_link" text:visited-style-name="Visited_20_Internet_20_Link">
https://armyinform.com.ua/2023/06/25/na-odnu-iz-pozyczij-zafiksovano-fakt-skydannya-zaboronenogo-himboyeprypasu-prote-viter-buv-u-bik-protyvnyka-valerij-shershen/</text:a>
</text:p>
      <!--NEWS-->
      <text:h text:style-name="P10" text:outline-level="1">
<text:span text:style-name="T4">
What should be in the first aid kilos of the 50-kilometer zone around the ZPP-the Tips of the Ministry of Health</text:span>
</text:h>
      <text:p text:style-name="P4">
Author: ['АРМІЯINFORM']</text:p>
      <text:p text:style-name="P4">
Time: 2023-06-25T67:00:00-04:00</text:p>
      <text:p text:style-name="P4">
Description: Minіtyni Hunts are healthy, INFORMUVATI about those, yak PIDGOVASHEN TO YOULVIVICH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40496525535202960_y.jpg" text:style-name="Internet_20_link" text:visited-style-name="Visited_20_Internet_20_Link">
photo_5240496525535202960_y.jpg</text:a>
']</text:p>
      <text:p text:style-name="P4">
Tags: ['ЗАЕС', 'МОЗ УКРАЇНИ']</text:p>
      <text:p text:style-name="P4">
Category: News</text:p>
      <!--METADATA-->
      <text:p text:style-name="P4">
<draw:frame draw:style-name="fr1" draw:name="Image275" text:anchor-type="as-char" svg:width="6.9236in" svg:height="6.9236in" draw:z-index="0">
<draw:image xlink:href="../Images/AРМІЯINFORM/2023-06-25T67-00-00-04-00/photo_5240496525535202960_y.jpg" xlink:type="simple" xlink:show="embed" xlink:actuate="onLoad" draw:mime-type="image/jpeg"/>
</draw:frame>
The Ministry of Health continues to inform how to prepare possible emergencies at the Zaporozhye NPP, which is temporarily captured by Russia.</text:p>
      <text:p text:style-name="P4">
About this <text:a xlink:type="simple" xlink:href="https://t.me/mozofficial/3541" text:style-name="Internet_20_link" text:visited-style-name="Visited_20_Internet_20_Link">
it is referred</text:a>
On the MoH page in Telegram.</text:p>
      <text:p text:style-name="P4">
The report states that this information <text:span text:style-name="T4">
 applies only to residents of the 50-kilometer zone around the ZPP </text:span>
 and is not relevant to people who live outside this radius.</text:p>
      <text:p text:style-name="P4">
The Ministry of Health is advised to make sure that there is potassium iodide in the first aid kit that is useful to reduce the negative impact of radioactive iodine into the thyroid in the event of a nuclear object.</text:p>
      <text:p text:style-name="P4">
** It is necessary to take the required dose of potassium iodide only after official airborne!</text:p>
      <text:p text:style-name="P4">
“It is optimal to take the drug after alerting for 6 or less hours of overcoming a radioactive cloud, but potassium iodide remains effective with the receipt of the cloud and 6 hours after it. Not recommended administration of the drug 24 hours after the cloud is received, ”the message goes.</text:p>
      <text:p text:style-name="P4">
Aluminum-antacid sorbents should also be in the first aid kit. ** This group of gas suits contains an active substance aluminum hydroxide and are used for the adhesion of neutralization, binding and excretion of radionuclides from the body, thus reducing health risk.</text:p>
      <text:p text:style-name="P4">
In addition, it is necessary to take care of the presence of alginates, the active substance - sodiumalginate. It creates a protective barrier on the surface of the liquid stomach content. This barrier prevents the body's dangerous substances.</text:p>
      <text:p text:style-name="P4">
Also in the first aid kit should be put <text:span text:style-name="T4">
 sodium bicarbonate </text:span>
, a remedy for the restoration of the heater state of blood and correction of metabolic acidosis(condition that is characterized by a violation of the chemical balance of acids and alkalis in the blood).</text:p>
      <text:p text:style-name="P4">
У домашній аптечці обовʼязково має бути <text:span text:style-name="T4">
маска</text:span>
 , яка є засобом фізичногозахисту для зменшення потрапляння в організм небезпечних речовин.</text:p>
      <text:p text:style-name="P4">
News Source: <text:a xlink:type="simple" xlink:href="https://armyinform.com.ua/2023/06/25/shho-maye-buty-v-aptechkah-zhyteliv-50-kilometrovoyi-zony-navkolo-zaes-porady-moz/" text:style-name="Internet_20_link" text:visited-style-name="Visited_20_Internet_20_Link">
https://armyinform.com.ua/2023/06/25/shho-maye-buty-v-aptechkah-zhyteliv-50-kilometrovoyi-zony-navkolo-zaes-porady-moz/</text:a>
</text:p>
      <!--NEWS-->
      <text:h text:style-name="P10" text:outline-level="1">
<text:span text:style-name="T4">
With the support of the Netherlands in Ukraine, modern veterans' assistance centers may appear</text:span>
</text:h>
      <text:p text:style-name="P4">
Author: ['АРМІЯINFORM']</text:p>
      <text:p text:style-name="P4">
Time: 2023-06-25T68:00:00-04:00</text:p>
      <text:p text:style-name="P4">
Description: Nirlandi announced the prodigal of the Piditrims of Ukraine by Likuvanni I Reabilitatsi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24-at-13.20.09.jpg" text:style-name="Internet_20_link" text:visited-style-name="Visited_20_Internet_20_Link">
whatsapp-image-2023-06-24-at-13.20.09.jpg</text:a>
', '<text:a xlink:type="simple" xlink:href="https://armyinform.com.ua/wp-content/uploads/2023/06/whatsapp-image-2023-06-24-at-13.20.15-150x150.jpg" text:style-name="Internet_20_link" text:visited-style-name="Visited_20_Internet_20_Link">
whatsapp-image-2023-06-24-at-13.20.15-150x150.jpg</text:a>
', '<text:a xlink:type="simple" xlink:href="https://armyinform.com.ua/wp-content/uploads/2023/06/whatsapp-image-2023-06-24-at-13.20.17-150x150.jpg" text:style-name="Internet_20_link" text:visited-style-name="Visited_20_Internet_20_Link">
whatsapp-image-2023-06-24-at-13.20.17-150x150.jpg</text:a>
', '<text:a xlink:type="simple" xlink:href="https://armyinform.com.ua/wp-content/uploads/2023/06/whatsapp-image-2023-06-24-at-13.20.12-150x150.jpg" text:style-name="Internet_20_link" text:visited-style-name="Visited_20_Internet_20_Link">
whatsapp-image-2023-06-24-at-13.20.12-150x150.jpg</text:a>
', '<text:a xlink:type="simple" xlink:href="https://armyinform.com.ua/wp-content/uploads/2023/06/whatsapp-image-2023-06-24-at-14.03.21-150x150.jpg" text:style-name="Internet_20_link" text:visited-style-name="Visited_20_Internet_20_Link">
whatsapp-image-2023-06-24-at-14.03.21-150x150.jpg</text:a>
', '<text:a xlink:type="simple" xlink:href="https://armyinform.com.ua/wp-content/uploads/2023/06/whatsapp-image-2023-06-24-at-13.20.10-150x150.jpg" text:style-name="Internet_20_link" text:visited-style-name="Visited_20_Internet_20_Link">
whatsapp-image-2023-06-24-at-13.20.10-150x150.jpg</text:a>
', '<text:a xlink:type="simple" xlink:href="https://armyinform.com.ua/wp-content/uploads/2023/06/whatsapp-image-2023-06-24-at-13.20.14-150x150.jpg" text:style-name="Internet_20_link" text:visited-style-name="Visited_20_Internet_20_Link">
whatsapp-image-2023-06-24-at-13.20.14-150x150.jpg</text:a>
', '<text:a xlink:type="simple" xlink:href="https://armyinform.com.ua/wp-content/uploads/2023/06/whatsapp-image-2023-06-24-at-13.20.05-150x150.jpg" text:style-name="Internet_20_link" text:visited-style-name="Visited_20_Internet_20_Link">
whatsapp-image-2023-06-24-at-13.20.05-150x150.jpg</text:a>
', '<text:a xlink:type="simple" xlink:href="https://armyinform.com.ua/wp-content/uploads/2023/06/whatsapp-image-2023-06-24-at-13.20.03-150x150.jpg" text:style-name="Internet_20_link" text:visited-style-name="Visited_20_Internet_20_Link">
whatsapp-image-2023-06-24-at-13.20.03-150x150.jpg</text:a>
', '<text:a xlink:type="simple" xlink:href="https://armyinform.com.ua/wp-content/uploads/2023/06/whatsapp-image-2023-06-24-at-13.20.06-150x150.jpg" text:style-name="Internet_20_link" text:visited-style-name="Visited_20_Internet_20_Link">
whatsapp-image-2023-06-24-at-13.20.06-150x150.jpg</text:a>
']</text:p>
      <text:p text:style-name="P4">
Tags: ['ВЕТЕРАНИ', 'НІДЕРЛАНДИ', 'РЕАБІЛІТАЦІЯ', 'ЮЛІЯ ЛАПУТІНА']</text:p>
      <text:p text:style-name="P4">
Category: News</text:p>
      <!--METADATA-->
      <text:p text:style-name="P4">
<draw:frame draw:style-name="fr1" draw:name="Image276" text:anchor-type="as-char" svg:width="6.9236in" svg:height="4.713818in" draw:z-index="0">
<draw:image xlink:href="../Images/AРМІЯINFORM/2023-06-25T68-00-00-04-00/whatsapp-image-2023-06-24-at-13.20.09.jpg" xlink:type="simple" xlink:show="embed" xlink:actuate="onLoad" draw:mime-type="image/jpeg"/>
</draw:frame>
The Netherlands announced the continuation of Ukraine's support in the treatment of irehabilitation of Ukrainian soldiers. This happened during a joint visit to the Minister of Affairs of Ukraine Yulia Laputina and the Minister of Defense of the Netherlands Kaisa Ollogren, who outlined the intentions of the Dutch side to continue the expansion of Ukraine's support. About it <text:a xlink:type="simple" xlink:href="https://mva.gov.ua/ua/news/yuliya-laputina-sistema-reabilitaciyi-veteraniv-ce-vazhlivij-bezpekovij-komponent" text:style-name="Internet_20_link" text:visited-style-name="Visited_20_Internet_20_Link">
reports</text:a>
Ministry of Veterans of Ukraine.</text:p>
      <text:p text:style-name="P4">
The Netherlands experience in rehabilitation is extremely important for Ukraine.</text:p>
      <text:p text:style-name="P4">
“We understand that we need not only that our defenders go through the rehabilitation in the Netherlands. We create infrastructure so that the rehabilitation system at the national level and the regional level in Ukraine. We are also negotiating to make training missions for our rehabilitologists and psychologists in the Netherlands in the Netherlands in order to transfer experiences for the processing of new techniques for our cutters, but at the same time we are also developing proposals for disintegration, with the support of our Nederns. Basic Ministry for Veterans Affairs of Modern Assistance Centers to our veterans. We will learn such experience of the Netherlands and possibly develop a joint prophet, ” - said the Minister of Veterans of Ukraine Yulia Laputina.</text:p>
      <text:p text:style-name="P4">
<text:a xlink:type="simple" xlink:href="https://armyinform.com.ua/wp-content/uploads/2023/06/whatsapp-image-2023-06-24-at-13.20.15.jpg" text:style-name="Internet_20_link" text:visited-style-name="Visited_20_Internet_20_Link">
!(Images/AРМІЯINFORM/2023-06-25T68-00-00-04-00/whatsapp-image-2023-06-24-at-13.20.15-150x150.jpg)</text:a>
</text:p>
      <text:p text:style-name="P4">
<text:a xlink:type="simple" xlink:href="https://armyinform.com.ua/wp-content/uploads/2023/06/whatsapp-image-2023-06-24-at-13.20.17.jpg" text:style-name="Internet_20_link" text:visited-style-name="Visited_20_Internet_20_Link">
<draw:frame draw:style-name="fr1" draw:name="Image277" text:anchor-type="as-char" svg:width="6.9236in" svg:height="6.9236in" draw:z-index="0">
<draw:image xlink:href="../Images/AРМІЯINFORM/2023-06-25T68-00-00-04-00/whatsapp-image-2023-06-24-at-13.20.17-150x150.jpg" xlink:type="simple" xlink:show="embed" xlink:actuate="onLoad" draw:mime-type="image/jpeg"/>
</draw:frame>
</text:a>
</text:p>
      <text:p text:style-name="P4">
<text:a xlink:type="simple" xlink:href="https://armyinform.com.ua/wp-content/uploads/2023/06/whatsapp-image-2023-06-24-at-13.20.12.jpg" text:style-name="Internet_20_link" text:visited-style-name="Visited_20_Internet_20_Link">
<draw:frame draw:style-name="fr1" draw:name="Image278" text:anchor-type="as-char" svg:width="6.9236in" svg:height="6.9236in" draw:z-index="0">
<draw:image xlink:href="../Images/AРМІЯINFORM/2023-06-25T68-00-00-04-00/whatsapp-image-2023-06-24-at-13.20.12-150x150.jpg" xlink:type="simple" xlink:show="embed" xlink:actuate="onLoad" draw:mime-type="image/jpeg"/>
</draw:frame>
</text:a>
</text:p>
      <text:p text:style-name="P4">
<text:a xlink:type="simple" xlink:href="https://armyinform.com.ua/wp-content/uploads/2023/06/whatsapp-image-2023-06-24-at-14.03.21.jpg" text:style-name="Internet_20_link" text:visited-style-name="Visited_20_Internet_20_Link">
<draw:frame draw:style-name="fr1" draw:name="Image279" text:anchor-type="as-char" svg:width="6.9236in" svg:height="6.9236in" draw:z-index="0">
<draw:image xlink:href="../Images/AРМІЯINFORM/2023-06-25T68-00-00-04-00/whatsapp-image-2023-06-24-at-14.03.21-150x150.jpg" xlink:type="simple" xlink:show="embed" xlink:actuate="onLoad" draw:mime-type="image/jpeg"/>
</draw:frame>
</text:a>
</text:p>
      <text:p text:style-name="P4">
<text:a xlink:type="simple" xlink:href="https://armyinform.com.ua/wp-content/uploads/2023/06/whatsapp-image-2023-06-24-at-13.20.10.jpg" text:style-name="Internet_20_link" text:visited-style-name="Visited_20_Internet_20_Link">
<draw:frame draw:style-name="fr1" draw:name="Image280" text:anchor-type="as-char" svg:width="6.9236in" svg:height="6.9236in" draw:z-index="0">
<draw:image xlink:href="../Images/AРМІЯINFORM/2023-06-25T68-00-00-04-00/whatsapp-image-2023-06-24-at-13.20.10-150x150.jpg" xlink:type="simple" xlink:show="embed" xlink:actuate="onLoad" draw:mime-type="image/jpeg"/>
</draw:frame>
</text:a>
</text:p>
      <text:p text:style-name="P4">
<text:a xlink:type="simple" xlink:href="https://armyinform.com.ua/wp-content/uploads/2023/06/whatsapp-image-2023-06-24-at-13.20.05.jpg" text:style-name="Internet_20_link" text:visited-style-name="Visited_20_Internet_20_Link">
<draw:frame draw:style-name="fr1" draw:name="Image281" text:anchor-type="as-char" svg:width="6.9236in" svg:height="6.9236in" draw:z-index="0">
<draw:image xlink:href="../Images/AРМІЯINFORM/2023-06-25T68-00-00-04-00/whatsapp-image-2023-06-24-at-13.20.05-150x150.jpg" xlink:type="simple" xlink:show="embed" xlink:actuate="onLoad" draw:mime-type="image/jpeg"/>
</draw:frame>
</text:a>
</text:p>
      <text:p text:style-name="P4">
<text:a xlink:type="simple" xlink:href="https://armyinform.com.ua/wp-content/uploads/2023/06/whatsapp-image-2023-06-24-at-13.20.03.jpg" text:style-name="Internet_20_link" text:visited-style-name="Visited_20_Internet_20_Link">
<draw:frame draw:style-name="fr1" draw:name="Image282" text:anchor-type="as-char" svg:width="6.9236in" svg:height="6.9236in" draw:z-index="0">
<draw:image xlink:href="../Images/AРМІЯINFORM/2023-06-25T68-00-00-04-00/whatsapp-image-2023-06-24-at-13.20.03-150x150.jpg" xlink:type="simple" xlink:show="embed" xlink:actuate="onLoad" draw:mime-type="image/jpeg"/>
</draw:frame>
</text:a>
</text:p>
      <text:p text:style-name="P4">
<text:a xlink:type="simple" xlink:href="https://armyinform.com.ua/wp-content/uploads/2023/06/whatsapp-image-2023-06-24-at-13.20.06.jpg" text:style-name="Internet_20_link" text:visited-style-name="Visited_20_Internet_20_Link">
<draw:frame draw:style-name="fr1" draw:name="Image283" text:anchor-type="as-char" svg:width="6.9236in" svg:height="6.9236in" draw:z-index="0">
<draw:image xlink:href="../Images/AРМІЯINFORM/2023-06-25T68-00-00-04-00/whatsapp-image-2023-06-24-at-13.20.06-150x150.jpg" xlink:type="simple" xlink:show="embed" xlink:actuate="onLoad" draw:mime-type="image/jpeg"/>
</draw:frame>
</text:a>
In addition, she noted that within the framework of the visit on the occasion of the Veterans Day, it is celebrated in the Netherlands on the last Saturday of June, Ukrainian -stanging also visited the military base, where our organizations are trained.</text:p>
      <text:p text:style-name="P4">
News Source: <text:a xlink:type="simple" xlink:href="https://armyinform.com.ua/2023/06/25/yuliya-laputina-systema-reabilitacziyi-veteraniv-cze-vazhlyvyj-bezpekovyj-komponent/" text:style-name="Internet_20_link" text:visited-style-name="Visited_20_Internet_20_Link">
https://armyinform.com.ua/2023/06/25/yuliya-laputina-systema-reabilitacziyi-veteraniv-cze-vazhlyvyj-bezpekovyj-komponent/</text:a>
</text:p>
      <!--NEWS-->
      <text:h text:style-name="P10" text:outline-level="1">
<text:span text:style-name="T4">
The Russian Federation does not provide official information on the health of prisoners of war - coordinating headquarters</text:span>
</text:h>
      <text:p text:style-name="P4">
Author: ['АРМІЯINFORM']</text:p>
      <text:p text:style-name="P4">
Time: 2023-06-25T69:00:00-04:00</text:p>
      <text:p text:style-name="P4">
Description: OFITSINIA INFORMASIA about the camp of healthy worship -lined chi yogo mscezkozhokennna ... War with Ukraine 2022, war with Ukraine latest news today, news war with Ukraine 2022 The last ones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38051727071104318_w.jpg" text:style-name="Internet_20_link" text:visited-style-name="Visited_20_Internet_20_Link">
photo_5238051727071104318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84" text:anchor-type="as-char" svg:width="6.9236in" svg:height="3.888755in" draw:z-index="0">
<draw:image xlink:href="../Images/AРМІЯINFORM/2023-06-25T69-00-00-04-00/photo_5238051727071104318_w.jpg" xlink:type="simple" xlink:show="embed" xlink:actuate="onLoad" draw:mime-type="image/jpeg"/>
</draw:frame>
The aggressor country does not provide official information on the health of a prisoner of war or its placement.</text:p>
      <text:p text:style-name="P4">
About this <text:a xlink:type="simple" xlink:href="https://t.me/Koord_shtab/1320" text:style-name="Internet_20_link" text:visited-style-name="Visited_20_Internet_20_Link">
the one was talking</text:a>
During a meeting with the Rodidamians of the 503rd Separate Battalion of the Marines at the Coordination Headquarters of Testamenting Servicemen.</text:p>
      <text:p text:style-name="P4">
For various reasons, servicemen in captivity can move a pre -colony or detention center.</text:p>
      <text:p text:style-name="P4">
The headquarters also noted that information about missing military personnel could be obtained from open sources, evidence of the defenders liberated from captivity, as well as in some cases, from the answers to the requests of independent lawyers.</text:p>
      <text:p text:style-name="P4">
The emergence of new information about a missing serviceman can be a support to change his accounting category. Important information is provided.</text:p>
      <text:p text:style-name="P4">
"We talk to everyone who returns from captivity," the Navy's representative added. "We transmit the information obtained to the coordination."</text:p>
      <text:p text:style-name="P4">
News Source: <text:a xlink:type="simple" xlink:href="https://armyinform.com.ua/2023/06/25/rf-ne-nadaye-oficzijnoyi-informacziyi-pro-stan-zdorovya-vijskovopolonenogo-koordynaczijnyj-shtab/" text:style-name="Internet_20_link" text:visited-style-name="Visited_20_Internet_20_Link">
https://armyinform.com.ua/2023/06/25/rf-ne-nadaye-oficzijnoyi-informacziyi-pro-stan-zdorovya-vijskovopolonenogo-koordynaczijnyj-shtab/</text:a>
</text:p>
      <!--NEWS-->
      <text:h text:style-name="P10" text:outline-level="1">
<text:span text:style-name="T4">
Zelensky's phone discussed the situation on the battlefield and threat to the ZPP</text:span>
</text:h>
      <text:p text:style-name="P4">
Authors: Ukrinform (Person)</text:p>
      <text:p text:style-name="P4">
Publisher: Укринформ (Organization)</text:p>
      <text:p text:style-name="P4">
Published Time: 2023-06-25T6:15:00+03:00</text:p>
      <text:p text:style-name="P4">
Modified Time: 2023-06-25T21:15:00+03:00</text:p>
      <text:p text:style-name="P4">
Description: President of Ukraine Volodymyr Zelensky discussed with Canada Prime Minister Justin Trudeau a situation on the battlefield and the threat that occupation troops created at the Zaporizhzhia NPP. - Ukrinform.</text:p>
      <text:p text:style-name="P4">
Images: ['<text:a xlink:type="simple" xlink:href="https://static.ukrinform.com/photos/2023_06/thumb_files/630_360_1687716784-578.jpg" text:style-name="Internet_20_link" text:visited-style-name="Visited_20_Internet_20_Link">
630_360_16877...</text:a>
']</text:p>
      <text:p text:style-name="P4">
Tags: ['Трюдо', 'Зеленський', 'Запорізька АЕС', 'Війна з Росією']</text:p>
      <text:p text:style-name="P4">
Type: Article</text:p>
      <!--METADATA-->
      <text:p text:style-name="P4">
<draw:frame draw:style-name="fr1" draw:name="Image285" text:anchor-type="as-char" svg:width="6.9236in" svg:height="3.956343in" draw:z-index="0">
<draw:image xlink:href="../Images/yкринформ/2023-06-25T6-15-00-03-00/630_360_1687716784-578.jpg" xlink:type="simple" xlink:show="embed" xlink:actuate="onLoad" draw:mime-type="image/jpeg"/>
</draw:frame>
Volodymyr Zelensky's Presidential Ukrainian discussed the situation on the battlefield and the threat that Occupation troops created by Nazaporozhye NPPs with the Prime Minister of Canada.</text:p>
      <text:p text:style-name="P4">
According to Ukrinform, the head of state reported in <text:a xlink:type="simple" xlink:href="https://t.me/V_Zelenskiy_official/6704" text:style-name="Internet_20_link" text:visited-style-name="Visited_20_Internet_20_Link">
telegram</text:a>
.</text:p>
      <text:p text:style-name="P4">
"He spent the first series of important telephone conversations-from the Prime Minister Channel <text:a xlink:type="simple" xlink:href="https://www.ukrinform.ua/tag-trudo" text:style-name="Internet_20_link" text:visited-style-name="Visited_20_Internet_20_Link">
Justin Trudeau</text:a>
. I thank the decimal visit to Kiev, and Canada and all Canadians - for the constant support of Ukraine, "Zelensky wrote.</text:p>
      <text:p text:style-name="P4">
He noted that he told the Trudeau about the current situation on the battlefield and was prominent by Ukrainian assessments of attempts in the rebellion in Russia and the impact of this situation was the course of hostilities.</text:p>
      <text:p text:style-name="P4">
The President also drew the attention of the Prime Minister to a threatening situation, which was created at the Zaporozhye NPP.</text:p>
      <text:p text:style-name="P4">
Zelensky emphasized that the insufficient reaction of the world to the blast of the Greblykakhov HPP and an attempt to blast the dam on the Kryvyi Rih reservoir allows to prepare a terrorist attack with the leakage of radiation at the NPP.</text:p>
      <text:p text:style-name="P4">
<text:span text:style-name="T4">
 Read also: </text:span>
 [Budanov - about the threat(https://www.ukrinform.ua/rubric-ato/3727559-budanov-pro-zagrozu-pidrivu-zaes-nikoli-situacia-ne-bula-takou-serjoznou-ak-zaraz.html)According to him, the fundamental reaction of Ukraine's partners should be demonstrated, in particular, at the NATO Vilnius Summit.</text:p>
      <text:p text:style-name="P4">
As reported <text:a xlink:type="simple" xlink:href="https://www.ukrinform.ua/rubric-polytics/3720965-dzastin-trudo-pribuv-do-kieva.html" text:style-name="Internet_20_link" text:visited-style-name="Visited_20_Internet_20_Link">
Ukrinform</text:a>
, Trudeau made a non -rented visit to Kiev on June 10, 2023.  Photo: op_</text:p>
      <text:p text:style-name="P4">
News Source: <text:a xlink:type="simple" xlink:href="https://www.ukrinform.ua/rubric-polytics/3727602-zelenskij-telefonom-obgovoriv-iz-trudo-situaciu-na-poli-bou-ta-zagrozu-na-zaes.html" text:style-name="Internet_20_link" text:visited-style-name="Visited_20_Internet_20_Link">
https://www.ukrinform.ua/rubric-polytics/3727602-zelenskij-telefonom-obgovoriv-iz-trudo-situaciu-na-poli-bou-ta-zagrozu-na-zaes.html</text:a>
</text:p>
      <!--NEWS-->
      <text:h text:style-name="P10" text:outline-level="1">
<text:span text:style-name="T4">
Russian troops once again fired at the border areas of Chernihiv and Sumy regions</text:span>
</text:h>
      <text:p text:style-name="P4">
Author: ['АРМІЯINFORM']</text:p>
      <text:p text:style-name="P4">
Time: 2023-06-25T70:00:00-04:00</text:p>
      <text:p text:style-name="P4">
Description: The village at 13:00 25 Chervnya Rosiyski Vіsyska Vykhgov fired a prordontal teerrato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obstrilyaly-sumshhynu.jpg" text:style-name="Internet_20_link" text:visited-style-name="Visited_20_Internet_20_Link">
obstrilyaly-sumshhynu.jpg</text:a>
']</text:p>
      <text:p text:style-name="P4">
Tags: ['ОБСТРІЛ', 'СУМЩИНА', 'ЧЕРНІГІВЩИНА']</text:p>
      <text:p text:style-name="P4">
Category: News</text:p>
      <!--METADATA-->
      <text:p text:style-name="P4">
<draw:frame draw:style-name="fr1" draw:name="Image286" text:anchor-type="as-char" svg:width="6.9236in" svg:height="4.615733in" draw:z-index="0">
<draw:image xlink:href="../Images/AРМІЯINFORM/2023-06-25T70-00-00-04-00/obstrilyaly-sumshhynu.jpg" xlink:type="simple" xlink:show="embed" xlink:actuate="onLoad" draw:mime-type="image/jpeg"/>
</draw:frame>
Illustrative photo</text:p>
      <text:p text:style-name="P4">
As of 13:00 on June 25, Russian troops were fired at the borderlines of Chernihiv and Sumy regions. About it <text:a xlink:type="simple" xlink:href="https://www.facebook.com/kommander.nord/posts/pfbid02EQ6RSnW1uLjZWjLyLCX9sRZRtSFugB6UN5zZ7qEG5pgHRt3T35AoVHeg7CUZbpqml" text:style-name="Internet_20_link" text:visited-style-name="Visited_20_Internet_20_Link">
reports</text:a>
Operational Command "North".</text:p>
      <text:p text:style-name="P4">
<text:span text:style-name="T4">
Chernihiv region</text:span>
</text:p>
      <text:p text:style-name="P4">
From 02:10 to 02:30 5 parishes were recorded, probably with a mortar 120 mm, in the rayon. Grame. There was no information about losses among the local population or damage to civil infrastructure.</text:p>
      <text:p text:style-name="P4">
From 10:40 to 10:53 3 parishes were recorded, probably with a mortar 120 mm, in the rayon. Timonovichi. There was no information about losses among the local population or damage to civil infrastructure.</text:p>
      <text:p text:style-name="P4">
<text:span text:style-name="T4">
Sumy region</text:span>
</text:p>
      <text:p text:style-name="P4">
From 06:32 to 07:01 there were 11 parishes, approximately mortar, in the district Mimalushin. Information is specified about the losses of the local population, damage to civil infrastructure.</text:p>
      <text:p text:style-name="P4">
About 06:46 there were 2 prefers, approximately mortar, in the area of NP. Khodyne. On the loss among the local population, damage to civil infrastructure information is specified.</text:p>
      <text:p text:style-name="P4">
News Source: <text:a xlink:type="simple" xlink:href="https://armyinform.com.ua/2023/06/25/rosijski-vijska-vchergove-obstrilyaly-prykordonni-terytoriyi-chernigivskoyi-ta-sumskoyi-oblastej-2/" text:style-name="Internet_20_link" text:visited-style-name="Visited_20_Internet_20_Link">
https://armyinform.com.ua/2023/06/25/rosijski-vijska-vchergove-obstrilyaly-prykordonni-terytoriyi-chernigivskoyi-ta-sumskoyi-oblastej-2/</text:a>
</text:p>
      <!--NEWS-->
      <text:h text:style-name="P10" text:outline-level="1">
<text:span text:style-name="T4">
Aviation of Defense Forces over the past day has struck 18 beats through the enemy</text:span>
</text:h>
      <text:p text:style-name="P4">
Author: ['АРМІЯINFORM']</text:p>
      <text:p text:style-name="P4">
Time: 2023-06-25T71:00:00-04:00</text:p>
      <text:p text:style-name="P4">
Description: Avіaatsіya forces of defense for Past Dob was headed by 18 stro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ГЕНЕРАЛЬНИЙ ШТАБ ЗС УКРАЇНИ', 'ОПЕРАТИВНА ОБСТАНОВКА', 'ХРОНІКА ОБОРОНИ']</text:p>
      <text:p text:style-name="P4">
Category: News</text:p>
      <!--METADATA-->
      <text:p text:style-name="P4">
<draw:frame draw:style-name="fr1" draw:name="Image287" text:anchor-type="as-char" svg:width="6.9236in" svg:height="3.894525in" draw:z-index="0">
<draw:image xlink:href="../Images/AРМІЯINFORM/2023-06-25T71-00-00-04-00/aviacziya-syl-oborony-ukrayiny.jpg" xlink:type="simple" xlink:show="embed" xlink:actuate="onLoad" draw:mime-type="image/jpeg"/>
</draw:frame>
Illustrative photo</text:p>
      <text:p text:style-name="P4">
The aircraft forces of defense for the past 24 hours made 18 beats in the areas of concentration of the personal composition of the enemy and destroyed 1 anti-aircraft missile complex of the enemy. Also, our defenders destroyed 6 reconnaissance UAVs.</text:p>
      <text:p text:style-name="P4">
The missile troops and artillery units have struck the 1st arrow missile system, 3 areas of concentration of the personnel of the Tavi equipment, 12 guns at fire positions and 2 rebprotsi stations.</text:p>
      <text:p text:style-name="P4">
Source - <text:a xlink:type="simple" xlink:href="https://www.facebook.com/GeneralStaff.ua/posts/611373421175740" text:style-name="Internet_20_link" text:visited-style-name="Visited_20_Internet_20_Link">
General Staff</text:a>
.</text:p>
      <text:p text:style-name="P4">
News Source: <text:a xlink:type="simple" xlink:href="https://armyinform.com.ua/2023/06/25/aviacziya-syl-oborony-za-mynulu-dobu-zavdala-18-udariv-po-vorogu/" text:style-name="Internet_20_link" text:visited-style-name="Visited_20_Internet_20_Link">
https://armyinform.com.ua/2023/06/25/aviacziya-syl-oborony-za-mynulu-dobu-zavdala-18-udariv-po-vorogu/</text:a>
</text:p>
      <!--NEWS-->
      <text:h text:style-name="P10" text:outline-level="1">
<text:span text:style-name="T4">
Foreign components for the MIC of the aggressor are in the Russian Federation through countries that have not joined US and EU sanctions</text:span>
</text:h>
      <text:p text:style-name="P4">
Author: ['АРМІЯINFORM']</text:p>
      <text:p text:style-name="P4">
Time: 2023-06-25T72:00:00-04:00</text:p>
      <text:p text:style-name="P4">
Description: INOGRUSTENI component, yaki Russian Vikoristovo for Vobroitnita Zbro, poison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25-01.jpeg" text:style-name="Internet_20_link" text:visited-style-name="Visited_20_Internet_20_Link">
20230625-01.jpeg</text:a>
']</text:p>
      <text:p text:style-name="P4">
Tags: ['АГРЕСІЯ РФ', 'ГУР МОУ']</text:p>
      <text:p text:style-name="P4">
Category: News</text:p>
      <!--METADATA-->
      <text:p text:style-name="P4">
<draw:frame draw:style-name="fr1" draw:name="Image288" text:anchor-type="as-char" svg:width="6.9236in" svg:height="4.246114in" draw:z-index="0">
<draw:image xlink:href="../Images/AРМІЯINFORM/2023-06-25T72-00-00-04-00/20230625-01.jpeg" xlink:type="simple" xlink:show="embed" xlink:actuate="onLoad" draw:mime-type="image/jpeg"/>
</draw:frame>
Foreign components that Russia uses for the production of weapons fall to the aggressor state through countries that have not joined the sanctions of the West. About it <text:a xlink:type="simple" xlink:href="https://gur.gov.ua/content/inozemni-komponenty-dlia-vpk-ahresora-potrapliaiut-v-rf-cherez-krainy-iaki-ne-pryiednalys-do-sanktsii-ssha-ta-ies.html" text:style-name="Internet_20_link" text:visited-style-name="Visited_20_Internet_20_Link">
reports</text:a>
MOV Intelligence Directorate.</text:p>
      <text:p text:style-name="P4">
Thus, the representative of the Main Directorate of Intelligence of the Ministry of Defense of Ukraine, Navadim Skybitsky, noted that a number of components for the military industry of the aggressor fall to Russia under the guise of household goods, and one of the common mechanisms of bypassing sanctions is the creation of a day.</text:p>
      <text:p text:style-name="P4">
"In some countries of the Russian Federation it creates either joint ventures or opens enterprises that exist one day, a week: products are imported, and then the enterprise disappears," - explained a representative of Ukraine's military intelligence.</text:p>
      <text:p text:style-name="P4">
According to the representative of the GRU of Ukraine, the solution of the problem of bypassing the sanction depends on effective export control.</text:p>
      <text:p text:style-name="P4">
“It is, by the way, not just about the components. There are other issues related to weapons: modern machine tools, software, separate -immigrants and substances that are needed by Russia. All this today is on the primary control. In order not to allow to restore and build production in the territory of the Russian territory, our task is now clearly identifying that Russian MIC, which components are used by the aggressor state and what it has a deficit, ”said Vadim Skibitsky, noting that Ukraine is paying considerable attention to the problem He works with international partners to solve it.</text:p>
      <text:p text:style-name="P4">
News Source: <text:a xlink:type="simple" xlink:href="https://armyinform.com.ua/2023/06/25/inozemni-komponenty-dlya-vpk-agresora-potraplyayut-v-rf-cherez-krayiny-yaki-ne-pryyednalys-do-sankczij-ssha-ta-yes/" text:style-name="Internet_20_link" text:visited-style-name="Visited_20_Internet_20_Link">
https://armyinform.com.ua/2023/06/25/inozemni-komponenty-dlya-vpk-agresora-potraplyayut-v-rf-cherez-krayiny-yaki-ne-pryyednalys-do-sankczij-ssha-ta-yes/</text:a>
</text:p>
      <!--NEWS-->
      <text:h text:style-name="P10" text:outline-level="1">
<text:span text:style-name="T4">
Collaborators flee from Kherson region to temporarily occupied Crimea</text:span>
</text:h>
      <text:p text:style-name="P4">
Author: ['АРМІЯINFORM']</text:p>
      <text:p text:style-name="P4">
Time: 2023-06-25T73:00:00-04:00</text:p>
      <text:p text:style-name="P4">
Description: About CED DOIMLAY GS ZS Ukrainian. “At Timchasovo, the Kherson region is wounded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picturepicture-165651190498739023395035-90887.jpeg" text:style-name="Internet_20_link" text:visited-style-name="Visited_20_Internet_20_Link">
picturepicture-165651190498739023395035-90887.jpeg</text:a>
']</text:p>
      <text:p text:style-name="P4">
Tags: ['STOPRUSSIA', 'ВТОРГНЕННЯ РФ', 'ГШ ЗС УКРАЇНИ', 'ХЕРСОНЩИНА']</text:p>
      <text:p text:style-name="P4">
Category: News</text:p>
      <!--METADATA-->
      <text:p text:style-name="P4">
<draw:frame draw:style-name="fr1" draw:name="Image289" text:anchor-type="as-char" svg:width="6.9236in" svg:height="4.269553in" draw:z-index="0">
<draw:image xlink:href="../Images/AРМІЯINFORM/2023-06-25T73-00-00-04-00/picturepicture-165651190498739023395035-90887.jpeg" xlink:type="simple" xlink:show="embed" xlink:actuate="onLoad" draw:mime-type="image/jpeg"/>
</draw:frame>
<text:span text:style-name="T4">
 🔥 Situation on Russian invasion </text:span>
</text:p>
      <text:p text:style-name="P4">
About it <text:a xlink:type="simple" xlink:href="https://www.facebook.com/GeneralStaff.ua/posts/611373421175740" text:style-name="Internet_20_link" text:visited-style-name="Visited_20_Internet_20_Link">
reports</text:a>
General of the Armed Forces of Ukraine.</text:p>
      <text:p text:style-name="P4">
“In the temporarily seized Kherson region there is an intensification of the process of locating local collaborators with Russian passports on their own vehicles to the temporarily occupied Ukrainian Crimea. However, the FSSB staff of the Russian Federation take filtration measures for every traitor, ”the testimony reads.</text:p>
      <text:p text:style-name="P4">
News Source: <text:a xlink:type="simple" xlink:href="https://armyinform.com.ua/2023/06/25/kolaboranty-tikayut-z-hersonshhyny-do-tymchasovo-okupovanogo-krymu/" text:style-name="Internet_20_link" text:visited-style-name="Visited_20_Internet_20_Link">
https://armyinform.com.ua/2023/06/25/kolaboranty-tikayut-z-hersonshhyny-do-tymchasovo-okupovanogo-krymu/</text:a>
</text:p>
      <!--NEWS-->
      <text:h text:style-name="P10" text:outline-level="1">
<text:span text:style-name="T4">
Priority - legality, prudence, politeness: in Odessa OTC and JV held a service meeting</text:span>
</text:h>
      <text:p text:style-name="P4">
Author: ['АРМІЯINFORM']</text:p>
      <text:p text:style-name="P4">
Time: 2023-06-25T74:00:00-04:00</text:p>
      <text:p text:style-name="P4">
Description: Behind the Rosarrothenes of the commanding command of the operational command “Piven” in the Kideskoy Ottsk,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5860185_591380589788854_4076977489260827005_n.jpg" text:style-name="Internet_20_link" text:visited-style-name="Visited_20_Internet_20_Link">
355860185_591380589788854_4076977489260827005_n.jpg</text:a>
', '<text:a xlink:type="simple" xlink:href="https://armyinform.com.ua/wp-content/uploads/2023/06/356420529_591380649788848_3988491479911740545_n.jpg" text:style-name="Internet_20_link" text:visited-style-name="Visited_20_Internet_20_Link">
356420529_591380649788848_3988491479911740545_n.jpg</text:a>
']</text:p>
      <text:p text:style-name="P4">
Tags: ['СЛУЖБОВА НАРАДА', 'ТЦК ТА СП']</text:p>
      <text:p text:style-name="P4">
Category: News</text:p>
      <!--METADATA-->
      <text:p text:style-name="P4">
<draw:frame draw:style-name="fr1" draw:name="Image290" text:anchor-type="as-char" svg:width="6.9236in" svg:height="4.615733in" draw:z-index="0">
<draw:image xlink:href="../Images/AРМІЯINFORM/2023-06-25T74-00-00-04-00/355860185_591380589788854_4076977489260827005_n.jpg" xlink:type="simple" xlink:show="embed" xlink:actuate="onLoad" draw:mime-type="image/jpeg"/>
</draw:frame>
At the order of the commander of the operational command "South" in the OdessaOttsk and JV, an official meeting was held with the participation of heads, heads of departments of RTC and JV of the region.</text:p>
      <text:p text:style-name="P4">
The assistant of the military commissioner on the legal work of the Odessa ODCC and JV, revealing the issues of combating corruption, emphasized the need for unconscious compliance with all employees of the Criminal Code and JV of the requirements of anti -corruption legislation, preventing the emergence of conflict of interests and avoidance .</text:p>
      <text:p text:style-name="P4">
The attendees were explained in detail by the commander's action algorithm(Chief)At the time of his subordinate alcoholic beverages.</text:p>
      <text:p text:style-name="P4">
One of the issues of improving the work of the military-medical commissions was discussed separately, namely: is it necessary to replace the senior doctors of the RTC and JV today massively today?</text:p>
      <text:p text:style-name="P4">
<draw:frame draw:style-name="fr1" draw:name="Image291" text:anchor-type="as-char" svg:width="6.9236in" svg:height="4.615733in" draw:z-index="0">
<draw:image xlink:href="../Images/AРМІЯINFORM/2023-06-25T74-00-00-04-00/356420529_591380649788848_3988491479911740545_n.jpg" xlink:type="simple" xlink:show="embed" xlink:actuate="onLoad" draw:mime-type="image/jpeg"/>
</draw:frame>
The meeting analyzed in detail the practical situations that arise during the personal delivery of a person with a request to come to the CCC and JV to consider his data in wartime.</text:p>
      <text:p text:style-name="P4">
It was noted that during the delivery of stories to employees of territorial centers, the staffing should avoid emotional influences and reactions. Actors of this process need to be responsible for organizational quotes: to train staff, to instruct it qualitatively, to provide quality control in their activities.</text:p>
      <text:p text:style-name="P4">
<text:span text:style-name="T4">
 Source: </text:span>
 <text:a xlink:type="simple" xlink:href="https://www.facebook.com/OperationalCommandSouth/posts/pfbid0zKXgnCi2eMH4118Yx86gUwMrGysXFf2NoZcYFoMb6ZBPX8T3Sa4CU7TjCJXfSntGl" text:style-name="Internet_20_link" text:visited-style-name="Visited_20_Internet_20_Link">
South Operational Command</text:a>
</text:p>
      <text:p text:style-name="P4">
News Source: <text:a xlink:type="simple" xlink:href="https://armyinform.com.ua/2023/06/25/u-prioryteti-zakonnist-vyvazhenist-vvichlyvist-v-odeskomu-otczk-ta-sp-provely-sluzhbovu-naradu/" text:style-name="Internet_20_link" text:visited-style-name="Visited_20_Internet_20_Link">
https://armyinform.com.ua/2023/06/25/u-prioryteti-zakonnist-vyvazhenist-vvichlyvist-v-odeskomu-otczk-ta-sp-provely-sluzhbovu-naradu/</text:a>
</text:p>
      <!--NEWS-->
      <text:h text:style-name="P10" text:outline-level="1">
<text:span text:style-name="T4">
Irina Vereshchuk instructed to take special control of adoption during the war</text:span>
</text:h>
      <text:p text:style-name="P4">
Author: ['АРМІЯINFORM']</text:p>
      <text:p text:style-name="P4">
Time: 2023-06-25T75:00:00-04:00</text:p>
      <text:p text:style-name="P4">
Description: PID Medicanes Vicepremere'yr-Ministra izhrini Vereshchuk Vidbulo Chergov Vysid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usynovlennya-1.jpg" text:style-name="Internet_20_link" text:visited-style-name="Visited_20_Internet_20_Link">
usynovlennya-1.jpg</text:a>
']</text:p>
      <text:p text:style-name="P4">
Tags: ['ДІТИ', 'ІРИНА ВЕРЕЩУК', 'УСИНОВЛЕННЯ']</text:p>
      <text:p text:style-name="P4">
Category: News</text:p>
      <!--METADATA-->
      <text:p text:style-name="P4">
<draw:frame draw:style-name="fr1" draw:name="Image292" text:anchor-type="as-char" svg:width="6.9236in" svg:height="4.585631in" draw:z-index="0">
<draw:image xlink:href="../Images/AРМІЯINFORM/2023-06-25T75-00-00-04-00/usynovlennya-1.jpg" xlink:type="simple" xlink:show="embed" xlink:actuate="onLoad" draw:mime-type="image/jpeg"/>
</draw:frame>
Under the chairmanship of the Viceremer-Minister Irina Vereshchuk, the coordination headquarters on the protection of the rights of the child in the conditions of a militarystan took place. About it <text:a xlink:type="simple" xlink:href="https://minre.gov.ua/2023/06/24/pid-golovuvannyam-viczepremyer-ministra-iryny-vereshhuk-vidbulosya-chergove-zasidannya-koordynaczijnogo-shtabu-z-pytan-zahystu-prav-dytyny-v-umovah-voyennogo-stanu/" text:style-name="Internet_20_link" text:visited-style-name="Visited_20_Internet_20_Link">
reports</text:a>
Ministry of Reintegration of Temporarily Occupied Territories of Ukraine.</text:p>
      <text:p text:style-name="P4">
The meeting was attended by representatives of the Ministry of Reintegration, the Ministry of Health, the Ministry of Social Policy, the National Social Service, the National Information Bureau, the Office of the Prosecutor General, the National Police, other bodies of central and local authorities.</text:p>
      <text:p text:style-name="P4">
They discussed issues of status children, that is, orphans and children deprived of their father-in-law. In particular, they heard information about the status of children in medical institutions.</text:p>
      <text:p text:style-name="P4">
Irina Vereshchuk emphasized that the responsible services should not only collect statistical data, but also carefully analyze them. In order to understand processes, coordinate actions and respond to problems in a timely manner.</text:p>
      <text:p text:style-name="P4">
The official instructed the relevant services to take special control of all the assumptions that occur during the war. Check adherence to this process and accounting. Before giving the baby for care, carefully check the family, living conditions and other factors.</text:p>
      <text:p text:style-name="P4">
The issues of children who are currently in Poland and Turkey were also raised. They emphasized that in the event of returning to Ukraine, they are obliged to be taken under social support for responsible services.</text:p>
      <text:p text:style-name="P4">
“The areas of the region also have to prepare comprehensive information as to how many children have gone abroad, how many foster families are planned to be addressed, how many of them will be placed in institutional institutions and so on. In general, the region should implement its regional policy on returning children that are currently abroad. ”_, - summarized Irina Vereshchuk.</text:p>
      <text:p text:style-name="P4">
News Source: <text:a xlink:type="simple" xlink:href="https://armyinform.com.ua/2023/06/25/iryna-vereshhuk-doruchyla-vzyaty-na-osoblyvyj-kontrol-usynovlennya-pid-chas-vijny/" text:style-name="Internet_20_link" text:visited-style-name="Visited_20_Internet_20_Link">
https://armyinform.com.ua/2023/06/25/iryna-vereshhuk-doruchyla-vzyaty-na-osoblyvyj-kontrol-usynovlennya-pid-chas-vijny/</text:a>
</text:p>
      <!--NEWS-->
      <text:h text:style-name="P10" text:outline-level="1">
<text:span text:style-name="T4">
The United Kingdom will send Ukraine 3 billion pounds for the next three years</text:span>
</text:h>
      <text:p text:style-name="P4">
Author: ['АРМІЯINFORM']</text:p>
      <text:p text:style-name="P4">
Time: 2023-06-25T76:00:00-04:00</text:p>
      <text:p text:style-name="P4">
Description: On conferences, the Ukrainian (Ukraine Recovery Conference) has com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55.jpg" text:style-name="Internet_20_link" text:visited-style-name="Visited_20_Internet_20_Link">
455.jpg</text:a>
']</text:p>
      <text:p text:style-name="P4">
Tags: ['INNOVATEUKRAINE', 'ВЕЛИКА БРИТАНІЯ', 'ДЕНИС ШМИГАЛЬ', 'ДОПОМОГА ПАРТНЕРІВ']</text:p>
      <text:p text:style-name="P4">
Category: News</text:p>
      <!--METADATA-->
      <text:p text:style-name="P4">
<draw:frame draw:style-name="fr1" draw:name="Image293" text:anchor-type="as-char" svg:width="6.9236in" svg:height="2.858937in" draw:z-index="0">
<draw:image xlink:href="../Images/AРМІЯINFORM/2023-06-25T76-00-00-04-00/455.jpg" xlink:type="simple" xlink:show="embed" xlink:actuate="onLoad" draw:mime-type="image/jpeg"/>
</draw:frame>
At the Conference on Recovery of Ukraine in London(Ukraine Recovery Conference)About $ 60 billion has been attracted to rebuilding, in particular, Great Britain will send Ukraine 3 billion pounds for the next three years.</text:p>
      <text:p text:style-name="P4">
About it <text:a xlink:type="simple" xlink:href="https://www.facebook.com/dshmyhal/posts/pfbid02EbEWVTV2beuowWpQUMDL1cdU3K2UbL3FLf3tWuM53p2qDGqUiEDKMvBs9HsxHGZCl" text:style-name="Internet_20_link" text:visited-style-name="Visited_20_Internet_20_Link">
reported</text:a>
Prime Minister of Ukraine Denis Shmigal on Facebook.</text:p>
      <text:p text:style-name="P4">
In particular, the EU announced € 50 billion for 4 years. Thanks to these money, the state budget deficit is planned and to finance the restoration projects.</text:p>
      <text:p text:style-name="P4">
“The United Kingdom will send Ukraine 3 billion pounds for the next three years. 240 millionfunds this year. Ukraine and Britain will also create a challenge fund in the innovateukraine innovations of 62 million pounds, "Denisshmigal wrote.</text:p>
      <text:p text:style-name="P4">
It is also noted that the World Bank will provide a package of assistance for 1.76 billion dollars to finance social payments.</text:p>
      <text:p text:style-name="P4">
"Announced financial support programs from individual countries: the United States - additional $ 1,3 billion for transport infrastructure, digitalization and energy, Germany - an additional € 381 million, in particular for humanitarian demining, Switzerland - 1.5 billion francs within the medium -term support program", "Denis Shmigal gave.</text:p>
      <text:p text:style-name="P4">
News Source: <text:a xlink:type="simple" xlink:href="https://armyinform.com.ua/2023/06/25/velyka-brytaniya-spryamuye-ukrayini-3-mlrd-funtiv-na-nastupni-try-roky/" text:style-name="Internet_20_link" text:visited-style-name="Visited_20_Internet_20_Link">
https://armyinform.com.ua/2023/06/25/velyka-brytaniya-spryamuye-ukrayini-3-mlrd-funtiv-na-nastupni-try-roky/</text:a>
</text:p>
      <!--NEWS-->
      <text:h text:style-name="P10" text:outline-level="1">
<text:span text:style-name="T4">
More than 95 thousand war crimes have documented the Office of the Prosecutor General of Ukraine</text:span>
</text:h>
      <text:p text:style-name="P4">
Author: ['АРМІЯINFORM']</text:p>
      <text:p text:style-name="P4">
Time: 2023-06-25T77:00:00-04:00</text:p>
      <text:p text:style-name="P4">
Description: OFIC OFFICEAL OF Ukrainian POSEMOMELAS AND COARSENTY AND DOCH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warcrime-25062023ua.jpg" text:style-name="Internet_20_link" text:visited-style-name="Visited_20_Internet_20_Link">
warcrime-25062023ua.jpg</text:a>
', '<text:a xlink:type="simple" xlink:href="https://armyinform.com.ua/wp-content/uploads/2023/06/warcrime-25062023en.jpg" text:style-name="Internet_20_link" text:visited-style-name="Visited_20_Internet_20_Link">
warcrime-25062023en.jpg</text:a>
']</text:p>
      <text:p text:style-name="P4">
Tags: ['АГРЕСІЯ РФ', 'ВІЙСЬКОВІ ЗЛОЧИНИ РФ', 'ВТОРГНЕННЯ РФ', 'ОФІС ГЕНЕРАЛЬНОГО ПРОКУРОРА']</text:p>
      <text:p text:style-name="P4">
Category: News</text:p>
      <!--METADATA-->
      <text:p text:style-name="P4">
<draw:frame draw:style-name="fr1" draw:name="Image294" text:anchor-type="as-char" svg:width="6.9236in" svg:height="4.448413in" draw:z-index="0">
<draw:image xlink:href="../Images/AРМІЯINFORM/2023-06-25T77-00-00-04-00/warcrime-25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25, it is registered:</text:p>
      <ul>
        <li>
95 349 Military Crimes, * 17 262 Crimes against National Security of Ukraine.</li>
      </ul>
      <text:p text:style-name="P4">
In addition, according to the official data of juvenile prosecutors, 1502 children were affected by Russian aggression, including:</text:p>
      <ul>
        <li>
490 - children were killed, * 1030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95" text:anchor-type="as-char" svg:width="6.9236in" svg:height="4.448413in" draw:z-index="0">
<draw:image xlink:href="../Images/AРМІЯINFORM/2023-06-25T77-00-00-04-00/warcrime-25062023en.jpg" xlink:type="simple" xlink:show="embed" xlink:actuate="onLoad" draw:mime-type="image/jpeg"/>
</draw:frame>
</text:p>
      <text:p text:style-name="P4">
News Source: <text:a xlink:type="simple" xlink:href="https://armyinform.com.ua/2023/06/25/ponad-95-tysyach-voyennyh-zlochyniv-zadokumentuvav-ofis-genprokurora-ukrayiny/" text:style-name="Internet_20_link" text:visited-style-name="Visited_20_Internet_20_Link">
https://armyinform.com.ua/2023/06/25/ponad-95-tysyach-voyennyh-zlochyniv-zadokumentuvav-ofis-genprokurora-ukrayiny/</text:a>
</text:p>
      <!--NEWS-->
      <text:h text:style-name="P10" text:outline-level="1">
<text:span text:style-name="T4">
About four power units of the Russian troops have placed equipment with explosives</text:span>
</text:h>
      <text:p text:style-name="P4">
Author: ['АРМІЯINFORM']</text:p>
      <text:p text:style-name="P4">
Time: 2023-06-25T78:00:00-04:00</text:p>
      <text:p text:style-name="P4">
Description: The Teroristic Rosia completed the PIDGOTOSTAL to the terrorist attack on the Zaporizkiy Atomoniy Elektronetsiy ...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0230625-02.jpg" text:style-name="Internet_20_link" text:visited-style-name="Visited_20_Internet_20_Link">
20230625-02.jpg</text:a>
']</text:p>
      <text:p text:style-name="P4">
Tags: ['АГРЕСІЯ РФ', 'ГУР МОУ', 'ЗАЕС', 'КИРИЛО БУДАНОВ']</text:p>
      <text:p text:style-name="P4">
Category: News</text:p>
      <!--METADATA-->
      <text:p text:style-name="P4">
<draw:frame draw:style-name="fr1" draw:name="Image296" text:anchor-type="as-char" svg:width="6.9236in" svg:height="3.894525in" draw:z-index="0">
<draw:image xlink:href="../Images/AРМІЯINFORM/2023-06-25T78-00-00-04-00/20230625-02.jpg" xlink:type="simple" xlink:show="embed" xlink:actuate="onLoad" draw:mime-type="image/jpeg"/>
</draw:frame>
Terrorist Russia has completed preparation for the terrorist attack at the Zaporozhye nuclear power plant.</text:p>
      <text:p text:style-name="P4">
This was stated in an interview with the British edition of The New Statement by the Chief Chief of Intelligence of the Ministry of Defense of Ukraine General-General of Majorkirlo Budanov.</text:p>
      <text:p text:style-name="P4">
According to him, nuclear reactors without cooling can melt for 10 hours to 14 days.</text:p>
      <text:p text:style-name="P4">
The NPP accident can also lead to increased voltage on the lines on lines.</text:p>
      <text:p text:style-name="P4">
“The plan of the terrorist attack for the ZPP is fully developed and approved. They can use technical means to accelerate the caras, ”Kirilobudanov said.</text:p>
      <text:p text:style-name="P4">
The head of the GUR of the Ministry of Defense of Ukraine recalled the Ministry of Health of the Russian Troops, and also reported the placement of the occupants of the equipment at about 4 out of 6 power units of the station.</text:p>
      <text:p text:style-name="P4">
"The situation has never been as serious as it is now," Kirilobudanov emphasized.</text:p>
      <text:p text:style-name="P4">
According to the head of the GRU of Ukraine, the order of the state-aggressor to commit a terrorist attack of Nazes can be caused by the defeat of Russian-occupation troops on the left-wing of the Dnieper-the creation of a zone of nuclear disaster.</text:p>
      <text:p text:style-name="P4">
At the same time, according to Cyril Budanov, there is a risk that Muscovy can make an attacker at the Radiation Revealing as a "preventive measure" in order to stop Ukraine and freeze the front line in its current form.</text:p>
      <text:p text:style-name="P4">
<text:span text:style-name="T4">
 Source: </text:span>
 <text:a xlink:type="simple" xlink:href="https://gur.gov.ua/content/bilia-4-iz-6-enerhoblokiv-zaes-rosiiski-viiska-rozmistyly-tekhniku-z-vybukhivkoiu.html" text:style-name="Internet_20_link" text:visited-style-name="Visited_20_Internet_20_Link">
Main Intelligence Directorate</text:a>
</text:p>
      <text:p text:style-name="P4">
News Source: <text:a xlink:type="simple" xlink:href="https://armyinform.com.ua/2023/06/25/bilya-4-iz-6-energoblokiv-zaes-rosijski-vijska-rozmistyly-tehniku-z-vybuhivkoyu/" text:style-name="Internet_20_link" text:visited-style-name="Visited_20_Internet_20_Link">
https://armyinform.com.ua/2023/06/25/bilya-4-iz-6-energoblokiv-zaes-rosijski-vijska-rozmistyly-tehniku-z-vybuhivkoyu/</text:a>
</text:p>
      <!--NEWS-->
      <text:h text:style-name="P10" text:outline-level="1">
<text:span text:style-name="T4">
Correct, that our people, our children know to whom we owe our life and freedom of Ukraine - Volodymyr Zelenskyy</text:span>
</text:h>
      <text:p text:style-name="P4">
Author: ['АРМІЯINFORM']</text:p>
      <text:p text:style-name="P4">
Time: 2023-06-25T79:00:00-04:00</text:p>
      <text:p text:style-name="P4">
Description: Road Ukrainians, Ukrainian!I want to reinforce the Zevernnya before usual podyazi ... War with Ukraine 2022, war with Ukraine latest news today,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ace2c2d5274c19490305b5e6a52fb4e2_1687681234.jpeg" text:style-name="Internet_20_link" text:visited-style-name="Visited_20_Internet_20_Link">
ace2c2d5274c19490305b5e6a52fb4e2_1687681234.jpeg</text:a>
']</text:p>
      <text:p text:style-name="P4">
Tags: ['ВІДЕОЗВЕРНЕННЯ', 'ВОЛОДИМИР ЗЕЛЕНСЬКИЙ']</text:p>
      <text:p text:style-name="P4">
Category: News</text:p>
      <!--METADATA-->
      <text:p text:style-name="P4">
<draw:frame draw:style-name="fr1" draw:name="Image297" text:anchor-type="as-char" svg:width="6.9236in" svg:height="3.889116in" draw:z-index="0">
<draw:image xlink:href="../Images/AРМІЯINFORM/2023-06-25T79-00-00-04-00/ace2c2d5274c19490305b5e6a52fb4e2_1687681234.jpeg" xlink:type="simple" xlink:show="embed" xlink:actuate="onLoad" draw:mime-type="image/jpeg"/>
</draw:frame>
<text:span text:style-name="T4">
 _ Dear Ukrainians, Ukrainians!_ </text:span>
</text:p>
      <text:p text:style-name="P4">
I want to devote this appeal to our soldiers first of all. All those who will now be in the most difficult battles, to all those who lead this war to the Ukrainian won.</text:p>
      <text:p text:style-name="P4">
Of course, I will focus on the units of Tavriya - those who made the most work on the front this week.</text:p>
      <text:p text:style-name="P4">
Marines of the 35th and 36th separate brigades. Thank you guys!The 110th separately personized brigade of the name of the name of the Hurunji Mark Bezruchka. Thank you, warriors!Artillerymen of the 55th Brigade "Zaporizhzhya Sich". I am proud of you, and it is for me every time - celebrate you, our characters!Paratroopers of the 79th Separate Brigade-Again I thank you again for your extraordinary power!128 Separate Mountain and Survey Transcarpathian Brigade ... Thank you, warriors!Thank you for every result of Ukraine!</text:p>
      <text:p text:style-name="P4">
I will personally note today the senior lieutenant Ivan Hrysyuk, the youthful state of Nicholas Commissar and the soldier Vladimir Konounchenko. Thank you for your mind and accuracy!</text:p>
      <text:p text:style-name="P4">
Our border guards. Kramatorsk, Lviv and Donetsk border detachments of the soldiers of the mobile border detachment "Dozor". Thank you all!And I am particularly defined by the senior sergeant Alexander Koprovsky from the Air Intelligence Group, the senior soldier Viktor Polishchuk, Roman Boris's soldier. Thank you guys!</text:p>
      <text:p text:style-name="P4">
Our National Guards. The 4th Brigade of the National Guard. He is fighting in the superfluous. Thank you, warriors!In particular, I will note the air intelligence officers - the senior soldier of the Poor and the soldier Maxim Bobruyenko. Your skill, guys, helps a lot!</text:p>
      <text:p text:style-name="P4">
And I would like all our people, everyone and everyone in Ukraine, thanked our Vomos - so - personally. To your family and friends who are on the front. Your familiar person. Those you have heard of. To those you are signed on social networks. To those whose family you know. Please thank you, support and tell your friends, your children, people of the world about what warriors are. Our warriors deserve it. They are real heroes.</text:p>
      <text:p text:style-name="P4">
And one more.</text:p>
      <text:p text:style-name="P4">
Sometimes here, in my office, my son is. Sometimes, however ... And most of them here are these chevrons. They are handed to me by military, volunteers, our navigations. At the front and in Kiev, in hospitals, during the award ceremony the heroic of the Mariinsky Palace. This chevron board is filled very slowly, the son of the son takes away. And I am happy that he is interested in this. Our heroes, nashabon, Ukrainian chevrons.Maybe someone else wants to talk about the chevrons that you have. I think it is all -right. That's right, that our people, our children know who we owe our lives and freedom of Ukraine. Thank you, warriors!Thank you all who are fighting and working in Ukraine!</text:p>
      <text:p text:style-name="P4">
<text:span text:style-name="T4">
<text:span text:style-name="T5">
Glory to Ukraine!</text:span>
</text:span>
</text:p>
      <text:p text:style-name="P4">
<text:span text:style-name="T4">
 Source: </text:span>
 <text:a xlink:type="simple" xlink:href="https://www.president.gov.ua/news/pravilno-shob-nashi-lyudi-nashi-diti-znali-komu-mi-zavdyachu-83785" text:style-name="Internet_20_link" text:visited-style-name="Visited_20_Internet_20_Link">
Presidential Office</text:a>
</text:p>
      <text:p text:style-name="P4">
News Source: <text:a xlink:type="simple" xlink:href="https://armyinform.com.ua/2023/06/25/pravylno-shhob-nashi-lyudy-nashi-dity-znaly-komu-my-zavdyachuyemo-svoyim-zhyttyam-i-svobodoyu-ukrayiny-volodymyr-zelenskyj/" text:style-name="Internet_20_link" text:visited-style-name="Visited_20_Internet_20_Link">
https://armyinform.com.ua/2023/06/25/pravylno-shhob-nashi-lyudy-nashi-dity-znaly-komu-my-zavdyachuyemo-svoyim-zhyttyam-i-svobodoyu-ukrayiny-volodymyr-zelenskyj/</text:a>
</text:p>
      <!--NEWS-->
      <text:h text:style-name="P10" text:outline-level="1">
<text:span text:style-name="T4">
In the elections in Greece, the Victory Party "New Democracy" - Exitpol is won</text:span>
</text:h>
      <text:p text:style-name="P4">
Authors: Ukrinform (Person)</text:p>
      <text:p text:style-name="P4">
Publisher: Укринформ (Organization)</text:p>
      <text:p text:style-name="P4">
Published Time: 2023-06-25T7:34:00+03:00</text:p>
      <text:p text:style-name="P4">
Modified Time: 2023-06-25T21:34:00+03:00</text:p>
      <text:p text:style-name="P4">
Description: In the parliamentary elections in Greece, according to preliminary data, the Conservative Party "New Democracy" is won by Prime Minister Kiriakos Michotakis. - Ukrinform.</text:p>
      <text:p text:style-name="P4">
Images: ['<text:a xlink:type="simple" xlink:href="https://static.ukrinform.com/photos/2023_06/thumb_files/630_360_1687674600-252.jpg" text:style-name="Internet_20_link" text:visited-style-name="Visited_20_Internet_20_Link">
630_360_16876...</text:a>
']</text:p>
      <text:p text:style-name="P4">
Tags: ['Греція', 'Парламент', 'Вибори', 'Екзитпол']</text:p>
      <text:p text:style-name="P4">
Type: Article</text:p>
      <!--METADATA-->
      <text:p text:style-name="P4">
<draw:frame draw:style-name="fr1" draw:name="Image298" text:anchor-type="as-char" svg:width="6.9236in" svg:height="3.956343in" draw:z-index="0">
<draw:image xlink:href="../Images/yкринформ/2023-06-25T7-34-00-03-00/630_360_1687674600-252.jpg" xlink:type="simple" xlink:show="embed" xlink:actuate="onLoad" draw:mime-type="image/jpeg"/>
</draw:frame>
According to preliminary data, the New Democracy Party of Prime Minister Kiriakos Michokotakis won the parliamentary elections in Greece.</text:p>
      <text:p text:style-name="P4">
Such exit polls give <text:a xlink:type="simple" xlink:href="https://www.dw.com/uk/na-viborah-u-grecii-peremogli-konservatori-premera-micotakisa-ekzitpoli/a-66027497" text:style-name="Internet_20_link" text:visited-style-name="Visited_20_Internet_20_Link">
dw</text:a>
, reports Ukrinform</text:p>
      <text:p text:style-name="P4">
According to exitpol, conducted by the State TV and Radio Company ERT, 40% to 44% of voters voted for "Novudemcravia".</text:p>
      <text:p text:style-name="P4">
In the second place is the left party of Siriz Expremier Alexis Tsipras indicating from 16% to 19% of the vote. Next comes the Greek socialist movement(10-13%).</text:p>
      <text:p text:style-name="P4">
Ці вибори, нагадує DW, проводяться за новим виборчим законодавством -посиленою пропорційною системою, яка передбачає автоматичний бонус у виглядівід 20 до 50 додаткових мандатів для партії-переможниці.</text:p>
      <text:p text:style-name="P4">
<text:span text:style-name="T4">
Читайте також:</text:span>
 <text:a xlink:type="simple" xlink:href="https://www.ukrinform.ua/rubric-world/3727415-u-grecii-prohodat-parlamentski-vibori.html" text:style-name="Internet_20_link" text:visited-style-name="Visited_20_Internet_20_Link">
 У Греції проходять парламентські вибори</text:a>
Thus, if "new democracy" can gain about 40%, it will ensure the absolute majority in <text:a xlink:type="simple" xlink:href="https://www.ukrinform.ua/tag-parlament" text:style-name="Internet_20_link" text:visited-style-name="Visited_20_Internet_20_Link">
parliament</text:a>
But it will be able to form the government.</text:p>
      <text:p text:style-name="P4">
We will remind, "New Democracy" won the elections on May 21, ahead of the 20% of the left party of Siriz.</text:p>
      <text:p text:style-name="P4">
However, the conservatives did not recruit the absolute majority necessary for the formation of a law without a coalition, so a new election was announced.</text:p>
      <text:p text:style-name="P4">
<text:span text:style-name="T5">
Foto: Nurphoto Via Getty Images</text:span>
</text:p>
      <text:p text:style-name="P4">
News Source: <text:a xlink:type="simple" xlink:href="https://www.ukrinform.ua/rubric-world/3727604-na-viborah-u-grecii-peremogu-zdobuvae-vladna-partia-nova-demokratia-ekzitpol.html" text:style-name="Internet_20_link" text:visited-style-name="Visited_20_Internet_20_Link">
https://www.ukrinform.ua/rubric-world/3727604-na-viborah-u-grecii-peremogu-zdobuvae-vladna-partia-nova-demokratia-ekzitpol.html</text:a>
</text:p>
      <!--NEWS-->
      <text:h text:style-name="P10" text:outline-level="1">
<text:span text:style-name="T4">
Aviation of Defense Forces per day struck 6 strokes of focus of enemy personnel</text:span>
</text:h>
      <text:p text:style-name="P4">
Author: ['АРМІЯINFORM']</text:p>
      <text:p text:style-name="P4">
Time: 2023-06-25T80:00:00-04:00</text:p>
      <text:p text:style-name="P4">
Description: Such our Zahisniki knocked out the rose-dodium UAVs of the operational-tactical rivny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ВІАЦІЯ ЗСУ', 'ВТОРГНЕННЯ РФ', 'ГШ ЗСУ', 'ОПЕРАТИВНА ІНФОРМАЦІЯ', 'ХРОНІКА ОБОРОНИ']</text:p>
      <text:p text:style-name="P4">
Category: News</text:p>
      <!--METADATA-->
      <text:p text:style-name="P4">
<draw:frame draw:style-name="fr1" draw:name="Image299" text:anchor-type="as-char" svg:width="6.9236in" svg:height="5.185007in" draw:z-index="0">
<draw:image xlink:href="../Images/AРМІЯINFORM/2023-06-25T80-00-00-04-00/ukrayinska-aviacziya.jpg" xlink:type="simple" xlink:show="embed" xlink:actuate="onLoad" draw:mime-type="image/jpeg"/>
</draw:frame>
Illustrative Photo <text:span text:style-name="T4">
 🔥 Situation on Russian invasion </text:span>
</text:p>
      <text:p text:style-name="P4">
Also, our defenders destroyed the reconnaissance UAV of the operative-tactical level. It <text:a xlink:type="simple" xlink:href="https://www.facebook.com/GeneralStaff.ua/posts/pfbid0h6auhdncgscLYSDXCioujycedJMhht18rZg4tkdKZHo6vXUXmjNytm6jN9jrn1sbl" text:style-name="Internet_20_link" text:visited-style-name="Visited_20_Internet_20_Link">
reports</text:a>
The General Staff of the Armed Forces.</text:p>
      <text:p text:style-name="P4">
Units of missile troops and artillery during the day struck the management point, 3 areas of concentration of personnel and military equipment, folders, the ROB station and 3 enemy artillery units at fire positions.</text:p>
      <text:p text:style-name="P4">
News Source: <text:a xlink:type="simple" xlink:href="https://armyinform.com.ua/2023/06/25/aviacziya-syl-oborony-za-dobu-zavdala-6-udariv-po-rajonah-zoseredzhennya-osobovogo-skladu-protyvnyka/" text:style-name="Internet_20_link" text:visited-style-name="Visited_20_Internet_20_Link">
https://armyinform.com.ua/2023/06/25/aviacziya-syl-oborony-za-dobu-zavdala-6-udariv-po-rajonah-zoseredzhennya-osobovogo-skladu-protyvnyka/</text:a>
</text:p>
      <!--NEWS-->
      <text:h text:style-name="P10" text:outline-level="1">
<text:span text:style-name="T4">
The number of victims of the Russian Armed Forces rocket stroke in Kiev increased</text:span>
</text:h>
      <text:p text:style-name="P4">
Author: ['АРМІЯINFORM']</text:p>
      <text:p text:style-name="P4">
Time: 2023-06-25T81:00:00-04:00</text:p>
      <text:p text:style-name="P4">
Description: PID by the rubble in Budinka in Solomi Ryatovalniki Viyatyvi Tili Shchekh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ЄННІ ЗЛОЧИНИ ЗС РФ', 'КИЇВ', 'РАКЕТНА АТАКА']</text:p>
      <text:p text:style-name="P4">
Category: News</text:p>
      <!--METADATA-->
      <text:p text:style-name="P4">
<draw:frame draw:style-name="fr1" draw:name="Image300" text:anchor-type="as-char" svg:width="6.9236in" svg:height="5.065767in" draw:z-index="0">
<draw:image xlink:href="../Images/AРМІЯINFORM/2023-06-25T81-00-00-04-00/photo_5240074244350659668_y.jpg" xlink:type="simple" xlink:show="embed" xlink:actuate="onLoad" draw:mime-type="image/jpeg"/>
</draw:frame>
Under the rubble in a house in the Solomianskyi district, rescuers found the bodies of generous dead. In general, five people were killed in the house where the fragments of the Russian rocket were hit.</text:p>
      <text:p text:style-name="P4">
About it <text:a xlink:type="simple" xlink:href="https://t.me/vitaliy_klitschko/2133" text:style-name="Internet_20_link" text:visited-style-name="Visited_20_Internet_20_Link">
reported</text:a>
Kyiv Mayor Vitaliyklychko.</text:p>
      <text:p text:style-name="P4">
“Under the rubble in a house in the Solomianskyi district, rescuers found the bodies of generous dead. The operation to eliminate the effects of an enemy attack continues. Rescuers are still working in a damaged house, ”the message reads.</text:p>
      <text:p text:style-name="P4">
In general, the mayor of the capital said in the house where the debris of the Russian rocket was killed.</text:p>
      <text:p text:style-name="P4">
Earlier <text:a xlink:type="simple" xlink:href="https://armyinform.com.ua/2023/06/24/u-dsns-pokazaly-naslidky-padinnya-ulamkiv-na-zhytlovyj-budynok-u-kyyevi/" text:style-name="Internet_20_link" text:visited-style-name="Visited_20_Internet_20_Link">
reported</text:a>
On June 24, three people were killed in Kyiv in June 24 in Kyiv, 11 people were injured, four were hospitalized, seven was provided with medical care on site.</text:p>
      <text:p text:style-name="P4">
News Source: <text:a xlink:type="simple" xlink:href="https://armyinform.com.ua/2023/06/25/chyslo-zhertv-raketnogo-udaru-zs-rf-po-kyyevu-zroslo/" text:style-name="Internet_20_link" text:visited-style-name="Visited_20_Internet_20_Link">
https://armyinform.com.ua/2023/06/25/chyslo-zhertv-raketnogo-udaru-zs-rf-po-kyyevu-zroslo/</text:a>
</text:p>
      <!--NEWS-->
      <text:h text:style-name="P10" text:outline-level="1">
<text:span text:style-name="T4">
The likelihood of rocket and air strikes throughout Ukraine remains high - the General Staff of the Armed Forces</text:span>
</text:h>
      <text:p text:style-name="P4">
Author: ['АРМІЯINFORM']</text:p>
      <text:p text:style-name="P4">
Time: 2023-06-25T82:00:00-04:00</text:p>
      <text:p text:style-name="P4">
Description: “Syogodni Vnochi Vorog, having staged 6 zenniye rockets IZ S-300 in cyvic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ВІАУДАРИ', 'ВТОРГНЕННЯ РФ', 'ГШ ЗСУ', 'ОПЕРАТИВНА ІНФОРМАЦІЯ', 'РАКЕТНИЙ УДАР']</text:p>
      <text:p text:style-name="P4">
Category: News</text:p>
      <!--METADATA-->
      <text:p text:style-name="P4">
<draw:frame draw:style-name="fr1" draw:name="Image301" text:anchor-type="as-char" svg:width="6.9236in" svg:height="3.893007in" draw:z-index="0">
<draw:image xlink:href="../Images/AРМІЯINFORM/2023-06-25T82-00-00-04-00/2022-10-06-vorog-znov-obstrilyav-raketamy.jpg" xlink:type="simple" xlink:show="embed" xlink:actuate="onLoad" draw:mime-type="image/jpeg"/>
</draw:frame>
Illustrative Photo <text:span text:style-name="T4">
 🔥 The Situation of Russian Completion </text:span>
</text:p>
      <text:p text:style-name="P4">
“Tonight, the enemy applied 6 anti-aircraft guided missiles from C-300 of residential facilities in the Zaporizhzhya region. In addition, during the extraction of 25 aviation strikes, he also made more than 30 shelling from the rocket launches of the volley fire on the positions of our troops and settlements. The probability of missile and air strikes all over the territory of Ukraine is high, ”the operational [information] reads(https://www.facebook.com/GeneralStaff.ua/posts/pfbid0h6auhdncgscLYSDXCioujycedJMhht18rZg4tkdKZHo6vXUXmjNytm6jN9jrn1sbl?locale=uk_UA)The General Staff of the Armed Forces.</text:p>
      <text:p text:style-name="P4">
News Source: <text:a xlink:type="simple" xlink:href="https://armyinform.com.ua/2023/06/25/jmovirnist-zavdannya-raketnyh-ta-aviaudariv-po-vsij-terytoriyi-ukrayiny-zalyshayetsya-vysokoyu-genshtab-zsu/" text:style-name="Internet_20_link" text:visited-style-name="Visited_20_Internet_20_Link">
https://armyinform.com.ua/2023/06/25/jmovirnist-zavdannya-raketnyh-ta-aviaudariv-po-vsij-terytoriyi-ukrayiny-zalyshayetsya-vysokoyu-genshtab-zsu/</text:a>
</text:p>
      <!--NEWS-->
      <text:h text:style-name="P10" text:outline-level="1">
<text:span text:style-name="T4">
One Russian rocket launcher with "caliber" is in the Black Sea</text:span>
</text:h>
      <text:p text:style-name="P4">
Author: ['АРМІЯINFORM']</text:p>
      <text:p text:style-name="P4">
Time: 2023-06-25T83:00:00-04:00</text:p>
      <text:p text:style-name="P4">
Description: At the Chorny Morce on the Boyal Cherguvanni, the Chotiri Rosіyski Klabeli, the Media of the Yakiki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6/355684892_651395970361322_3221579004308704907_n.jpg" text:style-name="Internet_20_link" text:visited-style-name="Visited_20_Internet_20_Link">
355684892_651395970361322_3221579004308704907_n.jpg</text:a>
']</text:p>
      <text:p text:style-name="P4">
Tags: ['ВМС ЗСУ', 'КАЛІБР', 'ЧОРНЕ МОРЕ']</text:p>
      <text:p text:style-name="P4">
Category: News</text:p>
      <!--METADATA-->
      <text:p text:style-name="P4">
<draw:frame draw:style-name="fr1" draw:name="Image302" text:anchor-type="as-char" svg:width="6.9236in" svg:height="4.615733in" draw:z-index="0">
<draw:image xlink:href="../Images/AРМІЯINFORM/2023-06-25T83-00-00-04-00/raketa-kalibr-pusk-chorne-more.jpg" xlink:type="simple" xlink:show="embed" xlink:actuate="onLoad" draw:mime-type="image/jpeg"/>
</draw:frame>
Illustrative photo</text:p>
      <text:p text:style-name="P4">
In the Black Sea, there are four Russian ships on the fighting, including one carpet carrier "Caliber".</text:p>
      <text:p text:style-name="P4">
About it <text:a xlink:type="simple" xlink:href="https://www.facebook.com/navy.mil.gov.ua/posts/pfbid02z7QXpV2tAShD2HVmKrXpQAuxLTZqpu76bfrWBVPjfuWEhoPXtR7nE1A3hFxPyXCXl" text:style-name="Internet_20_link" text:visited-style-name="Visited_20_Internet_20_Link">
report</text:a>
in the Navy of the Armed Forces of Ukraine.</text:p>
      <text:p text:style-name="P4">
«As of 12:00 on 25.06.2023: there are 4 enemy ships in the Black Sea, among which one carpet carrier of the caliber missiles; There is one enemy ship in Azov, ”the message reads.</text:p>
      <text:p text:style-name="P4">
<draw:frame draw:style-name="fr1" draw:name="Image303" text:anchor-type="as-char" svg:width="6.9236in" svg:height="8.6545in" draw:z-index="0">
<draw:image xlink:href="../Images/AРМІЯINFORM/2023-06-25T83-00-00-04-00/355684892_651395970361322_3221579004308704907_n.jpg" xlink:type="simple" xlink:show="embed" xlink:actuate="onLoad" draw:mime-type="image/jpeg"/>
</draw:frame>
It is also noted that in the Mediterranean there are 8 enemy ships in the Mediterranean, among which there is one carrier of the winged rockets "Caliber", with a general volley of up to 16 rockets.</text:p>
      <text:p text:style-name="P4">
News Source: <text:a xlink:type="simple" xlink:href="https://armyinform.com.ua/2023/06/25/odyn-rosijsky-raketonosij-iz-kalibramy-perebuvaye-u-chornomu-mori/" text:style-name="Internet_20_link" text:visited-style-name="Visited_20_Internet_20_Link">
https://armyinform.com.ua/2023/06/25/odyn-rosijsky-raketonosij-iz-kalibramy-perebuvaye-u-chornomu-mori/</text:a>
</text:p>
      <!--NEWS-->
      <text:h text:style-name="P10" text:outline-level="1">
<text:span text:style-name="T4">
In the Tavriysk direction a day, the Russians lost almost three mouths</text:span>
</text:h>
      <text:p text:style-name="P4">
Author: ['АРМІЯINFORM']</text:p>
      <text:p text:style-name="P4">
Time: 2023-06-25T84:00:00-04:00</text:p>
      <text:p text:style-name="P4">
Description: PIDRODILI of the rocket bICK TA of the defense forces reached the Viconali 1093 Venil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40182756699391846_y.jpg" text:style-name="Internet_20_link" text:visited-style-name="Visited_20_Internet_20_Link">
photo_5240182756699391846_y.jpg</text:a>
']</text:p>
      <text:p text:style-name="P4">
Tags: ['ВТРАТИ ПРОТИВНИКА', 'ОЛЕКСАНДР ТАРНАВСЬКИЙ', 'ТАВРІЙСЬКИЙ НАПРЯМОК']</text:p>
      <text:p text:style-name="P4">
Category: News</text:p>
      <!--METADATA-->
      <text:p text:style-name="P4">
<draw:frame draw:style-name="fr1" draw:name="Image304" text:anchor-type="as-char" svg:width="6.9236in" svg:height="4.615733in" draw:z-index="0">
<draw:image xlink:href="../Images/AРМІЯINFORM/2023-06-25T84-00-00-04-00/photo_5240182756699391846_y.jpg" xlink:type="simple" xlink:show="embed" xlink:actuate="onLoad" draw:mime-type="image/jpeg"/>
</draw:frame>
Units of missile troops and artillery of defense forces during the day completed 1093 fire tasks. About it <text:a xlink:type="simple" xlink:href="https://t.me/otarnavskiy/133" text:style-name="Internet_20_link" text:visited-style-name="Visited_20_Internet_20_Link">
reports</text:a>
Commander of the operational-strategic group of Tavriya troops Generalolexander Tarnavsky.</text:p>
      <text:p text:style-name="P4">
“In the last day, the loss of the enemy killed and wounded is almost three years. 16 units of military equipment of the enemy were destroyed. In particular, the tank, 2 BBM, 2 UAV "Orlan-10", UAV Zala, howitzer 2a65 "MST-B", RSSV BM-27 "Hurricane". Also, 5 warehouses of ammunition were destroyed, "-said in the message.</text:p>
      <text:p text:style-name="P4">
News Source: <text:a xlink:type="simple" xlink:href="https://armyinform.com.ua/2023/06/25/na-tavrijskomu-napryamku-za-dobu-rosiyany-vtratyly-majzhe-try-roty/" text:style-name="Internet_20_link" text:visited-style-name="Visited_20_Internet_20_Link">
https://armyinform.com.ua/2023/06/25/na-tavrijskomu-napryamku-za-dobu-rosiyany-vtratyly-majzhe-try-roty/</text:a>
</text:p>
      <!--NEWS-->
      <text:h text:style-name="P10" text:outline-level="1">
<text:span text:style-name="T4">
In Kherson, the water in the Dnieper returned within the line</text:span>
</text:h>
      <text:p text:style-name="P4">
Author: ['АРМІЯINFORM']</text:p>
      <text:p text:style-name="P4">
Time: 2023-06-25T85:00:00-04:00</text:p>
      <text:p text:style-name="P4">
Description: The back of 25 worms of Rikchka Dnipro in the metro station Kherson turned near the interca. RIVEN Wood o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 '<text:a xlink:type="simple" xlink:href="https://armyinform.com.ua/wp-content/uploads/2023/06/photo_2023-06-25_13-44-19.jpg" text:style-name="Internet_20_link" text:visited-style-name="Visited_20_Internet_20_Link">
photo_2023-06-25_13-44-19.jpg</text:a>
']</text:p>
      <text:p text:style-name="P4">
Tags: ['ВЕЛИКИЙ ЛУГ', 'ВОЄННІ ЗЛОЧИНИ ЗС РФ', 'ДНІПРО', 'КАХОВСЬКА ГЕС', 'КАХОВСЬКА ГЕС/ШТАБ INFO']</text:p>
      <text:p text:style-name="P4">
Category: News</text:p>
      <!--METADATA-->
      <text:p text:style-name="P4">
<draw:frame draw:style-name="fr1" draw:name="Image305" text:anchor-type="as-char" svg:width="6.9236in" svg:height="4.622144in" draw:z-index="0">
<draw:image xlink:href="../Images/AРМІЯINFORM/2023-06-25T85-00-00-04-00/303ec098-933f-4741-85d8-f883a75615cd.jpg" xlink:type="simple" xlink:show="embed" xlink:actuate="onLoad" draw:mime-type="image/jpeg"/>
</draw:frame>
Illustrative photo</text:p>
      <text:p text:style-name="P4">
As of June 25, the Dnieper River in Kherson returned to the boundary of the channel. The level at the Kherson mark is 0.33 m according to the Baltic System. During the completion, it decreased by 4 cm, the total decline from the time of Kakhovskaya hydroelectric power station - 5.35 m.</text:p>
      <text:p text:style-name="P4">
About it <text:a xlink:type="simple" xlink:href="https://t.me/shtab_kakhovska_hes/1231" text:style-name="Internet_20_link" text:visited-style-name="Visited_20_Internet_20_Link">
reports</text:a>
The headquarters of the elimination of the Kakhovskaya hydroelectric power station with reference to Mindovquil.</text:p>
      <text:p text:style-name="P4">
It is noted that in the area of the Native Park "Nizhnodniprovsky" the water average of water is about 0.30 m.</text:p>
      <text:p text:style-name="P4">
The water area at the Great Meadow National Park continues. Under the threat of drying remains the water-wetland "seven beacons". The Archipelago "Great Tamali Kuchugura" is fully drained.</text:p>
      <text:p text:style-name="P4">
<draw:frame draw:style-name="fr1" draw:name="Image306" text:anchor-type="as-char" svg:width="6.9236in" svg:height="5.740818in" draw:z-index="0">
<draw:image xlink:href="../Images/AРМІЯINFORM/2023-06-25T85-00-00-04-00/photo_2023-06-25_13-44-19.jpg" xlink:type="simple" xlink:show="embed" xlink:actuate="onLoad" draw:mime-type="image/jpeg"/>
</draw:frame>
In addition, at the Kamyanska Sich National Park, the level decreased approximately by more than 13m.</text:p>
      <text:p text:style-name="P4">
News Source: <text:a xlink:type="simple" xlink:href="https://armyinform.com.ua/2023/06/25/u-hersoni-voda-u-dnipri-povernulas-u-mezhi-rusla-mindovkillya/" text:style-name="Internet_20_link" text:visited-style-name="Visited_20_Internet_20_Link">
https://armyinform.com.ua/2023/06/25/u-hersoni-voda-u-dnipri-povernulas-u-mezhi-rusla-mindovkillya/</text:a>
</text:p>
      <!--NEWS-->
      <text:h text:style-name="P10" text:outline-level="1">
<text:span text:style-name="T4">
The day was traveled on the southern and northern flanks around Bakhmut from 600 to 1000 meters - Sergey Cherevaty</text:span>
</text:h>
      <text:p text:style-name="P4">
Author: ['Ігор Березинський']</text:p>
      <text:p text:style-name="P4">
Time: 2023-06-25T86:00:00-04:00</text:p>
      <text:p text:style-name="P4">
Description: - At the Bakhmutsky power of the defense of defense, the assaults of the Voroga is to the vogo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БАХМУТСЬКИЙ НАПРЯМОК', 'ВТРАТИ ПРОТИВНИКА', 'СЕРГІЙ ЧЕРЕВАТИЙ']</text:p>
      <text:p text:style-name="P4">
Category: News</text:p>
      <!--METADATA-->
      <text:p text:style-name="P4">
<draw:frame draw:style-name="fr1" draw:name="Image307" text:anchor-type="as-char" svg:width="6.9236in" svg:height="4.61393in" draw:z-index="0">
<draw:image xlink:href="../Images/AРМІЯINFORM/2023-06-25T86-00-00-04-00/cherevatyj-2.jpg" xlink:type="simple" xlink:show="embed" xlink:actuate="onLoad" draw:mime-type="image/jpeg"/>
</draw:frame>
- In the Bakhmut direction, the forces of defense continue the assault actions and the tightness. During the day, the southern and northern flanks of the Ovrobakhmut were traveled from 600 to 1000 meters, 186 invaders were destroyed, 224 were injured, 8 took the Vpolon. Also destroyed tank, BMP, 2 SAUs, 2 HRSV "Grad", 3 anti-tank complexes, 3 MSTA-B guns, anti-aircraft missile complex "Arrow-10", 6-line compositions with ammunition, 3 drones-Kamikadze "Lancet" and 1 Orlan-10 drone,-spokesman of the Eastern Urgent Troops Colonel Sergey Cherevaty said on the broadcast of the "One News".</text:p>
      <text:p text:style-name="P4">
According to the officer, the enemy pulls up airborne units, infantry, combat army reserve, territorial troops, other units of PEC type "patriot", "torch", "veterans", assault mouths "Z" in the Bakhmut area, and showing a great desire to keep this city. The invaders could not capture him in 10 months. So losing Bakhmut - for the Russians will be the apogee of their shame.</text:p>
      <ul>
        <li>
However, we know their intentions, units, commanders, tactics. And everything is tested in our plans, and nothing will help them thanks to heroism, professionalism and motivation of our soldiers. Along with this, the situation on the front was also on the situation with the "Wagner", because the defeat on the front was the fact that the "Wagnets" shamefully fled. So it caused a split of the rows. The only main side of them is the number of personal composition. We do not give them to convert numerous advantages into any success, and being more trained and motivated, we force the enemy to retreat. Even we are striking from 1-2 shots,-said Sergey Cherevaty.</li>
      </ul>
      <text:p text:style-name="P4">
News Source: <text:a xlink:type="simple" xlink:href="https://armyinform.com.ua/2023/06/25/za-dobu-bulo-projdeno-na-pivdennomu-ta-pivnichnomu-flangah-navkolo-bahmuta-vid-600-do-1000-metriv-sergij-cherevatyj/" text:style-name="Internet_20_link" text:visited-style-name="Visited_20_Internet_20_Link">
https://armyinform.com.ua/2023/06/25/za-dobu-bulo-projdeno-na-pivdennomu-ta-pivnichnomu-flangah-navkolo-bahmuta-vid-600-do-1000-metriv-sergij-cherevatyj/</text:a>
</text:p>
      <!--NEWS-->
      <text:h text:style-name="P10" text:outline-level="1">
<text:span text:style-name="T4">
In Britain, a symposium dedicated to the study of lessons, analysis and summarizing the experience of preparation of the Armed Forces took place</text:span>
</text:h>
      <text:p text:style-name="P4">
Author: ['АРМІЯINFORM']</text:p>
      <text:p text:style-name="P4">
Time: 2023-06-25T87:00:00-04:00</text:p>
      <text:p text:style-name="P4">
Description: PID Zagalim Kerivnitsy 11-yards of the forces of the Forces of the Bezpeks of the Ground Viece Z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5089313_611539017825847_2764076142022456180_n.jpg" text:style-name="Internet_20_link" text:visited-style-name="Visited_20_Internet_20_Link">
355089313_611539017825847_2764076142022456180_n.jpg</text:a>
', '<text:a xlink:type="simple" xlink:href="https://armyinform.com.ua/wp-content/uploads/2023/06/355681569_611539097825839_7456844239311536201_n-150x150.jpg" text:style-name="Internet_20_link" text:visited-style-name="Visited_20_Internet_20_Link">
355681569_611539097825839_7456844239311536201_n-150x150.jpg</text:a>
', '<text:a xlink:type="simple" xlink:href="https://armyinform.com.ua/wp-content/uploads/2023/06/355110559_611538991159183_3233245160793725738_n-150x150.jpg" text:style-name="Internet_20_link" text:visited-style-name="Visited_20_Internet_20_Link">
355110559_611538991159183_3233245160793725738_n-150x150.jpg</text:a>
', '<text:a xlink:type="simple" xlink:href="https://armyinform.com.ua/wp-content/uploads/2023/06/355099751_611539171159165_792745326951948205_n-150x150.jpg" text:style-name="Internet_20_link" text:visited-style-name="Visited_20_Internet_20_Link">
355099751_611539171159165_792745326951948205_n-150x150.jpg</text:a>
', '<text:a xlink:type="simple" xlink:href="https://armyinform.com.ua/wp-content/uploads/2023/06/354605525_611539127825836_4648406544896074073_n-150x150.jpg" text:style-name="Internet_20_link" text:visited-style-name="Visited_20_Internet_20_Link">
354605525_611539127825836_4648406544896074073_n-150x150.jpg</text:a>
']</text:p>
      <text:p text:style-name="P4">
Tags: ['INTERFLEX', 'ВЕЛИКА БРИТАНІЯ', 'ДОПОМОГА ПАРТНЕРІВ', 'ЮНІФАЄР']</text:p>
      <text:p text:style-name="P4">
Category: News</text:p>
      <!--METADATA-->
      <text:p text:style-name="P4">
<draw:frame draw:style-name="fr1" draw:name="Image308" text:anchor-type="as-char" svg:width="6.9236in" svg:height="4.615733in" draw:z-index="0">
<draw:image xlink:href="../Images/AРМІЯINFORM/2023-06-25T87-00-00-04-00/355089313_611539017825847_2764076142022456180_n.jpg" xlink:type="simple" xlink:show="embed" xlink:actuate="onLoad" draw:mime-type="image/jpeg"/>
</draw:frame>
Under the general leadership of the 11th Brigade of Promotion of the Security forces of the Sukhoputivsky Armed Forces of the UK, a symposium was held on the study of lessons, analysis and summarizing the experience of conducting the basic general-military training of the personnel of the Armed Forces of Ukraine and the training of junior leaders of the Ukrainian troops.</text:p>
      <text:p text:style-name="P4">
The symposium took place at the United Kingdom of Defense of the United Kingdom of Northern Ireland(<text:a xlink:type="simple" xlink:href="https://www.facebook.com/defenceacademyuk" text:style-name="Internet_20_link" text:visited-style-name="Visited_20_Internet_20_Link">
Defence Academy of the United Kingdom</text:a>
).У його роботі взяли участь інструктори та інструкторки, представники тапредставниці навчально-тренувальних операцій та програм із різних країн, якібезпосередньо організовують, сприяють, логістично забезпечують та проводятьпідготовку українських військових як на території Великої Британії, так й вкраїнах Європейського Союзу.</text:p>
      <text:p text:style-name="P4">
Зокрема, командами інструкторів Збройних Сил Великої Британії та України бувпредставлений та проаналізований річний досвід щодо базової загальновійськовоїпідготовки в рамках багатонаціональної навчальної операції «ІНТЕРФЛЕКС»протягом 2022 та 2023 років на території Сполученого Королівства. Також, уконтексті навчальної операції «ІНТЕРФЛЕКС» представники Збройних Сил Канадирозповіли про їхній досвід навчання військовослужбовців в рамках канадськоїнавчальної місії «ЮНІФАЄР».</text:p>
      <text:p text:style-name="P4">
Окремо представники Збройних Сил України також поділилися необхіднимиспостереженнями для визначення можливих модифікацій поточної підготовки наоснові їхнього реального бойового досвіду з російсько-української війни.</text:p>
      <text:p text:style-name="P4">
<text:a xlink:type="simple" xlink:href="https://armyinform.com.ua/wp-content/uploads/2023/06/355681569_611539097825839_7456844239311536201_n.jpg" text:style-name="Internet_20_link" text:visited-style-name="Visited_20_Internet_20_Link">
<draw:frame draw:style-name="fr1" draw:name="Image309" text:anchor-type="as-char" svg:width="6.9236in" svg:height="6.9236in" draw:z-index="0">
<draw:image xlink:href="../Images/AРМІЯINFORM/2023-06-25T87-00-00-04-00/355681569_611539097825839_7456844239311536201_n-150x150.jpg" xlink:type="simple" xlink:show="embed" xlink:actuate="onLoad" draw:mime-type="image/jpeg"/>
</draw:frame>
</text:a>
</text:p>
      <text:p text:style-name="P4">
<text:a xlink:type="simple" xlink:href="https://armyinform.com.ua/wp-content/uploads/2023/06/355110559_611538991159183_3233245160793725738_n.jpg" text:style-name="Internet_20_link" text:visited-style-name="Visited_20_Internet_20_Link">
<draw:frame draw:style-name="fr1" draw:name="Image310" text:anchor-type="as-char" svg:width="6.9236in" svg:height="6.9236in" draw:z-index="0">
<draw:image xlink:href="../Images/AРМІЯINFORM/2023-06-25T87-00-00-04-00/355110559_611538991159183_3233245160793725738_n-150x150.jpg" xlink:type="simple" xlink:show="embed" xlink:actuate="onLoad" draw:mime-type="image/jpeg"/>
</draw:frame>
</text:a>
</text:p>
      <text:p text:style-name="P4">
<text:a xlink:type="simple" xlink:href="https://armyinform.com.ua/wp-content/uploads/2023/06/355099751_611539171159165_792745326951948205_n.jpg" text:style-name="Internet_20_link" text:visited-style-name="Visited_20_Internet_20_Link">
<draw:frame draw:style-name="fr1" draw:name="Image311" text:anchor-type="as-char" svg:width="6.9236in" svg:height="6.9236in" draw:z-index="0">
<draw:image xlink:href="../Images/AРМІЯINFORM/2023-06-25T87-00-00-04-00/355099751_611539171159165_792745326951948205_n-150x150.jpg" xlink:type="simple" xlink:show="embed" xlink:actuate="onLoad" draw:mime-type="image/jpeg"/>
</draw:frame>
</text:a>
</text:p>
      <text:p text:style-name="P4">
Representatives and representatives of about 20 countries, partners of the Alliance and the EU, took part in the symposium. Thus, the experience of the European Union for the provision of military assistance to Ukraine in the training of Ukrainian military in different countries of Europe and the experience of coordination of educational efforts by the "security group promotion - Ukraine" group to continue the training capabilities for the Armed Forces of Ukraine, which will dispose of the cruel war, were presented and discussed.</text:p>
      <text:p text:style-name="P4">
The commander of the 11th Brigade of Promotion of the Security forces of the Land Forces of the Armed Forces of the Great Britain Brigade General Justin Stanhous noted that the Interflex operation is a bilateral training for all participants.</text:p>
      <text:p text:style-name="P4">
<text:span text:style-name="T5">
Toperation "Interflex" is a curriculum that is intended for the recruitment forces of Ukraine with small or without prior military experience.</text:span>
</text:p>
      <text:p text:style-name="P4">
_ In the implementation of the multinational educational operation "Interflex" in 2023, with the participation of the best instructors and instructors of the armed forces of the United Kingdom of Great Britain and Northern Ireland, the Australian Union, the Kingdom of Denmark, Canada, the Lithuanian Republic, the Kingdom of the Netherlands, the Kingdom of Norwear, the Kingdom of Norwear Ukraine is planned to prepare about 20,000 Ukrainian servicemen of the Tavis serviceman of the Armed Forces of Ukraine.__</text:p>
      <text:p text:style-name="P4">
The training is carried out on the objects of the UK Ministry of Defense. Each training course lasts five weeks and is held under the general guidance of the 11th Brigade of Promotion of Security forces</text:p>
      <text:p text:style-name="P4">
Source: <text:a xlink:type="simple" xlink:href="https://www.facebook.com/GeneralStaff.ua/posts/pfbid02PVuYYH8niH7DLoggXpDXihwj7MqnNcptxAvRPrM26Emg74maJx2SJEjoPz3nEqdwl" text:style-name="Internet_20_link" text:visited-style-name="Visited_20_Internet_20_Link">
GSC of Ukraine</text:a>
</text:p>
      <text:p text:style-name="P4">
News Source: <text:a xlink:type="simple" xlink:href="https://armyinform.com.ua/2023/06/25/u-brytaniyi-vidbuvsya-sympozium-prysvyachenyj-vyvchennyu-urokiv-analizu-ta-uzagalnennya-dosvidu-pidgotovky-zsu/" text:style-name="Internet_20_link" text:visited-style-name="Visited_20_Internet_20_Link">
https://armyinform.com.ua/2023/06/25/u-brytaniyi-vidbuvsya-sympozium-prysvyachenyj-vyvchennyu-urokiv-analizu-ta-uzagalnennya-dosvidu-pidgotovky-zsu/</text:a>
</text:p>
      <!--NEWS-->
      <text:h text:style-name="P10" text:outline-level="1">
<text:span text:style-name="T4">
In Sumy region, the enemy made an unsuccessful attempt to penetrate DRG through the State Border of Ukraine</text:span>
</text:h>
      <text:p text:style-name="P4">
Author: ['АРМІЯINFORM']</text:p>
      <text:p text:style-name="P4">
Time: 2023-06-25T88:00:00-04:00</text:p>
      <text:p text:style-name="P4">
Description: About the General Headquarters of the ZSU. “The opponent of the I was native of the main ... War with Ukraine 2022, the war with Ukraine is the latest news today, the news war with Ukraine 2022 last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ilyustratyvne-foto_large-2.jpg" text:style-name="Internet_20_link" text:visited-style-name="Visited_20_Internet_20_Link">
ilyustratyvne-foto_large-2.jpg</text:a>
']</text:p>
      <text:p text:style-name="P4">
Tags: ['STOPRUSSIA', 'ВОРОЖА ДРГ', 'ВТОРГНЕННЯ РФ', 'СУМЩИНА']</text:p>
      <text:p text:style-name="P4">
Category: News</text:p>
      <!--METADATA-->
      <text:p text:style-name="P4">
<draw:frame draw:style-name="fr1" draw:name="Image312" text:anchor-type="as-char" svg:width="6.9236in" svg:height="4.621807in" draw:z-index="0">
<draw:image xlink:href="../Images/AРМІЯINFORM/2023-06-25T88-00-00-04-00/ilyustratyvne-foto_large-2.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h6auhdncgscLYSDXCioujycedJMhht18rZg4tkdKZHo6vXUXmjNytm6jN9jrn1sbl" text:style-name="Internet_20_link" text:visited-style-name="Visited_20_Internet_20_Link">
reports</text:a>
The General Staff of the Armed Forces.</text:p>
      <text:p text:style-name="P4">
“The enemy continues to focus the main efforts in the Liman, Bakhmut Tamarin directions - more than 20 combat clashes took place during the day. Navlinsky and Polissya directions Operational situation without significant changes.</text:p>
      <text:p text:style-name="P4">
In the Siversky and Slobozhansky directions, the enemy retains military adventure, continues sabotage and intelligence activities in the border areas of Ukraine. Last day, in the area of the settlement of Rodionivka of the Sumy region, the enemy made an unsuccessful attempt to penetrate DRG through the state border of Ukraine, suffered losses and retreated. Carried out mortar and artillery units of settlements of Gremyachka, Timonovichi of Chernihiv region; walk, Malushine, Cossack, fortune teller, Iskrykivshchyna, Pavlovka, Katerynivkasum region, as well as Uda, Veterinary, Velivtsi, Gravian, Babyna Bochkovo, Okhrimivka, Mykolaivka, Nesterne, Budarki, Round, dugouts, Vilkhovka, Chugunivka, Grigorivka, Odrada in Kharkiv region ”, - the message reads.</text:p>
      <text:p text:style-name="P4">
News Source: <text:a xlink:type="simple" xlink:href="https://armyinform.com.ua/2023/06/25/na-sumshhyni-vorog-zdijsnyv-nevdalu-sprobu-pronyknennya-drg-cherez-derzhkordon-ukrayiny/" text:style-name="Internet_20_link" text:visited-style-name="Visited_20_Internet_20_Link">
https://armyinform.com.ua/2023/06/25/na-sumshhyni-vorog-zdijsnyv-nevdalu-sprobu-pronyknennya-drg-cherez-derzhkordon-ukrayiny/</text:a>
</text:p>
      <!--NEWS-->
      <text:h text:style-name="P10" text:outline-level="1">
<text:span text:style-name="T4">
The Wagner's attack on Ukraine by Belarus will be suicide for them - Sergey Naev</text:span>
</text:h>
      <text:p text:style-name="P4">
Author: ['АРМІЯINFORM']</text:p>
      <text:p text:style-name="P4">
Time: 2023-06-25T89:00:00-04:00</text:p>
      <text:p text:style-name="P4">
Description: Yakshcho PVK “Wagner” is to be on the hell of attacks on our Terito with Boku Boku Bokublek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5_17-45-56.jpg" text:style-name="Internet_20_link" text:visited-style-name="Visited_20_Internet_20_Link">
photo_2023-06-25_17-45-56.jpg</text:a>
']</text:p>
      <text:p text:style-name="P4">
Tags: ['MILITARY MEDIA CENTER', 'БІЛОРУСЬ', 'СЕРГІЙ НАЄВ']</text:p>
      <text:p text:style-name="P4">
Category: News</text:p>
      <!--METADATA-->
      <text:p text:style-name="P4">
<draw:frame draw:style-name="fr1" draw:name="Image313" text:anchor-type="as-char" svg:width="6.9236in" svg:height="4.619339in" draw:z-index="0">
<draw:image xlink:href="../Images/AРМІЯINFORM/2023-06-25T89-00-00-04-00/photo_2023-06-25_17-45-56.jpg" xlink:type="simple" xlink:show="embed" xlink:actuate="onLoad" draw:mime-type="image/jpeg"/>
</draw:frame>
If Wagner PVC dares to attack our territory by the Republic of Belarus, it will be nothing more than suicide.</text:p>
      <text:p text:style-name="P4">
This was said(https://t.me/militarymediacenter/2349)Military Media Center</text:p>
      <text:p text:style-name="P4">
“On applications for the possible participation of Wagner PEC in the attack on our territory on the side of the Republic of Belarus. I would like to assure everyone that the situation in the northern operating area remains stable and controlled. Our troops are constricting defense. In enhanced mode, the exclusion from intelligence to engineering troops operate. There is currently no aninrosion of technology, nor the enemy's living power. The border of the state under a reliable protection in mode 24/7.</text:p>
      <text:p text:style-name="P4">
If this happens and the enemy tries to cross the state border, it will be nothing more than suicide. Our warriors are ready to give a decent response to anyone who dares to cross the state line with a weapon in their hands. Glory to Ukraine!We will win together!” He said.</text:p>
      <text:p text:style-name="P4">
News Source: <text:a xlink:type="simple" xlink:href="https://armyinform.com.ua/2023/06/25/napad-vagenerivcziv-na-ukrayinu-z-boku-bilorusi-stane-dlya-nyh-samogubstvom-sergij-nayev/" text:style-name="Internet_20_link" text:visited-style-name="Visited_20_Internet_20_Link">
https://armyinform.com.ua/2023/06/25/napad-vagenerivcziv-na-ukrayinu-z-boku-bilorusi-stane-dlya-nyh-samogubstvom-sergij-nayev/</text:a>
</text:p>
      <!--NEWS-->
      <text:h text:style-name="P10" text:outline-level="1">
<text:span text:style-name="T4">
Singer Loboda offended the young Kharkiv woman: "Who gave you money?"</text:span>
</text:h>
      <text:p text:style-name="P4">
Authors: Ukrinform (Person)</text:p>
      <text:p text:style-name="P4">
Publisher: Укринформ (Organization)</text:p>
      <text:p text:style-name="P4">
Published Time: 2023-06-25T8:55:00+03:00</text:p>
      <text:p text:style-name="P4">
Modified Time: 2023-06-25T21:55:00+03:00</text:p>
      <text:p text:style-name="P4">
Description: During a street performance in Kharkiv, singer Svetlana Loboda reacted inadequately to the poster "Kharkiv without Loboda", insulting the girl who kept him. - Ukrinform.</text:p>
      <text:p text:style-name="P4">
Images: ['<text:a xlink:type="simple" xlink:href="https://static.ukrinform.com/photos/2017_08/thumb_files/630_360_1501838993-5570.jpg" text:style-name="Internet_20_link" text:visited-style-name="Visited_20_Internet_20_Link">
630_360_15018...</text:a>
']</text:p>
      <text:p text:style-name="P4">
Tags: ['Лобода', 'Скандал', 'Харків', 'Співачка']</text:p>
      <text:p text:style-name="P4">
Type: Article</text:p>
      <!--METADATA-->
      <text:p text:style-name="P4">
<draw:frame draw:style-name="fr1" draw:name="Image314" text:anchor-type="as-char" svg:width="6.9236in" svg:height="3.956343in" draw:z-index="0">
<draw:image xlink:href="../Images/yкринформ/2023-06-25T8-55-00-03-00/630_360_1501838993-5570.jpg" xlink:type="simple" xlink:show="embed" xlink:actuate="onLoad" draw:mime-type="image/jpeg"/>
</draw:frame>
During a time speech in Kharkiv, singer Svetlana Loboda reacted inadequately to react the "Kharkiv without Loboda" listener, insulting the girl who kept it.</text:p>
      <text:p text:style-name="P4">
About it in <text:a xlink:type="simple" xlink:href="https://www.facebook.com/100079822684002/videos/pcb.251014070902681/570428321962549" text:style-name="Internet_20_link" text:visited-style-name="Visited_20_Internet_20_Link">
Facebook</text:a>
Informs the movement "Honestly", reports Ukrinform.</text:p>
      <text:p text:style-name="P4">
"This is Svetlana Loboda performs in Kharkiv and humiliates a girl who came with Kharkiv without Loboda. Particularly disgusting is the question "Who do you Davgroshi?", The position in the world can only be for money? "</text:p>
      <text:p text:style-name="P4">
Along with the video, the movement posted a photo of Mother Svetlana Loboda, Natalia. In 2017, the deputykairpinsky city council from the "New Faces" brought to Moscow the torticist "Letter speak". The Honest movement noted that the campaign for deprivation of the mandate was very long, but eventually successful.</text:p>
      <text:p text:style-name="P4">
A video on which Loboda insults a teenage girl in <text:a xlink:type="simple" xlink:href="https://www.ukrinform.ua/tag-harkiv" text:style-name="Internet_20_link" text:visited-style-name="Visited_20_Internet_20_Link">
Kharkiv</text:a>
, social networks flew. People are convinced that the singer is actually heating the child for the pro -Ukrainian position.</text:p>
      <text:p text:style-name="P4">
"Once again, an adult, a well -known woman humiliates a child for a pro -Ukrainian position to see several dozen people who applauded her for it," - wrote <text:a xlink:type="simple" xlink:href="http://www.facebook.com/sevgil.musaieva" text:style-name="Internet_20_link" text:visited-style-name="Visited_20_Internet_20_Link">
Sevgilmusayeva</text:a>
.</text:p>
      <text:p text:style-name="P4">
<text:span text:style-name="T4">
 Read also: </text:span>
 <text:a xlink:type="simple" xlink:href="https://www.ukrinform.ua/rubric-culture/3625691-u-litvi-vse-z-skasuvali-koncerti-spivacki-lobodi-zmi.html" text:style-name="Internet_20_link" text:visited-style-name="Visited_20_Internet_20_Link">
in Lithuania still canceled the singer's concerts <text:span text:style-name="T4">
 Loboda </text:span>
 —Memus</text:a>
"The boys in camouflage tried to persuade her to go, they approached her, something was said, the girl stands unmistakably," - said <text:a xlink:type="simple" xlink:href="http://m.facebook.com/story.php" text:style-name="Internet_20_link" text:visited-style-name="Visited_20_Internet_20_Link">
Valery Vladimirovna</text:a>
From Kharkiv. She added that the girl stands in front of the crowd is calm because he knows that the singer is a traitor who is not needed by Kharkiv.</text:p>
      <text:p text:style-name="P4">
Svetlana Loboda was reportedly active in Russia since the occupation of Krym, and in 2015 she sang in the West in honor of the Victory of the Soviet Union in the Second World War on May 9.</text:p>
      <text:p text:style-name="P4">
News Source: <text:a xlink:type="simple" xlink:href="https://www.ukrinform.ua/rubric-regions/3727607-spivacka-loboda-obrazila-unu-harkivanku-hto-tobi-dav-grosi.html" text:style-name="Internet_20_link" text:visited-style-name="Visited_20_Internet_20_Link">
https://www.ukrinform.ua/rubric-regions/3727607-spivacka-loboda-obrazila-unu-harkivanku-hto-tobi-dav-grosi.html</text:a>
</text:p>
      <!--NEWS-->
      <text:h text:style-name="P10" text:outline-level="1">
<text:span text:style-name="T4">
The racists fired again Kherson region, among the victims - a pregnant woman</text:span>
</text:h>
      <text:p text:style-name="P4">
Author: ['АРМІЯINFORM']</text:p>
      <text:p text:style-name="P4">
Time: 2023-06-25T90:00:00-04:00</text:p>
      <text:p text:style-name="P4">
Description: Syogodni ZS of the Russian Federation Zdіsized Chergovy plagued the settlement of the Kherson region, the midd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harkiv-obstrid-2022-1.jpg" text:style-name="Internet_20_link" text:visited-style-name="Visited_20_Internet_20_Link">
harkiv-obstrid-2022-1.jpg</text:a>
']</text:p>
      <text:p text:style-name="P4">
Tags: ['STOPRUSSIA', 'ВОЄННІ ЗЛОЧИНИ ЗС РФ', 'ВТОРГНЕННЯ РФ', 'ХЕРСОНЩИНА']</text:p>
      <text:p text:style-name="P4">
Category: News</text:p>
      <!--METADATA-->
      <text:p text:style-name="P4">
<draw:frame draw:style-name="fr1" draw:name="Image315" text:anchor-type="as-char" svg:width="6.9236in" svg:height="5.160921in" draw:z-index="0">
<draw:image xlink:href="../Images/AРМІЯINFORM/2023-06-25T90-00-00-04-00/harkiv-obstrid-2022-1.jpg" xlink:type="simple" xlink:show="embed" xlink:actuate="onLoad" draw:mime-type="image/jpeg"/>
</draw:frame>
Today, the Armed Forces of the Russian Federation carried out another shelling of settlements of Kherson region, the mid -person of civilians - a pregnant woman.</text:p>
      <text:p text:style-name="P4">
About it <text:a xlink:type="simple" xlink:href="https://t.me/khersonskaODA/7371" text:style-name="Internet_20_link" text:visited-style-name="Visited_20_Internet_20_Link">
reports</text:a>
Kherson Ova.</text:p>
      <text:p text:style-name="P4">
“The army of the Russian Federation fired again Antonovka. A 29-year-old man was injured. The necessary help was provided. Also under the fire was Burguna. The man was hospitalized with severe wounds. A pregnant woman was also under this shelling. Zaraz doctors provide assistance to the expectant mother to prevent premature scientists, ”the message reads.</text:p>
      <text:p text:style-name="P4">
It is also reported that today the Russians have dropped the bombs and cheerful aircraft bombs. Fortunately, people were not injured.</text:p>
      <text:p text:style-name="P4">
News Source: <text:a xlink:type="simple" xlink:href="https://armyinform.com.ua/2023/06/25/rashysty-znovu-obstrilyaly-hersonshhynu-sered-postrazhdalyh-vagitna-zhinka/" text:style-name="Internet_20_link" text:visited-style-name="Visited_20_Internet_20_Link">
https://armyinform.com.ua/2023/06/25/rashysty-znovu-obstrilyaly-hersonshhynu-sered-postrazhdalyh-vagitna-zhinka/</text:a>
</text:p>
      <!--NEWS-->
      <text:h text:style-name="P10" text:outline-level="1">
<text:span text:style-name="T4">
In Copenhagen Andriy Yermak held a number of meetings with advisers on national security of leaders of India, South Africa, Turkey, Japan and EU institutions</text:span>
</text:h>
      <text:p text:style-name="P4">
Author: ['АРМІЯINFORM']</text:p>
      <text:p text:style-name="P4">
Time: 2023-06-25T91:00:00-04:00</text:p>
      <text:p text:style-name="P4">
Description: At the consultants of the consultants of the principles of principles to the world Kerivnik OFIS President of Ukraine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86c6150dcc61be96b57837219e10a97_1687708669_extra_large.jpeg" text:style-name="Internet_20_link" text:visited-style-name="Visited_20_Internet_20_Link">
d86c6150dcc61be96b57837219e10a97_1687708669_extra_large.jpeg</text:a>
', '<text:a xlink:type="simple" xlink:href="https://armyinform.com.ua/wp-content/uploads/2023/06/9477f1270fb121452b99660658a89a83_1687705240_extra_large.jpeg" text:style-name="Internet_20_link" text:visited-style-name="Visited_20_Internet_20_Link">
9477f1270fb121452b99660658a89a83_1687705240_extra_large.jpeg</text:a>
', '<text:a xlink:type="simple" xlink:href="https://armyinform.com.ua/wp-content/uploads/2023/06/48911b2001cc9300f3f7c44479fb59ab_1687705240_extra_large.jpeg" text:style-name="Internet_20_link" text:visited-style-name="Visited_20_Internet_20_Link">
48911b2001cc9300f3f7c44479fb59ab_1687705240_extra_large.jpeg</text:a>
']</text:p>
      <text:p text:style-name="P4">
Tags: ['АНДРІЙ ЄРМАК', 'КОПЕНГАГЕН', 'НАЦІОНАЛЬНА БЕЗПЕКА']</text:p>
      <text:p text:style-name="P4">
Category: News</text:p>
      <!--METADATA-->
      <text:p text:style-name="P4">
<draw:frame draw:style-name="fr1" draw:name="Image316" text:anchor-type="as-char" svg:width="6.9236in" svg:height="5.190833in" draw:z-index="0">
<draw:image xlink:href="../Images/AРМІЯINFORM/2023-06-25T91-00-00-04-00/d86c6150dcc61be96b57837219e10a97_1687708669_extra_large.jpeg" xlink:type="simple" xlink:show="embed" xlink:actuate="onLoad" draw:mime-type="image/jpeg"/>
</draw:frame>
Within the framework of consultations on key principles of peace, the head of the Presidential Ukrainian Office Andriy Yermak held a number of bilateral meetings in Copenhagen on the national security of the leaders of India, South Africa, Turkey, Japan and EU institutions. About it <text:a xlink:type="simple" xlink:href="https://www.president.gov.ua/news/u-kopengageni-andrij-yermak-proviv-nizku-zustrichej-iz-radni-83789" text:style-name="Internet_20_link" text:visited-style-name="Visited_20_Internet_20_Link">
reports</text:a>
Office of the President of Ukraine.</text:p>
      <text:p text:style-name="P4">
During a meeting with the Advisor to the President of the European Council for Foreign Policy, Simon Mordy, the results of the intermediate evaluation of the Progress in the implementation of seven recommendations of the European Commission for preparation for negotiations on Ukraine's membership in the EU were considered. Andriy Yermak also dreamed of preparation with Simon Mordy for a meeting of the European Council, which will be reached at the end of June, and expressed his hope for positive signals by the reserves of this meeting on the European integration movement of Ukraine.</text:p>
      <text:p text:style-name="P4">
In addition, the interlocutors exchanged views on further steps in order to implement the formula of the President of Ukraine Peace Volodymyr Zelensky and the promotion of the Global Peace Summit.</text:p>
      <text:p text:style-name="P4">
During a meeting with Japan Prime Minister on Taeo Akiba National Defense, Andriy Yermak noted Japan's efforts within the presidency of the Seven Group for the mobilization Japan Fumio Kisida.</text:p>
      <text:p text:style-name="P4">
<draw:frame draw:style-name="fr1" draw:name="Image317" text:anchor-type="as-char" svg:width="6.9236in" svg:height="5.190833in" draw:z-index="0">
<draw:image xlink:href="../Images/AРМІЯINFORM/2023-06-25T91-00-00-04-00/9477f1270fb121452b99660658a89a83_1687705240_extra_large.jpeg" xlink:type="simple" xlink:show="embed" xlink:actuate="onLoad" draw:mime-type="image/jpeg"/>
</draw:frame>
The head of the Presidential Office thanked Tako Akibi for his willingness to rejoice in the peace process. The Japanese side has confirmed the transfer of Ukraine20 to mine for demining, as well as other non -lethal help within the humanitarian initiatives. The parties also touched on safety guarantees for Ukraine.</text:p>
      <text:p text:style-name="P4">
During a meeting with the head of the delegation, the Deputy Minister of Foreign Executives of India Sanja Verma, the head of the Presidential Office stressed that the Ukrainian was concerned about opening a new page of relations with India. Andriy Yermakzaznna was that Ukraine counts on India as an influential state and the chairman of Ukraine in G19 and hopes to achieve specific results of global security.</text:p>
      <text:p text:style-name="P4">
<draw:frame draw:style-name="fr1" draw:name="Image318" text:anchor-type="as-char" svg:width="6.9236in" svg:height="5.190833in" draw:z-index="0">
<draw:image xlink:href="../Images/AРМІЯINFORM/2023-06-25T91-00-00-04-00/48911b2001cc9300f3f7c44479fb59ab_1687705240_extra_large.jpeg" xlink:type="simple" xlink:show="embed" xlink:actuate="onLoad" draw:mime-type="image/jpeg"/>
</draw:frame>
The main topics of negotiations with the adviser to the President of the South African Republic on National Defense Sidney Mufamadi were the preparation of Dozamit Ukraine-Africa, as well as the continuation of the grain agreement.</text:p>
      <text:p text:style-name="P4">
Andriy Yermak emphasized that Ukraine is interested in finding new opportunities to interact with Africa countries, as well as in the development of a constructive dialogue initiated during a recent visit by the African continent in Ukraine.</text:p>
      <text:p text:style-name="P4">
In the framework of the meeting with the senior adviser to the President of the Turkish Republic Akifomchagati Kilil, the parties considered the implementation of the Ukrainian formula of peace, which will become the basis of sustainable and just peace for Ukraine. The interlocutors have lost the importance of continuing the grain initiative, making efforts to exchange prisoners of war and prepare for the NATO summit in Vilnius.</text:p>
      <text:p text:style-name="P4">
News Source: <text:a xlink:type="simple" xlink:href="https://armyinform.com.ua/2023/06/25/u-kopengageni-andrij-yermak-proviv-nyzku-zustrichej-iz-radnykamy-z-pytan-naczionalnoyi-bezpeky-lideriv-indiyi-pivdennoyi-afryky-turechchyny-yaponiyi-ta-instytuczij-yes/" text:style-name="Internet_20_link" text:visited-style-name="Visited_20_Internet_20_Link">
https://armyinform.com.ua/2023/06/25/u-kopengageni-andrij-yermak-proviv-nyzku-zustrichej-iz-radnykamy-z-pytan-naczionalnoyi-bezpeky-lideriv-indiyi-pivdennoyi-afryky-turechchyny-yaponiyi-ta-instytuczij-yes/</text:a>
</text:p>
      <!--NEWS-->
      <text:h text:style-name="P10" text:outline-level="1">
<text:span text:style-name="T4">
Volodymyr Zelenskyy had a telephone conversation with Justin Trudeau</text:span>
</text:h>
      <text:p text:style-name="P4">
Author: ['АРМІЯINFORM']</text:p>
      <text:p text:style-name="P4">
Time: 2023-06-25T92:00:00-04:00</text:p>
      <text:p text:style-name="P4">
Description: President of Ukraine Volodymyr Zelensky Zelensmov Rozmov Z Prem'r-Minist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dd9f52647d760e6d47e87e9d71719a8_1687719150-scaled.jpeg" text:style-name="Internet_20_link" text:visited-style-name="Visited_20_Internet_20_Link">
0dd9f52647d760e6d47e87e9d71719a8_1687719150-scaled.jpeg</text:a>
']</text:p>
      <text:p text:style-name="P4">
Tags: ['ВОЛОДИМИР ЗЕЛЕНСЬКИЙ', 'ДЖАСТІН ТРЮДО', 'ЗАЕС', 'ТЕЛЕФОННА РОЗМОВА']</text:p>
      <text:p text:style-name="P4">
Category: News</text:p>
      <!--METADATA-->
      <text:p text:style-name="P4">
<draw:frame draw:style-name="fr1" draw:name="Image319" text:anchor-type="as-char" svg:width="6.9236in" svg:height="4.615733in" draw:z-index="0">
<draw:image xlink:href="../Images/AРМІЯINFORM/2023-06-25T92-00-00-04-00/0dd9f52647d760e6d47e87e9d71719a8_1687719150-scaled.jpeg" xlink:type="simple" xlink:show="embed" xlink:actuate="onLoad" draw:mime-type="image/jpeg"/>
</draw:frame>
President of Ukraine Volodymyr Zelensky has a telephone conversation with Canada Prime Minister Justin Trudeau. The Head of State thanked the Canadian colleague with a recent visit to Kiev.</text:p>
      <text:p text:style-name="P4">
Volodymyr Zelenskyy informed Justin Trudeau about the current situation of Napoli Batu. He also shared Ukrainian evaluations of attempts to rebellion in Russia in this situation in the course of hostilities.</text:p>
      <text:p text:style-name="P4">
The President emphasized the threatening situation that the occupying troops were set up at the Zaporozhye Nuclear Power Plant. The insufficient reaction of the world has drunk the Dam of the Kakhovka Hydroelectric Power Plant and an attempt to blast the dam at the Kryvyi Rih Rihuvoda Herm, enables the invaders to prepare a terrorist attack with the leakage of radiation at the ZPP, says the Head of State.</text:p>
      <text:p text:style-name="P4">
Volodymyr Zelensky is convinced that Ukraine's partners should demonstrate a precinct reaction to these challenges, including the NATO Vilnius Summit.</text:p>
      <text:p text:style-name="P4">
<text:span text:style-name="T4">
 Source: </text:span>
 <text:a xlink:type="simple" xlink:href="https://www.president.gov.ua/news/volodimir-zelenskij-proviv-telefonnu-rozmovu-z-dzhastinom-tr-83793" text:style-name="Internet_20_link" text:visited-style-name="Visited_20_Internet_20_Link">
Presidential Office</text:a>
</text:p>
      <text:p text:style-name="P4">
News Source: <text:a xlink:type="simple" xlink:href="https://armyinform.com.ua/2023/06/25/volodymyr-zelenskyj-proviv-telefonnu-rozmovu-z-dzhastinom-tryudo-2/" text:style-name="Internet_20_link" text:visited-style-name="Visited_20_Internet_20_Link">
https://armyinform.com.ua/2023/06/25/volodymyr-zelenskyj-proviv-telefonnu-rozmovu-z-dzhastinom-tryudo-2/</text:a>
</text:p>
      <!--NEWS-->
      <text:h text:style-name="P10" text:outline-level="1">
<text:span text:style-name="T4">
Alexei Reznikov had a telephone conversation with Lloyd Austin</text:span>
</text:h>
      <text:p text:style-name="P4">
Author: ['АРМІЯINFORM']</text:p>
      <text:p text:style-name="P4">
Time: 2023-06-25T93:00:00-04:00</text:p>
      <text:p text:style-name="P4">
Description: “Mav Klumen Rozmov with my friend I, Kinge Lloyd Ostin. Mi talked about Ostanni ... War with Ukraine 2022, the war with Ukraine is the latest news today, the news war with Ukraine 2022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fzfg4gowcaapugy.jpg" text:style-name="Internet_20_link" text:visited-style-name="Visited_20_Internet_20_Link">
fzfg4gowcaapugy.jpg</text:a>
']</text:p>
      <text:p text:style-name="P4">
Tags: ['ЛЛОЙД ОСТІН', 'ОЛЕКСІЙ РЕЗНІКОВ', 'ТЕЛЕФОННА РОЗМОВА']</text:p>
      <text:p text:style-name="P4">
Category: News</text:p>
      <!--METADATA-->
      <text:p text:style-name="P4">
<draw:frame draw:style-name="fr1" draw:name="Image320" text:anchor-type="as-char" svg:width="6.9236in" svg:height="3.98684in" draw:z-index="0">
<draw:image xlink:href="../Images/AРМІЯINFORM/2023-06-25T93-00-00-04-00/fzfg4gowcaapugy.jpg" xlink:type="simple" xlink:show="embed" xlink:actuate="onLoad" draw:mime-type="image/jpeg"/>
</draw:frame>
“He had a telephone conversation with my friend and colleague Lloyd Austin. We talked about the latest events in Russia. We agree that the Russian authorities are weak and that Russian troops from Ukraine are the best choice for the Kremlin. Russian would better solve their own problems, ” - said in <text:a xlink:type="simple" xlink:href="https://twitter.com/oleksiireznikov/status/1673024465410588673" text:style-name="Internet_20_link" text:visited-style-name="Visited_20_Internet_20_Link">
message</text:a>
Minister of Defense of Ukraine on Twitter.</text:p>
      <text:p text:style-name="P4">
They also discussed the Armed Forces counter -offensive and further steps in strengthening our siloborons.</text:p>
      <text:p text:style-name="P4">
“Things move in the right direction. Ukraine will win, ”Reznikov said.</text:p>
      <text:p text:style-name="P4">
News Source: <text:a xlink:type="simple" xlink:href="https://armyinform.com.ua/2023/06/25/oleksij-reznikov-proviv-telefonnu-rozmovu-z-llojdom-ostinom/" text:style-name="Internet_20_link" text:visited-style-name="Visited_20_Internet_20_Link">
https://armyinform.com.ua/2023/06/25/oleksij-reznikov-proviv-telefonnu-rozmovu-z-llojdom-ostinom/</text:a>
</text:p>
      <!--NEWS-->
      <text:h text:style-name="P10" text:outline-level="1">
<text:span text:style-name="T4">
Even 25 Ukrainians have been sent to specialized treatment to European countries</text:span>
</text:h>
      <text:p text:style-name="P4">
Author: ['АРМІЯINFORM']</text:p>
      <text:p text:style-name="P4">
Time: 2023-06-25T94:00:00-04:00</text:p>
      <text:p text:style-name="P4">
Description: Shchel 25 Ukrainians is framed on a specialized likivannya to the єvropyki Klinik.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55903795_686158223538397_2081963381312947550_n.jpg" text:style-name="Internet_20_link" text:visited-style-name="Visited_20_Internet_20_Link">
355903795_686158223538397_2081963381312947550_n.jpg</text:a>
', '<text:a xlink:type="simple" xlink:href="https://armyinform.com.ua/wp-content/uploads/2023/06/355488073_686158200205066_1188523540743304741_n-150x150.jpg" text:style-name="Internet_20_link" text:visited-style-name="Visited_20_Internet_20_Link">
355488073_686158200205066_1188523540743304741_n-150x150.jpg</text:a>
', '<text:a xlink:type="simple" xlink:href="https://armyinform.com.ua/wp-content/uploads/2023/06/355666873_686158253538394_2206663446514660959_n-150x150.jpg" text:style-name="Internet_20_link" text:visited-style-name="Visited_20_Internet_20_Link">
355666873_686158253538394_2206663446514660959_n-150x150.jpg</text:a>
', '<text:a xlink:type="simple" xlink:href="https://armyinform.com.ua/wp-content/uploads/2023/06/355690881_686158256871727_5700231245595581140_n-150x150.jpg" text:style-name="Internet_20_link" text:visited-style-name="Visited_20_Internet_20_Link">
355690881_686158256871727_5700231245595581140_n-150x150.jpg</text:a>
', '<text:a xlink:type="simple" xlink:href="https://armyinform.com.ua/wp-content/uploads/2023/06/356134794_686158230205063_4851889780609882217_n-150x150.jpg" text:style-name="Internet_20_link" text:visited-style-name="Visited_20_Internet_20_Link">
356134794_686158230205063_4851889780609882217_n-150x150.jpg</text:a>
']</text:p>
      <text:p text:style-name="P4">
Tags: ['STOPRUSSIA', 'ВТОРГНЕННЯ РФ', 'МОЗ УКРАЇНИ', 'ПОРАНЕНІ']</text:p>
      <text:p text:style-name="P4">
Category: News</text:p>
      <!--METADATA-->
      <text:p text:style-name="P4">
<draw:frame draw:style-name="fr1" draw:name="Image321" text:anchor-type="as-char" svg:width="6.9236in" svg:height="5.091832in" draw:z-index="0">
<draw:image xlink:href="../Images/AРМІЯINFORM/2023-06-25T94-00-00-04-00/355903795_686158223538397_2081963381312947550_n.jpg" xlink:type="simple" xlink:show="embed" xlink:actuate="onLoad" draw:mime-type="image/jpeg"/>
</draw:frame>
Another 25 Ukrainians are referred for specialized treatment for European clinics.</text:p>
      <text:p text:style-name="P4">
About it <text:a xlink:type="simple" xlink:href="https://www.facebook.com/moz.ukr/posts/pfbid07wPtWeuS6kPBRKMvo4MYpxFKTirtTBDMeLaHZAuSS6TgDT3oypJseUcVWfdMr3GLl" text:style-name="Internet_20_link" text:visited-style-name="Visited_20_Internet_20_Link">
reports</text:a>
The Ministry of Health of Ukraine.</text:p>
      <text:p text:style-name="P4">
“These are patients with mine-savings and oncopals. They were adopted by the medical institutions of Poland, Lithuania, France, Austria, Germany, the Netherlands of Sweden, ”the message reads.</text:p>
      <text:p text:style-name="P4">
<text:a xlink:type="simple" xlink:href="https://armyinform.com.ua/wp-content/uploads/2023/06/355488073_686158200205066_1188523540743304741_n.jpg" text:style-name="Internet_20_link" text:visited-style-name="Visited_20_Internet_20_Link">
!(Images/AРМІЯINFORM/2023-06-25T94-00-00-04-00/355488073_686158200205066_1188523540743304741_n-150x150.jpg)</text:a>
</text:p>
      <text:p text:style-name="P4">
<text:a xlink:type="simple" xlink:href="https://armyinform.com.ua/wp-content/uploads/2023/06/355666873_686158253538394_2206663446514660959_n.jpg" text:style-name="Internet_20_link" text:visited-style-name="Visited_20_Internet_20_Link">
<draw:frame draw:style-name="fr1" draw:name="Image322" text:anchor-type="as-char" svg:width="6.9236in" svg:height="6.9236in" draw:z-index="0">
<draw:image xlink:href="../Images/AРМІЯINFORM/2023-06-25T94-00-00-04-00/355666873_686158253538394_2206663446514660959_n-150x150.jpg" xlink:type="simple" xlink:show="embed" xlink:actuate="onLoad" draw:mime-type="image/jpeg"/>
</draw:frame>
</text:a>
</text:p>
      <text:p text:style-name="P4">
<text:a xlink:type="simple" xlink:href="https://armyinform.com.ua/wp-content/uploads/2023/06/355690881_686158256871727_5700231245595581140_n.jpg" text:style-name="Internet_20_link" text:visited-style-name="Visited_20_Internet_20_Link">
<draw:frame draw:style-name="fr1" draw:name="Image323" text:anchor-type="as-char" svg:width="6.9236in" svg:height="6.9236in" draw:z-index="0">
<draw:image xlink:href="../Images/AРМІЯINFORM/2023-06-25T94-00-00-04-00/355690881_686158256871727_5700231245595581140_n-150x150.jpg" xlink:type="simple" xlink:show="embed" xlink:actuate="onLoad" draw:mime-type="image/jpeg"/>
</draw:frame>
</text:a>
</text:p>
      <text:p text:style-name="P4">
<text:a xlink:type="simple" xlink:href="https://armyinform.com.ua/wp-content/uploads/2023/06/356134794_686158230205063_4851889780609882217_n.jpg" text:style-name="Internet_20_link" text:visited-style-name="Visited_20_Internet_20_Link">
<draw:frame draw:style-name="fr1" draw:name="Image324" text:anchor-type="as-char" svg:width="6.9236in" svg:height="6.9236in" draw:z-index="0">
<draw:image xlink:href="../Images/AРМІЯINFORM/2023-06-25T94-00-00-04-00/356134794_686158230205063_4851889780609882217_n-150x150.jpg" xlink:type="simple" xlink:show="embed" xlink:actuate="onLoad" draw:mime-type="image/jpeg"/>
</draw:frame>
</text:a>
The Ministry of Health of Ukraine also reminded that the affected citizens of Ukraine now have number of routes, which can be transferred for treatment abroad, in particular:</text:p>
      <ul>
        <li>
through the Regional Health Department; * by submitting a personal application through the MoH website. On their own, apply for a medical evacuation program to seriously ill Ukrainians or those who were injured as a result of war may be in the section “<text:a xlink:type="simple" xlink:href="https://moz.gov.ua/opituvannja" text:style-name="Internet_20_link" text:visited-style-name="Visited_20_Internet_20_Link">
Citizens</text:a>
»; * submission to evacuation abroad of wounded servicemen through the command of the medical forces of Ukraine.</li>
      </ul>
      <text:p text:style-name="P4">
It is also noted that since the beginning of the war, the Ministry of Health of Ukraine has already evacuated more than 3,800 Ukrainians with international partners.</text:p>
      <text:p text:style-name="P4">
News Source: <text:a xlink:type="simple" xlink:href="https://armyinform.com.ua/2023/06/25/na-speczializovane-likuvannya-do-semy-yevropejskyh-krayiny-dopravleno-ishhe-25-ukrayincziv/" text:style-name="Internet_20_link" text:visited-style-name="Visited_20_Internet_20_Link">
https://armyinform.com.ua/2023/06/25/na-speczializovane-likuvannya-do-semy-yevropejskyh-krayiny-dopravleno-ishhe-25-ukrayincziv/</text:a>
</text:p>
      <!--NEWS-->
      <text:h text:style-name="P10" text:outline-level="1">
<text:span text:style-name="T4">
The enemy focuses every effort on preventing the promotion of our troops in the Zaporozhye and Kherson directions</text:span>
</text:h>
      <text:p text:style-name="P4">
Author: ['АРМІЯINFORM']</text:p>
      <text:p text:style-name="P4">
Time: 2023-06-25T95:00:00-04:00</text:p>
      <text:p text:style-name="P4">
Description: “The enemy was unsuccessfully launched by Vidnovita in the departure of the Novodarovka district ... The war with Ukraine 2022, the war with Ukraine is the latest news today, the News War with Ukraine 2022 is the last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6201328_611671774479238_7144742629036046578_n.jpg" text:style-name="Internet_20_link" text:visited-style-name="Visited_20_Internet_20_Link">
356201328_611671774479238_7144742629036046578_n.jpg</text:a>
']</text:p>
      <text:p text:style-name="P4">
Tags: ['STOPRUSSIA', 'ВТОРГНЕННЯ РФ', 'ГШ ЗСУ', 'ОПЕРАТИВНА ІНФОРМАЦІЯ']</text:p>
      <text:p text:style-name="P4">
Category: News</text:p>
      <!--METADATA-->
      <text:p text:style-name="P4">
<draw:frame draw:style-name="fr1" draw:name="Image325" text:anchor-type="as-char" svg:width="6.9236in" svg:height="4.808056in" draw:z-index="0">
<draw:image xlink:href="../Images/AРМІЯINFORM/2023-06-25T95-00-00-04-00/356201328_611671774479238_7144742629036046578_n.jpg" xlink:type="simple" xlink:show="embed" xlink:actuate="onLoad" draw:mime-type="image/jpeg"/>
</draw:frame>
<text:span text:style-name="T4">
 🔥 Situation on Russian invasion </text:span>
</text:p>
      <text:p text:style-name="P4">
“The enemy unsuccessfully tried to restore the lost position in the district of the other. Carried out artillery shelling of about 30 painting points, including Temirivka, Novodarivka, Levadne, Olgiv, Malynivka, Green Grove, Comfortable Gulaypole, Zaporizhzhya region; Nikopolnydnipropetrovsk region; Solove, Berislav, Cossack, Lviv, Mykilsk, Antonovka, Zelenivka, Kherson, Dniprovskoye Kherson region and Ochakov of the Naikolaiv region, ” - <text:a xlink:type="simple" xlink:href="https://www.facebook.com/GeneralStaff.ua/posts/pfbid0h6auhdncgscLYSDXCioujycedJMhht18rZg4tkdKZHo6vXUXmjNytm6jN9jrn1sbl" text:style-name="Internet_20_link" text:visited-style-name="Visited_20_Internet_20_Link">
reports</text:a>
The General Staff of the Armed Forces.</text:p>
      <text:p text:style-name="P4">
News Source: <text:a xlink:type="simple" xlink:href="https://armyinform.com.ua/2023/06/25/vorog-zoseredzhuye-vsi-zusyllya-na-nedopushhenni-prosuvannya-nashyh-vijsk-na-zaporizkomu-ta-hersonskomu-napryamkah/" text:style-name="Internet_20_link" text:visited-style-name="Visited_20_Internet_20_Link">
https://armyinform.com.ua/2023/06/25/vorog-zoseredzhuye-vsi-zusyllya-na-nedopushhenni-prosuvannya-nashyh-vijsk-na-zaporizkomu-ta-hersonskomu-napryamkah/</text:a>
</text:p>
      <!--NEWS-->
      <text:h text:style-name="P10" text:outline-level="1">
<text:span text:style-name="T4">
Military Russian Federation told about the repayment of criminal record - the interception of GUR MOU</text:span>
</text:h>
      <text:p text:style-name="P4">
Author: ['АРМІЯINFORM']</text:p>
      <text:p text:style-name="P4">
Time: 2023-06-25T96:00:00-04:00</text:p>
      <text:p text:style-name="P4">
Description: https://www.youtube.com/watch?v=HJS9X6NZCNK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В’ЯЗНІ', 'ГУР ПЕРЕХОПЛЕННЯ']</text:p>
      <text:p text:style-name="P4">
Category: News</text:p>
      <!--METADATA-->
      <text:p text:style-name="P4">
News Source: <text:a xlink:type="simple" xlink:href="https://armyinform.com.ua/2023/06/25/vijskovyj-rf-rozpoviv-pro-pogashennya-sudymosti-perehoplennya-gur-mou/" text:style-name="Internet_20_link" text:visited-style-name="Visited_20_Internet_20_Link">
https://armyinform.com.ua/2023/06/25/vijskovyj-rf-rozpoviv-pro-pogashennya-sudymosti-perehoplennya-gur-mou/</text:a>
</text:p>
      <!--NEWS-->
      <text:h text:style-name="P10" text:outline-level="1">
<text:span text:style-name="T4">
Presidents of Ukraine and the US discussed further defensive cooperation and strengthening of the capabilities of the Ukrainian army</text:span>
</text:h>
      <text:p text:style-name="P4">
Author: ['АРМІЯINFORM']</text:p>
      <text:p text:style-name="P4">
Time: 2023-06-25T97:00:00-04:00</text:p>
      <text:p text:style-name="P4">
Description: Ukrainian President Volodymyr Zelensky Proviv Kelensmov Zmov with the President of the United States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9217aa96e2990be7498a29b3f2341fd7_1687719150-scaled.jpeg" text:style-name="Internet_20_link" text:visited-style-name="Visited_20_Internet_20_Link">
9217aa96e2990be7498a29b3f2341fd7_1687719150-scaled.jpeg</text:a>
']</text:p>
      <text:p text:style-name="P4">
Tags: ['ВОЛОДИМИР ЗЕЛЕНСЬКИЙ', 'ДЖО БАЙДЕН', 'ОБОРОННА СПІВПРАЦЯ', 'ТЕЛЕФОННА РОЗМОВА']</text:p>
      <text:p text:style-name="P4">
Category: News</text:p>
      <!--METADATA-->
      <text:p text:style-name="P4">
<draw:frame draw:style-name="fr1" draw:name="Image326" text:anchor-type="as-char" svg:width="6.9236in" svg:height="4.615733in" draw:z-index="0">
<draw:image xlink:href="../Images/AРМІЯINFORM/2023-06-25T97-00-00-04-00/9217aa96e2990be7498a29b3f2341fd7_1687719150-scaled.jpeg" xlink:type="simple" xlink:show="embed" xlink:actuate="onLoad" draw:mime-type="image/jpeg"/>
</draw:frame>
President of Ukraine Volodymyr Zelensky has a telephone conversation with President Joseph Biden.</text:p>
      <text:p text:style-name="P4">
The interlocutors discussed the current situation on the battlefield, as well as shared evaluations of the processes that occur in Russia.</text:p>
      <text:p text:style-name="P4">
"Yesterday's events exposed the weakness of the Putin regime," Vladimirzelensky said.</text:p>
      <text:p text:style-name="P4">
According to him, the world must press on Russia before the restoration of international order.</text:p>
      <text:p text:style-name="P4">
The Head of State thanked the colleague for the unlawful support of Ukraine, specially recognizing the provision of advanced PPOs "Petriot". Volodymyr Zelensky announced the importance of further increasing the capabilities of Ukraine on the defense of its own sky. In this context, he thanked the United States to support the fighter coalition.</text:p>
      <text:p text:style-name="P4">
The presidents also discussed the further expansion of defense cooperation, in particular, increasing Ukraine's fire capabilities on the battlefield with a focus of the lesion.</text:p>
      <text:p text:style-name="P4">
"I am grateful for your readiness and willingness to the American people stand side by side with Ukraine until all our territories are fully liberated in internationally recognized borders," Volodymyr Zelenskyy said.</text:p>
      <text:p text:style-name="P4">
The presidents coordinated positions on the eve of the NATO Vilnius Summit. Also, the leaders discussed the continuation of work on the implementation of the Ukrainian formula of peace preparation for the Global Peace Summit.</text:p>
      <text:p text:style-name="P4">
<text:span text:style-name="T4">
 Source: </text:span>
 <text:a xlink:type="simple" xlink:href="https://www.president.gov.ua/news/prezidenti-ukrayini-ta-ssha-obgovorili-podalshu-oboronnu-spi-83797" text:style-name="Internet_20_link" text:visited-style-name="Visited_20_Internet_20_Link">
Presidential Office</text:a>
</text:p>
      <text:p text:style-name="P4">
News Source: <text:a xlink:type="simple" xlink:href="https://armyinform.com.ua/2023/06/25/prezydenty-ukrayiny-ta-ssha-obgovoryly-podalshu-oboronnu-spivpraczyu-ta-posylennya-spromozhnostej-ukrayinskogo-vijska/" text:style-name="Internet_20_link" text:visited-style-name="Visited_20_Internet_20_Link">
https://armyinform.com.ua/2023/06/25/prezydenty-ukrayiny-ta-ssha-obgovoryly-podalshu-oboronnu-spivpraczyu-ta-posylennya-spromozhnostej-ukrayinskogo-vijska/</text:a>
</text:p>
      <!--NEWS-->
      <text:h text:style-name="P10" text:outline-level="1">
<text:span text:style-name="T4">
The longer Russian aggression lasts, the greater the degradation it causes in Russia itself - President of Ukraine</text:span>
</text:h>
      <text:p text:style-name="P4">
Author: ['АРМІЯINFORM']</text:p>
      <text:p text:style-name="P4">
Time: 2023-06-25T98:00:00-04:00</text:p>
      <text:p text:style-name="P4">
Description: I am healthy, Shanovna Ukrainian!Having puppy the Service of the Ministry of Economic Roses --... The war with Ukraine 2022, the war with Ukraine is the latest news today, the war with Ukraine 2022 is the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6/76d3a6b31a76944eef72ddcc12aadae6_1687723937.png" text:style-name="Internet_20_link" text:visited-style-name="Visited_20_Internet_20_Link">
76d3a6b31a76944eef72ddcc12aadae6_1687723937.png</text:a>
']</text:p>
      <text:p text:style-name="P4">
Tags: ['ВІДЕОЗВЕРНЕННЯ', 'ВОЛОДИМИР ЗЕЛЕНСЬКИЙ']</text:p>
      <text:p text:style-name="P4">
Category: News</text:p>
      <!--METADATA-->
      <text:p text:style-name="P4">
<draw:frame draw:style-name="fr1" draw:name="Image327" text:anchor-type="as-char" svg:width="6.9236in" svg:height="3.819519in" draw:z-index="0">
<draw:image xlink:href="../Images/AРМІЯINFORM/2023-06-25T98-00-00-04-00/76d3a6b31a76944eef72ddcc12aadae6_1687723937.png" xlink:type="simple" xlink:show="embed" xlink:actuate="onLoad" draw:mime-type="image/png"/>
</draw:frame>
I wish health, dear Ukrainians!</text:p>
      <text:p text:style-name="P4">
He has just completed a series of international conversations-with the President of the United States Baiden, with Prime Minister of Canada Trudeau, with President of Poland Andrzejududa. Positive conversations, very much needed now for all of us.</text:p>
      <text:p text:style-name="P4">
First. Of course, we discussed the fighting on the forefront, our active actions. Headed to partners for supporting the support - it is very important and really helping the warriors to move forward. Now Russian invaders are suffered by the losses that they need. Each loss of them is a long -term increase in freedom.</text:p>
      <text:p text:style-name="P4">
They also discussed the further strengthening of Ukrainian soldiers, and I thank my partners to understand our needs - long -range needs. I am especially grateful to the Presidentubiden and the United States for the reliability of Petriots. They discussed the strengthening of artillery, MLRS and more.</text:p>
      <text:p text:style-name="P4">
Second. The situation at the Zaporizhzhya Nuclear Station. The attention of the world to the existing Russian threat at the Zaporozhye station, unfortunately, is not enough. As a bunnedosta and the reaction to the Russian undermining the Kakhovka hydroelectric power plant, the tricky efforts of Russian terrorists to hit the dam of another reservoir with the cover.</text:p>
      <text:p text:style-name="P4">
He proved the information to our partners that we have, in our intelligence on the Russian -scenario with the Ministry of NPP, which for terrorists is obviously approved. We have to do-all together in the world-quite specific, to prevent any radiation incidents.</text:p>
      <text:p text:style-name="P4">
Third. The longer Russian aggression lasts, the greater the degradation it causes and Russia itself. One of the manifestations of such degradation is that Russian aggression returns to his native harbor. We exchanged in conversations with the leaders of what is happening in Russia. We see the development of the situation equally how to react.</text:p>
      <text:p text:style-name="P4">
And one more. Very important meetings were held today in Copenhagen. Formatic advisers. The office of the office - Andriy Yermak, as well as Andriy Sibiga, as well as Igor Zhovkva, met with political advisers of the leaders of Turkey, India, Japan, South Africa and European Union institutions. We approach the formula of peace, and for this we attract as wide as possible a circle of partners.</text:p>
      <text:p text:style-name="P4">
Relations with the European Union are also unchanged with a top priority, we add a full-time soil every week.Thank you all who support Ukraine!I thank Mr. Biden President, Congress, both parties and all Americans for the historical strengthening of freedom in the world!Thanks to the Prime Minister Trudeau and all Canadians for the unchanged support!I thank Panupra-President Dudi and everyone in Poland who stands with Ukraine side by side of the fate of Europe!</text:p>
      <text:p text:style-name="P4">
Glory to our soldiers!Glory to every brigade, which is now moving on the front ...</text:p>
      <text:p text:style-name="P4">
Taurian direction - you are good!Thank you!</text:p>
      <text:p text:style-name="P4">
<text:span text:style-name="T4">
<text:span text:style-name="T5">
Glory to Ukraine!</text:span>
</text:span>
</text:p>
      <text:p text:style-name="P4">
<text:span text:style-name="T4">
 Source: </text:span>
 <text:a xlink:type="simple" xlink:href="https://www.president.gov.ua/news/sho-dovshe-trivaye-rosijska-agresiya-bilshu-degradaciyu-vona-83801" text:style-name="Internet_20_link" text:visited-style-name="Visited_20_Internet_20_Link">
Presidential Office of Ukraine</text:a>
</text:p>
      <text:p text:style-name="P4">
News Source: <text:a xlink:type="simple" xlink:href="https://armyinform.com.ua/2023/06/25/shho-dovshe-tryvaye-rosijska-agresiya-to-bilshu-degradacziyu-vona-vyklykaye-i-v-samij-rosiyi-prezydent-ukrayiny/" text:style-name="Internet_20_link" text:visited-style-name="Visited_20_Internet_20_Link">
https://armyinform.com.ua/2023/06/25/shho-dovshe-tryvaye-rosijska-agresiya-to-bilshu-degradacziyu-vona-vyklykaye-i-v-samij-rosiyi-prezydent-ukrayiny/</text:a>
</text:p>
      <!--NEWS-->
      <text:h text:style-name="P10" text:outline-level="1">
<text:span text:style-name="T4">
Short. War. Day 487. Videoodigest</text:span>
</text:h>
      <text:p text:style-name="P4">
Author: ['АРМІЯINFORM']</text:p>
      <text:p text:style-name="P4">
Time: 2023-06-25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Ш ЗСУ']</text:p>
      <text:p text:style-name="P4">
Category: News</text:p>
      <!--METADATA-->
      <text:p text:style-name="P4">
News Source: <text:a xlink:type="simple" xlink:href="https://armyinform.com.ua/2023/06/25/korotko-vijna-den-487-videodajdzhest/" text:style-name="Internet_20_link" text:visited-style-name="Visited_20_Internet_20_Link">
https://armyinform.com.ua/2023/06/25/korotko-vijna-den-487-videodajdzhest/</text:a>
</text:p>
      <!--NEWS-->
      <text:h text:style-name="P10" text:outline-level="1">
<text:span text:style-name="T4">
Missile attack on Kiev: Rescuers have completed work in a house damaged</text:span>
</text:h>
      <text:p text:style-name="P4">
Authors: Ukrinform (Person)</text:p>
      <text:p text:style-name="P4">
Publisher: Укринформ (Organization)</text:p>
      <text:p text:style-name="P4">
Published Time: 2023-06-26T00:09:00+03:00</text:p>
      <text:p text:style-name="P4">
Modified Time: 2023-06-26T00:09:00+03:00</text:p>
      <text:p text:style-name="P4">
Description: In Kiev, SESS experts completed emergency rescue work in a multi-storey apartment building, which was affected by an enemy attack on the night of June 24. - Ukrinform.</text:p>
      <text:p text:style-name="P4">
Images: ['<text:a xlink:type="simple" xlink:href="https://static.ukrinform.com/photos/2023_06/thumb_files/630_360_1687728444-785.jpg" text:style-name="Internet_20_link" text:visited-style-name="Visited_20_Internet_20_Link">
630_360_16877...</text:a>
']</text:p>
      <text:p text:style-name="P4">
Tags: ['Будинок профспілок', 'ДСНС', 'Обстріл', 'Ракета', 'Київ', 'Війна з Росією']</text:p>
      <text:p text:style-name="P4">
Type: Article</text:p>
      <!--METADATA-->
      <text:p text:style-name="P4">
<draw:frame draw:style-name="fr1" draw:name="Image328" text:anchor-type="as-char" svg:width="6.9236in" svg:height="3.956343in" draw:z-index="0">
<draw:image xlink:href="../Images/yкринформ/2023-06-26T00-09-00-03-00/630_360_1687728444-785.jpg" xlink:type="simple" xlink:show="embed" xlink:actuate="onLoad" draw:mime-type="image/jpeg"/>
</draw:frame>
In Kyiv), the SES has completed emergency rescue work in a multi-storey residential house, which was injured as a result of an hostile attack on the night of June 24.</text:p>
      <text:p text:style-name="P4">
This is reported by the SES on <text:a xlink:type="simple" xlink:href="https://www.facebook.com/MNS.GOV.UA/" text:style-name="Internet_20_link" text:visited-style-name="Visited_20_Internet_20_Link">
Facebook</text:a>
, reports Ukrinform.</text:p>
      <text:p text:style-name="P4">
"Emergency and rescue work was completed in a 25-storey building, which has survived from a hostile attack," the post reads.</text:p>
      <text:p text:style-name="P4">
As the head of [SESS] noted(https://www.ukrinform.ua/tag-dsns)Sergey Kruk, rescuers were able to evacuate 24 people from the house. Unfortunately, five people have been.</text:p>
      <text:p text:style-name="P4">
Kruk expressed his gratitude to the SES personnel for his professionalism and bravery.</text:p>
      <text:p text:style-name="P4">
<text:span text:style-name="T4">
 Read also: </text:span>
 <text:a xlink:type="simple" xlink:href="https://www.ukrinform.ua/rubric-kyiv/3727445-raketna-ataka-na-kiiv-pid-zavalami-budinku-viavili-tila-se-dvoh-zagiblih.html" text:style-name="Internet_20_link" text:visited-style-name="Visited_20_Internet_20_Link">
missile attack on Kiev: under the rubble of the house found the bodies of two dead</text:a>
As reported by Ukrinform, on June 24 at about the third night in the Solomenskyi district of Kiev hostile <text:a xlink:type="simple" xlink:href="http://www.ukrinform.ua/rubric-kyiv/3727038-v-odnomu-z-rajoniv-stolici-ulamki-raketi-vlucili-u-avtomobilnu-stoanku-klicko.html" text:style-name="Internet_20_link" text:visited-style-name="Visited_20_Internet_20_Link">
shelling caused partial destruction of construction structures</text:a>
From 16 to 19 flooring of a 25-storey apartment building.</text:p>
      <text:p text:style-name="P4">
News Source: <text:a xlink:type="simple" xlink:href="https://www.ukrinform.ua/rubric-kyiv/3727631-raketna-ataka-na-kiiv-ratuvalniki-zaversili-roboti-v-budinku-poskodzenomu-ulamkami.html" text:style-name="Internet_20_link" text:visited-style-name="Visited_20_Internet_20_Link">
https://www.ukrinform.ua/rubric-kyiv/3727631-raketna-ataka-na-kiiv-ratuvalniki-zaversili-roboti-v-budinku-poskodzenomu-ulamkami.html</text:a>
</text:p>
      <!--NEWS-->
      <text:h text:style-name="P10" text:outline-level="1">
<text:span text:style-name="T4">
The heat retreats: On Monday, Ukraine predict rains and thunderstorms</text:span>
</text:h>
      <text:p text:style-name="P4">
Authors: Ukrinform (Person)</text:p>
      <text:p text:style-name="P4">
Publisher: Укринформ (Organization)</text:p>
      <text:p text:style-name="P4">
Published Time: 2023-06-26T00:24:00+03:00</text:p>
      <text:p text:style-name="P4">
Modified Time: 2023-06-26T00:24:00+03:00</text:p>
      <text:p text:style-name="P4">
Description: In Ukraine, on Monday, June 26, the weather is expected to clearly clarified, short -term rains, thunderstorms, and heavy rains on the Left Bank.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Літо']</text:p>
      <text:p text:style-name="P4">
Type: Article</text:p>
      <!--METADATA-->
      <text:p text:style-name="P4">
<draw:frame draw:style-name="fr1" draw:name="Image329" text:anchor-type="as-char" svg:width="6.9236in" svg:height="3.956343in" draw:z-index="0">
<draw:image xlink:href="../Images/yкринформ/2023-06-26T00-24-00-03-00/630_360_1558511876-237.jpg" xlink:type="simple" xlink:show="embed" xlink:actuate="onLoad" draw:mime-type="image/jpeg"/>
</draw:frame>
In Ukraine in Monday, June 26, the weather is expected with clear weather, location rains, thunderstorms, and heavy rains on the Left Bank.</text:p>
      <text:p text:style-name="P4">
Ukrinform was reported at the Ukrainian Hydrometeorological Center.</text:p>
      <text:p text:style-name="P4">
The wind is mainly northwestern, 7-12 m/s, in the northern, central thasch areas in the afternoon of gusts of 15-20 m/s.</text:p>
      <text:p text:style-name="P4">
The temperature will be 11-16 ° at night, 20-25 ° in the afternoon, 15-20 ° in the northeast; In the southern part at night 17-22 °, in the afternoon 24-29 °.</text:p>
      <text:p text:style-name="P4">
In Kyiv and Kyiv region, on June 26, short-term rain, thunderstorm. The temperature in the capital at night 14-16 °, in the afternoon 21-23 °; In the area at night 11-16 °, in the afternoon 20-25 °.</text:p>
      <text:p text:style-name="P4">
<text:span text:style-name="T4">
 Read also: </text:span>
 <text:a xlink:type="simple" xlink:href="https://www.ukrinform.ua/rubric-world/3726793-speka-u-pekini-perevisila-41-pobitij-poperednij-rekord.html" text:style-name="Internet_20_link" text:visited-style-name="Visited_20_Internet_20_Link">
heat in Beijing exceeded 41 °, beaten up the previous record</text:a>
On Tuesday, June 27, forecasters forecast rains with thunderstorms in the eastern, northeastern, day and western regions, in the rest of the territory without precipitation; June 28 will be without precipitation at night, in the afternoon in Ukraine, except for most northern tacentral regions, in places short-term thunderstorms Rain.</text:p>
      <text:p text:style-name="P4">
Temperature at night 11-16 °, in the afternoon 20-25 °; In the southern part at night 15-20 °, in the afternoon 24-29 °.</text:p>
      <text:p text:style-name="P4">
In the capital region on June 27-28 without precipitation. The temperature in <text:a xlink:type="simple" xlink:href="https://www.ukrinform.ua/tag-kiiv" text:style-name="Internet_20_link" text:visited-style-name="Visited_20_Internet_20_Link">
Kiev</text:a>
at night 14-16 °, in the afternoon 22-24 °; On the area 11-16 °, in the afternoon 20-25 °.</text:p>
      <text:p text:style-name="P4">
During June 29-30 in Ukraine, according to forecasts of forecasters, sometimes rains, locations, June 30 in the western regions without precipitation.</text:p>
      <text:p text:style-name="P4">
<text:span text:style-name="T4">
 Read also: </text:span>
 <text:a xlink:type="simple" xlink:href="https://www.ukrinform.ua/rubric-world/3724973-torisne-lito-u-evropi-bulo-najteplisim-v-istorii-klimatologi.html" text:style-name="Internet_20_link" text:visited-style-name="Visited_20_Internet_20_Link">
last year's summer in Europe was the warmest in history -<text:span text:style-name="T4">
 Climatologist </text:span>
 and</text:a>
Temperature at night 10-16 °, in the afternoon 17-23 °; In the southern part at night 14-20 °, in the afternoon 21-27 °.</text:p>
      <text:p text:style-name="P4">
In Kiev, June 29-30 is sometimes rain, at night 12-14 °, in the afternoon 21-23 °.</text:p>
      <text:p text:style-name="P4">
News Source: <text:a xlink:type="simple" xlink:href="https://www.ukrinform.ua/rubric-regions/3727489-speka-vidstupae-u-ponedilok-ukraini-prognozuut-dosi-ta-grozi.html" text:style-name="Internet_20_link" text:visited-style-name="Visited_20_Internet_20_Link">
https://www.ukrinform.ua/rubric-regions/3727489-speka-vidstupae-u-ponedilok-ukraini-prognozuut-dosi-ta-grozi.html</text:a>
</text:p>
      <!--NEWS-->
      <text:h text:style-name="P10" text:outline-level="1">
<text:span text:style-name="T4">
As a result of the Russian Air Force in Syria, at least 13 people were killed</text:span>
</text:h>
      <text:p text:style-name="P4">
Authors: Ukrinform (Person)</text:p>
      <text:p text:style-name="P4">
Publisher: Укринформ (Organization)</text:p>
      <text:p text:style-name="P4">
Published Time: 2023-06-26T00:40:00+03:00</text:p>
      <text:p text:style-name="P4">
Modified Time: 2023-06-26T00:40:00+03:00</text:p>
      <text:p text:style-name="P4">
Description: At least 13 people were killed in the northeast of Syria as a result of Russian aviation in the northwest of Syria.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ирія', 'Загибель', 'Війна з Росією']</text:p>
      <text:p text:style-name="P4">
Type: Article</text:p>
      <!--METADATA-->
      <text:p text:style-name="P4">
<draw:frame draw:style-name="fr1" draw:name="Image330" text:anchor-type="as-char" svg:width="6.9236in" svg:height="3.956343in" draw:z-index="0">
<draw:image xlink:href="../Images/yкринформ/2023-06-26T00-40-00-03-00/630_360_1640330796-210.jpeg" xlink:type="simple" xlink:show="embed" xlink:actuate="onLoad" draw:mime-type="image/jpeg"/>
</draw:frame>
As a result of Russian aviation in the northwest of Syria, at least 13 people were killed on Sunday.</text:p>
      <text:p text:style-name="P4">
This was reported at the Syrian Human Rights Observatory, Ukrinform reports to <text:a xlink:type="simple" xlink:href="https://www.abc.net.au/news/2023-06-26/russian-strikes-kill-13-in-rebel-held-syria/102521954" text:style-name="Internet_20_link" text:visited-style-name="Visited_20_Internet_20_Link">
ABC</text:a>
.</text:p>
      <text:p text:style-name="P4">
As it is noted, at least nine civilians, including two children, were among the dead as a result of <text:a xlink:type="simple" xlink:href="https://www.ukrinform.ua/tag-obstril" text:style-name="Internet_20_link" text:visited-style-name="Visited_20_Internet_20_Link">
blow</text:a>
On Sunday, the fruit and vegetable market in Jisser el-shugur in the Idlib region.</text:p>
      <text:p text:style-name="P4">
Three more civilians, including two children, were killed as a result of the attack by Idlib. A jigadist fighter was also killed. At least 30 people were injured as a result of Russian aircraft.</text:p>
      <text:p text:style-name="P4">
"These Russian blows are the most deadly in Syria this year," said Abdel Rahman, who heads the British Group "Syrian Observatory of Human Observatory."</text:p>
      <text:p text:style-name="P4">
<text:span text:style-name="T4">
 Read also: </text:span>
 [Israel has caused air strikes on the military objects(https://www.ukrinform.ua/rubric-world/3715386-izrail-zavdav-aviaudariv-po-vijskovih-obektah-bila-stolici-sirii.html)According to him, the number of casualties and victims can increase.</text:p>
      <text:p text:style-name="P4">
As it was reported, the international community has repeatedly demanded that Russian aircraft in Syria, in particular in the Syrian provinces of Idlib and Hama.</text:p>
      <text:p text:style-name="P4">
As a result of hostilities, about 500,000 people have been killed in Syria since 2011, and about half of the country's residents left their homes.</text:p>
      <text:p text:style-name="P4">
News Source: <text:a xlink:type="simple" xlink:href="https://www.ukrinform.ua/rubric-ato/3727605-unaslidok-rosijskih-aviaudariv-u-sirii-zaginuli-sonajmense-13-ludej.html" text:style-name="Internet_20_link" text:visited-style-name="Visited_20_Internet_20_Link">
https://www.ukrinform.ua/rubric-ato/3727605-unaslidok-rosijskih-aviaudariv-u-sirii-zaginuli-sonajmense-13-ludej.html</text:a>
</text:p>
      <!--NEWS-->
      <text:h text:style-name="P10" text:outline-level="1">
<text:span text:style-name="T4">
Major-General Brayan Mennes congratulated the graduates of the Taras Shevchenko window</text:span>
</text:h>
      <text:p text:style-name="P4">
Author: ['АРМІЯINFORM']</text:p>
      <text:p text:style-name="P4">
Time: 2023-06-26T98:00:00-04:00</text:p>
      <text:p text:style-name="P4">
Description: The Vyvnitanniy VISHKOVOVIKOV INTITITE Knu Imeni Taras Shevchenka VID Major General ... War with Ukraine 2022, War with Ukraine Latest News Today, News War with Ukraine 2022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ennes.jpg" text:style-name="Internet_20_link" text:visited-style-name="Visited_20_Internet_20_Link">
mennes.jpg</text:a>
']</text:p>
      <text:p text:style-name="P4">
Tags: ['ВИПУСКНИКИ', 'ВІКНУ', 'ПРИВІТАННЯ']</text:p>
      <text:p text:style-name="P4">
Category: News</text:p>
      <!--METADATA-->
      <text:p text:style-name="P4">
<draw:frame draw:style-name="fr1" draw:name="Image331" text:anchor-type="as-char" svg:width="6.9236in" svg:height="3.790671in" draw:z-index="0">
<draw:image xlink:href="../Images/AРМІЯINFORM/2023-06-26T98-00-00-04-00/mennes.jpg" xlink:type="simple" xlink:show="embed" xlink:actuate="onLoad" draw:mime-type="image/jpeg"/>
</draw:frame>
Greetings to the graduates of the Taras Shevchenko Military Institute, Braian Menness, a maider-Major of Liberty Fort, the United States Armed Forces.</text:p>
      <ul>
        <li>
My greetings from Liberty Fort, previously known as Fort Bragg, North, the largest in the world's military base, as well as places in its history and devotion to the values of freedom.</li>
      </ul>
      <text:p text:style-name="P4">
I want to express my gratitude to the brigade General Anatoliishevchenko for the opportunity to share with you a few tips, as Vasaclas prepares graduates who, while risking their own lives, take on a sensotement to perform tasks that will undoubtedly help protect Ukraine.</text:p>
      <text:p text:style-name="P4">
I recently dismissed the deputy commander of the 18th Airborne Corps. At one time, we were a unit of the US Armed Forces, which supported the Armed Forces of Ukraine from February to December 2022. The armeds of Ukraine and the people of Ukraine were incredibly impressed by us.</text:p>
      <text:p text:style-name="P4">
In 2000, more than 23 years ago, I participated in one of the first exercises with the program "Partnership for Peace" in the west of Ukraine, near Lviv, he drew for joint strategic planning together with the then commander of the Armed Forces, Colonel Ivan Yakubts. For me, this was a good experience. Comparing the condition of your army then and now, I am amazed at how much the armed forces of Ukraine have strengthened, in particular, thanks to such co -wanders as you.</text:p>
      <text:p text:style-name="P4">
More than 35 years ago, I graduated from the Academy in the West Point. Among the Academy's immigrants, there is a belief that if the release ceremony rains, the graduates will be war. In our case, the belief has come true. For more than five years, he managed the fighting in Iraq and Afghanistan, and also answered for planning the actions of the combined command of special operations of the efficiency of the deployment in these countries. He also performed the duties of the battalion and brigade in the 82nd Airborne Division, the first Ranger battalion and the 10th Mountain Division Commander.</text:p>
      <text:p text:style-name="P4">
I acknowledge that I did not have such combat experience as the one that is obtained in Ukraine, however, I am deeply convinced that there are inviolability that commanders should possess:* be technically aware. Commanders should be experts in their field;</text:p>
      <ul>
        <li>
be a real mentor. Commanders must prepare the unit in general, and every serviceman in particular, to ensure the coherence of actions; * be attentive to your subordinates. Commanders should take care of their subordinates more than themselves and treat them as family members; * be honest. In military affairs, honesty is important. Commanders should always be honest, impartial and reliable. Your service comrades will respect you for it; * adhere to the order of subordination. In military business, there is a certain order of subordination and it is important to comply with it. You should take into account the wisdom and experience of senior commanders, as well as always respect the younger ones; * Study continuously.</li>
      </ul>
      <text:p text:style-name="P4">
The world is not in place, as well as the challenges we face. Commanders should be open to new knowledge, master new tactics, technologies of Tastrategy. The training should be continuous.</text:p>
      <text:p text:style-name="P4">
And most importantly, commanders should be true to their country and always hold their word. The devotion and purpose of military service should not be in doubt.</text:p>
      <text:p text:style-name="P4">
Your main motivation should be to protect and defend the provisions of the Constitution of Ukraine. In difficult times, military duty and protection of your country are the main call. You are all doing right if you enjoy the time spent on the service. Be careful to the servicemen and educate the subordinates who will appreciate your command qualities.</text:p>
      <text:p text:style-name="P4">
The power of the army is in its unity. Successful completion of the task is always a common mate.</text:p>
      <text:p text:style-name="P4">
Finally, take the time to remember those who served us to be sacrificial immune and invaluable experience of which is now an important lesson for us. Honor them do their best to preserve the principles they fought for. I will consider that you will be guided by these tips during your service. Beat, strong and worthy.</text:p>
      <text:p text:style-name="P4">
Thank you for the opportunity to greet you. I really admire you!Good health to you!I pray that one day in Ukraine there will be peace.</text:p>
      <text:p text:style-name="P4">
<text:span text:style-name="T4">
 Source: </text:span>
 <text:a xlink:type="simple" xlink:href="https://www.facebook.com/watch/" text:style-name="Internet_20_link" text:visited-style-name="Visited_20_Internet_20_Link">
General Staff</text:a>
</text:p>
      <text:p text:style-name="P4">
News Source: <text:a xlink:type="simple" xlink:href="https://armyinform.com.ua/2023/06/26/general-major-brayan-mennes-pryvitav-vypusknykiv-viknu-imeni-tarasa-shevchenka/" text:style-name="Internet_20_link" text:visited-style-name="Visited_20_Internet_20_Link">
https://armyinform.com.ua/2023/06/26/general-major-brayan-mennes-pryvitav-vypusknykiv-viknu-imeni-tarasa-shevchenk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